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entium Book Basic" svg:font-family="'Gentium Book Basic'" style:font-adornments="Bold" style:font-pitch="variable"/>
    <style:font-face style:name="Gentium Book Basic1" svg:font-family="'Gentium Book Basic'" style:font-adornments="Regular" style:font-pitch="variable"/>
    <style:font-face style:name="Gentium Book Plus" svg:font-family="'Gentium Book Plus'" style:font-adornments="Regular" style:font-pitch="variable"/>
    <style:font-face style:name="IBM Plex Sans Hebrew" svg:font-family="'IBM Plex Sans Hebrew'" style:font-adornments="Regular" style:font-family-generic="swiss" style:font-pitch="variable"/>
    <style:font-face style:name="IBM Plex Sans Hebrew Medium" svg:font-family="'IBM Plex Sans Hebrew Medium'" style:font-adornments="Regular" style:font-family-generic="swiss" style:font-pitch="variable"/>
    <style:font-face style:name="IBM Plex Sans Hebrew SemiBold" svg:font-family="'IBM Plex Sans Hebrew SemiBold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KR Regular" svg:font-family="'Noto Sans CJK KR Regular'" style:font-adornments="Regular" style:font-family-generic="swiss" style:font-pitch="variable"/>
    <style:font-face style:name="Noto Sans CJK SC Bold" svg:font-family="'Noto Sans CJK SC Bold'" style:font-adornments="Bold" style:font-family-generic="swiss" style:font-pitch="variable"/>
    <style:font-face style:name="Noto Sans Hebrew" svg:font-family="'Noto Sans Hebrew'" style:font-adornments="Regular" style:font-family-generic="swiss" style:font-pitch="variable"/>
    <style:font-face style:name="Noto Sans KR" svg:font-family="'Noto Sans KR'" style:font-family-generic="system" style:font-pitch="variable"/>
    <style:font-face style:name="Noto Sans Symbols" svg:font-family="'Noto Sans Symbols'" style:font-adornments="Regular" style:font-family-generic="swiss" style:font-pitch="variable"/>
    <style:font-face style:name="Noto Sans Symbols1" svg:font-family="'Noto Sans Symbols'"/>
    <style:font-face style:name="Noto Sans Symbols2" svg:font-family="'Noto Sans Symbols2'" style:font-adornments="Regular" style:font-family-generic="swiss" style:font-pitch="variable"/>
    <style:font-face style:name="SBL BibLit" svg:font-family="'SBL BibLit'" style:font-adornments="Regular" style:font-pitch="variable"/>
    <style:font-face style:name="WenQuanYi Micro Hei" svg:font-family="'WenQuanYi Micro Hei'" style:font-adornments="Regular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5.976cm"/>
    </style:style>
    <style:style style:name="co3" style:family="table-column">
      <style:table-column-properties fo:break-before="auto" style:column-width="8.44cm"/>
    </style:style>
    <style:style style:name="co4" style:family="table-column">
      <style:table-column-properties fo:break-before="auto" style:column-width="6.04cm"/>
    </style:style>
    <style:style style:name="co5" style:family="table-column">
      <style:table-column-properties fo:break-before="auto" style:column-width="4.346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835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3.089cm"/>
    </style:style>
    <style:style style:name="co14" style:family="table-column">
      <style:table-column-properties fo:break-before="auto" style:column-width="4.77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.535cm"/>
    </style:style>
    <style:style style:name="co17" style:family="table-column">
      <style:table-column-properties fo:break-before="auto" style:column-width="1.919cm"/>
    </style:style>
    <style:style style:name="co18" style:family="table-column">
      <style:table-column-properties fo:break-before="auto" style:column-width="1.836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10.797cm"/>
    </style:style>
    <style:style style:name="co21" style:family="table-column">
      <style:table-column-properties fo:break-before="auto" style:column-width="2.081cm"/>
    </style:style>
    <style:style style:name="co22" style:family="table-column">
      <style:table-column-properties fo:break-before="auto" style:column-width="5.318cm"/>
    </style:style>
    <style:style style:name="co23" style:family="table-column">
      <style:table-column-properties fo:break-before="auto" style:column-width="1.506cm"/>
    </style:style>
    <style:style style:name="co24" style:family="table-column">
      <style:table-column-properties fo:break-before="auto" style:column-width="1.178cm"/>
    </style:style>
    <style:style style:name="co25" style:family="table-column">
      <style:table-column-properties fo:break-before="auto" style:column-width="2.11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4.715cm"/>
    </style:style>
    <style:style style:name="co28" style:family="table-column">
      <style:table-column-properties fo:break-before="auto" style:column-width="4.463cm"/>
    </style:style>
    <style:style style:name="co29" style:family="table-column">
      <style:table-column-properties fo:break-before="auto" style:column-width="4.6cm"/>
    </style:style>
    <style:style style:name="co30" style:family="table-column">
      <style:table-column-properties fo:break-before="auto" style:column-width="4.572cm"/>
    </style:style>
    <style:style style:name="co31" style:family="table-column">
      <style:table-column-properties fo:break-before="auto" style:column-width="0.499cm"/>
    </style:style>
    <style:style style:name="co32" style:family="table-column">
      <style:table-column-properties fo:break-before="auto" style:column-width="4.272cm"/>
    </style:style>
    <style:style style:name="co33" style:family="table-column">
      <style:table-column-properties fo:break-before="auto" style:column-width="2.741cm"/>
    </style:style>
    <style:style style:name="co34" style:family="table-column">
      <style:table-column-properties fo:break-before="auto" style:column-width="2.85cm"/>
    </style:style>
    <style:style style:name="co35" style:family="table-column">
      <style:table-column-properties fo:break-before="auto" style:column-width="3.533cm"/>
    </style:style>
    <style:style style:name="co36" style:family="table-column">
      <style:table-column-properties fo:break-before="auto" style:column-width="3.642cm"/>
    </style:style>
    <style:style style:name="co3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4.244cm"/>
    </style:style>
    <style:style style:name="co39" style:family="table-column">
      <style:table-column-properties fo:break-before="auto" style:column-width="2.822cm"/>
    </style:style>
    <style:style style:name="co40" style:family="table-column">
      <style:table-column-properties fo:break-before="auto" style:column-width="2.932cm"/>
    </style:style>
    <style:style style:name="co41" style:family="table-column">
      <style:table-column-properties fo:break-before="auto" style:column-width="3.314cm"/>
    </style:style>
    <style:style style:name="co42" style:family="table-column">
      <style:table-column-properties fo:break-before="auto" style:column-width="3.424cm"/>
    </style:style>
    <style:style style:name="co43" style:family="table-column">
      <style:table-column-properties fo:break-before="auto" style:column-width="3.752cm"/>
    </style:style>
    <style:style style:name="co44" style:family="table-column">
      <style:table-column-properties fo:break-before="auto" style:column-width="3.806cm"/>
    </style:style>
    <style:style style:name="co45" style:family="table-column">
      <style:table-column-properties fo:break-before="auto" style:column-width="3.507cm"/>
    </style:style>
    <style:style style:name="co46" style:family="table-column">
      <style:table-column-properties fo:break-before="auto" style:column-width="3.616cm"/>
    </style:style>
    <style:style style:name="co47" style:family="table-column">
      <style:table-column-properties fo:break-before="auto" style:column-width="2.111cm"/>
    </style:style>
    <style:style style:name="co48" style:family="table-column">
      <style:table-column-properties fo:break-before="auto" style:column-width="2.221cm"/>
    </style:style>
    <style:style style:name="co49" style:family="table-column">
      <style:table-column-properties fo:break-before="auto" style:column-width="0.744cm"/>
    </style:style>
    <style:style style:name="co50" style:family="table-column">
      <style:table-column-properties fo:break-before="auto" style:column-width="1.018cm"/>
    </style:style>
    <style:style style:name="co51" style:family="table-column">
      <style:table-column-properties fo:break-before="auto" style:column-width="1.127cm"/>
    </style:style>
    <style:style style:name="co52" style:family="table-column">
      <style:table-column-properties fo:break-before="auto" style:column-width="1.21cm"/>
    </style:style>
    <style:style style:name="co53" style:family="table-column">
      <style:table-column-properties fo:break-before="auto" style:column-width="1.51cm"/>
    </style:style>
    <style:style style:name="co54" style:family="table-column">
      <style:table-column-properties fo:break-before="auto" style:column-width="1.374cm"/>
    </style:style>
    <style:style style:name="co55" style:family="table-column">
      <style:table-column-properties fo:break-before="auto" style:column-width="1.346cm"/>
    </style:style>
    <style:style style:name="co56" style:family="table-column">
      <style:table-column-properties fo:break-before="auto" style:column-width="0.416cm"/>
    </style:style>
    <style:style style:name="co57" style:family="table-column">
      <style:table-column-properties fo:break-before="auto" style:column-width="1.401cm"/>
    </style:style>
    <style:style style:name="co58" style:family="table-column">
      <style:table-column-properties fo:break-before="auto" style:column-width="1.265cm"/>
    </style:style>
    <style:style style:name="co59" style:family="table-column">
      <style:table-column-properties fo:break-before="auto" style:column-width="1.236cm"/>
    </style:style>
    <style:style style:name="co60" style:family="table-column">
      <style:table-column-properties fo:break-before="auto" style:column-width="1.565cm"/>
    </style:style>
    <style:style style:name="co61" style:family="table-column">
      <style:table-column-properties fo:break-before="auto" style:column-width="1.429cm"/>
    </style:style>
    <style:style style:name="co62" style:family="table-column">
      <style:table-column-properties fo:break-before="auto" style:column-width="1.455cm"/>
    </style:style>
    <style:style style:name="co63" style:family="table-column">
      <style:table-column-properties fo:break-before="auto" style:column-width="1.319cm"/>
    </style:style>
    <style:style style:name="co64" style:family="table-column">
      <style:table-column-properties fo:break-before="auto" style:column-width="1.291cm"/>
    </style:style>
    <style:style style:name="co65" style:family="table-column">
      <style:table-column-properties fo:break-before="auto" style:column-width="1.619cm"/>
    </style:style>
    <style:style style:name="co66" style:family="table-column">
      <style:table-column-properties fo:break-before="auto" style:column-width="1.182cm"/>
    </style:style>
    <style:style style:name="co67" style:family="table-column">
      <style:table-column-properties fo:break-before="auto" style:column-width="1.072cm"/>
    </style:style>
    <style:style style:name="co68" style:family="table-column">
      <style:table-column-properties fo:break-before="auto" style:column-width="2.267cm"/>
    </style:style>
    <style:style style:name="co69" style:family="table-column">
      <style:table-column-properties fo:break-before="auto" style:column-width="3.893cm"/>
    </style:style>
    <style:style style:name="co70" style:family="table-column">
      <style:table-column-properties fo:break-before="auto" style:column-width="2.796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3.179cm"/>
    </style:style>
    <style:style style:name="co73" style:family="table-column">
      <style:table-column-properties fo:break-before="auto" style:column-width="3.267cm"/>
    </style:style>
    <style:style style:name="co74" style:family="table-column">
      <style:table-column-properties fo:break-before="auto" style:column-width="4.299cm"/>
    </style:style>
    <style:style style:name="co75" style:family="table-column">
      <style:table-column-properties fo:break-before="auto" style:column-width="4.491cm"/>
    </style:style>
    <style:style style:name="co76" style:family="table-column">
      <style:table-column-properties fo:break-before="auto" style:column-width="1.893cm"/>
    </style:style>
    <style:style style:name="co77" style:family="table-column">
      <style:table-column-properties fo:break-before="auto" style:column-width="2cm"/>
    </style:style>
    <style:style style:name="co78" style:family="table-column">
      <style:table-column-properties fo:break-before="auto" style:column-width="1.789cm"/>
    </style:style>
    <style:style style:name="co79" style:family="table-column">
      <style:table-column-properties fo:break-before="auto" style:column-width="2.034cm"/>
    </style:style>
    <style:style style:name="co80" style:family="table-column">
      <style:table-column-properties fo:break-before="auto" style:column-width="2.39cm"/>
    </style:style>
    <style:style style:name="co81" style:family="table-column">
      <style:table-column-properties fo:break-before="auto" style:column-width="1.782cm"/>
    </style:style>
    <style:style style:name="co82" style:family="table-column">
      <style:table-column-properties fo:break-before="auto" style:column-width="2.357cm"/>
    </style:style>
    <style:style style:name="co83" style:family="table-column">
      <style:table-column-properties fo:break-before="auto" style:column-width="1.131cm"/>
    </style:style>
    <style:style style:name="co84" style:family="table-column">
      <style:table-column-properties fo:break-before="auto" style:column-width="1.143cm"/>
    </style:style>
    <style:style style:name="co85" style:family="table-column">
      <style:table-column-properties fo:break-before="auto" style:column-width="1.476cm"/>
    </style:style>
    <style:style style:name="co86" style:family="table-column">
      <style:table-column-properties fo:break-before="auto" style:column-width="3.865cm"/>
    </style:style>
    <style:style style:name="co87" style:family="table-column">
      <style:table-column-properties fo:break-before="auto" style:column-width="3.281cm"/>
    </style:style>
    <style:style style:name="co88" style:family="table-column">
      <style:table-column-properties fo:break-before="auto" style:column-width="1.729cm"/>
    </style:style>
    <style:style style:name="co89" style:family="table-column">
      <style:table-column-properties fo:break-before="auto" style:column-width="0.635cm"/>
    </style:style>
    <style:style style:name="co90" style:family="table-column">
      <style:table-column-properties fo:break-before="auto" style:column-width="2.194cm"/>
    </style:style>
    <style:style style:name="co91" style:family="table-column">
      <style:table-column-properties fo:break-before="auto" style:column-width="1.483cm"/>
    </style:style>
    <style:style style:name="co92" style:family="table-column">
      <style:table-column-properties fo:break-before="auto" style:column-width="2.686cm"/>
    </style:style>
    <style:style style:name="co93" style:family="table-column">
      <style:table-column-properties fo:break-before="auto" style:column-width="2.577cm"/>
    </style:style>
    <style:style style:name="co94" style:family="table-column">
      <style:table-column-properties fo:break-before="auto" style:column-width="2.632cm"/>
    </style:style>
    <style:style style:name="co95" style:family="table-column">
      <style:table-column-properties fo:break-before="auto" style:column-width="0.908cm"/>
    </style:style>
    <style:style style:name="co96" style:family="table-column">
      <style:table-column-properties fo:break-before="auto" style:column-width="3.70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36"/>
    <style:style style:name="ce4" style:family="table-cell" style:parent-style-name="Default" style:data-style-name="N36"/>
    <style:style style:name="ce13" style:family="table-cell" style:parent-style-name="train_20_green_20_light">
      <style:table-cell-properties style:cell-protect="none" style:print-content="true"/>
    </style:style>
    <style:style style:name="ce15" style:family="table-cell" style:parent-style-name="train_20_integer_20_2">
      <style:text-properties style:text-outline="false" style:text-line-through-style="none" style:text-line-through-type="none" fo:font-size="10pt" fo:language="en" fo:country="ZA" fo:font-style="normal" fo:text-shadow="none" style:text-underline-style="none" style:text-underline-mode="continuous" style:text-overline-mode="continuous" style:text-line-through-mode="continuous" style:font-size-asian="10pt" style:font-style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train_20_green_20_light" style:data-style-name="N133"/>
    <style:style style:name="ce5" style:family="table-cell" style:parent-style-name="train_20_amber_20_light" style:data-style-name="N133"/>
    <style:style style:name="ce17" style:family="table-cell" style:parent-style-name="train_20_green_20_light" style:data-style-name="N0"/>
    <style:style style:name="ce16" style:family="table-cell" style:parent-style-name="train_20_amber_20_light" style:data-style-name="N0"/>
    <style:style style:name="ce18" style:family="table-cell" style:parent-style-name="train_20_red_20_light" style:data-style-name="N0"/>
    <style:style style:name="ce19" style:family="table-cell" style:parent-style-name="Default">
      <style:text-properties fo:color="#ff0000" style:text-outline="false" style:text-line-through-style="none" style:text-line-through-type="none" style:font-name="Gentium Book Basic1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KR Regular" style:font-size-asian="10pt" style:language-asian="ko" style:country-asian="KR" style:font-style-asian="normal" style:font-weight-asian="normal" style:font-name-complex="Noto Sans Hebrew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train_20_blue_20_light" style:data-style-name="N0"/>
    <style:style style:name="ce20" style:family="table-cell" style:parent-style-name="Default">
      <style:text-properties fo:color="#800080" style:text-outline="false" style:text-line-through-style="none" style:text-line-through-type="none" style:font-name="Gentium Book Basic1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KR Regular" style:font-size-asian="10pt" style:language-asian="ko" style:country-asian="KR" style:font-style-asian="normal" style:font-weight-asian="normal" style:font-name-complex="Noto Sans Hebrew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  <style:style style:name="ce14" style:family="table-cell" style:parent-style-name="Default" style:data-style-name="N1"/>
    <style:style style:name="ce31" style:family="table-cell" style:parent-style-name="train_20_tracks" style:data-style-name="N133"/>
    <style:style style:name="ce25" style:family="table-cell" style:parent-style-name="Default">
      <style:text-properties style:text-outline="false" style:text-line-through-style="none" style:text-line-through-type="none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train_20_tracks">
      <style:table-cell-properties style:cell-protect="none" style:print-content="true"/>
    </style:style>
    <style:style style:name="ce30" style:family="table-cell" style:parent-style-name="Default">
      <style:table-cell-properties style:cell-protect="none" style:print-content="true"/>
    </style:style>
    <style:style style:name="ce36" style:family="table-cell" style:parent-style-name="Default">
      <style:text-properties style:font-name="Noto Sans Symbols1" style:font-name-asian="Noto Sans Symbols1" style:font-name-complex="Noto Sans Symbols1"/>
    </style:style>
    <style:style style:name="ce8" style:family="table-cell" style:parent-style-name="Default" style:data-style-name="N0"/>
    <style:style style:name="ce21" style:family="table-cell" style:parent-style-name="Default" style:data-style-name="N133"/>
  </office:automatic-styles>
  <office:body>
    <office:spreadsheet>
      <table:calculation-settings table:case-sensitive="false" table:precision-as-shown="true">
        <table:iteration table:status="enable"/>
      </table:calculation-settings>
      <table:table table:name="ReadMe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yglbkwzzlbqzkj"/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Heading" office:value-type="string" calcext:value-type="string">
            <text:p>YiJing</text:p>
          </table:table-cell>
          <table:table-cell table:style-name="Heading" office:value-type="string" calcext:value-type="string">
            <text:p>Calculations</text:p>
          </table:table-cell>
          <table:table-cell table:style-name="Heading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opyright_20_info" office:value-type="string" calcext:value-type="string">
            <text:p>Copyright</text:p>
          </table:table-cell>
          <table:table-cell table:style-name="copyright_20_info" office:value-type="string" calcext:value-type="string">
            <text:p>2016 © Jonathon Blake , 2019 © Jonathon Blake 2023 © Jonathon Blake <text:s/>2024 © Jonathon Blake 2025 © Jonathon Blake</text:p>
          </table:table-cell>
          <table:table-cell table:style-name="copyright_20_info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table:style-name="copyright_20_info" office:value-type="string" calcext:value-type="string">
            <text:p>License:</text:p>
          </table:table-cell>
          <table:table-cell table:style-name="copyright_20_info" office:value-type="string" calcext:value-type="string">
            <text:p>CC-BY-SA 4.0 (International)</text:p>
          </table:table-cell>
          <table:table-cell table:style-name="copyright_20_info"/>
          <table:table-cell table:number-columns-repeated="4"/>
        </table:table-row>
        <table:table-row table:style-name="ro2">
          <table:table-cell table:style-name="copyright_20_info" office:value-type="string" calcext:value-type="string">
            <text:p>Version</text:p>
          </table:table-cell>
          <table:table-cell table:style-name="copyright_20_info" office:value-type="string" calcext:value-type="string">
            <text:p>0.0.4.20250214</text:p>
          </table:table-cell>
          <table:table-cell table:style-name="copyright_20_info"/>
          <table:table-cell table:number-columns-repeated="4"/>
        </table:table-row>
        <table:table-row table:style-name="ro2">
          <table:table-cell table:style-name="copyright_20_info" office:value-type="string" calcext:value-type="string">
            <text:p>Support</text:p>
          </table:table-cell>
          <table:table-cell table:style-name="copyright_20_info" office:value-type="string" calcext:value-type="string">
            <text:p>ODF_Templates@Groups.IO</text:p>
          </table:table-cell>
          <table:table-cell table:style-name="copyright_20_info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Worksheet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train_20_result_20_two" office:value-type="string" calcext:value-type="string">
            <text:p>ReadMe</text:p>
          </table:table-cell>
          <table:table-cell table:style-name="train_20_result_20_one" office:value-type="string" calcext:value-type="string">
            <text:p>This sheet describes how to use this workbook.</text:p>
          </table:table-cell>
          <table:table-cell table:style-name="train_20_result_20_one" table:number-columns-repeated="3"/>
          <table:table-cell table:number-columns-repeated="2"/>
        </table:table-row>
        <table:table-row table:style-name="ro2">
          <table:table-cell table:style-name="train_20_result_20_two" office:value-type="string" calcext:value-type="string">
            <text:p>Data</text:p>
          </table:table-cell>
          <table:table-cell table:style-name="train_20_result_20_one" office:value-type="string" calcext:value-type="string">
            <text:p>This sheet is for casting the hexagram.</text:p>
          </table:table-cell>
          <table:table-cell table:style-name="train_20_result_20_one" table:number-columns-repeated="3"/>
          <table:table-cell table:number-columns-repeated="2"/>
        </table:table-row>
        <table:table-row table:style-name="ro2">
          <table:table-cell table:style-name="train_20_result_20_two" office:value-type="string" calcext:value-type="string">
            <text:p>Report </text:p>
          </table:table-cell>
          <table:table-cell table:style-name="train_20_result_20_one" office:value-type="string" calcext:value-type="string">
            <text:p>This sheet displays the resulting YiJing Data</text:p>
          </table:table-cell>
          <table:table-cell table:style-name="train_20_result_20_one" table:number-columns-repeated="3"/>
          <table:table-cell table:number-columns-repeated="2"/>
        </table:table-row>
        <table:table-row table:style-name="ro2">
          <table:table-cell table:style-name="train_20_result_20_two" office:value-type="string" calcext:value-type="string">
            <text:p>IQ</text:p>
          </table:table-cell>
          <table:table-cell table:style-name="train_20_result_20_one" office:value-type="string" calcext:value-type="string">
            <text:p>This sheet does all the calculations.</text:p>
          </table:table-cell>
          <table:table-cell table:number-columns-repeated="5"/>
        </table:table-row>
        <table:table-row table:style-name="ro2">
          <table:table-cell table:style-name="train_20_result_20_two"/>
          <table:table-cell table:style-name="Accent_20_3" office:value-type="string" calcext:value-type="string">
            <text:p>Do Not Touch The IQ Sheet</text:p>
          </table:table-cell>
          <table:table-cell table:style-name="Accent_20_3" office:value-type="string" calcext:value-type="string">
            <text:p>Unless you fully understand what the cell is doing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Cau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his worksheet abuses </text:p>
          </table:table-cell>
          <table:table-cell office:value-type="string" calcext:value-type="string">
            <text:p>spreadsheet functionality, by utilizing it <text:s/>as a database.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his sheet is for selecting </text:p>
          </table:table-cell>
          <table:table-cell office:value-type="string" calcext:value-type="string">
            <text:p>how to cast the hexagram.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train_20_toc" office:value-type="string" calcext:value-type="string">
            <text:p>There are seven implemented options:</text:p>
          </table:table-cell>
          <table:table-cell table:style-name="train_20_toc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train_20_note_20_1" office:value-type="string" calcext:value-type="string">
            <text:p>50 Percent</text:p>
          </table:table-cell>
          <table:table-cell table:style-name="train_20_note_20_1" office:value-type="string" calcext:value-type="string">
            <text:p>Does not correlate with any of the standard ways of casting a hexagram.</text:p>
          </table:table-cell>
          <table:table-cell table:style-name="train_20_note_20_1" office:value-type="string" calcext:value-type="string">
            <text:p>Each line has a 50% chance of occurring.</text:p>
          </table:table-cell>
          <table:table-cell table:style-name="train_20_note_20_1"/>
          <table:table-cell table:style-name="train_20_note_20_1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16 Beads</text:p>
          </table:table-cell>
          <table:table-cell table:style-name="train_20_note_20_1" office:value-type="string" calcext:value-type="string">
            <text:p>Correlates with casting a hexagram using Yarrow Stalks.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6 Coins</text:p>
          </table:table-cell>
          <table:table-cell table:style-name="train_20_note_20_1" office:value-type="string" calcext:value-type="string">
            <text:p>Forces one moving line.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3 Coins</text:p>
          </table:table-cell>
          <table:table-cell table:style-name="train_20_note_20_1" office:value-type="string" calcext:value-type="string">
            <text:p>Correlates with the traditional Three Coin Toss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384 Wands</text:p>
          </table:table-cell>
          <table:table-cell table:style-name="train_20_note_20_1" office:value-type="string" calcext:value-type="string">
            <text:p>Correlates with the semi-traditional select only the moving line.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<text:s/></text:p>
          </table:table-cell>
          <table:table-cell table:style-name="train_20_note_20_1" table:number-columns-repeated="4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User Provided: Hexagram</text:p>
          </table:table-cell>
          <table:table-cell table:style-name="train_20_note_20_1" office:value-type="string" calcext:value-type="string">
            <text:p>User provides both the cast and moving hexagram.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User Provided: Lines (6,7,8,9)</text:p>
          </table:table-cell>
          <table:table-cell table:style-name="train_20_note_20_1" office:value-type="string" calcext:value-type="string">
            <text:p>User provides the lines for both the cast and moving hexagram.</text:p>
          </table:table-cell>
          <table:table-cell table:style-name="train_20_note_20_1" office:value-type="string" calcext:value-type="string">
            <text:p>Use when alternative methods are used to generate the cast hexagram.</text:p>
          </table:table-cell>
          <table:table-cell table:style-name="train_20_note_20_1" table:number-columns-repeated="2"/>
          <table:table-cell table:number-columns-repeated="2"/>
        </table:table-row>
        <table:table-row table:style-name="ro2">
          <table:table-cell table:style-name="train_20_note_20_1" office:value-type="string" calcext:value-type="string">
            <text:p>User Provided: Lines (1,2)</text:p>
          </table:table-cell>
          <table:table-cell table:style-name="train_20_note_20_1" office:value-type="string" calcext:value-type="string">
            <text:p>User provides the lines for both the cast and moving hexagram.</text:p>
          </table:table-cell>
          <table:table-cell table:style-name="train_20_note_20_1" office:value-type="string" calcext:value-type="string">
            <text:p>Use when alternative methods are used to generate the cast hexagram.</text:p>
          </table:table-cell>
          <table:table-cell table:style-name="train_20_note_20_1" table:number-columns-repeated="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train_20_toc" office:value-type="string" calcext:value-type="string">
            <text:p>There are are two quasi-implemented options:</text:p>
          </table:table-cell>
          <table:table-cell table:style-name="train_20_toc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train_20_note_20_2" office:value-type="string" calcext:value-type="string">
            <text:p>Other # 4</text:p>
          </table:table-cell>
          <table:table-cell table:style-name="train_20_note_20_2" office:value-type="string" calcext:value-type="string">
            <text:p>This currently provides a hexagram using a three coin toss.</text:p>
          </table:table-cell>
          <table:table-cell table:style-name="train_20_note_20_2" table:number-columns-repeated="3"/>
          <table:table-cell table:number-columns-repeated="2"/>
        </table:table-row>
        <table:table-row table:style-name="ro2">
          <table:table-cell table:style-name="train_20_note_20_2" office:value-type="string" calcext:value-type="string">
            <text:p>Other # 2</text:p>
          </table:table-cell>
          <table:table-cell table:style-name="train_20_note_20_2" office:value-type="string" calcext:value-type="string">
            <text:p>This currently provides a hexagram using a three coin toss.</text:p>
          </table:table-cell>
          <table:table-cell table:style-name="train_20_note_20_2" table:number-columns-repeated="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train_20_toc" office:value-type="string" calcext:value-type="string">
            <text:p>There is one unimplemented option:</text:p>
          </table:table-cell>
          <table:table-cell table:style-name="train_20_toc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train_20_note_20_1" office:value-type="string" calcext:value-type="string">
            <text:p>Four Pillars Hexagram Generation </text:p>
          </table:table-cell>
          <table:table-cell table:style-name="train_20_note_20_1"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Cau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train_20_red_20_light" office:value-type="string" calcext:value-type="string">
            <text:p>Four Pillars Hexagram Generation </text:p>
          </table:table-cell>
          <table:table-cell table:style-name="train_20_red_20_light" office:value-type="string" calcext:value-type="string">
            <text:p>is not currently implemented</text:p>
          </table:table-cell>
          <table:table-cell table:style-name="train_20_note_20_1" table:number-columns-repeated="3"/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Using the Worksheet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Write instructions here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train_20_heading_20_2" office:value-type="string" calcext:value-type="string">
            <text:p>Zim Desktop Wiki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In theory, there is a Zim-Desktop Wiki at https://github.com/nognkantoor/HexagramConstructionKit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at functions as a user-modified help file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It is a skeleton structure, with minimal data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e most useful features is a text file of James Legge’s translation of the YiJing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Derived Hexagrams</text:p>
          </table:table-cell>
          <table:table-cell table:number-columns-repeated="6"/>
        </table:table-row>
        <table:table-row table:style-name="ro2">
          <table:table-cell table:style-name="train_20_integer" table:formula="of:=[IQ.DB8]" office:value-type="float" office:value="373" calcext:value-type="float">
            <text:p>373</text:p>
          </table:table-cell>
          <table:table-cell table:number-columns-repeated="6"/>
        </table:table-row>
        <table:table-row table:style-name="ro2">
          <table:table-cell table:style-name="train_20_green_20_light" office:value-type="string" calcext:value-type="string">
            <text:p>Is the number of hexagrams provided.</text:p>
          </table:table-cell>
          <table:table-cell table:style-name="train_20_green_20_light" table:number-columns-repeated="5"/>
          <table:table-cell/>
        </table:table-row>
        <table:table-row table:style-name="ro2">
          <table:table-cell table:style-name="train_20_integer" table:formula="of:=[IQ.DB6]" office:value-type="float" office:value="129" calcext:value-type="float">
            <text:p>129</text:p>
          </table:table-cell>
          <table:table-cell table:number-columns-repeated="6"/>
        </table:table-row>
        <table:table-row table:style-name="ro2">
          <table:table-cell table:style-name="train_20_green_20_light" office:value-type="string" calcext:value-type="string">
            <text:p>Is the number of unimplemented derived hexagrams.</text:p>
          </table:table-cell>
          <table:table-cell table:style-name="train_20_green_20_light" table:number-columns-repeated="5"/>
          <table:table-cell/>
        </table:table-row>
        <table:table-row table:style-name="ro2">
          <table:table-cell table:style-name="train_20_integer" table:formula="of:=[IQ.DB15]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train_20_green_20_light" office:value-type="string" calcext:value-type="string">
            <text:p>Is the number of derived trigrams.</text:p>
          </table:table-cell>
          <table:table-cell table:style-name="train_20_green_20_light" table:number-columns-repeated="5"/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Resources</text:p>
          </table:table-cell>
          <table:table-cell table:style-name="train_20_heading_20_1" table:number-columns-repeated="2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he following is a brief list of resources that the user is expected to have studied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train_20_result_20_one" office:value-type="string" calcext:value-type="string">
            <text:p>Author</text:p>
          </table:table-cell>
          <table:table-cell table:style-name="train_20_result_20_one" office:value-type="string" calcext:value-type="string">
            <text:p>Year</text:p>
          </table:table-cell>
          <table:table-cell table:style-name="train_20_result_20_one" office:value-type="string" calcext:value-type="string">
            <text:p>Title</text:p>
          </table:table-cell>
          <table:table-cell table:style-name="train_20_result_20_one" office:value-type="string" calcext:value-type="string">
            <text:p>Place of Publication</text:p>
          </table:table-cell>
          <table:table-cell table:style-name="train_20_result_20_one" office:value-type="string" calcext:value-type="string">
            <text:p>Publisher</text:p>
          </table:table-cell>
          <table:table-cell table:style-name="train_20_result_20_one" office:value-type="string" calcext:value-type="string">
            <text:p>Language</text:p>
          </table:table-cell>
          <table:table-cell/>
        </table:table-row>
        <table:table-row table:style-name="ro2" table:number-rows-repeated="16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Support</text:p>
          </table:table-cell>
          <table:table-cell table:style-name="train_20_heading_20_1" table:number-columns-repeated="2"/>
          <table:table-cell table:number-columns-repeated="4"/>
        </table:table-row>
        <table:table-row table:style-name="ro2">
          <table:table-cell table:style-name="train_20_heading_20_1" table:number-columns-repeated="3"/>
          <table:table-cell table:number-columns-repeated="4"/>
        </table:table-row>
        <table:table-row table:style-name="ro2">
          <table:table-cell table:style-name="train_20_info_20_1"/>
          <table:table-cell table:style-name="train_20_info_20_1" office:value-type="string" calcext:value-type="string">
            <text:p>For help, bugs, errors, and unexpected events, I can be contacted at the following:</text:p>
          </table:table-cell>
          <table:table-cell table:style-name="train_20_info_20_1"/>
          <table:table-cell table:number-columns-repeated="4"/>
        </table:table-row>
        <table:table-row table:style-name="ro2">
          <table:table-cell table:style-name="train_20_info_20_1" office:value-type="string" calcext:value-type="string">
            <text:p>email</text:p>
          </table:table-cell>
          <table:table-cell table:style-name="train_20_info_20_1" office:value-type="string" calcext:value-type="string">
            <text:p>ODF_Templates@groups.io</text:p>
          </table:table-cell>
          <table:table-cell table:style-name="train_20_info_20_1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Version History</text:p>
          </table:table-cell>
          <table:table-cell table:style-name="train_20_heading_20_1" table:number-columns-repeated="2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Version Number</text:p>
          </table:table-cell>
          <table:table-cell table:number-columns-repeated="4"/>
        </table:table-row>
        <table:table-row table:style-name="ro2">
          <table:table-cell table:style-name="trait_20_result_20_dates" office:value-type="date" office:date-value="2016-12-03" calcext:value-type="date">
            <text:p>2016-12-03</text:p>
          </table:table-cell>
          <table:table-cell table:style-name="train_20_info_20_1" office:value-type="string" calcext:value-type="string">
            <text:p>Created Spreadsheet</text:p>
          </table:table-cell>
          <table:table-cell table:style-name="train_20_info_20_1" office:value-type="string" calcext:value-type="string">
            <text:p>0.0.1</text:p>
          </table:table-cell>
          <table:table-cell table:number-columns-repeated="4"/>
        </table:table-row>
        <table:table-row table:style-name="ro2">
          <table:table-cell table:style-name="trait_20_result_20_dates" office:value-type="date" office:date-value="2018-03-26" calcext:value-type="date">
            <text:p>2018-03-26</text:p>
          </table:table-cell>
          <table:table-cell table:style-name="train_20_info_20_2" office:value-type="string" calcext:value-type="string">
            <text:p>Fixed some errors</text:p>
          </table:table-cell>
          <table:table-cell table:style-name="train_20_info_20_2" office:value-type="string" calcext:value-type="string">
            <text:p>0.0.2</text:p>
          </table:table-cell>
          <table:table-cell table:number-columns-repeated="4"/>
        </table:table-row>
        <table:table-row table:style-name="ro2">
          <table:table-cell table:style-name="trait_20_result_20_dates" office:value-type="date" office:date-value="2023-05-15" calcext:value-type="date">
            <text:p>2023-05-15</text:p>
          </table:table-cell>
          <table:table-cell table:style-name="train_20_info_20_1" office:value-type="string" calcext:value-type="string">
            <text:p>Changed presentation markup</text:p>
          </table:table-cell>
          <table:table-cell table:style-name="train_20_info_20_1" office:value-type="string" calcext:value-type="string">
            <text:p>0.0.3</text:p>
          </table:table-cell>
          <table:table-cell table:number-columns-repeated="4"/>
        </table:table-row>
        <table:table-row table:style-name="ro2">
          <table:table-cell table:style-name="trait_20_result_20_dates" office:value-type="date" office:date-value="2023-05-30" calcext:value-type="date">
            <text:p>2023-05-30</text:p>
          </table:table-cell>
          <table:table-cell table:style-name="train_20_info_20_2" office:value-type="string" calcext:value-type="string">
            <text:p>Added Interpretation Hints</text:p>
          </table:table-cell>
          <table:table-cell table:style-name="train_20_info_20_2" office:value-type="string" calcext:value-type="string">
            <text:p>0.0.4</text:p>
          </table:table-cell>
          <table:table-cell table:number-columns-repeated="4"/>
        </table:table-row>
        <table:table-row table:style-name="ro2">
          <table:table-cell table:style-name="ce4" office:value-type="date" office:date-value="2025-02-20" calcext:value-type="date">
            <text:p>2025-02-20</text:p>
          </table:table-cell>
          <table:table-cell office:value-type="string" calcext:value-type="string">
            <text:p>Added some more derived hexagrams</text:p>
          </table:table-cell>
          <table:table-cell office:value-type="string" calcext:value-type="string">
            <text:p>0.0.5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train_20_heading_20_1" office:value-type="string" calcext:value-type="string">
            <text:p>Cell Styles</text:p>
          </table:table-cell>
          <table:table-cell table:style-name="train_20_heading_20_1" office:value-type="string" calcext:value-type="string">
            <text:p>How numbers are displayed</text:p>
          </table:table-cell>
          <table:table-cell table:style-name="train_20_heading_20_1" office:value-type="string" calcext:value-type="string">
            <text:p>How dates are displayed</text:p>
          </table:table-cell>
          <table:table-cell table:number-columns-repeated="4"/>
        </table:table-row>
        <table:table-row table:style-name="ro2">
          <table:table-cell table:style-name="trait" office:value-type="string" calcext:value-type="string">
            <text:p>trait</text:p>
          </table:table-cell>
          <table:table-cell table:number-columns-repeated="2" table:style-name="trait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 table:style-name="trait_20_blue" office:value-type="string" calcext:value-type="string">
            <text:p>trait blue</text:p>
          </table:table-cell>
          <table:table-cell table:number-columns-repeated="2" table:style-name="trait_20_blue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 table:style-name="trait-can-change" office:value-type="string" calcext:value-type="string">
            <text:p>Trait Can Change</text:p>
          </table:table-cell>
          <table:table-cell table:number-columns-repeated="2" table:style-name="trait-can-change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 table:style-name="trait_20_description" office:value-type="string" calcext:value-type="string">
            <text:p>trait description</text:p>
          </table:table-cell>
          <table:table-cell table:number-columns-repeated="2" table:style-name="trait_20_description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 table:style-name="trait_20_orange" office:value-type="string" calcext:value-type="string">
            <text:p>trait orange</text:p>
          </table:table-cell>
          <table:table-cell table:number-columns-repeated="2" table:style-name="trait_20_orange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 table:style-name="trait_20_purple" office:value-type="string" calcext:value-type="string">
            <text:p>trait purple</text:p>
          </table:table-cell>
          <table:table-cell table:number-columns-repeated="2" table:style-name="trait_20_purple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 table:style-name="trait_20_result_20_dates" office:value-type="string" calcext:value-type="string">
            <text:p>trait result dates</text:p>
          </table:table-cell>
          <table:table-cell table:number-columns-repeated="2" table:style-name="trait_20_result_20_dates" office:value-type="date" office:date-value="1900-01-11T07:12:00" calcext:value-type="date">
            <text:p>1900-01-11</text:p>
          </table:table-cell>
          <table:table-cell table:number-columns-repeated="4"/>
        </table:table-row>
        <table:table-row table:style-name="ro2">
          <table:table-cell table:style-name="trait_20_statistics" office:value-type="string" calcext:value-type="string">
            <text:p>trait statistics</text:p>
          </table:table-cell>
          <table:table-cell table:number-columns-repeated="2" table:style-name="trait_20_statistics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 table:style-name="trait_20_yellow" office:value-type="string" calcext:value-type="string">
            <text:p>trait yellow</text:p>
          </table:table-cell>
          <table:table-cell table:style-name="trait_20_yellow" office:value-type="string" calcext:value-type="string">
            <text:p>12,30</text:p>
          </table:table-cell>
          <table:table-cell table:style-name="trait_20_yellow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t-must-change" office:value-type="string" calcext:value-type="string">
            <text:p>Trait-Must-Change</text:p>
          </table:table-cell>
          <table:table-cell table:number-columns-repeated="2" table:style-name="trait-must-change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/>
          <table:table-cell table:style-name="train_20_tracks"/>
          <table:table-cell table:style-name="train_20_tracks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train_20_tracks" table:number-columns-repeated="2"/>
          <table:table-cell table:number-columns-repeated="4"/>
        </table:table-row>
        <table:table-row table:style-name="ro2">
          <table:table-cell table:style-name="train_20_tracks" office:value-type="string" calcext:value-type="string">
            <text:p>train tracks</text:p>
          </table:table-cell>
          <table:table-cell table:number-columns-repeated="2" table:style-name="train_20_tracks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copyright_20_info" office:value-type="string" calcext:value-type="string">
            <text:p>copyright info</text:p>
          </table:table-cell>
          <table:table-cell table:number-columns-repeated="2" table:style-name="copyright_20_info" office:value-type="date" office:date-value="1900-01-11T07:12:00" calcext:value-type="date">
            <text:p>1900-01-11</text:p>
          </table:table-cell>
          <table:table-cell table:number-columns-repeated="4"/>
        </table:table-row>
        <table:table-row table:style-name="ro2">
          <table:table-cell table:style-name="train_20_green_20_light" office:value-type="string" calcext:value-type="string">
            <text:p>train green light</text:p>
          </table:table-cell>
          <table:table-cell table:number-columns-repeated="2" table:style-name="train_20_green_20_light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amber_20_light" office:value-type="string" calcext:value-type="string">
            <text:p>train amber light</text:p>
          </table:table-cell>
          <table:table-cell table:number-columns-repeated="2" table:style-name="train_20_amber_20_light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red_20_light" office:value-type="string" calcext:value-type="string">
            <text:p>train red light</text:p>
          </table:table-cell>
          <table:table-cell table:number-columns-repeated="2" table:style-name="train_20_red_20_light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blue_20_light" office:value-type="string" calcext:value-type="string">
            <text:p>train blue light</text:p>
          </table:table-cell>
          <table:table-cell table:number-columns-repeated="2" table:style-name="train_20_blue_20_light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blank_20_cell" office:value-type="string" calcext:value-type="string">
            <text:p>train blank cell</text:p>
          </table:table-cell>
          <table:table-cell table:number-columns-repeated="2" table:style-name="train_20_blank_20_cell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heading_20_1" office:value-type="string" calcext:value-type="string">
            <text:p>train heading 1</text:p>
          </table:table-cell>
          <table:table-cell table:number-columns-repeated="2" table:style-name="train_20_heading_20_1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heading_20_2" office:value-type="string" calcext:value-type="string">
            <text:p>train heading 2</text:p>
          </table:table-cell>
          <table:table-cell table:number-columns-repeated="2" table:style-name="train_20_heading_20_2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note_20_1" office:value-type="string" calcext:value-type="string">
            <text:p>train note 1</text:p>
          </table:table-cell>
          <table:table-cell table:number-columns-repeated="2" table:style-name="train_20_note_20_1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note_20_2" office:value-type="string" calcext:value-type="string">
            <text:p>train note 2</text:p>
          </table:table-cell>
          <table:table-cell table:number-columns-repeated="2" table:style-name="train_20_note_20_2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info_20_1" office:value-type="string" calcext:value-type="string">
            <text:p>train info 1</text:p>
          </table:table-cell>
          <table:table-cell table:number-columns-repeated="2" table:style-name="train_20_info_20_1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info_20_2" office:value-type="string" calcext:value-type="string">
            <text:p>train info 2</text:p>
          </table:table-cell>
          <table:table-cell table:number-columns-repeated="2" table:style-name="train_20_info_20_2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integer" office:value-type="string" calcext:value-type="string">
            <text:p>train integer</text:p>
          </table:table-cell>
          <table:table-cell table:number-columns-repeated="2" table:style-name="train_20_integer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n_20_integer_20_2" office:value-type="string" calcext:value-type="string">
            <text:p>train integer 2</text:p>
          </table:table-cell>
          <table:table-cell table:number-columns-repeated="2" table:style-name="train_20_integer_20_2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n_20_real_20_number" office:value-type="string" calcext:value-type="string">
            <text:p>train real number</text:p>
          </table:table-cell>
          <table:table-cell table:number-columns-repeated="2" table:style-name="train_20_real_20_number" office:value-type="float" office:value="12.3" calcext:value-type="float">
            <text:p>12</text:p>
          </table:table-cell>
          <table:table-cell table:number-columns-repeated="4"/>
        </table:table-row>
        <table:table-row table:style-name="ro2">
          <table:table-cell table:style-name="train_20_result_20_one" office:value-type="string" calcext:value-type="string">
            <text:p>train result one</text:p>
          </table:table-cell>
          <table:table-cell table:number-columns-repeated="2" table:style-name="train_20_result_20_one" office:value-type="float" office:value="12.3" calcext:value-type="float">
            <text:p>12.3</text:p>
          </table:table-cell>
          <table:table-cell table:number-columns-repeated="4"/>
        </table:table-row>
        <table:table-row table:style-name="ro2">
          <table:table-cell table:style-name="train_20_result_20_two" office:value-type="string" calcext:value-type="string">
            <text:p>train result two</text:p>
          </table:table-cell>
          <table:table-cell table:number-columns-repeated="2" table:style-name="train_20_result_20_two" office:value-type="float" office:value="12.3" calcext:value-type="float">
            <text:p>12.30000000</text:p>
          </table:table-cell>
          <table:table-cell table:number-columns-repeated="4"/>
        </table:table-row>
        <table:table-row table:style-name="ro2">
          <table:table-cell table:style-name="train_20_toc" office:value-type="string" calcext:value-type="string">
            <text:p>train toc</text:p>
          </table:table-cell>
          <table:table-cell table:number-columns-repeated="2" table:style-name="train_20_toc" office:value-type="float" office:value="12.3" calcext:value-type="float">
            <text:p>12.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Data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aoudchpwtcvbrb"/>
          </form:form>
        </office:forms>
        <table:table-column table:style-name="co9" table:default-cell-style-name="train_20_column_20_break_20_2"/>
        <table:table-column table:style-name="co10" table:default-cell-style-name="user_20_must_20_change"/>
        <table:table-column table:style-name="co11" table:default-cell-style-name="train_20_red_20_light"/>
        <table:table-column table:style-name="co12" table:default-cell-style-name="trait-do-not-change"/>
        <table:table-column table:style-name="co13" table:default-cell-style-name="trait-do-not-change"/>
        <table:table-column table:style-name="co8" table:default-cell-style-name="Default"/>
        <table:table-row table:style-name="ro1">
          <table:table-cell table:style-name="Heading" office:value-type="string" calcext:value-type="string">
            <text:p>Enter Data Here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Heading"/>
          <table:table-cell table:style-name="Default" table:number-columns-repeated="4"/>
          <table:table-cell/>
        </table:table-row>
        <table:table-row table:style-name="ro2">
          <table:table-cell table:style-name="train_20_heading_20_1" office:value-type="string" calcext:value-type="string">
            <text:p>Method to Generate The Hexagrams.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2">
          <table:table-cell table:style-name="train_20_heading_20_1" office:value-type="string" calcext:value-type="string">
            <text:p><text:s/></text:p>
          </table:table-cell>
          <table:table-cell table:style-name="train_20_heading_20_1" office:value-type="string" calcext:value-type="string">
            <text:p>Use “Y” or “N”</text:p>
          </table:table-cell>
          <table:table-cell table:style-name="train_20_tracks" table:formula="of:=IF([.D5]&lt;1;&quot;Too Many Nos&quot;;IF(ISEVEN([.D5]);&quot;Too Many Yes&quot;;IF([.D5]&gt;21;&quot;Invalid Answers&quot;;&quot;OK&quot;)))" office:value-type="string" office:string-value="OK" calcext:value-type="string">
            <text:p>OK</text:p>
          </table:table-cell>
          <table:table-cell table:formula="of:=SUM([.C6:.C17])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 Percent</text:p>
          </table:table-cell>
          <table:table-cell office:value-type="string" calcext:value-type="string">
            <text:p>n</text:p>
          </table:table-cell>
          <table:table-cell table:formula="of:=IF([.B6]=&quot;Y&quot;;1;IF([.B6]=&quot;y&quot;;1;0))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.00</text:p>
          </table:table-cell>
          <table:table-cell table:formula="of:=IF([.C6]&lt;1;&quot; &quot;;IF([.C6]&gt;0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16 Beads</text:p>
          </table:table-cell>
          <table:table-cell office:value-type="string" calcext:value-type="string">
            <text:p>n</text:p>
          </table:table-cell>
          <table:table-cell table:formula="of:=IF([.B7]=&quot;Y&quot;;3;IF([.B7]=&quot;y&quot;;3;0))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.00</text:p>
          </table:table-cell>
          <table:table-cell table:formula="of:=IF([.C7]&lt;1;&quot; &quot;;IF([.C7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6 Coins</text:p>
          </table:table-cell>
          <table:table-cell office:value-type="string" calcext:value-type="string">
            <text:p>y</text:p>
          </table:table-cell>
          <table:table-cell table:formula="of:=IF([.B8]=&quot;Y&quot;;5;IF([.B8]=&quot;y&quot;;5;0))" office:value-type="float" office:value="5" calcext:value-type="float">
            <text:p>5</text:p>
          </table:table-cell>
          <table:table-cell table:formula="of:=[.C8]" office:value-type="float" office:value="5" calcext:value-type="float">
            <text:p>5.00</text:p>
          </table:table-cell>
          <table:table-cell table:formula="of:=IF([.C8]&lt;1;&quot; &quot;;IF([.C8]&gt;1;&quot;Selected&quot;))" office:value-type="string" office:string-value="Selected" calcext:value-type="string">
            <text:p>Selected</text:p>
          </table:table-cell>
          <table:table-cell/>
        </table:table-row>
        <table:table-row table:style-name="ro2">
          <table:table-cell office:value-type="string" calcext:value-type="string">
            <text:p>3 Coins</text:p>
          </table:table-cell>
          <table:table-cell office:value-type="string" calcext:value-type="string">
            <text:p>n</text:p>
          </table:table-cell>
          <table:table-cell table:formula="of:=IF([.B9]=&quot;Y&quot;;7;IF([.B9]=&quot;y&quot;;7;0))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.00</text:p>
          </table:table-cell>
          <table:table-cell table:formula="of:=IF([.C9]&lt;1;&quot; &quot;;IF([.C9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384 Wands</text:p>
          </table:table-cell>
          <table:table-cell office:value-type="string" calcext:value-type="string">
            <text:p>n</text:p>
          </table:table-cell>
          <table:table-cell table:formula="of:=IF([.B10]=&quot;Y&quot;;9;IF([.B10]=&quot;y&quot;;9;0))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.00</text:p>
          </table:table-cell>
          <table:table-cell table:formula="of:=IF([.C10]&lt;1;&quot; &quot;;IF([.C10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Not Implemented # 4</text:p>
          </table:table-cell>
          <table:table-cell office:value-type="string" calcext:value-type="string">
            <text:p>n</text:p>
          </table:table-cell>
          <table:table-cell table:formula="of:=IF([.B11]=&quot;Y&quot;;11;IF([.B11]=&quot;y&quot;;11;0))" office:value-type="float" office:value="0" calcext:value-type="float">
            <text:p>0</text:p>
          </table:table-cell>
          <table:table-cell table:formula="of:=[.C11]" office:value-type="float" office:value="0" calcext:value-type="float">
            <text:p>0.00</text:p>
          </table:table-cell>
          <table:table-cell table:formula="of:=IF([.C11]&lt;1;&quot; &quot;;IF([.C11]&gt;1;&quot;Not Implemen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column_20_break_20_3" office:value-type="string" calcext:value-type="string">
            <text:p>User Provided: <text:s text:c="2"/></text:p>
          </table:table-cell>
          <table:table-cell office:value-type="string" calcext:value-type="string">
            <text:p>n</text:p>
          </table:table-cell>
          <table:table-cell table:formula="of:=IF([.B12]=&quot;Y&quot;;101;IF([.B12]=&quot;y&quot;;101;0))" office:value-type="float" office:value="0" calcext:value-type="float">
            <text:p>0</text:p>
          </table:table-cell>
          <table:table-cell table:formula="of:=[.C12]" office:value-type="float" office:value="0" calcext:value-type="float">
            <text:p>0.00</text:p>
          </table:table-cell>
          <table:table-cell table:formula="of:=IF([.C12]&lt;1;&quot; &quot;;IF([.C12]&gt;1;&quot;Not Implemented&quot;))" office:value-type="string" office:string-value=" " calcext:value-type="string">
            <text:p><text:s/></text:p>
          </table:table-cell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Hexagram</text:p>
          </table:table-cell>
          <table:table-cell office:value-type="string" calcext:value-type="string">
            <text:p>n</text:p>
          </table:table-cell>
          <table:table-cell table:formula="of:=IF([.B13]=&quot;Y&quot;;13;IF([.B13]=&quot;y&quot;;13;0))" office:value-type="float" office:value="0" calcext:value-type="float">
            <text:p>0</text:p>
          </table:table-cell>
          <table:table-cell table:formula="of:=[.C13]" office:value-type="float" office:value="0" calcext:value-type="float">
            <text:p>0.00</text:p>
          </table:table-cell>
          <table:table-cell table:formula="of:=IF([.C13]&lt;1;&quot; &quot;;IF([.C13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Lines (6,7,8,9)</text:p>
          </table:table-cell>
          <table:table-cell office:value-type="string" calcext:value-type="string">
            <text:p>n</text:p>
          </table:table-cell>
          <table:table-cell table:formula="of:=IF([.B14]=&quot;Y&quot;;15;IF([.B14]=&quot;y&quot;;15;0))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.00</text:p>
          </table:table-cell>
          <table:table-cell table:formula="of:=IF([.C14]&lt;1;&quot; &quot;;IF([.C14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Lines (1,2)</text:p>
          </table:table-cell>
          <table:table-cell office:value-type="string" calcext:value-type="string">
            <text:p>n</text:p>
          </table:table-cell>
          <table:table-cell table:formula="of:=IF([.B15]=&quot;Y&quot;;17;IF([.B15]=&quot;y&quot;;17;0))" office:value-type="float" office:value="0" calcext:value-type="float">
            <text:p>0</text:p>
          </table:table-cell>
          <table:table-cell table:formula="of:=[.C15]" office:value-type="float" office:value="0" calcext:value-type="float">
            <text:p>0.00</text:p>
          </table:table-cell>
          <table:table-cell table:formula="of:=IF([.C15]&lt;1;&quot; &quot;;IF([.C15]&gt;1;&quot;Selec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Four Pillars</text:p>
          </table:table-cell>
          <table:table-cell office:value-type="string" calcext:value-type="string">
            <text:p>n</text:p>
          </table:table-cell>
          <table:table-cell table:formula="of:=IF([.B16]=&quot;Y&quot;;21;IF([.B16]=&quot;y&quot;;21;0))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.00</text:p>
          </table:table-cell>
          <table:table-cell table:formula="of:=IF([.C16]&lt;1;&quot; &quot;;IF([.C16]&gt;1;&quot;Not Implemen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Not Implemented # 2</text:p>
          </table:table-cell>
          <table:table-cell office:value-type="string" calcext:value-type="string">
            <text:p>n</text:p>
          </table:table-cell>
          <table:table-cell table:formula="of:=IF([.B17]=&quot;Y&quot;;23;IF([.B17]=&quot;y&quot;;23;0))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.00</text:p>
          </table:table-cell>
          <table:table-cell table:formula="of:=IF([.C17]&lt;1;&quot; &quot;;IF([.C17]&gt;1;&quot;Not Implemen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Not Implemented # 1</text:p>
          </table:table-cell>
          <table:table-cell office:value-type="string" calcext:value-type="string">
            <text:p>n</text:p>
          </table:table-cell>
          <table:table-cell table:formula="of:=IF([.B18]=&quot;Y&quot;;25;IF([.B18]=&quot;y&quot;;25;0))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.00</text:p>
          </table:table-cell>
          <table:table-cell table:formula="of:=IF([.C18]&lt;1;&quot; &quot;;IF([.C18]&gt;1;&quot;Not Implemented&quot;))" office:value-type="string" office:string-value=" " calcext:value-type="string">
            <text:p><text:s/></text:p>
          </table:table-cell>
          <table:table-cell/>
        </table:table-row>
        <table:table-row table:style-name="ro2">
          <table:table-cell table:number-columns-repeated="2" table:style-name="train_20_red_20_light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agram</text:p>
          </table:table-cell>
          <table:table-cell table:style-name="copyright_20_info" office:value-type="string" calcext:value-type="string">
            <text:p>Use Numbers</text:p>
          </table:table-cell>
          <table:table-cell table:style-name="copyright_20_info" office:value-type="string" calcext:value-type="string">
            <text:p>Between 1 </text:p>
          </table:table-cell>
          <table:table-cell table:style-name="copyright_20_info" office:value-type="string" calcext:value-type="string">
            <text:p>And 64</text:p>
          </table:table-cell>
          <table:table-cell table:style-name="copyright_20_info" office:value-type="string" calcext:value-type="string">
            <text:p>inclusive.</text:p>
          </table:table-cell>
          <table:table-cell/>
        </table:table-row>
        <table:table-row table:style-name="ro2">
          <table:table-cell office:value-type="string" calcext:value-type="string">
            <text:p>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21]&lt;1;&quot;Too Low&quot;;IF([.B21]&gt;64;&quot;Too High&quot;;&quot;OK&quot;))" office:value-type="string" office:string-value="OK" calcext:value-type="string">
            <text:p>OK</text:p>
          </table:table-cell>
          <table:table-cell table:formula="of:=VLOOKUP([.B21];[IQ.C57:.D121];2)" office:value-type="string" office:string-value="䷀" calcext:value-type="string">
            <text:p>䷀</text:p>
          </table:table-cell>
          <table:table-cell/>
        </table:table-row>
        <table:table-row table:style-name="ro2">
          <table:table-cell office:value-type="string" calcext:value-type="string">
            <text:p>Mo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22]&lt;1;&quot;Too Low&quot;;IF([.B22]&gt;64;&quot;Too High&quot;;&quot;OK&quot;))" office:value-type="string" office:string-value="OK" calcext:value-type="string">
            <text:p>OK</text:p>
          </table:table-cell>
          <table:table-cell table:formula="of:=VLOOKUP([.B22];[IQ.C57:.D121];2)" office:value-type="string" office:string-value="䷀" calcext:value-type="string">
            <text:p>䷀</text:p>
          </table:table-cell>
          <table:table-cell/>
        </table:table-row>
        <table:table-row table:style-name="ro2">
          <table:table-cell table:number-columns-repeated="2" table:style-name="train_20_red_20_ligh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es (6,7,8,9)</text:p>
          </table:table-cell>
          <table:table-cell table:style-name="copyright_20_info" office:value-type="string" calcext:value-type="string">
            <text:p>Use Numbers</text:p>
          </table:table-cell>
          <table:table-cell table:style-name="copyright_20_info" office:value-type="string" calcext:value-type="string">
            <text:p>Between 6 </text:p>
          </table:table-cell>
          <table:table-cell table:style-name="copyright_20_info" office:value-type="string" calcext:value-type="string">
            <text:p>And 9</text:p>
          </table:table-cell>
          <table:table-cell table:style-name="copyright_20_info" office:value-type="string" calcext:value-type="string">
            <text:p>inclusive.</text:p>
          </table:table-cell>
          <table:table-cell/>
        </table:table-row>
        <table:table-row table:style-name="ro2">
          <table:table-cell office:value-type="string" calcext:value-type="string">
            <text:p>Line # 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IF([.B25]&lt;6;&quot;Too Low&quot;;IF([.B25]&gt;9;&quot;Too High&quot;;&quot;OK&quot;))" office:value-type="string" office:string-value="OK" calcext:value-type="string">
            <text:p>OK</text:p>
          </table:table-cell>
          <table:table-cell table:formula="of:=VLOOKUP([.B25];[IQ.A226:.I229];9)" office:value-type="string" office:string-value="⚍" calcext:value-type="string">
            <text:p>⚍</text:p>
          </table:table-cell>
          <table:table-cell/>
        </table:table-row>
        <table:table-row table:style-name="ro2">
          <table:table-cell office:value-type="string" calcext:value-type="string">
            <text:p>Line #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IF([.B26]&lt;6;&quot;Too Low&quot;;IF([.B26]&gt;9;&quot;Too High&quot;;&quot;OK&quot;))" office:value-type="string" office:string-value="OK" calcext:value-type="string">
            <text:p>OK</text:p>
          </table:table-cell>
          <table:table-cell table:formula="of:=VLOOKUP([.B26];[IQ.A226:.I229];9)" office:value-type="string" office:string-value="⚎" calcext:value-type="string">
            <text:p>⚎</text:p>
          </table:table-cell>
          <table:table-cell/>
        </table:table-row>
        <table:table-row table:style-name="ro2">
          <table:table-cell office:value-type="string" calcext:value-type="string">
            <text:p>Line # 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IF([.B27]&lt;6;&quot;Too Low&quot;;IF([.B27]&gt;9;&quot;Too High&quot;;&quot;OK&quot;))" office:value-type="string" office:string-value="OK" calcext:value-type="string">
            <text:p>OK</text:p>
          </table:table-cell>
          <table:table-cell table:formula="of:=VLOOKUP([.B27];[IQ.A226:.I229];9)" office:value-type="string" office:string-value="⚍" calcext:value-type="string">
            <text:p>⚍</text:p>
          </table:table-cell>
          <table:table-cell/>
        </table:table-row>
        <table:table-row table:style-name="ro2">
          <table:table-cell office:value-type="string" calcext:value-type="string">
            <text:p>Line #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IF([.B28]&lt;6;&quot;Too Low&quot;;IF([.B28]&gt;9;&quot;Too High&quot;;&quot;OK&quot;))" office:value-type="string" office:string-value="OK" calcext:value-type="string">
            <text:p>OK</text:p>
          </table:table-cell>
          <table:table-cell table:formula="of:=VLOOKUP([.B28];[IQ.A226:.I229];9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Line #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IF([.B29]&lt;6;&quot;Too Low&quot;;IF([.B29]&gt;9;&quot;Too High&quot;;&quot;OK&quot;))" office:value-type="string" office:string-value="OK" calcext:value-type="string">
            <text:p>OK</text:p>
          </table:table-cell>
          <table:table-cell table:formula="of:=VLOOKUP([.B29];[IQ.A226:.I229];9)" office:value-type="string" office:string-value="⚋" calcext:value-type="string">
            <text:p>⚋</text:p>
          </table:table-cell>
          <table:table-cell/>
        </table:table-row>
        <table:table-row table:style-name="ro2">
          <table:table-cell office:value-type="string" calcext:value-type="string">
            <text:p>Line #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IF([.B30]&lt;6;&quot;Too Low&quot;;IF([.B30]&gt;9;&quot;Too High&quot;;&quot;OK&quot;))" office:value-type="string" office:string-value="OK" calcext:value-type="string">
            <text:p>OK</text:p>
          </table:table-cell>
          <table:table-cell table:formula="of:=VLOOKUP([.B30];[IQ.A226:.I229];9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table:number-columns-repeated="2" table:style-name="train_20_red_20_ligh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es (1,2)</text:p>
          </table:table-cell>
          <table:table-cell table:style-name="copyright_20_info" office:value-type="string" calcext:value-type="string">
            <text:p>Use either</text:p>
          </table:table-cell>
          <table:table-cell table:style-name="copyright_20_info" office:value-type="string" calcext:value-type="string">
            <text:p>1 or 2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Cast Line #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33]&lt;1;&quot;Too Low&quot;;IF([.B33]&gt;2;&quot;Too High&quot;;&quot;OK&quot;))" office:value-type="string" office:string-value="OK" calcext:value-type="string">
            <text:p>OK</text:p>
          </table:table-cell>
          <table:table-cell table:formula="of:=VLOOKUP([.B33];[IQ.C46:.D53];2)" office:value-type="string" office:string-value="⚊" calcext:value-type="string">
            <text:p>⚊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ast Line #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34]&lt;1;&quot;Too Low&quot;;IF([.B34]&gt;2;&quot;Too High&quot;;&quot;OK&quot;))" office:value-type="string" office:string-value="OK" calcext:value-type="string">
            <text:p>OK</text:p>
          </table:table-cell>
          <table:table-cell table:formula="of:=VLOOKUP([.B34];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Cast Line #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35]&lt;1;&quot;Too Low&quot;;IF([.B35]&gt;2;&quot;Too High&quot;;&quot;OK&quot;))" office:value-type="string" office:string-value="OK" calcext:value-type="string">
            <text:p>OK</text:p>
          </table:table-cell>
          <table:table-cell table:formula="of:=VLOOKUP([.B35]; 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Cast Line #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36]&lt;1;&quot;Too Low&quot;;IF([.B36]&gt;2;&quot;Too High&quot;;&quot;OK&quot;))" office:value-type="string" office:string-value="OK" calcext:value-type="string">
            <text:p>OK</text:p>
          </table:table-cell>
          <table:table-cell table:formula="of:=VLOOKUP([.B36]; 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Cast Line #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37]&lt;1;&quot;Too Low&quot;;IF([.B37]&gt;2;&quot;Too High&quot;;&quot;OK&quot;))" office:value-type="string" office:string-value="OK" calcext:value-type="string">
            <text:p>OK</text:p>
          </table:table-cell>
          <table:table-cell table:formula="of:=VLOOKUP([.B37];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Cast Line #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38]&lt;1;&quot;Too Low&quot;;IF([.B38]&gt;2;&quot;Too High&quot;;&quot;OK&quot;))" office:value-type="string" office:string-value="OK" calcext:value-type="string">
            <text:p>OK</text:p>
          </table:table-cell>
          <table:table-cell table:formula="of:=VLOOKUP([.B38]; 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table:style-name="train_20_red_20_light" office:value-type="string" calcext:value-type="string">
            <text:p><text:s/></text:p>
          </table:table-cell>
          <table:table-cell table:style-name="train_20_red_20_light"/>
          <table:table-cell table:style-name="train_20_amber_20_light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Moving Line #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40]&lt;1;&quot;Too Low&quot;;IF([.B40]&gt;2;&quot;Too High&quot;;&quot;OK&quot;))" office:value-type="string" office:string-value="OK" calcext:value-type="string">
            <text:p>OK</text:p>
          </table:table-cell>
          <table:table-cell table:formula="of:=VLOOKUP([.B40];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Moving Line #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41]&lt;1;&quot;Too Low&quot;;IF([.B41]&gt;2;&quot;Too High&quot;;&quot;OK&quot;))" office:value-type="string" office:string-value="OK" calcext:value-type="string">
            <text:p>OK</text:p>
          </table:table-cell>
          <table:table-cell table:formula="of:=VLOOKUP([.B41];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Moving Line #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42]&lt;1;&quot;Too Low&quot;;IF([.B42]&gt;2;&quot;Too High&quot;;&quot;OK&quot;))" office:value-type="string" office:string-value="OK" calcext:value-type="string">
            <text:p>OK</text:p>
          </table:table-cell>
          <table:table-cell table:formula="of:=VLOOKUP([.B42]; 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Moving Line #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43]&lt;1;&quot;Too Low&quot;;IF([.B43]&gt;2;&quot;Too High&quot;;&quot;OK&quot;))" office:value-type="string" office:string-value="OK" calcext:value-type="string">
            <text:p>OK</text:p>
          </table:table-cell>
          <table:table-cell table:formula="of:=VLOOKUP([.B43]; 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Moving Line #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44]&lt;1;&quot;Too Low&quot;;IF([.B44]&gt;2;&quot;Too High&quot;;&quot;OK&quot;))" office:value-type="string" office:string-value="OK" calcext:value-type="string">
            <text:p>OK</text:p>
          </table:table-cell>
          <table:table-cell table:formula="of:=VLOOKUP([.B44];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office:value-type="string" calcext:value-type="string">
            <text:p>Moving Line #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45]&lt;1;&quot;Too Low&quot;;IF([.B45]&gt;2;&quot;Too High&quot;;&quot;OK&quot;))" office:value-type="string" office:string-value="OK" calcext:value-type="string">
            <text:p>OK</text:p>
          </table:table-cell>
          <table:table-cell table:formula="of:=VLOOKUP([.B45]; [IQ.C46:.D53];2)" office:value-type="string" office:string-value="⚊" calcext:value-type="string">
            <text:p>⚊</text:p>
          </table:table-cell>
          <table:table-cell/>
        </table:table-row>
        <table:table-row table:style-name="ro2">
          <table:table-cell table:number-columns-repeated="2" table:style-name="train_20_red_20_ligh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train_20_red_20_light" office:value-type="string" calcext:value-type="string">
            <text:p><text:s/></text:p>
          </table:table-cell>
          <table:table-cell/>
        </table:table-row>
        <table:table-row table:style-name="ro2" table:number-rows-repeated="3"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2" table:style-name="train_20_red_20_ligh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train_20_red_20_light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Four Pillars </text:p>
          </table:table-cell>
          <table:table-cell table:style-name="train_20_heading_20_1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This is not implemented</text:p>
          </table:table-cell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Date</text:p>
          </table:table-cell>
          <table:table-cell table:style-name="Default" table:number-columns-repeated="2"/>
          <table:table-cell/>
          <table:table-cell office:value-type="float" office:value="52" calcext:value-type="float">
            <text:p>52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BC / 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54]&lt;(-1);&quot;Too Low&quot;;IF([.B54]&gt;1;&quot;Too High&quot;;&quot;OK&quot;))" office:value-type="string" office:string-value="OK" calcext:value-type="string">
            <text:p>OK</text:p>
          </table:table-cell>
          <table:table-cell table:formula="of:=[.E53]+1" office:value-type="float" office:value="53" calcext:value-type="float">
            <text:p>53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55]&lt;1;&quot;Too Low&quot;;IF([.B55]&gt;2100;&quot;Too High&quot;;&quot;OK&quot;))" office:value-type="string" office:string-value="OK" calcext:value-type="string">
            <text:p>OK</text:p>
          </table:table-cell>
          <table:table-cell table:formula="of:=[.E54]+1" office:value-type="float" office:value="54" calcext:value-type="float">
            <text:p>54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M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56]&lt;1;&quot;Too Low&quot;;IF([.B56]&gt;12;&quot;Too High&quot;;&quot;OK&quot;))" office:value-type="string" office:string-value="OK" calcext:value-type="string">
            <text:p>OK</text:p>
          </table:table-cell>
          <table:table-cell table:formula="of:=[.E55]+1" office:value-type="float" office:value="55" calcext:value-type="float">
            <text:p>55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Day of M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IF([.B57]&lt;1;&quot;Too Low&quot;;IF([.B57]&gt;31;&quot;Too High&quot;;&quot;OK&quot;))" office:value-type="string" office:string-value="OK" calcext:value-type="string">
            <text:p>OK</text:p>
          </table:table-cell>
          <table:table-cell table:formula="of:=[.E56]+1" office:value-type="float" office:value="56" calcext:value-type="float">
            <text:p>56.00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formula="of:=[.E57]+1" office:value-type="float" office:value="57" calcext:value-type="float">
            <text:p>57.00</text:p>
          </table:table-cell>
          <table:table-cell/>
        </table:table-row>
        <table:table-row table:style-name="ro2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ime Zone Range: -12 through +14</text:p>
          </table:table-cell>
          <table:table-cell table:style-name="Default"/>
          <table:table-cell/>
          <table:table-cell table:formula="of:=[.E58]+1" office:value-type="float" office:value="58" calcext:value-type="float">
            <text:p>58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U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60]&lt;(-12);&quot;Too Low&quot;;IF([.B60]&gt;14;&quot;Too High&quot;;&quot;OK&quot;))" office:value-type="string" office:string-value="OK" calcext:value-type="string">
            <text:p>OK</text:p>
          </table:table-cell>
          <table:table-cell table:formula="of:=[.E59]+1" office:value-type="float" office:value="59" calcext:value-type="float">
            <text:p>59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61]&lt;0;&quot;Too Low&quot;;IF([.B61]&gt;24;&quot;Too High&quot;;&quot;OK&quot;))" office:value-type="string" office:string-value="OK" calcext:value-type="string">
            <text:p>OK</text:p>
          </table:table-cell>
          <table:table-cell table:formula="of:=[.E60]+1" office:value-type="float" office:value="60" calcext:value-type="float">
            <text:p>60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62]&lt;0;&quot;Too Low&quot;;IF([.B62]&gt;60;&quot;Too High&quot;;&quot;OK&quot;))" office:value-type="string" office:string-value="OK" calcext:value-type="string">
            <text:p>OK</text:p>
          </table:table-cell>
          <table:table-cell table:formula="of:=[.E61]+1" office:value-type="float" office:value="61" calcext:value-type="float">
            <text:p>61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Secon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63]&lt;0;&quot;Too Low&quot;;IF([.B63]&gt;60;&quot;Too High&quot;;&quot;OK&quot;))" office:value-type="string" office:string-value="OK" calcext:value-type="string">
            <text:p>OK</text:p>
          </table:table-cell>
          <table:table-cell table:formula="of:=[.E62]+1" office:value-type="float" office:value="62" calcext:value-type="float">
            <text:p>62.00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formula="of:=[.E63]+1" office:value-type="float" office:value="63" calcext:value-type="float">
            <text:p>63.00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train_20_tracks" office:value-type="string" calcext:value-type="string">
            <text:p>East + West -</text:p>
          </table:table-cell>
          <table:table-cell table:style-name="Default" table:formula="of:=([.B67])+([.B68]/60)+([.B69]/360)" office:value-type="float" office:value="0" calcext:value-type="float">
            <text:p>0</text:p>
          </table:table-cell>
          <table:table-cell/>
          <table:table-cell table:formula="of:=[.E64]+1" office:value-type="float" office:value="64" calcext:value-type="float">
            <text:p>64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East /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66]&lt;(-1);&quot;Too Low&quot;;IF([.B66]&gt;1;&quot;Too High&quot;;&quot;OK&quot;))" office:value-type="string" office:string-value="OK" calcext:value-type="string">
            <text:p>OK</text:p>
          </table:table-cell>
          <table:table-cell table:formula="of:=[.E65]+1" office:value-type="float" office:value="65" calcext:value-type="float">
            <text:p>65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67]&lt;0;&quot;Too Low&quot;;IF([.B67]&gt;180;&quot;Too High&quot;;&quot;OK&quot;))" office:value-type="string" office:string-value="OK" calcext:value-type="string">
            <text:p>OK</text:p>
          </table:table-cell>
          <table:table-cell table:formula="of:=[.E66]+1" office:value-type="float" office:value="66" calcext:value-type="float">
            <text:p>66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68]&lt;0;&quot;Too Low&quot;;IF([.B68]&gt;60;&quot;Too High&quot;;&quot;OK&quot;))" office:value-type="string" office:string-value="OK" calcext:value-type="string">
            <text:p>OK</text:p>
          </table:table-cell>
          <table:table-cell table:formula="of:=[.E67]+1" office:value-type="float" office:value="67" calcext:value-type="float">
            <text:p>67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Secon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69]&lt;0;&quot;Too Low&quot;;IF([.B69]&gt;60;&quot;Too High&quot;;&quot;OK&quot;))" office:value-type="string" office:string-value="OK" calcext:value-type="string">
            <text:p>OK</text:p>
          </table:table-cell>
          <table:table-cell table:formula="of:=[.E68]+1" office:value-type="float" office:value="68" calcext:value-type="float">
            <text:p>68.00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formula="of:=[.E69]+1" office:value-type="float" office:value="69" calcext:value-type="float">
            <text:p>69.00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train_20_tracks" office:value-type="string" calcext:value-type="string">
            <text:p>North + South -</text:p>
          </table:table-cell>
          <table:table-cell table:style-name="Default" table:formula="of:=([.B73])+([.B74]/60)+([.B75]/360)" office:value-type="float" office:value="0" calcext:value-type="float">
            <text:p>0</text:p>
          </table:table-cell>
          <table:table-cell/>
          <table:table-cell table:formula="of:=[.E70]+1" office:value-type="float" office:value="70" calcext:value-type="float">
            <text:p>70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North /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72]&lt;(-1);&quot;Too Low&quot;;IF([.B72]&gt;1;&quot;Too High&quot;;&quot;OK&quot;))" office:value-type="string" office:string-value="OK" calcext:value-type="string">
            <text:p>OK</text:p>
          </table:table-cell>
          <table:table-cell table:formula="of:=[.E71]+1" office:value-type="float" office:value="71" calcext:value-type="float">
            <text:p>71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73]&lt;0;&quot;Too Low&quot;;IF([.B73]&gt;90;&quot;Too High&quot;;&quot;OK&quot;))" office:value-type="string" office:string-value="OK" calcext:value-type="string">
            <text:p>OK</text:p>
          </table:table-cell>
          <table:table-cell table:formula="of:=[.E72]+1" office:value-type="float" office:value="72" calcext:value-type="float">
            <text:p>72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74]&lt;0;&quot;Too Low&quot;;IF([.B74]&gt;60;&quot;Too High&quot;;&quot;OK&quot;))" office:value-type="string" office:string-value="OK" calcext:value-type="string">
            <text:p>OK</text:p>
          </table:table-cell>
          <table:table-cell table:formula="of:=[.E73]+1" office:value-type="float" office:value="73" calcext:value-type="float">
            <text:p>73.00</text:p>
          </table:table-cell>
          <table:table-cell/>
        </table:table-row>
        <table:table-row table:style-name="ro2">
          <table:table-cell table:style-name="train_20_column_20_break_20_5" office:value-type="string" calcext:value-type="string">
            <text:p>Secon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IF([.B75]&lt;0;&quot;Too Low&quot;;IF([.B75]&gt;60;&quot;Too High&quot;;&quot;OK&quot;))" office:value-type="string" office:string-value="OK" calcext:value-type="string">
            <text:p>OK</text:p>
          </table:table-cell>
          <table:table-cell table:formula="of:=[.E74]+1" office:value-type="float" office:value="74" calcext:value-type="float">
            <text:p>74.00</text:p>
          </table:table-cell>
          <table:table-cell/>
        </table:table-row>
        <table:table-row table:style-name="ro2">
          <table:table-cell table:style-name="trait-do-not-change" table:number-columns-repeated="3"/>
          <table:table-cell/>
          <table:table-cell table:formula="of:=[.E75]+1" office:value-type="float" office:value="75" calcext:value-type="float">
            <text:p>75.00</text:p>
          </table:table-cell>
          <table:table-cell/>
        </table:table-row>
        <table:table-row table:style-name="ro2">
          <table:table-cell table:style-name="trait-do-not-change" table:number-columns-repeated="3"/>
          <table:table-cell table:number-columns-repeated="3"/>
        </table:table-row>
      </table:table>
      <table:table table:name="Report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xbqhbjrizrrklm"/>
          </form:form>
        </office:forms>
        <table:table-column table:style-name="co14" table:default-cell-style-name="train_20_green_20_light"/>
        <table:table-column table:style-name="co15" table:default-cell-style-name="train_20_green_20_light"/>
        <table:table-column table:style-name="co16" table:default-cell-style-name="train_20_amber_20_light"/>
        <table:table-column table:style-name="co17" table:default-cell-style-name="ce17"/>
        <table:table-column table:style-name="co18" table:default-cell-style-name="train_20_green_20_light"/>
        <table:table-column table:style-name="co19" table:default-cell-style-name="ce17"/>
        <table:table-column table:style-name="co20" table:default-cell-style-name="train_20_green_20_ligh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number-columns-repeated="2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number-columns-repeated="6" table:default-cell-style-name="Default"/>
        <table:table-column table:style-name="co50" table:number-columns-repeated="7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number-columns-repeated="8" table:default-cell-style-name="Default"/>
        <table:table-column table:style-name="co31" table:default-cell-style-name="Default"/>
        <table:table-column table:style-name="co53" table:number-columns-repeated="4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31" table:default-cell-style-name="Default"/>
        <table:table-column table:style-name="co60" table:number-columns-repeated="4" table:default-cell-style-name="Default"/>
        <table:table-column table:style-name="co61" table:number-columns-repeated="2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61" table:number-columns-repeated="2" table:default-cell-style-name="Default"/>
        <table:table-column table:style-name="co57" table:default-cell-style-name="Default"/>
        <table:table-column table:style-name="co62" table:number-columns-repeated="4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56" table:default-cell-style-name="Default"/>
        <table:table-column table:style-name="co62" table:number-columns-repeated="4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56" table:default-cell-style-name="Default"/>
        <table:table-column table:style-name="co65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65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65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65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6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31" table:default-cell-style-name="Default"/>
        <table:table-column table:style-name="co53" table:number-columns-repeated="4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60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56" table:default-cell-style-name="Default"/>
        <table:table-column table:style-name="co53" table:number-columns-repeated="4" table:default-cell-style-name="Default"/>
        <table:table-column table:style-name="co31" table:default-cell-style-name="Default"/>
        <table:table-column table:style-name="co55" table:number-columns-repeated="4" table:default-cell-style-name="Default"/>
        <table:table-column table:style-name="co52" table:number-columns-repeated="2" table:default-cell-style-name="Default"/>
        <table:table-column table:style-name="co66" table:default-cell-style-name="Default"/>
        <table:table-column table:style-name="co31" table:default-cell-style-name="Default"/>
        <table:table-column table:style-name="co57" table:number-columns-repeated="4" table:default-cell-style-name="Default"/>
        <table:table-column table:style-name="co56" table:default-cell-style-name="Default"/>
        <table:table-column table:style-name="co55" table:number-columns-repeated="4" table:default-cell-style-name="Default"/>
        <table:table-column table:style-name="co56" table:default-cell-style-name="Default"/>
        <table:table-column table:style-name="co55" table:number-columns-repeated="4" table:default-cell-style-name="Default"/>
        <table:table-column table:style-name="co31" table:default-cell-style-name="Default"/>
        <table:table-column table:style-name="co54" table:number-columns-repeated="4" table:default-cell-style-name="Default"/>
        <table:table-column table:style-name="co59" table:number-columns-repeated="2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61" table:number-columns-repeated="4" table:default-cell-style-name="Default"/>
        <table:table-column table:style-name="co56" table:default-cell-style-name="Default"/>
        <table:table-column table:style-name="co54" table:number-columns-repeated="4" table:default-cell-style-name="Default"/>
        <table:table-column table:style-name="co56" table:default-cell-style-name="Default"/>
        <table:table-column table:style-name="co54" table:number-columns-repeated="9" table:default-cell-style-name="Default"/>
        <table:table-column table:style-name="co59" table:number-columns-repeated="2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61" table:number-columns-repeated="4" table:default-cell-style-name="Default"/>
        <table:table-column table:style-name="co31" table:default-cell-style-name="Default"/>
        <table:table-column table:style-name="co54" table:number-columns-repeated="4" table:default-cell-style-name="Default"/>
        <table:table-column table:style-name="co31" table:default-cell-style-name="Default"/>
        <table:table-column table:style-name="co54" table:number-columns-repeated="4" table:default-cell-style-name="Default"/>
        <table:table-column table:style-name="co31" table:default-cell-style-name="Default"/>
        <table:table-column table:style-name="co67" table:number-columns-repeated="10" table:default-cell-style-name="Default"/>
        <table:table-column table:style-name="co58" table:number-columns-repeated="22" table:default-cell-style-name="Default"/>
        <table:table-column table:style-name="co68" table:number-columns-repeated="79" table:default-cell-style-name="Default"/>
        <table:table-row table:style-name="ro1">
          <table:table-cell table:style-name="Heading" office:value-type="string" calcext:value-type="string">
            <text:p>Report</text:p>
          </table:table-cell>
          <table:table-cell table:style-name="Heading"/>
          <table:table-cell table:style-name="Default" table:number-columns-repeated="2"/>
          <table:table-cell table:style-name="Heading" table:number-columns-repeated="2"/>
          <table:table-cell table:style-name="Default"/>
          <table:table-cell table:number-columns-repeated="594"/>
        </table:table-row>
        <table:table-row table:style-name="ro2">
          <table:table-cell table:style-name="train_20_toc" table:number-columns-repeated="4"/>
          <table:table-cell table:style-name="train_20_toc" office:value-type="string" calcext:value-type="string">
            <text:p><text:s text:c="2"/></text:p>
          </table:table-cell>
          <table:table-cell table:style-name="train_20_toc" table:number-columns-repeated="9"/>
          <table:table-cell/>
          <table:table-cell table:style-name="train_20_toc" table:number-columns-repeated="586"/>
        </table:table-row>
        <table:table-row table:style-name="ro2">
          <table:table-cell table:style-name="train_20_heading_20_2" office:value-type="string" calcext:value-type="string">
            <text:p>Hexagrams</text:p>
          </table:table-cell>
          <table:table-cell table:style-name="Default" table:formula="of:=643-COUNTBLANK([.C7:.C750])" office:value-type="float" office:value="615" calcext:value-type="float">
            <text:p>615</text:p>
          </table:table-cell>
          <table:table-cell table:style-name="train_20_heading_20_1"/>
          <table:table-cell table:style-name="Default"/>
          <table:table-cell table:style-name="train_20_heading_20_1" table:number-columns-repeated="2"/>
          <table:table-cell table:style-name="Default"/>
          <table:table-cell/>
          <table:table-cell table:style-name="train_20_heading_20_1" office:value-type="string" calcext:value-type="string">
            <text:p>Trigrams</text:p>
          </table:table-cell>
          <table:table-cell table:style-name="ce20" table:number-columns-repeated="2"/>
          <table:table-cell table:style-name="train_20_heading_20_1" table:number-columns-repeated="2"/>
          <table:table-cell table:number-columns-repeated="588"/>
        </table:table-row>
        <table:table-row table:style-name="ro2">
          <table:table-cell table:style-name="Default" table:number-columns-repeated="2"/>
          <table:table-cell table:style-name="ce15"/>
          <table:table-cell table:style-name="train_20_integer_20_2"/>
          <table:table-cell table:style-name="Default"/>
          <table:table-cell table:style-name="ce19" office:value-type="string" calcext:value-type="string">
            <text:p>IQ.L94:U157</text:p>
          </table:table-cell>
          <table:table-cell table:style-name="Default"/>
          <table:table-cell table:number-columns-repeated="3"/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IQ.L159:U166</text:p>
          </table:table-cell>
          <table:table-cell table:number-columns-repeated="589"/>
        </table:table-row>
        <table:table-row table:style-name="ro2">
          <table:table-cell table:style-name="train_20_heading_20_1" office:value-type="string" calcext:value-type="string">
            <text:p>Name</text:p>
          </table:table-cell>
          <table:table-cell table:style-name="train_20_heading_20_1" office:value-type="string" calcext:value-type="string">
            <text:p>Meaning</text:p>
          </table:table-cell>
          <table:table-cell table:style-name="train_20_heading_20_1" office:value-type="string" calcext:value-type="string">
            <text:p>H#</text:p>
          </table:table-cell>
          <table:table-cell table:style-name="train_20_heading_20_1" office:value-type="string" calcext:value-type="string">
            <text:p>Glyph</text:p>
          </table:table-cell>
          <table:table-cell table:style-name="train_20_heading_20_1" office:value-type="string" calcext:value-type="string">
            <text:p>Notes</text:p>
          </table:table-cell>
          <table:table-cell table:style-name="train_20_heading_20_1" office:value-type="string" calcext:value-type="string">
            <text:p>Legge</text:p>
          </table:table-cell>
          <table:table-cell table:style-name="train_20_heading_20_1" office:value-type="string" calcext:value-type="string">
            <text:p>Interpretation Hint</text:p>
          </table:table-cell>
          <table:table-cell/>
          <table:table-cell table:style-name="train_20_heading_20_1" office:value-type="string" calcext:value-type="string">
            <text:p>Name</text:p>
          </table:table-cell>
          <table:table-cell table:style-name="train_20_heading_20_1" office:value-type="string" calcext:value-type="string">
            <text:p>Trigram</text:p>
          </table:table-cell>
          <table:table-cell table:style-name="train_20_heading_20_1" office:value-type="string" calcext:value-type="string">
            <text:p>Glyph</text:p>
          </table:table-cell>
          <table:table-cell table:style-name="train_20_heading_20_1" office:value-type="string" calcext:value-type="string">
            <text:p>Legge</text:p>
          </table:table-cell>
          <table:table-cell table:style-name="train_20_heading_20_1" office:value-type="string" calcext:value-type="string">
            <text:p>Notes</text:p>
          </table:table-cell>
          <table:table-cell table:style-name="train_20_heading_20_1" office:value-type="string" calcext:value-type="string">
            <text:p>Interpretation Hint</text:p>
          </table:table-cell>
          <table:table-cell table:number-columns-repeated="587"/>
        </table:table-row>
        <table:table-row table:style-name="ro2">
          <table:table-cell table:style-name="train_20_heading_20_1" table:number-columns-repeated="7"/>
          <table:table-cell/>
          <table:table-cell table:style-name="train_20_heading_20_1"/>
          <table:table-cell table:style-name="train_20_heading_20_1" table:formula="of:=[.C7]" office:value-type="float" office:value="57" calcext:value-type="float">
            <text:p>57</text:p>
          </table:table-cell>
          <table:table-cell table:style-name="train_20_heading_20_1" table:formula="of:=[.D7]" office:value-type="string" office:string-value="䷸" calcext:value-type="string">
            <text:p>䷸</text:p>
          </table:table-cell>
          <table:table-cell table:style-name="train_20_heading_20_1" table:number-columns-repeated="3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Cast Hexagram</text:p>
          </table:table-cell>
          <table:table-cell table:style-name="train_20_amber_20_light"/>
          <table:table-cell table:formula="of:=[IQ.G9]" office:value-type="float" office:value="57" calcext:value-type="float">
            <text:p>57</text:p>
          </table:table-cell>
          <table:table-cell table:style-name="train_20_amber_20_light" table:formula="of:=[IQ.H9]" office:value-type="string" office:string-value="䷸" calcext:value-type="string">
            <text:p>䷸</text:p>
          </table:table-cell>
          <table:table-cell table:style-name="train_20_amber_20_light" table:formula="of:=IF([.C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7];[IQ.L94:.U158];3)" office:value-type="string" office:string-value="xùn" calcext:value-type="string">
            <text:p>xùn</text:p>
          </table:table-cell>
          <table:table-cell table:style-name="train_20_amber_20_light" office:value-type="string" calcext:value-type="string">
            <text:p>This is the situation, without any frills of simplifications.</text:p>
          </table:table-cell>
          <table:table-cell/>
          <table:table-cell table:style-name="train_20_green_20_light" office:value-type="string" calcext:value-type="string">
            <text:p>Upper Trigram</text:p>
          </table:table-cell>
          <table:table-cell table:style-name="train_20_green_20_light" table:formula="of:=[IQ.G4]" office:value-type="float" office:value="5" calcext:value-type="float">
            <text:p>5</text:p>
          </table:table-cell>
          <table:table-cell table:style-name="train_20_green_20_light" table:formula="of:=[IQ.H4]" office:value-type="string" office:string-value="☴" calcext:value-type="string">
            <text:p>☴</text:p>
          </table:table-cell>
          <table:table-cell table:style-name="train_20_green_20_light" table:formula="of:=VLOOKUP([.J7];[IQ.L160:.U167];4)" office:value-type="string" office:string-value="Wind" calcext:value-type="string">
            <text:p>Wind</text:p>
          </table:table-cell>
          <table:table-cell table:style-name="train_20_green_20_light" table:formula="of:=IF([.J7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e essence of your spirit</text:p>
          </table:table-cell>
          <table:table-cell table:number-columns-repeated="587"/>
        </table:table-row>
        <table:table-row table:style-name="ro2">
          <table:table-cell office:value-type="string" calcext:value-type="string">
            <text:p>Moving Hexagram</text:p>
          </table:table-cell>
          <table:table-cell/>
          <table:table-cell table:style-name="train_20_green_20_light" table:formula="of:=[IQ.G16]" office:value-type="float" office:value="59" calcext:value-type="float">
            <text:p>59</text:p>
          </table:table-cell>
          <table:table-cell table:style-name="train_20_green_20_light" table:formula="of:=[IQ.H16]" office:value-type="string" office:string-value="䷺" calcext:value-type="string">
            <text:p>䷺</text:p>
          </table:table-cell>
          <table:table-cell table:formula="of:=IF([.C8]=0;&quot;Unknown Error Thrown&quot;;&quot; &quot;)" office:value-type="string" office:string-value=" " calcext:value-type="string">
            <text:p><text:s/></text:p>
          </table:table-cell>
          <table:table-cell table:formula="of:=VLOOKUP([.C8];[IQ.L94:.U158];3)" office:value-type="string" office:string-value="huàn" calcext:value-type="string">
            <text:p>huàn</text:p>
          </table:table-cell>
          <table:table-cell office:value-type="string" calcext:value-type="string">
            <text:p>This is the what happens, if the situation is handled correctly.</text:p>
          </table:table-cell>
          <table:table-cell/>
          <table:table-cell table:style-name="train_20_green_20_light" office:value-type="string" calcext:value-type="string">
            <text:p>Upper Nuclear Trigram</text:p>
          </table:table-cell>
          <table:table-cell table:style-name="train_20_green_20_light" table:formula="of:=[IQ.G5]" office:value-type="float" office:value="3" calcext:value-type="float">
            <text:p>3</text:p>
          </table:table-cell>
          <table:table-cell table:style-name="train_20_green_20_light" table:formula="of:=[IQ.H5]" office:value-type="string" office:string-value="☲" calcext:value-type="string">
            <text:p>☲</text:p>
          </table:table-cell>
          <table:table-cell table:style-name="train_20_green_20_light" table:formula="of:=VLOOKUP([.J8];[IQ.L160:.U167];4)" office:value-type="string" office:string-value="Fire" calcext:value-type="string">
            <text:p>Fire</text:p>
          </table:table-cell>
          <table:table-cell table:style-name="train_20_green_20_light" table:formula="of:=IF([.J8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Where your spirit is</text:p>
          </table:table-cell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Nuclear Hexagram</text:p>
          </table:table-cell>
          <table:table-cell table:style-name="train_20_amber_20_light"/>
          <table:table-cell table:formula="of:=VLOOKUP([IQ.G6];[IQ.A24:.I31];[IQ.G5]+1)" office:value-type="float" office:value="38" calcext:value-type="float">
            <text:p>38</text:p>
          </table:table-cell>
          <table:table-cell table:style-name="train_20_amber_20_light" table:formula="of:=VLOOKUP([.C9];[IQ.C56:.D121];2)" office:value-type="string" office:string-value="䷥" calcext:value-type="string">
            <text:p>䷥</text:p>
          </table:table-cell>
          <table:table-cell table:style-name="train_20_amber_20_light" table:formula="of:=IF([.C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9];[IQ.L94:.U158];3)" office:value-type="string" office:string-value="kuí" calcext:value-type="string">
            <text:p>kuí</text:p>
          </table:table-cell>
          <table:table-cell table:style-name="train_20_amber_20_light" office:value-type="string" calcext:value-type="string">
            <text:p>The is the essence of the situation.</text:p>
          </table:table-cell>
          <table:table-cell/>
          <table:table-cell table:style-name="train_20_green_20_light" office:value-type="string" calcext:value-type="string">
            <text:p>Lower Nuclear Trigram</text:p>
          </table:table-cell>
          <table:table-cell table:style-name="train_20_green_20_light" table:formula="of:=[IQ.G6]" office:value-type="float" office:value="2" calcext:value-type="float">
            <text:p>2</text:p>
          </table:table-cell>
          <table:table-cell table:style-name="train_20_green_20_light" table:formula="of:=[IQ.H6]" office:value-type="string" office:string-value="☱" calcext:value-type="string">
            <text:p>☱</text:p>
          </table:table-cell>
          <table:table-cell table:style-name="train_20_green_20_light" table:formula="of:=VLOOKUP([.J9];[IQ.L160:.U167];4)" office:value-type="string" office:string-value="Lake" calcext:value-type="string">
            <text:p>Lake</text:p>
          </table:table-cell>
          <table:table-cell table:style-name="train_20_green_20_light" table:formula="of:=IF([.J9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Where your body is</text:p>
          </table:table-cell>
          <table:table-cell table:number-columns-repeated="587"/>
        </table:table-row>
        <table:table-row table:style-name="ro2">
          <table:table-cell office:value-type="string" calcext:value-type="string">
            <text:p>Moving Nuclear Hexagram</text:p>
          </table:table-cell>
          <table:table-cell/>
          <table:table-cell table:style-name="train_20_green_20_light" table:formula="of:=VLOOKUP([IQ.G13];[IQ.A24:.I31];[IQ.G12]+1)" office:value-type="float" office:value="27" calcext:value-type="float">
            <text:p>27</text:p>
          </table:table-cell>
          <table:table-cell table:style-name="train_20_green_20_light" table:formula="of:=VLOOKUP([.C10];[IQ.C56:.D121];2)" office:value-type="string" office:string-value="䷚" calcext:value-type="string">
            <text:p>䷚</text:p>
          </table:table-cell>
          <table:table-cell table:formula="of:=IF([.C10]=0;&quot;Unknown Error Thrown&quot;;&quot; &quot;)" office:value-type="string" office:string-value=" " calcext:value-type="string">
            <text:p><text:s/></text:p>
          </table:table-cell>
          <table:table-cell table:formula="of:=VLOOKUP([.C10];[IQ.L94:.U158];3)" office:value-type="string" office:string-value="yí" calcext:value-type="string">
            <text:p>yí</text:p>
          </table:table-cell>
          <table:table-cell office:value-type="string" calcext:value-type="string">
            <text:p>This is the essence of what happens, if the correct action is followed.</text:p>
          </table:table-cell>
          <table:table-cell/>
          <table:table-cell table:style-name="train_20_green_20_light" office:value-type="string" calcext:value-type="string">
            <text:p>Lower Trigram</text:p>
          </table:table-cell>
          <table:table-cell table:style-name="train_20_green_20_light" table:formula="of:=[IQ.G7]" office:value-type="float" office:value="5" calcext:value-type="float">
            <text:p>5</text:p>
          </table:table-cell>
          <table:table-cell table:style-name="train_20_green_20_light" table:formula="of:=[IQ.H7]" office:value-type="string" office:string-value="☴" calcext:value-type="string">
            <text:p>☴</text:p>
          </table:table-cell>
          <table:table-cell table:style-name="train_20_green_20_light" table:formula="of:=VLOOKUP([.J10];[IQ.L160:.U167];4)" office:value-type="string" office:string-value="Wind" calcext:value-type="string">
            <text:p>Wind</text:p>
          </table:table-cell>
          <table:table-cell table:style-name="train_20_green_20_light" table:formula="of:=IF([.J10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e essence of your body</text:p>
          </table:table-cell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Interlaced Hexagram</text:p>
          </table:table-cell>
          <table:table-cell table:style-name="train_20_amber_20_light"/>
          <table:table-cell table:formula="of:=VLOOKUP([IQ.J4];[IQ.A24:.I31];[IQ.J5]+1)" office:value-type="float" office:value="37" calcext:value-type="float">
            <text:p>37</text:p>
          </table:table-cell>
          <table:table-cell table:style-name="train_20_amber_20_light" table:formula="of:=VLOOKUP([.C11];[IQ.C56:.D121];2)" office:value-type="string" office:string-value="䷤" calcext:value-type="string">
            <text:p>䷤</text:p>
          </table:table-cell>
          <table:table-cell table:style-name="train_20_amber_20_light" table:formula="of:=IF([.C1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1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office:value-type="string" calcext:value-type="string">
            <text:p>Married Hexagram</text:p>
          </table:table-cell>
          <table:table-cell/>
          <table:table-cell table:style-name="train_20_green_20_light" table:formula="of:=VLOOKUP([IQ.J5];[IQ.A24:.I31];[IQ.J4]+1)" office:value-type="float" office:value="50" calcext:value-type="float">
            <text:p>50</text:p>
          </table:table-cell>
          <table:table-cell table:style-name="train_20_green_20_light" table:formula="of:=VLOOKUP([.C12];[IQ.C56:.D121];2)" office:value-type="string" office:string-value="䷱" calcext:value-type="string">
            <text:p>䷱</text:p>
          </table:table-cell>
          <table:table-cell table:formula="of:=IF([.C12]=0;&quot;Unknown Error Thrown&quot;;&quot; &quot;)" office:value-type="string" office:string-value=" " calcext:value-type="string">
            <text:p><text:s/></text:p>
          </table:table-cell>
          <table:table-cell table:formula="of:=VLOOKUP([.C12];[IQ.L94:.U158];3)" office:value-type="string" office:string-value="dǐng" calcext:value-type="string">
            <text:p>dǐng</text:p>
          </table:table-cell>
          <table:table-cell table:number-columns-repeated="2"/>
          <table:table-cell table:style-name="train_20_amber_20_light" office:value-type="string" calcext:value-type="string">
            <text:p>Upper Moving Trigram</text:p>
          </table:table-cell>
          <table:table-cell table:style-name="train_20_amber_20_light" table:formula="of:=[IQ.G11]" office:value-type="float" office:value="5" calcext:value-type="float">
            <text:p>5</text:p>
          </table:table-cell>
          <table:table-cell table:style-name="train_20_amber_20_light" table:formula="of:=[IQ.H11]" office:value-type="string" office:string-value="☴" calcext:value-type="string">
            <text:p>☴</text:p>
          </table:table-cell>
          <table:table-cell table:style-name="train_20_amber_20_light" table:formula="of:=VLOOKUP([.J12];[IQ.L160:.U167];4)" office:value-type="string" office:string-value="Wind" calcext:value-type="string">
            <text:p>Wind</text:p>
          </table:table-cell>
          <table:table-cell table:style-name="train_20_amber_20_light" table:formula="of:=IF([.J12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Golden Hexagram</text:p>
          </table:table-cell>
          <table:table-cell table:style-name="train_20_amber_20_light"/>
          <table:table-cell table:formula="of:=[IQ.J14]" office:value-type="float" office:value="2" calcext:value-type="float">
            <text:p>2</text:p>
          </table:table-cell>
          <table:table-cell table:style-name="train_20_amber_20_light" table:formula="of:=VLOOKUP([.C13];[IQ.C56:.D121];2)" office:value-type="string" office:string-value="䷁" calcext:value-type="string">
            <text:p>䷁</text:p>
          </table:table-cell>
          <table:table-cell table:style-name="train_20_amber_20_light" table:formula="of:=IF([.C1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3];[IQ.L94:.U158];3)" office:value-type="string" office:string-value="Kūn" calcext:value-type="string">
            <text:p>Kūn</text:p>
          </table:table-cell>
          <table:table-cell table:style-name="train_20_amber_20_light"/>
          <table:table-cell/>
          <table:table-cell table:style-name="train_20_amber_20_light" office:value-type="string" calcext:value-type="string">
            <text:p>Upper Moving Nuclear Trigram</text:p>
          </table:table-cell>
          <table:table-cell table:style-name="train_20_amber_20_light" table:formula="of:=[IQ.G12]" office:value-type="float" office:value="7" calcext:value-type="float">
            <text:p>7</text:p>
          </table:table-cell>
          <table:table-cell table:style-name="train_20_amber_20_light" table:formula="of:=[IQ.H12]" office:value-type="string" office:string-value="☶" calcext:value-type="string">
            <text:p>☶</text:p>
          </table:table-cell>
          <table:table-cell table:style-name="train_20_amber_20_light" table:formula="of:=VLOOKUP([.J13];[IQ.L160:.U167];4)" office:value-type="string" office:string-value="Mountain" calcext:value-type="string">
            <text:p>Mountain</text:p>
          </table:table-cell>
          <table:table-cell table:style-name="train_20_amber_20_light" table:formula="of:=IF([.J13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office:value-type="string" calcext:value-type="string">
            <text:p>Inverse Hexagram</text:p>
          </table:table-cell>
          <table:table-cell/>
          <table:table-cell table:style-name="ce3" table:formula="of:=[IQ.AO9]" office:value-type="float" office:value="51" calcext:value-type="float">
            <text:p>51</text:p>
          </table:table-cell>
          <table:table-cell table:style-name="train_20_green_20_light" table:formula="of:=VLOOKUP([.C14];[IQ.C56:.D121];2)" office:value-type="string" office:string-value="䷲" calcext:value-type="string">
            <text:p>䷲</text:p>
          </table:table-cell>
          <table:table-cell table:formula="of:=IF([.C14]=0;&quot;Unknown Error Thrown&quot;;&quot; &quot;)" office:value-type="string" office:string-value=" " calcext:value-type="string">
            <text:p><text:s/></text:p>
          </table:table-cell>
          <table:table-cell table:formula="of:=VLOOKUP([.C14];[IQ.L94:.U158];3)" office:value-type="string" office:string-value="zhèn" calcext:value-type="string">
            <text:p>zhèn</text:p>
          </table:table-cell>
          <table:table-cell office:value-type="string" calcext:value-type="string">
            <text:p>This defines the situation, by proclaiming what it is not.</text:p>
          </table:table-cell>
          <table:table-cell/>
          <table:table-cell table:style-name="train_20_amber_20_light" office:value-type="string" calcext:value-type="string">
            <text:p>Lower Moving Nuclear Trigram</text:p>
          </table:table-cell>
          <table:table-cell table:style-name="train_20_amber_20_light" table:formula="of:=[IQ.G13]" office:value-type="float" office:value="4" calcext:value-type="float">
            <text:p>4</text:p>
          </table:table-cell>
          <table:table-cell table:style-name="train_20_amber_20_light" table:formula="of:=[IQ.H13]" office:value-type="string" office:string-value="☳" calcext:value-type="string">
            <text:p>☳</text:p>
          </table:table-cell>
          <table:table-cell table:style-name="train_20_amber_20_light" table:formula="of:=VLOOKUP([.J14];[IQ.L160:.U167];4)" office:value-type="string" office:string-value="Thunder" calcext:value-type="string">
            <text:p>Thunder</text:p>
          </table:table-cell>
          <table:table-cell table:style-name="train_20_amber_20_light" table:formula="of:=IF([.J14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Reverse Hexagram</text:p>
          </table:table-cell>
          <table:table-cell table:style-name="train_20_amber_20_light"/>
          <table:table-cell table:style-name="ce5" table:formula="of:=[IQ.AS9]" office:value-type="float" office:value="58" calcext:value-type="float">
            <text:p>58</text:p>
          </table:table-cell>
          <table:table-cell table:style-name="train_20_amber_20_light" table:formula="of:=VLOOKUP([.C15];[IQ.C56:.D121];2)" office:value-type="string" office:string-value="䷹" calcext:value-type="string">
            <text:p>䷹</text:p>
          </table:table-cell>
          <table:table-cell table:style-name="train_20_amber_20_light" table:formula="of:=IF([.C1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5];[IQ.L94:.U158];3)" office:value-type="string" office:string-value="duì" calcext:value-type="string">
            <text:p>duì</text:p>
          </table:table-cell>
          <table:table-cell table:style-name="train_20_amber_20_light" office:value-type="string" calcext:value-type="string">
            <text:p>This defines the situation, by amplifying what it is not.</text:p>
          </table:table-cell>
          <table:table-cell/>
          <table:table-cell table:style-name="train_20_amber_20_light" office:value-type="string" calcext:value-type="string">
            <text:p>Lower Moving Trigram</text:p>
          </table:table-cell>
          <table:table-cell table:style-name="train_20_amber_20_light" table:formula="of:=[IQ.G14]" office:value-type="float" office:value="6" calcext:value-type="float">
            <text:p>6</text:p>
          </table:table-cell>
          <table:table-cell table:style-name="train_20_amber_20_light" table:formula="of:=[IQ.H14]" office:value-type="string" office:string-value="☵" calcext:value-type="string">
            <text:p>☵</text:p>
          </table:table-cell>
          <table:table-cell table:style-name="train_20_amber_20_light" table:formula="of:=VLOOKUP([.J15];[IQ.L160:.U167];4)" office:value-type="string" office:string-value="Water" calcext:value-type="string">
            <text:p>Water</text:p>
          </table:table-cell>
          <table:table-cell table:style-name="train_20_amber_20_light" table:formula="of:=IF([.J15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office:value-type="string" calcext:value-type="string">
            <text:p>Evolved Hexagram</text:p>
          </table:table-cell>
          <table:table-cell/>
          <table:table-cell table:style-name="ce3" table:formula="of:=[IQ.AW9]" office:value-type="float" office:value="58" calcext:value-type="float">
            <text:p>58</text:p>
          </table:table-cell>
          <table:table-cell table:style-name="train_20_green_20_light" table:formula="of:=VLOOKUP([.C16];[IQ.C56:.D121];2)" office:value-type="string" office:string-value="䷹" calcext:value-type="string">
            <text:p>䷹</text:p>
          </table:table-cell>
          <table:table-cell table:formula="of:=IF([.C16]=0;&quot;Unknown Error Thrown&quot;;&quot; &quot;)" office:value-type="string" office:string-value=" " calcext:value-type="string">
            <text:p><text:s/></text:p>
          </table:table-cell>
          <table:table-cell table:formula="of:=VLOOKUP([.C16];[IQ.L94:.U158];3)" office:value-type="string" office:string-value="duì" calcext:value-type="string">
            <text:p>duì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/>
          <table:table-cell table:style-name="train_20_green_20_light" office:value-type="string" calcext:value-type="string">
            <text:p>Upper Interlaced Trigram</text:p>
          </table:table-cell>
          <table:table-cell table:style-name="train_20_green_20_light" table:formula="of:=[IQ.J4]" office:value-type="float" office:value="3" calcext:value-type="float">
            <text:p>3</text:p>
          </table:table-cell>
          <table:table-cell table:style-name="train_20_green_20_light" table:formula="of:=[IQ.K4]" office:value-type="string" office:string-value="☲" calcext:value-type="string">
            <text:p>☲</text:p>
          </table:table-cell>
          <table:table-cell table:style-name="train_20_green_20_light" table:formula="of:=VLOOKUP([.J17];[IQ.L160:.U170];4)" office:value-type="string" office:string-value="Fire" calcext:value-type="string">
            <text:p>Fire</text:p>
          </table:table-cell>
          <table:table-cell table:style-name="train_20_green_20_light" table:formula="of:=IF([.J17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Where the Spirit aspires to be</text:p>
          </table:table-cell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Interlaced Hexagram</text:p>
          </table:table-cell>
          <table:table-cell table:style-name="train_20_amber_20_light"/>
          <table:table-cell table:formula="of:=VLOOKUP([IQ.J8];[IQ.A24:.I31];[IQ.J7]+1)" office:value-type="float" office:value="56" calcext:value-type="float">
            <text:p>56</text:p>
          </table:table-cell>
          <table:table-cell table:style-name="train_20_amber_20_light" table:formula="of:=VLOOKUP([.C18];[IQ.C56:.D121];2)" office:value-type="string" office:string-value="䷷" calcext:value-type="string">
            <text:p>䷷</text:p>
          </table:table-cell>
          <table:table-cell table:style-name="train_20_amber_20_light" table:formula="of:=IF([.C1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8];[IQ.L94:.U158];3)" office:value-type="string" office:string-value="lǚ" calcext:value-type="string">
            <text:p>lǚ</text:p>
          </table:table-cell>
          <table:table-cell table:style-name="train_20_amber_20_light"/>
          <table:table-cell/>
          <table:table-cell table:style-name="train_20_green_20_light" office:value-type="string" calcext:value-type="string">
            <text:p>Lower Interlaced Trigram</text:p>
          </table:table-cell>
          <table:table-cell table:style-name="train_20_green_20_light" table:formula="of:=[IQ.J5]" office:value-type="float" office:value="5" calcext:value-type="float">
            <text:p>5</text:p>
          </table:table-cell>
          <table:table-cell table:style-name="train_20_green_20_light" table:formula="of:=[IQ.K5]" office:value-type="string" office:string-value="☴" calcext:value-type="string">
            <text:p>☴</text:p>
          </table:table-cell>
          <table:table-cell table:style-name="train_20_green_20_light" table:formula="of:=VLOOKUP([.J18];[IQ.L160:.U167];4)" office:value-type="string" office:string-value="Wind" calcext:value-type="string">
            <text:p>Wind</text:p>
          </table:table-cell>
          <table:table-cell table:style-name="train_20_green_20_light" table:formula="of:=IF([.J18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Where the Body aspires to be</text:p>
          </table:table-cell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Married Hexagram</text:p>
          </table:table-cell>
          <table:table-cell table:style-name="train_20_amber_20_light"/>
          <table:table-cell table:formula="of:=VLOOKUP([IQ.J7];[IQ.A24:.I31];[IQ.J8]+1)" office:value-type="float" office:value="22" calcext:value-type="float">
            <text:p>22</text:p>
          </table:table-cell>
          <table:table-cell table:style-name="train_20_amber_20_light" table:formula="of:=VLOOKUP([.C19];[IQ.C56:.D121];2)" office:value-type="string" office:string-value="䷕" calcext:value-type="string">
            <text:p>䷕</text:p>
          </table:table-cell>
          <table:table-cell table:style-name="train_20_amber_20_light" table:formula="of:=IF([.C1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9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oving Inverse Hexagram</text:p>
          </table:table-cell>
          <table:table-cell table:style-name="train_20_amber_20_light"/>
          <table:table-cell table:style-name="ce5" table:formula="of:=[IQ.BQ9]" office:value-type="float" office:value="55" calcext:value-type="float">
            <text:p>55</text:p>
          </table:table-cell>
          <table:table-cell table:style-name="train_20_amber_20_light" table:formula="of:=VLOOKUP([.C20];[IQ.C56:.D121];2)" office:value-type="string" office:string-value="䷶" calcext:value-type="string">
            <text:p>䷶</text:p>
          </table:table-cell>
          <table:table-cell table:style-name="train_20_amber_20_light" table:formula="of:=IF([.C2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0];[IQ.L94:.U158];3)" office:value-type="string" office:string-value="fēng" calcext:value-type="string">
            <text:p>fēng</text:p>
          </table:table-cell>
          <table:table-cell table:style-name="train_20_amber_20_light"/>
          <table:table-cell/>
          <table:table-cell table:style-name="train_20_amber_20_light" office:value-type="string" calcext:value-type="string">
            <text:p>Moving Upper Interlaced Trigram</text:p>
          </table:table-cell>
          <table:table-cell table:style-name="train_20_amber_20_light" table:formula="of:=[IQ.J7]" office:value-type="float" office:value="3" calcext:value-type="float">
            <text:p>3</text:p>
          </table:table-cell>
          <table:table-cell table:style-name="train_20_amber_20_light" table:formula="of:=[IQ.K7]" office:value-type="string" office:string-value="☲" calcext:value-type="string">
            <text:p>☲</text:p>
          </table:table-cell>
          <table:table-cell table:style-name="train_20_amber_20_light" table:formula="of:=VLOOKUP([.J20];[IQ.L160:.U167];4)" office:value-type="string" office:string-value="Fire" calcext:value-type="string">
            <text:p>Fire</text:p>
          </table:table-cell>
          <table:table-cell table:style-name="train_20_amber_20_light" table:formula="of:=IF([.J20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Reverse Hexagram</text:p>
          </table:table-cell>
          <table:table-cell table:style-name="train_20_amber_20_light"/>
          <table:table-cell table:style-name="ce5" table:formula="of:=[IQ.BU9]" office:value-type="float" office:value="60" calcext:value-type="float">
            <text:p>60</text:p>
          </table:table-cell>
          <table:table-cell table:style-name="train_20_amber_20_light" table:formula="of:=VLOOKUP([.C21];[IQ.C56:.D121];2)" office:value-type="string" office:string-value="䷻" calcext:value-type="string">
            <text:p>䷻</text:p>
          </table:table-cell>
          <table:table-cell table:style-name="train_20_amber_20_light" table:formula="of:=IF([.C2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1];[IQ.L94:.U158];3)" office:value-type="string" office:string-value="jié" calcext:value-type="string">
            <text:p>jié</text:p>
          </table:table-cell>
          <table:table-cell table:style-name="train_20_amber_20_light"/>
          <table:table-cell/>
          <table:table-cell table:style-name="train_20_amber_20_light" office:value-type="string" calcext:value-type="string">
            <text:p>Moving Lower Interlaced Trigram</text:p>
          </table:table-cell>
          <table:table-cell table:style-name="train_20_amber_20_light" table:formula="of:=[IQ.J8]" office:value-type="float" office:value="7" calcext:value-type="float">
            <text:p>7</text:p>
          </table:table-cell>
          <table:table-cell table:style-name="train_20_amber_20_light" table:formula="of:=[IQ.K8]" office:value-type="string" office:string-value="☶" calcext:value-type="string">
            <text:p>☶</text:p>
          </table:table-cell>
          <table:table-cell table:style-name="train_20_amber_20_light" table:formula="of:=VLOOKUP([.J21];[IQ.L160:.U167];4)" office:value-type="string" office:string-value="Mountain" calcext:value-type="string">
            <text:p>Mountain</text:p>
          </table:table-cell>
          <table:table-cell table:style-name="train_20_amber_20_light" table:formula="of:=IF([.J21]=0;&quot;Unknown Error Thrown&quot;;&quot; &quot;)" office:value-type="string" office:string-value=" " calcext:value-type="string">
            <text:p><text:s/></text:p>
          </table:table-cell>
          <table:table-cell table:style-name="train_20_amber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Moving Evolved Hexagram</text:p>
          </table:table-cell>
          <table:table-cell table:style-name="train_20_amber_20_light"/>
          <table:table-cell table:style-name="ce5" table:formula="of:=[IQ.BY9]" office:value-type="float" office:value="59" calcext:value-type="float">
            <text:p>59</text:p>
          </table:table-cell>
          <table:table-cell table:style-name="train_20_amber_20_light" table:formula="of:=VLOOKUP([.C22];[IQ.C56:.D121];2)" office:value-type="string" office:string-value="䷺" calcext:value-type="string">
            <text:p>䷺</text:p>
          </table:table-cell>
          <table:table-cell table:style-name="train_20_amber_20_light" table:formula="of:=IF([.C2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2];[IQ.L94:.U158];3)" office:value-type="string" office:string-value="huàn" calcext:value-type="string">
            <text:p>hu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number-columns-repeated="2" table:style-name="train_20_blank_20_cell" office:value-type="string" calcext:value-type="string">
            <text:p><text:s/></text:p>
          </table:table-cell>
          <table:table-cell table:style-name="train_20_tracks" table:formula="of:=IF([.C23]=0;&quot;Unknown Error Thrown&quot;;&quot; &quot;)" office:value-type="string" office:string-value=" " calcext:value-type="string">
            <text:p><text:s/></text:p>
          </table:table-cell>
          <table:table-cell table:style-name="train_20_tracks"/>
          <table:table-cell table:style-name="Default"/>
          <table:table-cell/>
          <table:table-cell table:style-name="train_20_green_20_light" office:value-type="string" calcext:value-type="string">
            <text:p>Golden Trigram</text:p>
          </table:table-cell>
          <table:table-cell table:style-name="train_20_green_20_light" table:formula="of:=[IQ.J11]" office:value-type="float" office:value="7" calcext:value-type="float">
            <text:p>7</text:p>
          </table:table-cell>
          <table:table-cell table:style-name="train_20_green_20_light" table:formula="of:=[IQ.K11]" office:value-type="string" office:string-value="☶" calcext:value-type="string">
            <text:p>☶</text:p>
          </table:table-cell>
          <table:table-cell table:style-name="train_20_green_20_light" table:formula="of:=VLOOKUP([.J23];[IQ.L160:.U167];4)" office:value-type="string" office:string-value="Mountain" calcext:value-type="string">
            <text:p>Mountain</text:p>
          </table:table-cell>
          <table:table-cell table:style-name="train_20_green_20_light" table:formula="of:=IF([.J23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e Essentials</text:p>
          </table:table-cell>
          <table:table-cell table:number-columns-repeated="587"/>
        </table:table-row>
        <table:table-row table:style-name="ro2">
          <table:table-cell office:value-type="string" calcext:value-type="string">
            <text:p>Upper Hexagram</text:p>
          </table:table-cell>
          <table:table-cell/>
          <table:table-cell table:style-name="train_20_green_20_light" table:formula="of:=VLOOKUP([IQ.G5];[IQ.A24:.I31];[IQ.G4]+1)" office:value-type="float" office:value="37" calcext:value-type="float">
            <text:p>37</text:p>
          </table:table-cell>
          <table:table-cell table:style-name="train_20_green_20_light" table:formula="of:=VLOOKUP([.C24];[IQ.C56:.D121];2)" office:value-type="string" office:string-value="䷤" calcext:value-type="string">
            <text:p>䷤</text:p>
          </table:table-cell>
          <table:table-cell table:formula="of:=IF([.C24]=0;&quot;Unknown Error Thrown&quot;;&quot; &quot;)" office:value-type="string" office:string-value=" " calcext:value-type="string">
            <text:p><text:s/></text:p>
          </table:table-cell>
          <table:table-cell table:formula="of:=VLOOKUP([.C24];[IQ.L94:.U158];3)" office:value-type="string" office:string-value="jiā rén" calcext:value-type="string">
            <text:p>jiā rén</text:p>
          </table:table-cell>
          <table:table-cell office:value-type="string" calcext:value-type="string">
            <text:p>This amplifies the outcome of the situation.</text:p>
          </table:table-cell>
          <table:table-cell/>
          <table:table-cell table:style-name="train_20_green_20_light" office:value-type="string" calcext:value-type="string">
            <text:p>Upper Golden Trigram</text:p>
          </table:table-cell>
          <table:table-cell table:style-name="train_20_green_20_light" table:formula="of:=[IQ.J12]" office:value-type="float" office:value="8" calcext:value-type="float">
            <text:p>8</text:p>
          </table:table-cell>
          <table:table-cell table:style-name="train_20_green_20_light" table:formula="of:=[IQ.K12]" office:value-type="string" office:string-value="☷" calcext:value-type="string">
            <text:p>☷</text:p>
          </table:table-cell>
          <table:table-cell table:style-name="train_20_green_20_light" table:formula="of:=VLOOKUP([.J24];[IQ.L160:.U167];4)" office:value-type="string" office:string-value="Earth" calcext:value-type="string">
            <text:p>Earth</text:p>
          </table:table-cell>
          <table:table-cell table:style-name="train_20_green_20_light" table:formula="of:=IF([.J24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e essential spirit</text:p>
          </table:table-cell>
          <table:table-cell table:number-columns-repeated="587"/>
        </table:table-row>
        <table:table-row table:style-name="ro2">
          <table:table-cell office:value-type="string" calcext:value-type="string">
            <text:p>Lower Hexagram</text:p>
          </table:table-cell>
          <table:table-cell/>
          <table:table-cell table:style-name="train_20_green_20_light" table:formula="of:=VLOOKUP([IQ.G7];[IQ.A24:.I31];[IQ.G6]+1)" office:value-type="float" office:value="28" calcext:value-type="float">
            <text:p>28</text:p>
          </table:table-cell>
          <table:table-cell table:style-name="train_20_green_20_light" table:formula="of:=VLOOKUP([.C25];[IQ.C56:.D121];2)" office:value-type="string" office:string-value="䷛" calcext:value-type="string">
            <text:p>䷛</text:p>
          </table:table-cell>
          <table:table-cell table:formula="of:=IF([.C25]=0;&quot;Unknown Error Thrown&quot;;&quot; &quot;)" office:value-type="string" office:string-value=" " calcext:value-type="string">
            <text:p><text:s/></text:p>
          </table:table-cell>
          <table:table-cell table:formula="of:=VLOOKUP([.C25];[IQ.L94:.U158];3)" office:value-type="string" office:string-value="dà guò" calcext:value-type="string">
            <text:p>dà guò</text:p>
          </table:table-cell>
          <table:table-cell office:value-type="string" calcext:value-type="string">
            <text:p>This is the core of the situation to be.</text:p>
          </table:table-cell>
          <table:table-cell/>
          <table:table-cell table:style-name="train_20_green_20_light" office:value-type="string" calcext:value-type="string">
            <text:p>Lower Golden Trigram</text:p>
          </table:table-cell>
          <table:table-cell table:style-name="train_20_green_20_light" table:formula="of:=[IQ.J13]" office:value-type="float" office:value="8" calcext:value-type="float">
            <text:p>8</text:p>
          </table:table-cell>
          <table:table-cell table:style-name="train_20_green_20_light" table:formula="of:=[IQ.K13]" office:value-type="string" office:string-value="☷" calcext:value-type="string">
            <text:p>☷</text:p>
          </table:table-cell>
          <table:table-cell table:style-name="train_20_green_20_light" table:formula="of:=VLOOKUP([.J25];[IQ.L160:.U167];4)" office:value-type="string" office:string-value="Earth" calcext:value-type="string">
            <text:p>Earth</text:p>
          </table:table-cell>
          <table:table-cell table:style-name="train_20_green_20_light" table:formula="of:=IF([.J25]=0;&quot;Unknown Error Thrown&quot;;&quot; &quot;)" office:value-type="string" office:string-value=" " calcext:value-type="string">
            <text:p><text:s/></text:p>
          </table:table-cell>
          <table:table-cell table:style-name="train_20_green_20_light" office:value-type="string" calcext:value-type="string">
            <text:p>The essential body</text:p>
          </table:table-cell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Upper Nuclear Hexagram</text:p>
          </table:table-cell>
          <table:table-cell table:style-name="train_20_amber_20_light"/>
          <table:table-cell table:formula="of:=VLOOKUP([IQ.G12];[IQ.A24:.I31];[IQ.G11]+1)" office:value-type="float" office:value="53" calcext:value-type="float">
            <text:p>53</text:p>
          </table:table-cell>
          <table:table-cell table:style-name="train_20_amber_20_light" table:formula="of:=VLOOKUP([.C26];[IQ.C56:.D121];2)" office:value-type="string" office:string-value="䷴" calcext:value-type="string">
            <text:p>䷴</text:p>
          </table:table-cell>
          <table:table-cell table:style-name="train_20_amber_20_light" table:formula="of:=IF([.C2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6];[IQ.L94:.U158];3)" office:value-type="string" office:string-value="jiàn" calcext:value-type="string">
            <text:p>jiàn</text:p>
          </table:table-cell>
          <table:table-cell table:style-name="train_20_amber_20_light" office:value-type="string" calcext:value-type="string">
            <text:p>This is the core of the situation that was.</text:p>
          </table:table-cell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Lower Nuclear Hexagram</text:p>
          </table:table-cell>
          <table:table-cell table:style-name="train_20_amber_20_light"/>
          <table:table-cell table:formula="of:=VLOOKUP([IQ.G14];[IQ.A24:.I31];[IQ.G13]+1)" office:value-type="float" office:value="40" calcext:value-type="float">
            <text:p>40</text:p>
          </table:table-cell>
          <table:table-cell table:style-name="train_20_amber_20_light" table:formula="of:=VLOOKUP([.C27];[IQ.C56:.D121];2)" office:value-type="string" office:string-value="䷧" calcext:value-type="string">
            <text:p>䷧</text:p>
          </table:table-cell>
          <table:table-cell table:style-name="train_20_amber_20_light" table:formula="of:=IF([.C2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7];[IQ.L94:.U158];3)" office:value-type="string" office:string-value="xiè" calcext:value-type="string">
            <text:p>xiè</text:p>
          </table:table-cell>
          <table:table-cell table:style-name="train_20_amber_20_light" office:value-type="string" calcext:value-type="string">
            <text:p>This is an amplification of the source of the situation.</text:p>
          </table:table-cell>
          <table:table-cell/>
          <table:table-cell table:style-name="train_20_red_20_light" office:value-type="string" calcext:value-type="string">
            <text:p>P6</text:p>
          </table:table-cell>
          <table:table-cell table:style-name="train_20_red_20_light" table:formula="of:=[IQ.M4]" office:value-type="float" office:value="5" calcext:value-type="float">
            <text:p>5</text:p>
          </table:table-cell>
          <table:table-cell table:style-name="train_20_red_20_light" table:formula="of:=[IQ.N4]" office:value-type="string" office:string-value="☴" calcext:value-type="string">
            <text:p>☴</text:p>
          </table:table-cell>
          <table:table-cell table:style-name="train_20_red_20_light" table:formula="of:=VLOOKUP([.J27];[IQ.L160:.U167];4)" office:value-type="string" office:string-value="Wind" calcext:value-type="string">
            <text:p>Wind</text:p>
          </table:table-cell>
          <table:table-cell table:style-name="train_20_red_20_light" table:formula="of:=IF([.J27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Default" table:number-columns-repeated="7"/>
          <table:table-cell/>
          <table:table-cell table:style-name="train_20_red_20_light" office:value-type="string" calcext:value-type="string">
            <text:p>P5</text:p>
          </table:table-cell>
          <table:table-cell table:style-name="train_20_red_20_light" table:formula="of:=[IQ.M5]" office:value-type="float" office:value="3" calcext:value-type="float">
            <text:p>3</text:p>
          </table:table-cell>
          <table:table-cell table:style-name="train_20_red_20_light" table:formula="of:=[IQ.N5]" office:value-type="string" office:string-value="☲" calcext:value-type="string">
            <text:p>☲</text:p>
          </table:table-cell>
          <table:table-cell table:style-name="train_20_red_20_light" table:formula="of:=VLOOKUP([.J28];[IQ.L160:.U167];4)" office:value-type="string" office:string-value="Fire" calcext:value-type="string">
            <text:p>Fire</text:p>
          </table:table-cell>
          <table:table-cell table:style-name="train_20_red_20_light" table:formula="of:=IF([.J28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Preceding Cast FuXi</text:p>
          </table:table-cell>
          <table:table-cell/>
          <table:table-cell table:style-name="train_20_green_20_light" table:formula="of:=VLOOKUP([.C7]-1;[IQ.L25:.M91];2)" office:value-type="float" office:value="14" calcext:value-type="float">
            <text:p>14</text:p>
          </table:table-cell>
          <table:table-cell table:formula="of:=VLOOKUP([.C29];[IQ.C56:.D121];2)" office:value-type="string" office:string-value="䷍" calcext:value-type="string">
            <text:p>䷍</text:p>
          </table:table-cell>
          <table:table-cell table:formula="of:=IF([.C29]=0;&quot;Unknown Error Thrown&quot;;&quot; &quot;)" office:value-type="string" office:string-value=" " calcext:value-type="string">
            <text:p><text:s/></text:p>
          </table:table-cell>
          <table:table-cell table:formula="of:=VLOOKUP([.C29];[IQ.L94:.U158];3)" office:value-type="string" office:string-value="dà yǒu" calcext:value-type="string">
            <text:p>dà yǒu</text:p>
          </table:table-cell>
          <table:table-cell office:value-type="string" calcext:value-type="string">
            <text:p>This is the force that created the situation.</text:p>
          </table:table-cell>
          <table:table-cell/>
          <table:table-cell table:style-name="train_20_red_20_light" office:value-type="string" calcext:value-type="string">
            <text:p>P4</text:p>
          </table:table-cell>
          <table:table-cell table:style-name="train_20_red_20_light" table:formula="of:=[IQ.M6]" office:value-type="float" office:value="2" calcext:value-type="float">
            <text:p>2</text:p>
          </table:table-cell>
          <table:table-cell table:style-name="train_20_red_20_light" table:formula="of:=[IQ.N6]" office:value-type="string" office:string-value="☱" calcext:value-type="string">
            <text:p>☱</text:p>
          </table:table-cell>
          <table:table-cell table:style-name="train_20_red_20_light" table:formula="of:=VLOOKUP([.J29];[IQ.L160:.U167];4)" office:value-type="string" office:string-value="Lake" calcext:value-type="string">
            <text:p>Lake</text:p>
          </table:table-cell>
          <table:table-cell table:style-name="train_20_red_20_light" table:formula="of:=IF([.J29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Successor Cast FuXi</text:p>
          </table:table-cell>
          <table:table-cell/>
          <table:table-cell table:style-name="train_20_green_20_light" table:formula="of:=VLOOKUP([.C7]+1;[IQ.L25:.M91];2)" office:value-type="float" office:value="55" calcext:value-type="float">
            <text:p>55</text:p>
          </table:table-cell>
          <table:table-cell table:formula="of:=VLOOKUP([.C30];[IQ.C56:.D121];2)" office:value-type="string" office:string-value="䷶" calcext:value-type="string">
            <text:p>䷶</text:p>
          </table:table-cell>
          <table:table-cell table:formula="of:=IF([.C30]=0;&quot;Unknown Error Thrown&quot;;&quot; &quot;)" office:value-type="string" office:string-value=" " calcext:value-type="string">
            <text:p><text:s/></text:p>
          </table:table-cell>
          <table:table-cell table:formula="of:=VLOOKUP([.C30];[IQ.L94:.U158];3)" office:value-type="string" office:string-value="fēng" calcext:value-type="string">
            <text:p>fēng</text:p>
          </table:table-cell>
          <table:table-cell office:value-type="string" calcext:value-type="string">
            <text:p>This is force that oppose the transition.</text:p>
          </table:table-cell>
          <table:table-cell/>
          <table:table-cell table:style-name="train_20_red_20_light" office:value-type="string" calcext:value-type="string">
            <text:p>P3</text:p>
          </table:table-cell>
          <table:table-cell table:style-name="train_20_red_20_light" table:formula="of:=[IQ.M7]" office:value-type="float" office:value="5" calcext:value-type="float">
            <text:p>5</text:p>
          </table:table-cell>
          <table:table-cell table:style-name="train_20_red_20_light" table:formula="of:=[IQ.N7]" office:value-type="string" office:string-value="☴" calcext:value-type="string">
            <text:p>☴</text:p>
          </table:table-cell>
          <table:table-cell table:style-name="train_20_red_20_light" table:formula="of:=VLOOKUP([.J30];[IQ.L160:.U167];4)" office:value-type="string" office:string-value="Wind" calcext:value-type="string">
            <text:p>Wind</text:p>
          </table:table-cell>
          <table:table-cell table:style-name="train_20_red_20_light" table:formula="of:=IF([.J30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Preceding Cast King Wen</text:p>
          </table:table-cell>
          <table:table-cell/>
          <table:table-cell table:style-name="train_20_green_20_light" table:formula="of:=IF([.C7]=1;64;[.C7]-1)" office:value-type="float" office:value="56" calcext:value-type="float">
            <text:p>56</text:p>
          </table:table-cell>
          <table:table-cell table:formula="of:=VLOOKUP([.C31];[IQ.C56:.D121];2)" office:value-type="string" office:string-value="䷷" calcext:value-type="string">
            <text:p>䷷</text:p>
          </table:table-cell>
          <table:table-cell table:formula="of:=IF([.C31]=0;&quot;Unknown Error Thrown&quot;;&quot; &quot;)" office:value-type="string" office:string-value=" " calcext:value-type="string">
            <text:p><text:s/></text:p>
          </table:table-cell>
          <table:table-cell table:formula="of:=VLOOKUP([.C31];[IQ.L94:.U158];3)" office:value-type="string" office:string-value="lǚ" calcext:value-type="string">
            <text:p>lǚ</text:p>
          </table:table-cell>
          <table:table-cell office:value-type="string" calcext:value-type="string">
            <text:p>This is the temporal source of the situation.</text:p>
          </table:table-cell>
          <table:table-cell/>
          <table:table-cell table:style-name="train_20_red_20_light" office:value-type="string" calcext:value-type="string">
            <text:p>M6</text:p>
          </table:table-cell>
          <table:table-cell table:style-name="train_20_red_20_light" table:formula="of:=[IQ.M8]" office:value-type="float" office:value="5" calcext:value-type="float">
            <text:p>5</text:p>
          </table:table-cell>
          <table:table-cell table:style-name="train_20_red_20_light" table:formula="of:=[IQ.N8]" office:value-type="string" office:string-value="☴" calcext:value-type="string">
            <text:p>☴</text:p>
          </table:table-cell>
          <table:table-cell table:style-name="train_20_red_20_light" table:formula="of:=VLOOKUP([.J31];[IQ.L160:.U167];4)" office:value-type="string" office:string-value="Wind" calcext:value-type="string">
            <text:p>Wind</text:p>
          </table:table-cell>
          <table:table-cell table:style-name="train_20_red_20_light" table:formula="of:=IF([.J31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Successor Cast King Wen</text:p>
          </table:table-cell>
          <table:table-cell/>
          <table:table-cell table:style-name="train_20_green_20_light" table:formula="of:=IF([.C7]=64;1;[.C7]+1)" office:value-type="float" office:value="58" calcext:value-type="float">
            <text:p>58</text:p>
          </table:table-cell>
          <table:table-cell table:formula="of:=VLOOKUP([.C32];[IQ.C56:.D121];2)" office:value-type="string" office:string-value="䷹" calcext:value-type="string">
            <text:p>䷹</text:p>
          </table:table-cell>
          <table:table-cell table:formula="of:=IF([.C32]=0;&quot;Unknown Error Thrown&quot;;&quot; &quot;)" office:value-type="string" office:string-value=" " calcext:value-type="string">
            <text:p><text:s/></text:p>
          </table:table-cell>
          <table:table-cell table:formula="of:=VLOOKUP([.C32];[IQ.L94:.U158];3)" office:value-type="string" office:string-value="duì" calcext:value-type="string">
            <text:p>duì</text:p>
          </table:table-cell>
          <table:table-cell office:value-type="string" calcext:value-type="string">
            <text:p>This is the temporal result of the situation.</text:p>
          </table:table-cell>
          <table:table-cell/>
          <table:table-cell table:style-name="train_20_red_20_light" office:value-type="string" calcext:value-type="string">
            <text:p>M5</text:p>
          </table:table-cell>
          <table:table-cell table:style-name="train_20_red_20_light" table:formula="of:=[IQ.M9]" office:value-type="float" office:value="7" calcext:value-type="float">
            <text:p>7</text:p>
          </table:table-cell>
          <table:table-cell table:style-name="train_20_red_20_light" table:formula="of:=[IQ.N9]" office:value-type="string" office:string-value="☶" calcext:value-type="string">
            <text:p>☶</text:p>
          </table:table-cell>
          <table:table-cell table:style-name="train_20_red_20_light" table:formula="of:=VLOOKUP([.J32];[IQ.L160:.U167];4)" office:value-type="string" office:string-value="Mountain" calcext:value-type="string">
            <text:p>Mountain</text:p>
          </table:table-cell>
          <table:table-cell table:style-name="train_20_red_20_light" table:formula="of:=IF([.J32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Preceding Cast Ma Wang Dui</text:p>
          </table:table-cell>
          <table:table-cell/>
          <table:table-cell table:style-name="train_20_green_20_light" table:formula="of:=VLOOKUP([.C7]-1;[IQ.O25:.P91];2)" office:value-type="float" office:value="52" calcext:value-type="float">
            <text:p>52</text:p>
          </table:table-cell>
          <table:table-cell table:formula="of:=VLOOKUP([.C33];[IQ.C56:.D121];2)" office:value-type="string" office:string-value="䷳" calcext:value-type="string">
            <text:p>䷳</text:p>
          </table:table-cell>
          <table:table-cell table:formula="of:=IF([.C33]=0;&quot;Unknown Error Thrown&quot;;&quot; &quot;)" office:value-type="string" office:string-value=" " calcext:value-type="string">
            <text:p><text:s/></text:p>
          </table:table-cell>
          <table:table-cell table:formula="of:=VLOOKUP([.C33];[IQ.L94:.U158];3)" office:value-type="string" office:string-value="gèn" calcext:value-type="string">
            <text:p>gèn</text:p>
          </table:table-cell>
          <table:table-cell office:value-type="string" calcext:value-type="string">
            <text:p>This is the spatial source of the situation.</text:p>
          </table:table-cell>
          <table:table-cell/>
          <table:table-cell table:style-name="train_20_red_20_light" office:value-type="string" calcext:value-type="string">
            <text:p>M4</text:p>
          </table:table-cell>
          <table:table-cell table:style-name="train_20_red_20_light" table:formula="of:=[IQ.M10]" office:value-type="float" office:value="4" calcext:value-type="float">
            <text:p>4</text:p>
          </table:table-cell>
          <table:table-cell table:style-name="train_20_red_20_light" table:formula="of:=[IQ.N10]" office:value-type="string" office:string-value="☳" calcext:value-type="string">
            <text:p>☳</text:p>
          </table:table-cell>
          <table:table-cell table:style-name="train_20_red_20_light" table:formula="of:=VLOOKUP([.J33];[IQ.L160:.U167];4)" office:value-type="string" office:string-value="Thunder" calcext:value-type="string">
            <text:p>Thunder</text:p>
          </table:table-cell>
          <table:table-cell table:style-name="train_20_red_20_light" table:formula="of:=IF([.J33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Successor Cast Ma Wang Dui</text:p>
          </table:table-cell>
          <table:table-cell/>
          <table:table-cell table:style-name="train_20_green_20_light" table:formula="of:=VLOOKUP([.C7]+1;[IQ.O25:.P91];2)" office:value-type="float" office:value="41" calcext:value-type="float">
            <text:p>41</text:p>
          </table:table-cell>
          <table:table-cell table:formula="of:=VLOOKUP([.C34];[IQ.C56:.D121];2)" office:value-type="string" office:string-value="䷨" calcext:value-type="string">
            <text:p>䷨</text:p>
          </table:table-cell>
          <table:table-cell table:formula="of:=IF([.C34]=0;&quot;Unknown Error Thrown&quot;;&quot; &quot;)" office:value-type="string" office:string-value=" " calcext:value-type="string">
            <text:p><text:s/></text:p>
          </table:table-cell>
          <table:table-cell table:formula="of:=VLOOKUP([.C34];[IQ.L94:.U158];3)" office:value-type="string" office:string-value="sǔn" calcext:value-type="string">
            <text:p>sǔn</text:p>
          </table:table-cell>
          <table:table-cell office:value-type="string" calcext:value-type="string">
            <text:p>This is the spatial result of the situation.</text:p>
          </table:table-cell>
          <table:table-cell/>
          <table:table-cell table:style-name="train_20_red_20_light" office:value-type="string" calcext:value-type="string">
            <text:p>M3</text:p>
          </table:table-cell>
          <table:table-cell table:style-name="train_20_red_20_light" table:formula="of:=[IQ.M11]" office:value-type="float" office:value="6" calcext:value-type="float">
            <text:p>6</text:p>
          </table:table-cell>
          <table:table-cell table:style-name="train_20_red_20_light" table:formula="of:=[IQ.N11]" office:value-type="string" office:string-value="☵" calcext:value-type="string">
            <text:p>☵</text:p>
          </table:table-cell>
          <table:table-cell table:style-name="train_20_red_20_light" table:formula="of:=VLOOKUP([.J34];[IQ.L160:.U167];4)" office:value-type="string" office:string-value="Water" calcext:value-type="string">
            <text:p>Water</text:p>
          </table:table-cell>
          <table:table-cell table:style-name="train_20_red_20_light" table:formula="of:=IF([.J34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Preceding Cast Base</text:p>
          </table:table-cell>
          <table:table-cell/>
          <table:table-cell table:style-name="train_20_green_20_light" table:formula="of:=VLOOKUP([.C7]-1;[IQ.R25:.S91];2)" office:value-type="float" office:value="16" calcext:value-type="float">
            <text:p>16</text:p>
          </table:table-cell>
          <table:table-cell table:formula="of:=VLOOKUP([.C35];[IQ.C56:.D121];2)" office:value-type="string" office:string-value="䷏" calcext:value-type="string">
            <text:p>䷏</text:p>
          </table:table-cell>
          <table:table-cell table:formula="of:=IF([.C35]=0;&quot;Unknown Error Thrown&quot;;&quot; &quot;)" office:value-type="string" office:string-value=" " calcext:value-type="string">
            <text:p><text:s/></text:p>
          </table:table-cell>
          <table:table-cell table:formula="of:=VLOOKUP([.C35];[IQ.L94:.U158];3)" office:value-type="string" office:string-value="yù" calcext:value-type="string">
            <text:p>yù</text:p>
          </table:table-cell>
          <table:table-cell table:number-columns-repeated="2"/>
          <table:table-cell table:style-name="train_20_red_20_light" office:value-type="string" calcext:value-type="string">
            <text:p>N6</text:p>
          </table:table-cell>
          <table:table-cell table:style-name="train_20_red_20_light" table:formula="of:=[IQ.M12]" office:value-type="float" office:value="3" calcext:value-type="float">
            <text:p>3</text:p>
          </table:table-cell>
          <table:table-cell table:style-name="train_20_red_20_light" table:formula="of:=[IQ.N12]" office:value-type="string" office:string-value="☲" calcext:value-type="string">
            <text:p>☲</text:p>
          </table:table-cell>
          <table:table-cell table:style-name="train_20_red_20_light" table:formula="of:=VLOOKUP([.J35];[IQ.L160:.U167];4)" office:value-type="string" office:string-value="Fire" calcext:value-type="string">
            <text:p>Fire</text:p>
          </table:table-cell>
          <table:table-cell table:style-name="train_20_red_20_light" table:formula="of:=IF([.J35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Successor Cast Base</text:p>
          </table:table-cell>
          <table:table-cell/>
          <table:table-cell table:style-name="train_20_green_20_light" table:formula="of:=VLOOKUP([.C7]+1;[IQ.R25:.S91];2)" office:value-type="float" office:value="46" calcext:value-type="float">
            <text:p>46</text:p>
          </table:table-cell>
          <table:table-cell table:formula="of:=VLOOKUP([.C36];[IQ.C56:.D121];2)" office:value-type="string" office:string-value="䷭" calcext:value-type="string">
            <text:p>䷭</text:p>
          </table:table-cell>
          <table:table-cell table:formula="of:=IF([.C36]=0;&quot;Unknown Error Thrown&quot;;&quot; &quot;)" office:value-type="string" office:string-value=" " calcext:value-type="string">
            <text:p><text:s/></text:p>
          </table:table-cell>
          <table:table-cell table:formula="of:=VLOOKUP([.C36];[IQ.L94:.U158];3)" office:value-type="string" office:string-value="shēng  " calcext:value-type="string">
            <text:p>shēng <text:s/></text:p>
          </table:table-cell>
          <table:table-cell table:number-columns-repeated="2"/>
          <table:table-cell table:style-name="train_20_red_20_light" office:value-type="string" calcext:value-type="string">
            <text:p>N5</text:p>
          </table:table-cell>
          <table:table-cell table:style-name="train_20_red_20_light" table:formula="of:=[IQ.M13]" office:value-type="float" office:value="6" calcext:value-type="float">
            <text:p>6</text:p>
          </table:table-cell>
          <table:table-cell table:style-name="train_20_red_20_light" table:formula="of:=[IQ.N13]" office:value-type="string" office:string-value="☵" calcext:value-type="string">
            <text:p>☵</text:p>
          </table:table-cell>
          <table:table-cell table:style-name="train_20_red_20_light" table:formula="of:=VLOOKUP([.J36];[IQ.L160:.U167];4)" office:value-type="string" office:string-value="Water" calcext:value-type="string">
            <text:p>Water</text:p>
          </table:table-cell>
          <table:table-cell table:style-name="train_20_red_20_light" table:formula="of:=IF([.J36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Preceding Cast Govinda</text:p>
          </table:table-cell>
          <table:table-cell table:style-name="train_20_amber_20_light"/>
          <table:table-cell table:formula="of:=VLOOKUP([.C7]-1;[IQ.U25:.V91];2)" office:value-type="float" office:value="56" calcext:value-type="float">
            <text:p>56</text:p>
          </table:table-cell>
          <table:table-cell table:style-name="ce16" table:formula="of:=VLOOKUP([.C37];[IQ.C56:.D121];2)" office:value-type="string" office:string-value="䷷" calcext:value-type="string">
            <text:p>䷷</text:p>
          </table:table-cell>
          <table:table-cell table:style-name="train_20_amber_20_light" table:formula="of:=IF([.C37]=0;&quot;Not Implemented&quot;;&quot; &quot;)" office:value-type="string" office:string-value=" " calcext:value-type="string">
            <text:p><text:s/></text:p>
          </table:table-cell>
          <table:table-cell table:style-name="ce16" table:formula="of:=VLOOKUP([.C37];[IQ.L94:.U158];3)" office:value-type="string" office:string-value="lǚ" calcext:value-type="string">
            <text:p>lǚ</text:p>
          </table:table-cell>
          <table:table-cell table:style-name="train_20_amber_20_light" office:value-type="string" calcext:value-type="string">
            <text:p><text:s/></text:p>
          </table:table-cell>
          <table:table-cell/>
          <table:table-cell table:style-name="train_20_red_20_light" office:value-type="string" calcext:value-type="string">
            <text:p>N4</text:p>
          </table:table-cell>
          <table:table-cell table:style-name="train_20_red_20_light" table:formula="of:=[IQ.M14]" office:value-type="float" office:value="3" calcext:value-type="float">
            <text:p>3</text:p>
          </table:table-cell>
          <table:table-cell table:style-name="train_20_red_20_light" table:formula="of:=[IQ.N14]" office:value-type="string" office:string-value="☲" calcext:value-type="string">
            <text:p>☲</text:p>
          </table:table-cell>
          <table:table-cell table:style-name="train_20_red_20_light" table:formula="of:=VLOOKUP([.J37];[IQ.L160:.U167];4)" office:value-type="string" office:string-value="Fire" calcext:value-type="string">
            <text:p>Fire</text:p>
          </table:table-cell>
          <table:table-cell table:style-name="train_20_red_20_light" table:formula="of:=IF([.J37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Successor Cast Govinda</text:p>
          </table:table-cell>
          <table:table-cell table:style-name="train_20_amber_20_light"/>
          <table:table-cell table:formula="of:=VLOOKUP([.C7]+1;[IQ.U25:.V91];2)" office:value-type="float" office:value="58" calcext:value-type="float">
            <text:p>58</text:p>
          </table:table-cell>
          <table:table-cell table:style-name="ce16" table:formula="of:=VLOOKUP([.C38];[IQ.C56:.D121];2)" office:value-type="string" office:string-value="䷹" calcext:value-type="string">
            <text:p>䷹</text:p>
          </table:table-cell>
          <table:table-cell table:style-name="train_20_amber_20_light" table:formula="of:=IF([.C38]=0;&quot;Not Implemented&quot;;&quot; &quot;)" office:value-type="string" office:string-value=" " calcext:value-type="string">
            <text:p><text:s/></text:p>
          </table:table-cell>
          <table:table-cell table:style-name="ce16" table:formula="of:=VLOOKUP([.C38];[IQ.L94:.U158];3)" office:value-type="string" office:string-value="duì" calcext:value-type="string">
            <text:p>duì</text:p>
          </table:table-cell>
          <table:table-cell table:style-name="train_20_amber_20_light" office:value-type="string" calcext:value-type="string">
            <text:p><text:s/></text:p>
          </table:table-cell>
          <table:table-cell/>
          <table:table-cell table:style-name="train_20_red_20_light" office:value-type="string" calcext:value-type="string">
            <text:p>N3</text:p>
          </table:table-cell>
          <table:table-cell table:style-name="train_20_red_20_light" table:formula="of:=[IQ.M15]" office:value-type="float" office:value="2" calcext:value-type="float">
            <text:p>2</text:p>
          </table:table-cell>
          <table:table-cell table:style-name="train_20_red_20_light" table:formula="of:=[IQ.N15]" office:value-type="string" office:string-value="☱" calcext:value-type="string">
            <text:p>☱</text:p>
          </table:table-cell>
          <table:table-cell table:style-name="train_20_red_20_light" table:formula="of:=VLOOKUP([.J38];[IQ.L160:.U167];4)" office:value-type="string" office:string-value="Lake" calcext:value-type="string">
            <text:p>Lake</text:p>
          </table:table-cell>
          <table:table-cell table:style-name="train_20_red_20_light" table:formula="of:=IF([.J38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Preceding Cast LianShanyi</text:p>
          </table:table-cell>
          <table:table-cell table:style-name="train_20_amber_20_light"/>
          <table:table-cell table:formula="of:=VLOOKUP([.C7]-1;[IQ.X25:.Y91];2)" office:value-type="float" office:value="0" calcext:value-type="float">
            <text:p>0</text:p>
          </table:table-cell>
          <table:table-cell table:style-name="ce16" table:formula="of:=VLOOKUP([.C39];[IQ.C56:.D121];2)" office:value-type="string" office:string-value="∅" calcext:value-type="string">
            <text:p>∅</text:p>
          </table:table-cell>
          <table:table-cell table:style-name="copyright_20_info" table:formula="of:=IF([.C39]=0;&quot;Not Implemented&quot;;&quot; &quot;)" office:value-type="string" office:string-value="Not Implemented" calcext:value-type="string">
            <text:p>Not Implemented</text:p>
          </table:table-cell>
          <table:table-cell table:style-name="train_20_amber_20_light" table:formula="of:=VLOOKUP([.C39];[IQ.L94:.U158];3)" office:value-type="string" office:string-value=" 未實施" calcext:value-type="string">
            <text:p><text:s/>未實施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X6</text:p>
          </table:table-cell>
          <table:table-cell table:style-name="train_20_red_20_light" table:formula="of:=[IQ.M16]" office:value-type="float" office:value="7" calcext:value-type="float">
            <text:p>7</text:p>
          </table:table-cell>
          <table:table-cell table:style-name="train_20_red_20_light" table:formula="of:=[IQ.N16]" office:value-type="string" office:string-value="☶" calcext:value-type="string">
            <text:p>☶</text:p>
          </table:table-cell>
          <table:table-cell table:style-name="train_20_red_20_light" table:formula="of:=VLOOKUP([.J39];[IQ.L160:.U167];4)" office:value-type="string" office:string-value="Mountain" calcext:value-type="string">
            <text:p>Mountain</text:p>
          </table:table-cell>
          <table:table-cell table:style-name="train_20_red_20_light" table:formula="of:=IF([.J39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Successor Cast Lianshanyi</text:p>
          </table:table-cell>
          <table:table-cell table:style-name="train_20_amber_20_light"/>
          <table:table-cell table:formula="of:=VLOOKUP([.C7]+1;[IQ.X25:.Y91];2)" office:value-type="float" office:value="0" calcext:value-type="float">
            <text:p>0</text:p>
          </table:table-cell>
          <table:table-cell table:style-name="ce16" table:formula="of:=VLOOKUP([.C40];[IQ.C56:.D121];2)" office:value-type="string" office:string-value="∅" calcext:value-type="string">
            <text:p>∅</text:p>
          </table:table-cell>
          <table:table-cell table:style-name="copyright_20_info" table:formula="of:=IF([.C40]=0;&quot;Not Implemented&quot;;&quot; &quot;)" office:value-type="string" office:string-value="Not Implemented" calcext:value-type="string">
            <text:p>Not Implemented</text:p>
          </table:table-cell>
          <table:table-cell table:style-name="train_20_amber_20_light" table:formula="of:=VLOOKUP([.C40];[IQ.L94:.U158];3)" office:value-type="string" office:string-value=" 未實施" calcext:value-type="string">
            <text:p><text:s/>未實施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X5</text:p>
          </table:table-cell>
          <table:table-cell table:style-name="train_20_red_20_light" table:formula="of:=[IQ.M17]" office:value-type="float" office:value="8" calcext:value-type="float">
            <text:p>8</text:p>
          </table:table-cell>
          <table:table-cell table:style-name="train_20_red_20_light" table:formula="of:=[IQ.N17]" office:value-type="string" office:string-value="☷" calcext:value-type="string">
            <text:p>☷</text:p>
          </table:table-cell>
          <table:table-cell table:style-name="train_20_red_20_light" table:formula="of:=VLOOKUP([.J40];[IQ.L160:.U167];4)" office:value-type="string" office:string-value="Earth" calcext:value-type="string">
            <text:p>Earth</text:p>
          </table:table-cell>
          <table:table-cell table:style-name="train_20_red_20_light" table:formula="of:=IF([.J40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Preceding Cast Guicangy</text:p>
          </table:table-cell>
          <table:table-cell table:style-name="train_20_amber_20_light"/>
          <table:table-cell table:formula="of:=VLOOKUP([.C7]-1;[IQ.AA25:.AB91];2)" office:value-type="float" office:value="15" calcext:value-type="float">
            <text:p>15</text:p>
          </table:table-cell>
          <table:table-cell table:style-name="ce16" table:formula="of:=VLOOKUP([.C41];[IQ.C56:.D121];2)" office:value-type="string" office:string-value="䷎" calcext:value-type="string">
            <text:p>䷎</text:p>
          </table:table-cell>
          <table:table-cell table:style-name="train_20_amber_20_light" table:formula="of:=IF([.C41]=0;&quot;Not Implemented&quot;;&quot; &quot;)" office:value-type="string" office:string-value=" " calcext:value-type="string">
            <text:p><text:s/></text:p>
          </table:table-cell>
          <table:table-cell table:style-name="train_20_amber_20_light" table:formula="of:=VLOOKUP([.C41];[IQ.L94:.U158];3)" office:value-type="string" office:string-value="qiān" calcext:value-type="string">
            <text:p>qiān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X4</text:p>
          </table:table-cell>
          <table:table-cell table:style-name="train_20_red_20_light" table:formula="of:=[IQ.M18]" office:value-type="float" office:value="8" calcext:value-type="float">
            <text:p>8</text:p>
          </table:table-cell>
          <table:table-cell table:style-name="train_20_red_20_light" table:formula="of:=[IQ.N18]" office:value-type="string" office:string-value="☷" calcext:value-type="string">
            <text:p>☷</text:p>
          </table:table-cell>
          <table:table-cell table:style-name="train_20_red_20_light" table:formula="of:=VLOOKUP([.J41];[IQ.L160:.U167];4)" office:value-type="string" office:string-value="Earth" calcext:value-type="string">
            <text:p>Earth</text:p>
          </table:table-cell>
          <table:table-cell table:style-name="train_20_red_20_light" table:formula="of:=IF([.J41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amber_20_light" office:value-type="string" calcext:value-type="string">
            <text:p>Successor Cast Guicangy</text:p>
          </table:table-cell>
          <table:table-cell table:style-name="train_20_amber_20_light"/>
          <table:table-cell table:formula="of:=VLOOKUP([.C7]+1;[IQ.AA25:.AB91];2)" office:value-type="float" office:value="45" calcext:value-type="float">
            <text:p>45</text:p>
          </table:table-cell>
          <table:table-cell table:style-name="ce16" table:formula="of:=VLOOKUP([.C42];[IQ.C56:.D121];2)" office:value-type="string" office:string-value="䷬" calcext:value-type="string">
            <text:p>䷬</text:p>
          </table:table-cell>
          <table:table-cell table:style-name="train_20_amber_20_light" table:formula="of:=IF([.C42]=0;&quot;Not Implemented&quot;;&quot; &quot;)" office:value-type="string" office:string-value=" " calcext:value-type="string">
            <text:p><text:s/></text:p>
          </table:table-cell>
          <table:table-cell table:style-name="train_20_amber_20_light" table:formula="of:=VLOOKUP([.C42];[IQ.L94:.U158];3)" office:value-type="string" office:string-value="cuì" calcext:value-type="string">
            <text:p>cuì</text:p>
          </table:table-cell>
          <table:table-cell table:style-name="train_20_amber_20_light"/>
          <table:table-cell/>
          <table:table-cell table:style-name="train_20_red_20_light" office:value-type="string" calcext:value-type="string">
            <text:p>X3</text:p>
          </table:table-cell>
          <table:table-cell table:style-name="train_20_red_20_light" table:formula="of:=[IQ.M19]" office:value-type="float" office:value="4" calcext:value-type="float">
            <text:p>4</text:p>
          </table:table-cell>
          <table:table-cell table:style-name="train_20_red_20_light" table:formula="of:=[IQ.N19]" office:value-type="string" office:string-value="☳" calcext:value-type="string">
            <text:p>☳</text:p>
          </table:table-cell>
          <table:table-cell table:style-name="train_20_red_20_light" table:formula="of:=VLOOKUP([.J42];[IQ.L160:.U167];4)" office:value-type="string" office:string-value="Thunder" calcext:value-type="string">
            <text:p>Thunder</text:p>
          </table:table-cell>
          <table:table-cell table:style-name="train_20_red_20_light" table:formula="of:=IF([.J42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Preceding Cast Cullinane</text:p>
          </table:table-cell>
          <table:table-cell/>
          <table:table-cell table:style-name="train_20_green_20_light" table:formula="of:=VLOOKUP([.C7]-1;[IQ.AD25:.AE91];2)" office:value-type="float" office:value="7" calcext:value-type="float">
            <text:p>7</text:p>
          </table:table-cell>
          <table:table-cell table:formula="of:=VLOOKUP([.C43];[IQ.C56:.D121];2)" office:value-type="string" office:string-value="䷆" calcext:value-type="string">
            <text:p>䷆</text:p>
          </table:table-cell>
          <table:table-cell table:formula="of:=IF([.C43]=0;&quot;Unknown Error Thrown&quot;;&quot; &quot;)" office:value-type="string" office:string-value=" " calcext:value-type="string">
            <text:p><text:s/></text:p>
          </table:table-cell>
          <table:table-cell table:formula="of:=VLOOKUP([.C43];[IQ.L94:.U158];3)" office:value-type="string" office:string-value="shī" calcext:value-type="string">
            <text:p>shī</text:p>
          </table:table-cell>
          <table:table-cell table:number-columns-repeated="2"/>
          <table:table-cell table:style-name="train_20_red_20_light" office:value-type="string" calcext:value-type="string">
            <text:p>I1</text:p>
          </table:table-cell>
          <table:table-cell table:style-name="train_20_red_20_light" table:formula="of:=[IQ.M20]" office:value-type="float" office:value="5" calcext:value-type="float">
            <text:p>5</text:p>
          </table:table-cell>
          <table:table-cell table:style-name="train_20_red_20_light" table:formula="of:=[IQ.N20]" office:value-type="string" office:string-value="☴" calcext:value-type="string">
            <text:p>☴</text:p>
          </table:table-cell>
          <table:table-cell table:style-name="train_20_red_20_light" table:formula="of:=VLOOKUP([.J43];[IQ.L160:.U167];4)" office:value-type="string" office:string-value="Wind" calcext:value-type="string">
            <text:p>Wind</text:p>
          </table:table-cell>
          <table:table-cell table:style-name="train_20_red_20_light" table:formula="of:=IF([.J43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office:value-type="string" calcext:value-type="string">
            <text:p>Successor Cast Cullinane</text:p>
          </table:table-cell>
          <table:table-cell/>
          <table:table-cell table:style-name="train_20_green_20_light" table:formula="of:=VLOOKUP([.C7]+1;[IQ.AD25:.AE91];2)" office:value-type="float" office:value="63" calcext:value-type="float">
            <text:p>63</text:p>
          </table:table-cell>
          <table:table-cell table:formula="of:=VLOOKUP([.C44];[IQ.C56:.D121];2)" office:value-type="string" office:string-value="䷾" calcext:value-type="string">
            <text:p>䷾</text:p>
          </table:table-cell>
          <table:table-cell table:formula="of:=IF([.C44]=0;&quot;Unknown Error Thrown&quot;;&quot; &quot;)" office:value-type="string" office:string-value=" " calcext:value-type="string">
            <text:p><text:s/></text:p>
          </table:table-cell>
          <table:table-cell table:formula="of:=VLOOKUP([.C44];[IQ.L94:.U158];3)" office:value-type="string" office:string-value="jì jì" calcext:value-type="string">
            <text:p>jì jì</text:p>
          </table:table-cell>
          <table:table-cell table:number-columns-repeated="2"/>
          <table:table-cell table:style-name="train_20_red_20_light" office:value-type="string" calcext:value-type="string">
            <text:p>I2</text:p>
          </table:table-cell>
          <table:table-cell table:style-name="train_20_red_20_light" table:formula="of:=[IQ.M21]" office:value-type="float" office:value="3" calcext:value-type="float">
            <text:p>3</text:p>
          </table:table-cell>
          <table:table-cell table:style-name="train_20_red_20_light" table:formula="of:=[IQ.N21]" office:value-type="string" office:string-value="☲" calcext:value-type="string">
            <text:p>☲</text:p>
          </table:table-cell>
          <table:table-cell table:style-name="train_20_red_20_light" table:formula="of:=VLOOKUP([.J44];[IQ.L160:.U167];4)" office:value-type="string" office:string-value="Fire" calcext:value-type="string">
            <text:p>Fire</text:p>
          </table:table-cell>
          <table:table-cell table:style-name="train_20_red_20_light" table:formula="of:=IF([.J44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red_20_light" office:value-type="string" calcext:value-type="string">
            <text:p>Preceding Cast </text:p>
          </table:table-cell>
          <table:table-cell table:style-name="train_20_red_20_light"/>
          <table:table-cell table:style-name="train_20_red_20_light" table:formula="of:=VLOOKUP([.C7]-1;[IQ.AG25:.AH91];2)" office:value-type="float" office:value="0" calcext:value-type="float">
            <text:p>0</text:p>
          </table:table-cell>
          <table:table-cell table:style-name="ce18" table:formula="of:=VLOOKUP([.C45];[IQ.C56:.D121];2)" office:value-type="string" office:string-value="∅" calcext:value-type="string">
            <text:p>∅</text:p>
          </table:table-cell>
          <table:table-cell table:style-name="copyright_20_info" table:formula="of:=IF([.C4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4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/>
          <table:table-cell table:style-name="train_20_red_20_light" office:value-type="string" calcext:value-type="string">
            <text:p>G</text:p>
          </table:table-cell>
          <table:table-cell table:style-name="train_20_red_20_light" table:formula="of:=[IQ.M22]" office:value-type="float" office:value="7" calcext:value-type="float">
            <text:p>7</text:p>
          </table:table-cell>
          <table:table-cell table:style-name="train_20_red_20_light" table:formula="of:=[IQ.N22]" office:value-type="string" office:string-value="☶" calcext:value-type="string">
            <text:p>☶</text:p>
          </table:table-cell>
          <table:table-cell table:style-name="train_20_red_20_light" table:formula="of:=VLOOKUP([.J45];[IQ.L160:.U167];4)" office:value-type="string" office:string-value="Mountain" calcext:value-type="string">
            <text:p>Mountain</text:p>
          </table:table-cell>
          <table:table-cell table:style-name="train_20_red_20_light" table:formula="of:=IF([.J45]=0;&quot;Unknown Error Thrown&quot;;&quot; &quot;)" office:value-type="string" office:string-value=" " calcext:value-type="string">
            <text:p><text:s/></text:p>
          </table:table-cell>
          <table:table-cell table:style-name="train_20_red_20_light"/>
          <table:table-cell table:number-columns-repeated="587"/>
        </table:table-row>
        <table:table-row table:style-name="ro2">
          <table:table-cell table:style-name="train_20_red_20_light" office:value-type="string" calcext:value-type="string">
            <text:p>Successor Cast </text:p>
          </table:table-cell>
          <table:table-cell table:style-name="train_20_red_20_light"/>
          <table:table-cell table:style-name="train_20_red_20_light" table:formula="of:=VLOOKUP([.C7]+1;[IQ.AG25:.AH91];2)" office:value-type="float" office:value="0" calcext:value-type="float">
            <text:p>0</text:p>
          </table:table-cell>
          <table:table-cell table:style-name="ce18" table:formula="of:=VLOOKUP([.C46];[IQ.C56:.D121];2)" office:value-type="string" office:string-value="∅" calcext:value-type="string">
            <text:p>∅</text:p>
          </table:table-cell>
          <table:table-cell table:style-name="copyright_20_info" table:formula="of:=IF([.C4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4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Preceding Cast </text:p>
          </table:table-cell>
          <table:table-cell table:style-name="train_20_red_20_light"/>
          <table:table-cell table:style-name="train_20_red_20_light" table:formula="of:=VLOOKUP([.C7]-1;[IQ.AI25:.AJ91];2)" office:value-type="float" office:value="0" calcext:value-type="float">
            <text:p>0</text:p>
          </table:table-cell>
          <table:table-cell table:style-name="ce18" table:formula="of:=VLOOKUP([.C47];[IQ.C56:.D121];2)" office:value-type="string" office:string-value="∅" calcext:value-type="string">
            <text:p>∅</text:p>
          </table:table-cell>
          <table:table-cell table:style-name="copyright_20_info" table:formula="of:=IF([.C4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4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Cast </text:p>
          </table:table-cell>
          <table:table-cell table:style-name="train_20_red_20_light"/>
          <table:table-cell table:style-name="train_20_red_20_light" table:formula="of:=VLOOKUP([.C7]+1;[IQ.AI25:.AJ91];2)" office:value-type="float" office:value="0" calcext:value-type="float">
            <text:p>0</text:p>
          </table:table-cell>
          <table:table-cell table:style-name="ce18" table:formula="of:=VLOOKUP([.C48];[IQ.C56:.D121];2)" office:value-type="string" office:string-value="∅" calcext:value-type="string">
            <text:p>∅</text:p>
          </table:table-cell>
          <table:table-cell table:style-name="copyright_20_info" table:formula="of:=IF([.C4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4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Preceding Cast </text:p>
          </table:table-cell>
          <table:table-cell table:style-name="train_20_red_20_light"/>
          <table:table-cell table:style-name="train_20_red_20_light" table:formula="of:=VLOOKUP([.C7]-1;[IQ.AI25:.AJ91];2)" office:value-type="float" office:value="0" calcext:value-type="float">
            <text:p>0</text:p>
          </table:table-cell>
          <table:table-cell table:style-name="ce18" table:formula="of:=VLOOKUP([.C49];[IQ.C56:.D121];2)" office:value-type="string" office:string-value="∅" calcext:value-type="string">
            <text:p>∅</text:p>
          </table:table-cell>
          <table:table-cell table:style-name="copyright_20_info" table:formula="of:=IF([.C49]=0;&quot;Not Implemented&quot;;&quot; &quot;)" office:value-type="string" office:string-value="Not Implemented" calcext:value-type="string">
            <text:p>Not Implemented</text:p>
          </table:table-cell>
          <table:table-cell table:style-name="ce18" table:formula="of:=VLOOKUP([.C4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Cast </text:p>
          </table:table-cell>
          <table:table-cell table:style-name="train_20_red_20_light"/>
          <table:table-cell table:style-name="train_20_red_20_light" table:formula="of:=VLOOKUP([.C7]+1;[IQ.AI25:.AJ91];2)" office:value-type="float" office:value="0" calcext:value-type="float">
            <text:p>0</text:p>
          </table:table-cell>
          <table:table-cell table:style-name="ce18" table:formula="of:=VLOOKUP([.C50];[IQ.C56:.D121];2)" office:value-type="string" office:string-value="∅" calcext:value-type="string">
            <text:p>∅</text:p>
          </table:table-cell>
          <table:table-cell table:style-name="copyright_20_info" table:formula="of:=IF([.C50]=0;&quot;Not Implemented&quot;;&quot; &quot;)" office:value-type="string" office:string-value="Not Implemented" calcext:value-type="string">
            <text:p>Not Implemented</text:p>
          </table:table-cell>
          <table:table-cell table:style-name="ce18" table:formula="of:=VLOOKUP([.C5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Preceding Cast </text:p>
          </table:table-cell>
          <table:table-cell table:style-name="train_20_red_20_light"/>
          <table:table-cell table:style-name="train_20_red_20_light" table:formula="of:=VLOOKUP([.C7]-1;[IQ.AI25:.AJ91];2)" office:value-type="float" office:value="0" calcext:value-type="float">
            <text:p>0</text:p>
          </table:table-cell>
          <table:table-cell table:style-name="ce18" table:formula="of:=VLOOKUP([.C51];[IQ.C56:.D121];2)" office:value-type="string" office:string-value="∅" calcext:value-type="string">
            <text:p>∅</text:p>
          </table:table-cell>
          <table:table-cell table:style-name="copyright_20_info" table:formula="of:=IF([.C51]=0;&quot;Not Implemented&quot;;&quot; &quot;)" office:value-type="string" office:string-value="Not Implemented" calcext:value-type="string">
            <text:p>Not Implemented</text:p>
          </table:table-cell>
          <table:table-cell table:style-name="ce18" table:formula="of:=VLOOKUP([.C5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Cast </text:p>
          </table:table-cell>
          <table:table-cell table:style-name="train_20_red_20_light"/>
          <table:table-cell table:style-name="train_20_red_20_light" table:formula="of:=VLOOKUP([.C7]+1;[IQ.AI25:.AJ91];2)" office:value-type="float" office:value="0" calcext:value-type="float">
            <text:p>0</text:p>
          </table:table-cell>
          <table:table-cell table:style-name="ce18" table:formula="of:=VLOOKUP([.C52];[IQ.C56:.D121];2)" office:value-type="string" office:string-value="∅" calcext:value-type="string">
            <text:p>∅</text:p>
          </table:table-cell>
          <table:table-cell table:style-name="copyright_20_info" table:formula="of:=IF([.C52]=0;&quot;Not Implemented&quot;;&quot; &quot;)" office:value-type="string" office:string-value="Not Implemented" calcext:value-type="string">
            <text:p>Not Implemented</text:p>
          </table:table-cell>
          <table:table-cell table:style-name="ce18" table:formula="of:=VLOOKUP([.C5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Preceding Cast </text:p>
          </table:table-cell>
          <table:table-cell table:style-name="train_20_red_20_light"/>
          <table:table-cell table:style-name="train_20_red_20_light" table:formula="of:=VLOOKUP([.C7]-1;[IQ.AI25:.AJ91];2)" office:value-type="float" office:value="0" calcext:value-type="float">
            <text:p>0</text:p>
          </table:table-cell>
          <table:table-cell table:style-name="ce18" table:formula="of:=VLOOKUP([.C53];[IQ.C56:.D121];2)" office:value-type="string" office:string-value="∅" calcext:value-type="string">
            <text:p>∅</text:p>
          </table:table-cell>
          <table:table-cell table:style-name="copyright_20_info" table:formula="of:=IF([.C53]=0;&quot;Not Implemented&quot;;&quot; &quot;)" office:value-type="string" office:string-value="Not Implemented" calcext:value-type="string">
            <text:p>Not Implemented</text:p>
          </table:table-cell>
          <table:table-cell table:style-name="ce18" table:formula="of:=VLOOKUP([.C5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Cast </text:p>
          </table:table-cell>
          <table:table-cell table:style-name="train_20_red_20_light"/>
          <table:table-cell table:style-name="train_20_red_20_light" table:formula="of:=VLOOKUP([.C7]+1; [IQ.AI25:.AJ91];2)" office:value-type="float" office:value="0" calcext:value-type="float">
            <text:p>0</text:p>
          </table:table-cell>
          <table:table-cell table:style-name="ce18" table:formula="of:=VLOOKUP([.C54];[IQ.C56:.D121];2)" office:value-type="string" office:string-value="∅" calcext:value-type="string">
            <text:p>∅</text:p>
          </table:table-cell>
          <table:table-cell table:style-name="copyright_20_info" table:formula="of:=IF([.C54]=0;&quot;Not Implemented&quot;;&quot; &quot;)" office:value-type="string" office:string-value="Not Implemented" calcext:value-type="string">
            <text:p>Not Implemented</text:p>
          </table:table-cell>
          <table:table-cell table:style-name="ce18" table:formula="of:=VLOOKUP([.C5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receding Moving FuXi</text:p>
          </table:table-cell>
          <table:table-cell/>
          <table:table-cell table:style-name="train_20_green_20_light" table:formula="of:=VLOOKUP([.C8]-1;[IQ.L25:.M91];2)" office:value-type="float" office:value="55" calcext:value-type="float">
            <text:p>55</text:p>
          </table:table-cell>
          <table:table-cell table:formula="of:=VLOOKUP([.C56];[IQ.C56:.D121];2)" office:value-type="string" office:string-value="䷶" calcext:value-type="string">
            <text:p>䷶</text:p>
          </table:table-cell>
          <table:table-cell table:formula="of:=IF([.C56]=0;&quot;Unknown Error Thrown&quot;;&quot; &quot;)" office:value-type="string" office:string-value=" " calcext:value-type="string">
            <text:p><text:s/></text:p>
          </table:table-cell>
          <table:table-cell table:formula="of:=VLOOKUP([.C56];[IQ.L94:.U158];3)" office:value-type="string" office:string-value="fēng" calcext:value-type="string">
            <text:p>fēng</text:p>
          </table:table-cell>
          <table:table-cell office:value-type="string" calcext:value-type="string">
            <text:p>This is the unexpected force that created the situation.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Successor Moving FuXi</text:p>
          </table:table-cell>
          <table:table-cell/>
          <table:table-cell table:style-name="train_20_green_20_light" table:formula="of:=VLOOKUP([.C8]+1;[IQ.L25:.M91];2)" office:value-type="float" office:value="51" calcext:value-type="float">
            <text:p>51</text:p>
          </table:table-cell>
          <table:table-cell table:formula="of:=VLOOKUP([.C57];[IQ.C56:.D121];2)" office:value-type="string" office:string-value="䷲" calcext:value-type="string">
            <text:p>䷲</text:p>
          </table:table-cell>
          <table:table-cell table:formula="of:=IF([.C57]=0;&quot;Unknown Error Thrown&quot;;&quot; &quot;)" office:value-type="string" office:string-value=" " calcext:value-type="string">
            <text:p><text:s/></text:p>
          </table:table-cell>
          <table:table-cell table:formula="of:=VLOOKUP([.C57];[IQ.L94:.U158];3)" office:value-type="string" office:string-value="zhèn" calcext:value-type="string">
            <text:p>zhèn</text:p>
          </table:table-cell>
          <table:table-cell office:value-type="string" calcext:value-type="string">
            <text:p>This is the unexpected force that oppose the transition.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Preceding Moving King Wen</text:p>
          </table:table-cell>
          <table:table-cell/>
          <table:table-cell table:style-name="ce17" table:formula="of:=IF([.C8]=1;64;[.C7]-1)" office:value-type="float" office:value="56" calcext:value-type="float">
            <text:p>56</text:p>
          </table:table-cell>
          <table:table-cell table:formula="of:=VLOOKUP([.C58];[IQ.C56:.D121];2)" office:value-type="string" office:string-value="䷷" calcext:value-type="string">
            <text:p>䷷</text:p>
          </table:table-cell>
          <table:table-cell table:formula="of:=IF([.C58]=0;&quot;Unknown Error Thrown&quot;;&quot; &quot;)" office:value-type="string" office:string-value=" " calcext:value-type="string">
            <text:p><text:s/></text:p>
          </table:table-cell>
          <table:table-cell table:formula="of:=VLOOKUP([.C58];[IQ.L94:.U158];3)" office:value-type="string" office:string-value="lǚ" calcext:value-type="string">
            <text:p>lǚ</text:p>
          </table:table-cell>
          <table:table-cell office:value-type="string" calcext:value-type="string">
            <text:p>This is the unexpected temporal source of the situation.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Successor Moving King Wen</text:p>
          </table:table-cell>
          <table:table-cell/>
          <table:table-cell table:style-name="train_20_green_20_light" table:formula="of:=IF([.C8]=64;1;[.C33]+1)" office:value-type="float" office:value="53" calcext:value-type="float">
            <text:p>53</text:p>
          </table:table-cell>
          <table:table-cell table:formula="of:=VLOOKUP([.C59];[IQ.C56:.D121];2)" office:value-type="string" office:string-value="䷴" calcext:value-type="string">
            <text:p>䷴</text:p>
          </table:table-cell>
          <table:table-cell table:formula="of:=IF([.C59]=0;&quot;Unknown Error Thrown&quot;;&quot; &quot;)" office:value-type="string" office:string-value=" " calcext:value-type="string">
            <text:p><text:s/></text:p>
          </table:table-cell>
          <table:table-cell table:formula="of:=VLOOKUP([.C59];[IQ.L94:.U158];3)" office:value-type="string" office:string-value="jiàn" calcext:value-type="string">
            <text:p>jiàn</text:p>
          </table:table-cell>
          <table:table-cell office:value-type="string" calcext:value-type="string">
            <text:p>This is the unexpected temporal result of the situation.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Preceding Moving Ma Wang Dui</text:p>
          </table:table-cell>
          <table:table-cell/>
          <table:table-cell table:style-name="train_20_green_20_light" table:formula="of:=VLOOKUP([.C8]-1;[IQ.O25:.P91];2)" office:value-type="float" office:value="41" calcext:value-type="float">
            <text:p>41</text:p>
          </table:table-cell>
          <table:table-cell table:formula="of:=VLOOKUP([.C60];[IQ.C56:.D121];2)" office:value-type="string" office:string-value="䷨" calcext:value-type="string">
            <text:p>䷨</text:p>
          </table:table-cell>
          <table:table-cell table:formula="of:=IF([.C60]=0;&quot;Unknown Error Thrown&quot;;&quot; &quot;)" office:value-type="string" office:string-value=" " calcext:value-type="string">
            <text:p><text:s/></text:p>
          </table:table-cell>
          <table:table-cell table:formula="of:=VLOOKUP([.C60];[IQ.L94:.U158];3)" office:value-type="string" office:string-value="sǔn" calcext:value-type="string">
            <text:p>sǔn</text:p>
          </table:table-cell>
          <table:table-cell office:value-type="string" calcext:value-type="string">
            <text:p>This is the unexpected spatial source of the situation.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Successor Moving Ma Wang Dui</text:p>
          </table:table-cell>
          <table:table-cell/>
          <table:table-cell table:style-name="train_20_green_20_light" table:formula="of:=VLOOKUP([.C8]+1;[IQ.O25:.P91];2)" office:value-type="float" office:value="21" calcext:value-type="float">
            <text:p>21</text:p>
          </table:table-cell>
          <table:table-cell table:formula="of:=VLOOKUP([.C61];[IQ.C56:.D121];2)" office:value-type="string" office:string-value="䷔" calcext:value-type="string">
            <text:p>䷔</text:p>
          </table:table-cell>
          <table:table-cell table:formula="of:=IF([.C61]=0;&quot;Unknown Error Thrown&quot;;&quot; &quot;)" office:value-type="string" office:string-value=" " calcext:value-type="string">
            <text:p><text:s/></text:p>
          </table:table-cell>
          <table:table-cell table:formula="of:=VLOOKUP([.C61];[IQ.L94:.U158];3)" office:value-type="string" office:string-value="shì kè" calcext:value-type="string">
            <text:p>shì kè</text:p>
          </table:table-cell>
          <table:table-cell office:value-type="string" calcext:value-type="string">
            <text:p>This is the unexpected spatial result of the situation.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Preceding Moving Base</text:p>
          </table:table-cell>
          <table:table-cell/>
          <table:table-cell table:style-name="train_20_green_20_light" table:formula="of:=VLOOKUP([.C8]-1;[IQ.R25:.S91];2)" office:value-type="float" office:value="46" calcext:value-type="float">
            <text:p>46</text:p>
          </table:table-cell>
          <table:table-cell table:formula="of:=VLOOKUP([.C62];[IQ.C56:.D121];2)" office:value-type="string" office:string-value="䷭" calcext:value-type="string">
            <text:p>䷭</text:p>
          </table:table-cell>
          <table:table-cell table:formula="of:=IF([.C62]=0;&quot;Unknown Error Thrown&quot;;&quot; &quot;)" office:value-type="string" office:string-value=" " calcext:value-type="string">
            <text:p><text:s/></text:p>
          </table:table-cell>
          <table:table-cell table:formula="of:=VLOOKUP([.C62];[IQ.L94:.U158];3)" office:value-type="string" office:string-value="shēng  " calcext:value-type="string">
            <text:p>shēng <text:s/>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Successor Moving Base</text:p>
          </table:table-cell>
          <table:table-cell/>
          <table:table-cell table:style-name="train_20_green_20_light" table:formula="of:=VLOOKUP([.C8]+1;[IQ.R25:.S91];2)" office:value-type="float" office:value="15" calcext:value-type="float">
            <text:p>15</text:p>
          </table:table-cell>
          <table:table-cell table:formula="of:=VLOOKUP([.C63];[IQ.C56:.D121];2)" office:value-type="string" office:string-value="䷎" calcext:value-type="string">
            <text:p>䷎</text:p>
          </table:table-cell>
          <table:table-cell table:formula="of:=IF([.C63]=0;&quot;Unknown Error Thrown&quot;;&quot; &quot;)" office:value-type="string" office:string-value=" " calcext:value-type="string">
            <text:p><text:s/></text:p>
          </table:table-cell>
          <table:table-cell table:formula="of:=VLOOKUP([.C63];[IQ.L94:.U158];3)" office:value-type="string" office:string-value="qiān" calcext:value-type="string">
            <text:p>qiān</text:p>
          </table:table-cell>
          <table:table-cell table:number-columns-repeated="595"/>
        </table:table-row>
        <table:table-row table:style-name="ro2">
          <table:table-cell table:style-name="train_20_amber_20_light" office:value-type="string" calcext:value-type="string">
            <text:p>Preceding Moving Govinda</text:p>
          </table:table-cell>
          <table:table-cell table:style-name="train_20_amber_20_light"/>
          <table:table-cell table:formula="of:=VLOOKUP([.C8]-1;[IQ.U25:.V91];2)" office:value-type="float" office:value="58" calcext:value-type="float">
            <text:p>58</text:p>
          </table:table-cell>
          <table:table-cell table:style-name="ce16" table:formula="of:=VLOOKUP([.C64];[IQ.C56:.D121];2)" office:value-type="string" office:string-value="䷹" calcext:value-type="string">
            <text:p>䷹</text:p>
          </table:table-cell>
          <table:table-cell table:style-name="train_20_amber_20_light" table:formula="of:=IF([.C64]=0;&quot;Not Implemented&quot;;&quot; &quot;)" office:value-type="string" office:string-value=" " calcext:value-type="string">
            <text:p><text:s/></text:p>
          </table:table-cell>
          <table:table-cell table:style-name="ce16" table:formula="of:=VLOOKUP([.C64];[IQ.L94:.U158];3)" office:value-type="string" office:string-value="duì" calcext:value-type="string">
            <text:p>duì</text:p>
          </table:table-cell>
          <table:table-cell table:style-name="train_20_amber_20_light" office:value-type="string" calcext:value-type="string">
            <text:p><text:s/></text:p>
          </table:table-cell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Successor Moving Govinda</text:p>
          </table:table-cell>
          <table:table-cell table:style-name="train_20_amber_20_light"/>
          <table:table-cell table:formula="of:=VLOOKUP([.C8]+1;[IQ.U25:.V91];2)" office:value-type="float" office:value="60" calcext:value-type="float">
            <text:p>60</text:p>
          </table:table-cell>
          <table:table-cell table:style-name="ce16" table:formula="of:=VLOOKUP([.C65];[IQ.C56:.D121];2)" office:value-type="string" office:string-value="䷻" calcext:value-type="string">
            <text:p>䷻</text:p>
          </table:table-cell>
          <table:table-cell table:style-name="train_20_amber_20_light" table:formula="of:=IF([.C65]=0;&quot;Not Implemented&quot;;&quot; &quot;)" office:value-type="string" office:string-value=" " calcext:value-type="string">
            <text:p><text:s/></text:p>
          </table:table-cell>
          <table:table-cell table:style-name="ce16" table:formula="of:=VLOOKUP([.C65];[IQ.L94:.U158];3)" office:value-type="string" office:string-value="jié" calcext:value-type="string">
            <text:p>jié</text:p>
          </table:table-cell>
          <table:table-cell table:style-name="train_20_amber_20_light" office:value-type="string" calcext:value-type="string">
            <text:p><text:s/></text:p>
          </table:table-cell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receding Moving LianShanyi</text:p>
          </table:table-cell>
          <table:table-cell table:style-name="train_20_amber_20_light"/>
          <table:table-cell table:formula="of:=VLOOKUP([.C8]-1;[IQ.X25:.Y91];2)" office:value-type="float" office:value="0" calcext:value-type="float">
            <text:p>0</text:p>
          </table:table-cell>
          <table:table-cell table:style-name="ce16" table:formula="of:=VLOOKUP([.C66];[IQ.C56:.D121];2)" office:value-type="string" office:string-value="∅" calcext:value-type="string">
            <text:p>∅</text:p>
          </table:table-cell>
          <table:table-cell table:style-name="copyright_20_info" table:formula="of:=IF([.C66]=0;&quot;Not Implemented&quot;;&quot; &quot;)" office:value-type="string" office:string-value="Not Implemented" calcext:value-type="string">
            <text:p>Not Implemented</text:p>
          </table:table-cell>
          <table:table-cell table:style-name="train_20_amber_20_light" table:formula="of:=VLOOKUP([.C66];[IQ.L94:.U158];3)" office:value-type="string" office:string-value=" 未實施" calcext:value-type="string">
            <text:p><text:s/>未實施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Successor Moving Lianshanyi</text:p>
          </table:table-cell>
          <table:table-cell table:style-name="train_20_amber_20_light"/>
          <table:table-cell table:formula="of:=VLOOKUP([.C8]+1;[IQ.X25:.Y91];2)" office:value-type="float" office:value="0" calcext:value-type="float">
            <text:p>0</text:p>
          </table:table-cell>
          <table:table-cell table:style-name="ce16" table:formula="of:=VLOOKUP([.C67];[IQ.C56:.D121];2)" office:value-type="string" office:string-value="∅" calcext:value-type="string">
            <text:p>∅</text:p>
          </table:table-cell>
          <table:table-cell table:style-name="copyright_20_info" table:formula="of:=IF([.C67]=0;&quot;Not Implemented&quot;;&quot; &quot;)" office:value-type="string" office:string-value="Not Implemented" calcext:value-type="string">
            <text:p>Not Implemented</text:p>
          </table:table-cell>
          <table:table-cell table:style-name="train_20_amber_20_light" table:formula="of:=VLOOKUP([.C67];[IQ.L94:.U158];3)" office:value-type="string" office:string-value=" 未實施" calcext:value-type="string">
            <text:p><text:s/>未實施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receding Moving Guicangy</text:p>
          </table:table-cell>
          <table:table-cell table:style-name="train_20_amber_20_light"/>
          <table:table-cell table:formula="of:=VLOOKUP([.C8]-1;[IQ.AA25:.AB91];2)" office:value-type="float" office:value="45" calcext:value-type="float">
            <text:p>45</text:p>
          </table:table-cell>
          <table:table-cell table:style-name="ce16" table:formula="of:=VLOOKUP([.C68];[IQ.C56:.D121];2)" office:value-type="string" office:string-value="䷬" calcext:value-type="string">
            <text:p>䷬</text:p>
          </table:table-cell>
          <table:table-cell table:style-name="train_20_amber_20_light" table:formula="of:=IF([.C68]=0;&quot;Not Implemented&quot;;&quot; &quot;)" office:value-type="string" office:string-value=" " calcext:value-type="string">
            <text:p><text:s/></text:p>
          </table:table-cell>
          <table:table-cell table:style-name="train_20_amber_20_light" table:formula="of:=VLOOKUP([.C68];[IQ.L94:.U158];3)" office:value-type="string" office:string-value="cuì" calcext:value-type="string">
            <text:p>cu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Successor Moving Guicangy</text:p>
          </table:table-cell>
          <table:table-cell table:style-name="train_20_amber_20_light"/>
          <table:table-cell table:formula="of:=VLOOKUP([.C8]+1;[IQ.AA25:.AB91];2)" office:value-type="float" office:value="16" calcext:value-type="float">
            <text:p>16</text:p>
          </table:table-cell>
          <table:table-cell table:style-name="ce16" table:formula="of:=VLOOKUP([.C69];[IQ.C56:.D121];2)" office:value-type="string" office:string-value="䷏" calcext:value-type="string">
            <text:p>䷏</text:p>
          </table:table-cell>
          <table:table-cell table:style-name="train_20_amber_20_light" table:formula="of:=IF([.C69]=0;&quot;Not Implemented&quot;;&quot; &quot;)" office:value-type="string" office:string-value=" " calcext:value-type="string">
            <text:p><text:s/></text:p>
          </table:table-cell>
          <table:table-cell table:style-name="train_20_amber_20_light" table:formula="of:=VLOOKUP([.C69];[IQ.L94:.U158];3)" office:value-type="string" office:string-value="yù" calcext:value-type="string">
            <text:p>yù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office:value-type="string" calcext:value-type="string">
            <text:p>Preceding Moving Cullinane</text:p>
          </table:table-cell>
          <table:table-cell/>
          <table:table-cell table:style-name="train_20_green_20_light" table:formula="of:=VLOOKUP([.C8]-1;[IQ.AD25:.AE91];2)" office:value-type="float" office:value="63" calcext:value-type="float">
            <text:p>63</text:p>
          </table:table-cell>
          <table:table-cell table:formula="of:=VLOOKUP([.C70];[IQ.C56:.D121];2)" office:value-type="string" office:string-value="䷾" calcext:value-type="string">
            <text:p>䷾</text:p>
          </table:table-cell>
          <table:table-cell table:formula="of:=IF([.C70]=0;&quot;Unknown Error Thrown&quot;;&quot; &quot;)" office:value-type="string" office:string-value=" " calcext:value-type="string">
            <text:p><text:s/></text:p>
          </table:table-cell>
          <table:table-cell table:formula="of:=VLOOKUP([.C70];[IQ.L94:.U158];3)" office:value-type="string" office:string-value="jì jì" calcext:value-type="string">
            <text:p>jì j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Successor Moving Cullinane</text:p>
          </table:table-cell>
          <table:table-cell/>
          <table:table-cell table:style-name="train_20_green_20_light" table:formula="of:=VLOOKUP([.C8]+1;[IQ.AD25:.AE91];2)" office:value-type="float" office:value="48" calcext:value-type="float">
            <text:p>48</text:p>
          </table:table-cell>
          <table:table-cell table:formula="of:=VLOOKUP([.C71];[IQ.C56:.D121];2)" office:value-type="string" office:string-value="䷯" calcext:value-type="string">
            <text:p>䷯</text:p>
          </table:table-cell>
          <table:table-cell table:formula="of:=IF([.C71]=0;&quot;Unknown Error Thrown&quot;;&quot; &quot;)" office:value-type="string" office:string-value=" " calcext:value-type="string">
            <text:p><text:s/></text:p>
          </table:table-cell>
          <table:table-cell table:formula="of:=VLOOKUP([.C71];[IQ.L94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table:style-name="train_20_red_20_light" office:value-type="string" calcext:value-type="string">
            <text:p>Preceding Moving </text:p>
          </table:table-cell>
          <table:table-cell table:style-name="train_20_red_20_light"/>
          <table:table-cell table:style-name="train_20_red_20_light" table:formula="of:=VLOOKUP([.C8]-1;[IQ.AG25:.AH91];2)" office:value-type="float" office:value="0" calcext:value-type="float">
            <text:p>0</text:p>
          </table:table-cell>
          <table:table-cell table:style-name="ce18" table:formula="of:=VLOOKUP([.C72];[IQ.C56:.D121];2)" office:value-type="string" office:string-value="∅" calcext:value-type="string">
            <text:p>∅</text:p>
          </table:table-cell>
          <table:table-cell table:style-name="copyright_20_info" table:formula="of:=IF([.C7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7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Moving </text:p>
          </table:table-cell>
          <table:table-cell table:style-name="train_20_red_20_light"/>
          <table:table-cell table:style-name="train_20_red_20_light" table:formula="of:=VLOOKUP([.C8]+1;[IQ.AG25:.AH91];2)" office:value-type="float" office:value="0" calcext:value-type="float">
            <text:p>0</text:p>
          </table:table-cell>
          <table:table-cell table:style-name="ce18" table:formula="of:=VLOOKUP([.C73];[IQ.C56:.D121];2)" office:value-type="string" office:string-value="∅" calcext:value-type="string">
            <text:p>∅</text:p>
          </table:table-cell>
          <table:table-cell table:style-name="copyright_20_info" table:formula="of:=IF([.C7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7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Preceding Moving </text:p>
          </table:table-cell>
          <table:table-cell table:style-name="train_20_red_20_light"/>
          <table:table-cell table:style-name="train_20_red_20_light" table:formula="of:=VLOOKUP([.C8]-1;[IQ.AG25:.AH91];2)" office:value-type="float" office:value="0" calcext:value-type="float">
            <text:p>0</text:p>
          </table:table-cell>
          <table:table-cell table:style-name="ce18" table:formula="of:=VLOOKUP([.C74];[IQ.C56:.D121];2)" office:value-type="string" office:string-value="∅" calcext:value-type="string">
            <text:p>∅</text:p>
          </table:table-cell>
          <table:table-cell table:style-name="copyright_20_info" table:formula="of:=IF([.C7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7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Moving </text:p>
          </table:table-cell>
          <table:table-cell table:style-name="train_20_red_20_light"/>
          <table:table-cell table:style-name="train_20_red_20_light" table:formula="of:=VLOOKUP([.C8]+1;[IQ.AG25:.AH91];2)" office:value-type="float" office:value="0" calcext:value-type="float">
            <text:p>0</text:p>
          </table:table-cell>
          <table:table-cell table:style-name="ce18" table:formula="of:=VLOOKUP([.C75];[IQ.C56:.D121];2)" office:value-type="string" office:string-value="∅" calcext:value-type="string">
            <text:p>∅</text:p>
          </table:table-cell>
          <table:table-cell table:style-name="copyright_20_info" table:formula="of:=IF([.C7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7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Preceding Moving </text:p>
          </table:table-cell>
          <table:table-cell table:style-name="train_20_red_20_light"/>
          <table:table-cell table:style-name="train_20_red_20_light" table:formula="of:=VLOOKUP([.C8]-1;[IQ.AG25:.AH91];2)" office:value-type="float" office:value="0" calcext:value-type="float">
            <text:p>0</text:p>
          </table:table-cell>
          <table:table-cell table:style-name="ce18" table:formula="of:=VLOOKUP([.C76];[IQ.C56:.D121];2)" office:value-type="string" office:string-value="∅" calcext:value-type="string">
            <text:p>∅</text:p>
          </table:table-cell>
          <table:table-cell table:style-name="copyright_20_info" table:formula="of:=IF([.C7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7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Moving </text:p>
          </table:table-cell>
          <table:table-cell table:style-name="train_20_red_20_light"/>
          <table:table-cell table:style-name="train_20_red_20_light" table:formula="of:=VLOOKUP([.C8]+1;[IQ.AG25:.AH91];2)" office:value-type="float" office:value="0" calcext:value-type="float">
            <text:p>0</text:p>
          </table:table-cell>
          <table:table-cell table:style-name="ce18" table:formula="of:=VLOOKUP([.C77];[IQ.C56:.D121];2)" office:value-type="string" office:string-value="∅" calcext:value-type="string">
            <text:p>∅</text:p>
          </table:table-cell>
          <table:table-cell table:style-name="copyright_20_info" table:formula="of:=IF([.C7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7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Preceding Moving </text:p>
          </table:table-cell>
          <table:table-cell table:style-name="train_20_red_20_light"/>
          <table:table-cell table:style-name="train_20_red_20_light" table:formula="of:=VLOOKUP([.C8]-1;[IQ.AG25:.AH91];2)" office:value-type="float" office:value="0" calcext:value-type="float">
            <text:p>0</text:p>
          </table:table-cell>
          <table:table-cell table:style-name="ce18" table:formula="of:=VLOOKUP([.C78];[IQ.C56:.D121];2)" office:value-type="string" office:string-value="∅" calcext:value-type="string">
            <text:p>∅</text:p>
          </table:table-cell>
          <table:table-cell table:style-name="copyright_20_info" table:formula="of:=IF([.C7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7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Moving </text:p>
          </table:table-cell>
          <table:table-cell table:style-name="train_20_red_20_light"/>
          <table:table-cell table:style-name="train_20_red_20_light" table:formula="of:=VLOOKUP([.C8]+1;[IQ.AG25:.AH91];2)" office:value-type="float" office:value="0" calcext:value-type="float">
            <text:p>0</text:p>
          </table:table-cell>
          <table:table-cell table:style-name="ce18" table:formula="of:=VLOOKUP([.C79];[IQ.C56:.D121];2)" office:value-type="string" office:string-value="∅" calcext:value-type="string">
            <text:p>∅</text:p>
          </table:table-cell>
          <table:table-cell table:style-name="copyright_20_info" table:formula="of:=IF([.C7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7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Preceding Moving </text:p>
          </table:table-cell>
          <table:table-cell table:style-name="train_20_red_20_light"/>
          <table:table-cell table:style-name="train_20_red_20_light" table:formula="of:=VLOOKUP([.C8]-1;[IQ.AG25:.AH91];2)" office:value-type="float" office:value="0" calcext:value-type="float">
            <text:p>0</text:p>
          </table:table-cell>
          <table:table-cell table:style-name="ce18" table:formula="of:=VLOOKUP([.C80];[IQ.C56:.D121];2;1)" office:value-type="string" office:string-value="∅" calcext:value-type="string">
            <text:p>∅</text:p>
          </table:table-cell>
          <table:table-cell table:style-name="copyright_20_info" table:formula="of:=IF([.C8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8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Successor Moving </text:p>
          </table:table-cell>
          <table:table-cell table:style-name="train_20_red_20_light"/>
          <table:table-cell table:style-name="train_20_red_20_light" table:formula="of:=VLOOKUP([.C8]+1;[IQ.AG25:.AH91];2)" office:value-type="float" office:value="0" calcext:value-type="float">
            <text:p>0</text:p>
          </table:table-cell>
          <table:table-cell table:style-name="ce18" table:formula="of:=VLOOKUP([.C81];[IQ.C56:.D121];2;0)" office:value-type="string" office:string-value="∅" calcext:value-type="string">
            <text:p>∅</text:p>
          </table:table-cell>
          <table:table-cell table:style-name="copyright_20_info" table:formula="of:=IF([.C8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8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Axillary 1</text:p>
          </table:table-cell>
          <table:table-cell table:style-name="train_20_amber_20_light"/>
          <table:table-cell table:style-name="ce5" table:formula="of:=[IQ.Q9]" office:value-type="float" office:value="9" calcext:value-type="float">
            <text:p>9</text:p>
          </table:table-cell>
          <table:table-cell table:style-name="ce16" table:formula="of:=VLOOKUP([.C83];[IQ.C56:.D121];2)" office:value-type="string" office:string-value="䷈" calcext:value-type="string">
            <text:p>䷈</text:p>
          </table:table-cell>
          <table:table-cell table:style-name="train_20_amber_20_light" table:formula="of:=IF([.C8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83];[IQ.L94:.U158];3)" office:value-type="string" office:string-value="xiǎo chù" calcext:value-type="string">
            <text:p>xiǎo chù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Axillary 2</text:p>
          </table:table-cell>
          <table:table-cell table:style-name="train_20_amber_20_light"/>
          <table:table-cell table:style-name="ce5" table:formula="of:=[IQ.U9]" office:value-type="float" office:value="53" calcext:value-type="float">
            <text:p>53</text:p>
          </table:table-cell>
          <table:table-cell table:style-name="ce16" table:formula="of:=VLOOKUP([.C84];[IQ.C56:.D121];2)" office:value-type="string" office:string-value="䷴" calcext:value-type="string">
            <text:p>䷴</text:p>
          </table:table-cell>
          <table:table-cell table:style-name="train_20_amber_20_light" table:formula="of:=IF([.C8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84];[IQ.L94:.U158];3)" office:value-type="string" office:string-value="jiàn" calcext:value-type="string">
            <text:p>ji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Axillary 3</text:p>
          </table:table-cell>
          <table:table-cell table:style-name="train_20_amber_20_light"/>
          <table:table-cell table:style-name="ce5" table:formula="of:=[IQ.Y9]" office:value-type="float" office:value="59" calcext:value-type="float">
            <text:p>59</text:p>
          </table:table-cell>
          <table:table-cell table:style-name="ce16" table:formula="of:=VLOOKUP([.C85];[IQ.C56:.D121];2)" office:value-type="string" office:string-value="䷺" calcext:value-type="string">
            <text:p>䷺</text:p>
          </table:table-cell>
          <table:table-cell table:style-name="train_20_amber_20_light" table:formula="of:=IF([.C8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85];[IQ.L94:.U158];3)" office:value-type="string" office:string-value="huàn" calcext:value-type="string">
            <text:p>hu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Axillary 4</text:p>
          </table:table-cell>
          <table:table-cell table:style-name="train_20_amber_20_light"/>
          <table:table-cell table:style-name="ce5" table:formula="of:=[IQ.AC9]" office:value-type="float" office:value="44" calcext:value-type="float">
            <text:p>44</text:p>
          </table:table-cell>
          <table:table-cell table:style-name="ce16" table:formula="of:=VLOOKUP([.C86];[IQ.C56:.D121];2)" office:value-type="string" office:string-value="䷫" calcext:value-type="string">
            <text:p>䷫</text:p>
          </table:table-cell>
          <table:table-cell table:style-name="train_20_amber_20_light" table:formula="of:=IF([.C8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86];[IQ.L94:.U158];3)" office:value-type="string" office:string-value="gòu" calcext:value-type="string">
            <text:p>gòu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Axillary 5</text:p>
          </table:table-cell>
          <table:table-cell table:style-name="train_20_amber_20_light"/>
          <table:table-cell table:style-name="ce5" table:formula="of:=[IQ.AG9]" office:value-type="float" office:value="18" calcext:value-type="float">
            <text:p>18</text:p>
          </table:table-cell>
          <table:table-cell table:style-name="ce16" table:formula="of:=VLOOKUP([.C87];[IQ.C56:.D121];2)" office:value-type="string" office:string-value="䷑" calcext:value-type="string">
            <text:p>䷑</text:p>
          </table:table-cell>
          <table:table-cell table:style-name="train_20_amber_20_light" table:formula="of:=IF([.C8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87];[IQ.L94:.U158];3)" office:value-type="string" office:string-value="gŭ" calcext:value-type="string">
            <text:p>g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Axillary 6</text:p>
          </table:table-cell>
          <table:table-cell table:style-name="train_20_amber_20_light"/>
          <table:table-cell table:style-name="ce5" table:formula="of:=[IQ.AK9]" office:value-type="float" office:value="48" calcext:value-type="float">
            <text:p>48</text:p>
          </table:table-cell>
          <table:table-cell table:style-name="ce16" table:formula="of:=VLOOKUP([.C88];[IQ.C56:.D121];2)" office:value-type="string" office:string-value="䷯" calcext:value-type="string">
            <text:p>䷯</text:p>
          </table:table-cell>
          <table:table-cell table:style-name="train_20_amber_20_light" table:formula="of:=IF([.C8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88];[IQ.L94:.U158];3)" office:value-type="string" office:string-value="jǐng" calcext:value-type="string">
            <text:p>j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Jin Fan 1</text:p>
          </table:table-cell>
          <table:table-cell/>
          <table:table-cell table:style-name="ce3" table:formula="of:=[IQ.Q17]" office:value-type="float" office:value="57" calcext:value-type="float">
            <text:p>57</text:p>
          </table:table-cell>
          <table:table-cell table:formula="of:=VLOOKUP([.C90];[IQ.C56:.D121];2)" office:value-type="string" office:string-value="䷸" calcext:value-type="string">
            <text:p>䷸</text:p>
          </table:table-cell>
          <table:table-cell table:formula="of:=IF([.C90]=0;&quot;Unknown Error Thrown&quot;;&quot; &quot;)" office:value-type="string" office:string-value=" " calcext:value-type="string">
            <text:p><text:s/></text:p>
          </table:table-cell>
          <table:table-cell table:formula="of:=VLOOKUP([.C90];[IQ.L94:.U158];3)" office:value-type="string" office:string-value="xùn" calcext:value-type="string">
            <text:p>xù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2</text:p>
          </table:table-cell>
          <table:table-cell/>
          <table:table-cell table:style-name="ce3" table:formula="of:=[IQ.U17]" office:value-type="float" office:value="9" calcext:value-type="float">
            <text:p>9</text:p>
          </table:table-cell>
          <table:table-cell table:formula="of:=VLOOKUP([.C91];[IQ.C56:.D121];2)" office:value-type="string" office:string-value="䷈" calcext:value-type="string">
            <text:p>䷈</text:p>
          </table:table-cell>
          <table:table-cell table:formula="of:=IF([.C91]=0;&quot;Unknown Error Thrown&quot;;&quot; &quot;)" office:value-type="string" office:string-value=" " calcext:value-type="string">
            <text:p><text:s/></text:p>
          </table:table-cell>
          <table:table-cell table:formula="of:=VLOOKUP([.C91];[IQ.L94:.U158];3)" office:value-type="string" office:string-value="xiǎo chù" calcext:value-type="string">
            <text:p>xiǎo chù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3</text:p>
          </table:table-cell>
          <table:table-cell/>
          <table:table-cell table:style-name="ce3" table:formula="of:=[IQ.Y17]" office:value-type="float" office:value="37" calcext:value-type="float">
            <text:p>37</text:p>
          </table:table-cell>
          <table:table-cell table:formula="of:=VLOOKUP([.C92];[IQ.C56:.D121];2)" office:value-type="string" office:string-value="䷤" calcext:value-type="string">
            <text:p>䷤</text:p>
          </table:table-cell>
          <table:table-cell table:formula="of:=IF([.C92]=0;&quot;Unknown Error Thrown&quot;;&quot; &quot;)" office:value-type="string" office:string-value=" " calcext:value-type="string">
            <text:p><text:s/></text:p>
          </table:table-cell>
          <table:table-cell table:formula="of:=VLOOKUP([.C92];[IQ.L94:.U158];3)" office:value-type="string" office:string-value="jiā rén" calcext:value-type="string">
            <text:p>jiā ré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4</text:p>
          </table:table-cell>
          <table:table-cell/>
          <table:table-cell table:style-name="ce3" table:formula="of:=[IQ.AC17]" office:value-type="float" office:value="42" calcext:value-type="float">
            <text:p>42</text:p>
          </table:table-cell>
          <table:table-cell table:formula="of:=VLOOKUP([.C93];[IQ.C56:.D121];2)" office:value-type="string" office:string-value="䷩" calcext:value-type="string">
            <text:p>䷩</text:p>
          </table:table-cell>
          <table:table-cell table:formula="of:=IF([.C93]=0;&quot;Unknown Error Thrown&quot;;&quot; &quot;)" office:value-type="string" office:string-value=" " calcext:value-type="string">
            <text:p><text:s/></text:p>
          </table:table-cell>
          <table:table-cell table:formula="of:=VLOOKUP([.C93];[IQ.L94:.U158];3)" office:value-type="string" office:string-value="yì" calcext:value-type="string">
            <text:p>y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5</text:p>
          </table:table-cell>
          <table:table-cell/>
          <table:table-cell table:style-name="ce3" table:formula="of:=[IQ.AG17]" office:value-type="float" office:value="25" calcext:value-type="float">
            <text:p>25</text:p>
          </table:table-cell>
          <table:table-cell table:formula="of:=VLOOKUP([.C94];[IQ.C56:.D121];2)" office:value-type="string" office:string-value="䷘" calcext:value-type="string">
            <text:p>䷘</text:p>
          </table:table-cell>
          <table:table-cell table:formula="of:=IF([.C94]=0;&quot;Unknown Error Thrown&quot;;&quot; &quot;)" office:value-type="string" office:string-value=" " calcext:value-type="string">
            <text:p><text:s/></text:p>
          </table:table-cell>
          <table:table-cell table:formula="of:=VLOOKUP([.C94];[IQ.L94:.U158];3)" office:value-type="string" office:string-value="wú wàng" calcext:value-type="string">
            <text:p>wú wà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6</text:p>
          </table:table-cell>
          <table:table-cell/>
          <table:table-cell table:style-name="ce3" table:formula="of:=[IQ.AK17]" office:value-type="float" office:value="21" calcext:value-type="float">
            <text:p>21</text:p>
          </table:table-cell>
          <table:table-cell table:formula="of:=VLOOKUP([.C95];[IQ.C56:.D121];2)" office:value-type="string" office:string-value="䷔" calcext:value-type="string">
            <text:p>䷔</text:p>
          </table:table-cell>
          <table:table-cell table:formula="of:=IF([.C95]=0;&quot;Unknown Error Thrown&quot;;&quot; &quot;)" office:value-type="string" office:string-value=" " calcext:value-type="string">
            <text:p><text:s/></text:p>
          </table:table-cell>
          <table:table-cell table:formula="of:=VLOOKUP([.C95];[IQ.L94:.U158];3)" office:value-type="string" office:string-value="shì kè" calcext:value-type="string">
            <text:p>shì kè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7</text:p>
          </table:table-cell>
          <table:table-cell/>
          <table:table-cell table:style-name="ce3" table:formula="of:=[IQ.AO17]" office:value-type="float" office:value="27" calcext:value-type="float">
            <text:p>27</text:p>
          </table:table-cell>
          <table:table-cell table:formula="of:=VLOOKUP([.C96];[IQ.C56:.D121];2)" office:value-type="string" office:string-value="䷚" calcext:value-type="string">
            <text:p>䷚</text:p>
          </table:table-cell>
          <table:table-cell table:formula="of:=IF([.C96]=0;&quot;Unknown Error Thrown&quot;;&quot; &quot;)" office:value-type="string" office:string-value=" " calcext:value-type="string">
            <text:p><text:s/></text:p>
          </table:table-cell>
          <table:table-cell table:formula="of:=VLOOKUP([.C96];[IQ.L94:.U158];3)" office:value-type="string" office:string-value="yí" calcext:value-type="string">
            <text:p>y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8 </text:p>
          </table:table-cell>
          <table:table-cell/>
          <table:table-cell table:style-name="ce3" table:formula="of:=[IQ.AS17]" office:value-type="float" office:value="22" calcext:value-type="float">
            <text:p>22</text:p>
          </table:table-cell>
          <table:table-cell table:formula="of:=VLOOKUP([.C97];[IQ.C56:.D121];2)" office:value-type="string" office:string-value="䷕" calcext:value-type="string">
            <text:p>䷕</text:p>
          </table:table-cell>
          <table:table-cell table:formula="of:=IF([.C97]=0;&quot;Unknown Error Thrown&quot;;&quot; &quot;)" office:value-type="string" office:string-value=" " calcext:value-type="string">
            <text:p><text:s/></text:p>
          </table:table-cell>
          <table:table-cell table:formula="of:=VLOOKUP([.C97];[IQ.L94:.U158];3)" office:value-type="string" office:string-value="bì" calcext:value-type="string">
            <text:p>b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9</text:p>
          </table:table-cell>
          <table:table-cell/>
          <table:table-cell table:style-name="ce3" table:formula="of:=[IQ.AW17]" office:value-type="float" office:value="26" calcext:value-type="float">
            <text:p>26</text:p>
          </table:table-cell>
          <table:table-cell table:formula="of:=VLOOKUP([.C98];[IQ.C56:.D121];2)" office:value-type="string" office:string-value="䷙" calcext:value-type="string">
            <text:p>䷙</text:p>
          </table:table-cell>
          <table:table-cell table:formula="of:=IF([.C98]=0;&quot;Unknown Error Thrown&quot;;&quot; &quot;)" office:value-type="string" office:string-value=" " calcext:value-type="string">
            <text:p><text:s/></text:p>
          </table:table-cell>
          <table:table-cell table:formula="of:=VLOOKUP([.C98];[IQ.L94:.U158];3)" office:value-type="string" office:string-value="dà chù" calcext:value-type="string">
            <text:p>dà chù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10</text:p>
          </table:table-cell>
          <table:table-cell/>
          <table:table-cell table:style-name="ce3" table:formula="of:=[IQ.BA17]" office:value-type="float" office:value="18" calcext:value-type="float">
            <text:p>18</text:p>
          </table:table-cell>
          <table:table-cell table:formula="of:=VLOOKUP([.C99];[IQ.C56:.D121];2)" office:value-type="string" office:string-value="䷑" calcext:value-type="string">
            <text:p>䷑</text:p>
          </table:table-cell>
          <table:table-cell table:formula="of:=IF([.C99]=0;&quot;Unknown Error Thrown&quot;;&quot; &quot;)" office:value-type="string" office:string-value=" " calcext:value-type="string">
            <text:p><text:s/></text:p>
          </table:table-cell>
          <table:table-cell table:formula="of:=VLOOKUP([.C99];[IQ.L94:.U158];3)" office:value-type="string" office:string-value="gŭ" calcext:value-type="string">
            <text:p>g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11</text:p>
          </table:table-cell>
          <table:table-cell/>
          <table:table-cell table:style-name="ce3" table:formula="of:=[IQ.BE17]" office:value-type="float" office:value="52" calcext:value-type="float">
            <text:p>52</text:p>
          </table:table-cell>
          <table:table-cell table:formula="of:=VLOOKUP([.C100];[IQ.C56:.D121];2)" office:value-type="string" office:string-value="䷳" calcext:value-type="string">
            <text:p>䷳</text:p>
          </table:table-cell>
          <table:table-cell table:formula="of:=IF([.C100]=0;&quot;Unknown Error Thrown&quot;;&quot; &quot;)" office:value-type="string" office:string-value=" " calcext:value-type="string">
            <text:p><text:s/></text:p>
          </table:table-cell>
          <table:table-cell table:formula="of:=VLOOKUP([.C100];[IQ.L94:.U158];3)" office:value-type="string" office:string-value="gèn" calcext:value-type="string">
            <text:p>gè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12</text:p>
          </table:table-cell>
          <table:table-cell/>
          <table:table-cell table:style-name="ce3" table:formula="of:=[IQ.BI17]" office:value-type="float" office:value="23" calcext:value-type="float">
            <text:p>23</text:p>
          </table:table-cell>
          <table:table-cell table:formula="of:=VLOOKUP([.C101];[IQ.C56:.D121];2)" office:value-type="string" office:string-value="䷖" calcext:value-type="string">
            <text:p>䷖</text:p>
          </table:table-cell>
          <table:table-cell table:formula="of:=IF([.C101]=0;&quot;Unknown Error Thrown&quot;;&quot; &quot;)" office:value-type="string" office:string-value=" " calcext:value-type="string">
            <text:p><text:s/></text:p>
          </table:table-cell>
          <table:table-cell table:formula="of:=VLOOKUP([.C101];[IQ.L94:.U158];3)" office:value-type="string" office:string-value="bō" calcext:value-type="string">
            <text:p>bō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13</text:p>
          </table:table-cell>
          <table:table-cell/>
          <table:table-cell table:style-name="ce3" table:formula="of:=[IQ.BM17]" office:value-type="float" office:value="35" calcext:value-type="float">
            <text:p>35</text:p>
          </table:table-cell>
          <table:table-cell table:formula="of:=VLOOKUP([.C102];[IQ.C56:.D121];2)" office:value-type="string" office:string-value="䷢" calcext:value-type="string">
            <text:p>䷢</text:p>
          </table:table-cell>
          <table:table-cell table:formula="of:=IF([.C102]=0;&quot;Unknown Error Thrown&quot;;&quot; &quot;)" office:value-type="string" office:string-value=" " calcext:value-type="string">
            <text:p><text:s/></text:p>
          </table:table-cell>
          <table:table-cell table:formula="of:=VLOOKUP([.C102];[IQ.L94:.U158];3)" office:value-type="string" office:string-value="jìn" calcext:value-type="string">
            <text:p>jì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14</text:p>
          </table:table-cell>
          <table:table-cell/>
          <table:table-cell table:style-name="ce3" table:formula="of:=[IQ.BQ17]" office:value-type="float" office:value="12" calcext:value-type="float">
            <text:p>12</text:p>
          </table:table-cell>
          <table:table-cell table:formula="of:=VLOOKUP([.C103];[IQ.C56:.D121];2)" office:value-type="string" office:string-value="䷋" calcext:value-type="string">
            <text:p>䷋</text:p>
          </table:table-cell>
          <table:table-cell table:formula="of:=IF([.C103]=0;&quot;Unknown Error Thrown&quot;;&quot; &quot;)" office:value-type="string" office:string-value=" " calcext:value-type="string">
            <text:p><text:s/></text:p>
          </table:table-cell>
          <table:table-cell table:formula="of:=VLOOKUP([.C103];[IQ.L94:.U158];3)" office:value-type="string" office:string-value="pǐ" calcext:value-type="string">
            <text:p>pǐ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15</text:p>
          </table:table-cell>
          <table:table-cell/>
          <table:table-cell table:style-name="ce3" table:formula="of:=[IQ.BU17]" office:value-type="float" office:value="20" calcext:value-type="float">
            <text:p>20</text:p>
          </table:table-cell>
          <table:table-cell table:formula="of:=VLOOKUP([.C104];[IQ.C56:.D121];2)" office:value-type="string" office:string-value="䷓" calcext:value-type="string">
            <text:p>䷓</text:p>
          </table:table-cell>
          <table:table-cell table:formula="of:=IF([.C104]=0;&quot;Unknown Error Thrown&quot;;&quot; &quot;)" office:value-type="string" office:string-value=" " calcext:value-type="string">
            <text:p><text:s/></text:p>
          </table:table-cell>
          <table:table-cell table:formula="of:=VLOOKUP([.C104];[IQ.L94:.U158];3)" office:value-type="string" office:string-value="guān" calcext:value-type="string">
            <text:p>guā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16</text:p>
          </table:table-cell>
          <table:table-cell/>
          <table:table-cell table:style-name="ce3" table:formula="of:=[IQ.BY17]" office:value-type="float" office:value="53" calcext:value-type="float">
            <text:p>53</text:p>
          </table:table-cell>
          <table:table-cell table:formula="of:=VLOOKUP([.C105];[IQ.C56:.D121];2)" office:value-type="string" office:string-value="䷴" calcext:value-type="string">
            <text:p>䷴</text:p>
          </table:table-cell>
          <table:table-cell table:formula="of:=IF([.C105]=0;&quot;Unknown Error Thrown&quot;;&quot; &quot;)" office:value-type="string" office:string-value=" " calcext:value-type="string">
            <text:p><text:s/></text:p>
          </table:table-cell>
          <table:table-cell table:formula="of:=VLOOKUP([.C105];[IQ.L94:.U158];3)" office:value-type="string" office:string-value="jiàn" calcext:value-type="string">
            <text:p>jià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Jin Fan 17</text:p>
          </table:table-cell>
          <table:table-cell/>
          <table:table-cell table:style-name="ce3" table:formula="of:=[IQ.CC17]" office:value-type="float" office:value="57" calcext:value-type="float">
            <text:p>57</text:p>
          </table:table-cell>
          <table:table-cell table:formula="of:=VLOOKUP([.C106];[IQ.C56:.D121];2)" office:value-type="string" office:string-value="䷸" calcext:value-type="string">
            <text:p>䷸</text:p>
          </table:table-cell>
          <table:table-cell table:formula="of:=IF([.C106]=0;&quot;Unknown Error Thrown&quot;;&quot; &quot;)" office:value-type="string" office:string-value=" " calcext:value-type="string">
            <text:p><text:s/></text:p>
          </table:table-cell>
          <table:table-cell table:formula="of:=VLOOKUP([.C106];[IQ.L94:.U158];3)" office:value-type="string" office:string-value="xùn" calcext:value-type="string">
            <text:p>xùn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P6</text:p>
          </table:table-cell>
          <table:table-cell table:style-name="train_20_amber_20_light"/>
          <table:table-cell table:formula="of:=VLOOKUP([IQ.M4];[IQ.A24:.I31];[IQ.M4]+1)" office:value-type="float" office:value="57" calcext:value-type="float">
            <text:p>57</text:p>
          </table:table-cell>
          <table:table-cell table:style-name="ce16" table:formula="of:=VLOOKUP([.C108];[IQ.C56:.D121];2)" office:value-type="string" office:string-value="䷸" calcext:value-type="string">
            <text:p>䷸</text:p>
          </table:table-cell>
          <table:table-cell table:style-name="train_20_amber_20_light" table:formula="of:=IF([.C10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08];[IQ.L94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P5</text:p>
          </table:table-cell>
          <table:table-cell table:style-name="train_20_amber_20_light"/>
          <table:table-cell table:formula="of:=VLOOKUP([IQ.M5];[IQ.A24:.I31];[IQ.M4]+1)" office:value-type="float" office:value="37" calcext:value-type="float">
            <text:p>37</text:p>
          </table:table-cell>
          <table:table-cell table:style-name="ce16" table:formula="of:=VLOOKUP([.C109];[IQ.C56:.D121];2)" office:value-type="string" office:string-value="䷤" calcext:value-type="string">
            <text:p>䷤</text:p>
          </table:table-cell>
          <table:table-cell table:style-name="train_20_amber_20_light" table:formula="of:=IF([.C10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09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P4</text:p>
          </table:table-cell>
          <table:table-cell table:style-name="train_20_amber_20_light"/>
          <table:table-cell table:formula="of:=VLOOKUP([IQ.M6];[IQ.A24:.I31];[IQ.M4]+1)" office:value-type="float" office:value="61" calcext:value-type="float">
            <text:p>61</text:p>
          </table:table-cell>
          <table:table-cell table:style-name="ce16" table:formula="of:=VLOOKUP([.C110];[IQ.C56:.D121];2)" office:value-type="string" office:string-value="䷼" calcext:value-type="string">
            <text:p>䷼</text:p>
          </table:table-cell>
          <table:table-cell table:style-name="train_20_amber_20_light" table:formula="of:=IF([.C11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10];[IQ.L94:.U158];3)" office:value-type="string" office:string-value="zhōng fú" calcext:value-type="string">
            <text:p>zhōng fú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P3</text:p>
          </table:table-cell>
          <table:table-cell table:style-name="train_20_amber_20_light"/>
          <table:table-cell table:formula="of:=VLOOKUP([IQ.M7];[IQ.A24:.I31];[IQ.M4]+1)" office:value-type="float" office:value="57" calcext:value-type="float">
            <text:p>57</text:p>
          </table:table-cell>
          <table:table-cell table:style-name="ce16" table:formula="of:=VLOOKUP([.C111];[IQ.C56:.D121];2)" office:value-type="string" office:string-value="䷸" calcext:value-type="string">
            <text:p>䷸</text:p>
          </table:table-cell>
          <table:table-cell table:style-name="train_20_amber_20_light" table:formula="of:=IF([.C11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11];[IQ.L94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I1</text:p>
          </table:table-cell>
          <table:table-cell table:style-name="train_20_amber_20_light"/>
          <table:table-cell table:formula="of:=VLOOKUP([IQ.M20];[IQ.A24:.I31];[IQ.M4]+1)" office:value-type="float" office:value="57" calcext:value-type="float">
            <text:p>57</text:p>
          </table:table-cell>
          <table:table-cell table:style-name="ce16" table:formula="of:=VLOOKUP([.C112];[IQ.C56:.D121];2)" office:value-type="string" office:string-value="䷸" calcext:value-type="string">
            <text:p>䷸</text:p>
          </table:table-cell>
          <table:table-cell table:style-name="train_20_amber_20_light" table:formula="of:=IF([.C11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12];[IQ.L94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I2</text:p>
          </table:table-cell>
          <table:table-cell table:style-name="train_20_amber_20_light"/>
          <table:table-cell table:formula="of:=VLOOKUP([IQ.M21];[IQ.A24:.I31];[IQ.M4]+1)" office:value-type="float" office:value="37" calcext:value-type="float">
            <text:p>37</text:p>
          </table:table-cell>
          <table:table-cell table:style-name="ce16" table:formula="of:=VLOOKUP([.C113];[IQ.C56:.D121];2)" office:value-type="string" office:string-value="䷤" calcext:value-type="string">
            <text:p>䷤</text:p>
          </table:table-cell>
          <table:table-cell table:style-name="train_20_amber_20_light" table:formula="of:=IF([.C11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13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G</text:p>
          </table:table-cell>
          <table:table-cell table:style-name="train_20_amber_20_light"/>
          <table:table-cell table:formula="of:=VLOOKUP([IQ.M22];[IQ.A24:.I31];[IQ.M4]+1)" office:value-type="float" office:value="53" calcext:value-type="float">
            <text:p>53</text:p>
          </table:table-cell>
          <table:table-cell table:style-name="ce16" table:formula="of:=VLOOKUP([.C114];[IQ.C56:.D121];2)" office:value-type="string" office:string-value="䷴" calcext:value-type="string">
            <text:p>䷴</text:p>
          </table:table-cell>
          <table:table-cell table:style-name="train_20_amber_20_light"/>
          <table:table-cell table:style-name="ce16" table:formula="of:=VLOOKUP([.C114];[IQ.L94:.U158];3)" office:value-type="string" office:string-value="jiàn" calcext:value-type="string">
            <text:p>ji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5 / P6</text:p>
          </table:table-cell>
          <table:table-cell/>
          <table:table-cell table:style-name="train_20_green_20_light" table:formula="of:=VLOOKUP([IQ.M4];[IQ.A24:.I31];[IQ.M5]+1)" office:value-type="float" office:value="50" calcext:value-type="float">
            <text:p>50</text:p>
          </table:table-cell>
          <table:table-cell table:formula="of:=VLOOKUP([.C116];[IQ.C56:.D121];2)" office:value-type="string" office:string-value="䷱" calcext:value-type="string">
            <text:p>䷱</text:p>
          </table:table-cell>
          <table:table-cell table:formula="of:=IF([.C116]=0;&quot;Unknown Error Thrown&quot;;&quot; &quot;)" office:value-type="string" office:string-value=" " calcext:value-type="string">
            <text:p><text:s/></text:p>
          </table:table-cell>
          <table:table-cell table:formula="of:=VLOOKUP([.C116];[IQ.L94:.U158];3)" office:value-type="string" office:string-value="dǐng" calcext:value-type="string">
            <text:p>d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P5</text:p>
          </table:table-cell>
          <table:table-cell/>
          <table:table-cell table:style-name="train_20_green_20_light" table:formula="of:=VLOOKUP([IQ.M5];[IQ.A24:.I31];[IQ.M5]+1)" office:value-type="float" office:value="30" calcext:value-type="float">
            <text:p>30</text:p>
          </table:table-cell>
          <table:table-cell table:formula="of:=VLOOKUP([.C117];[IQ.C56:.D121];2)" office:value-type="string" office:string-value="䷝" calcext:value-type="string">
            <text:p>䷝</text:p>
          </table:table-cell>
          <table:table-cell table:formula="of:=IF([.C117]=0;&quot;Unknown Error Thrown&quot;;&quot; &quot;)" office:value-type="string" office:string-value=" " calcext:value-type="string">
            <text:p><text:s/></text:p>
          </table:table-cell>
          <table:table-cell table:formula="of:=VLOOKUP([.C117];[IQ.L94:.U158];3)" office:value-type="string" office:string-value="lí" calcext:value-type="string">
            <text:p>l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P4</text:p>
          </table:table-cell>
          <table:table-cell/>
          <table:table-cell table:style-name="train_20_green_20_light" table:formula="of:=VLOOKUP([IQ.M6];[IQ.A24:.I31];[IQ.M5]+1)" office:value-type="float" office:value="38" calcext:value-type="float">
            <text:p>38</text:p>
          </table:table-cell>
          <table:table-cell table:formula="of:=VLOOKUP([.C118];[IQ.C56:.D121];2)" office:value-type="string" office:string-value="䷥" calcext:value-type="string">
            <text:p>䷥</text:p>
          </table:table-cell>
          <table:table-cell table:formula="of:=IF([.C118]=0;&quot;Unknown Error Thrown&quot;;&quot; &quot;)" office:value-type="string" office:string-value=" " calcext:value-type="string">
            <text:p><text:s/></text:p>
          </table:table-cell>
          <table:table-cell table:formula="of:=VLOOKUP([.C118];[IQ.L94:.U158];3)" office:value-type="string" office:string-value="kuí" calcext:value-type="string">
            <text:p>ku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P3</text:p>
          </table:table-cell>
          <table:table-cell/>
          <table:table-cell table:style-name="train_20_green_20_light" table:formula="of:=VLOOKUP([IQ.M7];[IQ.A24:.I31];[IQ.M5]+1)" office:value-type="float" office:value="50" calcext:value-type="float">
            <text:p>50</text:p>
          </table:table-cell>
          <table:table-cell table:formula="of:=VLOOKUP([.C119];[IQ.C56:.D121];2)" office:value-type="string" office:string-value="䷱" calcext:value-type="string">
            <text:p>䷱</text:p>
          </table:table-cell>
          <table:table-cell table:formula="of:=IF([.C119]=0;&quot;Unknown Error Thrown&quot;;&quot; &quot;)" office:value-type="string" office:string-value=" " calcext:value-type="string">
            <text:p><text:s/></text:p>
          </table:table-cell>
          <table:table-cell table:formula="of:=VLOOKUP([.C119];[IQ.L94:.U158];3)" office:value-type="string" office:string-value="dǐng" calcext:value-type="string">
            <text:p>d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I1</text:p>
          </table:table-cell>
          <table:table-cell/>
          <table:table-cell table:style-name="train_20_green_20_light" table:formula="of:=VLOOKUP([IQ.M20];[IQ.A24:.I31];[IQ.M5]+1)" office:value-type="float" office:value="50" calcext:value-type="float">
            <text:p>50</text:p>
          </table:table-cell>
          <table:table-cell table:formula="of:=VLOOKUP([.C120];[IQ.C56:.D121];2)" office:value-type="string" office:string-value="䷱" calcext:value-type="string">
            <text:p>䷱</text:p>
          </table:table-cell>
          <table:table-cell table:formula="of:=IF([.C120]=0;&quot;Unknown Error Thrown&quot;;&quot; &quot;)" office:value-type="string" office:string-value=" " calcext:value-type="string">
            <text:p><text:s/></text:p>
          </table:table-cell>
          <table:table-cell table:formula="of:=VLOOKUP([.C120];[IQ.L94:.U158];3)" office:value-type="string" office:string-value="dǐng" calcext:value-type="string">
            <text:p>dǐng</text:p>
          </table:table-cell>
          <table:table-cell table:number-columns-repeated="595"/>
        </table:table-row>
        <table:table-row table:style-name="ro2">
          <table:table-cell table:style-name="ce13" office:value-type="string" calcext:value-type="string">
            <text:p>P5 / I2</text:p>
          </table:table-cell>
          <table:table-cell/>
          <table:table-cell table:style-name="train_20_green_20_light" table:formula="of:=VLOOKUP([IQ.M21];[IQ.A24:.I31];[IQ.M5]+1)" office:value-type="float" office:value="30" calcext:value-type="float">
            <text:p>30</text:p>
          </table:table-cell>
          <table:table-cell table:formula="of:=VLOOKUP([.C121];[IQ.C56:.D121];2)" office:value-type="string" office:string-value="䷝" calcext:value-type="string">
            <text:p>䷝</text:p>
          </table:table-cell>
          <table:table-cell table:formula="of:=IF([.C121]=0;&quot;Unknown Error Thrown&quot;;&quot; &quot;)" office:value-type="string" office:string-value=" " calcext:value-type="string">
            <text:p><text:s/></text:p>
          </table:table-cell>
          <table:table-cell table:formula="of:=VLOOKUP([.C121];[IQ.L94:.U158];3)" office:value-type="string" office:string-value="lí" calcext:value-type="string">
            <text:p>l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G</text:p>
          </table:table-cell>
          <table:table-cell/>
          <table:table-cell table:style-name="train_20_green_20_light" table:formula="of:=VLOOKUP([IQ.M22];[IQ.A24:.I31];[IQ.M5]+1)" office:value-type="float" office:value="56" calcext:value-type="float">
            <text:p>56</text:p>
          </table:table-cell>
          <table:table-cell table:formula="of:=VLOOKUP([.C122];[IQ.C56:.D121];2)" office:value-type="string" office:string-value="䷷" calcext:value-type="string">
            <text:p>䷷</text:p>
          </table:table-cell>
          <table:table-cell table:formula="of:=IF([.C122]=0;&quot;Unknown Error Thrown&quot;;&quot; &quot;)" office:value-type="string" office:string-value=" " calcext:value-type="string">
            <text:p><text:s/></text:p>
          </table:table-cell>
          <table:table-cell table:formula="of:=VLOOKUP([.C122];[IQ.L94:.U158];3)" office:value-type="string" office:string-value="lǚ" calcext:value-type="string">
            <text:p>lǚ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P6</text:p>
          </table:table-cell>
          <table:table-cell table:style-name="train_20_amber_20_light"/>
          <table:table-cell table:formula="of:=VLOOKUP([IQ.M4];[IQ.A24:.I31];[IQ.M6]+1)" office:value-type="float" office:value="28" calcext:value-type="float">
            <text:p>28</text:p>
          </table:table-cell>
          <table:table-cell table:style-name="ce16" table:formula="of:=VLOOKUP([.C124];[IQ.C56:.D121];2)" office:value-type="string" office:string-value="䷛" calcext:value-type="string">
            <text:p>䷛</text:p>
          </table:table-cell>
          <table:table-cell table:style-name="train_20_amber_20_light" table:formula="of:=IF([.C12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24];[IQ.L94:.U158];3)" office:value-type="string" office:string-value="dà guò" calcext:value-type="string">
            <text:p>dà guò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P5</text:p>
          </table:table-cell>
          <table:table-cell table:style-name="train_20_amber_20_light"/>
          <table:table-cell table:formula="of:=VLOOKUP([IQ.M5];[IQ.A24:.I31];[IQ.M6]+1)" office:value-type="float" office:value="49" calcext:value-type="float">
            <text:p>49</text:p>
          </table:table-cell>
          <table:table-cell table:style-name="ce16" table:formula="of:=VLOOKUP([.C125];[IQ.C56:.D121];2)" office:value-type="string" office:string-value="䷰" calcext:value-type="string">
            <text:p>䷰</text:p>
          </table:table-cell>
          <table:table-cell table:style-name="train_20_amber_20_light" table:formula="of:=IF([.C12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25];[IQ.L94:.U158];3)" office:value-type="string" office:string-value="gé" calcext:value-type="string">
            <text:p>gé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P4</text:p>
          </table:table-cell>
          <table:table-cell table:style-name="train_20_amber_20_light"/>
          <table:table-cell table:formula="of:=VLOOKUP([IQ.M6];[IQ.A24:.I31];[IQ.M6]+1)" office:value-type="float" office:value="58" calcext:value-type="float">
            <text:p>58</text:p>
          </table:table-cell>
          <table:table-cell table:style-name="ce16" table:formula="of:=VLOOKUP([.C126];[IQ.C56:.D121];2)" office:value-type="string" office:string-value="䷹" calcext:value-type="string">
            <text:p>䷹</text:p>
          </table:table-cell>
          <table:table-cell table:style-name="train_20_amber_20_light" table:formula="of:=IF([.C12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26];[IQ.L94:.U158];3)" office:value-type="string" office:string-value="duì" calcext:value-type="string">
            <text:p>du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P3</text:p>
          </table:table-cell>
          <table:table-cell table:style-name="train_20_amber_20_light"/>
          <table:table-cell table:formula="of:=VLOOKUP([IQ.M7];[IQ.A24:.I31];[IQ.M6]+1)" office:value-type="float" office:value="28" calcext:value-type="float">
            <text:p>28</text:p>
          </table:table-cell>
          <table:table-cell table:style-name="ce16" table:formula="of:=VLOOKUP([.C127];[IQ.C56:.D121];2)" office:value-type="string" office:string-value="䷛" calcext:value-type="string">
            <text:p>䷛</text:p>
          </table:table-cell>
          <table:table-cell table:style-name="train_20_amber_20_light" table:formula="of:=IF([.C12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27];[IQ.L94:.U158];3)" office:value-type="string" office:string-value="dà guò" calcext:value-type="string">
            <text:p>dà guò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I1</text:p>
          </table:table-cell>
          <table:table-cell table:style-name="train_20_amber_20_light"/>
          <table:table-cell table:formula="of:=VLOOKUP([IQ.M20];[IQ.A24:.I31];[IQ.M6]+1)" office:value-type="float" office:value="28" calcext:value-type="float">
            <text:p>28</text:p>
          </table:table-cell>
          <table:table-cell table:style-name="ce16" table:formula="of:=VLOOKUP([.C128];[IQ.C56:.D121];2)" office:value-type="string" office:string-value="䷛" calcext:value-type="string">
            <text:p>䷛</text:p>
          </table:table-cell>
          <table:table-cell table:style-name="train_20_amber_20_light" table:formula="of:=IF([.C12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28];[IQ.L94:.U158];3)" office:value-type="string" office:string-value="dà guò" calcext:value-type="string">
            <text:p>dà guò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I2</text:p>
          </table:table-cell>
          <table:table-cell table:style-name="train_20_amber_20_light"/>
          <table:table-cell table:formula="of:=VLOOKUP([IQ.M21];[IQ.A24:.I31];[IQ.M6]+1)" office:value-type="float" office:value="49" calcext:value-type="float">
            <text:p>49</text:p>
          </table:table-cell>
          <table:table-cell table:style-name="ce16" table:formula="of:=VLOOKUP([.C129];[IQ.C56:.D121];2)" office:value-type="string" office:string-value="䷰" calcext:value-type="string">
            <text:p>䷰</text:p>
          </table:table-cell>
          <table:table-cell table:style-name="train_20_amber_20_light" table:formula="of:=IF([.C12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29];[IQ.L94:.U158];3)" office:value-type="string" office:string-value="gé" calcext:value-type="string">
            <text:p>gé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G</text:p>
          </table:table-cell>
          <table:table-cell table:style-name="train_20_amber_20_light"/>
          <table:table-cell table:formula="of:=VLOOKUP([IQ.M22];[IQ.A24:.I31];[IQ.M6]+1)" office:value-type="float" office:value="31" calcext:value-type="float">
            <text:p>31</text:p>
          </table:table-cell>
          <table:table-cell table:style-name="ce16" table:formula="of:=VLOOKUP([.C130];[IQ.C56:.D121];2)" office:value-type="string" office:string-value="䷞" calcext:value-type="string">
            <text:p>䷞</text:p>
          </table:table-cell>
          <table:table-cell table:style-name="train_20_amber_20_light" table:formula="of:=IF([.C13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30];[IQ.L94:.U158];3)" office:value-type="string" office:string-value="xián" calcext:value-type="string">
            <text:p>xiá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3 /P6</text:p>
          </table:table-cell>
          <table:table-cell/>
          <table:table-cell table:style-name="train_20_green_20_light" table:formula="of:=VLOOKUP([IQ.M4];[IQ.A24:.I31];[IQ.M7]+1)" office:value-type="float" office:value="57" calcext:value-type="float">
            <text:p>57</text:p>
          </table:table-cell>
          <table:table-cell table:formula="of:=VLOOKUP([.C132];[IQ.C56:.D121];2)" office:value-type="string" office:string-value="䷸" calcext:value-type="string">
            <text:p>䷸</text:p>
          </table:table-cell>
          <table:table-cell table:formula="of:=IF([.C132]=0;&quot;Unknown Error Thrown&quot;;&quot; &quot;)" office:value-type="string" office:string-value=" " calcext:value-type="string">
            <text:p><text:s/></text:p>
          </table:table-cell>
          <table:table-cell table:formula="of:=VLOOKUP([.C132];[IQ.L94:.U158];3)" office:value-type="string" office:string-value="xùn" calcext:value-type="string">
            <text:p>xù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P5</text:p>
          </table:table-cell>
          <table:table-cell/>
          <table:table-cell table:style-name="train_20_green_20_light" table:formula="of:=VLOOKUP([IQ.M5];[IQ.A24:.I31];[IQ.M7]+1)" office:value-type="float" office:value="37" calcext:value-type="float">
            <text:p>37</text:p>
          </table:table-cell>
          <table:table-cell table:formula="of:=VLOOKUP([.C133];[IQ.C56:.D121];2)" office:value-type="string" office:string-value="䷤" calcext:value-type="string">
            <text:p>䷤</text:p>
          </table:table-cell>
          <table:table-cell table:formula="of:=IF([.C133]=0;&quot;Unknown Error Thrown&quot;;&quot; &quot;)" office:value-type="string" office:string-value=" " calcext:value-type="string">
            <text:p><text:s/></text:p>
          </table:table-cell>
          <table:table-cell table:formula="of:=VLOOKUP([.C133];[IQ.L94:.U158];3)" office:value-type="string" office:string-value="jiā rén" calcext:value-type="string">
            <text:p>jiā ré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P4</text:p>
          </table:table-cell>
          <table:table-cell/>
          <table:table-cell table:style-name="train_20_green_20_light" table:formula="of:=VLOOKUP([IQ.M6];[IQ.A24:.I31];[IQ.M7]+1)" office:value-type="float" office:value="61" calcext:value-type="float">
            <text:p>61</text:p>
          </table:table-cell>
          <table:table-cell table:formula="of:=VLOOKUP([.C134];[IQ.C56:.D121];2)" office:value-type="string" office:string-value="䷼" calcext:value-type="string">
            <text:p>䷼</text:p>
          </table:table-cell>
          <table:table-cell table:formula="of:=IF([.C134]=0;&quot;Unknown Error Thrown&quot;;&quot; &quot;)" office:value-type="string" office:string-value=" " calcext:value-type="string">
            <text:p><text:s/></text:p>
          </table:table-cell>
          <table:table-cell table:formula="of:=VLOOKUP([.C134];[IQ.L94:.U158];3)" office:value-type="string" office:string-value="zhōng fú" calcext:value-type="string">
            <text:p>zhōng fú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P3</text:p>
          </table:table-cell>
          <table:table-cell/>
          <table:table-cell table:style-name="train_20_green_20_light" table:formula="of:=VLOOKUP([IQ.M7];[IQ.A24:.I31];[IQ.M7]+1)" office:value-type="float" office:value="57" calcext:value-type="float">
            <text:p>57</text:p>
          </table:table-cell>
          <table:table-cell table:formula="of:=VLOOKUP([.C135];[IQ.C56:.D121];2)" office:value-type="string" office:string-value="䷸" calcext:value-type="string">
            <text:p>䷸</text:p>
          </table:table-cell>
          <table:table-cell table:formula="of:=IF([.C135]=0;&quot;Unknown Error Thrown&quot;;&quot; &quot;)" office:value-type="string" office:string-value=" " calcext:value-type="string">
            <text:p><text:s/></text:p>
          </table:table-cell>
          <table:table-cell table:formula="of:=VLOOKUP([.C135];[IQ.L94:.U158];3)" office:value-type="string" office:string-value="xùn" calcext:value-type="string">
            <text:p>xù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I1</text:p>
          </table:table-cell>
          <table:table-cell/>
          <table:table-cell table:style-name="train_20_green_20_light" table:formula="of:=VLOOKUP([IQ.M20];[IQ.A24:.I31];[IQ.M7]+1)" office:value-type="float" office:value="57" calcext:value-type="float">
            <text:p>57</text:p>
          </table:table-cell>
          <table:table-cell table:formula="of:=VLOOKUP([.C136];[IQ.C56:.D121];2)" office:value-type="string" office:string-value="䷸" calcext:value-type="string">
            <text:p>䷸</text:p>
          </table:table-cell>
          <table:table-cell table:formula="of:=IF([.C136]=0;&quot;Unknown Error Thrown&quot;;&quot; &quot;)" office:value-type="string" office:string-value=" " calcext:value-type="string">
            <text:p><text:s/></text:p>
          </table:table-cell>
          <table:table-cell table:formula="of:=VLOOKUP([.C136];[IQ.L94:.U158];3)" office:value-type="string" office:string-value="xùn" calcext:value-type="string">
            <text:p>xù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I2</text:p>
          </table:table-cell>
          <table:table-cell/>
          <table:table-cell table:style-name="train_20_green_20_light" table:formula="of:=VLOOKUP([IQ.M21];[IQ.A24:.I31];[IQ.M7]+1)" office:value-type="float" office:value="37" calcext:value-type="float">
            <text:p>37</text:p>
          </table:table-cell>
          <table:table-cell table:formula="of:=VLOOKUP([.C137];[IQ.C56:.D121];2)" office:value-type="string" office:string-value="䷤" calcext:value-type="string">
            <text:p>䷤</text:p>
          </table:table-cell>
          <table:table-cell table:formula="of:=IF([.C137]=0;&quot;Unknown Error Thrown&quot;;&quot; &quot;)" office:value-type="string" office:string-value=" " calcext:value-type="string">
            <text:p><text:s/></text:p>
          </table:table-cell>
          <table:table-cell table:formula="of:=VLOOKUP([.C137];[IQ.L94:.U158];3)" office:value-type="string" office:string-value="jiā rén" calcext:value-type="string">
            <text:p>jiā ré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G</text:p>
          </table:table-cell>
          <table:table-cell/>
          <table:table-cell table:style-name="train_20_green_20_light" table:formula="of:=VLOOKUP([IQ.M22];[IQ.A24:.I31];[IQ.M7]+1)" office:value-type="float" office:value="53" calcext:value-type="float">
            <text:p>53</text:p>
          </table:table-cell>
          <table:table-cell table:formula="of:=VLOOKUP([.C138];[IQ.C56:.D121];2)" office:value-type="string" office:string-value="䷴" calcext:value-type="string">
            <text:p>䷴</text:p>
          </table:table-cell>
          <table:table-cell table:formula="of:=IF([.C138]=0;&quot;Unknown Error Thrown&quot;;&quot; &quot;)" office:value-type="string" office:string-value=" " calcext:value-type="string">
            <text:p><text:s/></text:p>
          </table:table-cell>
          <table:table-cell table:formula="of:=VLOOKUP([.C138];[IQ.L94:.U158];3)" office:value-type="string" office:string-value="jiàn" calcext:value-type="string">
            <text:p>jiàn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M6</text:p>
          </table:table-cell>
          <table:table-cell table:style-name="train_20_amber_20_light"/>
          <table:table-cell table:formula="of:=VLOOKUP([IQ.M8];[IQ.A24:.I31];[IQ.M4]+1)" office:value-type="float" office:value="57" calcext:value-type="float">
            <text:p>57</text:p>
          </table:table-cell>
          <table:table-cell table:style-name="ce16" table:formula="of:=VLOOKUP([.C140];[IQ.C56:.D121];2)" office:value-type="string" office:string-value="䷸" calcext:value-type="string">
            <text:p>䷸</text:p>
          </table:table-cell>
          <table:table-cell table:style-name="train_20_amber_20_light" table:formula="of:=IF([.C14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40];[IQ.L94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M5</text:p>
          </table:table-cell>
          <table:table-cell table:style-name="train_20_amber_20_light"/>
          <table:table-cell table:formula="of:=VLOOKUP([IQ.M9];[IQ.A24:.I31];[IQ.M4]+1)" office:value-type="float" office:value="53" calcext:value-type="float">
            <text:p>53</text:p>
          </table:table-cell>
          <table:table-cell table:style-name="ce16" table:formula="of:=VLOOKUP([.C141];[IQ.C56:.D121];2)" office:value-type="string" office:string-value="䷴" calcext:value-type="string">
            <text:p>䷴</text:p>
          </table:table-cell>
          <table:table-cell table:style-name="train_20_amber_20_light" table:formula="of:=IF([.C14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41];[IQ.L94:.U158];3)" office:value-type="string" office:string-value="jiàn" calcext:value-type="string">
            <text:p>ji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M4</text:p>
          </table:table-cell>
          <table:table-cell table:style-name="train_20_amber_20_light"/>
          <table:table-cell table:formula="of:=VLOOKUP([IQ.M10];[IQ.A24:.I31];[IQ.M4]+1)" office:value-type="float" office:value="42" calcext:value-type="float">
            <text:p>42</text:p>
          </table:table-cell>
          <table:table-cell table:style-name="ce16" table:formula="of:=VLOOKUP([.C142];[IQ.C56:.D121];2)" office:value-type="string" office:string-value="䷩" calcext:value-type="string">
            <text:p>䷩</text:p>
          </table:table-cell>
          <table:table-cell table:style-name="train_20_amber_20_light" table:formula="of:=IF([.C14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42];[IQ.L94:.U158];3)" office:value-type="string" office:string-value="yì" calcext:value-type="string">
            <text:p>y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M3</text:p>
          </table:table-cell>
          <table:table-cell table:style-name="train_20_amber_20_light"/>
          <table:table-cell table:formula="of:=VLOOKUP([IQ.M11];[IQ.A24:.I31];[IQ.M4]+1)" office:value-type="float" office:value="59" calcext:value-type="float">
            <text:p>59</text:p>
          </table:table-cell>
          <table:table-cell table:style-name="ce16" table:formula="of:=VLOOKUP([.C143];[IQ.C56:.D121];2)" office:value-type="string" office:string-value="䷺" calcext:value-type="string">
            <text:p>䷺</text:p>
          </table:table-cell>
          <table:table-cell table:style-name="train_20_amber_20_light" table:formula="of:=IF([.C14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43];[IQ.L94:.U158];3)" office:value-type="string" office:string-value="huàn" calcext:value-type="string">
            <text:p>hu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6 / N6</text:p>
          </table:table-cell>
          <table:table-cell/>
          <table:table-cell table:style-name="train_20_green_20_light" table:formula="of:=VLOOKUP([IQ.M12];[IQ.A24:.I31];[IQ.M4]+1)" office:value-type="float" office:value="37" calcext:value-type="float">
            <text:p>37</text:p>
          </table:table-cell>
          <table:table-cell table:formula="of:=VLOOKUP([.C145];[IQ.C56:.D121];2)" office:value-type="string" office:string-value="䷤" calcext:value-type="string">
            <text:p>䷤</text:p>
          </table:table-cell>
          <table:table-cell table:formula="of:=IF([.C145]=0;&quot;Unknown Error Thrown&quot;;&quot; &quot;)" office:value-type="string" office:string-value=" " calcext:value-type="string">
            <text:p><text:s/></text:p>
          </table:table-cell>
          <table:table-cell table:formula="of:=VLOOKUP([.C145];[IQ.L94:.U158];3)" office:value-type="string" office:string-value="jiā rén" calcext:value-type="string">
            <text:p>jiā ré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6 / N5</text:p>
          </table:table-cell>
          <table:table-cell/>
          <table:table-cell table:style-name="train_20_green_20_light" table:formula="of:=VLOOKUP([IQ.M13];[IQ.A24:.I31];[IQ.M4]+1)" office:value-type="float" office:value="59" calcext:value-type="float">
            <text:p>59</text:p>
          </table:table-cell>
          <table:table-cell table:formula="of:=VLOOKUP([.C146];[IQ.C56:.D121];2)" office:value-type="string" office:string-value="䷺" calcext:value-type="string">
            <text:p>䷺</text:p>
          </table:table-cell>
          <table:table-cell table:formula="of:=IF([.C146]=0;&quot;Unknown Error Thrown&quot;;&quot; &quot;)" office:value-type="string" office:string-value=" " calcext:value-type="string">
            <text:p><text:s/></text:p>
          </table:table-cell>
          <table:table-cell table:formula="of:=VLOOKUP([.C146];[IQ.L94:.U158];3)" office:value-type="string" office:string-value="huàn" calcext:value-type="string">
            <text:p>huà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6 / N4</text:p>
          </table:table-cell>
          <table:table-cell/>
          <table:table-cell table:style-name="train_20_green_20_light" table:formula="of:=VLOOKUP([IQ.M14];[IQ.A24:.I31];[IQ.M4]+1)" office:value-type="float" office:value="37" calcext:value-type="float">
            <text:p>37</text:p>
          </table:table-cell>
          <table:table-cell table:formula="of:=VLOOKUP([.C147];[IQ.C56:.D121];2)" office:value-type="string" office:string-value="䷤" calcext:value-type="string">
            <text:p>䷤</text:p>
          </table:table-cell>
          <table:table-cell table:formula="of:=IF([.C147]=0;&quot;Unknown Error Thrown&quot;;&quot; &quot;)" office:value-type="string" office:string-value=" " calcext:value-type="string">
            <text:p><text:s/></text:p>
          </table:table-cell>
          <table:table-cell table:formula="of:=VLOOKUP([.C147];[IQ.L94:.U158];3)" office:value-type="string" office:string-value="jiā rén" calcext:value-type="string">
            <text:p>jiā ré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6 / N3</text:p>
          </table:table-cell>
          <table:table-cell/>
          <table:table-cell table:style-name="train_20_green_20_light" table:formula="of:=VLOOKUP([IQ.M15];[IQ.A24:.I31];[IQ.M4]+1)" office:value-type="float" office:value="61" calcext:value-type="float">
            <text:p>61</text:p>
          </table:table-cell>
          <table:table-cell table:formula="of:=VLOOKUP([.C148];[IQ.C56:.D121];2)" office:value-type="string" office:string-value="䷼" calcext:value-type="string">
            <text:p>䷼</text:p>
          </table:table-cell>
          <table:table-cell table:formula="of:=IF([.C148]=0;&quot;Unknown Error Thrown&quot;;&quot; &quot;)" office:value-type="string" office:string-value=" " calcext:value-type="string">
            <text:p><text:s/></text:p>
          </table:table-cell>
          <table:table-cell table:formula="of:=VLOOKUP([.C148];[IQ.L94:.U158];3)" office:value-type="string" office:string-value="zhōng fú" calcext:value-type="string">
            <text:p>zhōng fú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X6</text:p>
          </table:table-cell>
          <table:table-cell table:style-name="train_20_amber_20_light"/>
          <table:table-cell table:formula="of:=VLOOKUP([IQ.M16];[IQ.A24:.I31];[IQ.M4]+1)" office:value-type="float" office:value="53" calcext:value-type="float">
            <text:p>53</text:p>
          </table:table-cell>
          <table:table-cell table:style-name="ce16" table:formula="of:=VLOOKUP([.C150];[IQ.C56:.D121];2)" office:value-type="string" office:string-value="䷴" calcext:value-type="string">
            <text:p>䷴</text:p>
          </table:table-cell>
          <table:table-cell table:style-name="train_20_amber_20_light" table:formula="of:=IF([.C15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50];[IQ.L94:.U158];3)" office:value-type="string" office:string-value="jiàn" calcext:value-type="string">
            <text:p>ji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X5</text:p>
          </table:table-cell>
          <table:table-cell table:style-name="train_20_amber_20_light"/>
          <table:table-cell table:formula="of:=VLOOKUP([IQ.M17];[IQ.A24:.I31];[IQ.M4]+1)" office:value-type="float" office:value="20" calcext:value-type="float">
            <text:p>20</text:p>
          </table:table-cell>
          <table:table-cell table:style-name="ce16" table:formula="of:=VLOOKUP([.C151];[IQ.C56:.D121];2)" office:value-type="string" office:string-value="䷓" calcext:value-type="string">
            <text:p>䷓</text:p>
          </table:table-cell>
          <table:table-cell table:style-name="train_20_amber_20_light" table:formula="of:=IF([.C15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51];[IQ.L94:.U158];3)" office:value-type="string" office:string-value="guān" calcext:value-type="string">
            <text:p>guā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X4</text:p>
          </table:table-cell>
          <table:table-cell table:style-name="train_20_amber_20_light"/>
          <table:table-cell table:formula="of:=VLOOKUP([IQ.M18];[IQ.A24:.I31];[IQ.M4]+1)" office:value-type="float" office:value="20" calcext:value-type="float">
            <text:p>20</text:p>
          </table:table-cell>
          <table:table-cell table:style-name="ce16" table:formula="of:=VLOOKUP([.C152];[IQ.C56:.D121];2)" office:value-type="string" office:string-value="䷓" calcext:value-type="string">
            <text:p>䷓</text:p>
          </table:table-cell>
          <table:table-cell table:style-name="train_20_amber_20_light" table:formula="of:=IF([.C15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52];[IQ.L94:.U158];3)" office:value-type="string" office:string-value="guān" calcext:value-type="string">
            <text:p>guā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6 / X3</text:p>
          </table:table-cell>
          <table:table-cell table:style-name="train_20_amber_20_light"/>
          <table:table-cell table:formula="of:=VLOOKUP([IQ.M19];[IQ.A24:.I31];[IQ.M4]+1)" office:value-type="float" office:value="42" calcext:value-type="float">
            <text:p>42</text:p>
          </table:table-cell>
          <table:table-cell table:style-name="ce16" table:formula="of:=VLOOKUP([.C153];[IQ.C56:.D121];2)" office:value-type="string" office:string-value="䷩" calcext:value-type="string">
            <text:p>䷩</text:p>
          </table:table-cell>
          <table:table-cell table:style-name="train_20_amber_20_light" table:formula="of:=IF([.C15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53];[IQ.L94:.U158];3)" office:value-type="string" office:string-value="yì" calcext:value-type="string">
            <text:p>y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5 / M6</text:p>
          </table:table-cell>
          <table:table-cell/>
          <table:table-cell table:style-name="train_20_green_20_light" table:formula="of:=VLOOKUP([IQ.M8];[IQ.A24:.I31];[IQ.M5]+1)" office:value-type="float" office:value="50" calcext:value-type="float">
            <text:p>50</text:p>
          </table:table-cell>
          <table:table-cell table:formula="of:=VLOOKUP([.C155];[IQ.C56:.D121];2)" office:value-type="string" office:string-value="䷱" calcext:value-type="string">
            <text:p>䷱</text:p>
          </table:table-cell>
          <table:table-cell table:formula="of:=IF([.C155]=0;&quot;Unknown Error Thrown&quot;;&quot; &quot;)" office:value-type="string" office:string-value=" " calcext:value-type="string">
            <text:p><text:s/></text:p>
          </table:table-cell>
          <table:table-cell table:formula="of:=VLOOKUP([.C155];[IQ.L94:.U158];3)" office:value-type="string" office:string-value="dǐng" calcext:value-type="string">
            <text:p>d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M5</text:p>
          </table:table-cell>
          <table:table-cell/>
          <table:table-cell table:style-name="train_20_green_20_light" table:formula="of:=VLOOKUP([IQ.M9];[IQ.A24:.I31];[IQ.M5]+1)" office:value-type="float" office:value="56" calcext:value-type="float">
            <text:p>56</text:p>
          </table:table-cell>
          <table:table-cell table:formula="of:=VLOOKUP([.C156];[IQ.C56:.D121];2)" office:value-type="string" office:string-value="䷷" calcext:value-type="string">
            <text:p>䷷</text:p>
          </table:table-cell>
          <table:table-cell table:formula="of:=IF([.C156]=0;&quot;Unknown Error Thrown&quot;;&quot; &quot;)" office:value-type="string" office:string-value=" " calcext:value-type="string">
            <text:p><text:s/></text:p>
          </table:table-cell>
          <table:table-cell table:formula="of:=VLOOKUP([.C156];[IQ.L94:.U158];3)" office:value-type="string" office:string-value="lǚ" calcext:value-type="string">
            <text:p>lǚ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M4</text:p>
          </table:table-cell>
          <table:table-cell/>
          <table:table-cell table:style-name="train_20_green_20_light" table:formula="of:=VLOOKUP([IQ.M10];[IQ.A24:.I31];[IQ.M5]+1)" office:value-type="float" office:value="21" calcext:value-type="float">
            <text:p>21</text:p>
          </table:table-cell>
          <table:table-cell table:formula="of:=VLOOKUP([.C157];[IQ.C56:.D121];2)" office:value-type="string" office:string-value="䷔" calcext:value-type="string">
            <text:p>䷔</text:p>
          </table:table-cell>
          <table:table-cell table:formula="of:=IF([.C157]=0;&quot;Unknown Error Thrown&quot;;&quot; &quot;)" office:value-type="string" office:string-value=" " calcext:value-type="string">
            <text:p><text:s/></text:p>
          </table:table-cell>
          <table:table-cell table:formula="of:=VLOOKUP([.C157];[IQ.L94:.U158];3)" office:value-type="string" office:string-value="shì kè" calcext:value-type="string">
            <text:p>shì kè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M3</text:p>
          </table:table-cell>
          <table:table-cell/>
          <table:table-cell table:style-name="train_20_green_20_light" table:formula="of:=VLOOKUP([IQ.M11];[IQ.A24:.I31];[IQ.M5]+1)" office:value-type="float" office:value="64" calcext:value-type="float">
            <text:p>64</text:p>
          </table:table-cell>
          <table:table-cell table:formula="of:=VLOOKUP([.C158];[IQ.C56:.D121];2)" office:value-type="string" office:string-value="䷿" calcext:value-type="string">
            <text:p>䷿</text:p>
          </table:table-cell>
          <table:table-cell table:formula="of:=IF([.C158]=0;&quot;Unknown Error Thrown&quot;;&quot; &quot;)" office:value-type="string" office:string-value=" " calcext:value-type="string">
            <text:p><text:s/></text:p>
          </table:table-cell>
          <table:table-cell table:formula="of:=VLOOKUP([.C158];[IQ.L94:.U158];3)" office:value-type="string" office:string-value="wèi jì" calcext:value-type="string">
            <text:p>wèi jì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5 / N6</text:p>
          </table:table-cell>
          <table:table-cell table:style-name="train_20_amber_20_light"/>
          <table:table-cell table:formula="of:=VLOOKUP([IQ.M12];[IQ.A24:.I31];[IQ.M5]+1)" office:value-type="float" office:value="30" calcext:value-type="float">
            <text:p>30</text:p>
          </table:table-cell>
          <table:table-cell table:style-name="ce16" table:formula="of:=VLOOKUP([.C160];[IQ.C56:.D121];2)" office:value-type="string" office:string-value="䷝" calcext:value-type="string">
            <text:p>䷝</text:p>
          </table:table-cell>
          <table:table-cell table:style-name="train_20_amber_20_light" table:formula="of:=IF([.C16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60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5 / N5</text:p>
          </table:table-cell>
          <table:table-cell table:style-name="train_20_amber_20_light"/>
          <table:table-cell table:formula="of:=VLOOKUP([IQ.M13];[IQ.A24:.I31];[IQ.M5]+1)" office:value-type="float" office:value="64" calcext:value-type="float">
            <text:p>64</text:p>
          </table:table-cell>
          <table:table-cell table:style-name="ce16" table:formula="of:=VLOOKUP([.C161];[IQ.C56:.D121];2)" office:value-type="string" office:string-value="䷿" calcext:value-type="string">
            <text:p>䷿</text:p>
          </table:table-cell>
          <table:table-cell table:style-name="train_20_amber_20_light" table:formula="of:=IF([.C16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61];[IQ.L94:.U158];3)" office:value-type="string" office:string-value="wèi jì" calcext:value-type="string">
            <text:p>wèi j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5 / N4</text:p>
          </table:table-cell>
          <table:table-cell table:style-name="train_20_amber_20_light"/>
          <table:table-cell table:formula="of:=VLOOKUP([IQ.M14];[IQ.A24:.I31];[IQ.M5]+1)" office:value-type="float" office:value="30" calcext:value-type="float">
            <text:p>30</text:p>
          </table:table-cell>
          <table:table-cell table:style-name="ce16" table:formula="of:=VLOOKUP([.C162];[IQ.C56:.D121];2)" office:value-type="string" office:string-value="䷝" calcext:value-type="string">
            <text:p>䷝</text:p>
          </table:table-cell>
          <table:table-cell table:style-name="train_20_amber_20_light" table:formula="of:=IF([.C16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62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5 / N3</text:p>
          </table:table-cell>
          <table:table-cell table:style-name="train_20_amber_20_light"/>
          <table:table-cell table:formula="of:=VLOOKUP([IQ.M15];[IQ.A24:.I31];[IQ.M5]+1)" office:value-type="float" office:value="38" calcext:value-type="float">
            <text:p>38</text:p>
          </table:table-cell>
          <table:table-cell table:style-name="ce16" table:formula="of:=VLOOKUP([.C163];[IQ.C56:.D121];2)" office:value-type="string" office:string-value="䷥" calcext:value-type="string">
            <text:p>䷥</text:p>
          </table:table-cell>
          <table:table-cell table:style-name="train_20_amber_20_light" table:formula="of:=IF([.C16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63];[IQ.L94:.U158];3)" office:value-type="string" office:string-value="kuí" calcext:value-type="string">
            <text:p>ku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5 / X6</text:p>
          </table:table-cell>
          <table:table-cell/>
          <table:table-cell table:style-name="train_20_green_20_light" table:formula="of:=VLOOKUP([IQ.M16];[IQ.A24:.I31];[IQ.M5]+1)" office:value-type="float" office:value="56" calcext:value-type="float">
            <text:p>56</text:p>
          </table:table-cell>
          <table:table-cell table:formula="of:=VLOOKUP([.C165];[IQ.C56:.D121];2)" office:value-type="string" office:string-value="䷷" calcext:value-type="string">
            <text:p>䷷</text:p>
          </table:table-cell>
          <table:table-cell table:formula="of:=IF([.C165]=0;&quot;Unknown Error Thrown&quot;;&quot; &quot;)" office:value-type="string" office:string-value=" " calcext:value-type="string">
            <text:p><text:s/></text:p>
          </table:table-cell>
          <table:table-cell table:formula="of:=VLOOKUP([.C165];[IQ.L94:.U158];3)" office:value-type="string" office:string-value="lǚ" calcext:value-type="string">
            <text:p>lǚ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X5</text:p>
          </table:table-cell>
          <table:table-cell/>
          <table:table-cell table:style-name="train_20_green_20_light" table:formula="of:=VLOOKUP([IQ.M17];[IQ.A24:.I31];[IQ.M5]+1)" office:value-type="float" office:value="35" calcext:value-type="float">
            <text:p>35</text:p>
          </table:table-cell>
          <table:table-cell table:formula="of:=VLOOKUP([.C166];[IQ.C56:.D121];2)" office:value-type="string" office:string-value="䷢" calcext:value-type="string">
            <text:p>䷢</text:p>
          </table:table-cell>
          <table:table-cell table:formula="of:=IF([.C166]=0;&quot;Unknown Error Thrown&quot;;&quot; &quot;)" office:value-type="string" office:string-value=" " calcext:value-type="string">
            <text:p><text:s/></text:p>
          </table:table-cell>
          <table:table-cell table:formula="of:=VLOOKUP([.C166];[IQ.L94:.U158];3)" office:value-type="string" office:string-value="jìn" calcext:value-type="string">
            <text:p>jì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X4</text:p>
          </table:table-cell>
          <table:table-cell/>
          <table:table-cell table:style-name="train_20_green_20_light" table:formula="of:=VLOOKUP([IQ.M18];[IQ.A24:.I31];[IQ.M5]+1)" office:value-type="float" office:value="35" calcext:value-type="float">
            <text:p>35</text:p>
          </table:table-cell>
          <table:table-cell table:formula="of:=VLOOKUP([.C167];[IQ.C56:.D121];2)" office:value-type="string" office:string-value="䷢" calcext:value-type="string">
            <text:p>䷢</text:p>
          </table:table-cell>
          <table:table-cell table:formula="of:=IF([.C167]=0;&quot;Unknown Error Thrown&quot;;&quot; &quot;)" office:value-type="string" office:string-value=" " calcext:value-type="string">
            <text:p><text:s/></text:p>
          </table:table-cell>
          <table:table-cell table:formula="of:=VLOOKUP([.C167];[IQ.L94:.U158];3)" office:value-type="string" office:string-value="jìn" calcext:value-type="string">
            <text:p>jì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5 / X3</text:p>
          </table:table-cell>
          <table:table-cell/>
          <table:table-cell table:style-name="train_20_green_20_light" table:formula="of:=VLOOKUP([IQ.M19];[IQ.A24:.I31];[IQ.M5]+1)" office:value-type="float" office:value="21" calcext:value-type="float">
            <text:p>21</text:p>
          </table:table-cell>
          <table:table-cell table:formula="of:=VLOOKUP([.C168];[IQ.C56:.D121];2)" office:value-type="string" office:string-value="䷔" calcext:value-type="string">
            <text:p>䷔</text:p>
          </table:table-cell>
          <table:table-cell table:formula="of:=IF([.C168]=0;&quot;Unknown Error Thrown&quot;;&quot; &quot;)" office:value-type="string" office:string-value=" " calcext:value-type="string">
            <text:p><text:s/></text:p>
          </table:table-cell>
          <table:table-cell table:formula="of:=VLOOKUP([.C168];[IQ.L94:.U158];3)" office:value-type="string" office:string-value="shì kè" calcext:value-type="string">
            <text:p>shì kè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 M6</text:p>
          </table:table-cell>
          <table:table-cell table:style-name="train_20_amber_20_light"/>
          <table:table-cell table:formula="of:=VLOOKUP([IQ.M8];[IQ.A24:.I31];[IQ.M6]+1)" office:value-type="float" office:value="28" calcext:value-type="float">
            <text:p>28</text:p>
          </table:table-cell>
          <table:table-cell table:style-name="ce16" table:formula="of:=VLOOKUP([.C170];[IQ.C56:.D121];2)" office:value-type="string" office:string-value="䷛" calcext:value-type="string">
            <text:p>䷛</text:p>
          </table:table-cell>
          <table:table-cell table:style-name="train_20_amber_20_light" table:formula="of:=IF([.C17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70];[IQ.L94:.U158];3)" office:value-type="string" office:string-value="dà guò" calcext:value-type="string">
            <text:p>dà guò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 M5</text:p>
          </table:table-cell>
          <table:table-cell table:style-name="train_20_amber_20_light"/>
          <table:table-cell table:formula="of:=VLOOKUP([IQ.M9];[IQ.A24:.I31];[IQ.M6]+1)" office:value-type="float" office:value="31" calcext:value-type="float">
            <text:p>31</text:p>
          </table:table-cell>
          <table:table-cell table:style-name="ce16" table:formula="of:=VLOOKUP([.C171];[IQ.C56:.D121];2)" office:value-type="string" office:string-value="䷞" calcext:value-type="string">
            <text:p>䷞</text:p>
          </table:table-cell>
          <table:table-cell table:style-name="train_20_amber_20_light" table:formula="of:=IF([.C17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71];[IQ.L94:.U158];3)" office:value-type="string" office:string-value="xián" calcext:value-type="string">
            <text:p>xiá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 M4</text:p>
          </table:table-cell>
          <table:table-cell table:style-name="train_20_amber_20_light"/>
          <table:table-cell table:formula="of:=VLOOKUP([IQ.M10];[IQ.A24:.I31];[IQ.M6]+1)" office:value-type="float" office:value="17" calcext:value-type="float">
            <text:p>17</text:p>
          </table:table-cell>
          <table:table-cell table:style-name="ce16" table:formula="of:=VLOOKUP([.C172];[IQ.C56:.D121];2)" office:value-type="string" office:string-value="䷐" calcext:value-type="string">
            <text:p>䷐</text:p>
          </table:table-cell>
          <table:table-cell table:style-name="train_20_amber_20_light" table:formula="of:=IF([.C17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72];[IQ.L94:.U158];3)" office:value-type="string" office:string-value="suí" calcext:value-type="string">
            <text:p>su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 M3</text:p>
          </table:table-cell>
          <table:table-cell table:style-name="train_20_amber_20_light"/>
          <table:table-cell table:formula="of:=VLOOKUP([IQ.M11];[IQ.A24:.I31];[IQ.M6]+1)" office:value-type="float" office:value="47" calcext:value-type="float">
            <text:p>47</text:p>
          </table:table-cell>
          <table:table-cell table:style-name="ce16" table:formula="of:=VLOOKUP([.C173];[IQ.C56:.D121];2)" office:value-type="string" office:string-value="䷮" calcext:value-type="string">
            <text:p>䷮</text:p>
          </table:table-cell>
          <table:table-cell table:style-name="train_20_amber_20_light" table:formula="of:=IF([.C17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73];[IQ.L94:.U158];3)" office:value-type="string" office:string-value="kùn" calcext:value-type="string">
            <text:p>k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4 / N6</text:p>
          </table:table-cell>
          <table:table-cell/>
          <table:table-cell table:style-name="train_20_green_20_light" table:formula="of:=VLOOKUP([IQ.M12];[IQ.A24:.I31];[IQ.M6]+1)" office:value-type="float" office:value="49" calcext:value-type="float">
            <text:p>49</text:p>
          </table:table-cell>
          <table:table-cell table:formula="of:=VLOOKUP([.C175];[IQ.C56:.D121];2)" office:value-type="string" office:string-value="䷰" calcext:value-type="string">
            <text:p>䷰</text:p>
          </table:table-cell>
          <table:table-cell table:formula="of:=IF([.C175]=0;&quot;Unknown Error Thrown&quot;;&quot; &quot;)" office:value-type="string" office:string-value=" " calcext:value-type="string">
            <text:p><text:s/></text:p>
          </table:table-cell>
          <table:table-cell table:formula="of:=VLOOKUP([.C175];[IQ.L94:.U158];3)" office:value-type="string" office:string-value="gé" calcext:value-type="string">
            <text:p>gé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4 / N5</text:p>
          </table:table-cell>
          <table:table-cell/>
          <table:table-cell table:style-name="train_20_green_20_light" table:formula="of:=VLOOKUP([IQ.M13];[IQ.A24:.I31];[IQ.M6]+1)" office:value-type="float" office:value="47" calcext:value-type="float">
            <text:p>47</text:p>
          </table:table-cell>
          <table:table-cell table:formula="of:=VLOOKUP([.C176];[IQ.C56:.D121];2)" office:value-type="string" office:string-value="䷮" calcext:value-type="string">
            <text:p>䷮</text:p>
          </table:table-cell>
          <table:table-cell table:formula="of:=IF([.C176]=0;&quot;Unknown Error Thrown&quot;;&quot; &quot;)" office:value-type="string" office:string-value=" " calcext:value-type="string">
            <text:p><text:s/></text:p>
          </table:table-cell>
          <table:table-cell table:formula="of:=VLOOKUP([.C176];[IQ.L94:.U158];3)" office:value-type="string" office:string-value="kùn" calcext:value-type="string">
            <text:p>kù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4 / N4</text:p>
          </table:table-cell>
          <table:table-cell/>
          <table:table-cell table:style-name="train_20_green_20_light" table:formula="of:=VLOOKUP([IQ.M14];[IQ.A24:.I31];[IQ.M6]+1)" office:value-type="float" office:value="49" calcext:value-type="float">
            <text:p>49</text:p>
          </table:table-cell>
          <table:table-cell table:formula="of:=VLOOKUP([.C177];[IQ.C56:.D121];2)" office:value-type="string" office:string-value="䷰" calcext:value-type="string">
            <text:p>䷰</text:p>
          </table:table-cell>
          <table:table-cell table:formula="of:=IF([.C177]=0;&quot;Unknown Error Thrown&quot;;&quot; &quot;)" office:value-type="string" office:string-value=" " calcext:value-type="string">
            <text:p><text:s/></text:p>
          </table:table-cell>
          <table:table-cell table:formula="of:=VLOOKUP([.C177];[IQ.L94:.U158];3)" office:value-type="string" office:string-value="gé" calcext:value-type="string">
            <text:p>gé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4 / N3</text:p>
          </table:table-cell>
          <table:table-cell/>
          <table:table-cell table:style-name="train_20_green_20_light" table:formula="of:=VLOOKUP([IQ.M15];[IQ.A24:.I31];[IQ.M6]+1)" office:value-type="float" office:value="58" calcext:value-type="float">
            <text:p>58</text:p>
          </table:table-cell>
          <table:table-cell table:formula="of:=VLOOKUP([.C178];[IQ.C56:.D121];2)" office:value-type="string" office:string-value="䷹" calcext:value-type="string">
            <text:p>䷹</text:p>
          </table:table-cell>
          <table:table-cell table:formula="of:=IF([.C178]=0;&quot;Unknown Error Thrown&quot;;&quot; &quot;)" office:value-type="string" office:string-value=" " calcext:value-type="string">
            <text:p><text:s/></text:p>
          </table:table-cell>
          <table:table-cell table:formula="of:=VLOOKUP([.C178];[IQ.L94:.U158];3)" office:value-type="string" office:string-value="duì" calcext:value-type="string">
            <text:p>duì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 X6</text:p>
          </table:table-cell>
          <table:table-cell table:style-name="train_20_amber_20_light"/>
          <table:table-cell table:formula="of:=VLOOKUP([IQ.M16];[IQ.A24:.I31];[IQ.M6]+1)" office:value-type="float" office:value="31" calcext:value-type="float">
            <text:p>31</text:p>
          </table:table-cell>
          <table:table-cell table:style-name="ce16" table:formula="of:=VLOOKUP([.C180];[IQ.C56:.D121];2)" office:value-type="string" office:string-value="䷞" calcext:value-type="string">
            <text:p>䷞</text:p>
          </table:table-cell>
          <table:table-cell table:style-name="train_20_amber_20_light" table:formula="of:=IF([.C18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80];[IQ.L94:.U158];3)" office:value-type="string" office:string-value="xián" calcext:value-type="string">
            <text:p>xiá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 X5</text:p>
          </table:table-cell>
          <table:table-cell table:style-name="train_20_amber_20_light"/>
          <table:table-cell table:formula="of:=VLOOKUP([IQ.M17];[IQ.A24:.I31];[IQ.M6]+1)" office:value-type="float" office:value="45" calcext:value-type="float">
            <text:p>45</text:p>
          </table:table-cell>
          <table:table-cell table:style-name="ce16" table:formula="of:=VLOOKUP([.C181];[IQ.C56:.D121];2)" office:value-type="string" office:string-value="䷬" calcext:value-type="string">
            <text:p>䷬</text:p>
          </table:table-cell>
          <table:table-cell table:style-name="train_20_amber_20_light" table:formula="of:=IF([.C18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81];[IQ.L94:.U158];3)" office:value-type="string" office:string-value="cuì" calcext:value-type="string">
            <text:p>cu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 X4</text:p>
          </table:table-cell>
          <table:table-cell table:style-name="train_20_amber_20_light"/>
          <table:table-cell table:formula="of:=VLOOKUP([IQ.M18];[IQ.A24:.I31];[IQ.M6]+1)" office:value-type="float" office:value="45" calcext:value-type="float">
            <text:p>45</text:p>
          </table:table-cell>
          <table:table-cell table:style-name="ce16" table:formula="of:=VLOOKUP([.C182];[IQ.C56:.D121];2)" office:value-type="string" office:string-value="䷬" calcext:value-type="string">
            <text:p>䷬</text:p>
          </table:table-cell>
          <table:table-cell table:style-name="train_20_amber_20_light" table:formula="of:=IF([.C18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82];[IQ.L94:.U158];3)" office:value-type="string" office:string-value="cuì" calcext:value-type="string">
            <text:p>cu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4 / X3</text:p>
          </table:table-cell>
          <table:table-cell table:style-name="train_20_amber_20_light"/>
          <table:table-cell table:formula="of:=VLOOKUP([IQ.M19];[IQ.A24:.I31];[IQ.M6]+1)" office:value-type="float" office:value="17" calcext:value-type="float">
            <text:p>17</text:p>
          </table:table-cell>
          <table:table-cell table:style-name="ce16" table:formula="of:=VLOOKUP([.C183];[IQ.C56:.D121];2)" office:value-type="string" office:string-value="䷐" calcext:value-type="string">
            <text:p>䷐</text:p>
          </table:table-cell>
          <table:table-cell table:style-name="train_20_amber_20_light" table:formula="of:=IF([.C18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83];[IQ.L94:.U158];3)" office:value-type="string" office:string-value="suí" calcext:value-type="string">
            <text:p>su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3 / M6</text:p>
          </table:table-cell>
          <table:table-cell/>
          <table:table-cell table:style-name="train_20_green_20_light" table:formula="of:=VLOOKUP([IQ.M8];[IQ.A24:.I31];[IQ.M7]+1)" office:value-type="float" office:value="57" calcext:value-type="float">
            <text:p>57</text:p>
          </table:table-cell>
          <table:table-cell table:formula="of:=VLOOKUP([.C185];[IQ.C56:.D121];2)" office:value-type="string" office:string-value="䷸" calcext:value-type="string">
            <text:p>䷸</text:p>
          </table:table-cell>
          <table:table-cell table:formula="of:=IF([.C185]=0;&quot;Unknown Error Thrown&quot;;&quot; &quot;)" office:value-type="string" office:string-value=" " calcext:value-type="string">
            <text:p><text:s/></text:p>
          </table:table-cell>
          <table:table-cell table:formula="of:=VLOOKUP([.C185];[IQ.L94:.U158];3)" office:value-type="string" office:string-value="xùn" calcext:value-type="string">
            <text:p>xù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 M5</text:p>
          </table:table-cell>
          <table:table-cell/>
          <table:table-cell table:style-name="train_20_green_20_light" table:formula="of:=VLOOKUP([IQ.M9];[IQ.A24:.I31];[IQ.M7]+1)" office:value-type="float" office:value="53" calcext:value-type="float">
            <text:p>53</text:p>
          </table:table-cell>
          <table:table-cell table:formula="of:=VLOOKUP([.C186];[IQ.C56:.D121];2)" office:value-type="string" office:string-value="䷴" calcext:value-type="string">
            <text:p>䷴</text:p>
          </table:table-cell>
          <table:table-cell table:formula="of:=IF([.C186]=0;&quot;Unknown Error Thrown&quot;;&quot; &quot;)" office:value-type="string" office:string-value=" " calcext:value-type="string">
            <text:p><text:s/></text:p>
          </table:table-cell>
          <table:table-cell table:formula="of:=VLOOKUP([.C186];[IQ.L94:.U158];3)" office:value-type="string" office:string-value="jiàn" calcext:value-type="string">
            <text:p>jià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 M4</text:p>
          </table:table-cell>
          <table:table-cell/>
          <table:table-cell table:style-name="train_20_green_20_light" table:formula="of:=VLOOKUP([IQ.M10];[IQ.A24:.I31];[IQ.M7]+1)" office:value-type="float" office:value="42" calcext:value-type="float">
            <text:p>42</text:p>
          </table:table-cell>
          <table:table-cell table:formula="of:=VLOOKUP([.C187];[IQ.C56:.D121];2)" office:value-type="string" office:string-value="䷩" calcext:value-type="string">
            <text:p>䷩</text:p>
          </table:table-cell>
          <table:table-cell table:formula="of:=IF([.C187]=0;&quot;Unknown Error Thrown&quot;;&quot; &quot;)" office:value-type="string" office:string-value=" " calcext:value-type="string">
            <text:p><text:s/></text:p>
          </table:table-cell>
          <table:table-cell table:formula="of:=VLOOKUP([.C187];[IQ.L94:.U158];3)" office:value-type="string" office:string-value="yì" calcext:value-type="string">
            <text:p>y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 M3</text:p>
          </table:table-cell>
          <table:table-cell/>
          <table:table-cell table:style-name="train_20_green_20_light" table:formula="of:=VLOOKUP([IQ.M11];[IQ.A24:.I31];[IQ.M7]+1)" office:value-type="float" office:value="59" calcext:value-type="float">
            <text:p>59</text:p>
          </table:table-cell>
          <table:table-cell table:formula="of:=VLOOKUP([.C188];[IQ.C56:.D121];2)" office:value-type="string" office:string-value="䷺" calcext:value-type="string">
            <text:p>䷺</text:p>
          </table:table-cell>
          <table:table-cell table:formula="of:=IF([.C188]=0;&quot;Unknown Error Thrown&quot;;&quot; &quot;)" office:value-type="string" office:string-value=" " calcext:value-type="string">
            <text:p><text:s/></text:p>
          </table:table-cell>
          <table:table-cell table:formula="of:=VLOOKUP([.C188];[IQ.L94:.U158];3)" office:value-type="string" office:string-value="huàn" calcext:value-type="string">
            <text:p>huàn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3 / N6</text:p>
          </table:table-cell>
          <table:table-cell table:style-name="train_20_amber_20_light"/>
          <table:table-cell table:formula="of:=VLOOKUP([IQ.M12];[IQ.A24:.I31];[IQ.M7]+1)" office:value-type="float" office:value="37" calcext:value-type="float">
            <text:p>37</text:p>
          </table:table-cell>
          <table:table-cell table:style-name="ce16" table:formula="of:=VLOOKUP([.C190];[IQ.C56:.D121];2)" office:value-type="string" office:string-value="䷤" calcext:value-type="string">
            <text:p>䷤</text:p>
          </table:table-cell>
          <table:table-cell table:style-name="train_20_amber_20_light" table:formula="of:=IF([.C19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90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3 / N5</text:p>
          </table:table-cell>
          <table:table-cell table:style-name="train_20_amber_20_light"/>
          <table:table-cell table:formula="of:=VLOOKUP([IQ.M13];[IQ.A24:.I31];[IQ.M7]+1)" office:value-type="float" office:value="59" calcext:value-type="float">
            <text:p>59</text:p>
          </table:table-cell>
          <table:table-cell table:style-name="ce16" table:formula="of:=VLOOKUP([.C191];[IQ.C56:.D121];2)" office:value-type="string" office:string-value="䷺" calcext:value-type="string">
            <text:p>䷺</text:p>
          </table:table-cell>
          <table:table-cell table:style-name="train_20_amber_20_light" table:formula="of:=IF([.C19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91];[IQ.L94:.U158];3)" office:value-type="string" office:string-value="huàn" calcext:value-type="string">
            <text:p>hu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3 / N4</text:p>
          </table:table-cell>
          <table:table-cell table:style-name="train_20_amber_20_light"/>
          <table:table-cell table:formula="of:=VLOOKUP([IQ.M14];[IQ.A24:.I31];[IQ.M7]+1)" office:value-type="float" office:value="37" calcext:value-type="float">
            <text:p>37</text:p>
          </table:table-cell>
          <table:table-cell table:style-name="ce16" table:formula="of:=VLOOKUP([.C192];[IQ.C56:.D121];2)" office:value-type="string" office:string-value="䷤" calcext:value-type="string">
            <text:p>䷤</text:p>
          </table:table-cell>
          <table:table-cell table:style-name="train_20_amber_20_light" table:formula="of:=IF([.C19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92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P3 / N3</text:p>
          </table:table-cell>
          <table:table-cell table:style-name="train_20_amber_20_light"/>
          <table:table-cell table:formula="of:=VLOOKUP([IQ.M15];[IQ.A24:.I31];[IQ.M7]+1)" office:value-type="float" office:value="61" calcext:value-type="float">
            <text:p>61</text:p>
          </table:table-cell>
          <table:table-cell table:style-name="ce16" table:formula="of:=VLOOKUP([.C193];[IQ.C56:.D121];2)" office:value-type="string" office:string-value="䷼" calcext:value-type="string">
            <text:p>䷼</text:p>
          </table:table-cell>
          <table:table-cell table:style-name="train_20_amber_20_light" table:formula="of:=IF([.C19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193];[IQ.L94:.U158];3)" office:value-type="string" office:string-value="zhōng fú" calcext:value-type="string">
            <text:p>zhōng fú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P3 / X6</text:p>
          </table:table-cell>
          <table:table-cell/>
          <table:table-cell table:style-name="train_20_green_20_light" table:formula="of:=VLOOKUP([IQ.M16];[IQ.A24:.I31];[IQ.M7]+1)" office:value-type="float" office:value="53" calcext:value-type="float">
            <text:p>53</text:p>
          </table:table-cell>
          <table:table-cell table:formula="of:=VLOOKUP([.C195];[IQ.C56:.D121];2)" office:value-type="string" office:string-value="䷴" calcext:value-type="string">
            <text:p>䷴</text:p>
          </table:table-cell>
          <table:table-cell table:formula="of:=IF([.C195]=0;&quot;Unknown Error Thrown&quot;;&quot; &quot;)" office:value-type="string" office:string-value=" " calcext:value-type="string">
            <text:p><text:s/></text:p>
          </table:table-cell>
          <table:table-cell table:formula="of:=VLOOKUP([.C195];[IQ.L94:.U158];3)" office:value-type="string" office:string-value="jiàn" calcext:value-type="string">
            <text:p>jià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 X5</text:p>
          </table:table-cell>
          <table:table-cell/>
          <table:table-cell table:style-name="train_20_green_20_light" table:formula="of:=VLOOKUP([IQ.M17];[IQ.A24:.I31];[IQ.M7]+1)" office:value-type="float" office:value="20" calcext:value-type="float">
            <text:p>20</text:p>
          </table:table-cell>
          <table:table-cell table:formula="of:=VLOOKUP([.C196];[IQ.C56:.D121];2)" office:value-type="string" office:string-value="䷓" calcext:value-type="string">
            <text:p>䷓</text:p>
          </table:table-cell>
          <table:table-cell table:formula="of:=IF([.C196]=0;&quot;Unknown Error Thrown&quot;;&quot; &quot;)" office:value-type="string" office:string-value=" " calcext:value-type="string">
            <text:p><text:s/></text:p>
          </table:table-cell>
          <table:table-cell table:formula="of:=VLOOKUP([.C196];[IQ.L94:.U158];3)" office:value-type="string" office:string-value="guān" calcext:value-type="string">
            <text:p>guā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 X4</text:p>
          </table:table-cell>
          <table:table-cell/>
          <table:table-cell table:style-name="train_20_green_20_light" table:formula="of:=VLOOKUP([IQ.M18];[IQ.A24:.I31];[IQ.M7]+1)" office:value-type="float" office:value="20" calcext:value-type="float">
            <text:p>20</text:p>
          </table:table-cell>
          <table:table-cell table:formula="of:=VLOOKUP([.C197];[IQ.C56:.D121];2)" office:value-type="string" office:string-value="䷓" calcext:value-type="string">
            <text:p>䷓</text:p>
          </table:table-cell>
          <table:table-cell table:formula="of:=IF([.C197]=0;&quot;Unknown Error Thrown&quot;;&quot; &quot;)" office:value-type="string" office:string-value=" " calcext:value-type="string">
            <text:p><text:s/></text:p>
          </table:table-cell>
          <table:table-cell table:formula="of:=VLOOKUP([.C197];[IQ.L94:.U158];3)" office:value-type="string" office:string-value="guān" calcext:value-type="string">
            <text:p>guā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P3 / X3</text:p>
          </table:table-cell>
          <table:table-cell/>
          <table:table-cell table:style-name="train_20_green_20_light" table:formula="of:=VLOOKUP([IQ.M19];[IQ.A24:.I31];[IQ.M7]+1)" office:value-type="float" office:value="42" calcext:value-type="float">
            <text:p>42</text:p>
          </table:table-cell>
          <table:table-cell table:formula="of:=VLOOKUP([.C198];[IQ.C56:.D121];2)" office:value-type="string" office:string-value="䷩" calcext:value-type="string">
            <text:p>䷩</text:p>
          </table:table-cell>
          <table:table-cell table:formula="of:=IF([.C198]=0;&quot;Unknown Error Thrown&quot;;&quot; &quot;)" office:value-type="string" office:string-value=" " calcext:value-type="string">
            <text:p><text:s/></text:p>
          </table:table-cell>
          <table:table-cell table:formula="of:=VLOOKUP([.C198];[IQ.L96:.U158];3)" office:value-type="string" office:string-value="yì" calcext:value-type="string">
            <text:p>yì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P6</text:p>
          </table:table-cell>
          <table:table-cell table:style-name="train_20_amber_20_light"/>
          <table:table-cell table:formula="of:=VLOOKUP([IQ.M4];[IQ.A24:.I31];[IQ.M8]+1)" office:value-type="float" office:value="57" calcext:value-type="float">
            <text:p>57</text:p>
          </table:table-cell>
          <table:table-cell table:style-name="ce16" table:formula="of:=VLOOKUP([.C200];[IQ.C56:.D121];2)" office:value-type="string" office:string-value="䷸" calcext:value-type="string">
            <text:p>䷸</text:p>
          </table:table-cell>
          <table:table-cell table:style-name="train_20_amber_20_light" table:formula="of:=IF([.C20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00];[IQ.L96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P5</text:p>
          </table:table-cell>
          <table:table-cell table:style-name="train_20_amber_20_light"/>
          <table:table-cell table:formula="of:=VLOOKUP([IQ.M5];[IQ.A24:.I31];[IQ.M8]+1)" office:value-type="float" office:value="37" calcext:value-type="float">
            <text:p>37</text:p>
          </table:table-cell>
          <table:table-cell table:style-name="ce16" table:formula="of:=VLOOKUP([.C201];[IQ.C56:.D121];2)" office:value-type="string" office:string-value="䷤" calcext:value-type="string">
            <text:p>䷤</text:p>
          </table:table-cell>
          <table:table-cell table:style-name="train_20_amber_20_light" table:formula="of:=IF([.C20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01];[IQ.L96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P4</text:p>
          </table:table-cell>
          <table:table-cell table:style-name="train_20_amber_20_light"/>
          <table:table-cell table:formula="of:=VLOOKUP([IQ.M6];[IQ.A24:.I31];[IQ.M8]+1)" office:value-type="float" office:value="61" calcext:value-type="float">
            <text:p>61</text:p>
          </table:table-cell>
          <table:table-cell table:style-name="ce16" table:formula="of:=VLOOKUP([.C202];[IQ.C56:.D121];2)" office:value-type="string" office:string-value="䷼" calcext:value-type="string">
            <text:p>䷼</text:p>
          </table:table-cell>
          <table:table-cell table:style-name="train_20_amber_20_light" table:formula="of:=IF([.C20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02];[IQ.L96:.U158];3)" office:value-type="string" office:string-value="zhōng fú" calcext:value-type="string">
            <text:p>zhōng fú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P3</text:p>
          </table:table-cell>
          <table:table-cell table:style-name="train_20_amber_20_light"/>
          <table:table-cell table:formula="of:=VLOOKUP([IQ.M7];[IQ.A24:.I31];[IQ.M8]+1)" office:value-type="float" office:value="57" calcext:value-type="float">
            <text:p>57</text:p>
          </table:table-cell>
          <table:table-cell table:style-name="ce16" table:formula="of:=VLOOKUP([.C203];[IQ.C56:.D121];2)" office:value-type="string" office:string-value="䷸" calcext:value-type="string">
            <text:p>䷸</text:p>
          </table:table-cell>
          <table:table-cell table:style-name="train_20_amber_20_light" table:formula="of:=IF([.C20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03];[IQ.L96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I1</text:p>
          </table:table-cell>
          <table:table-cell table:style-name="train_20_amber_20_light"/>
          <table:table-cell table:formula="of:=VLOOKUP([IQ.M20];[IQ.A24:.I31];[IQ.M8]+1)" office:value-type="float" office:value="57" calcext:value-type="float">
            <text:p>57</text:p>
          </table:table-cell>
          <table:table-cell table:style-name="ce16" table:formula="of:=VLOOKUP([.C204];[IQ.C56:.D121];2)" office:value-type="string" office:string-value="䷸" calcext:value-type="string">
            <text:p>䷸</text:p>
          </table:table-cell>
          <table:table-cell table:style-name="train_20_amber_20_light" table:formula="of:=IF([.C20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04];[IQ.L96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I2</text:p>
          </table:table-cell>
          <table:table-cell table:style-name="train_20_amber_20_light"/>
          <table:table-cell table:formula="of:=VLOOKUP([IQ.M21];[IQ.A24:.I31];[IQ.M8]+1)" office:value-type="float" office:value="37" calcext:value-type="float">
            <text:p>37</text:p>
          </table:table-cell>
          <table:table-cell table:style-name="ce16" table:formula="of:=VLOOKUP([.C205];[IQ.C56:.D121];2)" office:value-type="string" office:string-value="䷤" calcext:value-type="string">
            <text:p>䷤</text:p>
          </table:table-cell>
          <table:table-cell table:style-name="train_20_amber_20_light" table:formula="of:=IF([.C20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05];[IQ.L96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G</text:p>
          </table:table-cell>
          <table:table-cell table:style-name="train_20_amber_20_light"/>
          <table:table-cell table:formula="of:=VLOOKUP([IQ.M22];[IQ.A24:.I31];[IQ.M8]+1)" office:value-type="float" office:value="53" calcext:value-type="float">
            <text:p>53</text:p>
          </table:table-cell>
          <table:table-cell table:style-name="ce16" table:formula="of:=VLOOKUP([.C206];[IQ.C56:.D121];2)" office:value-type="string" office:string-value="䷴" calcext:value-type="string">
            <text:p>䷴</text:p>
          </table:table-cell>
          <table:table-cell table:style-name="train_20_amber_20_light" table:formula="of:=IF([.C20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06];[IQ.L96:.U158];3)" office:value-type="string" office:string-value="jiàn" calcext:value-type="string">
            <text:p>ji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M5 / P6</text:p>
          </table:table-cell>
          <table:table-cell/>
          <table:table-cell table:style-name="train_20_green_20_light" table:formula="of:=VLOOKUP([IQ.M4];[IQ.A24:.I31];[IQ.M9]+1)" office:value-type="float" office:value="18" calcext:value-type="float">
            <text:p>18</text:p>
          </table:table-cell>
          <table:table-cell table:formula="of:=VLOOKUP([.C208];[IQ.C56:.D121];2)" office:value-type="string" office:string-value="䷑" calcext:value-type="string">
            <text:p>䷑</text:p>
          </table:table-cell>
          <table:table-cell table:formula="of:=IF([.C208]=0;&quot;Unknown Error Thrown&quot;;&quot; &quot;)" office:value-type="string" office:string-value=" " calcext:value-type="string">
            <text:p><text:s/></text:p>
          </table:table-cell>
          <table:table-cell table:formula="of:=VLOOKUP([.C208];[IQ.L96:.U158];3)" office:value-type="string" office:string-value="gŭ" calcext:value-type="string">
            <text:p>g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P5</text:p>
          </table:table-cell>
          <table:table-cell/>
          <table:table-cell table:style-name="train_20_green_20_light" table:formula="of:=VLOOKUP([IQ.M5];[IQ.A24:.I31];[IQ.M9]+1)" office:value-type="float" office:value="22" calcext:value-type="float">
            <text:p>22</text:p>
          </table:table-cell>
          <table:table-cell table:formula="of:=VLOOKUP([.C209];[IQ.C56:.D121];2)" office:value-type="string" office:string-value="䷕" calcext:value-type="string">
            <text:p>䷕</text:p>
          </table:table-cell>
          <table:table-cell table:formula="of:=IF([.C209]=0;&quot;Unknown Error Thrown&quot;;&quot; &quot;)" office:value-type="string" office:string-value=" " calcext:value-type="string">
            <text:p><text:s/></text:p>
          </table:table-cell>
          <table:table-cell table:formula="of:=VLOOKUP([.C209];[IQ.L96:.U158];3)" office:value-type="string" office:string-value="bì" calcext:value-type="string">
            <text:p>b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P4</text:p>
          </table:table-cell>
          <table:table-cell/>
          <table:table-cell table:style-name="train_20_green_20_light" table:formula="of:=VLOOKUP([IQ.M6];[IQ.A24:.I31];[IQ.M9]+1)" office:value-type="float" office:value="41" calcext:value-type="float">
            <text:p>41</text:p>
          </table:table-cell>
          <table:table-cell table:formula="of:=VLOOKUP([.C210];[IQ.C56:.D121];2)" office:value-type="string" office:string-value="䷨" calcext:value-type="string">
            <text:p>䷨</text:p>
          </table:table-cell>
          <table:table-cell table:formula="of:=IF([.C210]=0;&quot;Unknown Error Thrown&quot;;&quot; &quot;)" office:value-type="string" office:string-value=" " calcext:value-type="string">
            <text:p><text:s/></text:p>
          </table:table-cell>
          <table:table-cell table:formula="of:=VLOOKUP([.C210];[IQ.L96:.U158];3)" office:value-type="string" office:string-value="sǔn" calcext:value-type="string">
            <text:p>sǔ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P3</text:p>
          </table:table-cell>
          <table:table-cell/>
          <table:table-cell table:style-name="train_20_green_20_light" table:formula="of:=VLOOKUP([IQ.M7];[IQ.A24:.I31];[IQ.M9]+1)" office:value-type="float" office:value="18" calcext:value-type="float">
            <text:p>18</text:p>
          </table:table-cell>
          <table:table-cell table:formula="of:=VLOOKUP([.C211];[IQ.C56:.D121];2)" office:value-type="string" office:string-value="䷑" calcext:value-type="string">
            <text:p>䷑</text:p>
          </table:table-cell>
          <table:table-cell table:formula="of:=IF([.C211]=0;&quot;Unknown Error Thrown&quot;;&quot; &quot;)" office:value-type="string" office:string-value=" " calcext:value-type="string">
            <text:p><text:s/></text:p>
          </table:table-cell>
          <table:table-cell table:formula="of:=VLOOKUP([.C211];[IQ.L96:.U158];3)" office:value-type="string" office:string-value="gŭ" calcext:value-type="string">
            <text:p>g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I1</text:p>
          </table:table-cell>
          <table:table-cell/>
          <table:table-cell table:style-name="train_20_green_20_light" table:formula="of:=VLOOKUP([IQ.M20];[IQ.A24:.I31];[IQ.M9]+1)" office:value-type="float" office:value="18" calcext:value-type="float">
            <text:p>18</text:p>
          </table:table-cell>
          <table:table-cell table:formula="of:=VLOOKUP([.C212];[IQ.C56:.D121];2)" office:value-type="string" office:string-value="䷑" calcext:value-type="string">
            <text:p>䷑</text:p>
          </table:table-cell>
          <table:table-cell table:formula="of:=IF([.C212]=0;&quot;Unknown Error Thrown&quot;;&quot; &quot;)" office:value-type="string" office:string-value=" " calcext:value-type="string">
            <text:p><text:s/></text:p>
          </table:table-cell>
          <table:table-cell table:formula="of:=VLOOKUP([.C212];[IQ.L96:.U158];3)" office:value-type="string" office:string-value="gŭ" calcext:value-type="string">
            <text:p>g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I2</text:p>
          </table:table-cell>
          <table:table-cell/>
          <table:table-cell table:style-name="train_20_green_20_light" table:formula="of:=VLOOKUP([IQ.M21];[IQ.A24:.I31];[IQ.M9]+1)" office:value-type="float" office:value="22" calcext:value-type="float">
            <text:p>22</text:p>
          </table:table-cell>
          <table:table-cell table:formula="of:=VLOOKUP([.C213];[IQ.C56:.D121];2)" office:value-type="string" office:string-value="䷕" calcext:value-type="string">
            <text:p>䷕</text:p>
          </table:table-cell>
          <table:table-cell table:formula="of:=IF([.C213]=0;&quot;Unknown Error Thrown&quot;;&quot; &quot;)" office:value-type="string" office:string-value=" " calcext:value-type="string">
            <text:p><text:s/></text:p>
          </table:table-cell>
          <table:table-cell table:formula="of:=VLOOKUP([.C213];[IQ.L96:.U158];3)" office:value-type="string" office:string-value="bì" calcext:value-type="string">
            <text:p>b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G</text:p>
          </table:table-cell>
          <table:table-cell/>
          <table:table-cell table:style-name="train_20_green_20_light" table:formula="of:=VLOOKUP([IQ.M22];[IQ.A24:.I31];[IQ.M9]+1)" office:value-type="float" office:value="52" calcext:value-type="float">
            <text:p>52</text:p>
          </table:table-cell>
          <table:table-cell table:formula="of:=VLOOKUP([.C214];[IQ.C56:.D121];2)" office:value-type="string" office:string-value="䷳" calcext:value-type="string">
            <text:p>䷳</text:p>
          </table:table-cell>
          <table:table-cell table:formula="of:=IF([.C214]=0;&quot;Unknown Error Thrown&quot;;&quot; &quot;)" office:value-type="string" office:string-value=" " calcext:value-type="string">
            <text:p><text:s/></text:p>
          </table:table-cell>
          <table:table-cell table:formula="of:=VLOOKUP([.C214];[IQ.L96:.U158];3)" office:value-type="string" office:string-value="gèn" calcext:value-type="string">
            <text:p>gèn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P6</text:p>
          </table:table-cell>
          <table:table-cell table:style-name="train_20_amber_20_light"/>
          <table:table-cell table:formula="of:=VLOOKUP([IQ.M4];[IQ.A24:.I31];[IQ.M10]+1)" office:value-type="float" office:value="32" calcext:value-type="float">
            <text:p>32</text:p>
          </table:table-cell>
          <table:table-cell table:style-name="ce16" table:formula="of:=VLOOKUP([.C216];[IQ.C56:.D121];2)" office:value-type="string" office:string-value="䷟" calcext:value-type="string">
            <text:p>䷟</text:p>
          </table:table-cell>
          <table:table-cell table:style-name="train_20_amber_20_light" table:formula="of:=IF([.C21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16];[IQ.L96:.U158];3)" office:value-type="string" office:string-value="héng" calcext:value-type="string">
            <text:p>hé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P5</text:p>
          </table:table-cell>
          <table:table-cell table:style-name="train_20_amber_20_light"/>
          <table:table-cell table:formula="of:=VLOOKUP([IQ.M5];[IQ.A24:.I31];[IQ.M10]+1)" office:value-type="float" office:value="55" calcext:value-type="float">
            <text:p>55</text:p>
          </table:table-cell>
          <table:table-cell table:style-name="ce16" table:formula="of:=VLOOKUP([.C217];[IQ.C56:.D121];2)" office:value-type="string" office:string-value="䷶" calcext:value-type="string">
            <text:p>䷶</text:p>
          </table:table-cell>
          <table:table-cell table:style-name="train_20_amber_20_light" table:formula="of:=IF([.C21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17];[IQ.L96:.U158];3)" office:value-type="string" office:string-value="fēng" calcext:value-type="string">
            <text:p>fē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P4</text:p>
          </table:table-cell>
          <table:table-cell table:style-name="train_20_amber_20_light"/>
          <table:table-cell table:formula="of:=VLOOKUP([IQ.M6];[IQ.A24:.I31];[IQ.M10]+1)" office:value-type="float" office:value="54" calcext:value-type="float">
            <text:p>54</text:p>
          </table:table-cell>
          <table:table-cell table:style-name="ce16" table:formula="of:=VLOOKUP([.C218];[IQ.C56:.D121];2)" office:value-type="string" office:string-value="䷵" calcext:value-type="string">
            <text:p>䷵</text:p>
          </table:table-cell>
          <table:table-cell table:style-name="train_20_amber_20_light" table:formula="of:=IF([.C21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18];[IQ.L96:.U158];3)" office:value-type="string" office:string-value="guī mèi" calcext:value-type="string">
            <text:p>guī mèi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P3</text:p>
          </table:table-cell>
          <table:table-cell table:style-name="train_20_amber_20_light"/>
          <table:table-cell table:formula="of:=VLOOKUP([IQ.M7];[IQ.A24:.I31];[IQ.M10]+1)" office:value-type="float" office:value="32" calcext:value-type="float">
            <text:p>32</text:p>
          </table:table-cell>
          <table:table-cell table:style-name="ce16" table:formula="of:=VLOOKUP([.C219];[IQ.C56:.D121];2)" office:value-type="string" office:string-value="䷟" calcext:value-type="string">
            <text:p>䷟</text:p>
          </table:table-cell>
          <table:table-cell table:style-name="train_20_amber_20_light" table:formula="of:=IF([.C21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19];[IQ.L96:.U158];3)" office:value-type="string" office:string-value="héng" calcext:value-type="string">
            <text:p>hé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I1</text:p>
          </table:table-cell>
          <table:table-cell table:style-name="train_20_amber_20_light"/>
          <table:table-cell table:formula="of:=VLOOKUP([IQ.M20];[IQ.A24:.I31];[IQ.M10]+1)" office:value-type="float" office:value="32" calcext:value-type="float">
            <text:p>32</text:p>
          </table:table-cell>
          <table:table-cell table:style-name="ce16" table:formula="of:=VLOOKUP([.C220];[IQ.C56:.D121];2)" office:value-type="string" office:string-value="䷟" calcext:value-type="string">
            <text:p>䷟</text:p>
          </table:table-cell>
          <table:table-cell table:style-name="train_20_amber_20_light" table:formula="of:=IF([.C22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20];[IQ.L96:.U158];3)" office:value-type="string" office:string-value="héng" calcext:value-type="string">
            <text:p>hé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I2</text:p>
          </table:table-cell>
          <table:table-cell table:style-name="train_20_amber_20_light"/>
          <table:table-cell table:formula="of:=VLOOKUP([IQ.M21];[IQ.A24:.I31];[IQ.M10]+1)" office:value-type="float" office:value="55" calcext:value-type="float">
            <text:p>55</text:p>
          </table:table-cell>
          <table:table-cell table:style-name="ce16" table:formula="of:=VLOOKUP([.C221];[IQ.C56:.D121];2)" office:value-type="string" office:string-value="䷶" calcext:value-type="string">
            <text:p>䷶</text:p>
          </table:table-cell>
          <table:table-cell table:style-name="train_20_amber_20_light" table:formula="of:=IF([.C22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21];[IQ.L96:.U158];3)" office:value-type="string" office:string-value="fēng" calcext:value-type="string">
            <text:p>fē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G</text:p>
          </table:table-cell>
          <table:table-cell table:style-name="train_20_amber_20_light"/>
          <table:table-cell table:formula="of:=VLOOKUP([IQ.M22];[IQ.A24:.I31];[IQ.M10]+1)" office:value-type="float" office:value="62" calcext:value-type="float">
            <text:p>62</text:p>
          </table:table-cell>
          <table:table-cell table:style-name="ce16" table:formula="of:=VLOOKUP([.C222];[IQ.C56:.D121];2)" office:value-type="string" office:string-value="䷽" calcext:value-type="string">
            <text:p>䷽</text:p>
          </table:table-cell>
          <table:table-cell table:style-name="train_20_amber_20_light" table:formula="of:=IF([.C22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22];[IQ.L96:.U158];3)" office:value-type="string" office:string-value="xiǎo guò" calcext:value-type="string">
            <text:p>xiǎo guò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M3 /P6</text:p>
          </table:table-cell>
          <table:table-cell/>
          <table:table-cell table:style-name="train_20_green_20_light" table:formula="of:=VLOOKUP([IQ.M4];[IQ.A24:.I31];[IQ.M11]+1)" office:value-type="float" office:value="48" calcext:value-type="float">
            <text:p>48</text:p>
          </table:table-cell>
          <table:table-cell table:formula="of:=VLOOKUP([.C224];[IQ.C56:.D121];2)" office:value-type="string" office:string-value="䷯" calcext:value-type="string">
            <text:p>䷯</text:p>
          </table:table-cell>
          <table:table-cell table:formula="of:=IF([.C224]=0;&quot;Unknown Error Thrown&quot;;&quot; &quot;)" office:value-type="string" office:string-value=" " calcext:value-type="string">
            <text:p><text:s/></text:p>
          </table:table-cell>
          <table:table-cell table:formula="of:=VLOOKUP([.C224];[IQ.L96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P5</text:p>
          </table:table-cell>
          <table:table-cell/>
          <table:table-cell table:style-name="train_20_green_20_light" table:formula="of:=VLOOKUP([IQ.M5];[IQ.A24:.I31];[IQ.M11]+1)" office:value-type="float" office:value="63" calcext:value-type="float">
            <text:p>63</text:p>
          </table:table-cell>
          <table:table-cell table:formula="of:=VLOOKUP([.C225];[IQ.C56:.D121];2)" office:value-type="string" office:string-value="䷾" calcext:value-type="string">
            <text:p>䷾</text:p>
          </table:table-cell>
          <table:table-cell table:formula="of:=IF([.C225]=0;&quot;Unknown Error Thrown&quot;;&quot; &quot;)" office:value-type="string" office:string-value=" " calcext:value-type="string">
            <text:p><text:s/></text:p>
          </table:table-cell>
          <table:table-cell table:formula="of:=VLOOKUP([.C225];[IQ.L96:.U158];3)" office:value-type="string" office:string-value="jì jì" calcext:value-type="string">
            <text:p>jì j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P4</text:p>
          </table:table-cell>
          <table:table-cell/>
          <table:table-cell table:style-name="train_20_green_20_light" table:formula="of:=VLOOKUP([IQ.M6];[IQ.A24:.I31];[IQ.M11]+1)" office:value-type="float" office:value="60" calcext:value-type="float">
            <text:p>60</text:p>
          </table:table-cell>
          <table:table-cell table:formula="of:=VLOOKUP([.C226];[IQ.C56:.D121];2)" office:value-type="string" office:string-value="䷻" calcext:value-type="string">
            <text:p>䷻</text:p>
          </table:table-cell>
          <table:table-cell table:formula="of:=IF([.C226]=0;&quot;Unknown Error Thrown&quot;;&quot; &quot;)" office:value-type="string" office:string-value=" " calcext:value-type="string">
            <text:p><text:s/></text:p>
          </table:table-cell>
          <table:table-cell table:formula="of:=VLOOKUP([.C226];[IQ.L96:.U158];3)" office:value-type="string" office:string-value="jié" calcext:value-type="string">
            <text:p>jié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P3</text:p>
          </table:table-cell>
          <table:table-cell/>
          <table:table-cell table:style-name="train_20_green_20_light" table:formula="of:=VLOOKUP([IQ.M7];[IQ.A24:.I31];[IQ.M11]+1)" office:value-type="float" office:value="48" calcext:value-type="float">
            <text:p>48</text:p>
          </table:table-cell>
          <table:table-cell table:formula="of:=VLOOKUP([.C227];[IQ.C56:.D121];2)" office:value-type="string" office:string-value="䷯" calcext:value-type="string">
            <text:p>䷯</text:p>
          </table:table-cell>
          <table:table-cell table:formula="of:=IF([.C227]=0;&quot;Unknown Error Thrown&quot;;&quot; &quot;)" office:value-type="string" office:string-value=" " calcext:value-type="string">
            <text:p><text:s/></text:p>
          </table:table-cell>
          <table:table-cell table:formula="of:=VLOOKUP([.C227];[IQ.L96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I1</text:p>
          </table:table-cell>
          <table:table-cell/>
          <table:table-cell table:style-name="train_20_green_20_light" table:formula="of:=VLOOKUP([IQ.M20];[IQ.A24:.I31];[IQ.M11]+1)" office:value-type="float" office:value="48" calcext:value-type="float">
            <text:p>48</text:p>
          </table:table-cell>
          <table:table-cell table:formula="of:=VLOOKUP([.C228];[IQ.C56:.D121];2)" office:value-type="string" office:string-value="䷯" calcext:value-type="string">
            <text:p>䷯</text:p>
          </table:table-cell>
          <table:table-cell table:formula="of:=IF([.C228]=0;&quot;Unknown Error Thrown&quot;;&quot; &quot;)" office:value-type="string" office:string-value=" " calcext:value-type="string">
            <text:p><text:s/></text:p>
          </table:table-cell>
          <table:table-cell table:formula="of:=VLOOKUP([.C228];[IQ.L96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I2</text:p>
          </table:table-cell>
          <table:table-cell/>
          <table:table-cell table:style-name="train_20_green_20_light" table:formula="of:=VLOOKUP([IQ.M21];[IQ.A24:.I31];[IQ.M11]+1)" office:value-type="float" office:value="63" calcext:value-type="float">
            <text:p>63</text:p>
          </table:table-cell>
          <table:table-cell table:formula="of:=VLOOKUP([.C229];[IQ.C56:.D121];2)" office:value-type="string" office:string-value="䷾" calcext:value-type="string">
            <text:p>䷾</text:p>
          </table:table-cell>
          <table:table-cell table:formula="of:=IF([.C229]=0;&quot;Unknown Error Thrown&quot;;&quot; &quot;)" office:value-type="string" office:string-value=" " calcext:value-type="string">
            <text:p><text:s/></text:p>
          </table:table-cell>
          <table:table-cell table:formula="of:=VLOOKUP([.C229];[IQ.L96:.U158];3)" office:value-type="string" office:string-value="jì jì" calcext:value-type="string">
            <text:p>jì j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G</text:p>
          </table:table-cell>
          <table:table-cell/>
          <table:table-cell table:style-name="train_20_green_20_light" table:formula="of:=VLOOKUP([IQ.M22];[IQ.A24:.I31];[IQ.M11]+1)" office:value-type="float" office:value="39" calcext:value-type="float">
            <text:p>39</text:p>
          </table:table-cell>
          <table:table-cell table:formula="of:=VLOOKUP([.C230];[IQ.C56:.D121];2)" office:value-type="string" office:string-value="䷦" calcext:value-type="string">
            <text:p>䷦</text:p>
          </table:table-cell>
          <table:table-cell table:formula="of:=IF([.C230]=0;&quot;Unknown Error Thrown&quot;;&quot; &quot;)" office:value-type="string" office:string-value=" " calcext:value-type="string">
            <text:p><text:s/></text:p>
          </table:table-cell>
          <table:table-cell table:formula="of:=VLOOKUP([.C230];[IQ.L96:.U158];3)" office:value-type="string" office:string-value="jiǎn" calcext:value-type="string">
            <text:p>jiǎn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M6</text:p>
          </table:table-cell>
          <table:table-cell table:style-name="train_20_amber_20_light"/>
          <table:table-cell table:formula="of:=VLOOKUP([IQ.M8];[IQ.A24:.I31];[IQ.M8]+1)" office:value-type="float" office:value="57" calcext:value-type="float">
            <text:p>57</text:p>
          </table:table-cell>
          <table:table-cell table:style-name="ce16" table:formula="of:=VLOOKUP([.C232];[IQ.C56:.D121];2)" office:value-type="string" office:string-value="䷸" calcext:value-type="string">
            <text:p>䷸</text:p>
          </table:table-cell>
          <table:table-cell table:style-name="train_20_amber_20_light" table:formula="of:=IF([.C23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32];[IQ.L96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M5</text:p>
          </table:table-cell>
          <table:table-cell table:style-name="train_20_amber_20_light"/>
          <table:table-cell table:formula="of:=VLOOKUP([IQ.M9];[IQ.A24:.I31];[IQ.M8]+1)" office:value-type="float" office:value="53" calcext:value-type="float">
            <text:p>53</text:p>
          </table:table-cell>
          <table:table-cell table:style-name="ce16" table:formula="of:=VLOOKUP([.C233];[IQ.C56:.D121];2)" office:value-type="string" office:string-value="䷴" calcext:value-type="string">
            <text:p>䷴</text:p>
          </table:table-cell>
          <table:table-cell table:style-name="train_20_amber_20_light" table:formula="of:=IF([.C23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33];[IQ.L96:.U158];3)" office:value-type="string" office:string-value="jiàn" calcext:value-type="string">
            <text:p>ji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M4</text:p>
          </table:table-cell>
          <table:table-cell table:style-name="train_20_amber_20_light"/>
          <table:table-cell table:formula="of:=VLOOKUP([IQ.M10];[IQ.A24:.I31];[IQ.M8]+1)" office:value-type="float" office:value="42" calcext:value-type="float">
            <text:p>42</text:p>
          </table:table-cell>
          <table:table-cell table:style-name="ce16" table:formula="of:=VLOOKUP([.C234];[IQ.C56:.D121];2)" office:value-type="string" office:string-value="䷩" calcext:value-type="string">
            <text:p>䷩</text:p>
          </table:table-cell>
          <table:table-cell table:style-name="train_20_amber_20_light" table:formula="of:=IF([.C23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34];[IQ.L94:.U158];3)" office:value-type="string" office:string-value="yì" calcext:value-type="string">
            <text:p>y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M3</text:p>
          </table:table-cell>
          <table:table-cell table:style-name="train_20_amber_20_light"/>
          <table:table-cell table:formula="of:=VLOOKUP([IQ.M11];[IQ.A24:.I31];[IQ.M8]+1)" office:value-type="float" office:value="59" calcext:value-type="float">
            <text:p>59</text:p>
          </table:table-cell>
          <table:table-cell table:style-name="ce16" table:formula="of:=VLOOKUP([.C235];[IQ.C56:.D121];2)" office:value-type="string" office:string-value="䷺" calcext:value-type="string">
            <text:p>䷺</text:p>
          </table:table-cell>
          <table:table-cell table:style-name="train_20_amber_20_light" table:formula="of:=IF([.C23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35];[IQ.L94:.U158];3)" office:value-type="string" office:string-value="huàn" calcext:value-type="string">
            <text:p>hu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36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M6 / N6</text:p>
          </table:table-cell>
          <table:table-cell/>
          <table:table-cell table:style-name="train_20_green_20_light" table:formula="of:=VLOOKUP([IQ.M12];[IQ.A24:.I31];[IQ.M8]+1)" office:value-type="float" office:value="37" calcext:value-type="float">
            <text:p>37</text:p>
          </table:table-cell>
          <table:table-cell table:formula="of:=VLOOKUP([.C237];[IQ.C56:.D121];2)" office:value-type="string" office:string-value="䷤" calcext:value-type="string">
            <text:p>䷤</text:p>
          </table:table-cell>
          <table:table-cell table:formula="of:=IF([.C237]=0;&quot;Unknown Error Thrown&quot;;&quot; &quot;)" office:value-type="string" office:string-value=" " calcext:value-type="string">
            <text:p><text:s/></text:p>
          </table:table-cell>
          <table:table-cell table:formula="of:=VLOOKUP([.C237];[IQ.L94:.U158];3)" office:value-type="string" office:string-value="jiā rén" calcext:value-type="string">
            <text:p>jiā ré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6 / N5</text:p>
          </table:table-cell>
          <table:table-cell/>
          <table:table-cell table:style-name="train_20_green_20_light" table:formula="of:=VLOOKUP([IQ.M13];[IQ.A24:.I31];[IQ.M8]+1)" office:value-type="float" office:value="59" calcext:value-type="float">
            <text:p>59</text:p>
          </table:table-cell>
          <table:table-cell table:formula="of:=VLOOKUP([.C238];[IQ.C56:.D121];2)" office:value-type="string" office:string-value="䷺" calcext:value-type="string">
            <text:p>䷺</text:p>
          </table:table-cell>
          <table:table-cell table:formula="of:=IF([.C238]=0;&quot;Unknown Error Thrown&quot;;&quot; &quot;)" office:value-type="string" office:string-value=" " calcext:value-type="string">
            <text:p><text:s/></text:p>
          </table:table-cell>
          <table:table-cell table:formula="of:=VLOOKUP([.C238];[IQ.L94:.U158];3)" office:value-type="string" office:string-value="huàn" calcext:value-type="string">
            <text:p>huà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6 / N4</text:p>
          </table:table-cell>
          <table:table-cell/>
          <table:table-cell table:style-name="train_20_green_20_light" table:formula="of:=VLOOKUP([IQ.M14];[IQ.A24:.I31];[IQ.M8]+1)" office:value-type="float" office:value="37" calcext:value-type="float">
            <text:p>37</text:p>
          </table:table-cell>
          <table:table-cell table:formula="of:=VLOOKUP([.C239];[IQ.C56:.D121];2)" office:value-type="string" office:string-value="䷤" calcext:value-type="string">
            <text:p>䷤</text:p>
          </table:table-cell>
          <table:table-cell table:formula="of:=IF([.C239]=0;&quot;Unknown Error Thrown&quot;;&quot; &quot;)" office:value-type="string" office:string-value=" " calcext:value-type="string">
            <text:p><text:s/></text:p>
          </table:table-cell>
          <table:table-cell table:formula="of:=VLOOKUP([.C239];[IQ.L94:.U158];3)" office:value-type="string" office:string-value="jiā rén" calcext:value-type="string">
            <text:p>jiā ré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6 / N3</text:p>
          </table:table-cell>
          <table:table-cell/>
          <table:table-cell table:style-name="train_20_green_20_light" table:formula="of:=VLOOKUP([IQ.M15];[IQ.A24:.I31];[IQ.M8]+1)" office:value-type="float" office:value="61" calcext:value-type="float">
            <text:p>61</text:p>
          </table:table-cell>
          <table:table-cell table:formula="of:=VLOOKUP([.C240];[IQ.C56:.D121];2)" office:value-type="string" office:string-value="䷼" calcext:value-type="string">
            <text:p>䷼</text:p>
          </table:table-cell>
          <table:table-cell table:formula="of:=IF([.C240]=0;&quot;Unknown Error Thrown&quot;;&quot; &quot;)" office:value-type="string" office:string-value=" " calcext:value-type="string">
            <text:p><text:s/></text:p>
          </table:table-cell>
          <table:table-cell table:formula="of:=VLOOKUP([.C240];[IQ.L94:.U158];3)" office:value-type="string" office:string-value="zhōng fú" calcext:value-type="string">
            <text:p>zhōng fú</text:p>
          </table:table-cell>
          <table:table-cell table:number-columns-repeated="595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X6</text:p>
          </table:table-cell>
          <table:table-cell table:style-name="train_20_amber_20_light"/>
          <table:table-cell table:formula="of:=VLOOKUP([IQ.M16];[IQ.A24:.I31];[IQ.M8]+1)" office:value-type="float" office:value="53" calcext:value-type="float">
            <text:p>53</text:p>
          </table:table-cell>
          <table:table-cell table:style-name="ce16" table:formula="of:=VLOOKUP([.C242];[IQ.C56:.D121];2)" office:value-type="string" office:string-value="䷴" calcext:value-type="string">
            <text:p>䷴</text:p>
          </table:table-cell>
          <table:table-cell table:style-name="train_20_amber_20_light" table:formula="of:=IF([.C24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42];[IQ.L94:.U158];3)" office:value-type="string" office:string-value="jiàn" calcext:value-type="string">
            <text:p>ji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X5</text:p>
          </table:table-cell>
          <table:table-cell table:style-name="train_20_amber_20_light"/>
          <table:table-cell table:formula="of:=VLOOKUP([IQ.M17];[IQ.A24:.I31];[IQ.M8]+1)" office:value-type="float" office:value="20" calcext:value-type="float">
            <text:p>20</text:p>
          </table:table-cell>
          <table:table-cell table:style-name="ce16" table:formula="of:=VLOOKUP([.C243];[IQ.C56:.D121];2)" office:value-type="string" office:string-value="䷓" calcext:value-type="string">
            <text:p>䷓</text:p>
          </table:table-cell>
          <table:table-cell table:style-name="train_20_amber_20_light" table:formula="of:=IF([.C24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43];[IQ.L94:.U158];3)" office:value-type="string" office:string-value="guān" calcext:value-type="string">
            <text:p>guā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X4</text:p>
          </table:table-cell>
          <table:table-cell table:style-name="train_20_amber_20_light"/>
          <table:table-cell table:formula="of:=VLOOKUP([IQ.M18];[IQ.A24:.I31];[IQ.M8]+1)" office:value-type="float" office:value="20" calcext:value-type="float">
            <text:p>20</text:p>
          </table:table-cell>
          <table:table-cell table:style-name="ce16" table:formula="of:=VLOOKUP([.C244];[IQ.C56:.D121];2)" office:value-type="string" office:string-value="䷓" calcext:value-type="string">
            <text:p>䷓</text:p>
          </table:table-cell>
          <table:table-cell table:style-name="train_20_amber_20_light" table:formula="of:=IF([.C24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44];[IQ.L94:.U158];3)" office:value-type="string" office:string-value="guān" calcext:value-type="string">
            <text:p>guā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6 / X3</text:p>
          </table:table-cell>
          <table:table-cell table:style-name="train_20_amber_20_light"/>
          <table:table-cell table:formula="of:=VLOOKUP([IQ.M19];[IQ.A24:.I31];[IQ.M8]+1)" office:value-type="float" office:value="42" calcext:value-type="float">
            <text:p>42</text:p>
          </table:table-cell>
          <table:table-cell table:style-name="ce16" table:formula="of:=VLOOKUP([.C245];[IQ.C56:.D121];2)" office:value-type="string" office:string-value="䷩" calcext:value-type="string">
            <text:p>䷩</text:p>
          </table:table-cell>
          <table:table-cell table:style-name="train_20_amber_20_light" table:formula="of:=IF([.C24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45];[IQ.L94:.U158];3)" office:value-type="string" office:string-value="yì" calcext:value-type="string">
            <text:p>y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Default" table:number-columns-repeated="7"/>
          <table:table-cell table:number-columns-repeated="594"/>
        </table:table-row>
        <table:table-row table:style-name="ro2">
          <table:table-cell office:value-type="string" calcext:value-type="string">
            <text:p>M5 / M6</text:p>
          </table:table-cell>
          <table:table-cell/>
          <table:table-cell table:style-name="train_20_green_20_light" table:formula="of:=VLOOKUP([IQ.M8];[IQ.A24:.I31];[IQ.M9]+1)" office:value-type="float" office:value="18" calcext:value-type="float">
            <text:p>18</text:p>
          </table:table-cell>
          <table:table-cell table:formula="of:=VLOOKUP([.C247];[IQ.C56:.D121];2)" office:value-type="string" office:string-value="䷑" calcext:value-type="string">
            <text:p>䷑</text:p>
          </table:table-cell>
          <table:table-cell table:formula="of:=IF([.C247]=0;&quot;Unknown Error Thrown&quot;;&quot; &quot;)" office:value-type="string" office:string-value=" " calcext:value-type="string">
            <text:p><text:s/></text:p>
          </table:table-cell>
          <table:table-cell table:formula="of:=VLOOKUP([.C247];[IQ.L94:.U158];3)" office:value-type="string" office:string-value="gŭ" calcext:value-type="string">
            <text:p>g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M5</text:p>
          </table:table-cell>
          <table:table-cell/>
          <table:table-cell table:style-name="train_20_green_20_light" table:formula="of:=VLOOKUP([IQ.M9];[IQ.A24:.I31];[IQ.M9]+1)" office:value-type="float" office:value="52" calcext:value-type="float">
            <text:p>52</text:p>
          </table:table-cell>
          <table:table-cell table:formula="of:=VLOOKUP([.C248];[IQ.C56:.D121];2)" office:value-type="string" office:string-value="䷳" calcext:value-type="string">
            <text:p>䷳</text:p>
          </table:table-cell>
          <table:table-cell table:formula="of:=IF([.C248]=0;&quot;Unknown Error Thrown&quot;;&quot; &quot;)" office:value-type="string" office:string-value=" " calcext:value-type="string">
            <text:p><text:s/></text:p>
          </table:table-cell>
          <table:table-cell table:formula="of:=VLOOKUP([.C248];[IQ.L94:.U158];3)" office:value-type="string" office:string-value="gèn" calcext:value-type="string">
            <text:p>gè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M4</text:p>
          </table:table-cell>
          <table:table-cell/>
          <table:table-cell table:style-name="train_20_green_20_light" table:formula="of:=VLOOKUP([IQ.M10];[IQ.A24:.I31];[IQ.M9]+1)" office:value-type="float" office:value="27" calcext:value-type="float">
            <text:p>27</text:p>
          </table:table-cell>
          <table:table-cell table:formula="of:=VLOOKUP([.C249];[IQ.C56:.D121];2)" office:value-type="string" office:string-value="䷚" calcext:value-type="string">
            <text:p>䷚</text:p>
          </table:table-cell>
          <table:table-cell table:formula="of:=IF([.C249]=0;&quot;Unknown Error Thrown&quot;;&quot; &quot;)" office:value-type="string" office:string-value=" " calcext:value-type="string">
            <text:p><text:s/></text:p>
          </table:table-cell>
          <table:table-cell table:formula="of:=VLOOKUP([.C249];[IQ.L94:.U158];3)" office:value-type="string" office:string-value="yí" calcext:value-type="string">
            <text:p>y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M3</text:p>
          </table:table-cell>
          <table:table-cell/>
          <table:table-cell table:style-name="train_20_green_20_light" table:formula="of:=VLOOKUP([IQ.M11];[IQ.A24:.I31];[IQ.M9]+1)" office:value-type="float" office:value="4" calcext:value-type="float">
            <text:p>4</text:p>
          </table:table-cell>
          <table:table-cell table:formula="of:=VLOOKUP([.C250];[IQ.C56:.D121];2)" office:value-type="string" office:string-value="䷃" calcext:value-type="string">
            <text:p>䷃</text:p>
          </table:table-cell>
          <table:table-cell table:formula="of:=IF([.C250]=0;&quot;Unknown Error Thrown&quot;;&quot; &quot;)" office:value-type="string" office:string-value=" " calcext:value-type="string">
            <text:p><text:s/></text:p>
          </table:table-cell>
          <table:table-cell table:formula="of:=VLOOKUP([.C250];[IQ.L94:.U158];3)" office:value-type="string" office:string-value="méng" calcext:value-type="string">
            <text:p>méng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51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5 / N6</text:p>
          </table:table-cell>
          <table:table-cell table:style-name="train_20_amber_20_light"/>
          <table:table-cell table:formula="of:=VLOOKUP([IQ.M12];[IQ.A24:.I31];[IQ.M9]+1)" office:value-type="float" office:value="22" calcext:value-type="float">
            <text:p>22</text:p>
          </table:table-cell>
          <table:table-cell table:style-name="ce16" table:formula="of:=VLOOKUP([.C252];[IQ.C56:.D121];2)" office:value-type="string" office:string-value="䷕" calcext:value-type="string">
            <text:p>䷕</text:p>
          </table:table-cell>
          <table:table-cell table:style-name="train_20_amber_20_light" table:formula="of:=IF([.C25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52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5 / N5</text:p>
          </table:table-cell>
          <table:table-cell table:style-name="train_20_amber_20_light"/>
          <table:table-cell table:formula="of:=VLOOKUP([IQ.M13];[IQ.A24:.I31];[IQ.M9]+1)" office:value-type="float" office:value="4" calcext:value-type="float">
            <text:p>4</text:p>
          </table:table-cell>
          <table:table-cell table:style-name="ce16" table:formula="of:=VLOOKUP([.C253];[IQ.C56:.D121];2)" office:value-type="string" office:string-value="䷃" calcext:value-type="string">
            <text:p>䷃</text:p>
          </table:table-cell>
          <table:table-cell table:style-name="train_20_amber_20_light" table:formula="of:=IF([.C25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53];[IQ.L94:.U158];3)" office:value-type="string" office:string-value="méng" calcext:value-type="string">
            <text:p>mé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5 / N4</text:p>
          </table:table-cell>
          <table:table-cell table:style-name="train_20_amber_20_light"/>
          <table:table-cell table:formula="of:=VLOOKUP([IQ.M14];[IQ.A24:.I31];[IQ.M9]+1)" office:value-type="float" office:value="22" calcext:value-type="float">
            <text:p>22</text:p>
          </table:table-cell>
          <table:table-cell table:style-name="ce16" table:formula="of:=VLOOKUP([.C254];[IQ.C56:.D121];2)" office:value-type="string" office:string-value="䷕" calcext:value-type="string">
            <text:p>䷕</text:p>
          </table:table-cell>
          <table:table-cell table:style-name="train_20_amber_20_light" table:formula="of:=IF([.C25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54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5 / N3</text:p>
          </table:table-cell>
          <table:table-cell table:style-name="train_20_amber_20_light"/>
          <table:table-cell table:formula="of:=VLOOKUP([IQ.M15];[IQ.A24:.I31];[IQ.M9]+1)" office:value-type="float" office:value="41" calcext:value-type="float">
            <text:p>41</text:p>
          </table:table-cell>
          <table:table-cell table:style-name="ce16" table:formula="of:=VLOOKUP([.C255];[IQ.C56:.D121];2)" office:value-type="string" office:string-value="䷨" calcext:value-type="string">
            <text:p>䷨</text:p>
          </table:table-cell>
          <table:table-cell table:style-name="train_20_amber_20_light" table:formula="of:=IF([.C25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55];[IQ.L94:.U158];3)" office:value-type="string" office:string-value="sǔn" calcext:value-type="string">
            <text:p>sǔ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56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M5 / X6</text:p>
          </table:table-cell>
          <table:table-cell/>
          <table:table-cell table:style-name="train_20_green_20_light" table:formula="of:=VLOOKUP([IQ.M16];[IQ.A24:.I31];[IQ.M9]+1)" office:value-type="float" office:value="52" calcext:value-type="float">
            <text:p>52</text:p>
          </table:table-cell>
          <table:table-cell table:formula="of:=VLOOKUP([.C257];[IQ.C56:.D121];2)" office:value-type="string" office:string-value="䷳" calcext:value-type="string">
            <text:p>䷳</text:p>
          </table:table-cell>
          <table:table-cell table:formula="of:=IF([.C257]=0;&quot;Unknown Error Thrown&quot;;&quot; &quot;)" office:value-type="string" office:string-value=" " calcext:value-type="string">
            <text:p><text:s/></text:p>
          </table:table-cell>
          <table:table-cell table:formula="of:=VLOOKUP([.C257];[IQ.L94:.U158];3)" office:value-type="string" office:string-value="gèn" calcext:value-type="string">
            <text:p>gè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X5</text:p>
          </table:table-cell>
          <table:table-cell/>
          <table:table-cell table:style-name="train_20_green_20_light" table:formula="of:=VLOOKUP([IQ.M17];[IQ.A24:.I31];[IQ.M9]+1)" office:value-type="float" office:value="23" calcext:value-type="float">
            <text:p>23</text:p>
          </table:table-cell>
          <table:table-cell table:formula="of:=VLOOKUP([.C258];[IQ.C56:.D121];2)" office:value-type="string" office:string-value="䷖" calcext:value-type="string">
            <text:p>䷖</text:p>
          </table:table-cell>
          <table:table-cell table:formula="of:=IF([.C258]=0;&quot;Unknown Error Thrown&quot;;&quot; &quot;)" office:value-type="string" office:string-value=" " calcext:value-type="string">
            <text:p><text:s/></text:p>
          </table:table-cell>
          <table:table-cell table:formula="of:=VLOOKUP([.C258];[IQ.L94:.U158];3)" office:value-type="string" office:string-value="bō" calcext:value-type="string">
            <text:p>bō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X4</text:p>
          </table:table-cell>
          <table:table-cell/>
          <table:table-cell table:style-name="train_20_green_20_light" table:formula="of:=VLOOKUP([IQ.M18];[IQ.A24:.I31];[IQ.M9]+1)" office:value-type="float" office:value="23" calcext:value-type="float">
            <text:p>23</text:p>
          </table:table-cell>
          <table:table-cell table:formula="of:=VLOOKUP([.C259];[IQ.C56:.D121];2)" office:value-type="string" office:string-value="䷖" calcext:value-type="string">
            <text:p>䷖</text:p>
          </table:table-cell>
          <table:table-cell table:formula="of:=IF([.C259]=0;&quot;Unknown Error Thrown&quot;;&quot; &quot;)" office:value-type="string" office:string-value=" " calcext:value-type="string">
            <text:p><text:s/></text:p>
          </table:table-cell>
          <table:table-cell table:formula="of:=VLOOKUP([.C259];[IQ.L94:.U158];3)" office:value-type="string" office:string-value="bō" calcext:value-type="string">
            <text:p>bō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5 / X3</text:p>
          </table:table-cell>
          <table:table-cell/>
          <table:table-cell table:style-name="train_20_green_20_light" table:formula="of:=VLOOKUP([IQ.M19];[IQ.A24:.I31];[IQ.M9]+1)" office:value-type="float" office:value="27" calcext:value-type="float">
            <text:p>27</text:p>
          </table:table-cell>
          <table:table-cell table:formula="of:=VLOOKUP([.C260];[IQ.C56:.D121];2)" office:value-type="string" office:string-value="䷚" calcext:value-type="string">
            <text:p>䷚</text:p>
          </table:table-cell>
          <table:table-cell table:formula="of:=IF([.C260]=0;&quot;Unknown Error Thrown&quot;;&quot; &quot;)" office:value-type="string" office:string-value=" " calcext:value-type="string">
            <text:p><text:s/></text:p>
          </table:table-cell>
          <table:table-cell table:formula="of:=VLOOKUP([.C260];[IQ.L94:.U158];3)" office:value-type="string" office:string-value="yí" calcext:value-type="string">
            <text:p>yí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61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 M6</text:p>
          </table:table-cell>
          <table:table-cell table:style-name="train_20_amber_20_light"/>
          <table:table-cell table:formula="of:=VLOOKUP([IQ.M8];[IQ.A24:.I31];[IQ.M10]+1)" office:value-type="float" office:value="32" calcext:value-type="float">
            <text:p>32</text:p>
          </table:table-cell>
          <table:table-cell table:style-name="ce16" table:formula="of:=VLOOKUP([.C262];[IQ.C56:.D121];2)" office:value-type="string" office:string-value="䷟" calcext:value-type="string">
            <text:p>䷟</text:p>
          </table:table-cell>
          <table:table-cell table:style-name="train_20_amber_20_light" table:formula="of:=IF([.C26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62];[IQ.L94:.U158];3)" office:value-type="string" office:string-value="héng" calcext:value-type="string">
            <text:p>hé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 M5</text:p>
          </table:table-cell>
          <table:table-cell table:style-name="train_20_amber_20_light"/>
          <table:table-cell table:formula="of:=VLOOKUP([IQ.M9];[IQ.A24:.I31];[IQ.M10]+1)" office:value-type="float" office:value="62" calcext:value-type="float">
            <text:p>62</text:p>
          </table:table-cell>
          <table:table-cell table:style-name="ce16" table:formula="of:=VLOOKUP([.C263];[IQ.C56:.D121];2)" office:value-type="string" office:string-value="䷽" calcext:value-type="string">
            <text:p>䷽</text:p>
          </table:table-cell>
          <table:table-cell table:style-name="train_20_amber_20_light" table:formula="of:=IF([.C26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63];[IQ.L94:.U158];3)" office:value-type="string" office:string-value="xiǎo guò" calcext:value-type="string">
            <text:p>xiǎo guò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 M4</text:p>
          </table:table-cell>
          <table:table-cell table:style-name="train_20_amber_20_light"/>
          <table:table-cell table:formula="of:=VLOOKUP([IQ.M10];[IQ.A24:.I31];[IQ.M10]+1)" office:value-type="float" office:value="51" calcext:value-type="float">
            <text:p>51</text:p>
          </table:table-cell>
          <table:table-cell table:style-name="ce16" table:formula="of:=VLOOKUP([.C264];[IQ.C56:.D121];2)" office:value-type="string" office:string-value="䷲" calcext:value-type="string">
            <text:p>䷲</text:p>
          </table:table-cell>
          <table:table-cell table:style-name="train_20_amber_20_light" table:formula="of:=IF([.C26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64];[IQ.L94:.U158];3)" office:value-type="string" office:string-value="zhèn" calcext:value-type="string">
            <text:p>zhè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 M3</text:p>
          </table:table-cell>
          <table:table-cell table:style-name="train_20_amber_20_light"/>
          <table:table-cell table:formula="of:=VLOOKUP([IQ.M11];[IQ.A24:.I31];[IQ.M10]+1)" office:value-type="float" office:value="40" calcext:value-type="float">
            <text:p>40</text:p>
          </table:table-cell>
          <table:table-cell table:style-name="ce16" table:formula="of:=VLOOKUP([.C265];[IQ.C56:.D121];2)" office:value-type="string" office:string-value="䷧" calcext:value-type="string">
            <text:p>䷧</text:p>
          </table:table-cell>
          <table:table-cell table:style-name="train_20_amber_20_light" table:formula="of:=IF([.C26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65];[IQ.L94:.U158];3)" office:value-type="string" office:string-value="xiè" calcext:value-type="string">
            <text:p>xiè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66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M4 / N6</text:p>
          </table:table-cell>
          <table:table-cell/>
          <table:table-cell table:style-name="train_20_green_20_light" table:formula="of:=VLOOKUP([IQ.M12];[IQ.A24:.I31];[IQ.M10]+1)" office:value-type="float" office:value="55" calcext:value-type="float">
            <text:p>55</text:p>
          </table:table-cell>
          <table:table-cell table:formula="of:=VLOOKUP([.C267];[IQ.C56:.D121];2)" office:value-type="string" office:string-value="䷶" calcext:value-type="string">
            <text:p>䷶</text:p>
          </table:table-cell>
          <table:table-cell table:formula="of:=IF([.C267]=0;&quot;Unknown Error Thrown&quot;;&quot; &quot;)" office:value-type="string" office:string-value=" " calcext:value-type="string">
            <text:p><text:s/></text:p>
          </table:table-cell>
          <table:table-cell table:formula="of:=VLOOKUP([.C267];[IQ.L94:.U158];3)" office:value-type="string" office:string-value="fēng" calcext:value-type="string">
            <text:p>fē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4 / N5</text:p>
          </table:table-cell>
          <table:table-cell/>
          <table:table-cell table:style-name="train_20_green_20_light" table:formula="of:=VLOOKUP([IQ.M13];[IQ.A24:.I31];[IQ.M10]+1)" office:value-type="float" office:value="40" calcext:value-type="float">
            <text:p>40</text:p>
          </table:table-cell>
          <table:table-cell table:formula="of:=VLOOKUP([.C268];[IQ.C56:.D121];2)" office:value-type="string" office:string-value="䷧" calcext:value-type="string">
            <text:p>䷧</text:p>
          </table:table-cell>
          <table:table-cell table:formula="of:=IF([.C268]=0;&quot;Unknown Error Thrown&quot;;&quot; &quot;)" office:value-type="string" office:string-value=" " calcext:value-type="string">
            <text:p><text:s/></text:p>
          </table:table-cell>
          <table:table-cell table:formula="of:=VLOOKUP([.C268];[IQ.L94:.U158];3)" office:value-type="string" office:string-value="xiè" calcext:value-type="string">
            <text:p>xiè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4 / N4</text:p>
          </table:table-cell>
          <table:table-cell/>
          <table:table-cell table:style-name="train_20_green_20_light" table:formula="of:=VLOOKUP([IQ.M14];[IQ.A24:.I31];[IQ.M10]+1)" office:value-type="float" office:value="55" calcext:value-type="float">
            <text:p>55</text:p>
          </table:table-cell>
          <table:table-cell table:formula="of:=VLOOKUP([.C269];[IQ.C56:.D121];2)" office:value-type="string" office:string-value="䷶" calcext:value-type="string">
            <text:p>䷶</text:p>
          </table:table-cell>
          <table:table-cell table:formula="of:=IF([.C269]=0;&quot;Unknown Error Thrown&quot;;&quot; &quot;)" office:value-type="string" office:string-value=" " calcext:value-type="string">
            <text:p><text:s/></text:p>
          </table:table-cell>
          <table:table-cell table:formula="of:=VLOOKUP([.C269];[IQ.L94:.U158];3)" office:value-type="string" office:string-value="fēng" calcext:value-type="string">
            <text:p>fē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4 / N3</text:p>
          </table:table-cell>
          <table:table-cell/>
          <table:table-cell table:style-name="train_20_green_20_light" table:formula="of:=VLOOKUP([IQ.M15];[IQ.A24:.I31];[IQ.M10]+1)" office:value-type="float" office:value="54" calcext:value-type="float">
            <text:p>54</text:p>
          </table:table-cell>
          <table:table-cell table:formula="of:=VLOOKUP([.C270];[IQ.C56:.D121];2)" office:value-type="string" office:string-value="䷵" calcext:value-type="string">
            <text:p>䷵</text:p>
          </table:table-cell>
          <table:table-cell table:formula="of:=IF([.C270]=0;&quot;Unknown Error Thrown&quot;;&quot; &quot;)" office:value-type="string" office:string-value=" " calcext:value-type="string">
            <text:p><text:s/></text:p>
          </table:table-cell>
          <table:table-cell table:formula="of:=VLOOKUP([.C270];[IQ.L94:.U158];3)" office:value-type="string" office:string-value="guī mèi" calcext:value-type="string">
            <text:p>guī mèi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71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 X6</text:p>
          </table:table-cell>
          <table:table-cell table:style-name="train_20_amber_20_light"/>
          <table:table-cell table:formula="of:=VLOOKUP([IQ.M16];[IQ.A24:.I31];[IQ.M10]+1)" office:value-type="float" office:value="62" calcext:value-type="float">
            <text:p>62</text:p>
          </table:table-cell>
          <table:table-cell table:style-name="ce16" table:formula="of:=VLOOKUP([.C272];[IQ.C56:.D121];2)" office:value-type="string" office:string-value="䷽" calcext:value-type="string">
            <text:p>䷽</text:p>
          </table:table-cell>
          <table:table-cell table:style-name="train_20_amber_20_light" table:formula="of:=IF([.C27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72];[IQ.L94:.U158];3)" office:value-type="string" office:string-value="xiǎo guò" calcext:value-type="string">
            <text:p>xiǎo guò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 X5</text:p>
          </table:table-cell>
          <table:table-cell table:style-name="train_20_amber_20_light"/>
          <table:table-cell table:formula="of:=VLOOKUP([IQ.M17];[IQ.A24:.I31];[IQ.M10]+1)" office:value-type="float" office:value="16" calcext:value-type="float">
            <text:p>16</text:p>
          </table:table-cell>
          <table:table-cell table:style-name="ce16" table:formula="of:=VLOOKUP([.C273];[IQ.C56:.D121];2)" office:value-type="string" office:string-value="䷏" calcext:value-type="string">
            <text:p>䷏</text:p>
          </table:table-cell>
          <table:table-cell table:style-name="train_20_amber_20_light" table:formula="of:=IF([.C27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73];[IQ.L94:.U158];3)" office:value-type="string" office:string-value="yù" calcext:value-type="string">
            <text:p>yù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 X4</text:p>
          </table:table-cell>
          <table:table-cell table:style-name="train_20_amber_20_light"/>
          <table:table-cell table:formula="of:=VLOOKUP([IQ.M18];[IQ.A24:.I31];[IQ.M10]+1)" office:value-type="float" office:value="16" calcext:value-type="float">
            <text:p>16</text:p>
          </table:table-cell>
          <table:table-cell table:style-name="ce16" table:formula="of:=VLOOKUP([.C274];[IQ.C56:.D121];2)" office:value-type="string" office:string-value="䷏" calcext:value-type="string">
            <text:p>䷏</text:p>
          </table:table-cell>
          <table:table-cell table:style-name="train_20_amber_20_light" table:formula="of:=IF([.C27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74];[IQ.L94:.U158];3)" office:value-type="string" office:string-value="yù" calcext:value-type="string">
            <text:p>yù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4 / X3</text:p>
          </table:table-cell>
          <table:table-cell table:style-name="train_20_amber_20_light"/>
          <table:table-cell table:formula="of:=VLOOKUP([IQ.M19];[IQ.A24:.I31];[IQ.M10]+1)" office:value-type="float" office:value="51" calcext:value-type="float">
            <text:p>51</text:p>
          </table:table-cell>
          <table:table-cell table:style-name="ce16" table:formula="of:=VLOOKUP([.C275];[IQ.C56:.D121];2)" office:value-type="string" office:string-value="䷲" calcext:value-type="string">
            <text:p>䷲</text:p>
          </table:table-cell>
          <table:table-cell table:style-name="train_20_amber_20_light" table:formula="of:=IF([.C27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75];[IQ.L94:.U158];3)" office:value-type="string" office:string-value="zhèn" calcext:value-type="string">
            <text:p>zhè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76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M3 / M6</text:p>
          </table:table-cell>
          <table:table-cell/>
          <table:table-cell table:style-name="train_20_green_20_light" table:formula="of:=VLOOKUP([IQ.M8];[IQ.A24:.I31];[IQ.M11]+1)" office:value-type="float" office:value="48" calcext:value-type="float">
            <text:p>48</text:p>
          </table:table-cell>
          <table:table-cell table:formula="of:=VLOOKUP([.C277];[IQ.C56:.D121];2)" office:value-type="string" office:string-value="䷯" calcext:value-type="string">
            <text:p>䷯</text:p>
          </table:table-cell>
          <table:table-cell table:formula="of:=IF([.C277]=0;&quot;Unknown Error Thrown&quot;;&quot; &quot;)" office:value-type="string" office:string-value=" " calcext:value-type="string">
            <text:p><text:s/></text:p>
          </table:table-cell>
          <table:table-cell table:formula="of:=VLOOKUP([.C277];[IQ.L94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 M5</text:p>
          </table:table-cell>
          <table:table-cell/>
          <table:table-cell table:style-name="train_20_green_20_light" table:formula="of:=VLOOKUP([IQ.M9];[IQ.A24:.I31];[IQ.M11]+1)" office:value-type="float" office:value="39" calcext:value-type="float">
            <text:p>39</text:p>
          </table:table-cell>
          <table:table-cell table:formula="of:=VLOOKUP([.C278];[IQ.C56:.D121];2)" office:value-type="string" office:string-value="䷦" calcext:value-type="string">
            <text:p>䷦</text:p>
          </table:table-cell>
          <table:table-cell table:formula="of:=IF([.C278]=0;&quot;Unknown Error Thrown&quot;;&quot; &quot;)" office:value-type="string" office:string-value=" " calcext:value-type="string">
            <text:p><text:s/></text:p>
          </table:table-cell>
          <table:table-cell table:formula="of:=VLOOKUP([.C278];[IQ.L94:.U158];3)" office:value-type="string" office:string-value="jiǎn" calcext:value-type="string">
            <text:p>jiǎ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 M4</text:p>
          </table:table-cell>
          <table:table-cell/>
          <table:table-cell table:style-name="train_20_green_20_light" table:formula="of:=VLOOKUP([IQ.M10];[IQ.A24:.I31];[IQ.M11]+1)" office:value-type="float" office:value="3" calcext:value-type="float">
            <text:p>3</text:p>
          </table:table-cell>
          <table:table-cell table:formula="of:=VLOOKUP([.C279];[IQ.C56:.D121];2)" office:value-type="string" office:string-value="䷂" calcext:value-type="string">
            <text:p>䷂</text:p>
          </table:table-cell>
          <table:table-cell table:formula="of:=IF([.C279]=0;&quot;Unknown Error Thrown&quot;;&quot; &quot;)" office:value-type="string" office:string-value=" " calcext:value-type="string">
            <text:p><text:s/></text:p>
          </table:table-cell>
          <table:table-cell table:formula="of:=VLOOKUP([.C279];[IQ.L94:.U158];3)" office:value-type="string" office:string-value="zhūn" calcext:value-type="string">
            <text:p>zhū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 M3</text:p>
          </table:table-cell>
          <table:table-cell/>
          <table:table-cell table:style-name="train_20_green_20_light" table:formula="of:=VLOOKUP([IQ.M11];[IQ.A24:.I31];[IQ.M11]+1)" office:value-type="float" office:value="29" calcext:value-type="float">
            <text:p>29</text:p>
          </table:table-cell>
          <table:table-cell table:formula="of:=VLOOKUP([.C280];[IQ.C56:.D121];2)" office:value-type="string" office:string-value="䷜" calcext:value-type="string">
            <text:p>䷜</text:p>
          </table:table-cell>
          <table:table-cell table:formula="of:=IF([.C280]=0;&quot;Unknown Error Thrown&quot;;&quot; &quot;)" office:value-type="string" office:string-value=" " calcext:value-type="string">
            <text:p><text:s/></text:p>
          </table:table-cell>
          <table:table-cell table:formula="of:=VLOOKUP([.C280];[IQ.L94:.U158];3)" office:value-type="string" office:string-value="kǎn" calcext:value-type="string">
            <text:p>kǎ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81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3 / N6</text:p>
          </table:table-cell>
          <table:table-cell table:style-name="train_20_amber_20_light"/>
          <table:table-cell table:formula="of:=VLOOKUP([IQ.M12];[IQ.A24:.I31];[IQ.M11]+1)" office:value-type="float" office:value="63" calcext:value-type="float">
            <text:p>63</text:p>
          </table:table-cell>
          <table:table-cell table:style-name="ce16" table:formula="of:=VLOOKUP([.C282];[IQ.C56:.D121];2)" office:value-type="string" office:string-value="䷾" calcext:value-type="string">
            <text:p>䷾</text:p>
          </table:table-cell>
          <table:table-cell table:style-name="train_20_amber_20_light" table:formula="of:=IF([.C28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82];[IQ.L94:.U158];3)" office:value-type="string" office:string-value="jì jì" calcext:value-type="string">
            <text:p>jì j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3 / N5</text:p>
          </table:table-cell>
          <table:table-cell table:style-name="train_20_amber_20_light"/>
          <table:table-cell table:formula="of:=VLOOKUP([IQ.M13];[IQ.A24:.I31];[IQ.M11]+1)" office:value-type="float" office:value="29" calcext:value-type="float">
            <text:p>29</text:p>
          </table:table-cell>
          <table:table-cell table:style-name="ce16" table:formula="of:=VLOOKUP([.C283];[IQ.C56:.D121];2)" office:value-type="string" office:string-value="䷜" calcext:value-type="string">
            <text:p>䷜</text:p>
          </table:table-cell>
          <table:table-cell table:style-name="train_20_amber_20_light" table:formula="of:=IF([.C28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83];[IQ.L94:.U158];3)" office:value-type="string" office:string-value="kǎn" calcext:value-type="string">
            <text:p>kǎ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3 / N4</text:p>
          </table:table-cell>
          <table:table-cell table:style-name="train_20_amber_20_light"/>
          <table:table-cell table:formula="of:=VLOOKUP([IQ.M14];[IQ.A24:.I31];[IQ.M11]+1)" office:value-type="float" office:value="63" calcext:value-type="float">
            <text:p>63</text:p>
          </table:table-cell>
          <table:table-cell table:style-name="ce16" table:formula="of:=VLOOKUP([.C284];[IQ.C56:.D121];2)" office:value-type="string" office:string-value="䷾" calcext:value-type="string">
            <text:p>䷾</text:p>
          </table:table-cell>
          <table:table-cell table:style-name="train_20_amber_20_light" table:formula="of:=IF([.C28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84];[IQ.L94:.U158];3)" office:value-type="string" office:string-value="jì jì" calcext:value-type="string">
            <text:p>jì j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M3 / N3</text:p>
          </table:table-cell>
          <table:table-cell table:style-name="train_20_amber_20_light"/>
          <table:table-cell table:formula="of:=VLOOKUP([IQ.M15];[IQ.A24:.I31];[IQ.M11]+1)" office:value-type="float" office:value="60" calcext:value-type="float">
            <text:p>60</text:p>
          </table:table-cell>
          <table:table-cell table:style-name="ce16" table:formula="of:=VLOOKUP([.C285];[IQ.C56:.D121];2)" office:value-type="string" office:string-value="䷻" calcext:value-type="string">
            <text:p>䷻</text:p>
          </table:table-cell>
          <table:table-cell table:style-name="train_20_amber_20_light" table:formula="of:=IF([.C28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85];[IQ.L94:.U158];3)" office:value-type="string" office:string-value="jié" calcext:value-type="string">
            <text:p>jié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table:number-columns-repeated="2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86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M3 / X6</text:p>
          </table:table-cell>
          <table:table-cell/>
          <table:table-cell table:style-name="train_20_green_20_light" table:formula="of:=VLOOKUP([IQ.M16];[IQ.A24:.I31];[IQ.M11]+1)" office:value-type="float" office:value="39" calcext:value-type="float">
            <text:p>39</text:p>
          </table:table-cell>
          <table:table-cell table:formula="of:=VLOOKUP([.C287];[IQ.C56:.D121];2)" office:value-type="string" office:string-value="䷦" calcext:value-type="string">
            <text:p>䷦</text:p>
          </table:table-cell>
          <table:table-cell table:formula="of:=IF([.C287]=0;&quot;Unknown Error Thrown&quot;;&quot; &quot;)" office:value-type="string" office:string-value=" " calcext:value-type="string">
            <text:p><text:s/></text:p>
          </table:table-cell>
          <table:table-cell table:formula="of:=VLOOKUP([.C287];[IQ.L94:.U158];3)" office:value-type="string" office:string-value="jiǎn" calcext:value-type="string">
            <text:p>jiǎ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 X5</text:p>
          </table:table-cell>
          <table:table-cell/>
          <table:table-cell table:style-name="train_20_green_20_light" table:formula="of:=VLOOKUP([IQ.M17];[IQ.A24:.I31];[IQ.M11]+1)" office:value-type="float" office:value="8" calcext:value-type="float">
            <text:p>8</text:p>
          </table:table-cell>
          <table:table-cell table:formula="of:=VLOOKUP([.C288];[IQ.C56:.D121];2)" office:value-type="string" office:string-value="䷇" calcext:value-type="string">
            <text:p>䷇</text:p>
          </table:table-cell>
          <table:table-cell table:formula="of:=IF([.C288]=0;&quot;Unknown Error Thrown&quot;;&quot; &quot;)" office:value-type="string" office:string-value=" " calcext:value-type="string">
            <text:p><text:s/></text:p>
          </table:table-cell>
          <table:table-cell table:formula="of:=VLOOKUP([.C288];[IQ.L94:.U158];3)" office:value-type="string" office:string-value="bǐ" calcext:value-type="string">
            <text:p>bǐ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 X4</text:p>
          </table:table-cell>
          <table:table-cell/>
          <table:table-cell table:style-name="train_20_green_20_light" table:formula="of:=VLOOKUP([IQ.M18];[IQ.A24:.I31];[IQ.M11]+1)" office:value-type="float" office:value="8" calcext:value-type="float">
            <text:p>8</text:p>
          </table:table-cell>
          <table:table-cell table:formula="of:=VLOOKUP([.C289];[IQ.C56:.D121];2)" office:value-type="string" office:string-value="䷇" calcext:value-type="string">
            <text:p>䷇</text:p>
          </table:table-cell>
          <table:table-cell table:formula="of:=IF([.C289]=0;&quot;Unknown Error Thrown&quot;;&quot; &quot;)" office:value-type="string" office:string-value=" " calcext:value-type="string">
            <text:p><text:s/></text:p>
          </table:table-cell>
          <table:table-cell table:formula="of:=VLOOKUP([.C289];[IQ.L94:.U158];3)" office:value-type="string" office:string-value="bǐ" calcext:value-type="string">
            <text:p>bǐ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3 / X3</text:p>
          </table:table-cell>
          <table:table-cell/>
          <table:table-cell table:style-name="train_20_green_20_light" table:formula="of:=VLOOKUP([IQ.M19];[IQ.A24:.I31];[IQ.M11]+1)" office:value-type="float" office:value="3" calcext:value-type="float">
            <text:p>3</text:p>
          </table:table-cell>
          <table:table-cell table:formula="of:=VLOOKUP([.C290];[IQ.C56:.D121];2)" office:value-type="string" office:string-value="䷂" calcext:value-type="string">
            <text:p>䷂</text:p>
          </table:table-cell>
          <table:table-cell table:formula="of:=IF([.C290]=0;&quot;Unknown Error Thrown&quot;;&quot; &quot;)" office:value-type="string" office:string-value=" " calcext:value-type="string">
            <text:p><text:s/></text:p>
          </table:table-cell>
          <table:table-cell table:formula="of:=VLOOKUP([.C290];[IQ.L94:.U158];3)" office:value-type="string" office:string-value="zhūn" calcext:value-type="string">
            <text:p>zhū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91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P6</text:p>
          </table:table-cell>
          <table:table-cell table:style-name="train_20_amber_20_light"/>
          <table:table-cell table:formula="of:=VLOOKUP([IQ.M4];[IQ.A24:.I31];[IQ.M12]+1)" office:value-type="float" office:value="50" calcext:value-type="float">
            <text:p>50</text:p>
          </table:table-cell>
          <table:table-cell table:style-name="ce16" table:formula="of:=VLOOKUP([.C292];[IQ.C56:.D121];2)" office:value-type="string" office:string-value="䷱" calcext:value-type="string">
            <text:p>䷱</text:p>
          </table:table-cell>
          <table:table-cell table:style-name="train_20_amber_20_light" table:formula="of:=IF([.C29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92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P5</text:p>
          </table:table-cell>
          <table:table-cell table:style-name="train_20_amber_20_light"/>
          <table:table-cell table:formula="of:=VLOOKUP([IQ.M5];[IQ.A24:.I31];[IQ.M12]+1)" office:value-type="float" office:value="30" calcext:value-type="float">
            <text:p>30</text:p>
          </table:table-cell>
          <table:table-cell table:style-name="ce16" table:formula="of:=VLOOKUP([.C293];[IQ.C56:.D121];2)" office:value-type="string" office:string-value="䷝" calcext:value-type="string">
            <text:p>䷝</text:p>
          </table:table-cell>
          <table:table-cell table:style-name="train_20_amber_20_light" table:formula="of:=IF([.C29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93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P4</text:p>
          </table:table-cell>
          <table:table-cell table:style-name="train_20_amber_20_light"/>
          <table:table-cell table:formula="of:=VLOOKUP([IQ.M6];[IQ.A24:.I31];[IQ.M12]+1)" office:value-type="float" office:value="38" calcext:value-type="float">
            <text:p>38</text:p>
          </table:table-cell>
          <table:table-cell table:style-name="ce16" table:formula="of:=VLOOKUP([.C294];[IQ.C56:.D121];2)" office:value-type="string" office:string-value="䷥" calcext:value-type="string">
            <text:p>䷥</text:p>
          </table:table-cell>
          <table:table-cell table:style-name="train_20_amber_20_light" table:formula="of:=IF([.C29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94];[IQ.L94:.U158];3)" office:value-type="string" office:string-value="kuí" calcext:value-type="string">
            <text:p>ku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P3</text:p>
          </table:table-cell>
          <table:table-cell table:style-name="train_20_amber_20_light"/>
          <table:table-cell table:formula="of:=VLOOKUP([IQ.M7];[IQ.A24:.I31];[IQ.M12]+1)" office:value-type="float" office:value="50" calcext:value-type="float">
            <text:p>50</text:p>
          </table:table-cell>
          <table:table-cell table:style-name="ce16" table:formula="of:=VLOOKUP([.C295];[IQ.C56:.D121];2)" office:value-type="string" office:string-value="䷱" calcext:value-type="string">
            <text:p>䷱</text:p>
          </table:table-cell>
          <table:table-cell table:style-name="train_20_amber_20_light" table:formula="of:=IF([.C29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95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I1</text:p>
          </table:table-cell>
          <table:table-cell table:style-name="train_20_amber_20_light"/>
          <table:table-cell table:formula="of:=VLOOKUP([IQ.M20];[IQ.A24:.I31];[IQ.M12]+1)" office:value-type="float" office:value="50" calcext:value-type="float">
            <text:p>50</text:p>
          </table:table-cell>
          <table:table-cell table:style-name="ce16" table:formula="of:=VLOOKUP([.C296];[IQ.C56:.D121];2)" office:value-type="string" office:string-value="䷱" calcext:value-type="string">
            <text:p>䷱</text:p>
          </table:table-cell>
          <table:table-cell table:style-name="train_20_amber_20_light" table:formula="of:=IF([.C29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96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I2</text:p>
          </table:table-cell>
          <table:table-cell table:style-name="train_20_amber_20_light"/>
          <table:table-cell table:formula="of:=VLOOKUP([IQ.M21];[IQ.A24:.I31];[IQ.M12]+1)" office:value-type="float" office:value="30" calcext:value-type="float">
            <text:p>30</text:p>
          </table:table-cell>
          <table:table-cell table:style-name="ce16" table:formula="of:=VLOOKUP([.C297];[IQ.C56:.D121];2)" office:value-type="string" office:string-value="䷝" calcext:value-type="string">
            <text:p>䷝</text:p>
          </table:table-cell>
          <table:table-cell table:style-name="train_20_amber_20_light" table:formula="of:=IF([.C29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97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G</text:p>
          </table:table-cell>
          <table:table-cell table:style-name="train_20_amber_20_light"/>
          <table:table-cell table:formula="of:=VLOOKUP([IQ.M22];[IQ.A24:.I31];[IQ.M12]+1)" office:value-type="float" office:value="56" calcext:value-type="float">
            <text:p>56</text:p>
          </table:table-cell>
          <table:table-cell table:style-name="ce16" table:formula="of:=VLOOKUP([.C298];[IQ.C56:.D121];2)" office:value-type="string" office:string-value="䷷" calcext:value-type="string">
            <text:p>䷷</text:p>
          </table:table-cell>
          <table:table-cell table:style-name="train_20_amber_20_light" table:formula="of:=IF([.C29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298];[IQ.L94:.U158];3)" office:value-type="string" office:string-value="lǚ" calcext:value-type="string">
            <text:p>lǚ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table:number-columns-repeated="2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299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N5 / P6</text:p>
          </table:table-cell>
          <table:table-cell/>
          <table:table-cell table:style-name="train_20_green_20_light" table:formula="of:=VLOOKUP([IQ.M4];[IQ.A24:.I31];[IQ.M13]+1)" office:value-type="float" office:value="48" calcext:value-type="float">
            <text:p>48</text:p>
          </table:table-cell>
          <table:table-cell table:formula="of:=VLOOKUP([.C300];[IQ.C56:.D121];2)" office:value-type="string" office:string-value="䷯" calcext:value-type="string">
            <text:p>䷯</text:p>
          </table:table-cell>
          <table:table-cell table:formula="of:=IF([.C300]=0;&quot;Unknown Error Thrown&quot;;&quot; &quot;)" office:value-type="string" office:string-value=" " calcext:value-type="string">
            <text:p><text:s/></text:p>
          </table:table-cell>
          <table:table-cell table:formula="of:=VLOOKUP([.C300];[IQ.L94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P5</text:p>
          </table:table-cell>
          <table:table-cell/>
          <table:table-cell table:style-name="train_20_green_20_light" table:formula="of:=VLOOKUP([IQ.M5];[IQ.A24:.I31];[IQ.M13]+1)" office:value-type="float" office:value="63" calcext:value-type="float">
            <text:p>63</text:p>
          </table:table-cell>
          <table:table-cell table:formula="of:=VLOOKUP([.C301];[IQ.C56:.D121];2)" office:value-type="string" office:string-value="䷾" calcext:value-type="string">
            <text:p>䷾</text:p>
          </table:table-cell>
          <table:table-cell table:formula="of:=IF([.C301]=0;&quot;Unknown Error Thrown&quot;;&quot; &quot;)" office:value-type="string" office:string-value=" " calcext:value-type="string">
            <text:p><text:s/></text:p>
          </table:table-cell>
          <table:table-cell table:formula="of:=VLOOKUP([.C301];[IQ.L94:.U158];3)" office:value-type="string" office:string-value="jì jì" calcext:value-type="string">
            <text:p>jì j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P4</text:p>
          </table:table-cell>
          <table:table-cell/>
          <table:table-cell table:style-name="train_20_green_20_light" table:formula="of:=VLOOKUP([IQ.M6];[IQ.A24:.I31];[IQ.M13]+1)" office:value-type="float" office:value="60" calcext:value-type="float">
            <text:p>60</text:p>
          </table:table-cell>
          <table:table-cell table:formula="of:=VLOOKUP([.C302];[IQ.C56:.D121];2)" office:value-type="string" office:string-value="䷻" calcext:value-type="string">
            <text:p>䷻</text:p>
          </table:table-cell>
          <table:table-cell table:formula="of:=IF([.C302]=0;&quot;Unknown Error Thrown&quot;;&quot; &quot;)" office:value-type="string" office:string-value=" " calcext:value-type="string">
            <text:p><text:s/></text:p>
          </table:table-cell>
          <table:table-cell table:formula="of:=VLOOKUP([.C302];[IQ.L94:.U158];3)" office:value-type="string" office:string-value="jié" calcext:value-type="string">
            <text:p>jié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P3</text:p>
          </table:table-cell>
          <table:table-cell/>
          <table:table-cell table:style-name="train_20_green_20_light" table:formula="of:=VLOOKUP([IQ.M7];[IQ.A24:.I31];[IQ.M13]+1)" office:value-type="float" office:value="48" calcext:value-type="float">
            <text:p>48</text:p>
          </table:table-cell>
          <table:table-cell table:formula="of:=VLOOKUP([.C303];[IQ.C56:.D121];2)" office:value-type="string" office:string-value="䷯" calcext:value-type="string">
            <text:p>䷯</text:p>
          </table:table-cell>
          <table:table-cell table:formula="of:=IF([.C303]=0;&quot;Unknown Error Thrown&quot;;&quot; &quot;)" office:value-type="string" office:string-value=" " calcext:value-type="string">
            <text:p><text:s/></text:p>
          </table:table-cell>
          <table:table-cell table:formula="of:=VLOOKUP([.C303];[IQ.L94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I1</text:p>
          </table:table-cell>
          <table:table-cell/>
          <table:table-cell table:style-name="train_20_green_20_light" table:formula="of:=VLOOKUP([IQ.M20];[IQ.A24:.I31];[IQ.M13]+1)" office:value-type="float" office:value="48" calcext:value-type="float">
            <text:p>48</text:p>
          </table:table-cell>
          <table:table-cell table:formula="of:=VLOOKUP([.C304];[IQ.C56:.D121];2)" office:value-type="string" office:string-value="䷯" calcext:value-type="string">
            <text:p>䷯</text:p>
          </table:table-cell>
          <table:table-cell table:formula="of:=IF([.C304]=0;&quot;Unknown Error Thrown&quot;;&quot; &quot;)" office:value-type="string" office:string-value=" " calcext:value-type="string">
            <text:p><text:s/></text:p>
          </table:table-cell>
          <table:table-cell table:formula="of:=VLOOKUP([.C304];[IQ.L94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I2</text:p>
          </table:table-cell>
          <table:table-cell/>
          <table:table-cell table:style-name="train_20_green_20_light" table:formula="of:=VLOOKUP([IQ.M21];[IQ.A24:.I31];[IQ.M13]+1)" office:value-type="float" office:value="63" calcext:value-type="float">
            <text:p>63</text:p>
          </table:table-cell>
          <table:table-cell table:formula="of:=VLOOKUP([.C305];[IQ.C56:.D121];2)" office:value-type="string" office:string-value="䷾" calcext:value-type="string">
            <text:p>䷾</text:p>
          </table:table-cell>
          <table:table-cell table:formula="of:=IF([.C305]=0;&quot;Unknown Error Thrown&quot;;&quot; &quot;)" office:value-type="string" office:string-value=" " calcext:value-type="string">
            <text:p><text:s/></text:p>
          </table:table-cell>
          <table:table-cell table:formula="of:=VLOOKUP([.C305];[IQ.L94:.U158];3)" office:value-type="string" office:string-value="jì jì" calcext:value-type="string">
            <text:p>jì j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G</text:p>
          </table:table-cell>
          <table:table-cell/>
          <table:table-cell table:style-name="train_20_green_20_light" table:formula="of:=VLOOKUP([IQ.M22];[IQ.A24:.I31];[IQ.M13]+1)" office:value-type="float" office:value="39" calcext:value-type="float">
            <text:p>39</text:p>
          </table:table-cell>
          <table:table-cell table:formula="of:=VLOOKUP([.C306];[IQ.C56:.D121];2)" office:value-type="string" office:string-value="䷦" calcext:value-type="string">
            <text:p>䷦</text:p>
          </table:table-cell>
          <table:table-cell table:formula="of:=IF([.C306]=0;&quot;Unknown Error Thrown&quot;;&quot; &quot;)" office:value-type="string" office:string-value=" " calcext:value-type="string">
            <text:p><text:s/></text:p>
          </table:table-cell>
          <table:table-cell table:formula="of:=VLOOKUP([.C306];[IQ.L94:.U158];3)" office:value-type="string" office:string-value="jiǎn" calcext:value-type="string">
            <text:p>jiǎ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07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P6</text:p>
          </table:table-cell>
          <table:table-cell table:style-name="train_20_amber_20_light"/>
          <table:table-cell table:formula="of:=VLOOKUP([IQ.M4];[IQ.A24:.I31];[IQ.M14]+1)" office:value-type="float" office:value="50" calcext:value-type="float">
            <text:p>50</text:p>
          </table:table-cell>
          <table:table-cell table:style-name="ce16" table:formula="of:=VLOOKUP([.C308];[IQ.C56:.D121];2)" office:value-type="string" office:string-value="䷱" calcext:value-type="string">
            <text:p>䷱</text:p>
          </table:table-cell>
          <table:table-cell table:style-name="train_20_amber_20_light" table:formula="of:=IF([.C30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08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P5</text:p>
          </table:table-cell>
          <table:table-cell table:style-name="train_20_amber_20_light"/>
          <table:table-cell table:formula="of:=VLOOKUP([IQ.M5];[IQ.A24:.I31];[IQ.M14]+1)" office:value-type="float" office:value="30" calcext:value-type="float">
            <text:p>30</text:p>
          </table:table-cell>
          <table:table-cell table:style-name="ce16" table:formula="of:=VLOOKUP([.C309];[IQ.C56:.D121];2)" office:value-type="string" office:string-value="䷝" calcext:value-type="string">
            <text:p>䷝</text:p>
          </table:table-cell>
          <table:table-cell table:style-name="train_20_amber_20_light" table:formula="of:=IF([.C30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09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P4</text:p>
          </table:table-cell>
          <table:table-cell table:style-name="train_20_amber_20_light"/>
          <table:table-cell table:formula="of:=VLOOKUP([IQ.M6];[IQ.A24:.I31];[IQ.M14]+1)" office:value-type="float" office:value="38" calcext:value-type="float">
            <text:p>38</text:p>
          </table:table-cell>
          <table:table-cell table:style-name="ce16" table:formula="of:=VLOOKUP([.C310];[IQ.C56:.D121];2)" office:value-type="string" office:string-value="䷥" calcext:value-type="string">
            <text:p>䷥</text:p>
          </table:table-cell>
          <table:table-cell table:style-name="train_20_amber_20_light" table:formula="of:=IF([.C31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10];[IQ.L94:.U158];3)" office:value-type="string" office:string-value="kuí" calcext:value-type="string">
            <text:p>ku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P3</text:p>
          </table:table-cell>
          <table:table-cell table:style-name="train_20_amber_20_light"/>
          <table:table-cell table:formula="of:=VLOOKUP([IQ.M7];[IQ.A24:.I31];[IQ.M14]+1)" office:value-type="float" office:value="50" calcext:value-type="float">
            <text:p>50</text:p>
          </table:table-cell>
          <table:table-cell table:style-name="ce16" table:formula="of:=VLOOKUP([.C311];[IQ.C56:.D121];2)" office:value-type="string" office:string-value="䷱" calcext:value-type="string">
            <text:p>䷱</text:p>
          </table:table-cell>
          <table:table-cell table:style-name="train_20_amber_20_light" table:formula="of:=IF([.C31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11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I1</text:p>
          </table:table-cell>
          <table:table-cell table:style-name="train_20_amber_20_light"/>
          <table:table-cell table:formula="of:=VLOOKUP([IQ.M20];[IQ.A24:.I31];[IQ.M14]+1)" office:value-type="float" office:value="50" calcext:value-type="float">
            <text:p>50</text:p>
          </table:table-cell>
          <table:table-cell table:style-name="ce16" table:formula="of:=VLOOKUP([.C312];[IQ.C56:.D121];2)" office:value-type="string" office:string-value="䷱" calcext:value-type="string">
            <text:p>䷱</text:p>
          </table:table-cell>
          <table:table-cell table:style-name="train_20_amber_20_light" table:formula="of:=IF([.C31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12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I2</text:p>
          </table:table-cell>
          <table:table-cell table:style-name="train_20_amber_20_light"/>
          <table:table-cell table:formula="of:=VLOOKUP([IQ.M21];[IQ.A24:.I31];[IQ.M14]+1)" office:value-type="float" office:value="30" calcext:value-type="float">
            <text:p>30</text:p>
          </table:table-cell>
          <table:table-cell table:style-name="ce16" table:formula="of:=VLOOKUP([.C313];[IQ.C56:.D121];2)" office:value-type="string" office:string-value="䷝" calcext:value-type="string">
            <text:p>䷝</text:p>
          </table:table-cell>
          <table:table-cell table:style-name="train_20_amber_20_light" table:formula="of:=IF([.C31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13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G</text:p>
          </table:table-cell>
          <table:table-cell table:style-name="train_20_amber_20_light"/>
          <table:table-cell table:formula="of:=VLOOKUP([IQ.M22];[IQ.A24:.I31];[IQ.M14]+1)" office:value-type="float" office:value="56" calcext:value-type="float">
            <text:p>56</text:p>
          </table:table-cell>
          <table:table-cell table:style-name="ce16" table:formula="of:=VLOOKUP([.C314];[IQ.C56:.D121];2)" office:value-type="string" office:string-value="䷷" calcext:value-type="string">
            <text:p>䷷</text:p>
          </table:table-cell>
          <table:table-cell table:style-name="train_20_amber_20_light" table:formula="of:=IF([.C31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14];[IQ.L94:.U158];3)" office:value-type="string" office:string-value="lǚ" calcext:value-type="string">
            <text:p>lǚ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15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N3 /P6</text:p>
          </table:table-cell>
          <table:table-cell/>
          <table:table-cell table:style-name="train_20_green_20_light" table:formula="of:=VLOOKUP([IQ.M4];[IQ.A24:.I31];[IQ.M15]+1)" office:value-type="float" office:value="28" calcext:value-type="float">
            <text:p>28</text:p>
          </table:table-cell>
          <table:table-cell table:formula="of:=VLOOKUP([.C316];[IQ.C56:.D121];2)" office:value-type="string" office:string-value="䷛" calcext:value-type="string">
            <text:p>䷛</text:p>
          </table:table-cell>
          <table:table-cell table:formula="of:=IF([.C316]=0;&quot;Unknown Error Thrown&quot;;&quot; &quot;)" office:value-type="string" office:string-value=" " calcext:value-type="string">
            <text:p><text:s/></text:p>
          </table:table-cell>
          <table:table-cell table:formula="of:=VLOOKUP([.C316];[IQ.L94:.U158];3)" office:value-type="string" office:string-value="dà guò" calcext:value-type="string">
            <text:p>dà guò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P5</text:p>
          </table:table-cell>
          <table:table-cell/>
          <table:table-cell table:style-name="train_20_green_20_light" table:formula="of:=VLOOKUP([IQ.M5];[IQ.A24:.I31];[IQ.M15]+1)" office:value-type="float" office:value="49" calcext:value-type="float">
            <text:p>49</text:p>
          </table:table-cell>
          <table:table-cell table:formula="of:=VLOOKUP([.C317];[IQ.C56:.D121];2)" office:value-type="string" office:string-value="䷰" calcext:value-type="string">
            <text:p>䷰</text:p>
          </table:table-cell>
          <table:table-cell table:formula="of:=IF([.C317]=0;&quot;Unknown Error Thrown&quot;;&quot; &quot;)" office:value-type="string" office:string-value=" " calcext:value-type="string">
            <text:p><text:s/></text:p>
          </table:table-cell>
          <table:table-cell table:formula="of:=VLOOKUP([.C317];[IQ.L94:.U158];3)" office:value-type="string" office:string-value="gé" calcext:value-type="string">
            <text:p>gé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P4</text:p>
          </table:table-cell>
          <table:table-cell/>
          <table:table-cell table:style-name="train_20_green_20_light" table:formula="of:=VLOOKUP([IQ.M6];[IQ.A24:.I31];[IQ.M15]+1)" office:value-type="float" office:value="58" calcext:value-type="float">
            <text:p>58</text:p>
          </table:table-cell>
          <table:table-cell table:formula="of:=VLOOKUP([.C318];[IQ.C56:.D121];2)" office:value-type="string" office:string-value="䷹" calcext:value-type="string">
            <text:p>䷹</text:p>
          </table:table-cell>
          <table:table-cell table:formula="of:=IF([.C318]=0;&quot;Unknown Error Thrown&quot;;&quot; &quot;)" office:value-type="string" office:string-value=" " calcext:value-type="string">
            <text:p><text:s/></text:p>
          </table:table-cell>
          <table:table-cell table:formula="of:=VLOOKUP([.C318];[IQ.L94:.U158];3)" office:value-type="string" office:string-value="duì" calcext:value-type="string">
            <text:p>du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P3</text:p>
          </table:table-cell>
          <table:table-cell/>
          <table:table-cell table:style-name="train_20_green_20_light" table:formula="of:=VLOOKUP([IQ.M7];[IQ.A24:.I31];[IQ.M15]+1)" office:value-type="float" office:value="28" calcext:value-type="float">
            <text:p>28</text:p>
          </table:table-cell>
          <table:table-cell table:formula="of:=VLOOKUP([.C319];[IQ.C56:.D121];2)" office:value-type="string" office:string-value="䷛" calcext:value-type="string">
            <text:p>䷛</text:p>
          </table:table-cell>
          <table:table-cell table:formula="of:=IF([.C319]=0;&quot;Unknown Error Thrown&quot;;&quot; &quot;)" office:value-type="string" office:string-value=" " calcext:value-type="string">
            <text:p><text:s/></text:p>
          </table:table-cell>
          <table:table-cell table:formula="of:=VLOOKUP([.C319];[IQ.L94:.U158];3)" office:value-type="string" office:string-value="dà guò" calcext:value-type="string">
            <text:p>dà guò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I1</text:p>
          </table:table-cell>
          <table:table-cell/>
          <table:table-cell table:style-name="train_20_green_20_light" table:formula="of:=VLOOKUP([IQ.M20];[IQ.A24:.I31];[IQ.M15]+1)" office:value-type="float" office:value="28" calcext:value-type="float">
            <text:p>28</text:p>
          </table:table-cell>
          <table:table-cell table:formula="of:=VLOOKUP([.C320];[IQ.C56:.D121];2)" office:value-type="string" office:string-value="䷛" calcext:value-type="string">
            <text:p>䷛</text:p>
          </table:table-cell>
          <table:table-cell table:formula="of:=IF([.C320]=0;&quot;Unknown Error Thrown&quot;;&quot; &quot;)" office:value-type="string" office:string-value=" " calcext:value-type="string">
            <text:p><text:s/></text:p>
          </table:table-cell>
          <table:table-cell table:formula="of:=VLOOKUP([.C320];[IQ.L94:.U158];3)" office:value-type="string" office:string-value="dà guò" calcext:value-type="string">
            <text:p>dà guò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I2</text:p>
          </table:table-cell>
          <table:table-cell/>
          <table:table-cell table:style-name="train_20_green_20_light" table:formula="of:=VLOOKUP([IQ.M21];[IQ.A24:.I31];[IQ.M15]+1)" office:value-type="float" office:value="49" calcext:value-type="float">
            <text:p>49</text:p>
          </table:table-cell>
          <table:table-cell table:formula="of:=VLOOKUP([.C321];[IQ.C56:.D121];2)" office:value-type="string" office:string-value="䷰" calcext:value-type="string">
            <text:p>䷰</text:p>
          </table:table-cell>
          <table:table-cell table:formula="of:=IF([.C321]=0;&quot;Unknown Error Thrown&quot;;&quot; &quot;)" office:value-type="string" office:string-value=" " calcext:value-type="string">
            <text:p><text:s/></text:p>
          </table:table-cell>
          <table:table-cell table:formula="of:=VLOOKUP([.C321];[IQ.L94:.U158];3)" office:value-type="string" office:string-value="gé" calcext:value-type="string">
            <text:p>gé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G</text:p>
          </table:table-cell>
          <table:table-cell/>
          <table:table-cell table:style-name="train_20_green_20_light" table:formula="of:=VLOOKUP([IQ.M22];[IQ.A24:.I31];[IQ.M15]+1)" office:value-type="float" office:value="31" calcext:value-type="float">
            <text:p>31</text:p>
          </table:table-cell>
          <table:table-cell table:formula="of:=VLOOKUP([.C322];[IQ.C56:.D121];2)" office:value-type="string" office:string-value="䷞" calcext:value-type="string">
            <text:p>䷞</text:p>
          </table:table-cell>
          <table:table-cell table:formula="of:=IF([.C322]=0;&quot;Unknown Error Thrown&quot;;&quot; &quot;)" office:value-type="string" office:string-value=" " calcext:value-type="string">
            <text:p><text:s/></text:p>
          </table:table-cell>
          <table:table-cell table:formula="of:=VLOOKUP([.C322];[IQ.L94:.U158];3)" office:value-type="string" office:string-value="xián" calcext:value-type="string">
            <text:p>xiá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23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M6</text:p>
          </table:table-cell>
          <table:table-cell table:style-name="train_20_amber_20_light"/>
          <table:table-cell table:formula="of:=VLOOKUP([IQ.M8];[IQ.A24:.I31];[IQ.M12]+1)" office:value-type="float" office:value="50" calcext:value-type="float">
            <text:p>50</text:p>
          </table:table-cell>
          <table:table-cell table:style-name="ce16" table:formula="of:=VLOOKUP([.C324];[IQ.C56:.D121];2)" office:value-type="string" office:string-value="䷱" calcext:value-type="string">
            <text:p>䷱</text:p>
          </table:table-cell>
          <table:table-cell table:style-name="train_20_amber_20_light" table:formula="of:=IF([.C32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24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M5</text:p>
          </table:table-cell>
          <table:table-cell table:style-name="train_20_amber_20_light"/>
          <table:table-cell table:formula="of:=VLOOKUP([IQ.M9];[IQ.A24:.I31];[IQ.M12]+1)" office:value-type="float" office:value="56" calcext:value-type="float">
            <text:p>56</text:p>
          </table:table-cell>
          <table:table-cell table:style-name="ce16" table:formula="of:=VLOOKUP([.C325];[IQ.C56:.D121];2)" office:value-type="string" office:string-value="䷷" calcext:value-type="string">
            <text:p>䷷</text:p>
          </table:table-cell>
          <table:table-cell table:style-name="train_20_amber_20_light" table:formula="of:=IF([.C32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25];[IQ.L94:.U158];3)" office:value-type="string" office:string-value="lǚ" calcext:value-type="string">
            <text:p>lǚ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M4</text:p>
          </table:table-cell>
          <table:table-cell table:style-name="train_20_amber_20_light"/>
          <table:table-cell table:formula="of:=VLOOKUP([IQ.M10];[IQ.A24:.I31];[IQ.M12]+1)" office:value-type="float" office:value="21" calcext:value-type="float">
            <text:p>21</text:p>
          </table:table-cell>
          <table:table-cell table:style-name="ce16" table:formula="of:=VLOOKUP([.C326];[IQ.C56:.D121];2)" office:value-type="string" office:string-value="䷔" calcext:value-type="string">
            <text:p>䷔</text:p>
          </table:table-cell>
          <table:table-cell table:style-name="train_20_amber_20_light" table:formula="of:=IF([.C32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26];[IQ.L94:.U158];3)" office:value-type="string" office:string-value="shì kè" calcext:value-type="string">
            <text:p>shì kè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M3</text:p>
          </table:table-cell>
          <table:table-cell table:style-name="train_20_amber_20_light"/>
          <table:table-cell table:formula="of:=VLOOKUP([IQ.M11];[IQ.A24:.I31];[IQ.M12]+1)" office:value-type="float" office:value="64" calcext:value-type="float">
            <text:p>64</text:p>
          </table:table-cell>
          <table:table-cell table:style-name="ce16" table:formula="of:=VLOOKUP([.C327];[IQ.C56:.D121];2)" office:value-type="string" office:string-value="䷿" calcext:value-type="string">
            <text:p>䷿</text:p>
          </table:table-cell>
          <table:table-cell table:style-name="train_20_amber_20_light" table:formula="of:=IF([.C32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27];[IQ.L94:.U158];3)" office:value-type="string" office:string-value="wèi jì" calcext:value-type="string">
            <text:p>wèi j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28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N6 / N6</text:p>
          </table:table-cell>
          <table:table-cell/>
          <table:table-cell table:style-name="train_20_green_20_light" table:formula="of:=VLOOKUP([IQ.M12];[IQ.A24:.I31];[IQ.M12]+1)" office:value-type="float" office:value="30" calcext:value-type="float">
            <text:p>30</text:p>
          </table:table-cell>
          <table:table-cell table:formula="of:=VLOOKUP([.C329];[IQ.C56:.D121];2)" office:value-type="string" office:string-value="䷝" calcext:value-type="string">
            <text:p>䷝</text:p>
          </table:table-cell>
          <table:table-cell table:formula="of:=IF([.C329]=0;&quot;Unknown Error Thrown&quot;;&quot; &quot;)" office:value-type="string" office:string-value=" " calcext:value-type="string">
            <text:p><text:s/></text:p>
          </table:table-cell>
          <table:table-cell table:formula="of:=VLOOKUP([.C329];[IQ.L94:.U158];3)" office:value-type="string" office:string-value="lí" calcext:value-type="string">
            <text:p>l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6 / N5</text:p>
          </table:table-cell>
          <table:table-cell/>
          <table:table-cell table:style-name="train_20_green_20_light" table:formula="of:=VLOOKUP([IQ.M13];[IQ.A24:.I31];[IQ.M12]+1)" office:value-type="float" office:value="64" calcext:value-type="float">
            <text:p>64</text:p>
          </table:table-cell>
          <table:table-cell table:formula="of:=VLOOKUP([.C330];[IQ.C56:.D121];2)" office:value-type="string" office:string-value="䷿" calcext:value-type="string">
            <text:p>䷿</text:p>
          </table:table-cell>
          <table:table-cell table:formula="of:=IF([.C330]=0;&quot;Unknown Error Thrown&quot;;&quot; &quot;)" office:value-type="string" office:string-value=" " calcext:value-type="string">
            <text:p><text:s/></text:p>
          </table:table-cell>
          <table:table-cell table:formula="of:=VLOOKUP([.C330];[IQ.L94:.U158];3)" office:value-type="string" office:string-value="wèi jì" calcext:value-type="string">
            <text:p>wèi j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6 / N4</text:p>
          </table:table-cell>
          <table:table-cell/>
          <table:table-cell table:style-name="train_20_green_20_light" table:formula="of:=VLOOKUP([IQ.M14];[IQ.A24:.I31];[IQ.M12]+1)" office:value-type="float" office:value="30" calcext:value-type="float">
            <text:p>30</text:p>
          </table:table-cell>
          <table:table-cell table:formula="of:=VLOOKUP([.C331];[IQ.C56:.D121];2)" office:value-type="string" office:string-value="䷝" calcext:value-type="string">
            <text:p>䷝</text:p>
          </table:table-cell>
          <table:table-cell table:formula="of:=IF([.C331]=0;&quot;Unknown Error Thrown&quot;;&quot; &quot;)" office:value-type="string" office:string-value=" " calcext:value-type="string">
            <text:p><text:s/></text:p>
          </table:table-cell>
          <table:table-cell table:formula="of:=VLOOKUP([.C331];[IQ.L94:.U158];3)" office:value-type="string" office:string-value="lí" calcext:value-type="string">
            <text:p>l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6 / N3</text:p>
          </table:table-cell>
          <table:table-cell/>
          <table:table-cell table:style-name="train_20_green_20_light" table:formula="of:=VLOOKUP([IQ.M15];[IQ.A24:.I31];[IQ.M12]+1)" office:value-type="float" office:value="38" calcext:value-type="float">
            <text:p>38</text:p>
          </table:table-cell>
          <table:table-cell table:formula="of:=VLOOKUP([.C332];[IQ.C56:.D121];2)" office:value-type="string" office:string-value="䷥" calcext:value-type="string">
            <text:p>䷥</text:p>
          </table:table-cell>
          <table:table-cell table:formula="of:=IF([.C332]=0;&quot;Unknown Error Thrown&quot;;&quot; &quot;)" office:value-type="string" office:string-value=" " calcext:value-type="string">
            <text:p><text:s/></text:p>
          </table:table-cell>
          <table:table-cell table:formula="of:=VLOOKUP([.C332];[IQ.L94:.U158];3)" office:value-type="string" office:string-value="kuí" calcext:value-type="string">
            <text:p>kuí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33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X6</text:p>
          </table:table-cell>
          <table:table-cell table:style-name="train_20_amber_20_light"/>
          <table:table-cell table:formula="of:=VLOOKUP([IQ.M16];[IQ.A24:.I31];[IQ.M12]+1)" office:value-type="float" office:value="56" calcext:value-type="float">
            <text:p>56</text:p>
          </table:table-cell>
          <table:table-cell table:style-name="ce16" table:formula="of:=VLOOKUP([.C334];[IQ.C56:.D121];2)" office:value-type="string" office:string-value="䷷" calcext:value-type="string">
            <text:p>䷷</text:p>
          </table:table-cell>
          <table:table-cell table:style-name="train_20_amber_20_light" table:formula="of:=IF([.C33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34];[IQ.L94:.U158];3)" office:value-type="string" office:string-value="lǚ" calcext:value-type="string">
            <text:p>lǚ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X5</text:p>
          </table:table-cell>
          <table:table-cell table:style-name="train_20_amber_20_light"/>
          <table:table-cell table:formula="of:=VLOOKUP([IQ.M17];[IQ.A24:.I31];[IQ.M12]+1)" office:value-type="float" office:value="35" calcext:value-type="float">
            <text:p>35</text:p>
          </table:table-cell>
          <table:table-cell table:style-name="ce16" table:formula="of:=VLOOKUP([.C335];[IQ.C56:.D121];2)" office:value-type="string" office:string-value="䷢" calcext:value-type="string">
            <text:p>䷢</text:p>
          </table:table-cell>
          <table:table-cell table:style-name="train_20_amber_20_light" table:formula="of:=IF([.C33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35];[IQ.L94:.U158];3)" office:value-type="string" office:string-value="jìn" calcext:value-type="string">
            <text:p>jì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X4</text:p>
          </table:table-cell>
          <table:table-cell table:style-name="train_20_amber_20_light"/>
          <table:table-cell table:formula="of:=VLOOKUP([IQ.M18];[IQ.A24:.I31];[IQ.M12]+1)" office:value-type="float" office:value="35" calcext:value-type="float">
            <text:p>35</text:p>
          </table:table-cell>
          <table:table-cell table:style-name="ce16" table:formula="of:=VLOOKUP([.C336];[IQ.C56:.D121];2)" office:value-type="string" office:string-value="䷢" calcext:value-type="string">
            <text:p>䷢</text:p>
          </table:table-cell>
          <table:table-cell table:style-name="train_20_amber_20_light" table:formula="of:=IF([.C33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36];[IQ.L94:.U158];3)" office:value-type="string" office:string-value="jìn" calcext:value-type="string">
            <text:p>jì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6 / X3</text:p>
          </table:table-cell>
          <table:table-cell table:style-name="train_20_amber_20_light"/>
          <table:table-cell table:formula="of:=VLOOKUP([IQ.M19];[IQ.A24:.I31];[IQ.M12]+1)" office:value-type="float" office:value="21" calcext:value-type="float">
            <text:p>21</text:p>
          </table:table-cell>
          <table:table-cell table:style-name="ce16" table:formula="of:=VLOOKUP([.C337];[IQ.C56:.D121];2)" office:value-type="string" office:string-value="䷔" calcext:value-type="string">
            <text:p>䷔</text:p>
          </table:table-cell>
          <table:table-cell table:style-name="train_20_amber_20_light" table:formula="of:=IF([.C33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37];[IQ.L94:.U158];3)" office:value-type="string" office:string-value="shì kè" calcext:value-type="string">
            <text:p>shì kè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38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N5 / M6</text:p>
          </table:table-cell>
          <table:table-cell/>
          <table:table-cell table:style-name="train_20_green_20_light" table:formula="of:=VLOOKUP([IQ.M8];[IQ.A24:.I31];[IQ.M13]+1)" office:value-type="float" office:value="48" calcext:value-type="float">
            <text:p>48</text:p>
          </table:table-cell>
          <table:table-cell table:formula="of:=VLOOKUP([.C339];[IQ.C56:.D121];2)" office:value-type="string" office:string-value="䷯" calcext:value-type="string">
            <text:p>䷯</text:p>
          </table:table-cell>
          <table:table-cell table:formula="of:=IF([.C339]=0;&quot;Unknown Error Thrown&quot;;&quot; &quot;)" office:value-type="string" office:string-value=" " calcext:value-type="string">
            <text:p><text:s/></text:p>
          </table:table-cell>
          <table:table-cell table:formula="of:=VLOOKUP([.C339];[IQ.L94:.U158];3)" office:value-type="string" office:string-value="jǐng" calcext:value-type="string">
            <text:p>j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M5</text:p>
          </table:table-cell>
          <table:table-cell/>
          <table:table-cell table:style-name="train_20_green_20_light" table:formula="of:=VLOOKUP([IQ.M9];[IQ.A24:.I31];[IQ.M13]+1)" office:value-type="float" office:value="39" calcext:value-type="float">
            <text:p>39</text:p>
          </table:table-cell>
          <table:table-cell table:formula="of:=VLOOKUP([.C340];[IQ.C56:.D121];2)" office:value-type="string" office:string-value="䷦" calcext:value-type="string">
            <text:p>䷦</text:p>
          </table:table-cell>
          <table:table-cell table:formula="of:=IF([.C340]=0;&quot;Unknown Error Thrown&quot;;&quot; &quot;)" office:value-type="string" office:string-value=" " calcext:value-type="string">
            <text:p><text:s/></text:p>
          </table:table-cell>
          <table:table-cell table:formula="of:=VLOOKUP([.C340];[IQ.L94:.U158];3)" office:value-type="string" office:string-value="jiǎn" calcext:value-type="string">
            <text:p>jiǎ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M4</text:p>
          </table:table-cell>
          <table:table-cell/>
          <table:table-cell table:style-name="train_20_green_20_light" table:formula="of:=VLOOKUP([IQ.M10];[IQ.A24:.I31];[IQ.M13]+1)" office:value-type="float" office:value="3" calcext:value-type="float">
            <text:p>3</text:p>
          </table:table-cell>
          <table:table-cell table:formula="of:=VLOOKUP([.C341];[IQ.C56:.D121];2)" office:value-type="string" office:string-value="䷂" calcext:value-type="string">
            <text:p>䷂</text:p>
          </table:table-cell>
          <table:table-cell table:formula="of:=IF([.C341]=0;&quot;Unknown Error Thrown&quot;;&quot; &quot;)" office:value-type="string" office:string-value=" " calcext:value-type="string">
            <text:p><text:s/></text:p>
          </table:table-cell>
          <table:table-cell table:formula="of:=VLOOKUP([.C341];[IQ.L94:.U158];3)" office:value-type="string" office:string-value="zhūn" calcext:value-type="string">
            <text:p>zhū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M3</text:p>
          </table:table-cell>
          <table:table-cell/>
          <table:table-cell table:style-name="train_20_green_20_light" table:formula="of:=VLOOKUP([IQ.M11];[IQ.A24:.I31];[IQ.M13]+1)" office:value-type="float" office:value="29" calcext:value-type="float">
            <text:p>29</text:p>
          </table:table-cell>
          <table:table-cell table:formula="of:=VLOOKUP([.C342];[IQ.C56:.D121];2)" office:value-type="string" office:string-value="䷜" calcext:value-type="string">
            <text:p>䷜</text:p>
          </table:table-cell>
          <table:table-cell table:formula="of:=IF([.C342]=0;&quot;Unknown Error Thrown&quot;;&quot; &quot;)" office:value-type="string" office:string-value=" " calcext:value-type="string">
            <text:p><text:s/></text:p>
          </table:table-cell>
          <table:table-cell table:formula="of:=VLOOKUP([.C342];[IQ.L94:.U158];3)" office:value-type="string" office:string-value="kǎn" calcext:value-type="string">
            <text:p>kǎ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43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5 / N6</text:p>
          </table:table-cell>
          <table:table-cell table:style-name="train_20_amber_20_light"/>
          <table:table-cell table:formula="of:=VLOOKUP([IQ.M12];[IQ.A24:.I31];[IQ.M13]+1)" office:value-type="float" office:value="63" calcext:value-type="float">
            <text:p>63</text:p>
          </table:table-cell>
          <table:table-cell table:style-name="ce16" table:formula="of:=VLOOKUP([.C344];[IQ.C56:.D121];2)" office:value-type="string" office:string-value="䷾" calcext:value-type="string">
            <text:p>䷾</text:p>
          </table:table-cell>
          <table:table-cell table:style-name="train_20_amber_20_light" table:formula="of:=IF([.C34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44];[IQ.L94:.U158];3)" office:value-type="string" office:string-value="jì jì" calcext:value-type="string">
            <text:p>jì j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5 / N5</text:p>
          </table:table-cell>
          <table:table-cell table:style-name="train_20_amber_20_light"/>
          <table:table-cell table:formula="of:=VLOOKUP([IQ.M13];[IQ.A24:.I31];[IQ.M13]+1)" office:value-type="float" office:value="29" calcext:value-type="float">
            <text:p>29</text:p>
          </table:table-cell>
          <table:table-cell table:style-name="ce16" table:formula="of:=VLOOKUP([.C345];[IQ.C56:.D121];2)" office:value-type="string" office:string-value="䷜" calcext:value-type="string">
            <text:p>䷜</text:p>
          </table:table-cell>
          <table:table-cell table:style-name="train_20_amber_20_light" table:formula="of:=IF([.C34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45];[IQ.L94:.U158];3)" office:value-type="string" office:string-value="kǎn" calcext:value-type="string">
            <text:p>kǎ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5 / N4</text:p>
          </table:table-cell>
          <table:table-cell table:style-name="train_20_amber_20_light"/>
          <table:table-cell table:formula="of:=VLOOKUP([IQ.M14];[IQ.A24:.I31];[IQ.M13]+1)" office:value-type="float" office:value="63" calcext:value-type="float">
            <text:p>63</text:p>
          </table:table-cell>
          <table:table-cell table:style-name="ce16" table:formula="of:=VLOOKUP([.C346];[IQ.C56:.D121];2)" office:value-type="string" office:string-value="䷾" calcext:value-type="string">
            <text:p>䷾</text:p>
          </table:table-cell>
          <table:table-cell table:style-name="train_20_amber_20_light" table:formula="of:=IF([.C34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46];[IQ.L94:.U158];3)" office:value-type="string" office:string-value="jì jì" calcext:value-type="string">
            <text:p>jì j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5 / N3</text:p>
          </table:table-cell>
          <table:table-cell table:style-name="train_20_amber_20_light"/>
          <table:table-cell table:formula="of:=VLOOKUP([IQ.M15];[IQ.A24:.I31];[IQ.M13]+1)" office:value-type="float" office:value="60" calcext:value-type="float">
            <text:p>60</text:p>
          </table:table-cell>
          <table:table-cell table:style-name="ce16" table:formula="of:=VLOOKUP([.C347];[IQ.C56:.D121];2)" office:value-type="string" office:string-value="䷻" calcext:value-type="string">
            <text:p>䷻</text:p>
          </table:table-cell>
          <table:table-cell table:style-name="train_20_amber_20_light" table:formula="of:=IF([.C34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47];[IQ.L94:.U158];3)" office:value-type="string" office:string-value="jié" calcext:value-type="string">
            <text:p>jié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48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N5 / X6</text:p>
          </table:table-cell>
          <table:table-cell/>
          <table:table-cell table:style-name="train_20_green_20_light" table:formula="of:=VLOOKUP([IQ.M16];[IQ.A24:.I31];[IQ.M13]+1)" office:value-type="float" office:value="39" calcext:value-type="float">
            <text:p>39</text:p>
          </table:table-cell>
          <table:table-cell table:formula="of:=VLOOKUP([.C349];[IQ.C56:.D121];2)" office:value-type="string" office:string-value="䷦" calcext:value-type="string">
            <text:p>䷦</text:p>
          </table:table-cell>
          <table:table-cell table:formula="of:=IF([.C349]=0;&quot;Unknown Error Thrown&quot;;&quot; &quot;)" office:value-type="string" office:string-value=" " calcext:value-type="string">
            <text:p><text:s/></text:p>
          </table:table-cell>
          <table:table-cell table:formula="of:=VLOOKUP([.C349];[IQ.L94:.U158];3)" office:value-type="string" office:string-value="jiǎn" calcext:value-type="string">
            <text:p>jiǎ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X5</text:p>
          </table:table-cell>
          <table:table-cell/>
          <table:table-cell table:style-name="train_20_green_20_light" table:formula="of:=VLOOKUP([IQ.M17];[IQ.A24:.I31];[IQ.M13]+1)" office:value-type="float" office:value="8" calcext:value-type="float">
            <text:p>8</text:p>
          </table:table-cell>
          <table:table-cell table:formula="of:=VLOOKUP([.C350];[IQ.C56:.D121];2)" office:value-type="string" office:string-value="䷇" calcext:value-type="string">
            <text:p>䷇</text:p>
          </table:table-cell>
          <table:table-cell table:formula="of:=IF([.C350]=0;&quot;Unknown Error Thrown&quot;;&quot; &quot;)" office:value-type="string" office:string-value=" " calcext:value-type="string">
            <text:p><text:s/></text:p>
          </table:table-cell>
          <table:table-cell table:formula="of:=VLOOKUP([.C350];[IQ.L94:.U158];3)" office:value-type="string" office:string-value="bǐ" calcext:value-type="string">
            <text:p>bǐ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X4</text:p>
          </table:table-cell>
          <table:table-cell/>
          <table:table-cell table:style-name="train_20_green_20_light" table:formula="of:=VLOOKUP([IQ.M18];[IQ.A24:.I31];[IQ.M13]+1)" office:value-type="float" office:value="8" calcext:value-type="float">
            <text:p>8</text:p>
          </table:table-cell>
          <table:table-cell table:formula="of:=VLOOKUP([.C351];[IQ.C56:.D121];2)" office:value-type="string" office:string-value="䷇" calcext:value-type="string">
            <text:p>䷇</text:p>
          </table:table-cell>
          <table:table-cell table:formula="of:=IF([.C351]=0;&quot;Unknown Error Thrown&quot;;&quot; &quot;)" office:value-type="string" office:string-value=" " calcext:value-type="string">
            <text:p><text:s/></text:p>
          </table:table-cell>
          <table:table-cell table:formula="of:=VLOOKUP([.C351];[IQ.L94:.U158];3)" office:value-type="string" office:string-value="bǐ" calcext:value-type="string">
            <text:p>bǐ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5 / X3</text:p>
          </table:table-cell>
          <table:table-cell/>
          <table:table-cell table:style-name="train_20_green_20_light" table:formula="of:=VLOOKUP([IQ.M19];[IQ.A24:.I31];[IQ.M13]+1)" office:value-type="float" office:value="3" calcext:value-type="float">
            <text:p>3</text:p>
          </table:table-cell>
          <table:table-cell table:formula="of:=VLOOKUP([.C352];[IQ.C56:.D121];2)" office:value-type="string" office:string-value="䷂" calcext:value-type="string">
            <text:p>䷂</text:p>
          </table:table-cell>
          <table:table-cell table:formula="of:=IF([.C352]=0;&quot;Unknown Error Thrown&quot;;&quot; &quot;)" office:value-type="string" office:string-value=" " calcext:value-type="string">
            <text:p><text:s/></text:p>
          </table:table-cell>
          <table:table-cell table:formula="of:=VLOOKUP([.C352];[IQ.L94:.U158];3)" office:value-type="string" office:string-value="zhūn" calcext:value-type="string">
            <text:p>zhū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53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 M6</text:p>
          </table:table-cell>
          <table:table-cell table:style-name="train_20_amber_20_light"/>
          <table:table-cell table:formula="of:=VLOOKUP([IQ.M8];[IQ.A24:.I31];[IQ.M14]+1)" office:value-type="float" office:value="50" calcext:value-type="float">
            <text:p>50</text:p>
          </table:table-cell>
          <table:table-cell table:style-name="ce16" table:formula="of:=VLOOKUP([.C354];[IQ.C56:.D121];2)" office:value-type="string" office:string-value="䷱" calcext:value-type="string">
            <text:p>䷱</text:p>
          </table:table-cell>
          <table:table-cell table:style-name="train_20_amber_20_light" table:formula="of:=IF([.C35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54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 M5</text:p>
          </table:table-cell>
          <table:table-cell table:style-name="train_20_amber_20_light"/>
          <table:table-cell table:formula="of:=VLOOKUP([IQ.M9];[IQ.A24:.I31];[IQ.M14]+1)" office:value-type="float" office:value="56" calcext:value-type="float">
            <text:p>56</text:p>
          </table:table-cell>
          <table:table-cell table:style-name="ce16" table:formula="of:=VLOOKUP([.C355];[IQ.C56:.D121];2)" office:value-type="string" office:string-value="䷷" calcext:value-type="string">
            <text:p>䷷</text:p>
          </table:table-cell>
          <table:table-cell table:style-name="train_20_amber_20_light" table:formula="of:=IF([.C35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55];[IQ.L94:.U158];3)" office:value-type="string" office:string-value="lǚ" calcext:value-type="string">
            <text:p>lǚ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 M4</text:p>
          </table:table-cell>
          <table:table-cell table:style-name="train_20_amber_20_light"/>
          <table:table-cell table:formula="of:=VLOOKUP([IQ.M10];[IQ.A24:.I31];[IQ.M14]+1)" office:value-type="float" office:value="21" calcext:value-type="float">
            <text:p>21</text:p>
          </table:table-cell>
          <table:table-cell table:style-name="ce16" table:formula="of:=VLOOKUP([.C356];[IQ.C56:.D121];2)" office:value-type="string" office:string-value="䷔" calcext:value-type="string">
            <text:p>䷔</text:p>
          </table:table-cell>
          <table:table-cell table:style-name="train_20_amber_20_light" table:formula="of:=IF([.C35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56];[IQ.L94:.U158];3)" office:value-type="string" office:string-value="shì kè" calcext:value-type="string">
            <text:p>shì kè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 M3</text:p>
          </table:table-cell>
          <table:table-cell table:style-name="train_20_amber_20_light"/>
          <table:table-cell table:formula="of:=VLOOKUP([IQ.M11];[IQ.A24:.I31];[IQ.M14]+1)" office:value-type="float" office:value="64" calcext:value-type="float">
            <text:p>64</text:p>
          </table:table-cell>
          <table:table-cell table:style-name="ce16" table:formula="of:=VLOOKUP([.C357];[IQ.C56:.D121];2)" office:value-type="string" office:string-value="䷿" calcext:value-type="string">
            <text:p>䷿</text:p>
          </table:table-cell>
          <table:table-cell table:style-name="train_20_amber_20_light" table:formula="of:=IF([.C35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57];[IQ.L94:.U158];3)" office:value-type="string" office:string-value="wèi jì" calcext:value-type="string">
            <text:p>wèi j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58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N4 / N6</text:p>
          </table:table-cell>
          <table:table-cell/>
          <table:table-cell table:style-name="train_20_green_20_light" table:formula="of:=VLOOKUP([IQ.M12];[IQ.A24:.I31];[IQ.M14]+1)" office:value-type="float" office:value="30" calcext:value-type="float">
            <text:p>30</text:p>
          </table:table-cell>
          <table:table-cell table:formula="of:=VLOOKUP([.C359];[IQ.C56:.D121];2)" office:value-type="string" office:string-value="䷝" calcext:value-type="string">
            <text:p>䷝</text:p>
          </table:table-cell>
          <table:table-cell table:formula="of:=IF([.C359]=0;&quot;Unknown Error Thrown&quot;;&quot; &quot;)" office:value-type="string" office:string-value=" " calcext:value-type="string">
            <text:p><text:s/></text:p>
          </table:table-cell>
          <table:table-cell table:formula="of:=VLOOKUP([.C359];[IQ.L94:.U158];3)" office:value-type="string" office:string-value="lí" calcext:value-type="string">
            <text:p>l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4 / N5</text:p>
          </table:table-cell>
          <table:table-cell/>
          <table:table-cell table:style-name="train_20_green_20_light" table:formula="of:=VLOOKUP([IQ.M13];[IQ.A24:.I31];[IQ.M14]+1)" office:value-type="float" office:value="64" calcext:value-type="float">
            <text:p>64</text:p>
          </table:table-cell>
          <table:table-cell table:formula="of:=VLOOKUP([.C360];[IQ.C56:.D121];2)" office:value-type="string" office:string-value="䷿" calcext:value-type="string">
            <text:p>䷿</text:p>
          </table:table-cell>
          <table:table-cell table:formula="of:=IF([.C360]=0;&quot;Unknown Error Thrown&quot;;&quot; &quot;)" office:value-type="string" office:string-value=" " calcext:value-type="string">
            <text:p><text:s/></text:p>
          </table:table-cell>
          <table:table-cell table:formula="of:=VLOOKUP([.C360];[IQ.L94:.U158];3)" office:value-type="string" office:string-value="wèi jì" calcext:value-type="string">
            <text:p>wèi j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4 / N4</text:p>
          </table:table-cell>
          <table:table-cell/>
          <table:table-cell table:style-name="train_20_green_20_light" table:formula="of:=VLOOKUP([IQ.M14];[IQ.A24:.I31];[IQ.M14]+1)" office:value-type="float" office:value="30" calcext:value-type="float">
            <text:p>30</text:p>
          </table:table-cell>
          <table:table-cell table:formula="of:=VLOOKUP([.C361];[IQ.C56:.D121];2)" office:value-type="string" office:string-value="䷝" calcext:value-type="string">
            <text:p>䷝</text:p>
          </table:table-cell>
          <table:table-cell table:formula="of:=IF([.C361]=0;&quot;Unknown Error Thrown&quot;;&quot; &quot;)" office:value-type="string" office:string-value=" " calcext:value-type="string">
            <text:p><text:s/></text:p>
          </table:table-cell>
          <table:table-cell table:formula="of:=VLOOKUP([.C361];[IQ.L94:.U158];3)" office:value-type="string" office:string-value="lí" calcext:value-type="string">
            <text:p>l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4 / N3</text:p>
          </table:table-cell>
          <table:table-cell/>
          <table:table-cell table:style-name="train_20_green_20_light" table:formula="of:=VLOOKUP([IQ.M15];[IQ.A24:.I31];[IQ.M14]+1)" office:value-type="float" office:value="38" calcext:value-type="float">
            <text:p>38</text:p>
          </table:table-cell>
          <table:table-cell table:formula="of:=VLOOKUP([.C362];[IQ.C56:.D121];2)" office:value-type="string" office:string-value="䷥" calcext:value-type="string">
            <text:p>䷥</text:p>
          </table:table-cell>
          <table:table-cell table:formula="of:=IF([.C362]=0;&quot;Unknown Error Thrown&quot;;&quot; &quot;)" office:value-type="string" office:string-value=" " calcext:value-type="string">
            <text:p><text:s/></text:p>
          </table:table-cell>
          <table:table-cell table:formula="of:=VLOOKUP([.C362];[IQ.L94:.U158];3)" office:value-type="string" office:string-value="kuí" calcext:value-type="string">
            <text:p>kuí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63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 X6</text:p>
          </table:table-cell>
          <table:table-cell table:style-name="train_20_amber_20_light"/>
          <table:table-cell table:formula="of:=VLOOKUP([IQ.M16];[IQ.A24:.I31];[IQ.M14]+1)" office:value-type="float" office:value="56" calcext:value-type="float">
            <text:p>56</text:p>
          </table:table-cell>
          <table:table-cell table:style-name="ce16" table:formula="of:=VLOOKUP([.C364];[IQ.C56:.D121];2)" office:value-type="string" office:string-value="䷷" calcext:value-type="string">
            <text:p>䷷</text:p>
          </table:table-cell>
          <table:table-cell table:style-name="train_20_amber_20_light" table:formula="of:=IF([.C36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64];[IQ.L94:.U158];3)" office:value-type="string" office:string-value="lǚ" calcext:value-type="string">
            <text:p>lǚ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 X5</text:p>
          </table:table-cell>
          <table:table-cell table:style-name="train_20_amber_20_light"/>
          <table:table-cell table:formula="of:=VLOOKUP([IQ.M17];[IQ.A24:.I31];[IQ.M14]+1)" office:value-type="float" office:value="35" calcext:value-type="float">
            <text:p>35</text:p>
          </table:table-cell>
          <table:table-cell table:style-name="ce16" table:formula="of:=VLOOKUP([.C365];[IQ.C56:.D121];2)" office:value-type="string" office:string-value="䷢" calcext:value-type="string">
            <text:p>䷢</text:p>
          </table:table-cell>
          <table:table-cell table:style-name="train_20_amber_20_light" table:formula="of:=IF([.C36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65];[IQ.L94:.U158];3)" office:value-type="string" office:string-value="jìn" calcext:value-type="string">
            <text:p>jì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 X4</text:p>
          </table:table-cell>
          <table:table-cell table:style-name="train_20_amber_20_light"/>
          <table:table-cell table:formula="of:=VLOOKUP([IQ.M18];[IQ.A24:.I31];[IQ.M14]+1)" office:value-type="float" office:value="35" calcext:value-type="float">
            <text:p>35</text:p>
          </table:table-cell>
          <table:table-cell table:style-name="ce16" table:formula="of:=VLOOKUP([.C366];[IQ.C56:.D121];2)" office:value-type="string" office:string-value="䷢" calcext:value-type="string">
            <text:p>䷢</text:p>
          </table:table-cell>
          <table:table-cell table:style-name="train_20_amber_20_light" table:formula="of:=IF([.C36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66];[IQ.L94:.U158];3)" office:value-type="string" office:string-value="jìn" calcext:value-type="string">
            <text:p>jì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4 / X3</text:p>
          </table:table-cell>
          <table:table-cell table:style-name="train_20_amber_20_light"/>
          <table:table-cell table:formula="of:=VLOOKUP([IQ.M19];[IQ.A24:.I31];[IQ.M14]+1)" office:value-type="float" office:value="21" calcext:value-type="float">
            <text:p>21</text:p>
          </table:table-cell>
          <table:table-cell table:style-name="ce16" table:formula="of:=VLOOKUP([.C367];[IQ.C56:.D121];2)" office:value-type="string" office:string-value="䷔" calcext:value-type="string">
            <text:p>䷔</text:p>
          </table:table-cell>
          <table:table-cell table:style-name="train_20_amber_20_light" table:formula="of:=IF([.C36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67];[IQ.L94:.U158];3)" office:value-type="string" office:string-value="shì kè" calcext:value-type="string">
            <text:p>shì kè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68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N3 / M6</text:p>
          </table:table-cell>
          <table:table-cell/>
          <table:table-cell table:style-name="train_20_green_20_light" table:formula="of:=VLOOKUP([IQ.M8];[IQ.A24:.I31];[IQ.M15]+1)" office:value-type="float" office:value="28" calcext:value-type="float">
            <text:p>28</text:p>
          </table:table-cell>
          <table:table-cell table:formula="of:=VLOOKUP([.C369];[IQ.C56:.D121];2)" office:value-type="string" office:string-value="䷛" calcext:value-type="string">
            <text:p>䷛</text:p>
          </table:table-cell>
          <table:table-cell table:formula="of:=IF([.C369]=0;&quot;Unknown Error Thrown&quot;;&quot; &quot;)" office:value-type="string" office:string-value=" " calcext:value-type="string">
            <text:p><text:s/></text:p>
          </table:table-cell>
          <table:table-cell table:formula="of:=VLOOKUP([.C369];[IQ.L94:.U158];3)" office:value-type="string" office:string-value="dà guò" calcext:value-type="string">
            <text:p>dà guò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 M5</text:p>
          </table:table-cell>
          <table:table-cell/>
          <table:table-cell table:style-name="train_20_green_20_light" table:formula="of:=VLOOKUP([IQ.M9];[IQ.A24:.I31];[IQ.M15]+1)" office:value-type="float" office:value="31" calcext:value-type="float">
            <text:p>31</text:p>
          </table:table-cell>
          <table:table-cell table:formula="of:=VLOOKUP([.C370];[IQ.C56:.D121];2)" office:value-type="string" office:string-value="䷞" calcext:value-type="string">
            <text:p>䷞</text:p>
          </table:table-cell>
          <table:table-cell table:formula="of:=IF([.C370]=0;&quot;Unknown Error Thrown&quot;;&quot; &quot;)" office:value-type="string" office:string-value=" " calcext:value-type="string">
            <text:p><text:s/></text:p>
          </table:table-cell>
          <table:table-cell table:formula="of:=VLOOKUP([.C370];[IQ.L94:.U158];3)" office:value-type="string" office:string-value="xián" calcext:value-type="string">
            <text:p>xiá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 M4</text:p>
          </table:table-cell>
          <table:table-cell/>
          <table:table-cell table:style-name="train_20_green_20_light" table:formula="of:=VLOOKUP([IQ.M10];[IQ.A24:.I31];[IQ.M15]+1)" office:value-type="float" office:value="17" calcext:value-type="float">
            <text:p>17</text:p>
          </table:table-cell>
          <table:table-cell table:formula="of:=VLOOKUP([.C371];[IQ.C56:.D121];2)" office:value-type="string" office:string-value="䷐" calcext:value-type="string">
            <text:p>䷐</text:p>
          </table:table-cell>
          <table:table-cell table:formula="of:=IF([.C371]=0;&quot;Unknown Error Thrown&quot;;&quot; &quot;)" office:value-type="string" office:string-value=" " calcext:value-type="string">
            <text:p><text:s/></text:p>
          </table:table-cell>
          <table:table-cell table:formula="of:=VLOOKUP([.C371];[IQ.L94:.U158];3)" office:value-type="string" office:string-value="suí" calcext:value-type="string">
            <text:p>su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 M3</text:p>
          </table:table-cell>
          <table:table-cell/>
          <table:table-cell table:style-name="train_20_green_20_light" table:formula="of:=VLOOKUP([IQ.M11];[IQ.A24:.I31];[IQ.M15]+1)" office:value-type="float" office:value="47" calcext:value-type="float">
            <text:p>47</text:p>
          </table:table-cell>
          <table:table-cell table:formula="of:=VLOOKUP([.C372];[IQ.C56:.D121];2)" office:value-type="string" office:string-value="䷮" calcext:value-type="string">
            <text:p>䷮</text:p>
          </table:table-cell>
          <table:table-cell table:formula="of:=IF([.C372]=0;&quot;Unknown Error Thrown&quot;;&quot; &quot;)" office:value-type="string" office:string-value=" " calcext:value-type="string">
            <text:p><text:s/></text:p>
          </table:table-cell>
          <table:table-cell table:formula="of:=VLOOKUP([.C372];[IQ.L94:.U158];3)" office:value-type="string" office:string-value="kùn" calcext:value-type="string">
            <text:p>kù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73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3 / N6</text:p>
          </table:table-cell>
          <table:table-cell table:style-name="train_20_amber_20_light"/>
          <table:table-cell table:formula="of:=VLOOKUP([IQ.M12];[IQ.A24:.I31];[IQ.M15]+1)" office:value-type="float" office:value="49" calcext:value-type="float">
            <text:p>49</text:p>
          </table:table-cell>
          <table:table-cell table:style-name="ce16" table:formula="of:=VLOOKUP([.C374];[IQ.C56:.D121];2)" office:value-type="string" office:string-value="䷰" calcext:value-type="string">
            <text:p>䷰</text:p>
          </table:table-cell>
          <table:table-cell table:style-name="train_20_amber_20_light" table:formula="of:=IF([.C37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74];[IQ.L94:.U158];3)" office:value-type="string" office:string-value="gé" calcext:value-type="string">
            <text:p>gé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3 / N5</text:p>
          </table:table-cell>
          <table:table-cell table:style-name="train_20_amber_20_light"/>
          <table:table-cell table:formula="of:=VLOOKUP([IQ.M13];[IQ.A24:.I31];[IQ.M15]+1)" office:value-type="float" office:value="47" calcext:value-type="float">
            <text:p>47</text:p>
          </table:table-cell>
          <table:table-cell table:style-name="ce16" table:formula="of:=VLOOKUP([.C375];[IQ.C56:.D121];2)" office:value-type="string" office:string-value="䷮" calcext:value-type="string">
            <text:p>䷮</text:p>
          </table:table-cell>
          <table:table-cell table:style-name="train_20_amber_20_light" table:formula="of:=IF([.C37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75];[IQ.L94:.U158];3)" office:value-type="string" office:string-value="kùn" calcext:value-type="string">
            <text:p>k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3 / N4</text:p>
          </table:table-cell>
          <table:table-cell table:style-name="train_20_amber_20_light"/>
          <table:table-cell table:formula="of:=VLOOKUP([IQ.M14];[IQ.A24:.I31];[IQ.M15]+1)" office:value-type="float" office:value="49" calcext:value-type="float">
            <text:p>49</text:p>
          </table:table-cell>
          <table:table-cell table:style-name="ce16" table:formula="of:=VLOOKUP([.C376];[IQ.C56:.D121];2)" office:value-type="string" office:string-value="䷰" calcext:value-type="string">
            <text:p>䷰</text:p>
          </table:table-cell>
          <table:table-cell table:style-name="train_20_amber_20_light" table:formula="of:=IF([.C37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76];[IQ.L94:.U158];3)" office:value-type="string" office:string-value="gé" calcext:value-type="string">
            <text:p>gé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N3 / N3</text:p>
          </table:table-cell>
          <table:table-cell table:style-name="train_20_amber_20_light"/>
          <table:table-cell table:formula="of:=VLOOKUP([IQ.M15];[IQ.A24:.I31];[IQ.M15]+1)" office:value-type="float" office:value="58" calcext:value-type="float">
            <text:p>58</text:p>
          </table:table-cell>
          <table:table-cell table:style-name="ce16" table:formula="of:=VLOOKUP([.C377];[IQ.C56:.D121];2)" office:value-type="string" office:string-value="䷹" calcext:value-type="string">
            <text:p>䷹</text:p>
          </table:table-cell>
          <table:table-cell table:style-name="train_20_amber_20_light" table:formula="of:=IF([.C37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77];[IQ.L94:.U158];3)" office:value-type="string" office:string-value="duì" calcext:value-type="string">
            <text:p>du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78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N3 / X6</text:p>
          </table:table-cell>
          <table:table-cell/>
          <table:table-cell table:style-name="train_20_green_20_light" table:formula="of:=VLOOKUP([IQ.M16];[IQ.A24:.I31];[IQ.M15]+1)" office:value-type="float" office:value="31" calcext:value-type="float">
            <text:p>31</text:p>
          </table:table-cell>
          <table:table-cell table:formula="of:=VLOOKUP([.C379];[IQ.C56:.D121];2)" office:value-type="string" office:string-value="䷞" calcext:value-type="string">
            <text:p>䷞</text:p>
          </table:table-cell>
          <table:table-cell table:formula="of:=IF([.C379]=0;&quot;Unknown Error Thrown&quot;;&quot; &quot;)" office:value-type="string" office:string-value=" " calcext:value-type="string">
            <text:p><text:s/></text:p>
          </table:table-cell>
          <table:table-cell table:formula="of:=VLOOKUP([.C379];[IQ.L94:.U158];3)" office:value-type="string" office:string-value="xián" calcext:value-type="string">
            <text:p>xiá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 X5</text:p>
          </table:table-cell>
          <table:table-cell/>
          <table:table-cell table:style-name="train_20_green_20_light" table:formula="of:=VLOOKUP([IQ.M17];[IQ.A24:.I31];[IQ.M15]+1)" office:value-type="float" office:value="45" calcext:value-type="float">
            <text:p>45</text:p>
          </table:table-cell>
          <table:table-cell table:formula="of:=VLOOKUP([.C380];[IQ.C56:.D121];2)" office:value-type="string" office:string-value="䷬" calcext:value-type="string">
            <text:p>䷬</text:p>
          </table:table-cell>
          <table:table-cell table:formula="of:=IF([.C380]=0;&quot;Unknown Error Thrown&quot;;&quot; &quot;)" office:value-type="string" office:string-value=" " calcext:value-type="string">
            <text:p><text:s/></text:p>
          </table:table-cell>
          <table:table-cell table:formula="of:=VLOOKUP([.C380];[IQ.L94:.U158];3)" office:value-type="string" office:string-value="cuì" calcext:value-type="string">
            <text:p>cu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 X4</text:p>
          </table:table-cell>
          <table:table-cell/>
          <table:table-cell table:style-name="train_20_green_20_light" table:formula="of:=VLOOKUP([IQ.M18];[IQ.A24:.I31];[IQ.M15]+1)" office:value-type="float" office:value="45" calcext:value-type="float">
            <text:p>45</text:p>
          </table:table-cell>
          <table:table-cell table:formula="of:=VLOOKUP([.C381];[IQ.C56:.D121];2)" office:value-type="string" office:string-value="䷬" calcext:value-type="string">
            <text:p>䷬</text:p>
          </table:table-cell>
          <table:table-cell table:formula="of:=IF([.C381]=0;&quot;Unknown Error Thrown&quot;;&quot; &quot;)" office:value-type="string" office:string-value=" " calcext:value-type="string">
            <text:p><text:s/></text:p>
          </table:table-cell>
          <table:table-cell table:formula="of:=VLOOKUP([.C381];[IQ.L94:.U158];3)" office:value-type="string" office:string-value="cuì" calcext:value-type="string">
            <text:p>cu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N3 / X3</text:p>
          </table:table-cell>
          <table:table-cell/>
          <table:table-cell table:style-name="train_20_green_20_light" table:formula="of:=VLOOKUP([IQ.M19];[IQ.A24:.I31];[IQ.M15]+1)" office:value-type="float" office:value="17" calcext:value-type="float">
            <text:p>17</text:p>
          </table:table-cell>
          <table:table-cell table:formula="of:=VLOOKUP([.C382];[IQ.C56:.D121];2)" office:value-type="string" office:string-value="䷐" calcext:value-type="string">
            <text:p>䷐</text:p>
          </table:table-cell>
          <table:table-cell table:formula="of:=IF([.C382]=0;&quot;Unknown Error Thrown&quot;;&quot; &quot;)" office:value-type="string" office:string-value=" " calcext:value-type="string">
            <text:p><text:s/></text:p>
          </table:table-cell>
          <table:table-cell table:formula="of:=VLOOKUP([.C382];[IQ.L94:.U158];3)" office:value-type="string" office:string-value="suí" calcext:value-type="string">
            <text:p>suí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Default" table:number-columns-repeated="2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P6</text:p>
          </table:table-cell>
          <table:table-cell table:style-name="train_20_amber_20_light"/>
          <table:table-cell table:formula="of:=VLOOKUP([IQ.M4];[IQ.A24:.I31];[IQ.M16]+1)" office:value-type="float" office:value="18" calcext:value-type="float">
            <text:p>18</text:p>
          </table:table-cell>
          <table:table-cell table:style-name="ce16" table:formula="of:=VLOOKUP([.C384];[IQ.C56:.D121];2)" office:value-type="string" office:string-value="䷑" calcext:value-type="string">
            <text:p>䷑</text:p>
          </table:table-cell>
          <table:table-cell table:style-name="train_20_amber_20_light" table:formula="of:=IF([.C38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84];[IQ.L94:.U158];3)" office:value-type="string" office:string-value="gŭ" calcext:value-type="string">
            <text:p>g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P5</text:p>
          </table:table-cell>
          <table:table-cell table:style-name="train_20_amber_20_light"/>
          <table:table-cell table:formula="of:=VLOOKUP([IQ.M5];[IQ.A24:.I31];[IQ.M16]+1)" office:value-type="float" office:value="22" calcext:value-type="float">
            <text:p>22</text:p>
          </table:table-cell>
          <table:table-cell table:style-name="ce16" table:formula="of:=VLOOKUP([.C385];[IQ.C56:.D121];2)" office:value-type="string" office:string-value="䷕" calcext:value-type="string">
            <text:p>䷕</text:p>
          </table:table-cell>
          <table:table-cell table:style-name="train_20_amber_20_light" table:formula="of:=IF([.C38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85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P4</text:p>
          </table:table-cell>
          <table:table-cell table:style-name="train_20_amber_20_light"/>
          <table:table-cell table:formula="of:=VLOOKUP([IQ.M6];[IQ.A24:.I31];[IQ.M16]+1)" office:value-type="float" office:value="41" calcext:value-type="float">
            <text:p>41</text:p>
          </table:table-cell>
          <table:table-cell table:style-name="ce16" table:formula="of:=VLOOKUP([.C386];[IQ.C56:.D121];2)" office:value-type="string" office:string-value="䷨" calcext:value-type="string">
            <text:p>䷨</text:p>
          </table:table-cell>
          <table:table-cell table:style-name="train_20_amber_20_light" table:formula="of:=IF([.C38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86];[IQ.L94:.U158];3)" office:value-type="string" office:string-value="sǔn" calcext:value-type="string">
            <text:p>sǔ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P3</text:p>
          </table:table-cell>
          <table:table-cell table:style-name="train_20_amber_20_light"/>
          <table:table-cell table:formula="of:=VLOOKUP([IQ.M7];[IQ.A24:.I31];[IQ.M16]+1)" office:value-type="float" office:value="18" calcext:value-type="float">
            <text:p>18</text:p>
          </table:table-cell>
          <table:table-cell table:style-name="ce16" table:formula="of:=VLOOKUP([.C387];[IQ.C56:.D121];2)" office:value-type="string" office:string-value="䷑" calcext:value-type="string">
            <text:p>䷑</text:p>
          </table:table-cell>
          <table:table-cell table:style-name="train_20_amber_20_light" table:formula="of:=IF([.C38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87];[IQ.L94:.U158];3)" office:value-type="string" office:string-value="gŭ" calcext:value-type="string">
            <text:p>g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I1</text:p>
          </table:table-cell>
          <table:table-cell table:style-name="train_20_amber_20_light"/>
          <table:table-cell table:formula="of:=VLOOKUP([IQ.M20];[IQ.A24:.I31];[IQ.M16]+1)" office:value-type="float" office:value="18" calcext:value-type="float">
            <text:p>18</text:p>
          </table:table-cell>
          <table:table-cell table:style-name="ce16" table:formula="of:=VLOOKUP([.C388];[IQ.C56:.D121];2)" office:value-type="string" office:string-value="䷑" calcext:value-type="string">
            <text:p>䷑</text:p>
          </table:table-cell>
          <table:table-cell table:style-name="train_20_amber_20_light" table:formula="of:=IF([.C38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88];[IQ.L94:.U158];3)" office:value-type="string" office:string-value="gŭ" calcext:value-type="string">
            <text:p>g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I2</text:p>
          </table:table-cell>
          <table:table-cell table:style-name="train_20_amber_20_light"/>
          <table:table-cell table:formula="of:=VLOOKUP([IQ.M21];[IQ.A24:.I31];[IQ.M16]+1)" office:value-type="float" office:value="22" calcext:value-type="float">
            <text:p>22</text:p>
          </table:table-cell>
          <table:table-cell table:style-name="ce16" table:formula="of:=VLOOKUP([.C389];[IQ.C56:.D121];2)" office:value-type="string" office:string-value="䷕" calcext:value-type="string">
            <text:p>䷕</text:p>
          </table:table-cell>
          <table:table-cell table:style-name="train_20_amber_20_light" table:formula="of:=IF([.C38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89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G</text:p>
          </table:table-cell>
          <table:table-cell table:style-name="train_20_amber_20_light"/>
          <table:table-cell table:formula="of:=VLOOKUP([IQ.M22];[IQ.A24:.I31];[IQ.M16]+1)" office:value-type="float" office:value="52" calcext:value-type="float">
            <text:p>52</text:p>
          </table:table-cell>
          <table:table-cell table:style-name="ce16" table:formula="of:=VLOOKUP([.C390];[IQ.C56:.D121];2)" office:value-type="string" office:string-value="䷳" calcext:value-type="string">
            <text:p>䷳</text:p>
          </table:table-cell>
          <table:table-cell table:style-name="train_20_amber_20_light" table:formula="of:=IF([.C39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390];[IQ.L94:.U158];3)" office:value-type="string" office:string-value="gèn" calcext:value-type="string">
            <text:p>gè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91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X5 / P6</text:p>
          </table:table-cell>
          <table:table-cell/>
          <table:table-cell table:style-name="train_20_green_20_light" table:formula="of:=VLOOKUP([IQ.M4];[IQ.A24:.I31];[IQ.M17]+1)" office:value-type="float" office:value="46" calcext:value-type="float">
            <text:p>46</text:p>
          </table:table-cell>
          <table:table-cell table:formula="of:=VLOOKUP([.C392];[IQ.C56:.D121];2)" office:value-type="string" office:string-value="䷭" calcext:value-type="string">
            <text:p>䷭</text:p>
          </table:table-cell>
          <table:table-cell table:formula="of:=IF([.C392]=0;&quot;Unknown Error Thrown&quot;;&quot; &quot;)" office:value-type="string" office:string-value=" " calcext:value-type="string">
            <text:p><text:s/></text:p>
          </table:table-cell>
          <table:table-cell table:formula="of:=VLOOKUP([.C392];[IQ.L94:.U158];3)" office:value-type="string" office:string-value="shēng  " calcext:value-type="string">
            <text:p>shēng <text:s/>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P5</text:p>
          </table:table-cell>
          <table:table-cell/>
          <table:table-cell table:style-name="train_20_green_20_light" table:formula="of:=VLOOKUP([IQ.M5];[IQ.A24:.I31];[IQ.M17]+1)" office:value-type="float" office:value="36" calcext:value-type="float">
            <text:p>36</text:p>
          </table:table-cell>
          <table:table-cell table:formula="of:=VLOOKUP([.C393];[IQ.C56:.D121];2)" office:value-type="string" office:string-value="䷣" calcext:value-type="string">
            <text:p>䷣</text:p>
          </table:table-cell>
          <table:table-cell table:formula="of:=IF([.C393]=0;&quot;Unknown Error Thrown&quot;;&quot; &quot;)" office:value-type="string" office:string-value=" " calcext:value-type="string">
            <text:p><text:s/></text:p>
          </table:table-cell>
          <table:table-cell table:formula="of:=VLOOKUP([.C393];[IQ.L94:.U158];3)" office:value-type="string" office:string-value="míng yí" calcext:value-type="string">
            <text:p>míng y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P4</text:p>
          </table:table-cell>
          <table:table-cell/>
          <table:table-cell table:style-name="train_20_green_20_light" table:formula="of:=VLOOKUP([IQ.M6];[IQ.A24:.I31];[IQ.M17]+1)" office:value-type="float" office:value="19" calcext:value-type="float">
            <text:p>19</text:p>
          </table:table-cell>
          <table:table-cell table:formula="of:=VLOOKUP([.C394];[IQ.C56:.D121];2)" office:value-type="string" office:string-value="䷒" calcext:value-type="string">
            <text:p>䷒</text:p>
          </table:table-cell>
          <table:table-cell table:formula="of:=IF([.C394]=0;&quot;Unknown Error Thrown&quot;;&quot; &quot;)" office:value-type="string" office:string-value=" " calcext:value-type="string">
            <text:p><text:s/></text:p>
          </table:table-cell>
          <table:table-cell table:formula="of:=VLOOKUP([.C394];[IQ.L94:.U158];3)" office:value-type="string" office:string-value="lín" calcext:value-type="string">
            <text:p>lí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P3</text:p>
          </table:table-cell>
          <table:table-cell/>
          <table:table-cell table:style-name="train_20_green_20_light" table:formula="of:=VLOOKUP([IQ.M7];[IQ.A24:.I31];[IQ.M17]+1)" office:value-type="float" office:value="46" calcext:value-type="float">
            <text:p>46</text:p>
          </table:table-cell>
          <table:table-cell table:formula="of:=VLOOKUP([.C395];[IQ.C56:.D121];2)" office:value-type="string" office:string-value="䷭" calcext:value-type="string">
            <text:p>䷭</text:p>
          </table:table-cell>
          <table:table-cell table:formula="of:=IF([.C395]=0;&quot;Unknown Error Thrown&quot;;&quot; &quot;)" office:value-type="string" office:string-value=" " calcext:value-type="string">
            <text:p><text:s/></text:p>
          </table:table-cell>
          <table:table-cell table:formula="of:=VLOOKUP([.C395];[IQ.L94:.U158];3)" office:value-type="string" office:string-value="shēng  " calcext:value-type="string">
            <text:p>shēng <text:s/>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I1</text:p>
          </table:table-cell>
          <table:table-cell/>
          <table:table-cell table:style-name="train_20_green_20_light" table:formula="of:=VLOOKUP([IQ.M20];[IQ.A24:.I31];[IQ.M17]+1)" office:value-type="float" office:value="46" calcext:value-type="float">
            <text:p>46</text:p>
          </table:table-cell>
          <table:table-cell table:formula="of:=VLOOKUP([.C396];[IQ.C56:.D121];2)" office:value-type="string" office:string-value="䷭" calcext:value-type="string">
            <text:p>䷭</text:p>
          </table:table-cell>
          <table:table-cell table:formula="of:=IF([.C396]=0;&quot;Unknown Error Thrown&quot;;&quot; &quot;)" office:value-type="string" office:string-value=" " calcext:value-type="string">
            <text:p><text:s/></text:p>
          </table:table-cell>
          <table:table-cell table:formula="of:=VLOOKUP([.C396];[IQ.L94:.U158];3)" office:value-type="string" office:string-value="shēng  " calcext:value-type="string">
            <text:p>shēng <text:s/>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I2</text:p>
          </table:table-cell>
          <table:table-cell/>
          <table:table-cell table:style-name="train_20_green_20_light" table:formula="of:=VLOOKUP([IQ.M21];[IQ.A24:.I31];[IQ.M17]+1)" office:value-type="float" office:value="36" calcext:value-type="float">
            <text:p>36</text:p>
          </table:table-cell>
          <table:table-cell table:formula="of:=VLOOKUP([.C397];[IQ.C56:.D121];2)" office:value-type="string" office:string-value="䷣" calcext:value-type="string">
            <text:p>䷣</text:p>
          </table:table-cell>
          <table:table-cell table:formula="of:=IF([.C397]=0;&quot;Unknown Error Thrown&quot;;&quot; &quot;)" office:value-type="string" office:string-value=" " calcext:value-type="string">
            <text:p><text:s/></text:p>
          </table:table-cell>
          <table:table-cell table:formula="of:=VLOOKUP([.C397];[IQ.L94:.U158];3)" office:value-type="string" office:string-value="míng yí" calcext:value-type="string">
            <text:p>míng y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G</text:p>
          </table:table-cell>
          <table:table-cell/>
          <table:table-cell table:style-name="train_20_green_20_light" table:formula="of:=VLOOKUP([IQ.M22];[IQ.A24:.I31];[IQ.M17]+1)" office:value-type="float" office:value="15" calcext:value-type="float">
            <text:p>15</text:p>
          </table:table-cell>
          <table:table-cell table:formula="of:=VLOOKUP([.C398];[IQ.C56:.D121];2)" office:value-type="string" office:string-value="䷎" calcext:value-type="string">
            <text:p>䷎</text:p>
          </table:table-cell>
          <table:table-cell table:formula="of:=IF([.C398]=0;&quot;Unknown Error Thrown&quot;;&quot; &quot;)" office:value-type="string" office:string-value=" " calcext:value-type="string">
            <text:p><text:s/></text:p>
          </table:table-cell>
          <table:table-cell table:formula="of:=VLOOKUP([.C398];[IQ.L94:.U158];3)" office:value-type="string" office:string-value="qiān" calcext:value-type="string">
            <text:p>qiā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399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P6</text:p>
          </table:table-cell>
          <table:table-cell table:style-name="train_20_amber_20_light"/>
          <table:table-cell table:formula="of:=VLOOKUP([IQ.M4];[IQ.A24:.I31];[IQ.M18]+1)" office:value-type="float" office:value="46" calcext:value-type="float">
            <text:p>46</text:p>
          </table:table-cell>
          <table:table-cell table:style-name="ce16" table:formula="of:=VLOOKUP([.C400];[IQ.C56:.D121];2)" office:value-type="string" office:string-value="䷭" calcext:value-type="string">
            <text:p>䷭</text:p>
          </table:table-cell>
          <table:table-cell table:style-name="train_20_amber_20_light" table:formula="of:=IF([.C40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00];[IQ.L94:.U158];3)" office:value-type="string" office:string-value="shēng  " calcext:value-type="string">
            <text:p>shēng <text:s/>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P5</text:p>
          </table:table-cell>
          <table:table-cell table:style-name="train_20_amber_20_light"/>
          <table:table-cell table:formula="of:=VLOOKUP([IQ.M5];[IQ.A24:.I31];[IQ.M18]+1)" office:value-type="float" office:value="36" calcext:value-type="float">
            <text:p>36</text:p>
          </table:table-cell>
          <table:table-cell table:style-name="ce16" table:formula="of:=VLOOKUP([.C401];[IQ.C56:.D121];2)" office:value-type="string" office:string-value="䷣" calcext:value-type="string">
            <text:p>䷣</text:p>
          </table:table-cell>
          <table:table-cell table:style-name="train_20_amber_20_light" table:formula="of:=IF([.C40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01];[IQ.L94:.U158];3)" office:value-type="string" office:string-value="míng yí" calcext:value-type="string">
            <text:p>míng y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P4</text:p>
          </table:table-cell>
          <table:table-cell table:style-name="train_20_amber_20_light"/>
          <table:table-cell table:formula="of:=VLOOKUP([IQ.M6];[IQ.A24:.I31];[IQ.M18]+1)" office:value-type="float" office:value="19" calcext:value-type="float">
            <text:p>19</text:p>
          </table:table-cell>
          <table:table-cell table:style-name="ce16" table:formula="of:=VLOOKUP([.C402];[IQ.C56:.D121];2)" office:value-type="string" office:string-value="䷒" calcext:value-type="string">
            <text:p>䷒</text:p>
          </table:table-cell>
          <table:table-cell table:style-name="train_20_amber_20_light" table:formula="of:=IF([.C40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02];[IQ.L94:.U158];3)" office:value-type="string" office:string-value="lín" calcext:value-type="string">
            <text:p>lí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P3</text:p>
          </table:table-cell>
          <table:table-cell table:style-name="train_20_amber_20_light"/>
          <table:table-cell table:formula="of:=VLOOKUP([IQ.M7];[IQ.A24:.I31];[IQ.M18]+1)" office:value-type="float" office:value="46" calcext:value-type="float">
            <text:p>46</text:p>
          </table:table-cell>
          <table:table-cell table:style-name="ce16" table:formula="of:=VLOOKUP([.C403];[IQ.C56:.D121];2)" office:value-type="string" office:string-value="䷭" calcext:value-type="string">
            <text:p>䷭</text:p>
          </table:table-cell>
          <table:table-cell table:style-name="train_20_amber_20_light" table:formula="of:=IF([.C40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03];[IQ.L94:.U158];3)" office:value-type="string" office:string-value="shēng  " calcext:value-type="string">
            <text:p>shēng <text:s/>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I1</text:p>
          </table:table-cell>
          <table:table-cell table:style-name="train_20_amber_20_light"/>
          <table:table-cell table:formula="of:=VLOOKUP([IQ.M20];[IQ.A24:.I31];[IQ.M18]+1)" office:value-type="float" office:value="46" calcext:value-type="float">
            <text:p>46</text:p>
          </table:table-cell>
          <table:table-cell table:style-name="ce16" table:formula="of:=VLOOKUP([.C404];[IQ.C56:.D121];2)" office:value-type="string" office:string-value="䷭" calcext:value-type="string">
            <text:p>䷭</text:p>
          </table:table-cell>
          <table:table-cell table:style-name="train_20_amber_20_light" table:formula="of:=IF([.C40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04];[IQ.L94:.U158];3)" office:value-type="string" office:string-value="shēng  " calcext:value-type="string">
            <text:p>shēng <text:s/>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I2</text:p>
          </table:table-cell>
          <table:table-cell table:style-name="train_20_amber_20_light"/>
          <table:table-cell table:formula="of:=VLOOKUP([IQ.M21];[IQ.A24:.I31];[IQ.M18]+1)" office:value-type="float" office:value="36" calcext:value-type="float">
            <text:p>36</text:p>
          </table:table-cell>
          <table:table-cell table:style-name="ce16" table:formula="of:=VLOOKUP([.C405];[IQ.C56:.D121];2)" office:value-type="string" office:string-value="䷣" calcext:value-type="string">
            <text:p>䷣</text:p>
          </table:table-cell>
          <table:table-cell table:style-name="train_20_amber_20_light" table:formula="of:=IF([.C40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05];[IQ.L94:.U158];3)" office:value-type="string" office:string-value="míng yí" calcext:value-type="string">
            <text:p>míng y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G</text:p>
          </table:table-cell>
          <table:table-cell table:style-name="train_20_amber_20_light"/>
          <table:table-cell table:formula="of:=VLOOKUP([IQ.M22];[IQ.A24:.I31];[IQ.M18]+1)" office:value-type="float" office:value="15" calcext:value-type="float">
            <text:p>15</text:p>
          </table:table-cell>
          <table:table-cell table:style-name="ce16" table:formula="of:=VLOOKUP([.C406];[IQ.C56:.D121];2)" office:value-type="string" office:string-value="䷎" calcext:value-type="string">
            <text:p>䷎</text:p>
          </table:table-cell>
          <table:table-cell table:style-name="train_20_amber_20_light" table:formula="of:=IF([.C40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06];[IQ.L94:.U158];3)" office:value-type="string" office:string-value="qiān" calcext:value-type="string">
            <text:p>qiā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07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X3 /P6</text:p>
          </table:table-cell>
          <table:table-cell/>
          <table:table-cell table:style-name="train_20_green_20_light" table:formula="of:=VLOOKUP([IQ.M4];[IQ.A24:.I31];[IQ.M19]+1)" office:value-type="float" office:value="32" calcext:value-type="float">
            <text:p>32</text:p>
          </table:table-cell>
          <table:table-cell table:formula="of:=VLOOKUP([.C408];[IQ.C56:.D121];2)" office:value-type="string" office:string-value="䷟" calcext:value-type="string">
            <text:p>䷟</text:p>
          </table:table-cell>
          <table:table-cell table:formula="of:=IF([.C408]=0;&quot;Unknown Error Thrown&quot;;&quot; &quot;)" office:value-type="string" office:string-value=" " calcext:value-type="string">
            <text:p><text:s/></text:p>
          </table:table-cell>
          <table:table-cell table:formula="of:=VLOOKUP([.C408];[IQ.L94:.U158];3)" office:value-type="string" office:string-value="héng" calcext:value-type="string">
            <text:p>hé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P5</text:p>
          </table:table-cell>
          <table:table-cell/>
          <table:table-cell table:style-name="train_20_green_20_light" table:formula="of:=VLOOKUP([IQ.M5];[IQ.A24:.I31];[IQ.M19]+1)" office:value-type="float" office:value="55" calcext:value-type="float">
            <text:p>55</text:p>
          </table:table-cell>
          <table:table-cell table:formula="of:=VLOOKUP([.C409];[IQ.C56:.D121];2)" office:value-type="string" office:string-value="䷶" calcext:value-type="string">
            <text:p>䷶</text:p>
          </table:table-cell>
          <table:table-cell table:formula="of:=IF([.C409]=0;&quot;Unknown Error Thrown&quot;;&quot; &quot;)" office:value-type="string" office:string-value=" " calcext:value-type="string">
            <text:p><text:s/></text:p>
          </table:table-cell>
          <table:table-cell table:formula="of:=VLOOKUP([.C409];[IQ.L94:.U158];3)" office:value-type="string" office:string-value="fēng" calcext:value-type="string">
            <text:p>fē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P4</text:p>
          </table:table-cell>
          <table:table-cell/>
          <table:table-cell table:style-name="train_20_green_20_light" table:formula="of:=VLOOKUP([IQ.M6];[IQ.A24:.I31];[IQ.M19]+1)" office:value-type="float" office:value="54" calcext:value-type="float">
            <text:p>54</text:p>
          </table:table-cell>
          <table:table-cell table:formula="of:=VLOOKUP([.C410];[IQ.C56:.D121];2)" office:value-type="string" office:string-value="䷵" calcext:value-type="string">
            <text:p>䷵</text:p>
          </table:table-cell>
          <table:table-cell table:formula="of:=IF([.C410]=0;&quot;Unknown Error Thrown&quot;;&quot; &quot;)" office:value-type="string" office:string-value=" " calcext:value-type="string">
            <text:p><text:s/></text:p>
          </table:table-cell>
          <table:table-cell table:formula="of:=VLOOKUP([.C410];[IQ.L94:.U158];3)" office:value-type="string" office:string-value="guī mèi" calcext:value-type="string">
            <text:p>guī mèi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P3</text:p>
          </table:table-cell>
          <table:table-cell/>
          <table:table-cell table:style-name="train_20_green_20_light" table:formula="of:=VLOOKUP([IQ.M7];[IQ.A24:.I31];[IQ.M19]+1)" office:value-type="float" office:value="32" calcext:value-type="float">
            <text:p>32</text:p>
          </table:table-cell>
          <table:table-cell table:formula="of:=VLOOKUP([.C411];[IQ.C56:.D121];2)" office:value-type="string" office:string-value="䷟" calcext:value-type="string">
            <text:p>䷟</text:p>
          </table:table-cell>
          <table:table-cell table:formula="of:=IF([.C411]=0;&quot;Unknown Error Thrown&quot;;&quot; &quot;)" office:value-type="string" office:string-value=" " calcext:value-type="string">
            <text:p><text:s/></text:p>
          </table:table-cell>
          <table:table-cell table:formula="of:=VLOOKUP([.C411];[IQ.L94:.U158];3)" office:value-type="string" office:string-value="héng" calcext:value-type="string">
            <text:p>hé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I1</text:p>
          </table:table-cell>
          <table:table-cell/>
          <table:table-cell table:style-name="train_20_green_20_light" table:formula="of:=VLOOKUP([IQ.M20];[IQ.A24:.I31];[IQ.M19]+1)" office:value-type="float" office:value="32" calcext:value-type="float">
            <text:p>32</text:p>
          </table:table-cell>
          <table:table-cell table:formula="of:=VLOOKUP([.C412];[IQ.C56:.D121];2)" office:value-type="string" office:string-value="䷟" calcext:value-type="string">
            <text:p>䷟</text:p>
          </table:table-cell>
          <table:table-cell table:formula="of:=IF([.C412]=0;&quot;Unknown Error Thrown&quot;;&quot; &quot;)" office:value-type="string" office:string-value=" " calcext:value-type="string">
            <text:p><text:s/></text:p>
          </table:table-cell>
          <table:table-cell table:formula="of:=VLOOKUP([.C412];[IQ.L94:.U158];3)" office:value-type="string" office:string-value="héng" calcext:value-type="string">
            <text:p>hé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I2</text:p>
          </table:table-cell>
          <table:table-cell/>
          <table:table-cell table:style-name="train_20_green_20_light" table:formula="of:=VLOOKUP([IQ.M21];[IQ.A24:.I31];[IQ.M19]+1)" office:value-type="float" office:value="55" calcext:value-type="float">
            <text:p>55</text:p>
          </table:table-cell>
          <table:table-cell table:formula="of:=VLOOKUP([.C413];[IQ.C56:.D121];2)" office:value-type="string" office:string-value="䷶" calcext:value-type="string">
            <text:p>䷶</text:p>
          </table:table-cell>
          <table:table-cell table:formula="of:=IF([.C413]=0;&quot;Unknown Error Thrown&quot;;&quot; &quot;)" office:value-type="string" office:string-value=" " calcext:value-type="string">
            <text:p><text:s/></text:p>
          </table:table-cell>
          <table:table-cell table:formula="of:=VLOOKUP([.C413];[IQ.L94:.U158];3)" office:value-type="string" office:string-value="fēng" calcext:value-type="string">
            <text:p>fē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G</text:p>
          </table:table-cell>
          <table:table-cell/>
          <table:table-cell table:style-name="train_20_green_20_light" table:formula="of:=VLOOKUP([IQ.M22];[IQ.A24:.I31];[IQ.M19]+1)" office:value-type="float" office:value="62" calcext:value-type="float">
            <text:p>62</text:p>
          </table:table-cell>
          <table:table-cell table:formula="of:=VLOOKUP([.C414];[IQ.C56:.D121];2)" office:value-type="string" office:string-value="䷽" calcext:value-type="string">
            <text:p>䷽</text:p>
          </table:table-cell>
          <table:table-cell table:formula="of:=IF([.C414]=0;&quot;Unknown Error Thrown&quot;;&quot; &quot;)" office:value-type="string" office:string-value=" " calcext:value-type="string">
            <text:p><text:s/></text:p>
          </table:table-cell>
          <table:table-cell table:formula="of:=VLOOKUP([.C414];[IQ.L94:.U158];3)" office:value-type="string" office:string-value="xiǎo guò" calcext:value-type="string">
            <text:p>xiǎo guò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15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M6</text:p>
          </table:table-cell>
          <table:table-cell table:style-name="train_20_amber_20_light"/>
          <table:table-cell table:formula="of:=VLOOKUP([IQ.M8];[IQ.A24:.I31];[IQ.M16]+1)" office:value-type="float" office:value="18" calcext:value-type="float">
            <text:p>18</text:p>
          </table:table-cell>
          <table:table-cell table:style-name="ce16" table:formula="of:=VLOOKUP([.C416];[IQ.C56:.D121];2)" office:value-type="string" office:string-value="䷑" calcext:value-type="string">
            <text:p>䷑</text:p>
          </table:table-cell>
          <table:table-cell table:style-name="train_20_amber_20_light" table:formula="of:=IF([.C41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16];[IQ.L94:.U158];3)" office:value-type="string" office:string-value="gŭ" calcext:value-type="string">
            <text:p>g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M5</text:p>
          </table:table-cell>
          <table:table-cell table:style-name="train_20_amber_20_light"/>
          <table:table-cell table:formula="of:=VLOOKUP([IQ.M9];[IQ.A24:.I31];[IQ.M16]+1)" office:value-type="float" office:value="52" calcext:value-type="float">
            <text:p>52</text:p>
          </table:table-cell>
          <table:table-cell table:style-name="ce16" table:formula="of:=VLOOKUP([.C417];[IQ.C56:.D121];2)" office:value-type="string" office:string-value="䷳" calcext:value-type="string">
            <text:p>䷳</text:p>
          </table:table-cell>
          <table:table-cell table:style-name="train_20_amber_20_light" table:formula="of:=IF([.C41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17];[IQ.L94:.U158];3)" office:value-type="string" office:string-value="gèn" calcext:value-type="string">
            <text:p>gè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M4</text:p>
          </table:table-cell>
          <table:table-cell table:style-name="train_20_amber_20_light"/>
          <table:table-cell table:formula="of:=VLOOKUP([IQ.M10];[IQ.A24:.I31];[IQ.M16]+1)" office:value-type="float" office:value="27" calcext:value-type="float">
            <text:p>27</text:p>
          </table:table-cell>
          <table:table-cell table:style-name="ce16" table:formula="of:=VLOOKUP([.C418];[IQ.C56:.D121];2)" office:value-type="string" office:string-value="䷚" calcext:value-type="string">
            <text:p>䷚</text:p>
          </table:table-cell>
          <table:table-cell table:style-name="train_20_amber_20_light" table:formula="of:=IF([.C41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18];[IQ.L94:.U158];3)" office:value-type="string" office:string-value="yí" calcext:value-type="string">
            <text:p>y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M3</text:p>
          </table:table-cell>
          <table:table-cell table:style-name="train_20_amber_20_light"/>
          <table:table-cell table:formula="of:=VLOOKUP([IQ.M11];[IQ.A24:.I31];[IQ.M16]+1)" office:value-type="float" office:value="4" calcext:value-type="float">
            <text:p>4</text:p>
          </table:table-cell>
          <table:table-cell table:style-name="ce16" table:formula="of:=VLOOKUP([.C419];[IQ.C56:.D121];2)" office:value-type="string" office:string-value="䷃" calcext:value-type="string">
            <text:p>䷃</text:p>
          </table:table-cell>
          <table:table-cell table:style-name="train_20_amber_20_light" table:formula="of:=IF([.C41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19];[IQ.L94:.U158];3)" office:value-type="string" office:string-value="méng" calcext:value-type="string">
            <text:p>mé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20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X6 / N6</text:p>
          </table:table-cell>
          <table:table-cell/>
          <table:table-cell table:style-name="train_20_green_20_light" table:formula="of:=VLOOKUP([IQ.M12];[IQ.A24:.I31];[IQ.M16]+1)" office:value-type="float" office:value="22" calcext:value-type="float">
            <text:p>22</text:p>
          </table:table-cell>
          <table:table-cell table:formula="of:=VLOOKUP([.C421];[IQ.C56:.D121];2)" office:value-type="string" office:string-value="䷕" calcext:value-type="string">
            <text:p>䷕</text:p>
          </table:table-cell>
          <table:table-cell table:formula="of:=IF([.C421]=0;&quot;Unknown Error Thrown&quot;;&quot; &quot;)" office:value-type="string" office:string-value=" " calcext:value-type="string">
            <text:p><text:s/></text:p>
          </table:table-cell>
          <table:table-cell table:formula="of:=VLOOKUP([.C421];[IQ.L94:.U158];3)" office:value-type="string" office:string-value="bì" calcext:value-type="string">
            <text:p>b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6 / N5</text:p>
          </table:table-cell>
          <table:table-cell/>
          <table:table-cell table:style-name="train_20_green_20_light" table:formula="of:=VLOOKUP([IQ.M13];[IQ.A24:.I31];[IQ.M16]+1)" office:value-type="float" office:value="4" calcext:value-type="float">
            <text:p>4</text:p>
          </table:table-cell>
          <table:table-cell table:formula="of:=VLOOKUP([.C422];[IQ.C56:.D121];2)" office:value-type="string" office:string-value="䷃" calcext:value-type="string">
            <text:p>䷃</text:p>
          </table:table-cell>
          <table:table-cell table:formula="of:=IF([.C422]=0;&quot;Unknown Error Thrown&quot;;&quot; &quot;)" office:value-type="string" office:string-value=" " calcext:value-type="string">
            <text:p><text:s/></text:p>
          </table:table-cell>
          <table:table-cell table:formula="of:=VLOOKUP([.C422];[IQ.L94:.U158];3)" office:value-type="string" office:string-value="méng" calcext:value-type="string">
            <text:p>mé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6 / N4</text:p>
          </table:table-cell>
          <table:table-cell/>
          <table:table-cell table:style-name="train_20_green_20_light" table:formula="of:=VLOOKUP([IQ.M14];[IQ.A24:.I31];[IQ.M16]+1)" office:value-type="float" office:value="22" calcext:value-type="float">
            <text:p>22</text:p>
          </table:table-cell>
          <table:table-cell table:formula="of:=VLOOKUP([.C423];[IQ.C56:.D121];2)" office:value-type="string" office:string-value="䷕" calcext:value-type="string">
            <text:p>䷕</text:p>
          </table:table-cell>
          <table:table-cell table:formula="of:=IF([.C423]=0;&quot;Unknown Error Thrown&quot;;&quot; &quot;)" office:value-type="string" office:string-value=" " calcext:value-type="string">
            <text:p><text:s/></text:p>
          </table:table-cell>
          <table:table-cell table:formula="of:=VLOOKUP([.C423];[IQ.L94:.U158];3)" office:value-type="string" office:string-value="bì" calcext:value-type="string">
            <text:p>b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6 / N3</text:p>
          </table:table-cell>
          <table:table-cell/>
          <table:table-cell table:style-name="train_20_green_20_light" table:formula="of:=VLOOKUP([IQ.M15];[IQ.A24:.I31];[IQ.M16]+1)" office:value-type="float" office:value="41" calcext:value-type="float">
            <text:p>41</text:p>
          </table:table-cell>
          <table:table-cell table:formula="of:=VLOOKUP([.C424];[IQ.C56:.D121];2)" office:value-type="string" office:string-value="䷨" calcext:value-type="string">
            <text:p>䷨</text:p>
          </table:table-cell>
          <table:table-cell table:formula="of:=IF([.C424]=0;&quot;Unknown Error Thrown&quot;;&quot; &quot;)" office:value-type="string" office:string-value=" " calcext:value-type="string">
            <text:p><text:s/></text:p>
          </table:table-cell>
          <table:table-cell table:formula="of:=VLOOKUP([.C424];[IQ.L94:.U158];3)" office:value-type="string" office:string-value="sǔn" calcext:value-type="string">
            <text:p>sǔ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25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X6</text:p>
          </table:table-cell>
          <table:table-cell table:style-name="train_20_amber_20_light"/>
          <table:table-cell table:formula="of:=VLOOKUP([IQ.M16];[IQ.A24:.I31];[IQ.M16]+1)" office:value-type="float" office:value="52" calcext:value-type="float">
            <text:p>52</text:p>
          </table:table-cell>
          <table:table-cell table:style-name="ce16" table:formula="of:=VLOOKUP([.C426];[IQ.C56:.D121];2)" office:value-type="string" office:string-value="䷳" calcext:value-type="string">
            <text:p>䷳</text:p>
          </table:table-cell>
          <table:table-cell table:style-name="train_20_amber_20_light" table:formula="of:=IF([.C42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26];[IQ.L94:.U158];3)" office:value-type="string" office:string-value="gèn" calcext:value-type="string">
            <text:p>gè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X5</text:p>
          </table:table-cell>
          <table:table-cell table:style-name="train_20_amber_20_light"/>
          <table:table-cell table:formula="of:=VLOOKUP([IQ.M17];[IQ.A24:.I31];[IQ.M16]+1)" office:value-type="float" office:value="23" calcext:value-type="float">
            <text:p>23</text:p>
          </table:table-cell>
          <table:table-cell table:style-name="ce16" table:formula="of:=VLOOKUP([.C427];[IQ.C56:.D121];2)" office:value-type="string" office:string-value="䷖" calcext:value-type="string">
            <text:p>䷖</text:p>
          </table:table-cell>
          <table:table-cell table:style-name="train_20_amber_20_light" table:formula="of:=IF([.C42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27];[IQ.L94:.U158];3)" office:value-type="string" office:string-value="bō" calcext:value-type="string">
            <text:p>bō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X4</text:p>
          </table:table-cell>
          <table:table-cell table:style-name="train_20_amber_20_light"/>
          <table:table-cell table:formula="of:=VLOOKUP([IQ.M18];[IQ.A24:.I31];[IQ.M16]+1)" office:value-type="float" office:value="23" calcext:value-type="float">
            <text:p>23</text:p>
          </table:table-cell>
          <table:table-cell table:style-name="ce16" table:formula="of:=VLOOKUP([.C428];[IQ.C56:.D121];2)" office:value-type="string" office:string-value="䷖" calcext:value-type="string">
            <text:p>䷖</text:p>
          </table:table-cell>
          <table:table-cell table:style-name="train_20_amber_20_light" table:formula="of:=IF([.C42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28];[IQ.L94:.U158];3)" office:value-type="string" office:string-value="bō" calcext:value-type="string">
            <text:p>bō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6 / X3</text:p>
          </table:table-cell>
          <table:table-cell table:style-name="train_20_amber_20_light"/>
          <table:table-cell table:formula="of:=VLOOKUP([IQ.M19];[IQ.A24:.I31];[IQ.M16]+1)" office:value-type="float" office:value="27" calcext:value-type="float">
            <text:p>27</text:p>
          </table:table-cell>
          <table:table-cell table:style-name="ce16" table:formula="of:=VLOOKUP([.C429];[IQ.C56:.D121];2)" office:value-type="string" office:string-value="䷚" calcext:value-type="string">
            <text:p>䷚</text:p>
          </table:table-cell>
          <table:table-cell table:style-name="train_20_amber_20_light" table:formula="of:=IF([.C42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29];[IQ.L94:.U158];3)" office:value-type="string" office:string-value="yí" calcext:value-type="string">
            <text:p>y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30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X5 / M6</text:p>
          </table:table-cell>
          <table:table-cell/>
          <table:table-cell table:style-name="train_20_green_20_light" table:formula="of:=VLOOKUP([IQ.M8];[IQ.A24:.I31];[IQ.M17]+1)" office:value-type="float" office:value="46" calcext:value-type="float">
            <text:p>46</text:p>
          </table:table-cell>
          <table:table-cell table:formula="of:=VLOOKUP([.C431];[IQ.C56:.D121];2)" office:value-type="string" office:string-value="䷭" calcext:value-type="string">
            <text:p>䷭</text:p>
          </table:table-cell>
          <table:table-cell table:formula="of:=IF([.C431]=0;&quot;Unknown Error Thrown&quot;;&quot; &quot;)" office:value-type="string" office:string-value=" " calcext:value-type="string">
            <text:p><text:s/></text:p>
          </table:table-cell>
          <table:table-cell table:formula="of:=VLOOKUP([.C431];[IQ.L94:.U158];3)" office:value-type="string" office:string-value="shēng  " calcext:value-type="string">
            <text:p>shēng <text:s/>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M5</text:p>
          </table:table-cell>
          <table:table-cell/>
          <table:table-cell table:style-name="train_20_green_20_light" table:formula="of:=VLOOKUP([IQ.M9];[IQ.A24:.I31];[IQ.M17]+1)" office:value-type="float" office:value="15" calcext:value-type="float">
            <text:p>15</text:p>
          </table:table-cell>
          <table:table-cell table:formula="of:=VLOOKUP([.C432];[IQ.C56:.D121];2)" office:value-type="string" office:string-value="䷎" calcext:value-type="string">
            <text:p>䷎</text:p>
          </table:table-cell>
          <table:table-cell table:formula="of:=IF([.C432]=0;&quot;Unknown Error Thrown&quot;;&quot; &quot;)" office:value-type="string" office:string-value=" " calcext:value-type="string">
            <text:p><text:s/></text:p>
          </table:table-cell>
          <table:table-cell table:formula="of:=VLOOKUP([.C432];[IQ.L94:.U158];3)" office:value-type="string" office:string-value="qiān" calcext:value-type="string">
            <text:p>qiā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M4</text:p>
          </table:table-cell>
          <table:table-cell/>
          <table:table-cell table:style-name="train_20_green_20_light" table:formula="of:=VLOOKUP([IQ.M10];[IQ.A24:.I31];[IQ.M17]+1)" office:value-type="float" office:value="24" calcext:value-type="float">
            <text:p>24</text:p>
          </table:table-cell>
          <table:table-cell table:formula="of:=VLOOKUP([.C433];[IQ.C56:.D121];2)" office:value-type="string" office:string-value="䷗" calcext:value-type="string">
            <text:p>䷗</text:p>
          </table:table-cell>
          <table:table-cell table:formula="of:=IF([.C433]=0;&quot;Unknown Error Thrown&quot;;&quot; &quot;)" office:value-type="string" office:string-value=" " calcext:value-type="string">
            <text:p><text:s/></text:p>
          </table:table-cell>
          <table:table-cell table:formula="of:=VLOOKUP([.C433];[IQ.L94:.U158];3)" office:value-type="string" office:string-value="fù" calcext:value-type="string">
            <text:p>fù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M3</text:p>
          </table:table-cell>
          <table:table-cell/>
          <table:table-cell table:style-name="train_20_green_20_light" table:formula="of:=VLOOKUP([IQ.M11];[IQ.A24:.I31];[IQ.M17]+1)" office:value-type="float" office:value="7" calcext:value-type="float">
            <text:p>7</text:p>
          </table:table-cell>
          <table:table-cell table:formula="of:=VLOOKUP([.C434];[IQ.C56:.D121];2)" office:value-type="string" office:string-value="䷆" calcext:value-type="string">
            <text:p>䷆</text:p>
          </table:table-cell>
          <table:table-cell table:formula="of:=IF([.C434]=0;&quot;Unknown Error Thrown&quot;;&quot; &quot;)" office:value-type="string" office:string-value=" " calcext:value-type="string">
            <text:p><text:s/></text:p>
          </table:table-cell>
          <table:table-cell table:formula="of:=VLOOKUP([.C434];[IQ.L94:.U158];3)" office:value-type="string" office:string-value="shī" calcext:value-type="string">
            <text:p>shī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35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5 / N6</text:p>
          </table:table-cell>
          <table:table-cell table:style-name="train_20_amber_20_light"/>
          <table:table-cell table:formula="of:=VLOOKUP([IQ.M12];[IQ.A24:.I31];[IQ.M17]+1)" office:value-type="float" office:value="36" calcext:value-type="float">
            <text:p>36</text:p>
          </table:table-cell>
          <table:table-cell table:style-name="ce16" table:formula="of:=VLOOKUP([.C436];[IQ.C56:.D121];2)" office:value-type="string" office:string-value="䷣" calcext:value-type="string">
            <text:p>䷣</text:p>
          </table:table-cell>
          <table:table-cell table:style-name="train_20_amber_20_light" table:formula="of:=IF([.C43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36];[IQ.L94:.U158];3)" office:value-type="string" office:string-value="míng yí" calcext:value-type="string">
            <text:p>míng y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5 / N5</text:p>
          </table:table-cell>
          <table:table-cell table:style-name="train_20_amber_20_light"/>
          <table:table-cell table:formula="of:=VLOOKUP([IQ.M13];[IQ.A24:.I31];[IQ.M17]+1)" office:value-type="float" office:value="7" calcext:value-type="float">
            <text:p>7</text:p>
          </table:table-cell>
          <table:table-cell table:style-name="ce16" table:formula="of:=VLOOKUP([.C437];[IQ.C56:.D121];2)" office:value-type="string" office:string-value="䷆" calcext:value-type="string">
            <text:p>䷆</text:p>
          </table:table-cell>
          <table:table-cell table:style-name="train_20_amber_20_light" table:formula="of:=IF([.C43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37];[IQ.L94:.U158];3)" office:value-type="string" office:string-value="shī" calcext:value-type="string">
            <text:p>shī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5 / N4</text:p>
          </table:table-cell>
          <table:table-cell table:style-name="train_20_amber_20_light"/>
          <table:table-cell table:formula="of:=VLOOKUP([IQ.M14];[IQ.A24:.I31];[IQ.M17]+1)" office:value-type="float" office:value="36" calcext:value-type="float">
            <text:p>36</text:p>
          </table:table-cell>
          <table:table-cell table:style-name="ce16" table:formula="of:=VLOOKUP([.C438];[IQ.C56:.D121];2)" office:value-type="string" office:string-value="䷣" calcext:value-type="string">
            <text:p>䷣</text:p>
          </table:table-cell>
          <table:table-cell table:style-name="train_20_amber_20_light" table:formula="of:=IF([.C43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38];[IQ.L94:.U158];3)" office:value-type="string" office:string-value="míng yí" calcext:value-type="string">
            <text:p>míng y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5 / N3</text:p>
          </table:table-cell>
          <table:table-cell table:style-name="train_20_amber_20_light"/>
          <table:table-cell table:formula="of:=VLOOKUP([IQ.M15];[IQ.A24:.I31];[IQ.M17]+1)" office:value-type="float" office:value="19" calcext:value-type="float">
            <text:p>19</text:p>
          </table:table-cell>
          <table:table-cell table:style-name="ce16" table:formula="of:=VLOOKUP([.C439];[IQ.C56:.D121];2)" office:value-type="string" office:string-value="䷒" calcext:value-type="string">
            <text:p>䷒</text:p>
          </table:table-cell>
          <table:table-cell table:style-name="train_20_amber_20_light" table:formula="of:=IF([.C43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39];[IQ.L94:.U158];3)" office:value-type="string" office:string-value="lín" calcext:value-type="string">
            <text:p>lí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40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X5 / X6</text:p>
          </table:table-cell>
          <table:table-cell/>
          <table:table-cell table:style-name="train_20_green_20_light" table:formula="of:=VLOOKUP([IQ.M16];[IQ.A24:.I31];[IQ.M17]+1)" office:value-type="float" office:value="15" calcext:value-type="float">
            <text:p>15</text:p>
          </table:table-cell>
          <table:table-cell table:formula="of:=VLOOKUP([.C441];[IQ.C56:.D121];2)" office:value-type="string" office:string-value="䷎" calcext:value-type="string">
            <text:p>䷎</text:p>
          </table:table-cell>
          <table:table-cell table:formula="of:=IF([.C441]=0;&quot;Unknown Error Thrown&quot;;&quot; &quot;)" office:value-type="string" office:string-value=" " calcext:value-type="string">
            <text:p><text:s/></text:p>
          </table:table-cell>
          <table:table-cell table:formula="of:=VLOOKUP([.C441];[IQ.L94:.U158];3)" office:value-type="string" office:string-value="qiān" calcext:value-type="string">
            <text:p>qiā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X5</text:p>
          </table:table-cell>
          <table:table-cell/>
          <table:table-cell table:style-name="train_20_green_20_light" table:formula="of:=VLOOKUP([IQ.M17];[IQ.A24:.I31];[IQ.M17]+1)" office:value-type="float" office:value="2" calcext:value-type="float">
            <text:p>2</text:p>
          </table:table-cell>
          <table:table-cell table:formula="of:=VLOOKUP([.C442];[IQ.C56:.D121];2)" office:value-type="string" office:string-value="䷁" calcext:value-type="string">
            <text:p>䷁</text:p>
          </table:table-cell>
          <table:table-cell table:formula="of:=IF([.C442]=0;&quot;Unknown Error Thrown&quot;;&quot; &quot;)" office:value-type="string" office:string-value=" " calcext:value-type="string">
            <text:p><text:s/></text:p>
          </table:table-cell>
          <table:table-cell table:formula="of:=VLOOKUP([.C442];[IQ.L94:.U158];3)" office:value-type="string" office:string-value="Kūn" calcext:value-type="string">
            <text:p>Kū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X4</text:p>
          </table:table-cell>
          <table:table-cell/>
          <table:table-cell table:style-name="train_20_green_20_light" table:formula="of:=VLOOKUP([IQ.M18];[IQ.A24:.I31];[IQ.M17]+1)" office:value-type="float" office:value="2" calcext:value-type="float">
            <text:p>2</text:p>
          </table:table-cell>
          <table:table-cell table:formula="of:=VLOOKUP([.C443];[IQ.C56:.D121];2)" office:value-type="string" office:string-value="䷁" calcext:value-type="string">
            <text:p>䷁</text:p>
          </table:table-cell>
          <table:table-cell table:formula="of:=IF([.C443]=0;&quot;Unknown Error Thrown&quot;;&quot; &quot;)" office:value-type="string" office:string-value=" " calcext:value-type="string">
            <text:p><text:s/></text:p>
          </table:table-cell>
          <table:table-cell table:formula="of:=VLOOKUP([.C443];[IQ.L94:.U158];3)" office:value-type="string" office:string-value="Kūn" calcext:value-type="string">
            <text:p>Kū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5 / X3</text:p>
          </table:table-cell>
          <table:table-cell/>
          <table:table-cell table:style-name="train_20_green_20_light" table:formula="of:=VLOOKUP([IQ.M19];[IQ.A24:.I31];[IQ.M17]+1)" office:value-type="float" office:value="24" calcext:value-type="float">
            <text:p>24</text:p>
          </table:table-cell>
          <table:table-cell table:formula="of:=VLOOKUP([.C444];[IQ.C56:.D121];2)" office:value-type="string" office:string-value="䷗" calcext:value-type="string">
            <text:p>䷗</text:p>
          </table:table-cell>
          <table:table-cell table:formula="of:=IF([.C444]=0;&quot;Unknown Error Thrown&quot;;&quot; &quot;)" office:value-type="string" office:string-value=" " calcext:value-type="string">
            <text:p><text:s/></text:p>
          </table:table-cell>
          <table:table-cell table:formula="of:=VLOOKUP([.C444];[IQ.L94:.U158];3)" office:value-type="string" office:string-value="fù" calcext:value-type="string">
            <text:p>fù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45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 M6</text:p>
          </table:table-cell>
          <table:table-cell table:style-name="train_20_amber_20_light"/>
          <table:table-cell table:formula="of:=VLOOKUP([IQ.M8];[IQ.A24:.I31];[IQ.M18]+1)" office:value-type="float" office:value="46" calcext:value-type="float">
            <text:p>46</text:p>
          </table:table-cell>
          <table:table-cell table:style-name="ce16" table:formula="of:=VLOOKUP([.C446];[IQ.C56:.D121];2)" office:value-type="string" office:string-value="䷭" calcext:value-type="string">
            <text:p>䷭</text:p>
          </table:table-cell>
          <table:table-cell table:style-name="train_20_amber_20_light" table:formula="of:=IF([.C44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46];[IQ.L94:.U158];3)" office:value-type="string" office:string-value="shēng  " calcext:value-type="string">
            <text:p>shēng <text:s/>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 M5</text:p>
          </table:table-cell>
          <table:table-cell table:style-name="train_20_amber_20_light"/>
          <table:table-cell table:formula="of:=VLOOKUP([IQ.M9];[IQ.A24:.I31];[IQ.M18]+1)" office:value-type="float" office:value="15" calcext:value-type="float">
            <text:p>15</text:p>
          </table:table-cell>
          <table:table-cell table:style-name="ce16" table:formula="of:=VLOOKUP([.C447];[IQ.C56:.D121];2)" office:value-type="string" office:string-value="䷎" calcext:value-type="string">
            <text:p>䷎</text:p>
          </table:table-cell>
          <table:table-cell table:style-name="train_20_amber_20_light" table:formula="of:=IF([.C44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47];[IQ.L94:.U158];3)" office:value-type="string" office:string-value="qiān" calcext:value-type="string">
            <text:p>qiā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 M4</text:p>
          </table:table-cell>
          <table:table-cell table:style-name="train_20_amber_20_light"/>
          <table:table-cell table:formula="of:=VLOOKUP([IQ.M10];[IQ.A24:.I31];[IQ.M18]+1)" office:value-type="float" office:value="24" calcext:value-type="float">
            <text:p>24</text:p>
          </table:table-cell>
          <table:table-cell table:style-name="ce16" table:formula="of:=VLOOKUP([.C448];[IQ.C56:.D121];2)" office:value-type="string" office:string-value="䷗" calcext:value-type="string">
            <text:p>䷗</text:p>
          </table:table-cell>
          <table:table-cell table:style-name="train_20_amber_20_light" table:formula="of:=IF([.C44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48];[IQ.L94:.U158];3)" office:value-type="string" office:string-value="fù" calcext:value-type="string">
            <text:p>fù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 M3</text:p>
          </table:table-cell>
          <table:table-cell table:style-name="train_20_amber_20_light"/>
          <table:table-cell table:formula="of:=VLOOKUP([IQ.M11];[IQ.A24:.I31];[IQ.M18]+1)" office:value-type="float" office:value="7" calcext:value-type="float">
            <text:p>7</text:p>
          </table:table-cell>
          <table:table-cell table:style-name="ce16" table:formula="of:=VLOOKUP([.C449];[IQ.C56:.D121];2)" office:value-type="string" office:string-value="䷆" calcext:value-type="string">
            <text:p>䷆</text:p>
          </table:table-cell>
          <table:table-cell table:style-name="train_20_amber_20_light" table:formula="of:=IF([.C44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49];[IQ.L94:.U158];3)" office:value-type="string" office:string-value="shī" calcext:value-type="string">
            <text:p>shī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50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X4 / N6</text:p>
          </table:table-cell>
          <table:table-cell/>
          <table:table-cell table:style-name="train_20_green_20_light" table:formula="of:=VLOOKUP([IQ.M12];[IQ.A24:.I31];[IQ.M18]+1)" office:value-type="float" office:value="36" calcext:value-type="float">
            <text:p>36</text:p>
          </table:table-cell>
          <table:table-cell table:formula="of:=VLOOKUP([.C451];[IQ.C56:.D121];2)" office:value-type="string" office:string-value="䷣" calcext:value-type="string">
            <text:p>䷣</text:p>
          </table:table-cell>
          <table:table-cell table:formula="of:=IF([.C451]=0;&quot;Unknown Error Thrown&quot;;&quot; &quot;)" office:value-type="string" office:string-value=" " calcext:value-type="string">
            <text:p><text:s/></text:p>
          </table:table-cell>
          <table:table-cell table:formula="of:=VLOOKUP([.C451];[IQ.L94:.U158];3)" office:value-type="string" office:string-value="míng yí" calcext:value-type="string">
            <text:p>míng y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4 / N5</text:p>
          </table:table-cell>
          <table:table-cell/>
          <table:table-cell table:style-name="train_20_green_20_light" table:formula="of:=VLOOKUP([IQ.M13];[IQ.A24:.I31];[IQ.M18]+1)" office:value-type="float" office:value="7" calcext:value-type="float">
            <text:p>7</text:p>
          </table:table-cell>
          <table:table-cell table:formula="of:=VLOOKUP([.C452];[IQ.C56:.D121];2)" office:value-type="string" office:string-value="䷆" calcext:value-type="string">
            <text:p>䷆</text:p>
          </table:table-cell>
          <table:table-cell table:formula="of:=IF([.C452]=0;&quot;Unknown Error Thrown&quot;;&quot; &quot;)" office:value-type="string" office:string-value=" " calcext:value-type="string">
            <text:p><text:s/></text:p>
          </table:table-cell>
          <table:table-cell table:formula="of:=VLOOKUP([.C452];[IQ.L94:.U158];3)" office:value-type="string" office:string-value="shī" calcext:value-type="string">
            <text:p>shī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4 / N4</text:p>
          </table:table-cell>
          <table:table-cell/>
          <table:table-cell table:style-name="train_20_green_20_light" table:formula="of:=VLOOKUP([IQ.M14];[IQ.A24:.I31];[IQ.M18]+1)" office:value-type="float" office:value="36" calcext:value-type="float">
            <text:p>36</text:p>
          </table:table-cell>
          <table:table-cell table:formula="of:=VLOOKUP([.C453];[IQ.C56:.D121];2)" office:value-type="string" office:string-value="䷣" calcext:value-type="string">
            <text:p>䷣</text:p>
          </table:table-cell>
          <table:table-cell table:formula="of:=IF([.C453]=0;&quot;Unknown Error Thrown&quot;;&quot; &quot;)" office:value-type="string" office:string-value=" " calcext:value-type="string">
            <text:p><text:s/></text:p>
          </table:table-cell>
          <table:table-cell table:formula="of:=VLOOKUP([.C453];[IQ.L94:.U158];3)" office:value-type="string" office:string-value="míng yí" calcext:value-type="string">
            <text:p>míng y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4 / N3</text:p>
          </table:table-cell>
          <table:table-cell/>
          <table:table-cell table:style-name="train_20_green_20_light" table:formula="of:=VLOOKUP([IQ.M15];[IQ.A24:.I31];[IQ.M18]+1)" office:value-type="float" office:value="19" calcext:value-type="float">
            <text:p>19</text:p>
          </table:table-cell>
          <table:table-cell table:formula="of:=VLOOKUP([.C454];[IQ.C56:.D121];2)" office:value-type="string" office:string-value="䷒" calcext:value-type="string">
            <text:p>䷒</text:p>
          </table:table-cell>
          <table:table-cell table:formula="of:=IF([.C454]=0;&quot;Unknown Error Thrown&quot;;&quot; &quot;)" office:value-type="string" office:string-value=" " calcext:value-type="string">
            <text:p><text:s/></text:p>
          </table:table-cell>
          <table:table-cell table:formula="of:=VLOOKUP([.C454];[IQ.L94:.U158];3)" office:value-type="string" office:string-value="lín" calcext:value-type="string">
            <text:p>lí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55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 X6</text:p>
          </table:table-cell>
          <table:table-cell table:style-name="train_20_amber_20_light"/>
          <table:table-cell table:formula="of:=VLOOKUP([IQ.M16];[IQ.A24:.I31];[IQ.M18]+1)" office:value-type="float" office:value="15" calcext:value-type="float">
            <text:p>15</text:p>
          </table:table-cell>
          <table:table-cell table:style-name="ce16" table:formula="of:=VLOOKUP([.C456];[IQ.C56:.D121];2)" office:value-type="string" office:string-value="䷎" calcext:value-type="string">
            <text:p>䷎</text:p>
          </table:table-cell>
          <table:table-cell table:style-name="train_20_amber_20_light" table:formula="of:=IF([.C45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56];[IQ.L94:.U158];3)" office:value-type="string" office:string-value="qiān" calcext:value-type="string">
            <text:p>qiā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 X5</text:p>
          </table:table-cell>
          <table:table-cell table:style-name="train_20_amber_20_light"/>
          <table:table-cell table:formula="of:=VLOOKUP([IQ.M17];[IQ.A24:.I31];[IQ.M18]+1)" office:value-type="float" office:value="2" calcext:value-type="float">
            <text:p>2</text:p>
          </table:table-cell>
          <table:table-cell table:style-name="ce16" table:formula="of:=VLOOKUP([.C457];[IQ.C56:.D121];2)" office:value-type="string" office:string-value="䷁" calcext:value-type="string">
            <text:p>䷁</text:p>
          </table:table-cell>
          <table:table-cell table:style-name="train_20_amber_20_light" table:formula="of:=IF([.C45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57];[IQ.L94:.U158];3)" office:value-type="string" office:string-value="Kūn" calcext:value-type="string">
            <text:p>Kū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 X4</text:p>
          </table:table-cell>
          <table:table-cell table:style-name="train_20_amber_20_light"/>
          <table:table-cell table:formula="of:=VLOOKUP([IQ.M18];[IQ.A24:.I31];[IQ.M18]+1)" office:value-type="float" office:value="2" calcext:value-type="float">
            <text:p>2</text:p>
          </table:table-cell>
          <table:table-cell table:style-name="ce16" table:formula="of:=VLOOKUP([.C458];[IQ.C56:.D121];2)" office:value-type="string" office:string-value="䷁" calcext:value-type="string">
            <text:p>䷁</text:p>
          </table:table-cell>
          <table:table-cell table:style-name="train_20_amber_20_light" table:formula="of:=IF([.C45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58];[IQ.L94:.U158];3)" office:value-type="string" office:string-value="Kūn" calcext:value-type="string">
            <text:p>Kū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4 / X3</text:p>
          </table:table-cell>
          <table:table-cell table:style-name="train_20_amber_20_light"/>
          <table:table-cell table:formula="of:=VLOOKUP([IQ.M19];[IQ.A24:.I31];[IQ.M18]+1)" office:value-type="float" office:value="24" calcext:value-type="float">
            <text:p>24</text:p>
          </table:table-cell>
          <table:table-cell table:style-name="ce16" table:formula="of:=VLOOKUP([.C459];[IQ.C56:.D121];2)" office:value-type="string" office:string-value="䷗" calcext:value-type="string">
            <text:p>䷗</text:p>
          </table:table-cell>
          <table:table-cell table:style-name="train_20_amber_20_light" table:formula="of:=IF([.C45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59];[IQ.L94:.U158];3)" office:value-type="string" office:string-value="fù" calcext:value-type="string">
            <text:p>fù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60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X3 / M6</text:p>
          </table:table-cell>
          <table:table-cell/>
          <table:table-cell table:style-name="train_20_green_20_light" table:formula="of:=VLOOKUP([IQ.M8];[IQ.A24:.I31];[IQ.M19]+1)" office:value-type="float" office:value="32" calcext:value-type="float">
            <text:p>32</text:p>
          </table:table-cell>
          <table:table-cell table:formula="of:=VLOOKUP([.C461];[IQ.C56:.D121];2)" office:value-type="string" office:string-value="䷟" calcext:value-type="string">
            <text:p>䷟</text:p>
          </table:table-cell>
          <table:table-cell table:formula="of:=IF([.C461]=0;&quot;Unknown Error Thrown&quot;;&quot; &quot;)" office:value-type="string" office:string-value=" " calcext:value-type="string">
            <text:p><text:s/></text:p>
          </table:table-cell>
          <table:table-cell table:formula="of:=VLOOKUP([.C461];[IQ.L94:.U158];3)" office:value-type="string" office:string-value="héng" calcext:value-type="string">
            <text:p>hé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 M5</text:p>
          </table:table-cell>
          <table:table-cell/>
          <table:table-cell table:style-name="train_20_green_20_light" table:formula="of:=VLOOKUP([IQ.M9];[IQ.A24:.I31];[IQ.M19]+1)" office:value-type="float" office:value="62" calcext:value-type="float">
            <text:p>62</text:p>
          </table:table-cell>
          <table:table-cell table:formula="of:=VLOOKUP([.C462];[IQ.C56:.D121];2)" office:value-type="string" office:string-value="䷽" calcext:value-type="string">
            <text:p>䷽</text:p>
          </table:table-cell>
          <table:table-cell table:formula="of:=IF([.C462]=0;&quot;Unknown Error Thrown&quot;;&quot; &quot;)" office:value-type="string" office:string-value=" " calcext:value-type="string">
            <text:p><text:s/></text:p>
          </table:table-cell>
          <table:table-cell table:formula="of:=VLOOKUP([.C462];[IQ.L94:.U158];3)" office:value-type="string" office:string-value="xiǎo guò" calcext:value-type="string">
            <text:p>xiǎo guò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 M4</text:p>
          </table:table-cell>
          <table:table-cell/>
          <table:table-cell table:style-name="train_20_green_20_light" table:formula="of:=VLOOKUP([IQ.M10];[IQ.A24:.I31];[IQ.M19]+1)" office:value-type="float" office:value="51" calcext:value-type="float">
            <text:p>51</text:p>
          </table:table-cell>
          <table:table-cell table:formula="of:=VLOOKUP([.C463];[IQ.C56:.D121];2)" office:value-type="string" office:string-value="䷲" calcext:value-type="string">
            <text:p>䷲</text:p>
          </table:table-cell>
          <table:table-cell table:formula="of:=IF([.C463]=0;&quot;Unknown Error Thrown&quot;;&quot; &quot;)" office:value-type="string" office:string-value=" " calcext:value-type="string">
            <text:p><text:s/></text:p>
          </table:table-cell>
          <table:table-cell table:formula="of:=VLOOKUP([.C463];[IQ.L94:.U158];3)" office:value-type="string" office:string-value="zhèn" calcext:value-type="string">
            <text:p>zhè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 M3</text:p>
          </table:table-cell>
          <table:table-cell/>
          <table:table-cell table:style-name="train_20_green_20_light" table:formula="of:=VLOOKUP([IQ.M11];[IQ.A24:.I31];[IQ.M19]+1)" office:value-type="float" office:value="40" calcext:value-type="float">
            <text:p>40</text:p>
          </table:table-cell>
          <table:table-cell table:formula="of:=VLOOKUP([.C464];[IQ.C56:.D121];2)" office:value-type="string" office:string-value="䷧" calcext:value-type="string">
            <text:p>䷧</text:p>
          </table:table-cell>
          <table:table-cell table:formula="of:=IF([.C464]=0;&quot;Unknown Error Thrown&quot;;&quot; &quot;)" office:value-type="string" office:string-value=" " calcext:value-type="string">
            <text:p><text:s/></text:p>
          </table:table-cell>
          <table:table-cell table:formula="of:=VLOOKUP([.C464];[IQ.L94:.U158];3)" office:value-type="string" office:string-value="xiè" calcext:value-type="string">
            <text:p>xiè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65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3 / N6</text:p>
          </table:table-cell>
          <table:table-cell table:style-name="train_20_amber_20_light"/>
          <table:table-cell table:formula="of:=VLOOKUP([IQ.M12];[IQ.A24:.I31];[IQ.M19]+1)" office:value-type="float" office:value="55" calcext:value-type="float">
            <text:p>55</text:p>
          </table:table-cell>
          <table:table-cell table:style-name="ce16" table:formula="of:=VLOOKUP([.C466];[IQ.C56:.D121];2)" office:value-type="string" office:string-value="䷶" calcext:value-type="string">
            <text:p>䷶</text:p>
          </table:table-cell>
          <table:table-cell table:style-name="train_20_amber_20_light" table:formula="of:=IF([.C46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66];[IQ.L94:.U158];3)" office:value-type="string" office:string-value="fēng" calcext:value-type="string">
            <text:p>fē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3 / N5</text:p>
          </table:table-cell>
          <table:table-cell table:style-name="train_20_amber_20_light"/>
          <table:table-cell table:formula="of:=VLOOKUP([IQ.M13];[IQ.A24:.I31];[IQ.M19]+1)" office:value-type="float" office:value="40" calcext:value-type="float">
            <text:p>40</text:p>
          </table:table-cell>
          <table:table-cell table:style-name="ce16" table:formula="of:=VLOOKUP([.C467];[IQ.C56:.D121];2)" office:value-type="string" office:string-value="䷧" calcext:value-type="string">
            <text:p>䷧</text:p>
          </table:table-cell>
          <table:table-cell table:style-name="train_20_amber_20_light" table:formula="of:=IF([.C46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67];[IQ.L94:.U158];3)" office:value-type="string" office:string-value="xiè" calcext:value-type="string">
            <text:p>xiè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3 / N4</text:p>
          </table:table-cell>
          <table:table-cell table:style-name="train_20_amber_20_light"/>
          <table:table-cell table:formula="of:=VLOOKUP([IQ.M14];[IQ.A24:.I31];[IQ.M19]+1)" office:value-type="float" office:value="55" calcext:value-type="float">
            <text:p>55</text:p>
          </table:table-cell>
          <table:table-cell table:style-name="ce16" table:formula="of:=VLOOKUP([.C468];[IQ.C56:.D121];2)" office:value-type="string" office:string-value="䷶" calcext:value-type="string">
            <text:p>䷶</text:p>
          </table:table-cell>
          <table:table-cell table:style-name="train_20_amber_20_light" table:formula="of:=IF([.C46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68];[IQ.L94:.U158];3)" office:value-type="string" office:string-value="fēng" calcext:value-type="string">
            <text:p>fē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X3 / N3</text:p>
          </table:table-cell>
          <table:table-cell table:style-name="train_20_amber_20_light"/>
          <table:table-cell table:formula="of:=VLOOKUP([IQ.M15];[IQ.A24:.I31];[IQ.M19]+1)" office:value-type="float" office:value="54" calcext:value-type="float">
            <text:p>54</text:p>
          </table:table-cell>
          <table:table-cell table:style-name="ce16" table:formula="of:=VLOOKUP([.C469];[IQ.C56:.D121];2)" office:value-type="string" office:string-value="䷵" calcext:value-type="string">
            <text:p>䷵</text:p>
          </table:table-cell>
          <table:table-cell table:style-name="train_20_amber_20_light" table:formula="of:=IF([.C46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69];[IQ.L94:.U158];3)" office:value-type="string" office:string-value="guī mèi" calcext:value-type="string">
            <text:p>guī mèi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70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X3 / X6</text:p>
          </table:table-cell>
          <table:table-cell/>
          <table:table-cell table:style-name="train_20_green_20_light" table:formula="of:=VLOOKUP([IQ.M16];[IQ.A24:.I31];[IQ.M19]+1)" office:value-type="float" office:value="62" calcext:value-type="float">
            <text:p>62</text:p>
          </table:table-cell>
          <table:table-cell table:formula="of:=VLOOKUP([.C471];[IQ.C56:.D121];2)" office:value-type="string" office:string-value="䷽" calcext:value-type="string">
            <text:p>䷽</text:p>
          </table:table-cell>
          <table:table-cell table:formula="of:=IF([.C471]=0;&quot;Unknown Error Thrown&quot;;&quot; &quot;)" office:value-type="string" office:string-value=" " calcext:value-type="string">
            <text:p><text:s/></text:p>
          </table:table-cell>
          <table:table-cell table:formula="of:=VLOOKUP([.C471];[IQ.L94:.U158];3)" office:value-type="string" office:string-value="xiǎo guò" calcext:value-type="string">
            <text:p>xiǎo guò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 X5</text:p>
          </table:table-cell>
          <table:table-cell/>
          <table:table-cell table:style-name="train_20_green_20_light" table:formula="of:=VLOOKUP([IQ.M17];[IQ.A24:.I31];[IQ.M19]+1)" office:value-type="float" office:value="16" calcext:value-type="float">
            <text:p>16</text:p>
          </table:table-cell>
          <table:table-cell table:formula="of:=VLOOKUP([.C472];[IQ.C56:.D121];2)" office:value-type="string" office:string-value="䷏" calcext:value-type="string">
            <text:p>䷏</text:p>
          </table:table-cell>
          <table:table-cell table:formula="of:=IF([.C472]=0;&quot;Unknown Error Thrown&quot;;&quot; &quot;)" office:value-type="string" office:string-value=" " calcext:value-type="string">
            <text:p><text:s/></text:p>
          </table:table-cell>
          <table:table-cell table:formula="of:=VLOOKUP([.C472];[IQ.L94:.U158];3)" office:value-type="string" office:string-value="yù" calcext:value-type="string">
            <text:p>yù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 X4</text:p>
          </table:table-cell>
          <table:table-cell/>
          <table:table-cell table:style-name="train_20_green_20_light" table:formula="of:=VLOOKUP([IQ.M18];[IQ.A24:.I31];[IQ.M19]+1)" office:value-type="float" office:value="16" calcext:value-type="float">
            <text:p>16</text:p>
          </table:table-cell>
          <table:table-cell table:formula="of:=VLOOKUP([.C473];[IQ.C56:.D121];2)" office:value-type="string" office:string-value="䷏" calcext:value-type="string">
            <text:p>䷏</text:p>
          </table:table-cell>
          <table:table-cell table:formula="of:=IF([.C473]=0;&quot;Unknown Error Thrown&quot;;&quot; &quot;)" office:value-type="string" office:string-value=" " calcext:value-type="string">
            <text:p><text:s/></text:p>
          </table:table-cell>
          <table:table-cell table:formula="of:=VLOOKUP([.C473];[IQ.L94:.U158];3)" office:value-type="string" office:string-value="yù" calcext:value-type="string">
            <text:p>yù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X3 / X3</text:p>
          </table:table-cell>
          <table:table-cell/>
          <table:table-cell table:style-name="train_20_green_20_light" table:formula="of:=VLOOKUP([IQ.M19];[IQ.A24:.I31];[IQ.M19]+1)" office:value-type="float" office:value="51" calcext:value-type="float">
            <text:p>51</text:p>
          </table:table-cell>
          <table:table-cell table:formula="of:=VLOOKUP([.C474];[IQ.C56:.D121];2)" office:value-type="string" office:string-value="䷲" calcext:value-type="string">
            <text:p>䷲</text:p>
          </table:table-cell>
          <table:table-cell table:formula="of:=IF([.C474]=0;&quot;Unknown Error Thrown&quot;;&quot; &quot;)" office:value-type="string" office:string-value=" " calcext:value-type="string">
            <text:p><text:s/></text:p>
          </table:table-cell>
          <table:table-cell table:formula="of:=VLOOKUP([.C474];[IQ.L94:.U158];3)" office:value-type="string" office:string-value="zhèn" calcext:value-type="string">
            <text:p>zhè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75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P6</text:p>
          </table:table-cell>
          <table:table-cell table:style-name="train_20_amber_20_light"/>
          <table:table-cell table:formula="of:=VLOOKUP([IQ.M4];[IQ.A24:.I31];[IQ.M22]+1)" office:value-type="float" office:value="18" calcext:value-type="float">
            <text:p>18</text:p>
          </table:table-cell>
          <table:table-cell table:style-name="ce16" table:formula="of:=VLOOKUP([.C476];[IQ.C56:.D121];2)" office:value-type="string" office:string-value="䷑" calcext:value-type="string">
            <text:p>䷑</text:p>
          </table:table-cell>
          <table:table-cell table:style-name="train_20_amber_20_light" table:formula="of:=IF([.C47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76];[IQ.L94:.U158];3)" office:value-type="string" office:string-value="gŭ" calcext:value-type="string">
            <text:p>g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P5</text:p>
          </table:table-cell>
          <table:table-cell table:style-name="train_20_amber_20_light"/>
          <table:table-cell table:formula="of:=VLOOKUP([IQ.M5];[IQ.A24:.I31];[IQ.M22]+1)" office:value-type="float" office:value="22" calcext:value-type="float">
            <text:p>22</text:p>
          </table:table-cell>
          <table:table-cell table:style-name="ce16" table:formula="of:=VLOOKUP([.C477];[IQ.C56:.D121];2)" office:value-type="string" office:string-value="䷕" calcext:value-type="string">
            <text:p>䷕</text:p>
          </table:table-cell>
          <table:table-cell table:style-name="train_20_amber_20_light" table:formula="of:=IF([.C47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77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P4</text:p>
          </table:table-cell>
          <table:table-cell table:style-name="train_20_amber_20_light"/>
          <table:table-cell table:formula="of:=VLOOKUP([IQ.M6];[IQ.A24:.I31];[IQ.M22]+1)" office:value-type="float" office:value="41" calcext:value-type="float">
            <text:p>41</text:p>
          </table:table-cell>
          <table:table-cell table:style-name="ce16" table:formula="of:=VLOOKUP([.C478];[IQ.C56:.D121];2)" office:value-type="string" office:string-value="䷨" calcext:value-type="string">
            <text:p>䷨</text:p>
          </table:table-cell>
          <table:table-cell table:style-name="train_20_amber_20_light" table:formula="of:=IF([.C47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78];[IQ.L94:.U158];3)" office:value-type="string" office:string-value="sǔn" calcext:value-type="string">
            <text:p>sǔ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P3</text:p>
          </table:table-cell>
          <table:table-cell table:style-name="train_20_amber_20_light"/>
          <table:table-cell table:formula="of:=VLOOKUP([IQ.M7];[IQ.A24:.I31];[IQ.M22]+1)" office:value-type="float" office:value="18" calcext:value-type="float">
            <text:p>18</text:p>
          </table:table-cell>
          <table:table-cell table:style-name="ce16" table:formula="of:=VLOOKUP([.C479];[IQ.C56:.D121];2)" office:value-type="string" office:string-value="䷑" calcext:value-type="string">
            <text:p>䷑</text:p>
          </table:table-cell>
          <table:table-cell table:style-name="train_20_amber_20_light" table:formula="of:=IF([.C47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79];[IQ.L94:.U158];3)" office:value-type="string" office:string-value="gŭ" calcext:value-type="string">
            <text:p>g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I1</text:p>
          </table:table-cell>
          <table:table-cell table:style-name="train_20_amber_20_light"/>
          <table:table-cell table:formula="of:=VLOOKUP([IQ.M20];[IQ.A24:.I31];[IQ.M22]+1)" office:value-type="float" office:value="18" calcext:value-type="float">
            <text:p>18</text:p>
          </table:table-cell>
          <table:table-cell table:style-name="ce16" table:formula="of:=VLOOKUP([.C480];[IQ.C56:.D121];2)" office:value-type="string" office:string-value="䷑" calcext:value-type="string">
            <text:p>䷑</text:p>
          </table:table-cell>
          <table:table-cell table:style-name="train_20_amber_20_light" table:formula="of:=IF([.C48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80];[IQ.L94:.U158];3)" office:value-type="string" office:string-value="gŭ" calcext:value-type="string">
            <text:p>g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I2</text:p>
          </table:table-cell>
          <table:table-cell table:style-name="train_20_amber_20_light"/>
          <table:table-cell table:formula="of:=VLOOKUP([IQ.M21];[IQ.A24:.I31];[IQ.M22]+1)" office:value-type="float" office:value="22" calcext:value-type="float">
            <text:p>22</text:p>
          </table:table-cell>
          <table:table-cell table:style-name="ce16" table:formula="of:=VLOOKUP([.C481];[IQ.C56:.D121];2)" office:value-type="string" office:string-value="䷕" calcext:value-type="string">
            <text:p>䷕</text:p>
          </table:table-cell>
          <table:table-cell table:style-name="train_20_amber_20_light" table:formula="of:=IF([.C48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81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G</text:p>
          </table:table-cell>
          <table:table-cell table:style-name="train_20_amber_20_light"/>
          <table:table-cell table:formula="of:=VLOOKUP([IQ.M22];[IQ.A24:.I31];[IQ.M22]+1)" office:value-type="float" office:value="52" calcext:value-type="float">
            <text:p>52</text:p>
          </table:table-cell>
          <table:table-cell table:style-name="ce16" table:formula="of:=VLOOKUP([.C482];[IQ.C56:.D121];2)" office:value-type="string" office:string-value="䷳" calcext:value-type="string">
            <text:p>䷳</text:p>
          </table:table-cell>
          <table:table-cell table:style-name="train_20_amber_20_light" table:formula="of:=IF([.C48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82];[IQ.L94:.U158];3)" office:value-type="string" office:string-value="gèn" calcext:value-type="string">
            <text:p>gè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83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G / M6</text:p>
          </table:table-cell>
          <table:table-cell/>
          <table:table-cell table:style-name="train_20_green_20_light" table:formula="of:=VLOOKUP([IQ.M8];[IQ.A24:.I31];[IQ.M22]+1)" office:value-type="float" office:value="18" calcext:value-type="float">
            <text:p>18</text:p>
          </table:table-cell>
          <table:table-cell table:formula="of:=VLOOKUP([.C484];[IQ.C56:.D121];2)" office:value-type="string" office:string-value="䷑" calcext:value-type="string">
            <text:p>䷑</text:p>
          </table:table-cell>
          <table:table-cell table:formula="of:=IF([.C484]=0;&quot;Unknown Error Thrown&quot;;&quot; &quot;)" office:value-type="string" office:string-value=" " calcext:value-type="string">
            <text:p><text:s/></text:p>
          </table:table-cell>
          <table:table-cell table:formula="of:=VLOOKUP([.C484];[IQ.L94:.U158];3)" office:value-type="string" office:string-value="gŭ" calcext:value-type="string">
            <text:p>g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G / M5</text:p>
          </table:table-cell>
          <table:table-cell/>
          <table:table-cell table:style-name="train_20_green_20_light" table:formula="of:=VLOOKUP([IQ.M9];[IQ.A24:.I31];[IQ.M22]+1)" office:value-type="float" office:value="52" calcext:value-type="float">
            <text:p>52</text:p>
          </table:table-cell>
          <table:table-cell table:formula="of:=VLOOKUP([.C485];[IQ.C56:.D121];2)" office:value-type="string" office:string-value="䷳" calcext:value-type="string">
            <text:p>䷳</text:p>
          </table:table-cell>
          <table:table-cell table:formula="of:=IF([.C485]=0;&quot;Unknown Error Thrown&quot;;&quot; &quot;)" office:value-type="string" office:string-value=" " calcext:value-type="string">
            <text:p><text:s/></text:p>
          </table:table-cell>
          <table:table-cell table:formula="of:=VLOOKUP([.C485];[IQ.L94:.U158];3)" office:value-type="string" office:string-value="gèn" calcext:value-type="string">
            <text:p>gè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G / M4</text:p>
          </table:table-cell>
          <table:table-cell/>
          <table:table-cell table:style-name="train_20_green_20_light" table:formula="of:=VLOOKUP([IQ.M10];[IQ.A24:.I31];[IQ.M22]+1)" office:value-type="float" office:value="27" calcext:value-type="float">
            <text:p>27</text:p>
          </table:table-cell>
          <table:table-cell table:formula="of:=VLOOKUP([.C486];[IQ.C56:.D121];2)" office:value-type="string" office:string-value="䷚" calcext:value-type="string">
            <text:p>䷚</text:p>
          </table:table-cell>
          <table:table-cell table:formula="of:=IF([.C486]=0;&quot;Unknown Error Thrown&quot;;&quot; &quot;)" office:value-type="string" office:string-value=" " calcext:value-type="string">
            <text:p><text:s/></text:p>
          </table:table-cell>
          <table:table-cell table:formula="of:=VLOOKUP([.C486];[IQ.L94:.U158];3)" office:value-type="string" office:string-value="yí" calcext:value-type="string">
            <text:p>yí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G / M3</text:p>
          </table:table-cell>
          <table:table-cell/>
          <table:table-cell table:style-name="train_20_green_20_light" table:formula="of:=VLOOKUP([IQ.M11];[IQ.A24:.I31];[IQ.M22]+1)" office:value-type="float" office:value="4" calcext:value-type="float">
            <text:p>4</text:p>
          </table:table-cell>
          <table:table-cell table:formula="of:=VLOOKUP([.C487];[IQ.C56:.D121];2)" office:value-type="string" office:string-value="䷃" calcext:value-type="string">
            <text:p>䷃</text:p>
          </table:table-cell>
          <table:table-cell table:formula="of:=IF([.C487]=0;&quot;Unknown Error Thrown&quot;;&quot; &quot;)" office:value-type="string" office:string-value=" " calcext:value-type="string">
            <text:p><text:s/></text:p>
          </table:table-cell>
          <table:table-cell table:formula="of:=VLOOKUP([.C487];[IQ.L94:.U158];3)" office:value-type="string" office:string-value="méng" calcext:value-type="string">
            <text:p>méng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88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N6</text:p>
          </table:table-cell>
          <table:table-cell table:style-name="train_20_amber_20_light"/>
          <table:table-cell table:formula="of:=VLOOKUP([IQ.M12];[IQ.A24:.I31];[IQ.M22]+1)" office:value-type="float" office:value="22" calcext:value-type="float">
            <text:p>22</text:p>
          </table:table-cell>
          <table:table-cell table:style-name="ce16" table:formula="of:=VLOOKUP([.C489];[IQ.C56:.D121];2)" office:value-type="string" office:string-value="䷕" calcext:value-type="string">
            <text:p>䷕</text:p>
          </table:table-cell>
          <table:table-cell table:style-name="train_20_amber_20_light" table:formula="of:=IF([.C48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89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N5</text:p>
          </table:table-cell>
          <table:table-cell table:style-name="train_20_amber_20_light"/>
          <table:table-cell table:formula="of:=VLOOKUP([IQ.M13];[IQ.A24:.I31];[IQ.M22]+1)" office:value-type="float" office:value="4" calcext:value-type="float">
            <text:p>4</text:p>
          </table:table-cell>
          <table:table-cell table:style-name="ce16" table:formula="of:=VLOOKUP([.C490];[IQ.C56:.D121];2)" office:value-type="string" office:string-value="䷃" calcext:value-type="string">
            <text:p>䷃</text:p>
          </table:table-cell>
          <table:table-cell table:style-name="train_20_amber_20_light" table:formula="of:=IF([.C49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90];[IQ.L94:.U158];3)" office:value-type="string" office:string-value="méng" calcext:value-type="string">
            <text:p>mé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N4</text:p>
          </table:table-cell>
          <table:table-cell table:style-name="train_20_amber_20_light"/>
          <table:table-cell table:formula="of:=VLOOKUP([IQ.M14];[IQ.A24:.I31];[IQ.M22]+1)" office:value-type="float" office:value="22" calcext:value-type="float">
            <text:p>22</text:p>
          </table:table-cell>
          <table:table-cell table:style-name="ce16" table:formula="of:=VLOOKUP([.C491];[IQ.C56:.D121];2)" office:value-type="string" office:string-value="䷕" calcext:value-type="string">
            <text:p>䷕</text:p>
          </table:table-cell>
          <table:table-cell table:style-name="train_20_amber_20_light" table:formula="of:=IF([.C49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91];[IQ.L94:.U158];3)" office:value-type="string" office:string-value="bì" calcext:value-type="string">
            <text:p>b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G / N3</text:p>
          </table:table-cell>
          <table:table-cell table:style-name="train_20_amber_20_light"/>
          <table:table-cell table:formula="of:=VLOOKUP([IQ.M15];[IQ.A24:.I31];[IQ.M22]+1)" office:value-type="float" office:value="41" calcext:value-type="float">
            <text:p>41</text:p>
          </table:table-cell>
          <table:table-cell table:style-name="ce16" table:formula="of:=VLOOKUP([.C492];[IQ.C56:.D121];2)" office:value-type="string" office:string-value="䷨" calcext:value-type="string">
            <text:p>䷨</text:p>
          </table:table-cell>
          <table:table-cell table:style-name="train_20_amber_20_light" table:formula="of:=IF([.C49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92];[IQ.L94:.U158];3)" office:value-type="string" office:string-value="sǔn" calcext:value-type="string">
            <text:p>sǔ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93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G / X6</text:p>
          </table:table-cell>
          <table:table-cell/>
          <table:table-cell table:style-name="train_20_green_20_light" table:formula="of:=VLOOKUP([IQ.M16];[IQ.A24:.I31];[IQ.M22]+1)" office:value-type="float" office:value="52" calcext:value-type="float">
            <text:p>52</text:p>
          </table:table-cell>
          <table:table-cell table:formula="of:=VLOOKUP([.C494];[IQ.C56:.D121];2)" office:value-type="string" office:string-value="䷳" calcext:value-type="string">
            <text:p>䷳</text:p>
          </table:table-cell>
          <table:table-cell table:formula="of:=IF([.C494]=0;&quot;Unknown Error Thrown&quot;;&quot; &quot;)" office:value-type="string" office:string-value=" " calcext:value-type="string">
            <text:p><text:s/></text:p>
          </table:table-cell>
          <table:table-cell table:formula="of:=VLOOKUP([.C494];[IQ.L94:.U158];3)" office:value-type="string" office:string-value="gèn" calcext:value-type="string">
            <text:p>gè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G / X5</text:p>
          </table:table-cell>
          <table:table-cell/>
          <table:table-cell table:style-name="train_20_green_20_light" table:formula="of:=VLOOKUP([IQ.M17];[IQ.A24:.I31];[IQ.M22]+1)" office:value-type="float" office:value="23" calcext:value-type="float">
            <text:p>23</text:p>
          </table:table-cell>
          <table:table-cell table:formula="of:=VLOOKUP([.C495];[IQ.C56:.D121];2)" office:value-type="string" office:string-value="䷖" calcext:value-type="string">
            <text:p>䷖</text:p>
          </table:table-cell>
          <table:table-cell table:formula="of:=IF([.C495]=0;&quot;Unknown Error Thrown&quot;;&quot; &quot;)" office:value-type="string" office:string-value=" " calcext:value-type="string">
            <text:p><text:s/></text:p>
          </table:table-cell>
          <table:table-cell table:formula="of:=VLOOKUP([.C495];[IQ.L94:.U158];3)" office:value-type="string" office:string-value="bō" calcext:value-type="string">
            <text:p>bō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G / X4</text:p>
          </table:table-cell>
          <table:table-cell/>
          <table:table-cell table:style-name="train_20_green_20_light" table:formula="of:=VLOOKUP([IQ.M18];[IQ.A24:.I31];[IQ.M22]+1)" office:value-type="float" office:value="23" calcext:value-type="float">
            <text:p>23</text:p>
          </table:table-cell>
          <table:table-cell table:formula="of:=VLOOKUP([.C496];[IQ.C56:.D121];2)" office:value-type="string" office:string-value="䷖" calcext:value-type="string">
            <text:p>䷖</text:p>
          </table:table-cell>
          <table:table-cell table:formula="of:=IF([.C496]=0;&quot;Unknown Error Thrown&quot;;&quot; &quot;)" office:value-type="string" office:string-value=" " calcext:value-type="string">
            <text:p><text:s/></text:p>
          </table:table-cell>
          <table:table-cell table:formula="of:=VLOOKUP([.C496];[IQ.L94:.U158];3)" office:value-type="string" office:string-value="bō" calcext:value-type="string">
            <text:p>bō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G / X3</text:p>
          </table:table-cell>
          <table:table-cell/>
          <table:table-cell table:style-name="train_20_green_20_light" table:formula="of:=VLOOKUP([IQ.M19];[IQ.A24:.I31];[IQ.M22]+1)" office:value-type="float" office:value="27" calcext:value-type="float">
            <text:p>27</text:p>
          </table:table-cell>
          <table:table-cell table:formula="of:=VLOOKUP([.C497];[IQ.C56:.D121];2)" office:value-type="string" office:string-value="䷚" calcext:value-type="string">
            <text:p>䷚</text:p>
          </table:table-cell>
          <table:table-cell table:formula="of:=IF([.C497]=0;&quot;Unknown Error Thrown&quot;;&quot; &quot;)" office:value-type="string" office:string-value=" " calcext:value-type="string">
            <text:p><text:s/></text:p>
          </table:table-cell>
          <table:table-cell table:formula="of:=VLOOKUP([.C497];[IQ.L94:.U158];3)" office:value-type="string" office:string-value="yí" calcext:value-type="string">
            <text:p>yí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498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P6</text:p>
          </table:table-cell>
          <table:table-cell table:style-name="train_20_amber_20_light"/>
          <table:table-cell table:formula="of:=VLOOKUP([IQ.M4];[IQ.A24:.I31];[IQ.M20]+1)" office:value-type="float" office:value="57" calcext:value-type="float">
            <text:p>57</text:p>
          </table:table-cell>
          <table:table-cell table:style-name="ce16" table:formula="of:=VLOOKUP([.C499];[IQ.C56:.D121];2)" office:value-type="string" office:string-value="䷸" calcext:value-type="string">
            <text:p>䷸</text:p>
          </table:table-cell>
          <table:table-cell table:style-name="train_20_amber_20_light" table:formula="of:=IF([.C499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499];[IQ.L94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P5</text:p>
          </table:table-cell>
          <table:table-cell table:style-name="train_20_amber_20_light"/>
          <table:table-cell table:formula="of:=VLOOKUP([IQ.M5];[IQ.A24:.I31];[IQ.M20]+1)" office:value-type="float" office:value="37" calcext:value-type="float">
            <text:p>37</text:p>
          </table:table-cell>
          <table:table-cell table:style-name="ce16" table:formula="of:=VLOOKUP([.C500];[IQ.C56:.D121];2)" office:value-type="string" office:string-value="䷤" calcext:value-type="string">
            <text:p>䷤</text:p>
          </table:table-cell>
          <table:table-cell table:style-name="train_20_amber_20_light" table:formula="of:=IF([.C500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00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P4</text:p>
          </table:table-cell>
          <table:table-cell table:style-name="train_20_amber_20_light"/>
          <table:table-cell table:formula="of:=VLOOKUP([IQ.M6];[IQ.A24:.I31];[IQ.M20]+1)" office:value-type="float" office:value="61" calcext:value-type="float">
            <text:p>61</text:p>
          </table:table-cell>
          <table:table-cell table:style-name="ce16" table:formula="of:=VLOOKUP([.C501];[IQ.C56:.D121];2)" office:value-type="string" office:string-value="䷼" calcext:value-type="string">
            <text:p>䷼</text:p>
          </table:table-cell>
          <table:table-cell table:style-name="train_20_amber_20_light" table:formula="of:=IF([.C501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01];[IQ.L94:.U158];3)" office:value-type="string" office:string-value="zhōng fú" calcext:value-type="string">
            <text:p>zhōng fú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P3</text:p>
          </table:table-cell>
          <table:table-cell table:style-name="train_20_amber_20_light"/>
          <table:table-cell table:formula="of:=VLOOKUP([IQ.M7];[IQ.A24:.I31];[IQ.M20]+1)" office:value-type="float" office:value="57" calcext:value-type="float">
            <text:p>57</text:p>
          </table:table-cell>
          <table:table-cell table:style-name="ce16" table:formula="of:=VLOOKUP([.C502];[IQ.C56:.D121];2)" office:value-type="string" office:string-value="䷸" calcext:value-type="string">
            <text:p>䷸</text:p>
          </table:table-cell>
          <table:table-cell table:style-name="train_20_amber_20_light" table:formula="of:=IF([.C50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02];[IQ.L94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I1</text:p>
          </table:table-cell>
          <table:table-cell table:style-name="train_20_amber_20_light"/>
          <table:table-cell table:formula="of:=VLOOKUP([IQ.M20];[IQ.A24:.I31];[IQ.M20]+1)" office:value-type="float" office:value="57" calcext:value-type="float">
            <text:p>57</text:p>
          </table:table-cell>
          <table:table-cell table:style-name="ce16" table:formula="of:=VLOOKUP([.C503];[IQ.C56:.D121];2)" office:value-type="string" office:string-value="䷸" calcext:value-type="string">
            <text:p>䷸</text:p>
          </table:table-cell>
          <table:table-cell table:style-name="train_20_amber_20_light" table:formula="of:=IF([.C50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03];[IQ.L94:.U158];3)" office:value-type="string" office:string-value="xùn" calcext:value-type="string">
            <text:p>xù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I2</text:p>
          </table:table-cell>
          <table:table-cell table:style-name="train_20_amber_20_light"/>
          <table:table-cell table:formula="of:=VLOOKUP([IQ.M21];[IQ.A24:.I31];[IQ.M20]+1)" office:value-type="float" office:value="37" calcext:value-type="float">
            <text:p>37</text:p>
          </table:table-cell>
          <table:table-cell table:style-name="ce16" table:formula="of:=VLOOKUP([.C504];[IQ.C56:.D121];2)" office:value-type="string" office:string-value="䷤" calcext:value-type="string">
            <text:p>䷤</text:p>
          </table:table-cell>
          <table:table-cell table:style-name="train_20_amber_20_light" table:formula="of:=IF([.C50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04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G</text:p>
          </table:table-cell>
          <table:table-cell table:style-name="train_20_amber_20_light"/>
          <table:table-cell table:formula="of:=VLOOKUP([IQ.M22];[IQ.A24:.I31];[IQ.M20]+1)" office:value-type="float" office:value="53" calcext:value-type="float">
            <text:p>53</text:p>
          </table:table-cell>
          <table:table-cell table:style-name="ce16" table:formula="of:=VLOOKUP([.C505];[IQ.C56:.D121];2)" office:value-type="string" office:string-value="䷴" calcext:value-type="string">
            <text:p>䷴</text:p>
          </table:table-cell>
          <table:table-cell table:style-name="train_20_amber_20_light" table:formula="of:=IF([.C50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05];[IQ.L94:.U158];3)" office:value-type="string" office:string-value="jiàn" calcext:value-type="string">
            <text:p>ji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506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I1 / M6</text:p>
          </table:table-cell>
          <table:table-cell/>
          <table:table-cell table:style-name="train_20_green_20_light" table:formula="of:=VLOOKUP([IQ.M8];[IQ.A24:.I31];[IQ.M20]+1)" office:value-type="float" office:value="57" calcext:value-type="float">
            <text:p>57</text:p>
          </table:table-cell>
          <table:table-cell table:formula="of:=VLOOKUP([.C507];[IQ.C56:.D121];2)" office:value-type="string" office:string-value="䷸" calcext:value-type="string">
            <text:p>䷸</text:p>
          </table:table-cell>
          <table:table-cell table:formula="of:=IF([.C507]=0;&quot;Unknown Error Thrown&quot;;&quot; &quot;)" office:value-type="string" office:string-value=" " calcext:value-type="string">
            <text:p><text:s/></text:p>
          </table:table-cell>
          <table:table-cell table:formula="of:=VLOOKUP([.C507];[IQ.L94:.U158];3)" office:value-type="string" office:string-value="xùn" calcext:value-type="string">
            <text:p>xù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1 / M5</text:p>
          </table:table-cell>
          <table:table-cell/>
          <table:table-cell table:style-name="train_20_green_20_light" table:formula="of:=VLOOKUP([IQ.M9];[IQ.A24:.I31];[IQ.M20]+1)" office:value-type="float" office:value="53" calcext:value-type="float">
            <text:p>53</text:p>
          </table:table-cell>
          <table:table-cell table:formula="of:=VLOOKUP([.C508];[IQ.C56:.D121];2)" office:value-type="string" office:string-value="䷴" calcext:value-type="string">
            <text:p>䷴</text:p>
          </table:table-cell>
          <table:table-cell table:formula="of:=IF([.C508]=0;&quot;Unknown Error Thrown&quot;;&quot; &quot;)" office:value-type="string" office:string-value=" " calcext:value-type="string">
            <text:p><text:s/></text:p>
          </table:table-cell>
          <table:table-cell table:formula="of:=VLOOKUP([.C508];[IQ.L94:.U158];3)" office:value-type="string" office:string-value="jiàn" calcext:value-type="string">
            <text:p>jià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1 / M4</text:p>
          </table:table-cell>
          <table:table-cell/>
          <table:table-cell table:style-name="train_20_green_20_light" table:formula="of:=VLOOKUP([IQ.M10];[IQ.A24:.I31];[IQ.M20]+1)" office:value-type="float" office:value="42" calcext:value-type="float">
            <text:p>42</text:p>
          </table:table-cell>
          <table:table-cell table:formula="of:=VLOOKUP([.C509];[IQ.C56:.D121];2)" office:value-type="string" office:string-value="䷩" calcext:value-type="string">
            <text:p>䷩</text:p>
          </table:table-cell>
          <table:table-cell table:formula="of:=IF([.C509]=0;&quot;Unknown Error Thrown&quot;;&quot; &quot;)" office:value-type="string" office:string-value=" " calcext:value-type="string">
            <text:p><text:s/></text:p>
          </table:table-cell>
          <table:table-cell table:formula="of:=VLOOKUP([.C509];[IQ.L94:.U158];3)" office:value-type="string" office:string-value="yì" calcext:value-type="string">
            <text:p>yì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1 / M3</text:p>
          </table:table-cell>
          <table:table-cell/>
          <table:table-cell table:style-name="train_20_green_20_light" table:formula="of:=VLOOKUP([IQ.M11];[IQ.A24:.I31];[IQ.M20]+1)" office:value-type="float" office:value="59" calcext:value-type="float">
            <text:p>59</text:p>
          </table:table-cell>
          <table:table-cell table:formula="of:=VLOOKUP([.C510];[IQ.C56:.D121];2)" office:value-type="string" office:string-value="䷺" calcext:value-type="string">
            <text:p>䷺</text:p>
          </table:table-cell>
          <table:table-cell table:formula="of:=IF([.C510]=0;&quot;Unknown Error Thrown&quot;;&quot; &quot;)" office:value-type="string" office:string-value=" " calcext:value-type="string">
            <text:p><text:s/></text:p>
          </table:table-cell>
          <table:table-cell table:formula="of:=VLOOKUP([.C510];[IQ.L94:.U158];3)" office:value-type="string" office:string-value="huàn" calcext:value-type="string">
            <text:p>huàn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511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N6</text:p>
          </table:table-cell>
          <table:table-cell table:style-name="train_20_amber_20_light"/>
          <table:table-cell table:formula="of:=VLOOKUP([IQ.M12];[IQ.A24:.I31];[IQ.M20]+1)" office:value-type="float" office:value="37" calcext:value-type="float">
            <text:p>37</text:p>
          </table:table-cell>
          <table:table-cell table:style-name="ce16" table:formula="of:=VLOOKUP([.C512];[IQ.C56:.D121];2)" office:value-type="string" office:string-value="䷤" calcext:value-type="string">
            <text:p>䷤</text:p>
          </table:table-cell>
          <table:table-cell table:style-name="train_20_amber_20_light" table:formula="of:=IF([.C51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12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N5</text:p>
          </table:table-cell>
          <table:table-cell table:style-name="train_20_amber_20_light"/>
          <table:table-cell table:formula="of:=VLOOKUP([IQ.M13];[IQ.A24:.I31];[IQ.M20]+1)" office:value-type="float" office:value="59" calcext:value-type="float">
            <text:p>59</text:p>
          </table:table-cell>
          <table:table-cell table:style-name="ce16" table:formula="of:=VLOOKUP([.C513];[IQ.C56:.D121];2)" office:value-type="string" office:string-value="䷺" calcext:value-type="string">
            <text:p>䷺</text:p>
          </table:table-cell>
          <table:table-cell table:style-name="train_20_amber_20_light" table:formula="of:=IF([.C51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13];[IQ.L94:.U158];3)" office:value-type="string" office:string-value="huàn" calcext:value-type="string">
            <text:p>huà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N4</text:p>
          </table:table-cell>
          <table:table-cell table:style-name="train_20_amber_20_light"/>
          <table:table-cell table:formula="of:=VLOOKUP([IQ.M14];[IQ.A24:.I31];[IQ.M20]+1)" office:value-type="float" office:value="37" calcext:value-type="float">
            <text:p>37</text:p>
          </table:table-cell>
          <table:table-cell table:style-name="ce16" table:formula="of:=VLOOKUP([.C514];[IQ.C56:.D121];2)" office:value-type="string" office:string-value="䷤" calcext:value-type="string">
            <text:p>䷤</text:p>
          </table:table-cell>
          <table:table-cell table:style-name="train_20_amber_20_light" table:formula="of:=IF([.C51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14];[IQ.L94:.U158];3)" office:value-type="string" office:string-value="jiā rén" calcext:value-type="string">
            <text:p>jiā rén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1 / N3</text:p>
          </table:table-cell>
          <table:table-cell table:style-name="train_20_amber_20_light"/>
          <table:table-cell table:formula="of:=VLOOKUP([IQ.M15];[IQ.A24:.I31];[IQ.M20]+1)" office:value-type="float" office:value="61" calcext:value-type="float">
            <text:p>61</text:p>
          </table:table-cell>
          <table:table-cell table:style-name="ce16" table:formula="of:=VLOOKUP([.C515];[IQ.C56:.D121];2)" office:value-type="string" office:string-value="䷼" calcext:value-type="string">
            <text:p>䷼</text:p>
          </table:table-cell>
          <table:table-cell table:style-name="train_20_amber_20_light" table:formula="of:=IF([.C51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15];[IQ.L94:.U158];3)" office:value-type="string" office:string-value="zhōng fú" calcext:value-type="string">
            <text:p>zhōng fú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516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I1 / X6</text:p>
          </table:table-cell>
          <table:table-cell/>
          <table:table-cell table:style-name="train_20_green_20_light" table:formula="of:=VLOOKUP([IQ.M16];[IQ.A24:.I31];[IQ.M20]+1)" office:value-type="float" office:value="53" calcext:value-type="float">
            <text:p>53</text:p>
          </table:table-cell>
          <table:table-cell table:formula="of:=VLOOKUP([.C517];[IQ.C56:.D121];2)" office:value-type="string" office:string-value="䷴" calcext:value-type="string">
            <text:p>䷴</text:p>
          </table:table-cell>
          <table:table-cell table:formula="of:=IF([.C517]=0;&quot;Unknown Error Thrown&quot;;&quot; &quot;)" office:value-type="string" office:string-value=" " calcext:value-type="string">
            <text:p><text:s/></text:p>
          </table:table-cell>
          <table:table-cell table:formula="of:=VLOOKUP([.C517];[IQ.L94:.U158];3)" office:value-type="string" office:string-value="jiàn" calcext:value-type="string">
            <text:p>jià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1 / X5</text:p>
          </table:table-cell>
          <table:table-cell/>
          <table:table-cell table:style-name="train_20_green_20_light" table:formula="of:=VLOOKUP([IQ.M17];[IQ.A24:.I31];[IQ.M20]+1)" office:value-type="float" office:value="20" calcext:value-type="float">
            <text:p>20</text:p>
          </table:table-cell>
          <table:table-cell table:formula="of:=VLOOKUP([.C518];[IQ.C56:.D121];2)" office:value-type="string" office:string-value="䷓" calcext:value-type="string">
            <text:p>䷓</text:p>
          </table:table-cell>
          <table:table-cell table:formula="of:=IF([.C518]=0;&quot;Unknown Error Thrown&quot;;&quot; &quot;)" office:value-type="string" office:string-value=" " calcext:value-type="string">
            <text:p><text:s/></text:p>
          </table:table-cell>
          <table:table-cell table:formula="of:=VLOOKUP([.C518];[IQ.L94:.U158];3)" office:value-type="string" office:string-value="guān" calcext:value-type="string">
            <text:p>guā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1 / X4</text:p>
          </table:table-cell>
          <table:table-cell/>
          <table:table-cell table:style-name="train_20_green_20_light" table:formula="of:=VLOOKUP([IQ.M18];[IQ.A24:.I31];[IQ.M20]+1)" office:value-type="float" office:value="20" calcext:value-type="float">
            <text:p>20</text:p>
          </table:table-cell>
          <table:table-cell table:formula="of:=VLOOKUP([.C519];[IQ.C56:.D121];2)" office:value-type="string" office:string-value="䷓" calcext:value-type="string">
            <text:p>䷓</text:p>
          </table:table-cell>
          <table:table-cell table:formula="of:=IF([.C519]=0;&quot;Unknown Error Thrown&quot;;&quot; &quot;)" office:value-type="string" office:string-value=" " calcext:value-type="string">
            <text:p><text:s/></text:p>
          </table:table-cell>
          <table:table-cell table:formula="of:=VLOOKUP([.C519];[IQ.L94:.U158];3)" office:value-type="string" office:string-value="guān" calcext:value-type="string">
            <text:p>guā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1 / X3</text:p>
          </table:table-cell>
          <table:table-cell/>
          <table:table-cell table:style-name="train_20_green_20_light" table:formula="of:=VLOOKUP([IQ.M19];[IQ.A24:.I31];[IQ.M20]+1)" office:value-type="float" office:value="42" calcext:value-type="float">
            <text:p>42</text:p>
          </table:table-cell>
          <table:table-cell table:formula="of:=VLOOKUP([.C520];[IQ.C56:.D121];2)" office:value-type="string" office:string-value="䷩" calcext:value-type="string">
            <text:p>䷩</text:p>
          </table:table-cell>
          <table:table-cell table:formula="of:=IF([.C520]=0;&quot;Unknown Error Thrown&quot;;&quot; &quot;)" office:value-type="string" office:string-value=" " calcext:value-type="string">
            <text:p><text:s/></text:p>
          </table:table-cell>
          <table:table-cell table:formula="of:=VLOOKUP([.C520];[IQ.L94:.U158];3)" office:value-type="string" office:string-value="yì" calcext:value-type="string">
            <text:p>yì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521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P6</text:p>
          </table:table-cell>
          <table:table-cell table:style-name="train_20_amber_20_light"/>
          <table:table-cell table:formula="of:=VLOOKUP([IQ.M4];[IQ.A24:.I31];[IQ.M21]+1)" office:value-type="float" office:value="50" calcext:value-type="float">
            <text:p>50</text:p>
          </table:table-cell>
          <table:table-cell table:style-name="ce16" table:formula="of:=VLOOKUP([.C522];[IQ.C56:.D121];2)" office:value-type="string" office:string-value="䷱" calcext:value-type="string">
            <text:p>䷱</text:p>
          </table:table-cell>
          <table:table-cell table:style-name="train_20_amber_20_light" table:formula="of:=IF([.C522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22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P5</text:p>
          </table:table-cell>
          <table:table-cell table:style-name="train_20_amber_20_light"/>
          <table:table-cell table:formula="of:=VLOOKUP([IQ.M5];[IQ.A24:.I31];[IQ.M21]+1)" office:value-type="float" office:value="30" calcext:value-type="float">
            <text:p>30</text:p>
          </table:table-cell>
          <table:table-cell table:style-name="ce16" table:formula="of:=VLOOKUP([.C523];[IQ.C56:.D121];2)" office:value-type="string" office:string-value="䷝" calcext:value-type="string">
            <text:p>䷝</text:p>
          </table:table-cell>
          <table:table-cell table:style-name="train_20_amber_20_light" table:formula="of:=IF([.C523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23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P4</text:p>
          </table:table-cell>
          <table:table-cell table:style-name="train_20_amber_20_light"/>
          <table:table-cell table:formula="of:=VLOOKUP([IQ.M6];[IQ.A24:.I31];[IQ.M21]+1)" office:value-type="float" office:value="38" calcext:value-type="float">
            <text:p>38</text:p>
          </table:table-cell>
          <table:table-cell table:style-name="ce16" table:formula="of:=VLOOKUP([.C524];[IQ.C56:.D121];2)" office:value-type="string" office:string-value="䷥" calcext:value-type="string">
            <text:p>䷥</text:p>
          </table:table-cell>
          <table:table-cell table:style-name="train_20_amber_20_light" table:formula="of:=IF([.C524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24];[IQ.L94:.U158];3)" office:value-type="string" office:string-value="kuí" calcext:value-type="string">
            <text:p>ku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P3</text:p>
          </table:table-cell>
          <table:table-cell table:style-name="train_20_amber_20_light"/>
          <table:table-cell table:formula="of:=VLOOKUP([IQ.M7];[IQ.A24:.I31];[IQ.M21]+1)" office:value-type="float" office:value="50" calcext:value-type="float">
            <text:p>50</text:p>
          </table:table-cell>
          <table:table-cell table:style-name="ce16" table:formula="of:=VLOOKUP([.C525];[IQ.C56:.D121];2)" office:value-type="string" office:string-value="䷱" calcext:value-type="string">
            <text:p>䷱</text:p>
          </table:table-cell>
          <table:table-cell table:style-name="train_20_amber_20_light" table:formula="of:=IF([.C52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25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I1</text:p>
          </table:table-cell>
          <table:table-cell table:style-name="train_20_amber_20_light"/>
          <table:table-cell table:formula="of:=VLOOKUP([IQ.M20];[IQ.A24:.I31];[IQ.M21]+1)" office:value-type="float" office:value="50" calcext:value-type="float">
            <text:p>50</text:p>
          </table:table-cell>
          <table:table-cell table:style-name="ce16" table:formula="of:=VLOOKUP([.C526];[IQ.C56:.D121];2)" office:value-type="string" office:string-value="䷱" calcext:value-type="string">
            <text:p>䷱</text:p>
          </table:table-cell>
          <table:table-cell table:style-name="train_20_amber_20_light" table:formula="of:=IF([.C52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26];[IQ.L94:.U158];3)" office:value-type="string" office:string-value="dǐng" calcext:value-type="string">
            <text:p>dǐng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I2</text:p>
          </table:table-cell>
          <table:table-cell table:style-name="train_20_amber_20_light"/>
          <table:table-cell table:formula="of:=VLOOKUP([IQ.M21];[IQ.A24:.I31];[IQ.M21]+1)" office:value-type="float" office:value="30" calcext:value-type="float">
            <text:p>30</text:p>
          </table:table-cell>
          <table:table-cell table:style-name="ce16" table:formula="of:=VLOOKUP([.C527];[IQ.C56:.D121];2)" office:value-type="string" office:string-value="䷝" calcext:value-type="string">
            <text:p>䷝</text:p>
          </table:table-cell>
          <table:table-cell table:style-name="train_20_amber_20_light" table:formula="of:=IF([.C52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27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G</text:p>
          </table:table-cell>
          <table:table-cell table:style-name="train_20_amber_20_light"/>
          <table:table-cell table:formula="of:=VLOOKUP([IQ.M22];[IQ.A24:.I31];[IQ.M21]+1)" office:value-type="float" office:value="56" calcext:value-type="float">
            <text:p>56</text:p>
          </table:table-cell>
          <table:table-cell table:style-name="ce16" table:formula="of:=VLOOKUP([.C528];[IQ.C56:.D121];2)" office:value-type="string" office:string-value="䷷" calcext:value-type="string">
            <text:p>䷷</text:p>
          </table:table-cell>
          <table:table-cell table:style-name="train_20_amber_20_light" table:formula="of:=IF([.C52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28];[IQ.L94:.U158];3)" office:value-type="string" office:string-value="lǚ" calcext:value-type="string">
            <text:p>lǚ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529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I2 / M6</text:p>
          </table:table-cell>
          <table:table-cell/>
          <table:table-cell table:style-name="train_20_green_20_light" table:formula="of:=VLOOKUP([IQ.M8];[IQ.A24:.I31];[IQ.M21]+1)" office:value-type="float" office:value="50" calcext:value-type="float">
            <text:p>50</text:p>
          </table:table-cell>
          <table:table-cell table:formula="of:=VLOOKUP([.C530];[IQ.C56:.D121];2)" office:value-type="string" office:string-value="䷱" calcext:value-type="string">
            <text:p>䷱</text:p>
          </table:table-cell>
          <table:table-cell table:formula="of:=IF([.C530]=0;&quot;Unknown Error Thrown&quot;;&quot; &quot;)" office:value-type="string" office:string-value=" " calcext:value-type="string">
            <text:p><text:s/></text:p>
          </table:table-cell>
          <table:table-cell table:formula="of:=VLOOKUP([.C530];[IQ.L94:.U158];3)" office:value-type="string" office:string-value="dǐng" calcext:value-type="string">
            <text:p>dǐng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2 / M5</text:p>
          </table:table-cell>
          <table:table-cell/>
          <table:table-cell table:style-name="train_20_green_20_light" table:formula="of:=VLOOKUP([IQ.M9];[IQ.A24:.I31];[IQ.M21]+1)" office:value-type="float" office:value="56" calcext:value-type="float">
            <text:p>56</text:p>
          </table:table-cell>
          <table:table-cell table:formula="of:=VLOOKUP([.C531];[IQ.C56:.D121];2)" office:value-type="string" office:string-value="䷷" calcext:value-type="string">
            <text:p>䷷</text:p>
          </table:table-cell>
          <table:table-cell table:formula="of:=IF([.C531]=0;&quot;Unknown Error Thrown&quot;;&quot; &quot;)" office:value-type="string" office:string-value=" " calcext:value-type="string">
            <text:p><text:s/></text:p>
          </table:table-cell>
          <table:table-cell table:formula="of:=VLOOKUP([.C531];[IQ.L94:.U158];3)" office:value-type="string" office:string-value="lǚ" calcext:value-type="string">
            <text:p>lǚ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2 / M4</text:p>
          </table:table-cell>
          <table:table-cell/>
          <table:table-cell table:style-name="train_20_green_20_light" table:formula="of:=VLOOKUP([IQ.M10];[IQ.A24:.I31];[IQ.M21]+1)" office:value-type="float" office:value="21" calcext:value-type="float">
            <text:p>21</text:p>
          </table:table-cell>
          <table:table-cell table:formula="of:=VLOOKUP([.C532];[IQ.C56:.D121];2)" office:value-type="string" office:string-value="䷔" calcext:value-type="string">
            <text:p>䷔</text:p>
          </table:table-cell>
          <table:table-cell table:formula="of:=IF([.C532]=0;&quot;Unknown Error Thrown&quot;;&quot; &quot;)" office:value-type="string" office:string-value=" " calcext:value-type="string">
            <text:p><text:s/></text:p>
          </table:table-cell>
          <table:table-cell table:formula="of:=VLOOKUP([.C532];[IQ.L94:.U158];3)" office:value-type="string" office:string-value="shì kè" calcext:value-type="string">
            <text:p>shì kè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2 / M3</text:p>
          </table:table-cell>
          <table:table-cell/>
          <table:table-cell table:style-name="train_20_green_20_light" table:formula="of:=VLOOKUP([IQ.M11];[IQ.A24:.I31];[IQ.M21]+1)" office:value-type="float" office:value="64" calcext:value-type="float">
            <text:p>64</text:p>
          </table:table-cell>
          <table:table-cell table:formula="of:=VLOOKUP([.C533];[IQ.C56:.D121];2)" office:value-type="string" office:string-value="䷿" calcext:value-type="string">
            <text:p>䷿</text:p>
          </table:table-cell>
          <table:table-cell table:formula="of:=IF([.C533]=0;&quot;Unknown Error Thrown&quot;;&quot; &quot;)" office:value-type="string" office:string-value=" " calcext:value-type="string">
            <text:p><text:s/></text:p>
          </table:table-cell>
          <table:table-cell table:formula="of:=VLOOKUP([.C533];[IQ.L94:.U158];3)" office:value-type="string" office:string-value="wèi jì" calcext:value-type="string">
            <text:p>wèi jì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534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N6</text:p>
          </table:table-cell>
          <table:table-cell table:style-name="train_20_amber_20_light"/>
          <table:table-cell table:formula="of:=VLOOKUP([IQ.M12];[IQ.A24:.I31];[IQ.M21]+1)" office:value-type="float" office:value="30" calcext:value-type="float">
            <text:p>30</text:p>
          </table:table-cell>
          <table:table-cell table:style-name="ce16" table:formula="of:=VLOOKUP([.C535];[IQ.C56:.D121];2)" office:value-type="string" office:string-value="䷝" calcext:value-type="string">
            <text:p>䷝</text:p>
          </table:table-cell>
          <table:table-cell table:style-name="train_20_amber_20_light" table:formula="of:=IF([.C535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35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N5</text:p>
          </table:table-cell>
          <table:table-cell table:style-name="train_20_amber_20_light"/>
          <table:table-cell table:formula="of:=VLOOKUP([IQ.M13];[IQ.A24:.I31];[IQ.M21]+1)" office:value-type="float" office:value="64" calcext:value-type="float">
            <text:p>64</text:p>
          </table:table-cell>
          <table:table-cell table:style-name="ce16" table:formula="of:=VLOOKUP([.C536];[IQ.C56:.D121];2)" office:value-type="string" office:string-value="䷿" calcext:value-type="string">
            <text:p>䷿</text:p>
          </table:table-cell>
          <table:table-cell table:style-name="train_20_amber_20_light" table:formula="of:=IF([.C536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36];[IQ.L94:.U158];3)" office:value-type="string" office:string-value="wèi jì" calcext:value-type="string">
            <text:p>wèi jì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N4</text:p>
          </table:table-cell>
          <table:table-cell table:style-name="train_20_amber_20_light"/>
          <table:table-cell table:formula="of:=VLOOKUP([IQ.M14];[IQ.A24:.I31];[IQ.M21]+1)" office:value-type="float" office:value="30" calcext:value-type="float">
            <text:p>30</text:p>
          </table:table-cell>
          <table:table-cell table:style-name="ce16" table:formula="of:=VLOOKUP([.C537];[IQ.C56:.D121];2)" office:value-type="string" office:string-value="䷝" calcext:value-type="string">
            <text:p>䷝</text:p>
          </table:table-cell>
          <table:table-cell table:style-name="train_20_amber_20_light" table:formula="of:=IF([.C537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37];[IQ.L94:.U158];3)" office:value-type="string" office:string-value="lí" calcext:value-type="string">
            <text:p>l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amber_20_light" office:value-type="string" calcext:value-type="string">
            <text:p>I2 / N3</text:p>
          </table:table-cell>
          <table:table-cell table:style-name="train_20_amber_20_light"/>
          <table:table-cell table:formula="of:=VLOOKUP([IQ.M15];[IQ.A24:.I31];[IQ.M21]+1)" office:value-type="float" office:value="38" calcext:value-type="float">
            <text:p>38</text:p>
          </table:table-cell>
          <table:table-cell table:style-name="ce16" table:formula="of:=VLOOKUP([.C538];[IQ.C56:.D121];2)" office:value-type="string" office:string-value="䷥" calcext:value-type="string">
            <text:p>䷥</text:p>
          </table:table-cell>
          <table:table-cell table:style-name="train_20_amber_20_light" table:formula="of:=IF([.C538]=0;&quot;Unknown Error Thrown&quot;;&quot; &quot;)" office:value-type="string" office:string-value=" " calcext:value-type="string">
            <text:p><text:s/></text:p>
          </table:table-cell>
          <table:table-cell table:style-name="ce16" table:formula="of:=VLOOKUP([.C538];[IQ.L94:.U158];3)" office:value-type="string" office:string-value="kuí" calcext:value-type="string">
            <text:p>kuí</text:p>
          </table:table-cell>
          <table:table-cell table:style-name="train_20_amber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539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office:value-type="string" calcext:value-type="string">
            <text:p>I2 / X6</text:p>
          </table:table-cell>
          <table:table-cell/>
          <table:table-cell table:style-name="train_20_green_20_light" table:formula="of:=VLOOKUP([IQ.M16];[IQ.A24:.I31];[IQ.M21]+1)" office:value-type="float" office:value="56" calcext:value-type="float">
            <text:p>56</text:p>
          </table:table-cell>
          <table:table-cell table:formula="of:=VLOOKUP([.C540];[IQ.C56:.D121];2)" office:value-type="string" office:string-value="䷷" calcext:value-type="string">
            <text:p>䷷</text:p>
          </table:table-cell>
          <table:table-cell table:formula="of:=IF([.C540]=0;&quot;Unknown Error Thrown&quot;;&quot; &quot;)" office:value-type="string" office:string-value=" " calcext:value-type="string">
            <text:p><text:s/></text:p>
          </table:table-cell>
          <table:table-cell table:formula="of:=VLOOKUP([.C540];[IQ.L94:.U158];3)" office:value-type="string" office:string-value="lǚ" calcext:value-type="string">
            <text:p>lǚ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2 / X5</text:p>
          </table:table-cell>
          <table:table-cell/>
          <table:table-cell table:style-name="train_20_green_20_light" table:formula="of:=VLOOKUP([IQ.M17];[IQ.A24:.I31];[IQ.M21]+1)" office:value-type="float" office:value="35" calcext:value-type="float">
            <text:p>35</text:p>
          </table:table-cell>
          <table:table-cell table:formula="of:=VLOOKUP([.C541];[IQ.C56:.D121];2)" office:value-type="string" office:string-value="䷢" calcext:value-type="string">
            <text:p>䷢</text:p>
          </table:table-cell>
          <table:table-cell table:formula="of:=IF([.C541]=0;&quot;Unknown Error Thrown&quot;;&quot; &quot;)" office:value-type="string" office:string-value=" " calcext:value-type="string">
            <text:p><text:s/></text:p>
          </table:table-cell>
          <table:table-cell table:formula="of:=VLOOKUP([.C541];[IQ.L94:.U158];3)" office:value-type="string" office:string-value="jìn" calcext:value-type="string">
            <text:p>jì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2 / X4</text:p>
          </table:table-cell>
          <table:table-cell/>
          <table:table-cell table:style-name="train_20_green_20_light" table:formula="of:=VLOOKUP([IQ.M18];[IQ.A24:.I31];[IQ.M21]+1)" office:value-type="float" office:value="35" calcext:value-type="float">
            <text:p>35</text:p>
          </table:table-cell>
          <table:table-cell table:formula="of:=VLOOKUP([.C542];[IQ.C56:.D121];2)" office:value-type="string" office:string-value="䷢" calcext:value-type="string">
            <text:p>䷢</text:p>
          </table:table-cell>
          <table:table-cell table:formula="of:=IF([.C542]=0;&quot;Unknown Error Thrown&quot;;&quot; &quot;)" office:value-type="string" office:string-value=" " calcext:value-type="string">
            <text:p><text:s/></text:p>
          </table:table-cell>
          <table:table-cell table:formula="of:=VLOOKUP([.C542];[IQ.L94:.U158];3)" office:value-type="string" office:string-value="jìn" calcext:value-type="string">
            <text:p>jìn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I2 / X3</text:p>
          </table:table-cell>
          <table:table-cell/>
          <table:table-cell table:style-name="train_20_green_20_light" table:formula="of:=VLOOKUP([IQ.M19];[IQ.A24:.I31];[IQ.M21]+1)" office:value-type="float" office:value="21" calcext:value-type="float">
            <text:p>21</text:p>
          </table:table-cell>
          <table:table-cell table:formula="of:=VLOOKUP([.C543];[IQ.C56:.D121];2)" office:value-type="string" office:string-value="䷔" calcext:value-type="string">
            <text:p>䷔</text:p>
          </table:table-cell>
          <table:table-cell table:formula="of:=IF([.C543]=0;&quot;Unknown Error Thrown&quot;;&quot; &quot;)" office:value-type="string" office:string-value=" " calcext:value-type="string">
            <text:p><text:s/></text:p>
          </table:table-cell>
          <table:table-cell table:formula="of:=VLOOKUP([.C543];[IQ.L94:.U158];3)" office:value-type="string" office:string-value="shì kè" calcext:value-type="string">
            <text:p>shì kè</text:p>
          </table:table-cell>
          <table:table-cell table:number-columns-repeated="595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tracks" table:formula="of:=IF([.C544]=0;&quot;Unknown Error Thrown&quot;;&quot; &quot;)" office:value-type="string" office:string-value=" " calcext:value-type="string">
            <text:p><text:s/></text:p>
          </table:table-cell>
          <table:table-cell table:style-name="Default"/>
          <table:table-cell table:style-name="train_20_blank_20_cell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0</text:p>
          </table:table-cell>
          <table:table-cell table:style-name="train_20_red_20_light"/>
          <table:table-cell table:style-name="train_20_red_20_light" table:formula="of:=[IQ.C1501]" office:value-type="float" office:value="57" calcext:value-type="float">
            <text:p>57</text:p>
          </table:table-cell>
          <table:table-cell table:style-name="ce18" table:formula="of:=VLOOKUP([.C545];[IQ.C56:.D121];2)" office:value-type="string" office:string-value="䷸" calcext:value-type="string">
            <text:p>䷸</text:p>
          </table:table-cell>
          <table:table-cell table:style-name="train_20_red_20_light" table:formula="of:=IF([.C545]=0;&quot;Unknown Error Thrown&quot;;&quot; &quot;)" office:value-type="string" office:string-value=" " calcext:value-type="string">
            <text:p><text:s/></text:p>
          </table:table-cell>
          <table:table-cell table:style-name="ce18" table:formula="of:=VLOOKUP([.C545];[IQ.L94:.U158];3)" office:value-type="string" office:string-value="xùn" calcext:value-type="string">
            <text:p>xùn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</text:p>
          </table:table-cell>
          <table:table-cell table:style-name="train_20_red_20_light"/>
          <table:table-cell table:style-name="train_20_red_20_light" table:formula="of:=[IQ.C1502]" office:value-type="float" office:value="0" calcext:value-type="float">
            <text:p>0</text:p>
          </table:table-cell>
          <table:table-cell table:style-name="train_20_red_20_light" table:formula="of:=VLOOKUP([.C546];[IQ.C56:.D121];2)" office:value-type="string" office:string-value="∅" calcext:value-type="string">
            <text:p>∅</text:p>
          </table:table-cell>
          <table:table-cell table:style-name="copyright_20_info" table:formula="of:=IF([.C54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4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</text:p>
          </table:table-cell>
          <table:table-cell table:style-name="train_20_red_20_light"/>
          <table:table-cell table:style-name="train_20_red_20_light" table:formula="of:=[IQ.C1503]" office:value-type="float" office:value="0" calcext:value-type="float">
            <text:p>0</text:p>
          </table:table-cell>
          <table:table-cell table:style-name="train_20_red_20_light" table:formula="of:=VLOOKUP([.C547];[IQ.C56:.D121];2)" office:value-type="string" office:string-value="∅" calcext:value-type="string">
            <text:p>∅</text:p>
          </table:table-cell>
          <table:table-cell table:style-name="copyright_20_info" table:formula="of:=IF([.C54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4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</text:p>
          </table:table-cell>
          <table:table-cell table:style-name="train_20_red_20_light"/>
          <table:table-cell table:style-name="train_20_red_20_light" table:formula="of:=[IQ.C1504]" office:value-type="float" office:value="0" calcext:value-type="float">
            <text:p>0</text:p>
          </table:table-cell>
          <table:table-cell table:style-name="train_20_red_20_light" table:formula="of:=VLOOKUP([.C548];[IQ.C56:.D121];2)" office:value-type="string" office:string-value="∅" calcext:value-type="string">
            <text:p>∅</text:p>
          </table:table-cell>
          <table:table-cell table:style-name="copyright_20_info" table:formula="of:=IF([.C54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4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</text:p>
          </table:table-cell>
          <table:table-cell table:style-name="train_20_red_20_light"/>
          <table:table-cell table:style-name="train_20_red_20_light" table:formula="of:=[IQ.C1505]" office:value-type="float" office:value="0" calcext:value-type="float">
            <text:p>0</text:p>
          </table:table-cell>
          <table:table-cell table:style-name="train_20_red_20_light" table:formula="of:=VLOOKUP([.C549];[IQ.C56:.D121];2)" office:value-type="string" office:string-value="∅" calcext:value-type="string">
            <text:p>∅</text:p>
          </table:table-cell>
          <table:table-cell table:style-name="copyright_20_info" table:formula="of:=IF([.C54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4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</text:p>
          </table:table-cell>
          <table:table-cell table:style-name="train_20_red_20_light"/>
          <table:table-cell table:style-name="train_20_red_20_light" table:formula="of:=[IQ.C1506]" office:value-type="float" office:value="0" calcext:value-type="float">
            <text:p>0</text:p>
          </table:table-cell>
          <table:table-cell table:style-name="train_20_red_20_light" table:formula="of:=VLOOKUP([.C550];[IQ.C56:.D121];2)" office:value-type="string" office:string-value="∅" calcext:value-type="string">
            <text:p>∅</text:p>
          </table:table-cell>
          <table:table-cell table:style-name="copyright_20_info" table:formula="of:=IF([.C55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</text:p>
          </table:table-cell>
          <table:table-cell table:style-name="train_20_red_20_light"/>
          <table:table-cell table:style-name="train_20_red_20_light" table:formula="of:=[IQ.C1507]" office:value-type="float" office:value="0" calcext:value-type="float">
            <text:p>0</text:p>
          </table:table-cell>
          <table:table-cell table:style-name="train_20_red_20_light" table:formula="of:=VLOOKUP([.C551];[IQ.C56:.D121];2)" office:value-type="string" office:string-value="∅" calcext:value-type="string">
            <text:p>∅</text:p>
          </table:table-cell>
          <table:table-cell table:style-name="copyright_20_info" table:formula="of:=IF([.C55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</text:p>
          </table:table-cell>
          <table:table-cell table:style-name="train_20_red_20_light"/>
          <table:table-cell table:style-name="train_20_red_20_light" table:formula="of:=[IQ.C1508]" office:value-type="float" office:value="0" calcext:value-type="float">
            <text:p>0</text:p>
          </table:table-cell>
          <table:table-cell table:style-name="train_20_red_20_light" table:formula="of:=VLOOKUP([.C552];[IQ.C56:.D121];2)" office:value-type="string" office:string-value="∅" calcext:value-type="string">
            <text:p>∅</text:p>
          </table:table-cell>
          <table:table-cell table:style-name="copyright_20_info" table:formula="of:=IF([.C55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</text:p>
          </table:table-cell>
          <table:table-cell table:style-name="train_20_red_20_light"/>
          <table:table-cell table:style-name="train_20_red_20_light" table:formula="of:=[IQ.C1509]" office:value-type="float" office:value="0" calcext:value-type="float">
            <text:p>0</text:p>
          </table:table-cell>
          <table:table-cell table:style-name="train_20_red_20_light" table:formula="of:=VLOOKUP([.C553];[IQ.C56:.D121];2)" office:value-type="string" office:string-value="∅" calcext:value-type="string">
            <text:p>∅</text:p>
          </table:table-cell>
          <table:table-cell table:style-name="copyright_20_info" table:formula="of:=IF([.C55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</text:p>
          </table:table-cell>
          <table:table-cell table:style-name="train_20_red_20_light"/>
          <table:table-cell table:style-name="train_20_red_20_light" table:formula="of:=[IQ.C1510]" office:value-type="float" office:value="0" calcext:value-type="float">
            <text:p>0</text:p>
          </table:table-cell>
          <table:table-cell table:style-name="train_20_red_20_light" table:formula="of:=VLOOKUP([.C554];[IQ.C56:.D121];2)" office:value-type="string" office:string-value="∅" calcext:value-type="string">
            <text:p>∅</text:p>
          </table:table-cell>
          <table:table-cell table:style-name="copyright_20_info" table:formula="of:=IF([.C55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0</text:p>
          </table:table-cell>
          <table:table-cell table:style-name="train_20_red_20_light"/>
          <table:table-cell table:style-name="train_20_red_20_light" table:formula="of:=[IQ.C1511]" office:value-type="float" office:value="0" calcext:value-type="float">
            <text:p>0</text:p>
          </table:table-cell>
          <table:table-cell table:style-name="train_20_red_20_light" table:formula="of:=VLOOKUP([.C555];[IQ.C56:.D121];2)" office:value-type="string" office:string-value="∅" calcext:value-type="string">
            <text:p>∅</text:p>
          </table:table-cell>
          <table:table-cell table:style-name="copyright_20_info" table:formula="of:=IF([.C55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1</text:p>
          </table:table-cell>
          <table:table-cell table:style-name="train_20_red_20_light"/>
          <table:table-cell table:style-name="train_20_red_20_light" table:formula="of:=[IQ.C1512]" office:value-type="float" office:value="0" calcext:value-type="float">
            <text:p>0</text:p>
          </table:table-cell>
          <table:table-cell table:style-name="train_20_red_20_light" table:formula="of:=VLOOKUP([.C556];[IQ.C56:.D121];2)" office:value-type="string" office:string-value="∅" calcext:value-type="string">
            <text:p>∅</text:p>
          </table:table-cell>
          <table:table-cell table:style-name="copyright_20_info" table:formula="of:=IF([.C55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2</text:p>
          </table:table-cell>
          <table:table-cell table:style-name="train_20_red_20_light"/>
          <table:table-cell table:style-name="train_20_red_20_light" table:formula="of:=[IQ.C1513]" office:value-type="float" office:value="0" calcext:value-type="float">
            <text:p>0</text:p>
          </table:table-cell>
          <table:table-cell table:style-name="train_20_red_20_light" table:formula="of:=VLOOKUP([.C557];[IQ.C56:.D121];2)" office:value-type="string" office:string-value="∅" calcext:value-type="string">
            <text:p>∅</text:p>
          </table:table-cell>
          <table:table-cell table:style-name="copyright_20_info" table:formula="of:=IF([.C55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3</text:p>
          </table:table-cell>
          <table:table-cell table:style-name="train_20_red_20_light"/>
          <table:table-cell table:style-name="train_20_red_20_light" table:formula="of:=[IQ.C1514]" office:value-type="float" office:value="0" calcext:value-type="float">
            <text:p>0</text:p>
          </table:table-cell>
          <table:table-cell table:style-name="train_20_red_20_light" table:formula="of:=VLOOKUP([.C558];[IQ.C56:.D121];2)" office:value-type="string" office:string-value="∅" calcext:value-type="string">
            <text:p>∅</text:p>
          </table:table-cell>
          <table:table-cell table:style-name="copyright_20_info" table:formula="of:=IF([.C55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4</text:p>
          </table:table-cell>
          <table:table-cell table:style-name="train_20_red_20_light"/>
          <table:table-cell table:style-name="train_20_red_20_light" table:formula="of:=[IQ.C1515]" office:value-type="float" office:value="0" calcext:value-type="float">
            <text:p>0</text:p>
          </table:table-cell>
          <table:table-cell table:style-name="train_20_red_20_light" table:formula="of:=VLOOKUP([.C559];[IQ.C56:.D121];2)" office:value-type="string" office:string-value="∅" calcext:value-type="string">
            <text:p>∅</text:p>
          </table:table-cell>
          <table:table-cell table:style-name="copyright_20_info" table:formula="of:=IF([.C55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5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5</text:p>
          </table:table-cell>
          <table:table-cell table:style-name="train_20_red_20_light"/>
          <table:table-cell table:style-name="train_20_red_20_light" table:formula="of:=[IQ.C1516]" office:value-type="float" office:value="0" calcext:value-type="float">
            <text:p>0</text:p>
          </table:table-cell>
          <table:table-cell table:style-name="train_20_red_20_light" table:formula="of:=VLOOKUP([.C560];[IQ.C56:.D121];2)" office:value-type="string" office:string-value="∅" calcext:value-type="string">
            <text:p>∅</text:p>
          </table:table-cell>
          <table:table-cell table:style-name="copyright_20_info" table:formula="of:=IF([.C56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6</text:p>
          </table:table-cell>
          <table:table-cell table:style-name="train_20_red_20_light"/>
          <table:table-cell table:style-name="train_20_red_20_light" table:formula="of:=[IQ.C1517]" office:value-type="float" office:value="0" calcext:value-type="float">
            <text:p>0</text:p>
          </table:table-cell>
          <table:table-cell table:style-name="train_20_red_20_light" table:formula="of:=VLOOKUP([.C561];[IQ.C56:.D121];2)" office:value-type="string" office:string-value="∅" calcext:value-type="string">
            <text:p>∅</text:p>
          </table:table-cell>
          <table:table-cell table:style-name="copyright_20_info" table:formula="of:=IF([.C56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7</text:p>
          </table:table-cell>
          <table:table-cell table:style-name="train_20_red_20_light"/>
          <table:table-cell table:style-name="train_20_red_20_light" table:formula="of:=[IQ.C1518]" office:value-type="float" office:value="0" calcext:value-type="float">
            <text:p>0</text:p>
          </table:table-cell>
          <table:table-cell table:style-name="train_20_red_20_light" table:formula="of:=VLOOKUP([.C562];[IQ.C56:.D121];2)" office:value-type="string" office:string-value="∅" calcext:value-type="string">
            <text:p>∅</text:p>
          </table:table-cell>
          <table:table-cell table:style-name="copyright_20_info" table:formula="of:=IF([.C56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8</text:p>
          </table:table-cell>
          <table:table-cell table:style-name="train_20_red_20_light"/>
          <table:table-cell table:style-name="train_20_red_20_light" table:formula="of:=[IQ.C1519]" office:value-type="float" office:value="0" calcext:value-type="float">
            <text:p>0</text:p>
          </table:table-cell>
          <table:table-cell table:style-name="train_20_red_20_light" table:formula="of:=VLOOKUP([.C563];[IQ.C56:.D121];2)" office:value-type="string" office:string-value="∅" calcext:value-type="string">
            <text:p>∅</text:p>
          </table:table-cell>
          <table:table-cell table:style-name="copyright_20_info" table:formula="of:=IF([.C56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9</text:p>
          </table:table-cell>
          <table:table-cell table:style-name="train_20_red_20_light"/>
          <table:table-cell table:style-name="train_20_red_20_light" table:formula="of:=[IQ.C1520]" office:value-type="float" office:value="0" calcext:value-type="float">
            <text:p>0</text:p>
          </table:table-cell>
          <table:table-cell table:style-name="train_20_red_20_light" table:formula="of:=VLOOKUP([.C564];[IQ.C56:.D121];2)" office:value-type="string" office:string-value="∅" calcext:value-type="string">
            <text:p>∅</text:p>
          </table:table-cell>
          <table:table-cell table:style-name="copyright_20_info" table:formula="of:=IF([.C56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0</text:p>
          </table:table-cell>
          <table:table-cell table:style-name="train_20_red_20_light"/>
          <table:table-cell table:style-name="train_20_red_20_light" table:formula="of:=[IQ.C1521]" office:value-type="float" office:value="0" calcext:value-type="float">
            <text:p>0</text:p>
          </table:table-cell>
          <table:table-cell table:style-name="train_20_red_20_light" table:formula="of:=VLOOKUP([.C565];[IQ.C56:.D121];2)" office:value-type="string" office:string-value="∅" calcext:value-type="string">
            <text:p>∅</text:p>
          </table:table-cell>
          <table:table-cell table:style-name="copyright_20_info" table:formula="of:=IF([.C56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1</text:p>
          </table:table-cell>
          <table:table-cell table:style-name="train_20_red_20_light"/>
          <table:table-cell table:style-name="train_20_red_20_light" table:formula="of:=[IQ.C1522]" office:value-type="float" office:value="0" calcext:value-type="float">
            <text:p>0</text:p>
          </table:table-cell>
          <table:table-cell table:style-name="train_20_red_20_light" table:formula="of:=VLOOKUP([.C566];[IQ.C56:.D121];2)" office:value-type="string" office:string-value="∅" calcext:value-type="string">
            <text:p>∅</text:p>
          </table:table-cell>
          <table:table-cell table:style-name="copyright_20_info" table:formula="of:=IF([.C56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2</text:p>
          </table:table-cell>
          <table:table-cell table:style-name="train_20_red_20_light"/>
          <table:table-cell table:style-name="train_20_red_20_light" table:formula="of:=[IQ.C1523]" office:value-type="float" office:value="0" calcext:value-type="float">
            <text:p>0</text:p>
          </table:table-cell>
          <table:table-cell table:style-name="train_20_red_20_light" table:formula="of:=VLOOKUP([.C567];[IQ.C56:.D121];2)" office:value-type="string" office:string-value="∅" calcext:value-type="string">
            <text:p>∅</text:p>
          </table:table-cell>
          <table:table-cell table:style-name="copyright_20_info" table:formula="of:=IF([.C56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3</text:p>
          </table:table-cell>
          <table:table-cell table:style-name="train_20_red_20_light"/>
          <table:table-cell table:style-name="train_20_red_20_light" table:formula="of:=[IQ.C1524]" office:value-type="float" office:value="0" calcext:value-type="float">
            <text:p>0</text:p>
          </table:table-cell>
          <table:table-cell table:style-name="train_20_red_20_light" table:formula="of:=VLOOKUP([.C568];[IQ.C56:.D121];2)" office:value-type="string" office:string-value="∅" calcext:value-type="string">
            <text:p>∅</text:p>
          </table:table-cell>
          <table:table-cell table:style-name="copyright_20_info" table:formula="of:=IF([.C56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4</text:p>
          </table:table-cell>
          <table:table-cell table:style-name="train_20_red_20_light"/>
          <table:table-cell table:style-name="train_20_red_20_light" table:formula="of:=[IQ.C1525]" office:value-type="float" office:value="0" calcext:value-type="float">
            <text:p>0</text:p>
          </table:table-cell>
          <table:table-cell table:style-name="train_20_red_20_light" table:formula="of:=VLOOKUP([.C569];[IQ.C56:.D121];2)" office:value-type="string" office:string-value="∅" calcext:value-type="string">
            <text:p>∅</text:p>
          </table:table-cell>
          <table:table-cell table:style-name="copyright_20_info" table:formula="of:=IF([.C56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6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5</text:p>
          </table:table-cell>
          <table:table-cell table:style-name="train_20_red_20_light"/>
          <table:table-cell table:style-name="train_20_red_20_light" table:formula="of:=[IQ.C1526]" office:value-type="float" office:value="0" calcext:value-type="float">
            <text:p>0</text:p>
          </table:table-cell>
          <table:table-cell table:style-name="train_20_red_20_light" table:formula="of:=VLOOKUP([.C570];[IQ.C56:.D121];2)" office:value-type="string" office:string-value="∅" calcext:value-type="string">
            <text:p>∅</text:p>
          </table:table-cell>
          <table:table-cell table:style-name="copyright_20_info" table:formula="of:=IF([.C57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6</text:p>
          </table:table-cell>
          <table:table-cell table:style-name="train_20_red_20_light"/>
          <table:table-cell table:style-name="train_20_red_20_light" table:formula="of:=[IQ.C1527]" office:value-type="float" office:value="0" calcext:value-type="float">
            <text:p>0</text:p>
          </table:table-cell>
          <table:table-cell table:style-name="train_20_red_20_light" table:formula="of:=VLOOKUP([.C571];[IQ.C56:.D121];2)" office:value-type="string" office:string-value="∅" calcext:value-type="string">
            <text:p>∅</text:p>
          </table:table-cell>
          <table:table-cell table:style-name="copyright_20_info" table:formula="of:=IF([.C57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7</text:p>
          </table:table-cell>
          <table:table-cell table:style-name="train_20_red_20_light"/>
          <table:table-cell table:style-name="train_20_red_20_light" table:formula="of:=[IQ.C1528]" office:value-type="float" office:value="0" calcext:value-type="float">
            <text:p>0</text:p>
          </table:table-cell>
          <table:table-cell table:style-name="train_20_red_20_light" table:formula="of:=VLOOKUP([.C572];[IQ.C56:.D121];2)" office:value-type="string" office:string-value="∅" calcext:value-type="string">
            <text:p>∅</text:p>
          </table:table-cell>
          <table:table-cell table:style-name="copyright_20_info" table:formula="of:=IF([.C57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8</text:p>
          </table:table-cell>
          <table:table-cell table:style-name="train_20_red_20_light"/>
          <table:table-cell table:style-name="train_20_red_20_light" table:formula="of:=[IQ.C1529]" office:value-type="float" office:value="0" calcext:value-type="float">
            <text:p>0</text:p>
          </table:table-cell>
          <table:table-cell table:style-name="train_20_red_20_light" table:formula="of:=VLOOKUP([.C573];[IQ.C56:.D121];2)" office:value-type="string" office:string-value="∅" calcext:value-type="string">
            <text:p>∅</text:p>
          </table:table-cell>
          <table:table-cell table:style-name="copyright_20_info" table:formula="of:=IF([.C57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29</text:p>
          </table:table-cell>
          <table:table-cell table:style-name="train_20_red_20_light"/>
          <table:table-cell table:style-name="train_20_red_20_light" table:formula="of:=[IQ.C1530]" office:value-type="float" office:value="0" calcext:value-type="float">
            <text:p>0</text:p>
          </table:table-cell>
          <table:table-cell table:style-name="train_20_red_20_light" table:formula="of:=VLOOKUP([.C574];[IQ.C56:.D121];2)" office:value-type="string" office:string-value="∅" calcext:value-type="string">
            <text:p>∅</text:p>
          </table:table-cell>
          <table:table-cell table:style-name="copyright_20_info" table:formula="of:=IF([.C57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0</text:p>
          </table:table-cell>
          <table:table-cell table:style-name="train_20_red_20_light"/>
          <table:table-cell table:style-name="train_20_red_20_light" table:formula="of:=[IQ.C1531]" office:value-type="float" office:value="0" calcext:value-type="float">
            <text:p>0</text:p>
          </table:table-cell>
          <table:table-cell table:style-name="train_20_red_20_light" table:formula="of:=VLOOKUP([.C575];[IQ.C56:.D121];2)" office:value-type="string" office:string-value="∅" calcext:value-type="string">
            <text:p>∅</text:p>
          </table:table-cell>
          <table:table-cell table:style-name="copyright_20_info" table:formula="of:=IF([.C57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1</text:p>
          </table:table-cell>
          <table:table-cell table:style-name="train_20_red_20_light"/>
          <table:table-cell table:style-name="train_20_red_20_light" table:formula="of:=[IQ.C1532]" office:value-type="float" office:value="0" calcext:value-type="float">
            <text:p>0</text:p>
          </table:table-cell>
          <table:table-cell table:style-name="train_20_red_20_light" table:formula="of:=VLOOKUP([.C576];[IQ.C56:.D121];2)" office:value-type="string" office:string-value="∅" calcext:value-type="string">
            <text:p>∅</text:p>
          </table:table-cell>
          <table:table-cell table:style-name="copyright_20_info" table:formula="of:=IF([.C57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2</text:p>
          </table:table-cell>
          <table:table-cell table:style-name="train_20_red_20_light"/>
          <table:table-cell table:style-name="train_20_red_20_light" table:formula="of:=[IQ.C1533]" office:value-type="float" office:value="0" calcext:value-type="float">
            <text:p>0</text:p>
          </table:table-cell>
          <table:table-cell table:style-name="train_20_red_20_light" table:formula="of:=VLOOKUP([.C577];[IQ.C56:.D121];2)" office:value-type="string" office:string-value="∅" calcext:value-type="string">
            <text:p>∅</text:p>
          </table:table-cell>
          <table:table-cell table:style-name="copyright_20_info" table:formula="of:=IF([.C57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3</text:p>
          </table:table-cell>
          <table:table-cell table:style-name="train_20_red_20_light"/>
          <table:table-cell table:style-name="train_20_red_20_light" table:formula="of:=[IQ.C1534]" office:value-type="float" office:value="0" calcext:value-type="float">
            <text:p>0</text:p>
          </table:table-cell>
          <table:table-cell table:style-name="train_20_red_20_light" table:formula="of:=VLOOKUP([.C578];[IQ.C56:.D121];2)" office:value-type="string" office:string-value="∅" calcext:value-type="string">
            <text:p>∅</text:p>
          </table:table-cell>
          <table:table-cell table:style-name="copyright_20_info" table:formula="of:=IF([.C57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4</text:p>
          </table:table-cell>
          <table:table-cell table:style-name="train_20_red_20_light"/>
          <table:table-cell table:style-name="train_20_red_20_light" table:formula="of:=[IQ.C1535]" office:value-type="float" office:value="0" calcext:value-type="float">
            <text:p>0</text:p>
          </table:table-cell>
          <table:table-cell table:style-name="train_20_red_20_light" table:formula="of:=VLOOKUP([.C579];[IQ.C56:.D121];2)" office:value-type="string" office:string-value="∅" calcext:value-type="string">
            <text:p>∅</text:p>
          </table:table-cell>
          <table:table-cell table:style-name="copyright_20_info" table:formula="of:=IF([.C57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7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5</text:p>
          </table:table-cell>
          <table:table-cell table:style-name="train_20_red_20_light"/>
          <table:table-cell table:style-name="train_20_red_20_light" table:formula="of:=[IQ.C1536]" office:value-type="float" office:value="0" calcext:value-type="float">
            <text:p>0</text:p>
          </table:table-cell>
          <table:table-cell table:style-name="train_20_red_20_light" table:formula="of:=VLOOKUP([.C580];[IQ.C56:.D121];2)" office:value-type="string" office:string-value="∅" calcext:value-type="string">
            <text:p>∅</text:p>
          </table:table-cell>
          <table:table-cell table:style-name="copyright_20_info" table:formula="of:=IF([.C58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6</text:p>
          </table:table-cell>
          <table:table-cell table:style-name="train_20_red_20_light"/>
          <table:table-cell table:style-name="train_20_red_20_light" table:formula="of:=[IQ.C1537]" office:value-type="float" office:value="0" calcext:value-type="float">
            <text:p>0</text:p>
          </table:table-cell>
          <table:table-cell table:style-name="train_20_red_20_light" table:formula="of:=VLOOKUP([.C581];[IQ.C56:.D121];2)" office:value-type="string" office:string-value="∅" calcext:value-type="string">
            <text:p>∅</text:p>
          </table:table-cell>
          <table:table-cell table:style-name="copyright_20_info" table:formula="of:=IF([.C58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7</text:p>
          </table:table-cell>
          <table:table-cell table:style-name="train_20_red_20_light"/>
          <table:table-cell table:style-name="train_20_red_20_light" table:formula="of:=[IQ.C1538]" office:value-type="float" office:value="0" calcext:value-type="float">
            <text:p>0</text:p>
          </table:table-cell>
          <table:table-cell table:style-name="train_20_red_20_light" table:formula="of:=VLOOKUP([.C582];[IQ.C56:.D121];2)" office:value-type="string" office:string-value="∅" calcext:value-type="string">
            <text:p>∅</text:p>
          </table:table-cell>
          <table:table-cell table:style-name="copyright_20_info" table:formula="of:=IF([.C58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8</text:p>
          </table:table-cell>
          <table:table-cell table:style-name="train_20_red_20_light"/>
          <table:table-cell table:style-name="train_20_red_20_light" table:formula="of:=[IQ.C1539]" office:value-type="float" office:value="0" calcext:value-type="float">
            <text:p>0</text:p>
          </table:table-cell>
          <table:table-cell table:style-name="train_20_red_20_light" table:formula="of:=VLOOKUP([.C583];[IQ.C56:.D121];2)" office:value-type="string" office:string-value="∅" calcext:value-type="string">
            <text:p>∅</text:p>
          </table:table-cell>
          <table:table-cell table:style-name="copyright_20_info" table:formula="of:=IF([.C58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39</text:p>
          </table:table-cell>
          <table:table-cell table:style-name="train_20_red_20_light"/>
          <table:table-cell table:style-name="train_20_red_20_light" table:formula="of:=[IQ.C1540]" office:value-type="float" office:value="0" calcext:value-type="float">
            <text:p>0</text:p>
          </table:table-cell>
          <table:table-cell table:style-name="train_20_red_20_light" table:formula="of:=VLOOKUP([.C584];[IQ.C56:.D121];2)" office:value-type="string" office:string-value="∅" calcext:value-type="string">
            <text:p>∅</text:p>
          </table:table-cell>
          <table:table-cell table:style-name="copyright_20_info" table:formula="of:=IF([.C58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0</text:p>
          </table:table-cell>
          <table:table-cell table:style-name="train_20_red_20_light"/>
          <table:table-cell table:style-name="train_20_red_20_light" table:formula="of:=[IQ.C1541]" office:value-type="float" office:value="0" calcext:value-type="float">
            <text:p>0</text:p>
          </table:table-cell>
          <table:table-cell table:style-name="train_20_red_20_light" table:formula="of:=VLOOKUP([.C585];[IQ.C56:.D121];2)" office:value-type="string" office:string-value="∅" calcext:value-type="string">
            <text:p>∅</text:p>
          </table:table-cell>
          <table:table-cell table:style-name="copyright_20_info" table:formula="of:=IF([.C58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1</text:p>
          </table:table-cell>
          <table:table-cell table:style-name="train_20_red_20_light"/>
          <table:table-cell table:style-name="train_20_red_20_light" table:formula="of:=[IQ.C1542]" office:value-type="float" office:value="0" calcext:value-type="float">
            <text:p>0</text:p>
          </table:table-cell>
          <table:table-cell table:style-name="train_20_red_20_light" table:formula="of:=VLOOKUP([.C586];[IQ.C56:.D121];2)" office:value-type="string" office:string-value="∅" calcext:value-type="string">
            <text:p>∅</text:p>
          </table:table-cell>
          <table:table-cell table:style-name="copyright_20_info" table:formula="of:=IF([.C58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2</text:p>
          </table:table-cell>
          <table:table-cell table:style-name="train_20_red_20_light"/>
          <table:table-cell table:style-name="train_20_red_20_light" table:formula="of:=[IQ.C1543]" office:value-type="float" office:value="0" calcext:value-type="float">
            <text:p>0</text:p>
          </table:table-cell>
          <table:table-cell table:style-name="train_20_red_20_light" table:formula="of:=VLOOKUP([.C587];[IQ.C56:.D121];2)" office:value-type="string" office:string-value="∅" calcext:value-type="string">
            <text:p>∅</text:p>
          </table:table-cell>
          <table:table-cell table:style-name="copyright_20_info" table:formula="of:=IF([.C58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3</text:p>
          </table:table-cell>
          <table:table-cell table:style-name="train_20_red_20_light"/>
          <table:table-cell table:style-name="train_20_red_20_light" table:formula="of:=[IQ.C1544]" office:value-type="float" office:value="0" calcext:value-type="float">
            <text:p>0</text:p>
          </table:table-cell>
          <table:table-cell table:style-name="train_20_red_20_light" table:formula="of:=VLOOKUP([.C588];[IQ.C56:.D121];2)" office:value-type="string" office:string-value="∅" calcext:value-type="string">
            <text:p>∅</text:p>
          </table:table-cell>
          <table:table-cell table:style-name="copyright_20_info" table:formula="of:=IF([.C58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4</text:p>
          </table:table-cell>
          <table:table-cell table:style-name="train_20_red_20_light"/>
          <table:table-cell table:style-name="train_20_red_20_light" table:formula="of:=[IQ.C1545]" office:value-type="float" office:value="0" calcext:value-type="float">
            <text:p>0</text:p>
          </table:table-cell>
          <table:table-cell table:style-name="train_20_red_20_light" table:formula="of:=VLOOKUP([.C589];[IQ.C56:.D121];2)" office:value-type="string" office:string-value="∅" calcext:value-type="string">
            <text:p>∅</text:p>
          </table:table-cell>
          <table:table-cell table:style-name="copyright_20_info" table:formula="of:=IF([.C58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8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5</text:p>
          </table:table-cell>
          <table:table-cell table:style-name="train_20_red_20_light"/>
          <table:table-cell table:style-name="train_20_red_20_light" table:formula="of:=[IQ.C1546]" office:value-type="float" office:value="0" calcext:value-type="float">
            <text:p>0</text:p>
          </table:table-cell>
          <table:table-cell table:style-name="train_20_red_20_light" table:formula="of:=VLOOKUP([.C590];[IQ.C56:.D121];2)" office:value-type="string" office:string-value="∅" calcext:value-type="string">
            <text:p>∅</text:p>
          </table:table-cell>
          <table:table-cell table:style-name="copyright_20_info" table:formula="of:=IF([.C59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6</text:p>
          </table:table-cell>
          <table:table-cell table:style-name="train_20_red_20_light"/>
          <table:table-cell table:style-name="train_20_red_20_light" table:formula="of:=[IQ.C1547]" office:value-type="float" office:value="0" calcext:value-type="float">
            <text:p>0</text:p>
          </table:table-cell>
          <table:table-cell table:style-name="train_20_red_20_light" table:formula="of:=VLOOKUP([.C591];[IQ.C56:.D121];2)" office:value-type="string" office:string-value="∅" calcext:value-type="string">
            <text:p>∅</text:p>
          </table:table-cell>
          <table:table-cell table:style-name="copyright_20_info" table:formula="of:=IF([.C59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7</text:p>
          </table:table-cell>
          <table:table-cell table:style-name="train_20_red_20_light"/>
          <table:table-cell table:style-name="train_20_red_20_light" table:formula="of:=[IQ.C1548]" office:value-type="float" office:value="0" calcext:value-type="float">
            <text:p>0</text:p>
          </table:table-cell>
          <table:table-cell table:style-name="train_20_red_20_light" table:formula="of:=VLOOKUP([.C592];[IQ.C56:.D121];2)" office:value-type="string" office:string-value="∅" calcext:value-type="string">
            <text:p>∅</text:p>
          </table:table-cell>
          <table:table-cell table:style-name="copyright_20_info" table:formula="of:=IF([.C59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8</text:p>
          </table:table-cell>
          <table:table-cell table:style-name="train_20_red_20_light"/>
          <table:table-cell table:style-name="train_20_red_20_light" table:formula="of:=[IQ.C1549]" office:value-type="float" office:value="0" calcext:value-type="float">
            <text:p>0</text:p>
          </table:table-cell>
          <table:table-cell table:style-name="train_20_red_20_light" table:formula="of:=VLOOKUP([.C593];[IQ.C56:.D121];2)" office:value-type="string" office:string-value="∅" calcext:value-type="string">
            <text:p>∅</text:p>
          </table:table-cell>
          <table:table-cell table:style-name="copyright_20_info" table:formula="of:=IF([.C59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49</text:p>
          </table:table-cell>
          <table:table-cell table:style-name="train_20_red_20_light"/>
          <table:table-cell table:style-name="train_20_red_20_light" table:formula="of:=[IQ.C1550]" office:value-type="float" office:value="0" calcext:value-type="float">
            <text:p>0</text:p>
          </table:table-cell>
          <table:table-cell table:style-name="train_20_red_20_light" table:formula="of:=VLOOKUP([.C594];[IQ.C56:.D121];2)" office:value-type="string" office:string-value="∅" calcext:value-type="string">
            <text:p>∅</text:p>
          </table:table-cell>
          <table:table-cell table:style-name="copyright_20_info" table:formula="of:=IF([.C59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0</text:p>
          </table:table-cell>
          <table:table-cell table:style-name="train_20_red_20_light"/>
          <table:table-cell table:style-name="train_20_red_20_light" table:formula="of:=[IQ.C1551]" office:value-type="float" office:value="0" calcext:value-type="float">
            <text:p>0</text:p>
          </table:table-cell>
          <table:table-cell table:style-name="train_20_red_20_light" table:formula="of:=VLOOKUP([.C595];[IQ.C56:.D121];2)" office:value-type="string" office:string-value="∅" calcext:value-type="string">
            <text:p>∅</text:p>
          </table:table-cell>
          <table:table-cell table:style-name="copyright_20_info" table:formula="of:=IF([.C59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1</text:p>
          </table:table-cell>
          <table:table-cell table:style-name="train_20_red_20_light"/>
          <table:table-cell table:style-name="train_20_red_20_light" table:formula="of:=[IQ.C1552]" office:value-type="float" office:value="0" calcext:value-type="float">
            <text:p>0</text:p>
          </table:table-cell>
          <table:table-cell table:style-name="train_20_red_20_light" table:formula="of:=VLOOKUP([.C596];[IQ.C56:.D121];2)" office:value-type="string" office:string-value="∅" calcext:value-type="string">
            <text:p>∅</text:p>
          </table:table-cell>
          <table:table-cell table:style-name="copyright_20_info" table:formula="of:=IF([.C59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2</text:p>
          </table:table-cell>
          <table:table-cell table:style-name="train_20_red_20_light"/>
          <table:table-cell table:style-name="train_20_red_20_light" table:formula="of:=[IQ.C1553]" office:value-type="float" office:value="0" calcext:value-type="float">
            <text:p>0</text:p>
          </table:table-cell>
          <table:table-cell table:style-name="train_20_red_20_light" table:formula="of:=VLOOKUP([.C597];[IQ.C56:.D121];2)" office:value-type="string" office:string-value="∅" calcext:value-type="string">
            <text:p>∅</text:p>
          </table:table-cell>
          <table:table-cell table:style-name="copyright_20_info" table:formula="of:=IF([.C59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3</text:p>
          </table:table-cell>
          <table:table-cell table:style-name="train_20_red_20_light"/>
          <table:table-cell table:style-name="train_20_red_20_light" table:formula="of:=[IQ.C1554]" office:value-type="float" office:value="0" calcext:value-type="float">
            <text:p>0</text:p>
          </table:table-cell>
          <table:table-cell table:style-name="train_20_red_20_light" table:formula="of:=VLOOKUP([.C598];[IQ.C56:.D121];2)" office:value-type="string" office:string-value="∅" calcext:value-type="string">
            <text:p>∅</text:p>
          </table:table-cell>
          <table:table-cell table:style-name="copyright_20_info" table:formula="of:=IF([.C59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4</text:p>
          </table:table-cell>
          <table:table-cell table:style-name="train_20_red_20_light"/>
          <table:table-cell table:style-name="train_20_red_20_light" table:formula="of:=[IQ.C1555]" office:value-type="float" office:value="0" calcext:value-type="float">
            <text:p>0</text:p>
          </table:table-cell>
          <table:table-cell table:style-name="train_20_red_20_light" table:formula="of:=VLOOKUP([.C599];[IQ.C56:.D121];2)" office:value-type="string" office:string-value="∅" calcext:value-type="string">
            <text:p>∅</text:p>
          </table:table-cell>
          <table:table-cell table:style-name="copyright_20_info" table:formula="of:=IF([.C59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59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5</text:p>
          </table:table-cell>
          <table:table-cell table:style-name="train_20_red_20_light"/>
          <table:table-cell table:style-name="train_20_red_20_light" table:formula="of:=[IQ.C1556]" office:value-type="float" office:value="0" calcext:value-type="float">
            <text:p>0</text:p>
          </table:table-cell>
          <table:table-cell table:style-name="train_20_red_20_light" table:formula="of:=VLOOKUP([.C600];[IQ.C56:.D121];2)" office:value-type="string" office:string-value="∅" calcext:value-type="string">
            <text:p>∅</text:p>
          </table:table-cell>
          <table:table-cell table:style-name="copyright_20_info" table:formula="of:=IF([.C60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6</text:p>
          </table:table-cell>
          <table:table-cell table:style-name="train_20_red_20_light"/>
          <table:table-cell table:style-name="train_20_red_20_light" table:formula="of:=[IQ.C1557]" office:value-type="float" office:value="0" calcext:value-type="float">
            <text:p>0</text:p>
          </table:table-cell>
          <table:table-cell table:style-name="train_20_red_20_light" table:formula="of:=VLOOKUP([.C601];[IQ.C56:.D121];2)" office:value-type="string" office:string-value="∅" calcext:value-type="string">
            <text:p>∅</text:p>
          </table:table-cell>
          <table:table-cell table:style-name="copyright_20_info" table:formula="of:=IF([.C60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7</text:p>
          </table:table-cell>
          <table:table-cell table:style-name="train_20_red_20_light"/>
          <table:table-cell table:style-name="train_20_red_20_light" table:formula="of:=[IQ.C1558]" office:value-type="float" office:value="0" calcext:value-type="float">
            <text:p>0</text:p>
          </table:table-cell>
          <table:table-cell table:style-name="train_20_red_20_light" table:formula="of:=VLOOKUP([.C602];[IQ.C56:.D121];2)" office:value-type="string" office:string-value="∅" calcext:value-type="string">
            <text:p>∅</text:p>
          </table:table-cell>
          <table:table-cell table:style-name="copyright_20_info" table:formula="of:=IF([.C60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8</text:p>
          </table:table-cell>
          <table:table-cell table:style-name="train_20_red_20_light"/>
          <table:table-cell table:style-name="train_20_red_20_light" table:formula="of:=[IQ.C1559]" office:value-type="float" office:value="0" calcext:value-type="float">
            <text:p>0</text:p>
          </table:table-cell>
          <table:table-cell table:style-name="train_20_red_20_light" table:formula="of:=VLOOKUP([.C603];[IQ.C56:.D121];2)" office:value-type="string" office:string-value="∅" calcext:value-type="string">
            <text:p>∅</text:p>
          </table:table-cell>
          <table:table-cell table:style-name="copyright_20_info" table:formula="of:=IF([.C60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59</text:p>
          </table:table-cell>
          <table:table-cell table:style-name="train_20_red_20_light"/>
          <table:table-cell table:style-name="train_20_red_20_light" table:formula="of:=[IQ.C1560]" office:value-type="float" office:value="0" calcext:value-type="float">
            <text:p>0</text:p>
          </table:table-cell>
          <table:table-cell table:style-name="train_20_red_20_light" table:formula="of:=VLOOKUP([.C615];[IQ.C56:.D121];2)" office:value-type="string" office:string-value="∅" calcext:value-type="string">
            <text:p>∅</text:p>
          </table:table-cell>
          <table:table-cell table:style-name="copyright_20_info" table:formula="of:=IF([.C60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0</text:p>
          </table:table-cell>
          <table:table-cell table:style-name="train_20_red_20_light"/>
          <table:table-cell table:style-name="train_20_red_20_light" table:formula="of:=[IQ.C1561]" office:value-type="float" office:value="0" calcext:value-type="float">
            <text:p>0</text:p>
          </table:table-cell>
          <table:table-cell table:style-name="train_20_red_20_light" table:formula="of:=VLOOKUP([.C605];[IQ.C56:.D121];2)" office:value-type="string" office:string-value="∅" calcext:value-type="string">
            <text:p>∅</text:p>
          </table:table-cell>
          <table:table-cell table:style-name="copyright_20_info" table:formula="of:=IF([.C60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1</text:p>
          </table:table-cell>
          <table:table-cell table:style-name="train_20_red_20_light"/>
          <table:table-cell table:style-name="train_20_red_20_light" table:formula="of:=[IQ.C1562]" office:value-type="float" office:value="0" calcext:value-type="float">
            <text:p>0</text:p>
          </table:table-cell>
          <table:table-cell table:style-name="train_20_red_20_light" table:formula="of:=VLOOKUP([.C606];[IQ.C56:.D121];2)" office:value-type="string" office:string-value="∅" calcext:value-type="string">
            <text:p>∅</text:p>
          </table:table-cell>
          <table:table-cell table:style-name="copyright_20_info" table:formula="of:=IF([.C60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2</text:p>
          </table:table-cell>
          <table:table-cell table:style-name="train_20_red_20_light"/>
          <table:table-cell table:style-name="train_20_red_20_light" table:formula="of:=[IQ.C1563]" office:value-type="float" office:value="0" calcext:value-type="float">
            <text:p>0</text:p>
          </table:table-cell>
          <table:table-cell table:style-name="train_20_red_20_light" table:formula="of:=VLOOKUP([.C607];[IQ.C56:.D121];2)" office:value-type="string" office:string-value="∅" calcext:value-type="string">
            <text:p>∅</text:p>
          </table:table-cell>
          <table:table-cell table:style-name="copyright_20_info" table:formula="of:=IF([.C60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3</text:p>
          </table:table-cell>
          <table:table-cell table:style-name="train_20_red_20_light"/>
          <table:table-cell table:style-name="train_20_red_20_light" table:formula="of:=[IQ.C1564]" office:value-type="float" office:value="0" calcext:value-type="float">
            <text:p>0</text:p>
          </table:table-cell>
          <table:table-cell table:style-name="train_20_red_20_light" table:formula="of:=VLOOKUP([.C608];[IQ.C56:.D121];2)" office:value-type="string" office:string-value="∅" calcext:value-type="string">
            <text:p>∅</text:p>
          </table:table-cell>
          <table:table-cell table:style-name="copyright_20_info" table:formula="of:=IF([.C60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4</text:p>
          </table:table-cell>
          <table:table-cell table:style-name="train_20_red_20_light"/>
          <table:table-cell table:style-name="train_20_red_20_light" table:formula="of:=[IQ.C1565]" office:value-type="float" office:value="0" calcext:value-type="float">
            <text:p>0</text:p>
          </table:table-cell>
          <table:table-cell table:style-name="train_20_red_20_light" table:formula="of:=VLOOKUP([.C609];[IQ.C56:.D121];2)" office:value-type="string" office:string-value="∅" calcext:value-type="string">
            <text:p>∅</text:p>
          </table:table-cell>
          <table:table-cell table:style-name="copyright_20_info" table:formula="of:=IF([.C60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0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5</text:p>
          </table:table-cell>
          <table:table-cell table:style-name="train_20_red_20_light"/>
          <table:table-cell table:style-name="train_20_red_20_light" table:formula="of:=[IQ.C1566]" office:value-type="float" office:value="0" calcext:value-type="float">
            <text:p>0</text:p>
          </table:table-cell>
          <table:table-cell table:style-name="train_20_red_20_light" table:formula="of:=VLOOKUP([.C610];[IQ.C56:.D121];2)" office:value-type="string" office:string-value="∅" calcext:value-type="string">
            <text:p>∅</text:p>
          </table:table-cell>
          <table:table-cell table:style-name="copyright_20_info" table:formula="of:=IF([.C61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6</text:p>
          </table:table-cell>
          <table:table-cell table:style-name="train_20_red_20_light"/>
          <table:table-cell table:style-name="train_20_red_20_light" table:formula="of:=[IQ.C1567]" office:value-type="float" office:value="0" calcext:value-type="float">
            <text:p>0</text:p>
          </table:table-cell>
          <table:table-cell table:style-name="train_20_red_20_light" table:formula="of:=VLOOKUP([.C611];[IQ.C56:.D121];2)" office:value-type="string" office:string-value="∅" calcext:value-type="string">
            <text:p>∅</text:p>
          </table:table-cell>
          <table:table-cell table:style-name="copyright_20_info" table:formula="of:=IF([.C61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7</text:p>
          </table:table-cell>
          <table:table-cell table:style-name="train_20_red_20_light"/>
          <table:table-cell table:style-name="train_20_red_20_light" table:formula="of:=[IQ.C1568]" office:value-type="float" office:value="0" calcext:value-type="float">
            <text:p>0</text:p>
          </table:table-cell>
          <table:table-cell table:style-name="train_20_red_20_light" table:formula="of:=VLOOKUP([.C612];[IQ.C56:.D121];2)" office:value-type="string" office:string-value="∅" calcext:value-type="string">
            <text:p>∅</text:p>
          </table:table-cell>
          <table:table-cell table:style-name="copyright_20_info" table:formula="of:=IF([.C61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8</text:p>
          </table:table-cell>
          <table:table-cell table:style-name="train_20_red_20_light"/>
          <table:table-cell table:style-name="train_20_red_20_light" table:formula="of:=[IQ.C1569]" office:value-type="float" office:value="0" calcext:value-type="float">
            <text:p>0</text:p>
          </table:table-cell>
          <table:table-cell table:style-name="train_20_red_20_light" table:formula="of:=VLOOKUP([.C613];[IQ.C56:.D121];2)" office:value-type="string" office:string-value="∅" calcext:value-type="string">
            <text:p>∅</text:p>
          </table:table-cell>
          <table:table-cell table:style-name="copyright_20_info" table:formula="of:=IF([.C61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69</text:p>
          </table:table-cell>
          <table:table-cell table:style-name="train_20_red_20_light"/>
          <table:table-cell table:style-name="train_20_red_20_light" table:formula="of:=[IQ.C1570]" office:value-type="float" office:value="0" calcext:value-type="float">
            <text:p>0</text:p>
          </table:table-cell>
          <table:table-cell table:style-name="train_20_red_20_light" table:formula="of:=VLOOKUP([.C614];[IQ.C56:.D121];2)" office:value-type="string" office:string-value="∅" calcext:value-type="string">
            <text:p>∅</text:p>
          </table:table-cell>
          <table:table-cell table:style-name="copyright_20_info" table:formula="of:=IF([.C61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0</text:p>
          </table:table-cell>
          <table:table-cell table:style-name="train_20_red_20_light"/>
          <table:table-cell table:style-name="train_20_red_20_light" table:formula="of:=[IQ.C1571]" office:value-type="float" office:value="0" calcext:value-type="float">
            <text:p>0</text:p>
          </table:table-cell>
          <table:table-cell table:style-name="train_20_red_20_light" table:formula="of:=VLOOKUP([.C615];[IQ.C56:.D121];2)" office:value-type="string" office:string-value="∅" calcext:value-type="string">
            <text:p>∅</text:p>
          </table:table-cell>
          <table:table-cell table:style-name="copyright_20_info" table:formula="of:=IF([.C61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1</text:p>
          </table:table-cell>
          <table:table-cell table:style-name="train_20_red_20_light"/>
          <table:table-cell table:style-name="train_20_red_20_light" table:formula="of:=[IQ.C1572]" office:value-type="float" office:value="0" calcext:value-type="float">
            <text:p>0</text:p>
          </table:table-cell>
          <table:table-cell table:style-name="train_20_red_20_light" table:formula="of:=VLOOKUP([.C616];[IQ.C56:.D121];2)" office:value-type="string" office:string-value="∅" calcext:value-type="string">
            <text:p>∅</text:p>
          </table:table-cell>
          <table:table-cell table:style-name="copyright_20_info" table:formula="of:=IF([.C61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2</text:p>
          </table:table-cell>
          <table:table-cell table:style-name="train_20_red_20_light"/>
          <table:table-cell table:style-name="train_20_red_20_light" table:formula="of:=[IQ.C1573]" office:value-type="float" office:value="0" calcext:value-type="float">
            <text:p>0</text:p>
          </table:table-cell>
          <table:table-cell table:style-name="train_20_red_20_light" table:formula="of:=VLOOKUP([.C617];[IQ.C56:.D121];2)" office:value-type="string" office:string-value="∅" calcext:value-type="string">
            <text:p>∅</text:p>
          </table:table-cell>
          <table:table-cell table:style-name="copyright_20_info" table:formula="of:=IF([.C61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3</text:p>
          </table:table-cell>
          <table:table-cell table:style-name="train_20_red_20_light"/>
          <table:table-cell table:style-name="train_20_red_20_light" table:formula="of:=[IQ.C1574]" office:value-type="float" office:value="0" calcext:value-type="float">
            <text:p>0</text:p>
          </table:table-cell>
          <table:table-cell table:style-name="train_20_red_20_light" table:formula="of:=VLOOKUP([.C618];[IQ.C56:.D121];2)" office:value-type="string" office:string-value="∅" calcext:value-type="string">
            <text:p>∅</text:p>
          </table:table-cell>
          <table:table-cell table:style-name="copyright_20_info" table:formula="of:=IF([.C61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4</text:p>
          </table:table-cell>
          <table:table-cell table:style-name="train_20_red_20_light"/>
          <table:table-cell table:style-name="train_20_red_20_light" table:formula="of:=[IQ.C1575]" office:value-type="float" office:value="0" calcext:value-type="float">
            <text:p>0</text:p>
          </table:table-cell>
          <table:table-cell table:style-name="train_20_red_20_light" table:formula="of:=VLOOKUP([.C619];[IQ.C56:.D121];2)" office:value-type="string" office:string-value="∅" calcext:value-type="string">
            <text:p>∅</text:p>
          </table:table-cell>
          <table:table-cell table:style-name="copyright_20_info" table:formula="of:=IF([.C61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1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5</text:p>
          </table:table-cell>
          <table:table-cell table:style-name="train_20_red_20_light"/>
          <table:table-cell table:style-name="train_20_red_20_light" table:formula="of:=[IQ.C1576]" office:value-type="float" office:value="0" calcext:value-type="float">
            <text:p>0</text:p>
          </table:table-cell>
          <table:table-cell table:style-name="train_20_red_20_light" table:formula="of:=VLOOKUP([.C620];[IQ.C56:.D121];2)" office:value-type="string" office:string-value="∅" calcext:value-type="string">
            <text:p>∅</text:p>
          </table:table-cell>
          <table:table-cell table:style-name="copyright_20_info" table:formula="of:=IF([.C62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6</text:p>
          </table:table-cell>
          <table:table-cell table:style-name="train_20_red_20_light"/>
          <table:table-cell table:style-name="train_20_red_20_light" table:formula="of:=[IQ.C1577]" office:value-type="float" office:value="0" calcext:value-type="float">
            <text:p>0</text:p>
          </table:table-cell>
          <table:table-cell table:style-name="train_20_red_20_light" table:formula="of:=VLOOKUP([.C621];[IQ.C56:.D121];2)" office:value-type="string" office:string-value="∅" calcext:value-type="string">
            <text:p>∅</text:p>
          </table:table-cell>
          <table:table-cell table:style-name="copyright_20_info" table:formula="of:=IF([.C62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7</text:p>
          </table:table-cell>
          <table:table-cell table:style-name="train_20_red_20_light"/>
          <table:table-cell table:style-name="train_20_red_20_light" table:formula="of:=[IQ.C1578]" office:value-type="float" office:value="0" calcext:value-type="float">
            <text:p>0</text:p>
          </table:table-cell>
          <table:table-cell table:style-name="train_20_red_20_light" table:formula="of:=VLOOKUP([.C622];[IQ.C56:.D121];2)" office:value-type="string" office:string-value="∅" calcext:value-type="string">
            <text:p>∅</text:p>
          </table:table-cell>
          <table:table-cell table:style-name="copyright_20_info" table:formula="of:=IF([.C62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8</text:p>
          </table:table-cell>
          <table:table-cell table:style-name="train_20_red_20_light"/>
          <table:table-cell table:style-name="train_20_red_20_light" table:formula="of:=[IQ.C1579]" office:value-type="float" office:value="0" calcext:value-type="float">
            <text:p>0</text:p>
          </table:table-cell>
          <table:table-cell table:style-name="train_20_red_20_light" table:formula="of:=VLOOKUP([.C623];[IQ.C56:.D121];2)" office:value-type="string" office:string-value="∅" calcext:value-type="string">
            <text:p>∅</text:p>
          </table:table-cell>
          <table:table-cell table:style-name="copyright_20_info" table:formula="of:=IF([.C62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79</text:p>
          </table:table-cell>
          <table:table-cell table:style-name="train_20_red_20_light"/>
          <table:table-cell table:style-name="train_20_red_20_light" table:formula="of:=[IQ.C1580]" office:value-type="float" office:value="0" calcext:value-type="float">
            <text:p>0</text:p>
          </table:table-cell>
          <table:table-cell table:style-name="train_20_red_20_light" table:formula="of:=VLOOKUP([.C624];[IQ.C56:.D121];2)" office:value-type="string" office:string-value="∅" calcext:value-type="string">
            <text:p>∅</text:p>
          </table:table-cell>
          <table:table-cell table:style-name="copyright_20_info" table:formula="of:=IF([.C62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0</text:p>
          </table:table-cell>
          <table:table-cell table:style-name="train_20_red_20_light"/>
          <table:table-cell table:style-name="train_20_red_20_light" table:formula="of:=[IQ.C1581]" office:value-type="float" office:value="0" calcext:value-type="float">
            <text:p>0</text:p>
          </table:table-cell>
          <table:table-cell table:style-name="train_20_red_20_light" table:formula="of:=VLOOKUP([.C625];[IQ.C56:.D121];2)" office:value-type="string" office:string-value="∅" calcext:value-type="string">
            <text:p>∅</text:p>
          </table:table-cell>
          <table:table-cell table:style-name="copyright_20_info" table:formula="of:=IF([.C62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1</text:p>
          </table:table-cell>
          <table:table-cell table:style-name="train_20_red_20_light"/>
          <table:table-cell table:style-name="train_20_red_20_light" table:formula="of:=[IQ.C1582]" office:value-type="float" office:value="0" calcext:value-type="float">
            <text:p>0</text:p>
          </table:table-cell>
          <table:table-cell table:style-name="train_20_red_20_light" table:formula="of:=VLOOKUP([.C626];[IQ.C56:.D121];2)" office:value-type="string" office:string-value="∅" calcext:value-type="string">
            <text:p>∅</text:p>
          </table:table-cell>
          <table:table-cell table:style-name="copyright_20_info" table:formula="of:=IF([.C62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2</text:p>
          </table:table-cell>
          <table:table-cell table:style-name="train_20_red_20_light"/>
          <table:table-cell table:style-name="train_20_red_20_light" table:formula="of:=[IQ.C1583]" office:value-type="float" office:value="0" calcext:value-type="float">
            <text:p>0</text:p>
          </table:table-cell>
          <table:table-cell table:style-name="train_20_red_20_light" table:formula="of:=VLOOKUP([.C627];[IQ.C56:.D121];2)" office:value-type="string" office:string-value="∅" calcext:value-type="string">
            <text:p>∅</text:p>
          </table:table-cell>
          <table:table-cell table:style-name="copyright_20_info" table:formula="of:=IF([.C62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3</text:p>
          </table:table-cell>
          <table:table-cell table:style-name="train_20_red_20_light"/>
          <table:table-cell table:style-name="train_20_red_20_light" table:formula="of:=[IQ.C1584]" office:value-type="float" office:value="0" calcext:value-type="float">
            <text:p>0</text:p>
          </table:table-cell>
          <table:table-cell table:style-name="train_20_red_20_light" table:formula="of:=VLOOKUP([.C628];[IQ.C56:.D121];2)" office:value-type="string" office:string-value="∅" calcext:value-type="string">
            <text:p>∅</text:p>
          </table:table-cell>
          <table:table-cell table:style-name="copyright_20_info" table:formula="of:=IF([.C62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4</text:p>
          </table:table-cell>
          <table:table-cell table:style-name="train_20_red_20_light"/>
          <table:table-cell table:style-name="train_20_red_20_light" table:formula="of:=[IQ.C1585]" office:value-type="float" office:value="0" calcext:value-type="float">
            <text:p>0</text:p>
          </table:table-cell>
          <table:table-cell table:style-name="train_20_red_20_light" table:formula="of:=VLOOKUP([.C629];[IQ.C56:.D121];2)" office:value-type="string" office:string-value="∅" calcext:value-type="string">
            <text:p>∅</text:p>
          </table:table-cell>
          <table:table-cell table:style-name="copyright_20_info" table:formula="of:=IF([.C62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2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5</text:p>
          </table:table-cell>
          <table:table-cell table:style-name="train_20_red_20_light"/>
          <table:table-cell table:style-name="train_20_red_20_light" table:formula="of:=[IQ.C1586]" office:value-type="float" office:value="0" calcext:value-type="float">
            <text:p>0</text:p>
          </table:table-cell>
          <table:table-cell table:style-name="train_20_red_20_light" table:formula="of:=VLOOKUP([.C630];[IQ.C56:.D121];2)" office:value-type="string" office:string-value="∅" calcext:value-type="string">
            <text:p>∅</text:p>
          </table:table-cell>
          <table:table-cell table:style-name="copyright_20_info" table:formula="of:=IF([.C63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6</text:p>
          </table:table-cell>
          <table:table-cell table:style-name="train_20_red_20_light"/>
          <table:table-cell table:style-name="train_20_red_20_light" table:formula="of:=[IQ.C1587]" office:value-type="float" office:value="0" calcext:value-type="float">
            <text:p>0</text:p>
          </table:table-cell>
          <table:table-cell table:style-name="train_20_red_20_light" table:formula="of:=VLOOKUP([.C631];[IQ.C56:.D121];2)" office:value-type="string" office:string-value="∅" calcext:value-type="string">
            <text:p>∅</text:p>
          </table:table-cell>
          <table:table-cell table:style-name="copyright_20_info" table:formula="of:=IF([.C63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7</text:p>
          </table:table-cell>
          <table:table-cell table:style-name="train_20_red_20_light"/>
          <table:table-cell table:style-name="train_20_red_20_light" table:formula="of:=[IQ.C1588]" office:value-type="float" office:value="0" calcext:value-type="float">
            <text:p>0</text:p>
          </table:table-cell>
          <table:table-cell table:style-name="train_20_red_20_light" table:formula="of:=VLOOKUP([.C632];[IQ.C56:.D121];2)" office:value-type="string" office:string-value="∅" calcext:value-type="string">
            <text:p>∅</text:p>
          </table:table-cell>
          <table:table-cell table:style-name="copyright_20_info" table:formula="of:=IF([.C63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8</text:p>
          </table:table-cell>
          <table:table-cell table:style-name="train_20_red_20_light"/>
          <table:table-cell table:style-name="train_20_red_20_light" table:formula="of:=[IQ.C1589]" office:value-type="float" office:value="0" calcext:value-type="float">
            <text:p>0</text:p>
          </table:table-cell>
          <table:table-cell table:style-name="train_20_red_20_light" table:formula="of:=VLOOKUP([.C633];[IQ.C56:.D121];2)" office:value-type="string" office:string-value="∅" calcext:value-type="string">
            <text:p>∅</text:p>
          </table:table-cell>
          <table:table-cell table:style-name="copyright_20_info" table:formula="of:=IF([.C63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89</text:p>
          </table:table-cell>
          <table:table-cell table:style-name="train_20_red_20_light"/>
          <table:table-cell table:style-name="train_20_red_20_light" table:formula="of:=[IQ.C1590]" office:value-type="float" office:value="0" calcext:value-type="float">
            <text:p>0</text:p>
          </table:table-cell>
          <table:table-cell table:style-name="train_20_red_20_light" table:formula="of:=VLOOKUP([.C634];[IQ.C56:.D121];2)" office:value-type="string" office:string-value="∅" calcext:value-type="string">
            <text:p>∅</text:p>
          </table:table-cell>
          <table:table-cell table:style-name="copyright_20_info" table:formula="of:=IF([.C63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0</text:p>
          </table:table-cell>
          <table:table-cell table:style-name="train_20_red_20_light"/>
          <table:table-cell table:style-name="train_20_red_20_light" table:formula="of:=[IQ.C1591]" office:value-type="float" office:value="0" calcext:value-type="float">
            <text:p>0</text:p>
          </table:table-cell>
          <table:table-cell table:style-name="train_20_red_20_light" table:formula="of:=VLOOKUP([.C635];[IQ.C56:.D121];2)" office:value-type="string" office:string-value="∅" calcext:value-type="string">
            <text:p>∅</text:p>
          </table:table-cell>
          <table:table-cell table:style-name="copyright_20_info" table:formula="of:=IF([.C63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1</text:p>
          </table:table-cell>
          <table:table-cell table:style-name="train_20_red_20_light"/>
          <table:table-cell table:style-name="train_20_red_20_light" table:formula="of:=[IQ.C1592]" office:value-type="float" office:value="0" calcext:value-type="float">
            <text:p>0</text:p>
          </table:table-cell>
          <table:table-cell table:style-name="train_20_red_20_light" table:formula="of:=VLOOKUP([.C636];[IQ.C56:.D121];2)" office:value-type="string" office:string-value="∅" calcext:value-type="string">
            <text:p>∅</text:p>
          </table:table-cell>
          <table:table-cell table:style-name="copyright_20_info" table:formula="of:=IF([.C63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2</text:p>
          </table:table-cell>
          <table:table-cell table:style-name="train_20_red_20_light"/>
          <table:table-cell table:style-name="train_20_red_20_light" table:formula="of:=[IQ.C1593]" office:value-type="float" office:value="0" calcext:value-type="float">
            <text:p>0</text:p>
          </table:table-cell>
          <table:table-cell table:style-name="train_20_red_20_light" table:formula="of:=VLOOKUP([.C637];[IQ.C56:.D121];2)" office:value-type="string" office:string-value="∅" calcext:value-type="string">
            <text:p>∅</text:p>
          </table:table-cell>
          <table:table-cell table:style-name="copyright_20_info" table:formula="of:=IF([.C63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3</text:p>
          </table:table-cell>
          <table:table-cell table:style-name="train_20_red_20_light"/>
          <table:table-cell table:style-name="train_20_red_20_light" table:formula="of:=[IQ.C1594]" office:value-type="float" office:value="0" calcext:value-type="float">
            <text:p>0</text:p>
          </table:table-cell>
          <table:table-cell table:style-name="train_20_red_20_light" table:formula="of:=VLOOKUP([.C638];[IQ.C56:.D121];2)" office:value-type="string" office:string-value="∅" calcext:value-type="string">
            <text:p>∅</text:p>
          </table:table-cell>
          <table:table-cell table:style-name="copyright_20_info" table:formula="of:=IF([.C63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4</text:p>
          </table:table-cell>
          <table:table-cell table:style-name="train_20_red_20_light"/>
          <table:table-cell table:style-name="train_20_red_20_light" table:formula="of:=[IQ.C1595]" office:value-type="float" office:value="0" calcext:value-type="float">
            <text:p>0</text:p>
          </table:table-cell>
          <table:table-cell table:style-name="train_20_red_20_light" table:formula="of:=VLOOKUP([.C639];[IQ.C56:.D121];2)" office:value-type="string" office:string-value="∅" calcext:value-type="string">
            <text:p>∅</text:p>
          </table:table-cell>
          <table:table-cell table:style-name="copyright_20_info" table:formula="of:=IF([.C63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3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5</text:p>
          </table:table-cell>
          <table:table-cell table:style-name="train_20_red_20_light"/>
          <table:table-cell table:style-name="train_20_red_20_light" table:formula="of:=[IQ.C1596]" office:value-type="float" office:value="0" calcext:value-type="float">
            <text:p>0</text:p>
          </table:table-cell>
          <table:table-cell table:style-name="train_20_red_20_light" table:formula="of:=VLOOKUP([.C640];[IQ.C56:.D121];2)" office:value-type="string" office:string-value="∅" calcext:value-type="string">
            <text:p>∅</text:p>
          </table:table-cell>
          <table:table-cell table:style-name="copyright_20_info" table:formula="of:=IF([.C64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6</text:p>
          </table:table-cell>
          <table:table-cell table:style-name="train_20_red_20_light"/>
          <table:table-cell table:style-name="train_20_red_20_light" table:formula="of:=[IQ.C1597]" office:value-type="float" office:value="0" calcext:value-type="float">
            <text:p>0</text:p>
          </table:table-cell>
          <table:table-cell table:style-name="train_20_red_20_light" table:formula="of:=VLOOKUP([.C641];[IQ.C56:.D121];2)" office:value-type="string" office:string-value="∅" calcext:value-type="string">
            <text:p>∅</text:p>
          </table:table-cell>
          <table:table-cell table:style-name="copyright_20_info" table:formula="of:=IF([.C641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1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7</text:p>
          </table:table-cell>
          <table:table-cell table:style-name="train_20_red_20_light"/>
          <table:table-cell table:style-name="train_20_red_20_light" table:formula="of:=[IQ.C1598]" office:value-type="float" office:value="0" calcext:value-type="float">
            <text:p>0</text:p>
          </table:table-cell>
          <table:table-cell table:style-name="train_20_red_20_light" table:formula="of:=VLOOKUP([.C642];[IQ.C56:.D121];2)" office:value-type="string" office:string-value="∅" calcext:value-type="string">
            <text:p>∅</text:p>
          </table:table-cell>
          <table:table-cell table:style-name="copyright_20_info" table:formula="of:=IF([.C642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2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8</text:p>
          </table:table-cell>
          <table:table-cell table:style-name="train_20_red_20_light"/>
          <table:table-cell table:style-name="train_20_red_20_light" table:formula="of:=[IQ.C1599]" office:value-type="float" office:value="0" calcext:value-type="float">
            <text:p>0</text:p>
          </table:table-cell>
          <table:table-cell table:style-name="train_20_red_20_light" table:formula="of:=VLOOKUP([.C643];[IQ.C56:.D121];2)" office:value-type="string" office:string-value="∅" calcext:value-type="string">
            <text:p>∅</text:p>
          </table:table-cell>
          <table:table-cell table:style-name="copyright_20_info" table:formula="of:=IF([.C643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3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99</text:p>
          </table:table-cell>
          <table:table-cell table:style-name="train_20_red_20_light"/>
          <table:table-cell table:style-name="train_20_red_20_light" table:formula="of:=[IQ.C1600]" office:value-type="float" office:value="0" calcext:value-type="float">
            <text:p>0</text:p>
          </table:table-cell>
          <table:table-cell table:style-name="train_20_red_20_light" table:formula="of:=VLOOKUP([.C644];[IQ.C56:.D121];2)" office:value-type="string" office:string-value="∅" calcext:value-type="string">
            <text:p>∅</text:p>
          </table:table-cell>
          <table:table-cell table:style-name="copyright_20_info" table:formula="of:=IF([.C644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4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00</text:p>
          </table:table-cell>
          <table:table-cell table:style-name="train_20_red_20_light"/>
          <table:table-cell table:style-name="train_20_red_20_light" table:formula="of:=[IQ.C1601]" office:value-type="float" office:value="0" calcext:value-type="float">
            <text:p>0</text:p>
          </table:table-cell>
          <table:table-cell table:style-name="train_20_red_20_light" table:formula="of:=VLOOKUP([.C645];[IQ.C56:.D121];2)" office:value-type="string" office:string-value="∅" calcext:value-type="string">
            <text:p>∅</text:p>
          </table:table-cell>
          <table:table-cell table:style-name="copyright_20_info" table:formula="of:=IF([.C645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5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01</text:p>
          </table:table-cell>
          <table:table-cell table:style-name="train_20_red_20_light"/>
          <table:table-cell table:style-name="train_20_red_20_light" table:formula="of:=[IQ.C1602]" office:value-type="float" office:value="0" calcext:value-type="float">
            <text:p>0</text:p>
          </table:table-cell>
          <table:table-cell table:style-name="train_20_red_20_light" table:formula="of:=VLOOKUP([.C646];[IQ.C56:.D121];2)" office:value-type="string" office:string-value="∅" calcext:value-type="string">
            <text:p>∅</text:p>
          </table:table-cell>
          <table:table-cell table:style-name="copyright_20_info" table:formula="of:=IF([.C646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6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02</text:p>
          </table:table-cell>
          <table:table-cell table:style-name="train_20_red_20_light"/>
          <table:table-cell table:style-name="train_20_red_20_light" table:formula="of:=[IQ.C1603]" office:value-type="float" office:value="0" calcext:value-type="float">
            <text:p>0</text:p>
          </table:table-cell>
          <table:table-cell table:style-name="train_20_red_20_light" table:formula="of:=VLOOKUP([.C647];[IQ.C56:.D121];2)" office:value-type="string" office:string-value="∅" calcext:value-type="string">
            <text:p>∅</text:p>
          </table:table-cell>
          <table:table-cell table:style-name="copyright_20_info" table:formula="of:=IF([.C647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7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03</text:p>
          </table:table-cell>
          <table:table-cell table:style-name="train_20_red_20_light"/>
          <table:table-cell table:style-name="train_20_red_20_light" table:formula="of:=[IQ.C1604]" office:value-type="float" office:value="0" calcext:value-type="float">
            <text:p>0</text:p>
          </table:table-cell>
          <table:table-cell table:style-name="train_20_red_20_light" table:formula="of:=VLOOKUP([.C648];[IQ.C56:.D121];2)" office:value-type="string" office:string-value="∅" calcext:value-type="string">
            <text:p>∅</text:p>
          </table:table-cell>
          <table:table-cell table:style-name="copyright_20_info" table:formula="of:=IF([.C648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8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04</text:p>
          </table:table-cell>
          <table:table-cell table:style-name="train_20_red_20_light"/>
          <table:table-cell table:style-name="train_20_red_20_light" table:formula="of:=[IQ.C1605]" office:value-type="float" office:value="0" calcext:value-type="float">
            <text:p>0</text:p>
          </table:table-cell>
          <table:table-cell table:style-name="train_20_red_20_light" table:formula="of:=VLOOKUP([.C649];[IQ.C56:.D121];2)" office:value-type="string" office:string-value="∅" calcext:value-type="string">
            <text:p>∅</text:p>
          </table:table-cell>
          <table:table-cell table:style-name="copyright_20_info" table:formula="of:=IF([.C649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49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red_20_light" office:value-type="string" calcext:value-type="string">
            <text:p>Feng Shui <text:s/>105</text:p>
          </table:table-cell>
          <table:table-cell table:style-name="train_20_red_20_light"/>
          <table:table-cell table:style-name="train_20_red_20_light" table:formula="of:=[IQ.C1606]" office:value-type="float" office:value="0" calcext:value-type="float">
            <text:p>0</text:p>
          </table:table-cell>
          <table:table-cell table:style-name="train_20_red_20_light" table:formula="of:=VLOOKUP([.C650];[IQ.C56:.D121];2)" office:value-type="string" office:string-value="∅" calcext:value-type="string">
            <text:p>∅</text:p>
          </table:table-cell>
          <table:table-cell table:style-name="copyright_20_info" table:formula="of:=IF([.C650]=0;&quot;Not Implemented&quot;;&quot; &quot;)" office:value-type="string" office:string-value="Not Implemented" calcext:value-type="string">
            <text:p>Not Implemented</text:p>
          </table:table-cell>
          <table:table-cell table:style-name="train_20_red_20_light" table:formula="of:=VLOOKUP([.C650];[IQ.L94:.U158];3)" office:value-type="string" office:string-value=" 未實施" calcext:value-type="string">
            <text:p><text:s/>未實施</text:p>
          </table:table-cell>
          <table:table-cell table:style-name="train_20_red_20_light"/>
          <table:table-cell table:number-columns-repeated="594"/>
        </table:table-row>
        <table:table-row table:style-name="ro2"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 office:value-type="string" calcext:value-type="string">
            <text:p>Q.C56:D121</text:p>
          </table:table-cell>
          <table:table-cell table:style-name="train_20_blank_20_cell" office:value-type="string" calcext:value-type="string">
            <text:p><text:s/></text:p>
          </table:table-cell>
          <table:table-cell table:style-name="Default" office:value-type="string" calcext:value-type="string">
            <text:p>(C650,IQ.L94:U158,3)</text:p>
          </table:table-cell>
          <table:table-cell table:style-name="train_20_blank_20_cell" table:number-columns-repeated="2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style-name="train_20_blank_20_cell" office:value-type="string" calcext:value-type="string">
            <text:p><text:s/></text:p>
          </table:table-cell>
          <table:table-cell table:style-name="train_20_blank_20_cell"/>
          <table:table-cell table:number-columns-repeated="587"/>
        </table:table-row>
        <table:table-row table:style-name="ro2">
          <table:table-cell table:style-name="train_20_blue_20_light" office:value-type="string" calcext:value-type="string">
            <text:p>My Experimental Derivatives <text:s/>0</text:p>
          </table:table-cell>
          <table:table-cell table:style-name="train_20_blue_20_light"/>
          <table:table-cell table:style-name="train_20_blue_20_light" table:formula="of:=[IQ.F1501]" office:value-type="float" office:value="57" calcext:value-type="float">
            <text:p>57</text:p>
          </table:table-cell>
          <table:table-cell table:style-name="train_20_blue_20_light" table:formula="of:=VLOOKUP([.C652];[IQ.C56:.D121];2)" office:value-type="string" office:string-value="䷸" calcext:value-type="string">
            <text:p>䷸</text:p>
          </table:table-cell>
          <table:table-cell table:style-name="train_20_blue_20_light" table:formula="of:=IF([.C652]=0;&quot;Unknown Error Thrown&quot;;&quot; &quot;)" office:value-type="string" office:string-value=" " calcext:value-type="string">
            <text:p><text:s/></text:p>
          </table:table-cell>
          <table:table-cell table:style-name="ce23" table:formula="of:=VLOOKUP([.C652];[IQ.L94:.U158];3)" office:value-type="string" office:string-value="xùn" calcext:value-type="string">
            <text:p>xù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</text:p>
          </table:table-cell>
          <table:table-cell table:style-name="train_20_blue_20_light"/>
          <table:table-cell table:style-name="train_20_blue_20_light" table:formula="of:=[IQ.F1502]" office:value-type="float" office:value="33" calcext:value-type="float">
            <text:p>33</text:p>
          </table:table-cell>
          <table:table-cell table:style-name="train_20_blue_20_light" table:formula="of:=VLOOKUP([.C653];[IQ.C56:.D121];2)" office:value-type="string" office:string-value="䷠" calcext:value-type="string">
            <text:p>䷠</text:p>
          </table:table-cell>
          <table:table-cell table:style-name="train_20_blue_20_light" table:formula="of:=IF([.C653]=0;&quot;Unknown Error Thrown&quot;;&quot; &quot;)" office:value-type="string" office:string-value=" " calcext:value-type="string">
            <text:p><text:s/></text:p>
          </table:table-cell>
          <table:table-cell table:style-name="ce23" table:formula="of:=VLOOKUP([.C653];[IQ.L94:.U158];3)" office:value-type="string" office:string-value="dùn" calcext:value-type="string">
            <text:p>dù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</text:p>
          </table:table-cell>
          <table:table-cell table:style-name="train_20_blue_20_light"/>
          <table:table-cell table:style-name="train_20_blue_20_light" table:formula="of:=[IQ.F1503]" office:value-type="float" office:value="31" calcext:value-type="float">
            <text:p>31</text:p>
          </table:table-cell>
          <table:table-cell table:style-name="train_20_blue_20_light" table:formula="of:=VLOOKUP([.C654];[IQ.C56:.D121];2)" office:value-type="string" office:string-value="䷞" calcext:value-type="string">
            <text:p>䷞</text:p>
          </table:table-cell>
          <table:table-cell table:style-name="train_20_blue_20_light" table:formula="of:=IF([.C654]=0;&quot;Unknown Error Thrown&quot;;&quot; &quot;)" office:value-type="string" office:string-value=" " calcext:value-type="string">
            <text:p><text:s/></text:p>
          </table:table-cell>
          <table:table-cell table:style-name="ce23" table:formula="of:=VLOOKUP([.C654];[IQ.L94:.U158];3)" office:value-type="string" office:string-value="xián" calcext:value-type="string">
            <text:p>xiá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</text:p>
          </table:table-cell>
          <table:table-cell table:style-name="train_20_blue_20_light"/>
          <table:table-cell table:style-name="train_20_blue_20_light" table:formula="of:=[IQ.F1504]" office:value-type="float" office:value="56" calcext:value-type="float">
            <text:p>56</text:p>
          </table:table-cell>
          <table:table-cell table:style-name="train_20_blue_20_light" table:formula="of:=VLOOKUP([.C655];[IQ.C56:.D121];2)" office:value-type="string" office:string-value="䷷" calcext:value-type="string">
            <text:p>䷷</text:p>
          </table:table-cell>
          <table:table-cell table:style-name="train_20_blue_20_light" table:formula="of:=IF([.C655]=0;&quot;Unknown Error Thrown&quot;;&quot; &quot;)" office:value-type="string" office:string-value=" " calcext:value-type="string">
            <text:p><text:s/></text:p>
          </table:table-cell>
          <table:table-cell table:style-name="ce23" table:formula="of:=VLOOKUP([.C655];[IQ.L94:.U158];3)" office:value-type="string" office:string-value="lǚ" calcext:value-type="string">
            <text:p>lǚ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</text:p>
          </table:table-cell>
          <table:table-cell table:style-name="train_20_blue_20_light"/>
          <table:table-cell table:style-name="train_20_blue_20_light" table:formula="of:=[IQ.F1505]" office:value-type="float" office:value="62" calcext:value-type="float">
            <text:p>62</text:p>
          </table:table-cell>
          <table:table-cell table:style-name="train_20_blue_20_light" table:formula="of:=VLOOKUP([.C656];[IQ.C56:.D121];2)" office:value-type="string" office:string-value="䷽" calcext:value-type="string">
            <text:p>䷽</text:p>
          </table:table-cell>
          <table:table-cell table:style-name="train_20_blue_20_light" table:formula="of:=IF([.C656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56];[IQ.L94:.U158];3)" office:value-type="string" office:string-value="xiǎo guò" calcext:value-type="string">
            <text:p>xiǎo guò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</text:p>
          </table:table-cell>
          <table:table-cell table:style-name="train_20_blue_20_light"/>
          <table:table-cell table:style-name="train_20_blue_20_light" table:formula="of:=[IQ.F1506]" office:value-type="float" office:value="53" calcext:value-type="float">
            <text:p>53</text:p>
          </table:table-cell>
          <table:table-cell table:style-name="train_20_blue_20_light" table:formula="of:=VLOOKUP([.C657];[IQ.C56:.D121];2)" office:value-type="string" office:string-value="䷴" calcext:value-type="string">
            <text:p>䷴</text:p>
          </table:table-cell>
          <table:table-cell table:style-name="train_20_blue_20_light" table:formula="of:=IF([.C657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57];[IQ.L94:.U158];3)" office:value-type="string" office:string-value="jiàn" calcext:value-type="string">
            <text:p>jià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</text:p>
          </table:table-cell>
          <table:table-cell table:style-name="train_20_blue_20_light"/>
          <table:table-cell table:style-name="train_20_blue_20_light" table:formula="of:=[IQ.F1507]" office:value-type="float" office:value="39" calcext:value-type="float">
            <text:p>39</text:p>
          </table:table-cell>
          <table:table-cell table:style-name="train_20_blue_20_light" table:formula="of:=VLOOKUP([.C658];[IQ.C56:.D121];2)" office:value-type="string" office:string-value="䷦" calcext:value-type="string">
            <text:p>䷦</text:p>
          </table:table-cell>
          <table:table-cell table:style-name="train_20_blue_20_light" table:formula="of:=IF([.C658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58];[IQ.L94:.U158];3)" office:value-type="string" office:string-value="jiǎn" calcext:value-type="string">
            <text:p>jiǎ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</text:p>
          </table:table-cell>
          <table:table-cell table:style-name="train_20_blue_20_light"/>
          <table:table-cell table:style-name="train_20_blue_20_light" table:formula="of:=[IQ.F1508]" office:value-type="float" office:value="52" calcext:value-type="float">
            <text:p>52</text:p>
          </table:table-cell>
          <table:table-cell table:style-name="train_20_blue_20_light" table:formula="of:=VLOOKUP([.C659];[IQ.C56:.D121];2)" office:value-type="string" office:string-value="䷳" calcext:value-type="string">
            <text:p>䷳</text:p>
          </table:table-cell>
          <table:table-cell table:style-name="train_20_blue_20_light" table:formula="of:=IF([.C659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59];[IQ.L94:.U158];3)" office:value-type="string" office:string-value="gèn" calcext:value-type="string">
            <text:p>gè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</text:p>
          </table:table-cell>
          <table:table-cell table:style-name="train_20_blue_20_light"/>
          <table:table-cell table:style-name="train_20_blue_20_light" table:formula="of:=[IQ.F1509]" office:value-type="float" office:value="15" calcext:value-type="float">
            <text:p>15</text:p>
          </table:table-cell>
          <table:table-cell table:style-name="train_20_blue_20_light" table:formula="of:=VLOOKUP([.C660];[IQ.C56:.D121];2)" office:value-type="string" office:string-value="䷎" calcext:value-type="string">
            <text:p>䷎</text:p>
          </table:table-cell>
          <table:table-cell table:style-name="train_20_blue_20_light" table:formula="of:=IF([.C660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60];[IQ.L94:.U158];3)" office:value-type="string" office:string-value="qiān" calcext:value-type="string">
            <text:p>qiā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</text:p>
          </table:table-cell>
          <table:table-cell table:style-name="train_20_blue_20_light"/>
          <table:table-cell table:style-name="train_20_blue_20_light" table:formula="of:=[IQ.F1510]" office:value-type="float" office:value="26" calcext:value-type="float">
            <text:p>26</text:p>
          </table:table-cell>
          <table:table-cell table:style-name="train_20_blue_20_light" table:formula="of:=VLOOKUP([.C661];[IQ.C56:.D121];2)" office:value-type="string" office:string-value="䷙" calcext:value-type="string">
            <text:p>䷙</text:p>
          </table:table-cell>
          <table:table-cell table:style-name="train_20_blue_20_light" table:formula="of:=IF([.C661]=0;&quot;Unknown Error Thrown&quot;;&quot; &quot;)" office:value-type="string" office:string-value=" " calcext:value-type="string">
            <text:p><text:s/></text:p>
          </table:table-cell>
          <table:table-cell table:style-name="ce23" table:formula="of:=VLOOKUP([.C661];[IQ.L94:.U158];3)" office:value-type="string" office:string-value="dà chù" calcext:value-type="string">
            <text:p>dà chù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0</text:p>
          </table:table-cell>
          <table:table-cell table:style-name="train_20_blue_20_light"/>
          <table:table-cell table:style-name="train_20_blue_20_light" table:formula="of:=[IQ.F1511]" office:value-type="float" office:value="41" calcext:value-type="float">
            <text:p>41</text:p>
          </table:table-cell>
          <table:table-cell table:style-name="train_20_blue_20_light" table:formula="of:=VLOOKUP([.C662];[IQ.C56:.D121];2)" office:value-type="string" office:string-value="䷨" calcext:value-type="string">
            <text:p>䷨</text:p>
          </table:table-cell>
          <table:table-cell table:style-name="train_20_blue_20_light" table:formula="of:=IF([.C662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62];[IQ.L94:.U158];3)" office:value-type="string" office:string-value="sǔn" calcext:value-type="string">
            <text:p>sǔ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1</text:p>
          </table:table-cell>
          <table:table-cell table:style-name="train_20_blue_20_light"/>
          <table:table-cell table:style-name="train_20_blue_20_light" table:formula="of:=[IQ.F1512]" office:value-type="float" office:value="22" calcext:value-type="float">
            <text:p>22</text:p>
          </table:table-cell>
          <table:table-cell table:style-name="train_20_blue_20_light" table:formula="of:=VLOOKUP([.C663];[IQ.C56:.D121];2)" office:value-type="string" office:string-value="䷕" calcext:value-type="string">
            <text:p>䷕</text:p>
          </table:table-cell>
          <table:table-cell table:style-name="train_20_blue_20_light" table:formula="of:=IF([.C663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63];[IQ.L94:.U158];3)" office:value-type="string" office:string-value="bì" calcext:value-type="string">
            <text:p>bì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2</text:p>
          </table:table-cell>
          <table:table-cell table:style-name="train_20_blue_20_light"/>
          <table:table-cell table:style-name="train_20_blue_20_light" table:formula="of:=[IQ.F1513]" office:value-type="float" office:value="27" calcext:value-type="float">
            <text:p>27</text:p>
          </table:table-cell>
          <table:table-cell table:style-name="train_20_blue_20_light" table:formula="of:=VLOOKUP([.C664];[IQ.C56:.D121];2)" office:value-type="string" office:string-value="䷚" calcext:value-type="string">
            <text:p>䷚</text:p>
          </table:table-cell>
          <table:table-cell table:style-name="train_20_blue_20_light" table:formula="of:=IF([.C664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64];[IQ.L94:.U158];3)" office:value-type="string" office:string-value="yí" calcext:value-type="string">
            <text:p>yí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3</text:p>
          </table:table-cell>
          <table:table-cell table:style-name="train_20_blue_20_light"/>
          <table:table-cell table:style-name="train_20_blue_20_light" table:formula="of:=[IQ.F1514]" office:value-type="float" office:value="18" calcext:value-type="float">
            <text:p>18</text:p>
          </table:table-cell>
          <table:table-cell table:style-name="train_20_blue_20_light" table:formula="of:=VLOOKUP([.C665];[IQ.C56:.D121];2)" office:value-type="string" office:string-value="䷑" calcext:value-type="string">
            <text:p>䷑</text:p>
          </table:table-cell>
          <table:table-cell table:style-name="train_20_blue_20_light" table:formula="of:=IF([.C665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65];[IQ.L94:.U158];3)" office:value-type="string" office:string-value="gŭ" calcext:value-type="string">
            <text:p>gŭ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4</text:p>
          </table:table-cell>
          <table:table-cell table:style-name="train_20_blue_20_light"/>
          <table:table-cell table:style-name="train_20_blue_20_light" table:formula="of:=[IQ.F1515]" office:value-type="float" office:value="4" calcext:value-type="float">
            <text:p>4</text:p>
          </table:table-cell>
          <table:table-cell table:style-name="train_20_blue_20_light" table:formula="of:=VLOOKUP([.C666];[IQ.C56:.D121];2)" office:value-type="string" office:string-value="䷃" calcext:value-type="string">
            <text:p>䷃</text:p>
          </table:table-cell>
          <table:table-cell table:style-name="train_20_blue_20_light" table:formula="of:=IF([.C666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66];[IQ.L94:.U158];3)" office:value-type="string" office:string-value="méng" calcext:value-type="string">
            <text:p>méng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5</text:p>
          </table:table-cell>
          <table:table-cell table:style-name="train_20_blue_20_light"/>
          <table:table-cell table:style-name="train_20_blue_20_light" table:formula="of:=[IQ.F1516]" office:value-type="float" office:value="52" calcext:value-type="float">
            <text:p>52</text:p>
          </table:table-cell>
          <table:table-cell table:style-name="train_20_blue_20_light" table:formula="of:=VLOOKUP([.C667];[IQ.C56:.D121];2)" office:value-type="string" office:string-value="䷳" calcext:value-type="string">
            <text:p>䷳</text:p>
          </table:table-cell>
          <table:table-cell table:style-name="train_20_blue_20_light" table:formula="of:=IF([.C667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67];[IQ.L94:.U158];3)" office:value-type="string" office:string-value="gèn" calcext:value-type="string">
            <text:p>gèn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6</text:p>
          </table:table-cell>
          <table:table-cell table:style-name="train_20_blue_20_light"/>
          <table:table-cell table:style-name="train_20_blue_20_light" table:formula="of:=[IQ.F1517]" office:value-type="float" office:value="23" calcext:value-type="float">
            <text:p>23</text:p>
          </table:table-cell>
          <table:table-cell table:style-name="train_20_blue_20_light" table:formula="of:=VLOOKUP([.C668];[IQ.C56:.D121];2)" office:value-type="string" office:string-value="䷖" calcext:value-type="string">
            <text:p>䷖</text:p>
          </table:table-cell>
          <table:table-cell table:style-name="train_20_blue_20_light" table:formula="of:=IF([.C668]=0;&quot;Unknown Error Thrown&quot;;&quot; &quot;)" office:value-type="string" office:string-value=" " calcext:value-type="string">
            <text:p><text:s/></text:p>
          </table:table-cell>
          <table:table-cell table:style-name="train_20_blue_20_light" table:formula="of:=VLOOKUP([.C668];[IQ.L94:.U158];3)" office:value-type="string" office:string-value="bō" calcext:value-type="string">
            <text:p>bō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7</text:p>
          </table:table-cell>
          <table:table-cell table:style-name="train_20_blue_20_light"/>
          <table:table-cell table:style-name="train_20_blue_20_light" table:formula="of:=[IQ.F1518]" office:value-type="float" office:value="0" calcext:value-type="float">
            <text:p>0</text:p>
          </table:table-cell>
          <table:table-cell table:style-name="train_20_blue_20_light" table:formula="of:=VLOOKUP([.C669];[IQ.C56:.D121];2)" office:value-type="string" office:string-value="∅" calcext:value-type="string">
            <text:p>∅</text:p>
          </table:table-cell>
          <table:table-cell table:style-name="train_20_blue_20_light" table:formula="of:=IF([.C66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6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8</text:p>
          </table:table-cell>
          <table:table-cell table:style-name="train_20_blue_20_light"/>
          <table:table-cell table:style-name="train_20_blue_20_light" table:formula="of:=[IQ.F1519]" office:value-type="float" office:value="0" calcext:value-type="float">
            <text:p>0</text:p>
          </table:table-cell>
          <table:table-cell table:style-name="train_20_blue_20_light" table:formula="of:=VLOOKUP([.C670];[IQ.C56:.D121];2)" office:value-type="string" office:string-value="∅" calcext:value-type="string">
            <text:p>∅</text:p>
          </table:table-cell>
          <table:table-cell table:style-name="train_20_blue_20_light" table:formula="of:=IF([.C67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9</text:p>
          </table:table-cell>
          <table:table-cell table:style-name="train_20_blue_20_light"/>
          <table:table-cell table:style-name="train_20_blue_20_light" table:formula="of:=[IQ.F1520]" office:value-type="float" office:value="0" calcext:value-type="float">
            <text:p>0</text:p>
          </table:table-cell>
          <table:table-cell table:style-name="train_20_blue_20_light" table:formula="of:=VLOOKUP([.C671];[IQ.C56:.D121];2)" office:value-type="string" office:string-value="∅" calcext:value-type="string">
            <text:p>∅</text:p>
          </table:table-cell>
          <table:table-cell table:style-name="train_20_blue_20_light" table:formula="of:=IF([.C67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0</text:p>
          </table:table-cell>
          <table:table-cell table:style-name="train_20_blue_20_light"/>
          <table:table-cell table:style-name="train_20_blue_20_light" table:formula="of:=[IQ.F1521]" office:value-type="float" office:value="0" calcext:value-type="float">
            <text:p>0</text:p>
          </table:table-cell>
          <table:table-cell table:style-name="train_20_blue_20_light" table:formula="of:=VLOOKUP([.C672];[IQ.C56:.D121];2)" office:value-type="string" office:string-value="∅" calcext:value-type="string">
            <text:p>∅</text:p>
          </table:table-cell>
          <table:table-cell table:style-name="train_20_blue_20_light" table:formula="of:=IF([.C67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1</text:p>
          </table:table-cell>
          <table:table-cell table:style-name="train_20_blue_20_light"/>
          <table:table-cell table:style-name="train_20_blue_20_light" table:formula="of:=[IQ.F1522]" office:value-type="float" office:value="0" calcext:value-type="float">
            <text:p>0</text:p>
          </table:table-cell>
          <table:table-cell table:style-name="train_20_blue_20_light" table:formula="of:=VLOOKUP([.C673];[IQ.C56:.D121];2)" office:value-type="string" office:string-value="∅" calcext:value-type="string">
            <text:p>∅</text:p>
          </table:table-cell>
          <table:table-cell table:style-name="train_20_blue_20_light" table:formula="of:=IF([.C67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2</text:p>
          </table:table-cell>
          <table:table-cell table:style-name="train_20_blue_20_light"/>
          <table:table-cell table:style-name="train_20_blue_20_light" table:formula="of:=[IQ.F1523]" office:value-type="float" office:value="0" calcext:value-type="float">
            <text:p>0</text:p>
          </table:table-cell>
          <table:table-cell table:style-name="train_20_blue_20_light" table:formula="of:=VLOOKUP([.C674];[IQ.C56:.D121];2)" office:value-type="string" office:string-value="∅" calcext:value-type="string">
            <text:p>∅</text:p>
          </table:table-cell>
          <table:table-cell table:style-name="train_20_blue_20_light" table:formula="of:=IF([.C67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3</text:p>
          </table:table-cell>
          <table:table-cell table:style-name="train_20_blue_20_light"/>
          <table:table-cell table:style-name="train_20_blue_20_light" table:formula="of:=[IQ.F1524]" office:value-type="float" office:value="0" calcext:value-type="float">
            <text:p>0</text:p>
          </table:table-cell>
          <table:table-cell table:style-name="train_20_blue_20_light" table:formula="of:=VLOOKUP([.C675];[IQ.C56:.D121];2)" office:value-type="string" office:string-value="∅" calcext:value-type="string">
            <text:p>∅</text:p>
          </table:table-cell>
          <table:table-cell table:style-name="train_20_blue_20_light" table:formula="of:=IF([.C67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4</text:p>
          </table:table-cell>
          <table:table-cell table:style-name="train_20_blue_20_light"/>
          <table:table-cell table:style-name="train_20_blue_20_light" table:formula="of:=[IQ.F1525]" office:value-type="float" office:value="0" calcext:value-type="float">
            <text:p>0</text:p>
          </table:table-cell>
          <table:table-cell table:style-name="train_20_blue_20_light" table:formula="of:=VLOOKUP([.C676];[IQ.C56:.D121];2)" office:value-type="string" office:string-value="∅" calcext:value-type="string">
            <text:p>∅</text:p>
          </table:table-cell>
          <table:table-cell table:style-name="train_20_blue_20_light" table:formula="of:=IF([.C67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5</text:p>
          </table:table-cell>
          <table:table-cell table:style-name="train_20_blue_20_light"/>
          <table:table-cell table:style-name="train_20_blue_20_light" table:formula="of:=[IQ.F1526]" office:value-type="float" office:value="0" calcext:value-type="float">
            <text:p>0</text:p>
          </table:table-cell>
          <table:table-cell table:style-name="train_20_blue_20_light" table:formula="of:=VLOOKUP([.C677];[IQ.C56:.D121];2)" office:value-type="string" office:string-value="∅" calcext:value-type="string">
            <text:p>∅</text:p>
          </table:table-cell>
          <table:table-cell table:style-name="train_20_blue_20_light" table:formula="of:=IF([.C67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6</text:p>
          </table:table-cell>
          <table:table-cell table:style-name="train_20_blue_20_light"/>
          <table:table-cell table:style-name="train_20_blue_20_light" table:formula="of:=[IQ.F1527]" office:value-type="float" office:value="0" calcext:value-type="float">
            <text:p>0</text:p>
          </table:table-cell>
          <table:table-cell table:style-name="train_20_blue_20_light" table:formula="of:=VLOOKUP([.C678];[IQ.C56:.D121];2)" office:value-type="string" office:string-value="∅" calcext:value-type="string">
            <text:p>∅</text:p>
          </table:table-cell>
          <table:table-cell table:style-name="train_20_blue_20_light" table:formula="of:=IF([.C678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8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7</text:p>
          </table:table-cell>
          <table:table-cell table:style-name="train_20_blue_20_light"/>
          <table:table-cell table:style-name="train_20_blue_20_light" table:formula="of:=[IQ.F1528]" office:value-type="float" office:value="0" calcext:value-type="float">
            <text:p>0</text:p>
          </table:table-cell>
          <table:table-cell table:style-name="train_20_blue_20_light" table:formula="of:=VLOOKUP([.C679];[IQ.C56:.D121];2)" office:value-type="string" office:string-value="∅" calcext:value-type="string">
            <text:p>∅</text:p>
          </table:table-cell>
          <table:table-cell table:style-name="train_20_blue_20_light" table:formula="of:=IF([.C67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7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8</text:p>
          </table:table-cell>
          <table:table-cell table:style-name="train_20_blue_20_light"/>
          <table:table-cell table:style-name="train_20_blue_20_light" table:formula="of:=[IQ.F1529]" office:value-type="float" office:value="0" calcext:value-type="float">
            <text:p>0</text:p>
          </table:table-cell>
          <table:table-cell table:style-name="train_20_blue_20_light" table:formula="of:=VLOOKUP([.C680];[IQ.C56:.D121];2)" office:value-type="string" office:string-value="∅" calcext:value-type="string">
            <text:p>∅</text:p>
          </table:table-cell>
          <table:table-cell table:style-name="train_20_blue_20_light" table:formula="of:=IF([.C68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29</text:p>
          </table:table-cell>
          <table:table-cell table:style-name="train_20_blue_20_light"/>
          <table:table-cell table:style-name="train_20_blue_20_light" table:formula="of:=[IQ.F1530]" office:value-type="float" office:value="0" calcext:value-type="float">
            <text:p>0</text:p>
          </table:table-cell>
          <table:table-cell table:style-name="train_20_blue_20_light" table:formula="of:=VLOOKUP([.C681];[IQ.C56:.D121];2)" office:value-type="string" office:string-value="∅" calcext:value-type="string">
            <text:p>∅</text:p>
          </table:table-cell>
          <table:table-cell table:style-name="train_20_blue_20_light" table:formula="of:=IF([.C68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0</text:p>
          </table:table-cell>
          <table:table-cell table:style-name="train_20_blue_20_light"/>
          <table:table-cell table:style-name="train_20_blue_20_light" table:formula="of:=[IQ.F1531]" office:value-type="float" office:value="0" calcext:value-type="float">
            <text:p>0</text:p>
          </table:table-cell>
          <table:table-cell table:style-name="train_20_blue_20_light" table:formula="of:=VLOOKUP([.C682];[IQ.C56:.D121];2)" office:value-type="string" office:string-value="∅" calcext:value-type="string">
            <text:p>∅</text:p>
          </table:table-cell>
          <table:table-cell table:style-name="train_20_blue_20_light" table:formula="of:=IF([.C68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1</text:p>
          </table:table-cell>
          <table:table-cell table:style-name="train_20_blue_20_light"/>
          <table:table-cell table:style-name="train_20_blue_20_light" table:formula="of:=[IQ.F1532]" office:value-type="float" office:value="0" calcext:value-type="float">
            <text:p>0</text:p>
          </table:table-cell>
          <table:table-cell table:style-name="train_20_blue_20_light" table:formula="of:=VLOOKUP([.C683];[IQ.C56:.D121];2)" office:value-type="string" office:string-value="∅" calcext:value-type="string">
            <text:p>∅</text:p>
          </table:table-cell>
          <table:table-cell table:style-name="train_20_blue_20_light" table:formula="of:=IF([.C68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2</text:p>
          </table:table-cell>
          <table:table-cell table:style-name="train_20_blue_20_light"/>
          <table:table-cell table:style-name="train_20_blue_20_light" table:formula="of:=[IQ.F1533]" office:value-type="float" office:value="0" calcext:value-type="float">
            <text:p>0</text:p>
          </table:table-cell>
          <table:table-cell table:style-name="train_20_blue_20_light" table:formula="of:=VLOOKUP([.C684];[IQ.C56:.D121];2)" office:value-type="string" office:string-value="∅" calcext:value-type="string">
            <text:p>∅</text:p>
          </table:table-cell>
          <table:table-cell table:style-name="train_20_blue_20_light" table:formula="of:=IF([.C68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3</text:p>
          </table:table-cell>
          <table:table-cell table:style-name="train_20_blue_20_light"/>
          <table:table-cell table:style-name="train_20_blue_20_light" table:formula="of:=[IQ.F1534]" office:value-type="float" office:value="0" calcext:value-type="float">
            <text:p>0</text:p>
          </table:table-cell>
          <table:table-cell table:style-name="train_20_blue_20_light" table:formula="of:=VLOOKUP([.C685];[IQ.C56:.D121];2)" office:value-type="string" office:string-value="∅" calcext:value-type="string">
            <text:p>∅</text:p>
          </table:table-cell>
          <table:table-cell table:style-name="train_20_blue_20_light" table:formula="of:=IF([.C68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4</text:p>
          </table:table-cell>
          <table:table-cell table:style-name="train_20_blue_20_light"/>
          <table:table-cell table:style-name="train_20_blue_20_light" table:formula="of:=[IQ.F1535]" office:value-type="float" office:value="0" calcext:value-type="float">
            <text:p>0</text:p>
          </table:table-cell>
          <table:table-cell table:style-name="train_20_blue_20_light" table:formula="of:=VLOOKUP([.C686];[IQ.C56:.D121];2)" office:value-type="string" office:string-value="∅" calcext:value-type="string">
            <text:p>∅</text:p>
          </table:table-cell>
          <table:table-cell table:style-name="train_20_blue_20_light" table:formula="of:=IF([.C68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5</text:p>
          </table:table-cell>
          <table:table-cell table:style-name="train_20_blue_20_light"/>
          <table:table-cell table:style-name="train_20_blue_20_light" table:formula="of:=[IQ.F1536]" office:value-type="float" office:value="0" calcext:value-type="float">
            <text:p>0</text:p>
          </table:table-cell>
          <table:table-cell table:style-name="train_20_blue_20_light" table:formula="of:=VLOOKUP([.C687];[IQ.C56:.D121];2)" office:value-type="string" office:string-value="∅" calcext:value-type="string">
            <text:p>∅</text:p>
          </table:table-cell>
          <table:table-cell table:style-name="train_20_blue_20_light" table:formula="of:=IF([.C68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6</text:p>
          </table:table-cell>
          <table:table-cell table:style-name="train_20_blue_20_light"/>
          <table:table-cell table:style-name="train_20_blue_20_light" table:formula="of:=[IQ.F1537]" office:value-type="float" office:value="0" calcext:value-type="float">
            <text:p>0</text:p>
          </table:table-cell>
          <table:table-cell table:style-name="train_20_blue_20_light" table:formula="of:=VLOOKUP([.C688];[IQ.C56:.D121];2)" office:value-type="string" office:string-value="∅" calcext:value-type="string">
            <text:p>∅</text:p>
          </table:table-cell>
          <table:table-cell table:style-name="train_20_blue_20_light" table:formula="of:=IF([.C688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8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7</text:p>
          </table:table-cell>
          <table:table-cell table:style-name="train_20_blue_20_light"/>
          <table:table-cell table:style-name="train_20_blue_20_light" table:formula="of:=[IQ.F1538]" office:value-type="float" office:value="0" calcext:value-type="float">
            <text:p>0</text:p>
          </table:table-cell>
          <table:table-cell table:style-name="train_20_blue_20_light" table:formula="of:=VLOOKUP([.C689];[IQ.C56:.D121];2)" office:value-type="string" office:string-value="∅" calcext:value-type="string">
            <text:p>∅</text:p>
          </table:table-cell>
          <table:table-cell table:style-name="train_20_blue_20_light" table:formula="of:=IF([.C68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8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8</text:p>
          </table:table-cell>
          <table:table-cell table:style-name="train_20_blue_20_light"/>
          <table:table-cell table:style-name="train_20_blue_20_light" table:formula="of:=[IQ.F1539]" office:value-type="float" office:value="0" calcext:value-type="float">
            <text:p>0</text:p>
          </table:table-cell>
          <table:table-cell table:style-name="train_20_blue_20_light" table:formula="of:=VLOOKUP([.C690];[IQ.C56:.D121];2)" office:value-type="string" office:string-value="∅" calcext:value-type="string">
            <text:p>∅</text:p>
          </table:table-cell>
          <table:table-cell table:style-name="train_20_blue_20_light" table:formula="of:=IF([.C69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39</text:p>
          </table:table-cell>
          <table:table-cell table:style-name="train_20_blue_20_light"/>
          <table:table-cell table:style-name="train_20_blue_20_light" table:formula="of:=[IQ.F1540]" office:value-type="float" office:value="0" calcext:value-type="float">
            <text:p>0</text:p>
          </table:table-cell>
          <table:table-cell table:style-name="train_20_blue_20_light" table:formula="of:=VLOOKUP([.C691];[IQ.C56:.D121];2)" office:value-type="string" office:string-value="∅" calcext:value-type="string">
            <text:p>∅</text:p>
          </table:table-cell>
          <table:table-cell table:style-name="train_20_blue_20_light" table:formula="of:=IF([.C69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0</text:p>
          </table:table-cell>
          <table:table-cell table:style-name="train_20_blue_20_light"/>
          <table:table-cell table:style-name="train_20_blue_20_light" table:formula="of:=[IQ.F1541]" office:value-type="float" office:value="0" calcext:value-type="float">
            <text:p>0</text:p>
          </table:table-cell>
          <table:table-cell table:style-name="train_20_blue_20_light" table:formula="of:=VLOOKUP([.C692];[IQ.C56:.D121];2)" office:value-type="string" office:string-value="∅" calcext:value-type="string">
            <text:p>∅</text:p>
          </table:table-cell>
          <table:table-cell table:style-name="train_20_blue_20_light" table:formula="of:=IF([.C69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1</text:p>
          </table:table-cell>
          <table:table-cell table:style-name="train_20_blue_20_light"/>
          <table:table-cell table:style-name="train_20_blue_20_light" table:formula="of:=[IQ.F1542]" office:value-type="float" office:value="0" calcext:value-type="float">
            <text:p>0</text:p>
          </table:table-cell>
          <table:table-cell table:style-name="train_20_blue_20_light" table:formula="of:=VLOOKUP([.C693];[IQ.C56:.D121];2)" office:value-type="string" office:string-value="∅" calcext:value-type="string">
            <text:p>∅</text:p>
          </table:table-cell>
          <table:table-cell table:style-name="train_20_blue_20_light" table:formula="of:=IF([.C69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2</text:p>
          </table:table-cell>
          <table:table-cell table:style-name="train_20_blue_20_light"/>
          <table:table-cell table:style-name="train_20_blue_20_light" table:formula="of:=[IQ.F1543]" office:value-type="float" office:value="0" calcext:value-type="float">
            <text:p>0</text:p>
          </table:table-cell>
          <table:table-cell table:style-name="train_20_blue_20_light" table:formula="of:=VLOOKUP([.C694];[IQ.C56:.D121];2)" office:value-type="string" office:string-value="∅" calcext:value-type="string">
            <text:p>∅</text:p>
          </table:table-cell>
          <table:table-cell table:style-name="train_20_blue_20_light" table:formula="of:=IF([.C69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3</text:p>
          </table:table-cell>
          <table:table-cell table:style-name="train_20_blue_20_light"/>
          <table:table-cell table:style-name="train_20_blue_20_light" table:formula="of:=[IQ.F1544]" office:value-type="float" office:value="0" calcext:value-type="float">
            <text:p>0</text:p>
          </table:table-cell>
          <table:table-cell table:style-name="train_20_blue_20_light" table:formula="of:=VLOOKUP([.C695];[IQ.C56:.D121];2)" office:value-type="string" office:string-value="∅" calcext:value-type="string">
            <text:p>∅</text:p>
          </table:table-cell>
          <table:table-cell table:style-name="train_20_blue_20_light" table:formula="of:=IF([.C69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4</text:p>
          </table:table-cell>
          <table:table-cell table:style-name="train_20_blue_20_light"/>
          <table:table-cell table:style-name="train_20_blue_20_light" table:formula="of:=[IQ.F1545]" office:value-type="float" office:value="0" calcext:value-type="float">
            <text:p>0</text:p>
          </table:table-cell>
          <table:table-cell table:style-name="train_20_blue_20_light" table:formula="of:=VLOOKUP([.C696];[IQ.C56:.D121];2)" office:value-type="string" office:string-value="∅" calcext:value-type="string">
            <text:p>∅</text:p>
          </table:table-cell>
          <table:table-cell table:style-name="train_20_blue_20_light" table:formula="of:=IF([.C69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5</text:p>
          </table:table-cell>
          <table:table-cell table:style-name="train_20_blue_20_light"/>
          <table:table-cell table:style-name="train_20_blue_20_light" table:formula="of:=[IQ.F1546]" office:value-type="float" office:value="0" calcext:value-type="float">
            <text:p>0</text:p>
          </table:table-cell>
          <table:table-cell table:style-name="train_20_blue_20_light" table:formula="of:=VLOOKUP([.C697];[IQ.C56:.D121];2)" office:value-type="string" office:string-value="∅" calcext:value-type="string">
            <text:p>∅</text:p>
          </table:table-cell>
          <table:table-cell table:style-name="train_20_blue_20_light" table:formula="of:=IF([.C69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6</text:p>
          </table:table-cell>
          <table:table-cell table:style-name="train_20_blue_20_light"/>
          <table:table-cell table:style-name="train_20_blue_20_light" table:formula="of:=[IQ.F1547]" office:value-type="float" office:value="0" calcext:value-type="float">
            <text:p>0</text:p>
          </table:table-cell>
          <table:table-cell table:style-name="train_20_blue_20_light" table:formula="of:=VLOOKUP([.C698];[IQ.C56:.D121];2)" office:value-type="string" office:string-value="∅" calcext:value-type="string">
            <text:p>∅</text:p>
          </table:table-cell>
          <table:table-cell table:style-name="train_20_blue_20_light" table:formula="of:=IF([.C698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8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7</text:p>
          </table:table-cell>
          <table:table-cell table:style-name="train_20_blue_20_light"/>
          <table:table-cell table:style-name="train_20_blue_20_light" table:formula="of:=[IQ.F1548]" office:value-type="float" office:value="0" calcext:value-type="float">
            <text:p>0</text:p>
          </table:table-cell>
          <table:table-cell table:style-name="train_20_blue_20_light" table:formula="of:=VLOOKUP([.C699];[IQ.C56:.D121];2)" office:value-type="string" office:string-value="∅" calcext:value-type="string">
            <text:p>∅</text:p>
          </table:table-cell>
          <table:table-cell table:style-name="train_20_blue_20_light" table:formula="of:=IF([.C69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69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8</text:p>
          </table:table-cell>
          <table:table-cell table:style-name="train_20_blue_20_light"/>
          <table:table-cell table:style-name="train_20_blue_20_light" table:formula="of:=[IQ.F1549]" office:value-type="float" office:value="0" calcext:value-type="float">
            <text:p>0</text:p>
          </table:table-cell>
          <table:table-cell table:style-name="train_20_blue_20_light" table:formula="of:=VLOOKUP([.C700];[IQ.C56:.D121];2)" office:value-type="string" office:string-value="∅" calcext:value-type="string">
            <text:p>∅</text:p>
          </table:table-cell>
          <table:table-cell table:style-name="train_20_blue_20_light" table:formula="of:=IF([.C70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49</text:p>
          </table:table-cell>
          <table:table-cell table:style-name="train_20_blue_20_light"/>
          <table:table-cell table:style-name="train_20_blue_20_light" table:formula="of:=[IQ.F1550]" office:value-type="float" office:value="0" calcext:value-type="float">
            <text:p>0</text:p>
          </table:table-cell>
          <table:table-cell table:style-name="train_20_blue_20_light" table:formula="of:=VLOOKUP([.C701];[IQ.C56:.D121];2)" office:value-type="string" office:string-value="∅" calcext:value-type="string">
            <text:p>∅</text:p>
          </table:table-cell>
          <table:table-cell table:style-name="train_20_blue_20_light" table:formula="of:=IF([.C70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0</text:p>
          </table:table-cell>
          <table:table-cell table:style-name="train_20_blue_20_light"/>
          <table:table-cell table:style-name="train_20_blue_20_light" table:formula="of:=[IQ.F1551]" office:value-type="float" office:value="0" calcext:value-type="float">
            <text:p>0</text:p>
          </table:table-cell>
          <table:table-cell table:style-name="train_20_blue_20_light" table:formula="of:=VLOOKUP([.C702];[IQ.C56:.D121];2)" office:value-type="string" office:string-value="∅" calcext:value-type="string">
            <text:p>∅</text:p>
          </table:table-cell>
          <table:table-cell table:style-name="train_20_blue_20_light" table:formula="of:=IF([.C70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1</text:p>
          </table:table-cell>
          <table:table-cell table:style-name="train_20_blue_20_light"/>
          <table:table-cell table:style-name="train_20_blue_20_light" table:formula="of:=[IQ.F1552]" office:value-type="float" office:value="0" calcext:value-type="float">
            <text:p>0</text:p>
          </table:table-cell>
          <table:table-cell table:style-name="train_20_blue_20_light" table:formula="of:=VLOOKUP([.C703];[IQ.C56:.D121];2)" office:value-type="string" office:string-value="∅" calcext:value-type="string">
            <text:p>∅</text:p>
          </table:table-cell>
          <table:table-cell table:style-name="train_20_blue_20_light" table:formula="of:=IF([.C70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2</text:p>
          </table:table-cell>
          <table:table-cell table:style-name="train_20_blue_20_light"/>
          <table:table-cell table:style-name="train_20_blue_20_light" table:formula="of:=[IQ.F1553]" office:value-type="float" office:value="0" calcext:value-type="float">
            <text:p>0</text:p>
          </table:table-cell>
          <table:table-cell table:style-name="train_20_blue_20_light" table:formula="of:=VLOOKUP([.C704];[IQ.C56:.D121];2)" office:value-type="string" office:string-value="∅" calcext:value-type="string">
            <text:p>∅</text:p>
          </table:table-cell>
          <table:table-cell table:style-name="train_20_blue_20_light" table:formula="of:=IF([.C70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3</text:p>
          </table:table-cell>
          <table:table-cell table:style-name="train_20_blue_20_light"/>
          <table:table-cell table:style-name="train_20_blue_20_light" table:formula="of:=[IQ.F1554]" office:value-type="float" office:value="0" calcext:value-type="float">
            <text:p>0</text:p>
          </table:table-cell>
          <table:table-cell table:style-name="train_20_blue_20_light" table:formula="of:=VLOOKUP([.C705];[IQ.C56:.D121];2)" office:value-type="string" office:string-value="∅" calcext:value-type="string">
            <text:p>∅</text:p>
          </table:table-cell>
          <table:table-cell table:style-name="train_20_blue_20_light" table:formula="of:=IF([.C70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4</text:p>
          </table:table-cell>
          <table:table-cell table:style-name="train_20_blue_20_light"/>
          <table:table-cell table:style-name="train_20_blue_20_light" table:formula="of:=[IQ.F1555]" office:value-type="float" office:value="0" calcext:value-type="float">
            <text:p>0</text:p>
          </table:table-cell>
          <table:table-cell table:style-name="train_20_blue_20_light" table:formula="of:=VLOOKUP([.C706];[IQ.C56:.D121];2)" office:value-type="string" office:string-value="∅" calcext:value-type="string">
            <text:p>∅</text:p>
          </table:table-cell>
          <table:table-cell table:style-name="train_20_blue_20_light" table:formula="of:=IF([.C70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5</text:p>
          </table:table-cell>
          <table:table-cell table:style-name="train_20_blue_20_light"/>
          <table:table-cell table:style-name="train_20_blue_20_light" table:formula="of:=[IQ.F1556]" office:value-type="float" office:value="0" calcext:value-type="float">
            <text:p>0</text:p>
          </table:table-cell>
          <table:table-cell table:style-name="train_20_blue_20_light" table:formula="of:=VLOOKUP([.C707];[IQ.C56:.D121];2)" office:value-type="string" office:string-value="∅" calcext:value-type="string">
            <text:p>∅</text:p>
          </table:table-cell>
          <table:table-cell table:style-name="train_20_blue_20_light" table:formula="of:=IF([.C70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6</text:p>
          </table:table-cell>
          <table:table-cell table:style-name="train_20_blue_20_light"/>
          <table:table-cell table:style-name="train_20_blue_20_light" table:formula="of:=[IQ.F1557]" office:value-type="float" office:value="0" calcext:value-type="float">
            <text:p>0</text:p>
          </table:table-cell>
          <table:table-cell table:style-name="train_20_blue_20_light" table:formula="of:=VLOOKUP([.C708];[IQ.C56:.D121];2)" office:value-type="string" office:string-value="∅" calcext:value-type="string">
            <text:p>∅</text:p>
          </table:table-cell>
          <table:table-cell table:style-name="train_20_blue_20_light" table:formula="of:=IF([.C708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8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7</text:p>
          </table:table-cell>
          <table:table-cell table:style-name="train_20_blue_20_light"/>
          <table:table-cell table:style-name="train_20_blue_20_light" table:formula="of:=[IQ.F1558]" office:value-type="float" office:value="0" calcext:value-type="float">
            <text:p>0</text:p>
          </table:table-cell>
          <table:table-cell table:style-name="train_20_blue_20_light" table:formula="of:=VLOOKUP([.C709];[IQ.C56:.D121];2)" office:value-type="string" office:string-value="∅" calcext:value-type="string">
            <text:p>∅</text:p>
          </table:table-cell>
          <table:table-cell table:style-name="train_20_blue_20_light" table:formula="of:=IF([.C70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0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8</text:p>
          </table:table-cell>
          <table:table-cell table:style-name="train_20_blue_20_light"/>
          <table:table-cell table:style-name="train_20_blue_20_light" table:formula="of:=[IQ.F1559]" office:value-type="float" office:value="0" calcext:value-type="float">
            <text:p>0</text:p>
          </table:table-cell>
          <table:table-cell table:style-name="train_20_blue_20_light" table:formula="of:=VLOOKUP([.C710];[IQ.C56:.D121];2)" office:value-type="string" office:string-value="∅" calcext:value-type="string">
            <text:p>∅</text:p>
          </table:table-cell>
          <table:table-cell table:style-name="train_20_blue_20_light" table:formula="of:=IF([.C71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59</text:p>
          </table:table-cell>
          <table:table-cell table:style-name="train_20_blue_20_light"/>
          <table:table-cell table:style-name="train_20_blue_20_light" table:formula="of:=[IQ.F1560]" office:value-type="float" office:value="0" calcext:value-type="float">
            <text:p>0</text:p>
          </table:table-cell>
          <table:table-cell table:style-name="train_20_blue_20_light" table:formula="of:=VLOOKUP([.C722];[IQ.C56:.D121];2)" office:value-type="string" office:string-value="∅" calcext:value-type="string">
            <text:p>∅</text:p>
          </table:table-cell>
          <table:table-cell table:style-name="train_20_blue_20_light" table:formula="of:=IF([.C71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0</text:p>
          </table:table-cell>
          <table:table-cell table:style-name="train_20_blue_20_light"/>
          <table:table-cell table:style-name="train_20_blue_20_light" table:formula="of:=[IQ.F1561]" office:value-type="float" office:value="0" calcext:value-type="float">
            <text:p>0</text:p>
          </table:table-cell>
          <table:table-cell table:style-name="train_20_blue_20_light" table:formula="of:=VLOOKUP([.C712];[IQ.C56:.D121];2)" office:value-type="string" office:string-value="∅" calcext:value-type="string">
            <text:p>∅</text:p>
          </table:table-cell>
          <table:table-cell table:style-name="train_20_blue_20_light" table:formula="of:=IF([.C71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1</text:p>
          </table:table-cell>
          <table:table-cell table:style-name="train_20_blue_20_light"/>
          <table:table-cell table:style-name="train_20_blue_20_light" table:formula="of:=[IQ.F1562]" office:value-type="float" office:value="0" calcext:value-type="float">
            <text:p>0</text:p>
          </table:table-cell>
          <table:table-cell table:style-name="train_20_blue_20_light" table:formula="of:=VLOOKUP([.C713];[IQ.C56:.D121];2)" office:value-type="string" office:string-value="∅" calcext:value-type="string">
            <text:p>∅</text:p>
          </table:table-cell>
          <table:table-cell table:style-name="train_20_blue_20_light" table:formula="of:=IF([.C71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2</text:p>
          </table:table-cell>
          <table:table-cell table:style-name="train_20_blue_20_light"/>
          <table:table-cell table:style-name="train_20_blue_20_light" table:formula="of:=[IQ.F1563]" office:value-type="float" office:value="0" calcext:value-type="float">
            <text:p>0</text:p>
          </table:table-cell>
          <table:table-cell table:style-name="train_20_blue_20_light" table:formula="of:=VLOOKUP([.C714];[IQ.C56:.D121];2)" office:value-type="string" office:string-value="∅" calcext:value-type="string">
            <text:p>∅</text:p>
          </table:table-cell>
          <table:table-cell table:style-name="train_20_blue_20_light" table:formula="of:=IF([.C71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3</text:p>
          </table:table-cell>
          <table:table-cell table:style-name="train_20_blue_20_light"/>
          <table:table-cell table:style-name="train_20_blue_20_light" table:formula="of:=[IQ.F1564]" office:value-type="float" office:value="0" calcext:value-type="float">
            <text:p>0</text:p>
          </table:table-cell>
          <table:table-cell table:style-name="train_20_blue_20_light" table:formula="of:=VLOOKUP([.C715];[IQ.C56:.D121];2)" office:value-type="string" office:string-value="∅" calcext:value-type="string">
            <text:p>∅</text:p>
          </table:table-cell>
          <table:table-cell table:style-name="train_20_blue_20_light" table:formula="of:=IF([.C71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4</text:p>
          </table:table-cell>
          <table:table-cell table:style-name="train_20_blue_20_light"/>
          <table:table-cell table:style-name="train_20_blue_20_light" table:formula="of:=[IQ.F1565]" office:value-type="float" office:value="0" calcext:value-type="float">
            <text:p>0</text:p>
          </table:table-cell>
          <table:table-cell table:style-name="train_20_blue_20_light" table:formula="of:=VLOOKUP([.C716];[IQ.C56:.D121];2)" office:value-type="string" office:string-value="∅" calcext:value-type="string">
            <text:p>∅</text:p>
          </table:table-cell>
          <table:table-cell table:style-name="train_20_blue_20_light" table:formula="of:=IF([.C71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5</text:p>
          </table:table-cell>
          <table:table-cell table:style-name="train_20_blue_20_light"/>
          <table:table-cell table:style-name="train_20_blue_20_light" table:formula="of:=[IQ.F1566]" office:value-type="float" office:value="0" calcext:value-type="float">
            <text:p>0</text:p>
          </table:table-cell>
          <table:table-cell table:style-name="train_20_blue_20_light" table:formula="of:=VLOOKUP([.C717];[IQ.C56:.D121];2)" office:value-type="string" office:string-value="∅" calcext:value-type="string">
            <text:p>∅</text:p>
          </table:table-cell>
          <table:table-cell table:style-name="train_20_blue_20_light" table:formula="of:=IF([.C71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6</text:p>
          </table:table-cell>
          <table:table-cell table:style-name="train_20_blue_20_light"/>
          <table:table-cell table:style-name="train_20_blue_20_light" table:formula="of:=[IQ.F1567]" office:value-type="float" office:value="0" calcext:value-type="float">
            <text:p>0</text:p>
          </table:table-cell>
          <table:table-cell table:style-name="train_20_blue_20_light" table:formula="of:=VLOOKUP([.C718];[IQ.C56:.D121];2)" office:value-type="string" office:string-value="∅" calcext:value-type="string">
            <text:p>∅</text:p>
          </table:table-cell>
          <table:table-cell table:style-name="train_20_blue_20_light" table:formula="of:=IF([.C718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8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7</text:p>
          </table:table-cell>
          <table:table-cell table:style-name="train_20_blue_20_light"/>
          <table:table-cell table:style-name="train_20_blue_20_light" table:formula="of:=[IQ.F1568]" office:value-type="float" office:value="0" calcext:value-type="float">
            <text:p>0</text:p>
          </table:table-cell>
          <table:table-cell table:style-name="train_20_blue_20_light" table:formula="of:=VLOOKUP([.C719];[IQ.C56:.D121];2)" office:value-type="string" office:string-value="∅" calcext:value-type="string">
            <text:p>∅</text:p>
          </table:table-cell>
          <table:table-cell table:style-name="train_20_blue_20_light" table:formula="of:=IF([.C71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1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8</text:p>
          </table:table-cell>
          <table:table-cell table:style-name="train_20_blue_20_light"/>
          <table:table-cell table:style-name="train_20_blue_20_light" table:formula="of:=[IQ.F1569]" office:value-type="float" office:value="0" calcext:value-type="float">
            <text:p>0</text:p>
          </table:table-cell>
          <table:table-cell table:style-name="train_20_blue_20_light" table:formula="of:=VLOOKUP([.C720];[IQ.C56:.D121];2)" office:value-type="string" office:string-value="∅" calcext:value-type="string">
            <text:p>∅</text:p>
          </table:table-cell>
          <table:table-cell table:style-name="train_20_blue_20_light" table:formula="of:=IF([.C72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69</text:p>
          </table:table-cell>
          <table:table-cell table:style-name="train_20_blue_20_light"/>
          <table:table-cell table:style-name="train_20_blue_20_light" table:formula="of:=[IQ.F1570]" office:value-type="float" office:value="0" calcext:value-type="float">
            <text:p>0</text:p>
          </table:table-cell>
          <table:table-cell table:style-name="train_20_blue_20_light" table:formula="of:=VLOOKUP([.C721];[IQ.C56:.D121];2)" office:value-type="string" office:string-value="∅" calcext:value-type="string">
            <text:p>∅</text:p>
          </table:table-cell>
          <table:table-cell table:style-name="train_20_blue_20_light" table:formula="of:=IF([.C72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0</text:p>
          </table:table-cell>
          <table:table-cell table:style-name="train_20_blue_20_light"/>
          <table:table-cell table:style-name="train_20_blue_20_light" table:formula="of:=[IQ.F1571]" office:value-type="float" office:value="0" calcext:value-type="float">
            <text:p>0</text:p>
          </table:table-cell>
          <table:table-cell table:style-name="train_20_blue_20_light" table:formula="of:=VLOOKUP([.C722];[IQ.C56:.D121];2)" office:value-type="string" office:string-value="∅" calcext:value-type="string">
            <text:p>∅</text:p>
          </table:table-cell>
          <table:table-cell table:style-name="train_20_blue_20_light" table:formula="of:=IF([.C72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1</text:p>
          </table:table-cell>
          <table:table-cell table:style-name="train_20_blue_20_light"/>
          <table:table-cell table:style-name="train_20_blue_20_light" table:formula="of:=[IQ.F1572]" office:value-type="float" office:value="0" calcext:value-type="float">
            <text:p>0</text:p>
          </table:table-cell>
          <table:table-cell table:style-name="train_20_blue_20_light" table:formula="of:=VLOOKUP([.C723];[IQ.C56:.D121];2)" office:value-type="string" office:string-value="∅" calcext:value-type="string">
            <text:p>∅</text:p>
          </table:table-cell>
          <table:table-cell table:style-name="train_20_blue_20_light" table:formula="of:=IF([.C72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2</text:p>
          </table:table-cell>
          <table:table-cell table:style-name="train_20_blue_20_light"/>
          <table:table-cell table:style-name="train_20_blue_20_light" table:formula="of:=[IQ.F1573]" office:value-type="float" office:value="0" calcext:value-type="float">
            <text:p>0</text:p>
          </table:table-cell>
          <table:table-cell table:style-name="train_20_blue_20_light" table:formula="of:=VLOOKUP([.C724];[IQ.C56:.D121];2)" office:value-type="string" office:string-value="∅" calcext:value-type="string">
            <text:p>∅</text:p>
          </table:table-cell>
          <table:table-cell table:style-name="train_20_blue_20_light" table:formula="of:=IF([.C72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3</text:p>
          </table:table-cell>
          <table:table-cell table:style-name="train_20_blue_20_light"/>
          <table:table-cell table:style-name="train_20_blue_20_light" table:formula="of:=[IQ.F1574]" office:value-type="float" office:value="0" calcext:value-type="float">
            <text:p>0</text:p>
          </table:table-cell>
          <table:table-cell table:style-name="train_20_blue_20_light" table:formula="of:=VLOOKUP([.C725];[IQ.C56:.D121];2)" office:value-type="string" office:string-value="∅" calcext:value-type="string">
            <text:p>∅</text:p>
          </table:table-cell>
          <table:table-cell table:style-name="train_20_blue_20_light" table:formula="of:=IF([.C72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4</text:p>
          </table:table-cell>
          <table:table-cell table:style-name="train_20_blue_20_light"/>
          <table:table-cell table:style-name="train_20_blue_20_light" table:formula="of:=[IQ.F1575]" office:value-type="float" office:value="0" calcext:value-type="float">
            <text:p>0</text:p>
          </table:table-cell>
          <table:table-cell table:style-name="train_20_blue_20_light" table:formula="of:=VLOOKUP([.C726];[IQ.C56:.D121];2)" office:value-type="string" office:string-value="∅" calcext:value-type="string">
            <text:p>∅</text:p>
          </table:table-cell>
          <table:table-cell table:style-name="train_20_blue_20_light" table:formula="of:=IF([.C72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5</text:p>
          </table:table-cell>
          <table:table-cell table:style-name="train_20_blue_20_light"/>
          <table:table-cell table:style-name="train_20_blue_20_light" table:formula="of:=[IQ.F1576]" office:value-type="float" office:value="0" calcext:value-type="float">
            <text:p>0</text:p>
          </table:table-cell>
          <table:table-cell table:style-name="train_20_blue_20_light" table:formula="of:=VLOOKUP([.C727];[IQ.C56:.D121];2)" office:value-type="string" office:string-value="∅" calcext:value-type="string">
            <text:p>∅</text:p>
          </table:table-cell>
          <table:table-cell table:style-name="train_20_blue_20_light" table:formula="of:=IF([.C72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6</text:p>
          </table:table-cell>
          <table:table-cell table:style-name="train_20_blue_20_light"/>
          <table:table-cell table:style-name="train_20_blue_20_light" table:formula="of:=[IQ.F1577]" office:value-type="float" office:value="0" calcext:value-type="float">
            <text:p>0</text:p>
          </table:table-cell>
          <table:table-cell table:style-name="train_20_blue_20_light" table:formula="of:=VLOOKUP([.C728];[IQ.C56:.D121];2)" office:value-type="string" office:string-value="∅" calcext:value-type="string">
            <text:p>∅</text:p>
          </table:table-cell>
          <table:table-cell table:style-name="train_20_blue_20_light" table:formula="of:=IF([.C728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8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7</text:p>
          </table:table-cell>
          <table:table-cell table:style-name="train_20_blue_20_light"/>
          <table:table-cell table:style-name="train_20_blue_20_light" table:formula="of:=[IQ.F1578]" office:value-type="float" office:value="0" calcext:value-type="float">
            <text:p>0</text:p>
          </table:table-cell>
          <table:table-cell table:style-name="train_20_blue_20_light" table:formula="of:=VLOOKUP([.C729];[IQ.C56:.D121];2)" office:value-type="string" office:string-value="∅" calcext:value-type="string">
            <text:p>∅</text:p>
          </table:table-cell>
          <table:table-cell table:style-name="train_20_blue_20_light" table:formula="of:=IF([.C72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2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8</text:p>
          </table:table-cell>
          <table:table-cell table:style-name="train_20_blue_20_light"/>
          <table:table-cell table:style-name="train_20_blue_20_light" table:formula="of:=[IQ.F1579]" office:value-type="float" office:value="0" calcext:value-type="float">
            <text:p>0</text:p>
          </table:table-cell>
          <table:table-cell table:style-name="train_20_blue_20_light" table:formula="of:=VLOOKUP([.C730];[IQ.C56:.D121];2)" office:value-type="string" office:string-value="∅" calcext:value-type="string">
            <text:p>∅</text:p>
          </table:table-cell>
          <table:table-cell table:style-name="train_20_blue_20_light" table:formula="of:=IF([.C73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79</text:p>
          </table:table-cell>
          <table:table-cell table:style-name="train_20_blue_20_light"/>
          <table:table-cell table:style-name="train_20_blue_20_light" table:formula="of:=[IQ.F1580]" office:value-type="float" office:value="0" calcext:value-type="float">
            <text:p>0</text:p>
          </table:table-cell>
          <table:table-cell table:style-name="train_20_blue_20_light" table:formula="of:=VLOOKUP([.C731];[IQ.C56:.D121];2)" office:value-type="string" office:string-value="∅" calcext:value-type="string">
            <text:p>∅</text:p>
          </table:table-cell>
          <table:table-cell table:style-name="train_20_blue_20_light" table:formula="of:=IF([.C73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0</text:p>
          </table:table-cell>
          <table:table-cell table:style-name="train_20_blue_20_light"/>
          <table:table-cell table:style-name="train_20_blue_20_light" table:formula="of:=[IQ.F1581]" office:value-type="float" office:value="0" calcext:value-type="float">
            <text:p>0</text:p>
          </table:table-cell>
          <table:table-cell table:style-name="train_20_blue_20_light" table:formula="of:=VLOOKUP([.C732];[IQ.C56:.D121];2)" office:value-type="string" office:string-value="∅" calcext:value-type="string">
            <text:p>∅</text:p>
          </table:table-cell>
          <table:table-cell table:style-name="train_20_blue_20_light" table:formula="of:=IF([.C73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1</text:p>
          </table:table-cell>
          <table:table-cell table:style-name="train_20_blue_20_light"/>
          <table:table-cell table:style-name="train_20_blue_20_light" table:formula="of:=[IQ.F1582]" office:value-type="float" office:value="0" calcext:value-type="float">
            <text:p>0</text:p>
          </table:table-cell>
          <table:table-cell table:style-name="train_20_blue_20_light" table:formula="of:=VLOOKUP([.C733];[IQ.C56:.D121];2)" office:value-type="string" office:string-value="∅" calcext:value-type="string">
            <text:p>∅</text:p>
          </table:table-cell>
          <table:table-cell table:style-name="train_20_blue_20_light" table:formula="of:=IF([.C73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2</text:p>
          </table:table-cell>
          <table:table-cell table:style-name="train_20_blue_20_light"/>
          <table:table-cell table:style-name="train_20_blue_20_light" table:formula="of:=[IQ.F1583]" office:value-type="float" office:value="0" calcext:value-type="float">
            <text:p>0</text:p>
          </table:table-cell>
          <table:table-cell table:style-name="train_20_blue_20_light" table:formula="of:=VLOOKUP([.C734];[IQ.C56:.D121];2)" office:value-type="string" office:string-value="∅" calcext:value-type="string">
            <text:p>∅</text:p>
          </table:table-cell>
          <table:table-cell table:style-name="train_20_blue_20_light" table:formula="of:=IF([.C73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3</text:p>
          </table:table-cell>
          <table:table-cell table:style-name="train_20_blue_20_light"/>
          <table:table-cell table:style-name="train_20_blue_20_light" table:formula="of:=[IQ.F1584]" office:value-type="float" office:value="0" calcext:value-type="float">
            <text:p>0</text:p>
          </table:table-cell>
          <table:table-cell table:style-name="train_20_blue_20_light" table:formula="of:=VLOOKUP([.C735];[IQ.C56:.D121];2)" office:value-type="string" office:string-value="∅" calcext:value-type="string">
            <text:p>∅</text:p>
          </table:table-cell>
          <table:table-cell table:style-name="train_20_blue_20_light" table:formula="of:=IF([.C73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4</text:p>
          </table:table-cell>
          <table:table-cell table:style-name="train_20_blue_20_light"/>
          <table:table-cell table:style-name="train_20_blue_20_light" table:formula="of:=[IQ.F1585]" office:value-type="float" office:value="0" calcext:value-type="float">
            <text:p>0</text:p>
          </table:table-cell>
          <table:table-cell table:style-name="train_20_blue_20_light" table:formula="of:=VLOOKUP([.C736];[IQ.C56:.D121];2)" office:value-type="string" office:string-value="∅" calcext:value-type="string">
            <text:p>∅</text:p>
          </table:table-cell>
          <table:table-cell table:style-name="train_20_blue_20_light" table:formula="of:=IF([.C73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5</text:p>
          </table:table-cell>
          <table:table-cell table:style-name="train_20_blue_20_light"/>
          <table:table-cell table:style-name="train_20_blue_20_light" table:formula="of:=[IQ.F1586]" office:value-type="float" office:value="0" calcext:value-type="float">
            <text:p>0</text:p>
          </table:table-cell>
          <table:table-cell table:style-name="train_20_blue_20_light" table:formula="of:=VLOOKUP([.C737];[IQ.C56:.D121];2)" office:value-type="string" office:string-value="∅" calcext:value-type="string">
            <text:p>∅</text:p>
          </table:table-cell>
          <table:table-cell table:style-name="train_20_blue_20_light" table:formula="of:=IF([.C73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6</text:p>
          </table:table-cell>
          <table:table-cell table:style-name="train_20_blue_20_light"/>
          <table:table-cell table:style-name="train_20_blue_20_light" table:formula="of:=[IQ.F1587]" office:value-type="float" office:value="0" calcext:value-type="float">
            <text:p>0</text:p>
          </table:table-cell>
          <table:table-cell table:style-name="train_20_blue_20_light" table:formula="of:=VLOOKUP([.C738];[IQ.C56:.D121];2)" office:value-type="string" office:string-value="∅" calcext:value-type="string">
            <text:p>∅</text:p>
          </table:table-cell>
          <table:table-cell table:style-name="train_20_blue_20_light" table:formula="of:=IF([.C738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8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7</text:p>
          </table:table-cell>
          <table:table-cell table:style-name="train_20_blue_20_light"/>
          <table:table-cell table:style-name="train_20_blue_20_light" table:formula="of:=[IQ.F1588]" office:value-type="float" office:value="0" calcext:value-type="float">
            <text:p>0</text:p>
          </table:table-cell>
          <table:table-cell table:style-name="train_20_blue_20_light" table:formula="of:=VLOOKUP([.C739];[IQ.C56:.D121];2)" office:value-type="string" office:string-value="∅" calcext:value-type="string">
            <text:p>∅</text:p>
          </table:table-cell>
          <table:table-cell table:style-name="train_20_blue_20_light" table:formula="of:=IF([.C73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3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8</text:p>
          </table:table-cell>
          <table:table-cell table:style-name="train_20_blue_20_light"/>
          <table:table-cell table:style-name="train_20_blue_20_light" table:formula="of:=[IQ.F1589]" office:value-type="float" office:value="0" calcext:value-type="float">
            <text:p>0</text:p>
          </table:table-cell>
          <table:table-cell table:style-name="train_20_blue_20_light" table:formula="of:=VLOOKUP([.C740];[IQ.C56:.D121];2)" office:value-type="string" office:string-value="∅" calcext:value-type="string">
            <text:p>∅</text:p>
          </table:table-cell>
          <table:table-cell table:style-name="train_20_blue_20_light" table:formula="of:=IF([.C74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89</text:p>
          </table:table-cell>
          <table:table-cell table:style-name="train_20_blue_20_light"/>
          <table:table-cell table:style-name="train_20_blue_20_light" table:formula="of:=[IQ.F1590]" office:value-type="float" office:value="0" calcext:value-type="float">
            <text:p>0</text:p>
          </table:table-cell>
          <table:table-cell table:style-name="train_20_blue_20_light" table:formula="of:=VLOOKUP([.C741];[IQ.C56:.D121];2)" office:value-type="string" office:string-value="∅" calcext:value-type="string">
            <text:p>∅</text:p>
          </table:table-cell>
          <table:table-cell table:style-name="train_20_blue_20_light" table:formula="of:=IF([.C74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0</text:p>
          </table:table-cell>
          <table:table-cell table:style-name="train_20_blue_20_light"/>
          <table:table-cell table:style-name="train_20_blue_20_light" table:formula="of:=[IQ.F1591]" office:value-type="float" office:value="0" calcext:value-type="float">
            <text:p>0</text:p>
          </table:table-cell>
          <table:table-cell table:style-name="train_20_blue_20_light" table:formula="of:=VLOOKUP([.C742];[IQ.C56:.D121];2)" office:value-type="string" office:string-value="∅" calcext:value-type="string">
            <text:p>∅</text:p>
          </table:table-cell>
          <table:table-cell table:style-name="train_20_blue_20_light" table:formula="of:=IF([.C74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1</text:p>
          </table:table-cell>
          <table:table-cell table:style-name="train_20_blue_20_light"/>
          <table:table-cell table:style-name="train_20_blue_20_light" table:formula="of:=[IQ.F1592]" office:value-type="float" office:value="0" calcext:value-type="float">
            <text:p>0</text:p>
          </table:table-cell>
          <table:table-cell table:style-name="train_20_blue_20_light" table:formula="of:=VLOOKUP([.C743];[IQ.C56:.D121];2)" office:value-type="string" office:string-value="∅" calcext:value-type="string">
            <text:p>∅</text:p>
          </table:table-cell>
          <table:table-cell table:style-name="train_20_blue_20_light" table:formula="of:=IF([.C74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2</text:p>
          </table:table-cell>
          <table:table-cell table:style-name="train_20_blue_20_light"/>
          <table:table-cell table:style-name="train_20_blue_20_light" table:formula="of:=[IQ.F1593]" office:value-type="float" office:value="0" calcext:value-type="float">
            <text:p>0</text:p>
          </table:table-cell>
          <table:table-cell table:style-name="train_20_blue_20_light" table:formula="of:=VLOOKUP([.C744];[IQ.C56:.D121];2)" office:value-type="string" office:string-value="∅" calcext:value-type="string">
            <text:p>∅</text:p>
          </table:table-cell>
          <table:table-cell table:style-name="train_20_blue_20_light" table:formula="of:=IF([.C74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3</text:p>
          </table:table-cell>
          <table:table-cell table:style-name="train_20_blue_20_light"/>
          <table:table-cell table:style-name="train_20_blue_20_light" table:formula="of:=[IQ.F1594]" office:value-type="float" office:value="0" calcext:value-type="float">
            <text:p>0</text:p>
          </table:table-cell>
          <table:table-cell table:style-name="train_20_blue_20_light" table:formula="of:=VLOOKUP([.C745];[IQ.C56:.D121];2)" office:value-type="string" office:string-value="∅" calcext:value-type="string">
            <text:p>∅</text:p>
          </table:table-cell>
          <table:table-cell table:style-name="train_20_blue_20_light" table:formula="of:=IF([.C74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4</text:p>
          </table:table-cell>
          <table:table-cell table:style-name="train_20_blue_20_light"/>
          <table:table-cell table:style-name="train_20_blue_20_light" table:formula="of:=[IQ.F1595]" office:value-type="float" office:value="0" calcext:value-type="float">
            <text:p>0</text:p>
          </table:table-cell>
          <table:table-cell table:style-name="train_20_blue_20_light" table:formula="of:=VLOOKUP([.C746];[IQ.C56:.D121];2)" office:value-type="string" office:string-value="∅" calcext:value-type="string">
            <text:p>∅</text:p>
          </table:table-cell>
          <table:table-cell table:style-name="train_20_blue_20_light" table:formula="of:=IF([.C74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5</text:p>
          </table:table-cell>
          <table:table-cell table:style-name="train_20_blue_20_light"/>
          <table:table-cell table:style-name="train_20_blue_20_light" table:formula="of:=[IQ.F1596]" office:value-type="float" office:value="0" calcext:value-type="float">
            <text:p>0</text:p>
          </table:table-cell>
          <table:table-cell table:style-name="train_20_blue_20_light" table:formula="of:=VLOOKUP([.C747];[IQ.C56:.D121];2)" office:value-type="string" office:string-value="∅" calcext:value-type="string">
            <text:p>∅</text:p>
          </table:table-cell>
          <table:table-cell table:style-name="train_20_blue_20_light" table:formula="of:=IF([.C74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6</text:p>
          </table:table-cell>
          <table:table-cell table:style-name="train_20_blue_20_light"/>
          <table:table-cell table:style-name="train_20_blue_20_light" table:formula="of:=[IQ.F1597]" office:value-type="float" office:value="0" calcext:value-type="float">
            <text:p>0</text:p>
          </table:table-cell>
          <table:table-cell table:style-name="train_20_blue_20_light" table:formula="of:=VLOOKUP([.C748];[IQ.C56:.D121];2)" office:value-type="string" office:string-value="∅" calcext:value-type="string">
            <text:p>∅</text:p>
          </table:table-cell>
          <table:table-cell table:style-name="train_20_blue_20_light" table:formula="of:=IF([.C748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8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7</text:p>
          </table:table-cell>
          <table:table-cell table:style-name="train_20_blue_20_light"/>
          <table:table-cell table:style-name="train_20_blue_20_light" table:formula="of:=[IQ.F1598]" office:value-type="float" office:value="0" calcext:value-type="float">
            <text:p>0</text:p>
          </table:table-cell>
          <table:table-cell table:style-name="train_20_blue_20_light" table:formula="of:=VLOOKUP([.C749];[IQ.C56:.D121];2)" office:value-type="string" office:string-value="∅" calcext:value-type="string">
            <text:p>∅</text:p>
          </table:table-cell>
          <table:table-cell table:style-name="train_20_blue_20_light" table:formula="of:=IF([.C749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49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8</text:p>
          </table:table-cell>
          <table:table-cell table:style-name="train_20_blue_20_light"/>
          <table:table-cell table:style-name="train_20_blue_20_light" table:formula="of:=[IQ.F1599]" office:value-type="float" office:value="0" calcext:value-type="float">
            <text:p>0</text:p>
          </table:table-cell>
          <table:table-cell table:style-name="train_20_blue_20_light" table:formula="of:=VLOOKUP([.C750];[IQ.C56:.D121];2)" office:value-type="string" office:string-value="∅" calcext:value-type="string">
            <text:p>∅</text:p>
          </table:table-cell>
          <table:table-cell table:style-name="train_20_blue_20_light" table:formula="of:=IF([.C750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50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99</text:p>
          </table:table-cell>
          <table:table-cell table:style-name="train_20_blue_20_light"/>
          <table:table-cell table:style-name="train_20_blue_20_light" table:formula="of:=[IQ.F1600]" office:value-type="float" office:value="0" calcext:value-type="float">
            <text:p>0</text:p>
          </table:table-cell>
          <table:table-cell table:style-name="train_20_blue_20_light" table:formula="of:=VLOOKUP([.C751];[IQ.C56:.D121];2)" office:value-type="string" office:string-value="∅" calcext:value-type="string">
            <text:p>∅</text:p>
          </table:table-cell>
          <table:table-cell table:style-name="train_20_blue_20_light" table:formula="of:=IF([.C751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51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00</text:p>
          </table:table-cell>
          <table:table-cell table:style-name="train_20_blue_20_light"/>
          <table:table-cell table:style-name="train_20_blue_20_light" table:formula="of:=[IQ.F1601]" office:value-type="float" office:value="0" calcext:value-type="float">
            <text:p>0</text:p>
          </table:table-cell>
          <table:table-cell table:style-name="train_20_blue_20_light" table:formula="of:=VLOOKUP([.C752];[IQ.C56:.D121];2)" office:value-type="string" office:string-value="∅" calcext:value-type="string">
            <text:p>∅</text:p>
          </table:table-cell>
          <table:table-cell table:style-name="train_20_blue_20_light" table:formula="of:=IF([.C752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52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01</text:p>
          </table:table-cell>
          <table:table-cell table:style-name="train_20_blue_20_light"/>
          <table:table-cell table:style-name="train_20_blue_20_light" table:formula="of:=[IQ.F1602]" office:value-type="float" office:value="0" calcext:value-type="float">
            <text:p>0</text:p>
          </table:table-cell>
          <table:table-cell table:style-name="train_20_blue_20_light" table:formula="of:=VLOOKUP([.C753];[IQ.C56:.D121];2)" office:value-type="string" office:string-value="∅" calcext:value-type="string">
            <text:p>∅</text:p>
          </table:table-cell>
          <table:table-cell table:style-name="train_20_blue_20_light" table:formula="of:=IF([.C753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53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02</text:p>
          </table:table-cell>
          <table:table-cell table:style-name="train_20_blue_20_light"/>
          <table:table-cell table:style-name="train_20_blue_20_light" table:formula="of:=[IQ.F1603]" office:value-type="float" office:value="0" calcext:value-type="float">
            <text:p>0</text:p>
          </table:table-cell>
          <table:table-cell table:style-name="train_20_blue_20_light" table:formula="of:=VLOOKUP([.C754];[IQ.C56:.D121];2)" office:value-type="string" office:string-value="∅" calcext:value-type="string">
            <text:p>∅</text:p>
          </table:table-cell>
          <table:table-cell table:style-name="train_20_blue_20_light" table:formula="of:=IF([.C754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54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03</text:p>
          </table:table-cell>
          <table:table-cell table:style-name="train_20_blue_20_light"/>
          <table:table-cell table:style-name="train_20_blue_20_light" table:formula="of:=[IQ.F1604]" office:value-type="float" office:value="0" calcext:value-type="float">
            <text:p>0</text:p>
          </table:table-cell>
          <table:table-cell table:style-name="train_20_blue_20_light" table:formula="of:=VLOOKUP([.C755];[IQ.C56:.D121];2)" office:value-type="string" office:string-value="∅" calcext:value-type="string">
            <text:p>∅</text:p>
          </table:table-cell>
          <table:table-cell table:style-name="train_20_blue_20_light" table:formula="of:=IF([.C755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55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04</text:p>
          </table:table-cell>
          <table:table-cell table:style-name="train_20_blue_20_light"/>
          <table:table-cell table:style-name="train_20_blue_20_light" table:formula="of:=[IQ.F1605]" office:value-type="float" office:value="0" calcext:value-type="float">
            <text:p>0</text:p>
          </table:table-cell>
          <table:table-cell table:style-name="train_20_blue_20_light" table:formula="of:=VLOOKUP([.C756];[IQ.C56:.D121];2)" office:value-type="string" office:string-value="∅" calcext:value-type="string">
            <text:p>∅</text:p>
          </table:table-cell>
          <table:table-cell table:style-name="train_20_blue_20_light" table:formula="of:=IF([.C756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56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  <table:table-row table:style-name="ro2">
          <table:table-cell table:style-name="train_20_blue_20_light" office:value-type="string" calcext:value-type="string">
            <text:p>My Experimental Derivatives <text:s/>105</text:p>
          </table:table-cell>
          <table:table-cell table:style-name="train_20_blue_20_light"/>
          <table:table-cell table:style-name="train_20_blue_20_light" table:formula="of:=[IQ.F1606]" office:value-type="float" office:value="0" calcext:value-type="float">
            <text:p>0</text:p>
          </table:table-cell>
          <table:table-cell table:style-name="train_20_blue_20_light" table:formula="of:=VLOOKUP([.C757];[IQ.C56:.D121];2)" office:value-type="string" office:string-value="∅" calcext:value-type="string">
            <text:p>∅</text:p>
          </table:table-cell>
          <table:table-cell table:style-name="train_20_blue_20_light" table:formula="of:=IF([.C757]=0;&quot;Unknown Error Thrown&quot;;&quot; &quot;)" office:value-type="string" office:string-value="Unknown Error Thrown" calcext:value-type="string">
            <text:p>Unknown Error Thrown</text:p>
          </table:table-cell>
          <table:table-cell table:style-name="train_20_blue_20_light" table:formula="of:=VLOOKUP([.C757];[IQ.L94:.U158];3)" office:value-type="string" office:string-value=" 未實施" calcext:value-type="string">
            <text:p><text:s/>未實施</text:p>
          </table:table-cell>
          <table:table-cell table:style-name="train_20_blue_20_light"/>
          <table:table-cell table:number-columns-repeated="594"/>
        </table:table-row>
      </table:table>
      <table:table table:name="IQ" table:style-name="ta1" table:print="false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cafevydxatwezp"/>
          </form:form>
        </office:forms>
        <table:table-column table:style-name="co36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4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1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70" table:default-cell-style-name="Default"/>
        <table:table-column table:style-name="co8" table:default-cell-style-name="Default"/>
        <table:table-column table:style-name="co84" table:default-cell-style-name="Default"/>
        <table:table-column table:style-name="co81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88" table:default-cell-style-name="Default"/>
        <table:table-column table:style-name="co89" table:number-columns-repeated="2" table:default-cell-style-name="Default"/>
        <table:table-column table:style-name="co60" table:default-cell-style-name="Default"/>
        <table:table-column table:style-name="co89" table:number-columns-repeated="3" table:default-cell-style-name="Default"/>
        <table:table-column table:style-name="co65" table:default-cell-style-name="Default"/>
        <table:table-column table:style-name="co89" table:number-columns-repeated="3" table:default-cell-style-name="Default"/>
        <table:table-column table:style-name="co91" table:default-cell-style-name="Default"/>
        <table:table-column table:style-name="co89" table:number-columns-repeated="3" table:default-cell-style-name="Default"/>
        <table:table-column table:style-name="co91" table:default-cell-style-name="Default"/>
        <table:table-column table:style-name="co89" table:number-columns-repeated="3" table:default-cell-style-name="Default"/>
        <table:table-column table:style-name="co59" table:default-cell-style-name="Default"/>
        <table:table-column table:style-name="co89" table:number-columns-repeated="3" table:default-cell-style-name="Default"/>
        <table:table-column table:style-name="co92" table:default-cell-style-name="Default"/>
        <table:table-column table:style-name="co89" table:number-columns-repeated="3" table:default-cell-style-name="Default"/>
        <table:table-column table:style-name="co66" table:default-cell-style-name="Default"/>
        <table:table-column table:style-name="co89" table:number-columns-repeated="3" table:default-cell-style-name="Default"/>
        <table:table-column table:style-name="co93" table:default-cell-style-name="Default"/>
        <table:table-column table:style-name="co89" table:number-columns-repeated="3" table:default-cell-style-name="Default"/>
        <table:table-column table:style-name="co94" table:default-cell-style-name="Default"/>
        <table:table-column table:style-name="co89" table:number-columns-repeated="3" table:default-cell-style-name="Default"/>
        <table:table-column table:style-name="co92" table:default-cell-style-name="Default"/>
        <table:table-column table:style-name="co89" table:number-columns-repeated="3" table:default-cell-style-name="Default"/>
        <table:table-column table:style-name="co95" table:default-cell-style-name="Default"/>
        <table:table-column table:style-name="co89" table:number-columns-repeated="3" table:default-cell-style-name="Default"/>
        <table:table-column table:style-name="co8" table:number-columns-repeated="22" table:default-cell-style-name="Default"/>
        <table:table-column table:style-name="co96" table:default-cell-style-name="Default"/>
        <table:table-column table:style-name="co8" table:number-columns-repeated="2" table:default-cell-style-name="Default"/>
        <table:table-row table:style-name="ro1">
          <table:table-cell table:style-name="Heading" office:value-type="string" calcext:value-type="string">
            <text:p>IQ</text:p>
          </table:table-cell>
          <table:table-cell table:number-columns-repeated="106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7"/>
          <table:table-cell office:value-type="string" calcext:value-type="string">
            <text:p><text:s/></text:p>
          </table:table-cell>
          <table:table-cell table:number-columns-repeated="3"/>
          <table:table-cell table:style-name="train_20_column_20_break_20_2"/>
          <table:table-cell table:number-columns-repeated="21"/>
          <table:table-cell office:value-type="string" calcext:value-type="string">
            <text:p><text:s/></text:p>
          </table:table-cell>
          <table:table-cell table:number-columns-repeated="36"/>
          <table:table-cell table:style-name="train_20_tracks" office:value-type="string" calcext:value-type="string">
            <text:p>cells counted</text:p>
          </table:table-cell>
          <table:table-cell table:style-name="train_20_integer_20_2" table:formula="of:=1000-7" office:value-type="float" office:value="993" calcext:value-type="float">
            <text:p>993</text:p>
          </table:table-cell>
          <table:table-cell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Glyph</text:p>
          </table:table-cell>
          <table:table-cell/>
          <table:table-cell office:value-type="string" calcext:value-type="string">
            <text:p>Trigram</text:p>
          </table:table-cell>
          <table:table-cell office:value-type="string" calcext:value-type="string">
            <text:p>Glyph</text:p>
          </table:table-cell>
          <table:table-cell/>
          <table:table-cell office:value-type="string" calcext:value-type="string">
            <text:p>Trigram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igram</text:p>
          </table:table-cell>
          <table:table-cell office:value-type="string" calcext:value-type="string">
            <text:p>Glyph</text:p>
          </table:table-cell>
          <table:table-cell table:style-name="train_20_heading_20_2" office:value-type="string" calcext:value-type="string">
            <text:p>A1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A2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A3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A4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A5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A6</text:p>
          </table:table-cell>
          <table:table-cell table:style-name="train_20_column_20_break_20_2"/>
          <table:table-cell table:style-name="train_20_heading_20_2" table:number-columns-repeated="2"/>
          <table:table-cell table:style-name="train_20_heading_20_2" office:value-type="string" calcext:value-type="string">
            <text:p>Inverted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Reversed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Evolved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Nuclear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N5-N4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Moving Nuclear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X5-X4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Moving Inverse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Moving Reverse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Moving Evolved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FS 0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number-columns-repeated="22"/>
          <table:table-cell table:style-name="train_20_tracks" office:value-type="string" calcext:value-type="string">
            <text:p>blank cells: C</text:p>
          </table:table-cell>
          <table:table-cell table:style-name="train_20_integer_20_2" table:formula="of:=COUNTBLANK([Report.C7:.C1000])" office:value-type="float" office:value="271" calcext:value-type="float">
            <text:p>271</text:p>
          </table:table-cell>
          <table:table-cell/>
        </table:table-row>
        <table:table-row table:style-name="ro2">
          <table:table-cell office:value-type="string" calcext:value-type="string">
            <text:p>Cast Line Six</text:p>
          </table:table-cell>
          <table:table-cell table:number-columns-repeated="2"/>
          <table:table-cell table:formula="of:=VLOOKUP(1;[.G256:.V268];[.A18])" office:value-type="float" office:value="1" calcext:value-type="float">
            <text:p>1</text:p>
          </table:table-cell>
          <table:table-cell table:formula="of:=VLOOKUP([.D4];[.C46:.D53];2)" office:value-type="string" office:string-value="⚊" calcext:value-type="string">
            <text:p>⚊</text:p>
          </table:table-cell>
          <table:table-cell office:value-type="string" calcext:value-type="string">
            <text:p>Upper Trigram</text:p>
          </table:table-cell>
          <table:table-cell table:formula="of:=IF(([.D6]=1);VLOOKUP([.D5];[.G59:.I60];[.D4]+1);VLOOKUP([.D5];[.G67:.I68];[.D4]+1))" office:value-type="float" office:value="5" calcext:value-type="float">
            <text:p>5</text:p>
          </table:table-cell>
          <table:table-cell table:formula="of:=VLOOKUP([.G4];[.C35:.D42];2)" office:value-type="string" office:string-value="☴" calcext:value-type="string">
            <text:p>☴</text:p>
          </table:table-cell>
          <table:table-cell office:value-type="string" calcext:value-type="string">
            <text:p>Upper Interlaced Trigram</text:p>
          </table:table-cell>
          <table:table-cell table:formula="of:=IF(([.D8]=1);VLOOKUP([.D6];[.G59:.I60];[.D4]+1);VLOOKUP([.D6];[.G67:.I68];[.D4]+1))" office:value-type="float" office:value="3" calcext:value-type="float">
            <text:p>3</text:p>
          </table:table-cell>
          <table:table-cell table:formula="of:=VLOOKUP([.J4];[.C35:.D42];2)" office:value-type="string" office:string-value="☲" calcext:value-type="string">
            <text:p>☲</text:p>
          </table:table-cell>
          <table:table-cell office:value-type="string" calcext:value-type="string">
            <text:p>P6</text:p>
          </table:table-cell>
          <table:table-cell table:formula="of:=[.G4]" office:value-type="float" office:value="5" calcext:value-type="float">
            <text:p>5</text:p>
          </table:table-cell>
          <table:table-cell table:formula="of:=[.H4]" office:value-type="string" office:string-value="☴" calcext:value-type="string">
            <text:p>☴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O4];[.C46:.D53];2)" office:value-type="string" office:string-value="⚊" calcext:value-type="string">
            <text:p>⚊</text:p>
          </table:table-cell>
          <table:table-cell table:style-name="train_20_column_20_break_20_1" table:formula="of:=IF(([.O6]=1);VLOOKUP([.O5];[.G59:.I60];[.O4]+1);VLOOKUP([.O5];[.G67:.I68];[.O4]+1))" office:value-type="float" office:value="5" calcext:value-type="float">
            <text:p>5</text:p>
          </table:table-cell>
          <table:table-cell table:style-name="train_20_column_20_break_20_2" table:formula="of:=VLOOKUP([.Q4];[.C35:.D42];2)" office:value-type="string" office:string-value="☴" calcext:value-type="string">
            <text:p>☴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S4];[.C46:.D53];2)" office:value-type="string" office:string-value="⚊" calcext:value-type="string">
            <text:p>⚊</text:p>
          </table:table-cell>
          <table:table-cell table:style-name="train_20_column_20_break_20_1" table:formula="of:=IF(([.S6]=1);VLOOKUP([.S5];[.G59:.I60];[.S4]+1);VLOOKUP([.S5];[.G67:.I68];[.S4]+1))" office:value-type="float" office:value="5" calcext:value-type="float">
            <text:p>5</text:p>
          </table:table-cell>
          <table:table-cell table:style-name="train_20_column_20_break_20_2" table:formula="of:=VLOOKUP([.U4];[.C35:.D42];2)" office:value-type="string" office:string-value="☴" calcext:value-type="string">
            <text:p>☴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W4];[.C46:.D53];2)" office:value-type="string" office:string-value="⚊" calcext:value-type="string">
            <text:p>⚊</text:p>
          </table:table-cell>
          <table:table-cell table:style-name="train_20_column_20_break_20_1" table:formula="of:=IF(([.W6]=1);VLOOKUP([.W5];[.G59:.I60];[.W4]+1);VLOOKUP([.W5];[.G67:.I68];[.W4]+1))" office:value-type="float" office:value="5" calcext:value-type="float">
            <text:p>5</text:p>
          </table:table-cell>
          <table:table-cell table:style-name="train_20_column_20_break_20_2" table:formula="of:=VLOOKUP([.Y4];[.C35:.D42];2)" office:value-type="string" office:string-value="☴" calcext:value-type="string">
            <text:p>☴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AA4];[.C46:.D53];2)" office:value-type="string" office:string-value="⚊" calcext:value-type="string">
            <text:p>⚊</text:p>
          </table:table-cell>
          <table:table-cell table:style-name="train_20_column_20_break_20_1" table:formula="of:=IF(([.AA6]=1);VLOOKUP([.AA5];[.G59:.I60];[.AA4]+1);VLOOKUP([.AA5];[.G67:.I68];[.AA4]+1))" office:value-type="float" office:value="1" calcext:value-type="float">
            <text:p>1</text:p>
          </table:table-cell>
          <table:table-cell table:style-name="train_20_column_20_break_20_2" table:formula="of:=VLOOKUP([.AC4];[.C35:.D42];2)" office:value-type="string" office:string-value="☰" calcext:value-type="string">
            <text:p>☰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AE4];[.C46:.D53];2)" office:value-type="string" office:string-value="⚊" calcext:value-type="string">
            <text:p>⚊</text:p>
          </table:table-cell>
          <table:table-cell table:style-name="train_20_column_20_break_20_1" table:formula="of:=IF(([.AE6]=1);VLOOKUP([.AE5];[.G59:.I60];[.AE4]+1);VLOOKUP([.AE5];[.G67:.I68];[.AE4]+1))" office:value-type="float" office:value="7" calcext:value-type="float">
            <text:p>7</text:p>
          </table:table-cell>
          <table:table-cell table:style-name="train_20_column_20_break_20_2" table:formula="of:=VLOOKUP([.AG4];[.C35:.D42];2)" office:value-type="string" office:string-value="☶" calcext:value-type="string">
            <text:p>☶</text:p>
          </table:table-cell>
          <table:table-cell table:style-name="train_20_column_20_break_20_1" table:formula="of:=IF([.D4]=1;2;1)" office:value-type="float" office:value="2" calcext:value-type="float">
            <text:p>2</text:p>
          </table:table-cell>
          <table:table-cell table:style-name="train_20_column_20_break_20_2" table:formula="of:=VLOOKUP([.AI4];[.C46:.D53];2)" office:value-type="string" office:string-value="⚋" calcext:value-type="string">
            <text:p>⚋</text:p>
          </table:table-cell>
          <table:table-cell table:style-name="train_20_column_20_break_20_1" table:formula="of:=IF(([.AI6]=1);VLOOKUP([.AI5];[.G59:.I60];[.AI4]+1);VLOOKUP([.AI5];[.G67:.I68];[.AI4]+1))" office:value-type="float" office:value="6" calcext:value-type="float">
            <text:p>6</text:p>
          </table:table-cell>
          <table:table-cell table:style-name="train_20_column_20_break_20_2" table:formula="of:=VLOOKUP([.AK4];[.C35:.D42];2)" office:value-type="string" office:string-value="☵" calcext:value-type="string">
            <text:p>☵</text:p>
          </table:table-cell>
          <table:table-cell table:style-name="train_20_column_20_break_20_1" table:formula="of:=IF([.D4]=1;2;1)" office:value-type="float" office:value="2" calcext:value-type="float">
            <text:p>2</text:p>
          </table:table-cell>
          <table:table-cell table:style-name="train_20_column_20_break_20_2" table:formula="of:=VLOOKUP([.AM4];[.C46:.D53];2)" office:value-type="string" office:string-value="⚋" calcext:value-type="string">
            <text:p>⚋</text:p>
          </table:table-cell>
          <table:table-cell table:style-name="train_20_column_20_break_20_1" table:formula="of:=IF(([.AM6]=1);VLOOKUP([.AM5];[.G59:.I60];[.AM4]+1);VLOOKUP([.AM5];[.G67:.I68];[.AM4]+1))" office:value-type="float" office:value="4" calcext:value-type="float">
            <text:p>4</text:p>
          </table:table-cell>
          <table:table-cell table:style-name="train_20_column_20_break_20_2" table:formula="of:=VLOOKUP([.AO4];[.C35:.D42];2)" office:value-type="string" office:string-value="☳" calcext:value-type="string">
            <text:p>☳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AQ4];[.C46:.D53];2)" office:value-type="string" office:string-value="⚋" calcext:value-type="string">
            <text:p>⚋</text:p>
          </table:table-cell>
          <table:table-cell table:style-name="train_20_column_20_break_20_1" table:formula="of:=IF(([.AQ6]=1);VLOOKUP([.AQ5];[.G59:.I60];[.AQ4]+1);VLOOKUP([.AQ5];[.G67:.I68];[.AQ4]+1))" office:value-type="float" office:value="2" calcext:value-type="float">
            <text:p>2</text:p>
          </table:table-cell>
          <table:table-cell table:style-name="train_20_column_20_break_20_2" table:formula="of:=VLOOKUP([.AS4];[.C35:.D42];2)" office:value-type="string" office:string-value="☱" calcext:value-type="string">
            <text:p>☱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AU4];[.C46:.D53];2)" office:value-type="string" office:string-value="⚋" calcext:value-type="string">
            <text:p>⚋</text:p>
          </table:table-cell>
          <table:table-cell table:style-name="train_20_column_20_break_20_1" table:formula="of:=IF(([.AU6]=1);VLOOKUP([.AU5];[.G59:.I60];[.AU4]+1);VLOOKUP([.AU5];[.G67:.I68];[.AU4]+1))" office:value-type="float" office:value="2" calcext:value-type="float">
            <text:p>2</text:p>
          </table:table-cell>
          <table:table-cell table:style-name="train_20_column_20_break_20_2" table:formula="of:=VLOOKUP([.AW4];[.C35:.D42];2)" office:value-type="string" office:string-value="☱" calcext:value-type="string">
            <text:p>☱</text:p>
          </table:table-cell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AY4];[.C46:.D53];2)" office:value-type="string" office:string-value="⚊" calcext:value-type="string">
            <text:p>⚊</text:p>
          </table:table-cell>
          <table:table-cell table:style-name="train_20_column_20_break_20_1" table:formula="of:=IF(([.AY6]=1);VLOOKUP([.AY5];[.G59:.I60];[.AY4]+1);VLOOKUP([.AY5];[.G67:.I68];[.AY4]+1))" office:value-type="float" office:value="3" calcext:value-type="float">
            <text:p>3</text:p>
          </table:table-cell>
          <table:table-cell table:style-name="train_20_column_20_break_20_2" table:formula="of:=VLOOKUP([.BA4];[.C35:.D42];2)" office:value-type="string" office:string-value="☲" calcext:value-type="string">
            <text:p>☲</text:p>
          </table:table-cell>
          <table:table-cell table:style-name="train_20_column_20_break_20_1" table:formula="of:=[.AY5]" office:value-type="float" office:value="2" calcext:value-type="float">
            <text:p>2</text:p>
          </table:table-cell>
          <table:table-cell table:style-name="train_20_column_20_break_20_2" table:formula="of:=VLOOKUP([.BC4];[.C46:.D53];2)" office:value-type="string" office:string-value="⚋" calcext:value-type="string">
            <text:p>⚋</text:p>
          </table:table-cell>
          <table:table-cell table:style-name="train_20_column_20_break_20_1" table:formula="of:=IF(([.BC6]=1);VLOOKUP([.BC5];[.G59:.I60];[.BC4]+1);VLOOKUP([.BC5];[.G67:.I68];[.BC4]+1))" office:value-type="float" office:value="6" calcext:value-type="float">
            <text:p>6</text:p>
          </table:table-cell>
          <table:table-cell table:style-name="train_20_column_20_break_20_2" table:formula="of:=VLOOKUP([.BE4];[.C35:.D42];2)" office:value-type="string" office:string-value="☵" calcext:value-type="string">
            <text:p>☵</text:p>
          </table:table-cell>
          <table:table-cell table:style-name="train_20_column_20_break_20_1" table:formula="of:=[.D12]" office:value-type="float" office:value="1" calcext:value-type="float">
            <text:p>1</text:p>
          </table:table-cell>
          <table:table-cell table:style-name="train_20_column_20_break_20_2" table:formula="of:=VLOOKUP([.BG4];[.C46:.D53];2)" office:value-type="string" office:string-value="⚊" calcext:value-type="string">
            <text:p>⚊</text:p>
          </table:table-cell>
          <table:table-cell table:style-name="train_20_column_20_break_20_1" table:formula="of:=IF(([.BG6]=1);VLOOKUP([.BG5];[.G59:.I60];[.BG4]+1);VLOOKUP([.BG5];[.G67:.I68];[.BG4]+1))" office:value-type="float" office:value="7" calcext:value-type="float">
            <text:p>7</text:p>
          </table:table-cell>
          <table:table-cell table:style-name="train_20_column_20_break_20_2" table:formula="of:=VLOOKUP([.BI4];[.C35:.D42];2)" office:value-type="string" office:string-value="☶" calcext:value-type="string">
            <text:p>☶</text:p>
          </table:table-cell>
          <table:table-cell table:style-name="train_20_column_20_break_20_1" table:formula="of:=[.BG5]" office:value-type="float" office:value="2" calcext:value-type="float">
            <text:p>2</text:p>
          </table:table-cell>
          <table:table-cell table:style-name="train_20_column_20_break_20_2" table:formula="of:=VLOOKUP([.BK4];[.C46:.D53];2)" office:value-type="string" office:string-value="⚋" calcext:value-type="string">
            <text:p>⚋</text:p>
          </table:table-cell>
          <table:table-cell table:style-name="train_20_column_20_break_20_1" table:formula="of:=IF(([.BK6]=1);VLOOKUP([.BK5];[.G59:.I60];[.BK4]+1);VLOOKUP([.BK5];[.G67:.I68];[.BK4]+1))" office:value-type="float" office:value="8" calcext:value-type="float">
            <text:p>8</text:p>
          </table:table-cell>
          <table:table-cell table:style-name="train_20_column_20_break_20_2" table:formula="of:=VLOOKUP([.BM4];[.C35:.D42];2)" office:value-type="string" office:string-value="☷" calcext:value-type="string">
            <text:p>☷</text:p>
          </table:table-cell>
          <table:table-cell table:style-name="train_20_column_20_break_20_1" table:formula="of:=IF([.D11]=1;2;1)" office:value-type="float" office:value="2" calcext:value-type="float">
            <text:p>2</text:p>
          </table:table-cell>
          <table:table-cell table:style-name="train_20_column_20_break_20_2" table:formula="of:=VLOOKUP([.BO4];[.C46:.D53];2)" office:value-type="string" office:string-value="⚋" calcext:value-type="string">
            <text:p>⚋</text:p>
          </table:table-cell>
          <table:table-cell table:style-name="train_20_column_20_break_20_1" table:formula="of:=IF(([.BO6]=1);VLOOKUP([.BO5];[.G59:.I60];[.BO4]+1);VLOOKUP([.BO5];[.G67:.I68];[.BO4]+1))" office:value-type="float" office:value="4" calcext:value-type="float">
            <text:p>4</text:p>
          </table:table-cell>
          <table:table-cell table:style-name="train_20_column_20_break_20_2" table:formula="of:=VLOOKUP([.BQ4];[.C35:.D42];2)" office:value-type="string" office:string-value="☳" calcext:value-type="string">
            <text:p>☳</text:p>
          </table:table-cell>
          <table:table-cell table:style-name="train_20_column_20_break_20_1" table:formula="of:=[.D16]" office:value-type="float" office:value="2" calcext:value-type="float">
            <text:p>2</text:p>
          </table:table-cell>
          <table:table-cell table:style-name="train_20_column_20_break_20_2" table:formula="of:=VLOOKUP([.BS4];[.C46:.D53];2)" office:value-type="string" office:string-value="⚋" calcext:value-type="string">
            <text:p>⚋</text:p>
          </table:table-cell>
          <table:table-cell table:style-name="train_20_column_20_break_20_1" table:formula="of:=IF(([.BS6]=1);VLOOKUP([.BS5];[.G59:.I60];[.BS4]+1);VLOOKUP([.BS5];[.G67:.I68];[.BS4]+1))" office:value-type="float" office:value="6" calcext:value-type="float">
            <text:p>6</text:p>
          </table:table-cell>
          <table:table-cell table:style-name="train_20_column_20_break_20_2" table:formula="of:=VLOOKUP([.BU4];[.C35:.D42];2)" office:value-type="string" office:string-value="☵" calcext:value-type="string">
            <text:p>☵</text:p>
          </table:table-cell>
          <table:table-cell table:style-name="train_20_column_20_break_20_1" table:formula="of:=[.D11]" office:value-type="float" office:value="1" calcext:value-type="float">
            <text:p>1</text:p>
          </table:table-cell>
          <table:table-cell table:style-name="train_20_column_20_break_20_2" table:formula="of:=VLOOKUP([.BW4];[.C46:.D53];2)" office:value-type="string" office:string-value="⚊" calcext:value-type="string">
            <text:p>⚊</text:p>
          </table:table-cell>
          <table:table-cell table:style-name="train_20_column_20_break_20_1" table:formula="of:=IF(([.BW6]=1);VLOOKUP([.BW5];[.G59:.I60];[.BW4]+1);VLOOKUP([.BW5];[.G67:.I68];[.BW4]+1))" office:value-type="float" office:value="5" calcext:value-type="float">
            <text:p>5</text:p>
          </table:table-cell>
          <table:table-cell table:style-name="train_20_column_20_break_20_2" table:formula="of:=VLOOKUP([.BY4];[.C35:.D42];2)" office:value-type="string" office:string-value="☴" calcext:value-type="string">
            <text:p>☴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CA4];[.C46:.D53];2)" office:value-type="string" office:string-value="⚊" calcext:value-type="string">
            <text:p>⚊</text:p>
          </table:table-cell>
          <table:table-cell table:style-name="train_20_column_20_break_20_1" table:formula="of:=IF(([.CA6]=1);VLOOKUP([.CA5];[.G59:.I60];[.CA4]+1);VLOOKUP([.CA5];[.G67:.I68];[.CA4]+1))" office:value-type="float" office:value="5" calcext:value-type="float">
            <text:p>5</text:p>
          </table:table-cell>
          <table:table-cell table:style-name="train_20_column_20_break_20_2" table:formula="of:=VLOOKUP([.CC4];[.C35:.D42];2)" office:value-type="string" office:string-value="☴" calcext:value-type="string">
            <text:p>☴</text:p>
          </table:table-cell>
          <table:table-cell table:number-columns-repeated="22"/>
          <table:table-cell table:style-name="train_20_tracks" office:value-type="string" calcext:value-type="string">
            <text:p>blank cells: D</text:p>
          </table:table-cell>
          <table:table-cell table:style-name="train_20_integer_20_2" table:formula="of:=COUNTBLANK([Report.D7:.D1000])" office:value-type="float" office:value="325" calcext:value-type="float">
            <text:p>325</text:p>
          </table:table-cell>
          <table:table-cell/>
        </table:table-row>
        <table:table-row table:style-name="ro2">
          <table:table-cell office:value-type="string" calcext:value-type="string">
            <text:p>Cast Line Five</text:p>
          </table:table-cell>
          <table:table-cell table:number-columns-repeated="2"/>
          <table:table-cell table:formula="of:=VLOOKUP(2;[.G256:.V268];[.A18])" office:value-type="float" office:value="1" calcext:value-type="float">
            <text:p>1</text:p>
          </table:table-cell>
          <table:table-cell table:formula="of:=VLOOKUP([.D5];[.C46:.D53];2)" office:value-type="string" office:string-value="⚊" calcext:value-type="string">
            <text:p>⚊</text:p>
          </table:table-cell>
          <table:table-cell office:value-type="string" calcext:value-type="string">
            <text:p>Upper Nuclear</text:p>
          </table:table-cell>
          <table:table-cell table:formula="of:=IF(([.D7]=1);VLOOKUP([.D6];[.G59:.I60];[.D5]+1);VLOOKUP([.D6];[.G67:.I68];[.D5]+1))" office:value-type="float" office:value="3" calcext:value-type="float">
            <text:p>3</text:p>
          </table:table-cell>
          <table:table-cell table:formula="of:=[.N12]" office:value-type="string" office:string-value="☲" calcext:value-type="string">
            <text:p>☲</text:p>
          </table:table-cell>
          <table:table-cell office:value-type="string" calcext:value-type="string">
            <text:p>Lower Interlaced Trigram</text:p>
          </table:table-cell>
          <table:table-cell table:formula="of:=IF(([.D9]=1);VLOOKUP([.D7];[.G59:.I60];[.D5]+1);VLOOKUP([.D7];[.G67:.I68];[.D5]+1))" office:value-type="float" office:value="5" calcext:value-type="float">
            <text:p>5</text:p>
          </table:table-cell>
          <table:table-cell table:formula="of:=VLOOKUP([.J5];[.C35:.D42];2)" office:value-type="string" office:string-value="☴" calcext:value-type="string">
            <text:p>☴</text:p>
          </table:table-cell>
          <table:table-cell office:value-type="string" calcext:value-type="string">
            <text:p>P5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string" office:string-value="☲" calcext:value-type="string">
            <text:p>☲</text:p>
          </table:table-cell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O5];[.C46:.D53];2)" office:value-type="string" office:string-value="⚊" calcext:value-type="string">
            <text:p>⚊</text:p>
          </table:table-cell>
          <table:table-cell table:style-name="train_20_column_20_break_20_1" table:formula="of:=IF(([.O9]=1);VLOOKUP([.O8];[.G59:.I60];[.O7]+1);VLOOKUP([.O8];[.G67:.I68];[.O7]+1))" office:value-type="float" office:value="1" calcext:value-type="float">
            <text:p>1</text:p>
          </table:table-cell>
          <table:table-cell table:style-name="train_20_column_20_break_20_2" table:formula="of:=VLOOKUP([.Q5];[.C35:.D42];2)" office:value-type="string" office:string-value="☰" calcext:value-type="string">
            <text:p>☰</text:p>
          </table:table-cell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S5];[.C46:.D53];2)" office:value-type="string" office:string-value="⚊" calcext:value-type="string">
            <text:p>⚊</text:p>
          </table:table-cell>
          <table:table-cell table:style-name="train_20_column_20_break_20_1" table:formula="of:=IF(([.S9]=1);VLOOKUP([.S8];[.G59:.I60];[.S7]+1);VLOOKUP([.S8];[.G67:.I68];[.S7]+1))" office:value-type="float" office:value="7" calcext:value-type="float">
            <text:p>7</text:p>
          </table:table-cell>
          <table:table-cell table:style-name="train_20_column_20_break_20_2" table:formula="of:=VLOOKUP([.U5];[.C35:.D42];2)" office:value-type="string" office:string-value="☶" calcext:value-type="string">
            <text:p>☶</text:p>
          </table:table-cell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W5];[.C46:.D53];2)" office:value-type="string" office:string-value="⚊" calcext:value-type="string">
            <text:p>⚊</text:p>
          </table:table-cell>
          <table:table-cell table:style-name="train_20_column_20_break_20_1" table:formula="of:=IF(([.W9]=1);VLOOKUP([.W8];[.G59:.I60];[.W7]+1);VLOOKUP([.W8];[.G67:.I68];[.W7]+1))" office:value-type="float" office:value="6" calcext:value-type="float">
            <text:p>6</text:p>
          </table:table-cell>
          <table:table-cell table:style-name="train_20_column_20_break_20_2" table:formula="of:=VLOOKUP([.Y5];[.C35:.D42];2)" office:value-type="string" office:string-value="☵" calcext:value-type="string">
            <text:p>☵</text:p>
          </table:table-cell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AA5];[.C46:.D53];2)" office:value-type="string" office:string-value="⚊" calcext:value-type="string">
            <text:p>⚊</text:p>
          </table:table-cell>
          <table:table-cell table:style-name="train_20_column_20_break_20_1" table:formula="of:=IF(([.AA9]=1);VLOOKUP([.AA8];[.G59:.I60];[.AA7]+1);VLOOKUP([.AA8];[.G67:.I68];[.AA7]+1))" office:value-type="float" office:value="5" calcext:value-type="float">
            <text:p>5</text:p>
          </table:table-cell>
          <table:table-cell table:style-name="train_20_column_20_break_20_2" table:formula="of:=VLOOKUP([.AC5];[.C35:.D42];2)" office:value-type="string" office:string-value="☴" calcext:value-type="string">
            <text:p>☴</text:p>
          </table:table-cell>
          <table:table-cell table:style-name="train_20_column_20_break_20_1" table:formula="of:=IF([.D5]=1;2;1)" office:value-type="float" office:value="2" calcext:value-type="float">
            <text:p>2</text:p>
          </table:table-cell>
          <table:table-cell table:style-name="train_20_column_20_break_20_2" table:formula="of:=VLOOKUP([.AE5];[.C46:.D53];2)" office:value-type="string" office:string-value="⚋" calcext:value-type="string">
            <text:p>⚋</text:p>
          </table:table-cell>
          <table:table-cell table:style-name="train_20_column_20_break_20_1" table:formula="of:=IF(([.AE9]=1);VLOOKUP([.AE8];[.G59:.I60];[.AE7]+1);VLOOKUP([.AE8];[.G67:.I68];[.AE7]+1))" office:value-type="float" office:value="5" calcext:value-type="float">
            <text:p>5</text:p>
          </table:table-cell>
          <table:table-cell table:style-name="train_20_column_20_break_20_2" table:formula="of:=VLOOKUP([.AG5];[.C35:.D42];2)" office:value-type="string" office:string-value="☴" calcext:value-type="string">
            <text:p>☴</text:p>
          </table:table-cell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AI5];[.C46:.D53];2)" office:value-type="string" office:string-value="⚊" calcext:value-type="string">
            <text:p>⚊</text:p>
          </table:table-cell>
          <table:table-cell table:style-name="train_20_column_20_break_20_1" table:formula="of:=IF(([.AI9]=1);VLOOKUP([.AI8];[.G59:.I60];[.AI7]+1);VLOOKUP([.AI8];[.G67:.I68];[.AI7]+1))" office:value-type="float" office:value="5" calcext:value-type="float">
            <text:p>5</text:p>
          </table:table-cell>
          <table:table-cell table:style-name="train_20_column_20_break_20_2" table:formula="of:=VLOOKUP([.AK5];[.C35:.D42];2)" office:value-type="string" office:string-value="☴" calcext:value-type="string">
            <text:p>☴</text:p>
          </table:table-cell>
          <table:table-cell table:style-name="train_20_column_20_break_20_1" table:formula="of:=IF([.D5]=1;2;1)" office:value-type="float" office:value="2" calcext:value-type="float">
            <text:p>2</text:p>
          </table:table-cell>
          <table:table-cell table:style-name="train_20_column_20_break_20_2" table:formula="of:=VLOOKUP([.AM5];[.C46:.D53];2)" office:value-type="string" office:string-value="⚋" calcext:value-type="string">
            <text:p>⚋</text:p>
          </table:table-cell>
          <table:table-cell table:style-name="train_20_column_20_break_20_1" table:formula="of:=IF(([.AM9]=1);VLOOKUP([.AM8];[.G59:.I60];[.AM7]+1);VLOOKUP([.AM8];[.G67:.I68];[.AM7]+1))" office:value-type="float" office:value="4" calcext:value-type="float">
            <text:p>4</text:p>
          </table:table-cell>
          <table:table-cell table:style-name="train_20_column_20_break_20_2" table:formula="of:=VLOOKUP([.AO5];[.C35:.D42];2)" office:value-type="string" office:string-value="☳" calcext:value-type="string">
            <text:p>☳</text:p>
          </table:table-cell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AQ5];[.C46:.D53];2)" office:value-type="string" office:string-value="⚊" calcext:value-type="string">
            <text:p>⚊</text:p>
          </table:table-cell>
          <table:table-cell table:style-name="train_20_column_20_break_20_1" table:formula="of:=IF(([.AQ9]=1);VLOOKUP([.AQ8];[.G59:.I60];[.AQ7]+1);VLOOKUP([.AQ8];[.G67:.I68];[.AQ7]+1))" office:value-type="float" office:value="2" calcext:value-type="float">
            <text:p>2</text:p>
          </table:table-cell>
          <table:table-cell table:style-name="train_20_column_20_break_20_2" table:formula="of:=VLOOKUP([.AS5];[.C35:.D42];2)" office:value-type="string" office:string-value="☱" calcext:value-type="string">
            <text:p>☱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AU5];[.C46:.D53];2)" office:value-type="string" office:string-value="⚊" calcext:value-type="string">
            <text:p>⚊</text:p>
          </table:table-cell>
          <table:table-cell table:style-name="train_20_column_20_break_20_1" table:formula="of:=IF(([.AU9]=1);VLOOKUP([.AU8];[.G59:.I60];[.AU7]+1);VLOOKUP([.AU8];[.G67:.I68];[.AU7]+1))" office:value-type="float" office:value="2" calcext:value-type="float">
            <text:p>2</text:p>
          </table:table-cell>
          <table:table-cell table:style-name="train_20_column_20_break_20_2" table:formula="of:=VLOOKUP([.AW5];[.C35:.D42];2)" office:value-type="string" office:string-value="☱" calcext:value-type="string">
            <text:p>☱</text:p>
          </table:table-cell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AY5];[.C46:.D53];2)" office:value-type="string" office:string-value="⚋" calcext:value-type="string">
            <text:p>⚋</text:p>
          </table:table-cell>
          <table:table-cell table:style-name="train_20_column_20_break_20_1" table:formula="of:=IF(([.AY9]=1);VLOOKUP([.AY8];[.G59:.I60];[.AY7]+1);VLOOKUP([.AY8];[.G67:.I68];[.AY7]+1))" office:value-type="float" office:value="2" calcext:value-type="float">
            <text:p>2</text:p>
          </table:table-cell>
          <table:table-cell table:style-name="train_20_column_20_break_20_2" table:formula="of:=VLOOKUP([.BA5];[.C35:.D42];2)" office:value-type="string" office:string-value="☱" calcext:value-type="string">
            <text:p>☱</text:p>
          </table:table-cell>
          <table:table-cell table:style-name="train_20_column_20_break_20_1" table:formula="of:=[.AY6]" office:value-type="float" office:value="1" calcext:value-type="float">
            <text:p>1</text:p>
          </table:table-cell>
          <table:table-cell table:style-name="train_20_column_20_break_20_2" table:formula="of:=VLOOKUP([.BC5];[.C46:.D53];2)" office:value-type="string" office:string-value="⚊" calcext:value-type="string">
            <text:p>⚊</text:p>
          </table:table-cell>
          <table:table-cell table:style-name="train_20_column_20_break_20_1" table:formula="of:=IF(([.BC9]=1);VLOOKUP([.BC8];[.G59:.I60];[.BC7]+1);VLOOKUP([.BC8];[.G67:.I68];[.BC7]+1))" office:value-type="float" office:value="3" calcext:value-type="float">
            <text:p>3</text:p>
          </table:table-cell>
          <table:table-cell table:style-name="train_20_column_20_break_20_2" table:formula="of:=VLOOKUP([.BE5];[.C35:.D42];2)" office:value-type="string" office:string-value="☲" calcext:value-type="string">
            <text:p>☲</text:p>
          </table:table-cell>
          <table:table-cell table:style-name="train_20_column_20_break_20_1" table:formula="of:=[.D13]" office:value-type="float" office:value="2" calcext:value-type="float">
            <text:p>2</text:p>
          </table:table-cell>
          <table:table-cell table:style-name="train_20_column_20_break_20_2" table:formula="of:=VLOOKUP([.BG5];[.C46:.D53];2)" office:value-type="string" office:string-value="⚋" calcext:value-type="string">
            <text:p>⚋</text:p>
          </table:table-cell>
          <table:table-cell table:style-name="train_20_column_20_break_20_1" table:formula="of:=IF(([.BG9]=1);VLOOKUP([.BG8];[.G59:.I60];[.BG7]+1);VLOOKUP([.BG8];[.G67:.I68];[.BG7]+1))" office:value-type="float" office:value="4" calcext:value-type="float">
            <text:p>4</text:p>
          </table:table-cell>
          <table:table-cell table:style-name="train_20_column_20_break_20_2" table:formula="of:=VLOOKUP([.BI5];[.C35:.D42];2)" office:value-type="string" office:string-value="☳" calcext:value-type="string">
            <text:p>☳</text:p>
          </table:table-cell>
          <table:table-cell table:style-name="train_20_column_20_break_20_1" table:formula="of:=[.BG6]" office:value-type="float" office:value="2" calcext:value-type="float">
            <text:p>2</text:p>
          </table:table-cell>
          <table:table-cell table:style-name="train_20_column_20_break_20_2" table:formula="of:=VLOOKUP([.BK5];[.C46:.D53];2)" office:value-type="string" office:string-value="⚋" calcext:value-type="string">
            <text:p>⚋</text:p>
          </table:table-cell>
          <table:table-cell table:style-name="train_20_column_20_break_20_1" table:formula="of:=IF(([.BK9]=1);VLOOKUP([.BK8];[.G59:.I60];[.BK7]+1);VLOOKUP([.BK8];[.G67:.I68];[.BK7]+1))" office:value-type="float" office:value="8" calcext:value-type="float">
            <text:p>8</text:p>
          </table:table-cell>
          <table:table-cell table:style-name="train_20_column_20_break_20_2" table:formula="of:=VLOOKUP([.BM5];[.C35:.D42];2)" office:value-type="string" office:string-value="☷" calcext:value-type="string">
            <text:p>☷</text:p>
          </table:table-cell>
          <table:table-cell table:style-name="train_20_column_20_break_20_1" table:formula="of:=IF([.D12]=1;2;1)" office:value-type="float" office:value="2" calcext:value-type="float">
            <text:p>2</text:p>
          </table:table-cell>
          <table:table-cell table:style-name="train_20_column_20_break_20_2" table:formula="of:=VLOOKUP([.BO5];[.C46:.D53];2)" office:value-type="string" office:string-value="⚋" calcext:value-type="string">
            <text:p>⚋</text:p>
          </table:table-cell>
          <table:table-cell table:style-name="train_20_column_20_break_20_1" table:formula="of:=IF(([.BO9]=1);VLOOKUP([.BO8];[.G59:.I60];[.BO7]+1);VLOOKUP([.BO8];[.G67:.I68];[.BO7]+1))" office:value-type="float" office:value="3" calcext:value-type="float">
            <text:p>3</text:p>
          </table:table-cell>
          <table:table-cell table:style-name="train_20_column_20_break_20_2" table:formula="of:=VLOOKUP([.BQ5];[.C35:.D42];2)" office:value-type="string" office:string-value="☲" calcext:value-type="string">
            <text:p>☲</text:p>
          </table:table-cell>
          <table:table-cell table:style-name="train_20_column_20_break_20_1" table:formula="of:=[.D15]" office:value-type="float" office:value="1" calcext:value-type="float">
            <text:p>1</text:p>
          </table:table-cell>
          <table:table-cell table:style-name="train_20_column_20_break_20_2" table:formula="of:=VLOOKUP([.BS5];[.C46:.D53];2)" office:value-type="string" office:string-value="⚊" calcext:value-type="string">
            <text:p>⚊</text:p>
          </table:table-cell>
          <table:table-cell table:style-name="train_20_column_20_break_20_1" table:formula="of:=IF(([.BS9]=1);VLOOKUP([.BS8];[.G59:.I60];[.BS7]+1);VLOOKUP([.BS8];[.G67:.I68];[.BS7]+1))" office:value-type="float" office:value="2" calcext:value-type="float">
            <text:p>2</text:p>
          </table:table-cell>
          <table:table-cell table:style-name="train_20_column_20_break_20_2" table:formula="of:=VLOOKUP([.BU5];[.C35:.D42];2)" office:value-type="string" office:string-value="☱" calcext:value-type="string">
            <text:p>☱</text:p>
          </table:table-cell>
          <table:table-cell table:style-name="train_20_column_20_break_20_1" table:formula="of:=[.D12]" office:value-type="float" office:value="1" calcext:value-type="float">
            <text:p>1</text:p>
          </table:table-cell>
          <table:table-cell table:style-name="train_20_column_20_break_20_2" table:formula="of:=VLOOKUP([.BW5];[.C46:.D53];2)" office:value-type="string" office:string-value="⚊" calcext:value-type="string">
            <text:p>⚊</text:p>
          </table:table-cell>
          <table:table-cell table:style-name="train_20_column_20_break_20_1" table:formula="of:=IF(([.BW9]=1);VLOOKUP([.BW8];[.G59:.I60];[.BW7]+1);VLOOKUP([.BW8];[.G67:.I68];[.BW7]+1))" office:value-type="float" office:value="6" calcext:value-type="float">
            <text:p>6</text:p>
          </table:table-cell>
          <table:table-cell table:style-name="train_20_column_20_break_20_2" table:formula="of:=VLOOKUP([.BY5];[.C35:.D42];2)" office:value-type="string" office:string-value="☵" calcext:value-type="string">
            <text:p>☵</text:p>
          </table:table-cell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CA5];[.C46:.D53];2)" office:value-type="string" office:string-value="⚊" calcext:value-type="string">
            <text:p>⚊</text:p>
          </table:table-cell>
          <table:table-cell table:style-name="train_20_column_20_break_20_1" table:formula="of:=IF(([.CA9]=1);VLOOKUP([.CA8];[.G59:.I60];[.CA7]+1);VLOOKUP([.CA8];[.G67:.I68];[.CA7]+1))" office:value-type="float" office:value="5" calcext:value-type="float">
            <text:p>5</text:p>
          </table:table-cell>
          <table:table-cell table:style-name="train_20_column_20_break_20_2" table:formula="of:=VLOOKUP([.CC5];[.C35:.D42];2)" office:value-type="string" office:string-value="☴" calcext:value-type="string">
            <text:p>☴</text:p>
          </table:table-cell>
          <table:table-cell table:number-columns-repeated="22"/>
          <table:table-cell table:style-name="train_20_tracks" office:value-type="string" calcext:value-type="string">
            <text:p>Count 0</text:p>
          </table:table-cell>
          <table:table-cell table:style-name="train_20_integer_20_2" table:formula="of:=COUNTIF([Report.C7:.C1000];0)"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string" calcext:value-type="string">
            <text:p>Cast Line Four</text:p>
          </table:table-cell>
          <table:table-cell table:number-columns-repeated="2"/>
          <table:table-cell table:formula="of:=VLOOKUP(3;[.G256:.V268];[.A18])" office:value-type="float" office:value="2" calcext:value-type="float">
            <text:p>2</text:p>
          </table:table-cell>
          <table:table-cell table:formula="of:=VLOOKUP([.D6];[.C46:.D53];2)" office:value-type="string" office:string-value="⚋" calcext:value-type="string">
            <text:p>⚋</text:p>
          </table:table-cell>
          <table:table-cell office:value-type="string" calcext:value-type="string">
            <text:p>Lower Nuclear</text:p>
          </table:table-cell>
          <table:table-cell table:formula="of:=IF(([.D8]=1);VLOOKUP([.D7];[.G59:.I60];[.D6]+1);VLOOKUP([.D7];[.G67:.I68];[.D6]+1))" office:value-type="float" office:value="2" calcext:value-type="float">
            <text:p>2</text:p>
          </table:table-cell>
          <table:table-cell table:formula="of:=VLOOKUP([.G6];[.C35:.D42];2)" office:value-type="string" office:string-value="☱" calcext:value-type="string">
            <text:p>☱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4</text:p>
          </table:table-cell>
          <table:table-cell table:formula="of:=[.G6]" office:value-type="float" office:value="2" calcext:value-type="float">
            <text:p>2</text:p>
          </table:table-cell>
          <table:table-cell table:formula="of:=[.H6]" office:value-type="string" office:string-value="☱" calcext:value-type="string">
            <text:p>☱</text:p>
          </table:table-cell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O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S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W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6]=1;2;1)" office:value-type="float" office:value="1" calcext:value-type="float">
            <text:p>1</text:p>
          </table:table-cell>
          <table:table-cell table:style-name="train_20_column_20_break_20_2" table:formula="of:=VLOOKUP([.AA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AE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AI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6]=1;2;1)" office:value-type="float" office:value="1" calcext:value-type="float">
            <text:p>1</text:p>
          </table:table-cell>
          <table:table-cell table:style-name="train_20_column_20_break_20_2" table:formula="of:=VLOOKUP([.AM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AQ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AU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AY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Y7]" office:value-type="float" office:value="2" calcext:value-type="float">
            <text:p>2</text:p>
          </table:table-cell>
          <table:table-cell table:style-name="train_20_column_20_break_20_2" table:formula="of:=VLOOKUP([.BC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4]" office:value-type="float" office:value="2" calcext:value-type="float">
            <text:p>2</text:p>
          </table:table-cell>
          <table:table-cell table:style-name="train_20_column_20_break_20_2" table:formula="of:=VLOOKUP([.BG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G7]" office:value-type="float" office:value="2" calcext:value-type="float">
            <text:p>2</text:p>
          </table:table-cell>
          <table:table-cell table:style-name="train_20_column_20_break_20_2" table:formula="of:=VLOOKUP([.BK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13]=1;2;1)" office:value-type="float" office:value="1" calcext:value-type="float">
            <text:p>1</text:p>
          </table:table-cell>
          <table:table-cell table:style-name="train_20_column_20_break_20_2" table:formula="of:=VLOOKUP([.BO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4]" office:value-type="float" office:value="2" calcext:value-type="float">
            <text:p>2</text:p>
          </table:table-cell>
          <table:table-cell table:style-name="train_20_column_20_break_20_2" table:formula="of:=VLOOKUP([.BS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3]" office:value-type="float" office:value="2" calcext:value-type="float">
            <text:p>2</text:p>
          </table:table-cell>
          <table:table-cell table:style-name="train_20_column_20_break_20_2" table:formula="of:=VLOOKUP([.BW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CA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number-columns-repeated="22"/>
          <table:table-cell table:style-name="train_20_tracks" office:value-type="string" calcext:value-type="string">
            <text:p>Count Not Implemented</text:p>
          </table:table-cell>
          <table:table-cell table:style-name="train_20_integer_20_2" table:formula="of:=COUNTIF([Report.E8:.E1001];&quot;Not Implemented&quot;)"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string" calcext:value-type="string">
            <text:p>Cast Line Three</text:p>
          </table:table-cell>
          <table:table-cell table:number-columns-repeated="2"/>
          <table:table-cell table:formula="of:=VLOOKUP(4;[.G256:.V268];[.A18])" office:value-type="float" office:value="1" calcext:value-type="float">
            <text:p>1</text:p>
          </table:table-cell>
          <table:table-cell table:formula="of:=VLOOKUP([.D7];[.C46:.D53];2)" office:value-type="string" office:string-value="⚊" calcext:value-type="string">
            <text:p>⚊</text:p>
          </table:table-cell>
          <table:table-cell office:value-type="string" calcext:value-type="string">
            <text:p>Lower Trigram</text:p>
          </table:table-cell>
          <table:table-cell table:formula="of:=IF(([.D9]=1);VLOOKUP([.D8];[.G59:.I60];[.D7]+1);VLOOKUP([.D8];[.G67:.I68];[.D7]+1))" office:value-type="float" office:value="5" calcext:value-type="float">
            <text:p>5</text:p>
          </table:table-cell>
          <table:table-cell table:formula="of:=VLOOKUP([.G7];[.C35:.D42];2)" office:value-type="string" office:string-value="☴" calcext:value-type="string">
            <text:p>☴</text:p>
          </table:table-cell>
          <table:table-cell office:value-type="string" calcext:value-type="string">
            <text:p>Moving UIT</text:p>
          </table:table-cell>
          <table:table-cell table:formula="of:=IF(([.D15]=1);VLOOKUP([.D13];[.G59:.I60];[.D11]+1);VLOOKUP([.D13];[.G67:.I68];[.D11]+1))" office:value-type="float" office:value="3" calcext:value-type="float">
            <text:p>3</text:p>
          </table:table-cell>
          <table:table-cell table:formula="of:=VLOOKUP([.J7];[.C35:.D42];2)" office:value-type="string" office:string-value="☲" calcext:value-type="string">
            <text:p>☲</text:p>
          </table:table-cell>
          <table:table-cell office:value-type="string" calcext:value-type="string">
            <text:p>P3</text:p>
          </table:table-cell>
          <table:table-cell table:formula="of:=[.G7]" office:value-type="float" office:value="5" calcext:value-type="float">
            <text:p>5</text:p>
          </table:table-cell>
          <table:table-cell table:formula="of:=[.H7]" office:value-type="string" office:string-value="☴" calcext:value-type="string">
            <text:p>☴</text:p>
          </table:table-cell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O7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S7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7]=1;2;1)" office:value-type="float" office:value="2" calcext:value-type="float">
            <text:p>2</text:p>
          </table:table-cell>
          <table:table-cell table:style-name="train_20_column_20_break_20_2" table:formula="of:=VLOOKUP([.W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AA7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AE7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AI7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7]=1;2;1)" office:value-type="float" office:value="2" calcext:value-type="float">
            <text:p>2</text:p>
          </table:table-cell>
          <table:table-cell table:style-name="train_20_column_20_break_20_2" table:formula="of:=VLOOKUP([.AM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AQ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AU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AY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Y6]" office:value-type="float" office:value="1" calcext:value-type="float">
            <text:p>1</text:p>
          </table:table-cell>
          <table:table-cell table:style-name="train_20_column_20_break_20_2" table:formula="of:=VLOOKUP([.BC7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3]" office:value-type="float" office:value="2" calcext:value-type="float">
            <text:p>2</text:p>
          </table:table-cell>
          <table:table-cell table:style-name="train_20_column_20_break_20_2" table:formula="of:=VLOOKUP([.BG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G6]" office:value-type="float" office:value="2" calcext:value-type="float">
            <text:p>2</text:p>
          </table:table-cell>
          <table:table-cell table:style-name="train_20_column_20_break_20_2" table:formula="of:=VLOOKUP([.BK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14]=1;2;1)" office:value-type="float" office:value="1" calcext:value-type="float">
            <text:p>1</text:p>
          </table:table-cell>
          <table:table-cell table:style-name="train_20_column_20_break_20_2" table:formula="of:=VLOOKUP([.BO7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3]" office:value-type="float" office:value="2" calcext:value-type="float">
            <text:p>2</text:p>
          </table:table-cell>
          <table:table-cell table:style-name="train_20_column_20_break_20_2" table:formula="of:=VLOOKUP([.BS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4]" office:value-type="float" office:value="2" calcext:value-type="float">
            <text:p>2</text:p>
          </table:table-cell>
          <table:table-cell table:style-name="train_20_column_20_break_20_2" table:formula="of:=VLOOKUP([.BW7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CA7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number-columns-repeated="22"/>
          <table:table-cell table:style-name="train_20_tracks" office:value-type="string" calcext:value-type="string">
            <text:p>Count Unknown Error Thrown</text:p>
          </table:table-cell>
          <table:table-cell table:style-name="train_20_integer_20_2" table:formula="of:=COUNTIF([Report.E8:.E1001];&quot;Unknown Error Thrown&quot;)"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string" calcext:value-type="string">
            <text:p>Cast Line Two</text:p>
          </table:table-cell>
          <table:table-cell table:number-columns-repeated="2"/>
          <table:table-cell table:formula="of:=VLOOKUP(5;[.G256:.V268];[.A18])" office:value-type="float" office:value="1" calcext:value-type="float">
            <text:p>1</text:p>
          </table:table-cell>
          <table:table-cell table:formula="of:=VLOOKUP([.D8];[.C46:.D53];2)" office:value-type="string" office:string-value="⚊" calcext:value-type="string">
            <text:p>⚊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Moving LIT</text:p>
          </table:table-cell>
          <table:table-cell table:formula="of:=IF(([.D16]=1);VLOOKUP([.D14];[.G59:.I60];[.D12]+1);VLOOKUP([.D14];[.G67:.I68];[.D12]+1))" office:value-type="float" office:value="7" calcext:value-type="float">
            <text:p>7</text:p>
          </table:table-cell>
          <table:table-cell table:formula="of:=VLOOKUP([.J8];[.C35:.D42];2)" office:value-type="string" office:string-value="☶" calcext:value-type="string">
            <text:p>☶</text:p>
          </table:table-cell>
          <table:table-cell office:value-type="string" calcext:value-type="string">
            <text:p>M6</text:p>
          </table:table-cell>
          <table:table-cell table:formula="of:=[.G11]" office:value-type="float" office:value="5" calcext:value-type="float">
            <text:p>5</text:p>
          </table:table-cell>
          <table:table-cell table:formula="of:=[.H11]" office:value-type="string" office:string-value="☴" calcext:value-type="string">
            <text:p>☴</text:p>
          </table:table-cell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O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8]=1;2;1)" office:value-type="float" office:value="2" calcext:value-type="float">
            <text:p>2</text:p>
          </table:table-cell>
          <table:table-cell table:style-name="train_20_column_20_break_20_2" table:formula="of:=VLOOKUP([.S8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W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AA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AE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AI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8]=1;2;1)" office:value-type="float" office:value="2" calcext:value-type="float">
            <text:p>2</text:p>
          </table:table-cell>
          <table:table-cell table:style-name="train_20_column_20_break_20_2" table:formula="of:=VLOOKUP([.AM8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AQ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AU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AY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Y7]" office:value-type="float" office:value="2" calcext:value-type="float">
            <text:p>2</text:p>
          </table:table-cell>
          <table:table-cell table:style-name="train_20_column_20_break_20_2" table:formula="of:=VLOOKUP([.BC8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4]" office:value-type="float" office:value="2" calcext:value-type="float">
            <text:p>2</text:p>
          </table:table-cell>
          <table:table-cell table:style-name="train_20_column_20_break_20_2" table:formula="of:=VLOOKUP([.BG8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G7]" office:value-type="float" office:value="2" calcext:value-type="float">
            <text:p>2</text:p>
          </table:table-cell>
          <table:table-cell table:style-name="train_20_column_20_break_20_2" table:formula="of:=VLOOKUP([.BK8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D15]=1;2;1)" office:value-type="float" office:value="2" calcext:value-type="float">
            <text:p>2</text:p>
          </table:table-cell>
          <table:table-cell table:style-name="train_20_column_20_break_20_2" table:formula="of:=VLOOKUP([.BO8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2]" office:value-type="float" office:value="1" calcext:value-type="float">
            <text:p>1</text:p>
          </table:table-cell>
          <table:table-cell table:style-name="train_20_column_20_break_20_2" table:formula="of:=VLOOKUP([.BS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15]" office:value-type="float" office:value="1" calcext:value-type="float">
            <text:p>1</text:p>
          </table:table-cell>
          <table:table-cell table:style-name="train_20_column_20_break_20_2" table:formula="of:=VLOOKUP([.BW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CA8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number-columns-repeated="22"/>
          <table:table-cell table:style-name="train_20_toc" office:value-type="string" calcext:value-type="string">
            <text:p>Total Hexagrams</text:p>
          </table:table-cell>
          <table:table-cell table:style-name="train_20_result_20_two" table:formula="of:=[.DB2]-([.DB3]+[.DB5]+[.DB6]+2)" office:value-type="float" office:value="373" calcext:value-type="float">
            <text:p>373.00000000</text:p>
          </table:table-cell>
          <table:table-cell office:value-type="string" calcext:value-type="string">
            <text:p>Hexagrams</text:p>
          </table:table-cell>
        </table:table-row>
        <table:table-row table:style-name="ro2">
          <table:table-cell office:value-type="string" calcext:value-type="string">
            <text:p>Cast Line One</text:p>
          </table:table-cell>
          <table:table-cell table:number-columns-repeated="2"/>
          <table:table-cell table:formula="of:=VLOOKUP(6;[.G256:.V268];[.A18])" office:value-type="float" office:value="2" calcext:value-type="float">
            <text:p>2</text:p>
          </table:table-cell>
          <table:table-cell table:formula="of:=VLOOKUP([.D9];[.C46:.D53];2)" office:value-type="string" office:string-value="⚋" calcext:value-type="string">
            <text:p>⚋</text:p>
          </table:table-cell>
          <table:table-cell office:value-type="string" calcext:value-type="string">
            <text:p>Cast Hexagram</text:p>
          </table:table-cell>
          <table:table-cell table:formula="of:=VLOOKUP([.G7];[.A24:.I31];[.G4]+1)" office:value-type="float" office:value="57" calcext:value-type="float">
            <text:p>57</text:p>
          </table:table-cell>
          <table:table-cell table:style-name="train_20_toc" table:formula="of:=VLOOKUP([.G9];[.C57:.D121];2)" office:value-type="string" office:string-value="䷸" calcext:value-type="string">
            <text:p>䷸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M5</text:p>
          </table:table-cell>
          <table:table-cell table:formula="of:=[.G12]" office:value-type="float" office:value="7" calcext:value-type="float">
            <text:p>7</text:p>
          </table:table-cell>
          <table:table-cell table:formula="of:=[.H12]" office:value-type="string" office:string-value="☶" calcext:value-type="string">
            <text:p>☶</text:p>
          </table:table-cell>
          <table:table-cell table:style-name="train_20_column_20_break_20_1" table:formula="of:=IF([.D9]=1;2;1)" office:value-type="float" office:value="1" calcext:value-type="float">
            <text:p>1</text:p>
          </table:table-cell>
          <table:table-cell table:style-name="train_20_column_20_break_20_2" table:formula="of:=VLOOKUP([.O9];[.C46:.D53];2)" office:value-type="string" office:string-value="⚊" calcext:value-type="string">
            <text:p>⚊</text:p>
          </table:table-cell>
          <table:table-cell table:style-name="train_20_column_20_break_20_1" table:formula="of:=VLOOKUP([.Q5];[.A24:.I31];[.Q4]+1)" office:value-type="float" office:value="9" calcext:value-type="float">
            <text:p>9</text:p>
          </table:table-cell>
          <table:table-cell table:style-name="train_20_column_20_break_20_2" table:formula="of:=VLOOKUP([.Q9];[.C57:.D121];2)" office:value-type="string" office:string-value="䷈" calcext:value-type="string">
            <text:p>䷈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S9];[.C46:.D53];2)" office:value-type="string" office:string-value="⚋" calcext:value-type="string">
            <text:p>⚋</text:p>
          </table:table-cell>
          <table:table-cell table:style-name="train_20_column_20_break_20_1" table:formula="of:=VLOOKUP([.U5];[.A24:.I31];[.U4]+1)" office:value-type="float" office:value="53" calcext:value-type="float">
            <text:p>53</text:p>
          </table:table-cell>
          <table:table-cell table:style-name="train_20_column_20_break_20_2" table:formula="of:=VLOOKUP([.U9];[.C57:.D121];2)" office:value-type="string" office:string-value="䷴" calcext:value-type="string">
            <text:p>䷴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W9];[.C46:.D53];2)" office:value-type="string" office:string-value="⚋" calcext:value-type="string">
            <text:p>⚋</text:p>
          </table:table-cell>
          <table:table-cell table:style-name="train_20_column_20_break_20_1" table:formula="of:=VLOOKUP([.Y5];[.A24:.I31];[.Y4]+1)" office:value-type="float" office:value="59" calcext:value-type="float">
            <text:p>59</text:p>
          </table:table-cell>
          <table:table-cell table:style-name="train_20_column_20_break_20_2" table:formula="of:=VLOOKUP([.Y9];[.C57:.D121];2)" office:value-type="string" office:string-value="䷺" calcext:value-type="string">
            <text:p>䷺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AA9];[.C46:.D53];2)" office:value-type="string" office:string-value="⚋" calcext:value-type="string">
            <text:p>⚋</text:p>
          </table:table-cell>
          <table:table-cell table:style-name="train_20_column_20_break_20_1" table:formula="of:=VLOOKUP([.AC5];[.A24:.I31];[.AC4]+1)" office:value-type="float" office:value="44" calcext:value-type="float">
            <text:p>44</text:p>
          </table:table-cell>
          <table:table-cell table:style-name="train_20_column_20_break_20_2" table:formula="of:=VLOOKUP([.AC9];[.C57:.D121];2)" office:value-type="string" office:string-value="䷫" calcext:value-type="string">
            <text:p>䷫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AE9];[.C46:.D53];2)" office:value-type="string" office:string-value="⚋" calcext:value-type="string">
            <text:p>⚋</text:p>
          </table:table-cell>
          <table:table-cell table:style-name="train_20_column_20_break_20_1" table:formula="of:=VLOOKUP([.AG5];[.A24:.I31];[.AG4]+1)" office:value-type="float" office:value="18" calcext:value-type="float">
            <text:p>18</text:p>
          </table:table-cell>
          <table:table-cell table:style-name="train_20_column_20_break_20_2" table:formula="of:=VLOOKUP([.AG9];[.C57:.D121];2)" office:value-type="string" office:string-value="䷑" calcext:value-type="string">
            <text:p>䷑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AI9];[.C46:.D53];2)" office:value-type="string" office:string-value="⚋" calcext:value-type="string">
            <text:p>⚋</text:p>
          </table:table-cell>
          <table:table-cell table:style-name="train_20_column_20_break_20_1" table:formula="of:=VLOOKUP([.AK5];[.A24:.I31];[.AK4]+1)" office:value-type="float" office:value="48" calcext:value-type="float">
            <text:p>48</text:p>
          </table:table-cell>
          <table:table-cell table:style-name="train_20_column_20_break_20_2" table:formula="of:=VLOOKUP([.AK9];[.C57:.D121];2)" office:value-type="string" office:string-value="䷯" calcext:value-type="string">
            <text:p>䷯</text:p>
          </table:table-cell>
          <table:table-cell table:style-name="train_20_column_20_break_20_1" table:formula="of:=IF([.D9]=1;2;1)" office:value-type="float" office:value="1" calcext:value-type="float">
            <text:p>1</text:p>
          </table:table-cell>
          <table:table-cell table:style-name="train_20_column_20_break_20_2" table:formula="of:=VLOOKUP([.AM9];[.C46:.D53];2)" office:value-type="string" office:string-value="⚊" calcext:value-type="string">
            <text:p>⚊</text:p>
          </table:table-cell>
          <table:table-cell table:style-name="train_20_column_20_break_20_1" table:formula="of:=VLOOKUP([.AO5];[.A24:.I31];[.AO4]+1)" office:value-type="float" office:value="51" calcext:value-type="float">
            <text:p>51</text:p>
          </table:table-cell>
          <table:table-cell table:style-name="train_20_column_20_break_20_2" table:formula="of:=VLOOKUP([.AO9];[.C57:.D121];2)" office:value-type="string" office:string-value="䷲" calcext:value-type="string">
            <text:p>䷲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AQ9];[.C46:.D53];2)" office:value-type="string" office:string-value="⚊" calcext:value-type="string">
            <text:p>⚊</text:p>
          </table:table-cell>
          <table:table-cell table:style-name="train_20_column_20_break_20_1" table:formula="of:=VLOOKUP([.AS5];[.A24:.I31];[.AS4]+1)" office:value-type="float" office:value="58" calcext:value-type="float">
            <text:p>58</text:p>
          </table:table-cell>
          <table:table-cell table:style-name="train_20_column_20_break_20_2" table:formula="of:=VLOOKUP([.AS9];[.C57:.D121];2)" office:value-type="string" office:string-value="䷹" calcext:value-type="string">
            <text:p>䷹</text:p>
          </table:table-cell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AU9];[.C46:.D53];2)" office:value-type="string" office:string-value="⚊" calcext:value-type="string">
            <text:p>⚊</text:p>
          </table:table-cell>
          <table:table-cell table:style-name="train_20_column_20_break_20_1" table:formula="of:=VLOOKUP([.AW5];[.A24:.I31];[.AW4]+1)" office:value-type="float" office:value="58" calcext:value-type="float">
            <text:p>58</text:p>
          </table:table-cell>
          <table:table-cell table:style-name="train_20_column_20_break_20_2" table:formula="of:=VLOOKUP([.AW9];[.C57:.D121];2)" office:value-type="string" office:string-value="䷹" calcext:value-type="string">
            <text:p>䷹</text:p>
          </table:table-cell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AY9];[.C46:.D53];2)" office:value-type="string" office:string-value="⚊" calcext:value-type="string">
            <text:p>⚊</text:p>
          </table:table-cell>
          <table:table-cell table:style-name="train_20_column_20_break_20_1" table:formula="of:=VLOOKUP([.BA5];[.A24:.I31];[.BA4]+1)" office:value-type="float" office:value="38" calcext:value-type="float">
            <text:p>38</text:p>
          </table:table-cell>
          <table:table-cell table:style-name="train_20_column_20_break_20_2" table:formula="of:=VLOOKUP([.BA9];[.C57:.D121];2)" office:value-type="string" office:string-value="䷥" calcext:value-type="string">
            <text:p>䷥</text:p>
          </table:table-cell>
          <table:table-cell table:style-name="train_20_column_20_break_20_1" table:formula="of:=[.AY8]" office:value-type="float" office:value="1" calcext:value-type="float">
            <text:p>1</text:p>
          </table:table-cell>
          <table:table-cell table:style-name="train_20_column_20_break_20_2" table:formula="of:=VLOOKUP([.BC9];[.C46:.D53];2)" office:value-type="string" office:string-value="⚊" calcext:value-type="string">
            <text:p>⚊</text:p>
          </table:table-cell>
          <table:table-cell table:style-name="train_20_column_20_break_20_1" table:formula="of:=VLOOKUP([.BE5];[.A24:.I31];[.BE4]+1)" office:value-type="float" office:value="63" calcext:value-type="float">
            <text:p>63</text:p>
          </table:table-cell>
          <table:table-cell table:style-name="train_20_column_20_break_20_2" table:formula="of:=VLOOKUP([.BE9];[.C57:.D121];2)" office:value-type="string" office:string-value="䷾" calcext:value-type="string">
            <text:p>䷾</text:p>
          </table:table-cell>
          <table:table-cell table:style-name="train_20_column_20_break_20_1" table:formula="of:=[.D15]" office:value-type="float" office:value="1" calcext:value-type="float">
            <text:p>1</text:p>
          </table:table-cell>
          <table:table-cell table:style-name="train_20_column_20_break_20_2" table:formula="of:=VLOOKUP([.BG9];[.C46:.D53];2)" office:value-type="string" office:string-value="⚊" calcext:value-type="string">
            <text:p>⚊</text:p>
          </table:table-cell>
          <table:table-cell table:style-name="train_20_column_20_break_20_1" table:formula="of:=VLOOKUP([.BI5];[.A24:.I31];[.BI4]+1)" office:value-type="float" office:value="27" calcext:value-type="float">
            <text:p>27</text:p>
          </table:table-cell>
          <table:table-cell table:style-name="train_20_column_20_break_20_2" table:formula="of:=VLOOKUP([.BI9];[.C57:.D121];2)" office:value-type="string" office:string-value="䷚" calcext:value-type="string">
            <text:p>䷚</text:p>
          </table:table-cell>
          <table:table-cell table:style-name="train_20_column_20_break_20_1" table:formula="of:=[.BG8]" office:value-type="float" office:value="2" calcext:value-type="float">
            <text:p>2</text:p>
          </table:table-cell>
          <table:table-cell table:style-name="train_20_column_20_break_20_2" table:formula="of:=VLOOKUP([.BK9];[.C46:.D53];2)" office:value-type="string" office:string-value="⚋" calcext:value-type="string">
            <text:p>⚋</text:p>
          </table:table-cell>
          <table:table-cell table:style-name="train_20_column_20_break_20_1" table:formula="of:=VLOOKUP([.BM5];[.A24:.I31];[.BM4]+1)" office:value-type="float" office:value="2" calcext:value-type="float">
            <text:p>2</text:p>
          </table:table-cell>
          <table:table-cell table:style-name="train_20_column_20_break_20_2" table:formula="of:=VLOOKUP([.BM9];[.C57:.D121];2)" office:value-type="string" office:string-value="䷁" calcext:value-type="string">
            <text:p>䷁</text:p>
          </table:table-cell>
          <table:table-cell table:style-name="train_20_column_20_break_20_1" table:formula="of:=IF([.D16]=1;2;1)" office:value-type="float" office:value="1" calcext:value-type="float">
            <text:p>1</text:p>
          </table:table-cell>
          <table:table-cell table:style-name="train_20_column_20_break_20_2" table:formula="of:=VLOOKUP([.BO9];[.C46:.D53];2)" office:value-type="string" office:string-value="⚊" calcext:value-type="string">
            <text:p>⚊</text:p>
          </table:table-cell>
          <table:table-cell table:style-name="train_20_column_20_break_20_1" table:formula="of:=VLOOKUP([.BQ5];[.A24:.I31];[.BQ4]+1)" office:value-type="float" office:value="55" calcext:value-type="float">
            <text:p>55</text:p>
          </table:table-cell>
          <table:table-cell table:style-name="train_20_column_20_break_20_2" table:formula="of:=VLOOKUP([.BQ9];[.C57:.D121];2)" office:value-type="string" office:string-value="䷶" calcext:value-type="string">
            <text:p>䷶</text:p>
          </table:table-cell>
          <table:table-cell table:style-name="train_20_column_20_break_20_1" table:formula="of:=[.D11]" office:value-type="float" office:value="1" calcext:value-type="float">
            <text:p>1</text:p>
          </table:table-cell>
          <table:table-cell table:style-name="train_20_column_20_break_20_2" table:formula="of:=VLOOKUP([.BS9];[.C46:.D53];2)" office:value-type="string" office:string-value="⚊" calcext:value-type="string">
            <text:p>⚊</text:p>
          </table:table-cell>
          <table:table-cell table:style-name="train_20_column_20_break_20_1" table:formula="of:=VLOOKUP([.BU5];[.A24:.I31];[.BU4]+1)" office:value-type="float" office:value="60" calcext:value-type="float">
            <text:p>60</text:p>
          </table:table-cell>
          <table:table-cell table:style-name="train_20_column_20_break_20_2" table:formula="of:=VLOOKUP([.BU9];[.C57:.D121];2)" office:value-type="string" office:string-value="䷻" calcext:value-type="string">
            <text:p>䷻</text:p>
          </table:table-cell>
          <table:table-cell table:style-name="train_20_column_20_break_20_1" table:formula="of:=[.D16]" office:value-type="float" office:value="2" calcext:value-type="float">
            <text:p>2</text:p>
          </table:table-cell>
          <table:table-cell table:style-name="train_20_column_20_break_20_2" table:formula="of:=VLOOKUP([.BW9];[.C46:.D53];2)" office:value-type="string" office:string-value="⚋" calcext:value-type="string">
            <text:p>⚋</text:p>
          </table:table-cell>
          <table:table-cell table:style-name="train_20_column_20_break_20_1" table:formula="of:=VLOOKUP([.BY5];[.A24:.I31];[.BY4]+1)" office:value-type="float" office:value="59" calcext:value-type="float">
            <text:p>59</text:p>
          </table:table-cell>
          <table:table-cell table:style-name="train_20_column_20_break_20_2" table:formula="of:=VLOOKUP([.BY9];[.C57:.D121];2)" office:value-type="string" office:string-value="䷺" calcext:value-type="string">
            <text:p>䷺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CA9];[.C46:.D53];2)" office:value-type="string" office:string-value="⚋" calcext:value-type="string">
            <text:p>⚋</text:p>
          </table:table-cell>
          <table:table-cell table:style-name="train_20_column_20_break_20_1" table:formula="of:=VLOOKUP([.CC5];[.A24:.I31];[.CC4]+1)" office:value-type="float" office:value="57" calcext:value-type="float">
            <text:p>57</text:p>
          </table:table-cell>
          <table:table-cell table:style-name="train_20_column_20_break_20_2" table:formula="of:=VLOOKUP([.CC9];[.C57:.D121];2)" office:value-type="string" office:string-value="䷸" calcext:value-type="string">
            <text:p>䷸</text:p>
          </table:table-cell>
          <table:table-cell table:number-columns-repeated="22"/>
          <table:table-cell table:style-name="train_20_tracks"/>
          <table:table-cell table:style-name="train_20_integer_20_2"/>
          <table:table-cell/>
        </table:table-row>
        <table:table-row table:style-name="ro2">
          <table:table-cell table:number-columns-repeated="11"/>
          <table:table-cell office:value-type="string" calcext:value-type="string">
            <text:p>M4</text:p>
          </table:table-cell>
          <table:table-cell table:formula="of:=[.G13]" office:value-type="float" office:value="4" calcext:value-type="float">
            <text:p>4</text:p>
          </table:table-cell>
          <table:table-cell table:formula="of:=[.H13]" office:value-type="string" office:string-value="☳" calcext:value-type="string">
            <text:p>☳</text:p>
          </table:table-cell>
          <table:table-cell table:style-name="train_20_column_20_break_20_1" office:value-type="string" calcext:value-type="string">
            <text:p><text:s/></text:p>
          </table:table-cell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 office:value-type="string" calcext:value-type="string">
            <text:p><text:s/></text:p>
          </table:table-cell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 office:value-type="string" calcext:value-type="string">
            <text:p><text:s/></text:p>
          </table:table-cell>
          <table:table-cell table:style-name="train_20_column_20_break_20_1" office:value-type="string" calcext:value-type="string">
            <text:p><text:s/></text:p>
          </table:table-cell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/>
          <table:table-cell table:style-name="train_20_column_20_break_20_2"/>
          <table:table-cell table:style-name="train_20_column_20_break_20_1" office:value-type="string" calcext:value-type="string">
            <text:p><text:s/></text:p>
          </table:table-cell>
          <table:table-cell table:style-name="train_20_column_20_break_20_2"/>
          <table:table-cell table:number-columns-repeated="22"/>
          <table:table-cell table:style-name="train_20_tracks" office:value-type="string" calcext:value-type="string">
            <text:p>cells counted</text:p>
          </table:table-cell>
          <table:table-cell table:style-name="train_20_integer_20_2" table:formula="of:=50-7"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string" calcext:value-type="string">
            <text:p>Moving Line Six</text:p>
          </table:table-cell>
          <table:table-cell table:number-columns-repeated="2"/>
          <table:table-cell table:formula="of:=VLOOKUP(7;[.G256:.V268];[.A18])" office:value-type="float" office:value="1" calcext:value-type="float">
            <text:p>1</text:p>
          </table:table-cell>
          <table:table-cell table:formula="of:=VLOOKUP([.D11];[.C46:.D53];2)" office:value-type="string" office:string-value="⚊" calcext:value-type="string">
            <text:p>⚊</text:p>
          </table:table-cell>
          <table:table-cell office:value-type="string" calcext:value-type="string">
            <text:p>Upper Trigram</text:p>
          </table:table-cell>
          <table:table-cell table:formula="of:=IF(([.D13]=1);VLOOKUP([.D12];[.G59:.I60];[.D11]+1);VLOOKUP([.D12];[.G67:.I68];[.D11]+1))" office:value-type="float" office:value="5" calcext:value-type="float">
            <text:p>5</text:p>
          </table:table-cell>
          <table:table-cell table:formula="of:=VLOOKUP([.G11];[.C35:.D42];2)" office:value-type="string" office:string-value="☴" calcext:value-type="string">
            <text:p>☴</text:p>
          </table:table-cell>
          <table:table-cell office:value-type="string" calcext:value-type="string">
            <text:p>Golden Trigram</text:p>
          </table:table-cell>
          <table:table-cell table:formula="of:=IF(([.D16]=1);VLOOKUP([.D14];[.G59:.I60];[.D12]+1);VLOOKUP([.D14];[.G67:.I68];[.D12]+1))" office:value-type="float" office:value="7" calcext:value-type="float">
            <text:p>7</text:p>
          </table:table-cell>
          <table:table-cell table:formula="of:=VLOOKUP([.J11];[.C35:.D42];2)" office:value-type="string" office:string-value="☶" calcext:value-type="string">
            <text:p>☶</text:p>
          </table:table-cell>
          <table:table-cell office:value-type="string" calcext:value-type="string">
            <text:p>M3</text:p>
          </table:table-cell>
          <table:table-cell table:formula="of:=[.G14]" office:value-type="float" office:value="6" calcext:value-type="float">
            <text:p>6</text:p>
          </table:table-cell>
          <table:table-cell table:formula="of:=[.H14]" office:value-type="string" office:string-value="☵" calcext:value-type="string">
            <text:p>☵</text:p>
          </table:table-cell>
          <table:table-cell table:style-name="train_20_heading_20_2" office:value-type="string" calcext:value-type="string">
            <text:p>JF1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2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3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4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5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6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7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8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9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10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11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12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13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14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15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16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style-name="train_20_heading_20_2" office:value-type="string" calcext:value-type="string">
            <text:p>JF17</text:p>
          </table:table-cell>
          <table:table-cell table:style-name="train_20_column_20_break_20_2"/>
          <table:table-cell table:style-name="train_20_heading_20_2"/>
          <table:table-cell table:style-name="train_20_column_20_break_20_2"/>
          <table:table-cell table:number-columns-repeated="22"/>
          <table:table-cell table:style-name="train_20_tracks" office:value-type="string" calcext:value-type="string">
            <text:p>blank cells: J</text:p>
          </table:table-cell>
          <table:table-cell table:style-name="train_20_integer_20_2" table:formula="of:=COUNTBLANK([Report.J7:.J50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oving Line Five</text:p>
          </table:table-cell>
          <table:table-cell table:number-columns-repeated="2"/>
          <table:table-cell table:formula="of:=VLOOKUP(8;[.G256:.V268];[.A18])" office:value-type="float" office:value="1" calcext:value-type="float">
            <text:p>1</text:p>
          </table:table-cell>
          <table:table-cell table:formula="of:=VLOOKUP([.D12];[.C46:.D53];2)" office:value-type="string" office:string-value="⚊" calcext:value-type="string">
            <text:p>⚊</text:p>
          </table:table-cell>
          <table:table-cell office:value-type="string" calcext:value-type="string">
            <text:p>Upper Nuclear</text:p>
          </table:table-cell>
          <table:table-cell table:formula="of:=IF(([.D14]=1);VLOOKUP([.D13];[.G59:.I60];[.D12]+1);VLOOKUP([.D13];[.G67:.I68];[.D12]+1))" office:value-type="float" office:value="7" calcext:value-type="float">
            <text:p>7</text:p>
          </table:table-cell>
          <table:table-cell table:formula="of:=VLOOKUP([.G12];[.C35:.D42];2)" office:value-type="string" office:string-value="☶" calcext:value-type="string">
            <text:p>☶</text:p>
          </table:table-cell>
          <table:table-cell office:value-type="string" calcext:value-type="string">
            <text:p>UGT</text:p>
          </table:table-cell>
          <table:table-cell table:formula="of:=IF(([.D14]=1);VLOOKUP([.D13];[.G59:.I60];[.D14]+1);VLOOKUP([.D13];[.G67:.I68];[.D14]+1))" office:value-type="float" office:value="8" calcext:value-type="float">
            <text:p>8</text:p>
          </table:table-cell>
          <table:table-cell table:formula="of:=VLOOKUP([.J12];[.C35:.D42];2)" office:value-type="string" office:string-value="☷" calcext:value-type="string">
            <text:p>☷</text:p>
          </table:table-cell>
          <table:table-cell office:value-type="string" calcext:value-type="string">
            <text:p>N6</text:p>
          </table:table-cell>
          <table:table-cell table:formula="of:=[.M5]" office:value-type="float" office:value="3" calcext:value-type="float">
            <text:p>3</text:p>
          </table:table-cell>
          <table:table-cell table:formula="of:=VLOOKUP([.M12];[.C35:.D42];2)" office:value-type="string" office:string-value="☲" calcext:value-type="string">
            <text:p>☲</text:p>
          </table:table-cell>
          <table:table-cell table:style-name="train_20_column_20_break_20_1" table:formula="of:=[.D4]" office:value-type="float" office:value="1" calcext:value-type="float">
            <text:p>1</text:p>
          </table:table-cell>
          <table:table-cell table:style-name="train_20_column_20_break_20_2" table:formula="of:=VLOOKUP([.O12];[.C46:.D53];2)" office:value-type="string" office:string-value="⚊" calcext:value-type="string">
            <text:p>⚊</text:p>
          </table:table-cell>
          <table:table-cell table:style-name="train_20_column_20_break_20_1" table:formula="of:=IF(([.O14]=1);VLOOKUP([.O13];[.G59:.I60];[.O12]+1);VLOOKUP([.O13];[.G67:.I68];[.O12]+1))" office:value-type="float" office:value="5" calcext:value-type="float">
            <text:p>5</text:p>
          </table:table-cell>
          <table:table-cell table:style-name="train_20_column_20_break_20_2" table:formula="of:=VLOOKUP([.O12];[.C35:.D42];2)" office:value-type="string" office:string-value="☰" calcext:value-type="string">
            <text:p>☰</text:p>
          </table:table-cell>
          <table:table-cell table:style-name="train_20_column_20_break_20_1" table:formula="of:=[.O12]" office:value-type="float" office:value="1" calcext:value-type="float">
            <text:p>1</text:p>
          </table:table-cell>
          <table:table-cell table:style-name="train_20_column_20_break_20_2" table:formula="of:=VLOOKUP([.S12];[.C46:.D53];2)" office:value-type="string" office:string-value="⚊" calcext:value-type="string">
            <text:p>⚊</text:p>
          </table:table-cell>
          <table:table-cell table:style-name="train_20_column_20_break_20_1" table:formula="of:=IF(([.S14]=1);VLOOKUP([.S13];[.G59:.I60];[.S12]+1);VLOOKUP([.S13];[.G67:.I68];[.S12]+1))" office:value-type="float" office:value="5" calcext:value-type="float">
            <text:p>5</text:p>
          </table:table-cell>
          <table:table-cell table:style-name="train_20_column_20_break_20_2" table:formula="of:=VLOOKUP([.U12];[.C35:.D42];2)" office:value-type="string" office:string-value="☴" calcext:value-type="string">
            <text:p>☴</text:p>
          </table:table-cell>
          <table:table-cell table:style-name="train_20_column_20_break_20_1" table:formula="of:=[.S12]" office:value-type="float" office:value="1" calcext:value-type="float">
            <text:p>1</text:p>
          </table:table-cell>
          <table:table-cell table:style-name="train_20_column_20_break_20_2" table:formula="of:=VLOOKUP([.W12];[.C46:.D53];2)" office:value-type="string" office:string-value="⚊" calcext:value-type="string">
            <text:p>⚊</text:p>
          </table:table-cell>
          <table:table-cell table:style-name="train_20_column_20_break_20_1" table:formula="of:=IF(([.W14]=1);VLOOKUP([.W13];[.G59:.I60];[.W12]+1);VLOOKUP([.W13];[.G67:.I68];[.W12]+1))" office:value-type="float" office:value="5" calcext:value-type="float">
            <text:p>5</text:p>
          </table:table-cell>
          <table:table-cell table:style-name="train_20_column_20_break_20_2" table:formula="of:=VLOOKUP([.Y12];[.C35:.D42];2)" office:value-type="string" office:string-value="☴" calcext:value-type="string">
            <text:p>☴</text:p>
          </table:table-cell>
          <table:table-cell table:style-name="train_20_column_20_break_20_1" table:formula="of:=[.W12]" office:value-type="float" office:value="1" calcext:value-type="float">
            <text:p>1</text:p>
          </table:table-cell>
          <table:table-cell table:style-name="train_20_column_20_break_20_2" table:formula="of:=VLOOKUP([.AA12];[.C46:.D53];2)" office:value-type="string" office:string-value="⚊" calcext:value-type="string">
            <text:p>⚊</text:p>
          </table:table-cell>
          <table:table-cell table:style-name="train_20_column_20_break_20_1" table:formula="of:=IF(([.AA14]=1);VLOOKUP([.AA13];[.G59:.I60];[.AA12]+1);VLOOKUP([.AA13];[.G67:.I68];[.AA12]+1))" office:value-type="float" office:value="5" calcext:value-type="float">
            <text:p>5</text:p>
          </table:table-cell>
          <table:table-cell table:style-name="train_20_column_20_break_20_2" table:formula="of:=VLOOKUP([.AC12];[.C35:.D42];2)" office:value-type="string" office:string-value="☴" calcext:value-type="string">
            <text:p>☴</text:p>
          </table:table-cell>
          <table:table-cell table:style-name="train_20_column_20_break_20_1" table:formula="of:=[.AA12]" office:value-type="float" office:value="1" calcext:value-type="float">
            <text:p>1</text:p>
          </table:table-cell>
          <table:table-cell table:style-name="train_20_column_20_break_20_2" table:formula="of:=VLOOKUP([.AE12];[.C46:.D53];2)" office:value-type="string" office:string-value="⚊" calcext:value-type="string">
            <text:p>⚊</text:p>
          </table:table-cell>
          <table:table-cell table:style-name="train_20_column_20_break_20_1" table:formula="of:=IF(([.AE14]=1);VLOOKUP([.AE13];[.G59:.I60];[.AE12]+1);VLOOKUP([.AE13];[.G67:.I68];[.AE12]+1))" office:value-type="float" office:value="1" calcext:value-type="float">
            <text:p>1</text:p>
          </table:table-cell>
          <table:table-cell table:style-name="train_20_column_20_break_20_2" table:formula="of:=VLOOKUP([.AG12];[.C35:.D42];2)" office:value-type="string" office:string-value="☰" calcext:value-type="string">
            <text:p>☰</text:p>
          </table:table-cell>
          <table:table-cell table:style-name="train_20_column_20_break_20_1" table:formula="of:=[.AE12]" office:value-type="float" office:value="1" calcext:value-type="float">
            <text:p>1</text:p>
          </table:table-cell>
          <table:table-cell table:style-name="train_20_column_20_break_20_2" table:formula="of:=VLOOKUP([.AI12];[.C46:.D53];2)" office:value-type="string" office:string-value="⚊" calcext:value-type="string">
            <text:p>⚊</text:p>
          </table:table-cell>
          <table:table-cell table:style-name="train_20_column_20_break_20_1" table:formula="of:=IF(([.AI14]=1);VLOOKUP([.AI13];[.G59:.I60];[.AI12]+1);VLOOKUP([.AI13];[.G67:.I68];[.AI12]+1))" office:value-type="float" office:value="3" calcext:value-type="float">
            <text:p>3</text:p>
          </table:table-cell>
          <table:table-cell table:style-name="train_20_column_20_break_20_2" table:formula="of:=VLOOKUP([.AK12];[.C35:.D42];2)" office:value-type="string" office:string-value="☲" calcext:value-type="string">
            <text:p>☲</text:p>
          </table:table-cell>
          <table:table-cell table:style-name="train_20_column_20_break_20_1" table:formula="of:=[.AI12]" office:value-type="float" office:value="1" calcext:value-type="float">
            <text:p>1</text:p>
          </table:table-cell>
          <table:table-cell table:style-name="train_20_column_20_break_20_2" table:formula="of:=VLOOKUP([.AM12];[.C46:.D53];2)" office:value-type="string" office:string-value="⚊" calcext:value-type="string">
            <text:p>⚊</text:p>
          </table:table-cell>
          <table:table-cell table:style-name="train_20_column_20_break_20_1" table:formula="of:=IF(([.AM14]=1);VLOOKUP([.AM13];[.G59:.I60];[.AM12]+1);VLOOKUP([.AM13];[.G67:.I68];[.AM12]+1))" office:value-type="float" office:value="7" calcext:value-type="float">
            <text:p>7</text:p>
          </table:table-cell>
          <table:table-cell table:style-name="train_20_column_20_break_20_2" table:formula="of:=VLOOKUP([.AO12];[.C35:.D42];2)" office:value-type="string" office:string-value="☶" calcext:value-type="string">
            <text:p>☶</text:p>
          </table:table-cell>
          <table:table-cell table:style-name="train_20_column_20_break_20_1" table:formula="of:=[.AM12]" office:value-type="float" office:value="1" calcext:value-type="float">
            <text:p>1</text:p>
          </table:table-cell>
          <table:table-cell table:style-name="train_20_column_20_break_20_2" table:formula="of:=VLOOKUP([.AQ12];[.C46:.D53];2)" office:value-type="string" office:string-value="⚊" calcext:value-type="string">
            <text:p>⚊</text:p>
          </table:table-cell>
          <table:table-cell table:style-name="train_20_column_20_break_20_1" table:formula="of:=IF(([.AQ14]=1);VLOOKUP([.AQ13];[.G59:.I60];[.AQ12]+1);VLOOKUP([.AQ13];[.G67:.I68];[.AQ12]+1))" office:value-type="float" office:value="7" calcext:value-type="float">
            <text:p>7</text:p>
          </table:table-cell>
          <table:table-cell table:style-name="train_20_column_20_break_20_2" table:formula="of:=VLOOKUP([.AS12];[.C35:.D42];2)" office:value-type="string" office:string-value="☶" calcext:value-type="string">
            <text:p>☶</text:p>
          </table:table-cell>
          <table:table-cell table:style-name="train_20_column_20_break_20_1" table:formula="of:=[.AQ12]" office:value-type="float" office:value="1" calcext:value-type="float">
            <text:p>1</text:p>
          </table:table-cell>
          <table:table-cell table:style-name="train_20_column_20_break_20_2" table:formula="of:=VLOOKUP([.AU12];[.C46:.D53];2)" office:value-type="string" office:string-value="⚊" calcext:value-type="string">
            <text:p>⚊</text:p>
          </table:table-cell>
          <table:table-cell table:style-name="train_20_column_20_break_20_1" table:formula="of:=IF(([.AU14]=1);VLOOKUP([.AU13];[.G59:.I60];[.AU12]+1);VLOOKUP([.AU13];[.G67:.I68];[.AU12]+1))" office:value-type="float" office:value="7" calcext:value-type="float">
            <text:p>7</text:p>
          </table:table-cell>
          <table:table-cell table:style-name="train_20_column_20_break_20_2" table:formula="of:=VLOOKUP([.AW12];[.C35:.D42];2)" office:value-type="string" office:string-value="☶" calcext:value-type="string">
            <text:p>☶</text:p>
          </table:table-cell>
          <table:table-cell table:style-name="train_20_column_20_break_20_1" table:formula="of:=[.AU12]" office:value-type="float" office:value="1" calcext:value-type="float">
            <text:p>1</text:p>
          </table:table-cell>
          <table:table-cell table:style-name="train_20_column_20_break_20_2" table:formula="of:=VLOOKUP([.AY12];[.C46:.D53];2)" office:value-type="string" office:string-value="⚊" calcext:value-type="string">
            <text:p>⚊</text:p>
          </table:table-cell>
          <table:table-cell table:style-name="train_20_column_20_break_20_1" table:formula="of:=IF(([.AY14]=1);VLOOKUP([.AY13];[.G59:.I60];[.AY12]+1);VLOOKUP([.AY13];[.G67:.I68];[.AY12]+1))" office:value-type="float" office:value="7" calcext:value-type="float">
            <text:p>7</text:p>
          </table:table-cell>
          <table:table-cell table:style-name="train_20_column_20_break_20_2" table:formula="of:=VLOOKUP([.BA12];[.C35:.D42];2)" office:value-type="string" office:string-value="☶" calcext:value-type="string">
            <text:p>☶</text:p>
          </table:table-cell>
          <table:table-cell table:style-name="train_20_column_20_break_20_1" table:formula="of:=[.AY12]" office:value-type="float" office:value="1" calcext:value-type="float">
            <text:p>1</text:p>
          </table:table-cell>
          <table:table-cell table:style-name="train_20_column_20_break_20_2" table:formula="of:=VLOOKUP([.BC12];[.C46:.D53];2)" office:value-type="string" office:string-value="⚊" calcext:value-type="string">
            <text:p>⚊</text:p>
          </table:table-cell>
          <table:table-cell table:style-name="train_20_column_20_break_20_1" table:formula="of:=IF(([.BC14]=1);VLOOKUP([.BC13];[.G59:.I60];[.BC12]+1);VLOOKUP([.BC13];[.G67:.I68];[.BC12]+1))" office:value-type="float" office:value="7" calcext:value-type="float">
            <text:p>7</text:p>
          </table:table-cell>
          <table:table-cell table:style-name="train_20_column_20_break_20_2" table:formula="of:=VLOOKUP([.BE12];[.C35:.D42];2)" office:value-type="string" office:string-value="☶" calcext:value-type="string">
            <text:p>☶</text:p>
          </table:table-cell>
          <table:table-cell table:style-name="train_20_column_20_break_20_1" table:formula="of:=[.BC12]" office:value-type="float" office:value="1" calcext:value-type="float">
            <text:p>1</text:p>
          </table:table-cell>
          <table:table-cell table:style-name="train_20_column_20_break_20_2" table:formula="of:=VLOOKUP([.BG12];[.C46:.D53];2)" office:value-type="string" office:string-value="⚊" calcext:value-type="string">
            <text:p>⚊</text:p>
          </table:table-cell>
          <table:table-cell table:style-name="train_20_column_20_break_20_1" table:formula="of:=IF(([.BG14]=1);VLOOKUP([.BG13];[.G59:.I60];[.BG12]+1);VLOOKUP([.BG13];[.G67:.I68];[.BG12]+1))" office:value-type="float" office:value="7" calcext:value-type="float">
            <text:p>7</text:p>
          </table:table-cell>
          <table:table-cell table:style-name="train_20_column_20_break_20_2" table:formula="of:=VLOOKUP([.BI12];[.C35:.D42];2)" office:value-type="string" office:string-value="☶" calcext:value-type="string">
            <text:p>☶</text:p>
          </table:table-cell>
          <table:table-cell table:style-name="train_20_column_20_break_20_1" table:formula="of:=[.BG12]" office:value-type="float" office:value="1" calcext:value-type="float">
            <text:p>1</text:p>
          </table:table-cell>
          <table:table-cell table:style-name="train_20_column_20_break_20_2" table:formula="of:=VLOOKUP([.BK12];[.C46:.D53];2)" office:value-type="string" office:string-value="⚊" calcext:value-type="string">
            <text:p>⚊</text:p>
          </table:table-cell>
          <table:table-cell table:style-name="train_20_column_20_break_20_1" table:formula="of:=IF(([.BK14]=1);VLOOKUP([.BK13];[.G59:.I60];[.BK12]+1);VLOOKUP([.BK13];[.G67:.I68];[.BK12]+1))" office:value-type="float" office:value="3" calcext:value-type="float">
            <text:p>3</text:p>
          </table:table-cell>
          <table:table-cell table:style-name="train_20_column_20_break_20_2" table:formula="of:=VLOOKUP([.BK12];[.C35:.D42];2)" office:value-type="string" office:string-value="☰" calcext:value-type="string">
            <text:p>☰</text:p>
          </table:table-cell>
          <table:table-cell table:style-name="train_20_column_20_break_20_1" table:formula="of:=[.BK12]" office:value-type="float" office:value="1" calcext:value-type="float">
            <text:p>1</text:p>
          </table:table-cell>
          <table:table-cell table:style-name="train_20_column_20_break_20_2" table:formula="of:=VLOOKUP([.BO12];[.C46:.D53];2)" office:value-type="string" office:string-value="⚊" calcext:value-type="string">
            <text:p>⚊</text:p>
          </table:table-cell>
          <table:table-cell table:style-name="train_20_column_20_break_20_1" table:formula="of:=IF(([.BO14]=1);VLOOKUP([.BO13];[.G59:.I60];[.BO12]+1);VLOOKUP([.BO13];[.G67:.I68];[.BO12]+1))" office:value-type="float" office:value="1" calcext:value-type="float">
            <text:p>1</text:p>
          </table:table-cell>
          <table:table-cell table:style-name="train_20_column_20_break_20_2" table:formula="of:=VLOOKUP([.BQ12];[.C35:.D42];2)" office:value-type="string" office:string-value="☰" calcext:value-type="string">
            <text:p>☰</text:p>
          </table:table-cell>
          <table:table-cell table:style-name="train_20_column_20_break_20_1" table:formula="of:=[.BO12]" office:value-type="float" office:value="1" calcext:value-type="float">
            <text:p>1</text:p>
          </table:table-cell>
          <table:table-cell table:style-name="train_20_column_20_break_20_2" table:formula="of:=VLOOKUP([.BS12];[.C46:.D53];2)" office:value-type="string" office:string-value="⚊" calcext:value-type="string">
            <text:p>⚊</text:p>
          </table:table-cell>
          <table:table-cell table:style-name="train_20_column_20_break_20_1" table:formula="of:=IF(([.BS14]=1);VLOOKUP([.BS13];[.G59:.I60];[.BS12]+1);VLOOKUP([.BS13];[.G67:.I68];[.BS12]+1))" office:value-type="float" office:value="5" calcext:value-type="float">
            <text:p>5</text:p>
          </table:table-cell>
          <table:table-cell table:style-name="train_20_column_20_break_20_2" table:formula="of:=VLOOKUP([.BU12];[.C35:.D42];2)" office:value-type="string" office:string-value="☴" calcext:value-type="string">
            <text:p>☴</text:p>
          </table:table-cell>
          <table:table-cell table:style-name="train_20_column_20_break_20_1" table:formula="of:=[.BS12]" office:value-type="float" office:value="1" calcext:value-type="float">
            <text:p>1</text:p>
          </table:table-cell>
          <table:table-cell table:style-name="train_20_column_20_break_20_2" table:formula="of:=VLOOKUP([.BW12];[.C46:.D53];2)" office:value-type="string" office:string-value="⚊" calcext:value-type="string">
            <text:p>⚊</text:p>
          </table:table-cell>
          <table:table-cell table:style-name="train_20_column_20_break_20_1" table:formula="of:=IF(([.BW14]=1);VLOOKUP([.BW13];[.G59:.I60];[.BW12]+1);VLOOKUP([.BW13];[.G67:.I68];[.BW12]+1))" office:value-type="float" office:value="5" calcext:value-type="float">
            <text:p>5</text:p>
          </table:table-cell>
          <table:table-cell table:style-name="train_20_column_20_break_20_2" table:formula="of:=VLOOKUP([.BY12];[.C35:.D42];2)" office:value-type="string" office:string-value="☴" calcext:value-type="string">
            <text:p>☴</text:p>
          </table:table-cell>
          <table:table-cell table:style-name="train_20_column_20_break_20_1" table:formula="of:=[.BW12]" office:value-type="float" office:value="1" calcext:value-type="float">
            <text:p>1</text:p>
          </table:table-cell>
          <table:table-cell table:style-name="train_20_column_20_break_20_2" table:formula="of:=VLOOKUP([.CA12];[.C46:.D53];2)" office:value-type="string" office:string-value="⚊" calcext:value-type="string">
            <text:p>⚊</text:p>
          </table:table-cell>
          <table:table-cell table:style-name="train_20_column_20_break_20_1" table:formula="of:=IF(([.CA14]=1);VLOOKUP([.CA13];[.G59:.I60];[.CA12]+1);VLOOKUP([.CA13];[.G67:.I68];[.CA12]+1))" office:value-type="float" office:value="5" calcext:value-type="float">
            <text:p>5</text:p>
          </table:table-cell>
          <table:table-cell table:style-name="train_20_column_20_break_20_2" table:formula="of:=VLOOKUP([.CC12];[.C35:.D42];2)" office:value-type="string" office:string-value="☴" calcext:value-type="string">
            <text:p>☴</text:p>
          </table:table-cell>
          <table:table-cell table:number-columns-repeated="22"/>
          <table:table-cell table:style-name="train_20_tracks" office:value-type="string" calcext:value-type="string">
            <text:p>blank cells: K</text:p>
          </table:table-cell>
          <table:table-cell table:style-name="train_20_integer_20_2" table:formula="of:=COUNTBLANK([Report.K7:.K50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oving Line Four</text:p>
          </table:table-cell>
          <table:table-cell table:number-columns-repeated="2"/>
          <table:table-cell table:formula="of:=VLOOKUP(9;[.G256:.V268];[.A18])" office:value-type="float" office:value="2" calcext:value-type="float">
            <text:p>2</text:p>
          </table:table-cell>
          <table:table-cell table:formula="of:=VLOOKUP([.D13];[.C46:.D53];2)" office:value-type="string" office:string-value="⚋" calcext:value-type="string">
            <text:p>⚋</text:p>
          </table:table-cell>
          <table:table-cell office:value-type="string" calcext:value-type="string">
            <text:p>Lower Nuclear</text:p>
          </table:table-cell>
          <table:table-cell table:formula="of:=IF(([.D15]=1);VLOOKUP([.D14];[.G59:.I60];[.D13]+1);VLOOKUP([.D14];[.G67:.I68];[.D13]+1))" office:value-type="float" office:value="4" calcext:value-type="float">
            <text:p>4</text:p>
          </table:table-cell>
          <table:table-cell table:formula="of:=VLOOKUP([.G13];[.C35:.D42];2)" office:value-type="string" office:string-value="☳" calcext:value-type="string">
            <text:p>☳</text:p>
          </table:table-cell>
          <table:table-cell office:value-type="string" calcext:value-type="string">
            <text:p>LGT</text:p>
          </table:table-cell>
          <table:table-cell table:formula="of:=IF(([.D13]=1);VLOOKUP([.D14];[.G59:.I60];[.D13]+1);VLOOKUP([.D14];[.G67:.I68];[.D13]+1))" office:value-type="float" office:value="8" calcext:value-type="float">
            <text:p>8</text:p>
          </table:table-cell>
          <table:table-cell table:formula="of:=VLOOKUP([.J13];[.C35:.D42];2)" office:value-type="string" office:string-value="☷" calcext:value-type="string">
            <text:p>☷</text:p>
          </table:table-cell>
          <table:table-cell office:value-type="string" calcext:value-type="string">
            <text:p>N5</text:p>
          </table:table-cell>
          <table:table-cell table:style-name="ce21" table:formula="of:=[.BE4]" office:value-type="float" office:value="6" calcext:value-type="float">
            <text:p>6</text:p>
          </table:table-cell>
          <table:table-cell table:formula="of:=VLOOKUP([.M13];[.C35:.D42];2)" office:value-type="string" office:string-value="☵" calcext:value-type="string">
            <text:p>☵</text:p>
          </table:table-cell>
          <table:table-cell table:style-name="train_20_column_20_break_20_1" table:formula="of:=[.D5]" office:value-type="float" office:value="1" calcext:value-type="float">
            <text:p>1</text:p>
          </table:table-cell>
          <table:table-cell table:style-name="train_20_column_20_break_20_2" table:formula="of:=VLOOKUP([.O13];[.C46:.D53];2)" office:value-type="string" office:string-value="⚊" calcext:value-type="string">
            <text:p>⚊</text:p>
          </table:table-cell>
          <table:table-cell table:style-name="train_20_column_20_break_20_1" table:formula="of:=IF(([.O17]=1);VLOOKUP([.O16];[.G59:.I60];[.O15]+1);VLOOKUP([.O16];[.G67:.I68];[.O15]+1))" office:value-type="float" office:value="5" calcext:value-type="float">
            <text:p>5</text:p>
          </table:table-cell>
          <table:table-cell table:style-name="train_20_column_20_break_20_2" table:formula="of:=VLOOKUP([.O13];[.C35:.D42];2)" office:value-type="string" office:string-value="☰" calcext:value-type="string">
            <text:p>☰</text:p>
          </table:table-cell>
          <table:table-cell table:style-name="train_20_column_20_break_20_1" table:formula="of:=[.O13]" office:value-type="float" office:value="1" calcext:value-type="float">
            <text:p>1</text:p>
          </table:table-cell>
          <table:table-cell table:style-name="train_20_column_20_break_20_2" table:formula="of:=VLOOKUP([.S13];[.C46:.D53];2)" office:value-type="string" office:string-value="⚊" calcext:value-type="string">
            <text:p>⚊</text:p>
          </table:table-cell>
          <table:table-cell table:style-name="train_20_column_20_break_20_1" table:formula="of:=IF(([.S17]=1);VLOOKUP([.S16];[.G59:.I60];[.S15]+1);VLOOKUP([.S16];[.G67:.I68];[.S15]+1))" office:value-type="float" office:value="1" calcext:value-type="float">
            <text:p>1</text:p>
          </table:table-cell>
          <table:table-cell table:style-name="train_20_column_20_break_20_2" table:formula="of:=VLOOKUP([.U13];[.C35:.D42];2)" office:value-type="string" office:string-value="☰" calcext:value-type="string">
            <text:p>☰</text:p>
          </table:table-cell>
          <table:table-cell table:style-name="train_20_column_20_break_20_1" table:formula="of:=[.S13]" office:value-type="float" office:value="1" calcext:value-type="float">
            <text:p>1</text:p>
          </table:table-cell>
          <table:table-cell table:style-name="train_20_column_20_break_20_2" table:formula="of:=VLOOKUP([.W13];[.C46:.D53];2)" office:value-type="string" office:string-value="⚊" calcext:value-type="string">
            <text:p>⚊</text:p>
          </table:table-cell>
          <table:table-cell table:style-name="train_20_column_20_break_20_1" table:formula="of:=IF(([.W17]=1);VLOOKUP([.W16];[.G59:.I60];[.W15]+1);VLOOKUP([.W16];[.G67:.I68];[.W15]+1))" office:value-type="float" office:value="3" calcext:value-type="float">
            <text:p>3</text:p>
          </table:table-cell>
          <table:table-cell table:style-name="train_20_column_20_break_20_2" table:formula="of:=VLOOKUP([.Y13];[.C35:.D42];2)" office:value-type="string" office:string-value="☲" calcext:value-type="string">
            <text:p>☲</text:p>
          </table:table-cell>
          <table:table-cell table:style-name="train_20_column_20_break_20_1" table:formula="of:=[.W13]" office:value-type="float" office:value="1" calcext:value-type="float">
            <text:p>1</text:p>
          </table:table-cell>
          <table:table-cell table:style-name="train_20_column_20_break_20_2" table:formula="of:=VLOOKUP([.AA13];[.C46:.D53];2)" office:value-type="string" office:string-value="⚊" calcext:value-type="string">
            <text:p>⚊</text:p>
          </table:table-cell>
          <table:table-cell table:style-name="train_20_column_20_break_20_1" table:formula="of:=IF(([.AA17]=1);VLOOKUP([.AA16];[.G59:.I60];[.AA15]+1);VLOOKUP([.AA16];[.G67:.I68];[.AA15]+1))" office:value-type="float" office:value="4" calcext:value-type="float">
            <text:p>4</text:p>
          </table:table-cell>
          <table:table-cell table:style-name="train_20_column_20_break_20_2" table:formula="of:=VLOOKUP([.AC13];[.C35:.D42];2)" office:value-type="string" office:string-value="☳" calcext:value-type="string">
            <text:p>☳</text:p>
          </table:table-cell>
          <table:table-cell table:style-name="train_20_column_20_break_20_1" table:formula="of:=[.AA13]" office:value-type="float" office:value="1" calcext:value-type="float">
            <text:p>1</text:p>
          </table:table-cell>
          <table:table-cell table:style-name="train_20_column_20_break_20_2" table:formula="of:=VLOOKUP([.AE13];[.C46:.D53];2)" office:value-type="string" office:string-value="⚊" calcext:value-type="string">
            <text:p>⚊</text:p>
          </table:table-cell>
          <table:table-cell table:style-name="train_20_column_20_break_20_1" table:formula="of:=IF(([.AE17]=1);VLOOKUP([.AE16];[.G59:.I60];[.AE15]+1);VLOOKUP([.AE16];[.G67:.I68];[.AE15]+1))" office:value-type="float" office:value="4" calcext:value-type="float">
            <text:p>4</text:p>
          </table:table-cell>
          <table:table-cell table:style-name="train_20_column_20_break_20_2" table:formula="of:=VLOOKUP([.AG13];[.C35:.D42];2)" office:value-type="string" office:string-value="☳" calcext:value-type="string">
            <text:p>☳</text:p>
          </table:table-cell>
          <table:table-cell table:style-name="train_20_column_20_break_20_1" table:formula="of:=IF([.AE13]=1;2;1)" office:value-type="float" office:value="2" calcext:value-type="float">
            <text:p>2</text:p>
          </table:table-cell>
          <table:table-cell table:style-name="train_20_column_20_break_20_2" table:formula="of:=VLOOKUP([.AI13];[.C46:.D53];2)" office:value-type="string" office:string-value="⚋" calcext:value-type="string">
            <text:p>⚋</text:p>
          </table:table-cell>
          <table:table-cell table:style-name="train_20_column_20_break_20_1" table:formula="of:=IF(([.AI17]=1);VLOOKUP([.AI16];[.G59:.I60];[.AI15]+1);VLOOKUP([.AI16];[.G67:.I68];[.AI15]+1))" office:value-type="float" office:value="4" calcext:value-type="float">
            <text:p>4</text:p>
          </table:table-cell>
          <table:table-cell table:style-name="train_20_column_20_break_20_2" table:formula="of:=VLOOKUP([.AK13];[.C35:.D42];2)" office:value-type="string" office:string-value="☳" calcext:value-type="string">
            <text:p>☳</text:p>
          </table:table-cell>
          <table:table-cell table:style-name="train_20_column_20_break_20_1" table:formula="of:=[.AI13]" office:value-type="float" office:value="2" calcext:value-type="float">
            <text:p>2</text:p>
          </table:table-cell>
          <table:table-cell table:style-name="train_20_column_20_break_20_2" table:formula="of:=VLOOKUP([.AM13];[.C46:.D53];2)" office:value-type="string" office:string-value="⚋" calcext:value-type="string">
            <text:p>⚋</text:p>
          </table:table-cell>
          <table:table-cell table:style-name="train_20_column_20_break_20_1" table:formula="of:=IF(([.AM17]=1);VLOOKUP([.AM16];[.G59:.I60];[.AM15]+1);VLOOKUP([.AM16];[.G67:.I68];[.AM15]+1))" office:value-type="float" office:value="4" calcext:value-type="float">
            <text:p>4</text:p>
          </table:table-cell>
          <table:table-cell table:style-name="train_20_column_20_break_20_2" table:formula="of:=VLOOKUP([.AO13];[.C35:.D42];2)" office:value-type="string" office:string-value="☳" calcext:value-type="string">
            <text:p>☳</text:p>
          </table:table-cell>
          <table:table-cell table:style-name="train_20_column_20_break_20_1" table:formula="of:=[.AM13]" office:value-type="float" office:value="2" calcext:value-type="float">
            <text:p>2</text:p>
          </table:table-cell>
          <table:table-cell table:style-name="train_20_column_20_break_20_2" table:formula="of:=VLOOKUP([.AQ13];[.C46:.D53];2)" office:value-type="string" office:string-value="⚋" calcext:value-type="string">
            <text:p>⚋</text:p>
          </table:table-cell>
          <table:table-cell table:style-name="train_20_column_20_break_20_1" table:formula="of:=IF(([.AQ17]=1);VLOOKUP([.AQ16];[.G59:.I60];[.AQ15]+1);VLOOKUP([.AQ16];[.G67:.I68];[.AQ15]+1))" office:value-type="float" office:value="3" calcext:value-type="float">
            <text:p>3</text:p>
          </table:table-cell>
          <table:table-cell table:style-name="train_20_column_20_break_20_2" table:formula="of:=VLOOKUP([.AS13];[.C35:.D42];2)" office:value-type="string" office:string-value="☲" calcext:value-type="string">
            <text:p>☲</text:p>
          </table:table-cell>
          <table:table-cell table:style-name="train_20_column_20_break_20_1" table:formula="of:=[.AQ13]" office:value-type="float" office:value="2" calcext:value-type="float">
            <text:p>2</text:p>
          </table:table-cell>
          <table:table-cell table:style-name="train_20_column_20_break_20_2" table:formula="of:=VLOOKUP([.AU13];[.C46:.D53];2)" office:value-type="string" office:string-value="⚋" calcext:value-type="string">
            <text:p>⚋</text:p>
          </table:table-cell>
          <table:table-cell table:style-name="train_20_column_20_break_20_1" table:formula="of:=IF(([.AU17]=1);VLOOKUP([.AU16];[.G59:.I60];[.AU15]+1);VLOOKUP([.AU16];[.G67:.I68];[.AU15]+1))" office:value-type="float" office:value="1" calcext:value-type="float">
            <text:p>1</text:p>
          </table:table-cell>
          <table:table-cell table:style-name="train_20_column_20_break_20_2" table:formula="of:=VLOOKUP([.AW13];[.C35:.D42];2)" office:value-type="string" office:string-value="☰" calcext:value-type="string">
            <text:p>☰</text:p>
          </table:table-cell>
          <table:table-cell table:style-name="train_20_column_20_break_20_1" table:formula="of:=[.AU13]" office:value-type="float" office:value="2" calcext:value-type="float">
            <text:p>2</text:p>
          </table:table-cell>
          <table:table-cell table:style-name="train_20_column_20_break_20_2" table:formula="of:=VLOOKUP([.AY13];[.C46:.D53];2)" office:value-type="string" office:string-value="⚋" calcext:value-type="string">
            <text:p>⚋</text:p>
          </table:table-cell>
          <table:table-cell table:style-name="train_20_column_20_break_20_1" table:formula="of:=IF(([.AY17]=1);VLOOKUP([.AY16];[.G59:.I60];[.AY15]+1);VLOOKUP([.AY16];[.G67:.I68];[.AY15]+1))" office:value-type="float" office:value="5" calcext:value-type="float">
            <text:p>5</text:p>
          </table:table-cell>
          <table:table-cell table:style-name="train_20_column_20_break_20_2" table:formula="of:=VLOOKUP([.BA13];[.C35:.D42];2)" office:value-type="string" office:string-value="☴" calcext:value-type="string">
            <text:p>☴</text:p>
          </table:table-cell>
          <table:table-cell table:style-name="train_20_column_20_break_20_1" table:formula="of:=[.AY13]" office:value-type="float" office:value="2" calcext:value-type="float">
            <text:p>2</text:p>
          </table:table-cell>
          <table:table-cell table:style-name="train_20_column_20_break_20_2" table:formula="of:=VLOOKUP([.BC13];[.C46:.D53];2)" office:value-type="string" office:string-value="⚋" calcext:value-type="string">
            <text:p>⚋</text:p>
          </table:table-cell>
          <table:table-cell table:style-name="train_20_column_20_break_20_1" table:formula="of:=IF(([.BC17]=1);VLOOKUP([.BC16];[.G59:.I60];[.BC15]+1);VLOOKUP([.BC16];[.G67:.I68];[.BC15]+1))" office:value-type="float" office:value="7" calcext:value-type="float">
            <text:p>7</text:p>
          </table:table-cell>
          <table:table-cell table:style-name="train_20_column_20_break_20_2" table:formula="of:=VLOOKUP([.BE13];[.C35:.D42];2)" office:value-type="string" office:string-value="☶" calcext:value-type="string">
            <text:p>☶</text:p>
          </table:table-cell>
          <table:table-cell table:style-name="train_20_column_20_break_20_1" table:formula="of:=[.BC13]" office:value-type="float" office:value="2" calcext:value-type="float">
            <text:p>2</text:p>
          </table:table-cell>
          <table:table-cell table:style-name="train_20_column_20_break_20_2" table:formula="of:=VLOOKUP([.BG13];[.C46:.D53];2)" office:value-type="string" office:string-value="⚋" calcext:value-type="string">
            <text:p>⚋</text:p>
          </table:table-cell>
          <table:table-cell table:style-name="train_20_column_20_break_20_1" table:formula="of:=IF(([.BG17]=1);VLOOKUP([.BG16];[.G59:.I60];[.BG15]+1);VLOOKUP([.BG16];[.G67:.I68];[.BG15]+1))" office:value-type="float" office:value="8" calcext:value-type="float">
            <text:p>8</text:p>
          </table:table-cell>
          <table:table-cell table:style-name="train_20_column_20_break_20_2" table:formula="of:=VLOOKUP([.BI13];[.C35:.D42];2)" office:value-type="string" office:string-value="☷" calcext:value-type="string">
            <text:p>☷</text:p>
          </table:table-cell>
          <table:table-cell table:style-name="train_20_column_20_break_20_1" table:formula="of:=[.BG13]" office:value-type="float" office:value="2" calcext:value-type="float">
            <text:p>2</text:p>
          </table:table-cell>
          <table:table-cell table:style-name="train_20_column_20_break_20_2" table:formula="of:=VLOOKUP([.BK13];[.C46:.D53];2)" office:value-type="string" office:string-value="⚋" calcext:value-type="string">
            <text:p>⚋</text:p>
          </table:table-cell>
          <table:table-cell table:style-name="train_20_column_20_break_20_1" table:formula="of:=IF(([.BK17]=1);VLOOKUP([.BK16];[.G59:.I60];[.BK15]+1);VLOOKUP([.BK16];[.G67:.I68];[.BK15]+1))" office:value-type="float" office:value="8" calcext:value-type="float">
            <text:p>8</text:p>
          </table:table-cell>
          <table:table-cell table:style-name="train_20_column_20_break_20_2" table:formula="of:=VLOOKUP([.BK13];[.C35:.D42];2)" office:value-type="string" office:string-value="☱" calcext:value-type="string">
            <text:p>☱</text:p>
          </table:table-cell>
          <table:table-cell table:style-name="train_20_column_20_break_20_1" table:formula="of:=IF([.BK13]=1;2;1)" office:value-type="float" office:value="1" calcext:value-type="float">
            <text:p>1</text:p>
          </table:table-cell>
          <table:table-cell table:style-name="train_20_column_20_break_20_2" table:formula="of:=VLOOKUP([.BO13];[.C46:.D53];2)" office:value-type="string" office:string-value="⚊" calcext:value-type="string">
            <text:p>⚊</text:p>
          </table:table-cell>
          <table:table-cell table:style-name="train_20_column_20_break_20_1" table:formula="of:=IF(([.BO17]=1);VLOOKUP([.BO16];[.G59:.I60];[.BO15]+1);VLOOKUP([.BO16];[.G67:.I68];[.BO15]+1))" office:value-type="float" office:value="8" calcext:value-type="float">
            <text:p>8</text:p>
          </table:table-cell>
          <table:table-cell table:style-name="train_20_column_20_break_20_2" table:formula="of:=VLOOKUP([.BQ13];[.C35:.D42];2)" office:value-type="string" office:string-value="☷" calcext:value-type="string">
            <text:p>☷</text:p>
          </table:table-cell>
          <table:table-cell table:style-name="train_20_column_20_break_20_1" table:formula="of:=[.BO13]" office:value-type="float" office:value="1" calcext:value-type="float">
            <text:p>1</text:p>
          </table:table-cell>
          <table:table-cell table:style-name="train_20_column_20_break_20_2" table:formula="of:=VLOOKUP([.BS13];[.C46:.D53];2)" office:value-type="string" office:string-value="⚊" calcext:value-type="string">
            <text:p>⚊</text:p>
          </table:table-cell>
          <table:table-cell table:style-name="train_20_column_20_break_20_1" table:formula="of:=IF(([.BS17]=1);VLOOKUP([.BS16];[.G59:.I60];[.BS15]+1);VLOOKUP([.BS16];[.G67:.I68];[.BS15]+1))" office:value-type="float" office:value="8" calcext:value-type="float">
            <text:p>8</text:p>
          </table:table-cell>
          <table:table-cell table:style-name="train_20_column_20_break_20_2" table:formula="of:=VLOOKUP([.BU13];[.C35:.D42];2)" office:value-type="string" office:string-value="☷" calcext:value-type="string">
            <text:p>☷</text:p>
          </table:table-cell>
          <table:table-cell table:style-name="train_20_column_20_break_20_1" table:formula="of:=[.BS13]" office:value-type="float" office:value="1" calcext:value-type="float">
            <text:p>1</text:p>
          </table:table-cell>
          <table:table-cell table:style-name="train_20_column_20_break_20_2" table:formula="of:=VLOOKUP([.BW13];[.C46:.D53];2)" office:value-type="string" office:string-value="⚊" calcext:value-type="string">
            <text:p>⚊</text:p>
          </table:table-cell>
          <table:table-cell table:style-name="train_20_column_20_break_20_1" table:formula="of:=IF(([.BW17]=1);VLOOKUP([.BW16];[.G59:.I60];[.BW15]+1);VLOOKUP([.BW16];[.G67:.I68];[.BW15]+1))" office:value-type="float" office:value="7" calcext:value-type="float">
            <text:p>7</text:p>
          </table:table-cell>
          <table:table-cell table:style-name="train_20_column_20_break_20_2" table:formula="of:=VLOOKUP([.BY13];[.C35:.D42];2)" office:value-type="string" office:string-value="☶" calcext:value-type="string">
            <text:p>☶</text:p>
          </table:table-cell>
          <table:table-cell table:style-name="train_20_column_20_break_20_1" table:formula="of:=[.BW13]" office:value-type="float" office:value="1" calcext:value-type="float">
            <text:p>1</text:p>
          </table:table-cell>
          <table:table-cell table:style-name="train_20_column_20_break_20_2" table:formula="of:=VLOOKUP([.CA13];[.C46:.D53];2)" office:value-type="string" office:string-value="⚊" calcext:value-type="string">
            <text:p>⚊</text:p>
          </table:table-cell>
          <table:table-cell table:style-name="train_20_column_20_break_20_1" table:formula="of:=IF(([.CA17]=1);VLOOKUP([.CA16];[.G59:.I60];[.CA15]+1);VLOOKUP([.CA16];[.G67:.I68];[.CA15]+1))" office:value-type="float" office:value="5" calcext:value-type="float">
            <text:p>5</text:p>
          </table:table-cell>
          <table:table-cell table:style-name="train_20_column_20_break_20_2" table:formula="of:=VLOOKUP([.CC13];[.C35:.D42];2)" office:value-type="string" office:string-value="☴" calcext:value-type="string">
            <text:p>☴</text:p>
          </table:table-cell>
          <table:table-cell table:number-columns-repeated="22"/>
          <table:table-cell table:style-name="train_20_tracks" office:value-type="string" calcext:value-type="string">
            <text:p>blank cells: L</text:p>
          </table:table-cell>
          <table:table-cell table:style-name="train_20_integer_20_2" table:formula="of:=COUNTBLANK([Report.L7:.L50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oving Line Three</text:p>
          </table:table-cell>
          <table:table-cell table:number-columns-repeated="2"/>
          <table:table-cell table:formula="of:=VLOOKUP(10;[.G256:.V268];[.A18])" office:value-type="float" office:value="2" calcext:value-type="float">
            <text:p>2</text:p>
          </table:table-cell>
          <table:table-cell table:formula="of:=VLOOKUP([.D14];[.C46:.D53];2)" office:value-type="string" office:string-value="⚋" calcext:value-type="string">
            <text:p>⚋</text:p>
          </table:table-cell>
          <table:table-cell office:value-type="string" calcext:value-type="string">
            <text:p>Lower Trigram</text:p>
          </table:table-cell>
          <table:table-cell table:formula="of:=IF(([.D16]=1);VLOOKUP([.D15];[.G59:.I60];[.D14]+1);VLOOKUP([.D15];[.G67:.I68];[.D14]+1))" office:value-type="float" office:value="6" calcext:value-type="float">
            <text:p>6</text:p>
          </table:table-cell>
          <table:table-cell table:formula="of:=VLOOKUP([.G14];[.C35:.D42];2)" office:value-type="string" office:string-value="☵" calcext:value-type="string">
            <text:p>☵</text:p>
          </table:table-cell>
          <table:table-cell office:value-type="string" calcext:value-type="string">
            <text:p>Golden hexagram</text:p>
          </table:table-cell>
          <table:table-cell table:formula="of:=VLOOKUP([.J13];[.A24:.I31];[.J12]+1)" office:value-type="float" office:value="2" calcext:value-type="float">
            <text:p>2</text:p>
          </table:table-cell>
          <table:table-cell table:style-name="ce8" table:formula="of:=VLOOKUP([.J14];[.C57:.D121];2)" office:value-type="string" office:string-value="䷁" calcext:value-type="string">
            <text:p>䷁</text:p>
          </table:table-cell>
          <table:table-cell office:value-type="string" calcext:value-type="string">
            <text:p>N4</text:p>
          </table:table-cell>
          <table:table-cell table:style-name="ce21" table:formula="of:=[.BE5]" office:value-type="float" office:value="3" calcext:value-type="float">
            <text:p>3</text:p>
          </table:table-cell>
          <table:table-cell table:formula="of:=VLOOKUP([.M14];[.C35:.D42];2)" office:value-type="string" office:string-value="☲" calcext:value-type="string">
            <text:p>☲</text:p>
          </table:table-cell>
          <table:table-cell table:style-name="train_20_column_20_break_20_1" table:formula="of:=[.D6]" office:value-type="float" office:value="2" calcext:value-type="float">
            <text:p>2</text:p>
          </table:table-cell>
          <table:table-cell table:style-name="train_20_column_20_break_20_2" table:formula="of:=VLOOKUP([.O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O14]" office:value-type="float" office:value="2" calcext:value-type="float">
            <text:p>2</text:p>
          </table:table-cell>
          <table:table-cell table:style-name="train_20_column_20_break_20_2" table:formula="of:=VLOOKUP([.S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S14]" office:value-type="float" office:value="2" calcext:value-type="float">
            <text:p>2</text:p>
          </table:table-cell>
          <table:table-cell table:style-name="train_20_column_20_break_20_2" table:formula="of:=VLOOKUP([.W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W14]" office:value-type="float" office:value="2" calcext:value-type="float">
            <text:p>2</text:p>
          </table:table-cell>
          <table:table-cell table:style-name="train_20_column_20_break_20_2" table:formula="of:=VLOOKUP([.AA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AA14]=1;2;1)" office:value-type="float" office:value="1" calcext:value-type="float">
            <text:p>1</text:p>
          </table:table-cell>
          <table:table-cell table:style-name="train_20_column_20_break_20_2" table:formula="of:=VLOOKUP([.AE14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E14]" office:value-type="float" office:value="1" calcext:value-type="float">
            <text:p>1</text:p>
          </table:table-cell>
          <table:table-cell table:style-name="train_20_column_20_break_20_2" table:formula="of:=VLOOKUP([.AI14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AI14]=1;2;1)" office:value-type="float" office:value="2" calcext:value-type="float">
            <text:p>2</text:p>
          </table:table-cell>
          <table:table-cell table:style-name="train_20_column_20_break_20_2" table:formula="of:=VLOOKUP([.AM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M14]" office:value-type="float" office:value="2" calcext:value-type="float">
            <text:p>2</text:p>
          </table:table-cell>
          <table:table-cell table:style-name="train_20_column_20_break_20_2" table:formula="of:=VLOOKUP([.AQ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Q14]" office:value-type="float" office:value="2" calcext:value-type="float">
            <text:p>2</text:p>
          </table:table-cell>
          <table:table-cell table:style-name="train_20_column_20_break_20_2" table:formula="of:=VLOOKUP([.AU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U14]" office:value-type="float" office:value="2" calcext:value-type="float">
            <text:p>2</text:p>
          </table:table-cell>
          <table:table-cell table:style-name="train_20_column_20_break_20_2" table:formula="of:=VLOOKUP([.AY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Y14]" office:value-type="float" office:value="2" calcext:value-type="float">
            <text:p>2</text:p>
          </table:table-cell>
          <table:table-cell table:style-name="train_20_column_20_break_20_2" table:formula="of:=VLOOKUP([.BC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C14]" office:value-type="float" office:value="2" calcext:value-type="float">
            <text:p>2</text:p>
          </table:table-cell>
          <table:table-cell table:style-name="train_20_column_20_break_20_2" table:formula="of:=VLOOKUP([.BG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BC14]=1;2;1)" office:value-type="float" office:value="1" calcext:value-type="float">
            <text:p>1</text:p>
          </table:table-cell>
          <table:table-cell table:style-name="train_20_column_20_break_20_2" table:formula="of:=VLOOKUP([.BK14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K14]" office:value-type="float" office:value="1" calcext:value-type="float">
            <text:p>1</text:p>
          </table:table-cell>
          <table:table-cell table:style-name="train_20_column_20_break_20_2" table:formula="of:=VLOOKUP([.BO14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BO14]=1;2;1)" office:value-type="float" office:value="2" calcext:value-type="float">
            <text:p>2</text:p>
          </table:table-cell>
          <table:table-cell table:style-name="train_20_column_20_break_20_2" table:formula="of:=VLOOKUP([.BS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S14]" office:value-type="float" office:value="2" calcext:value-type="float">
            <text:p>2</text:p>
          </table:table-cell>
          <table:table-cell table:style-name="train_20_column_20_break_20_2" table:formula="of:=VLOOKUP([.BW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W14]" office:value-type="float" office:value="2" calcext:value-type="float">
            <text:p>2</text:p>
          </table:table-cell>
          <table:table-cell table:style-name="train_20_column_20_break_20_2" table:formula="of:=VLOOKUP([.CA14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number-columns-repeated="22"/>
          <table:table-cell table:style-name="train_20_tracks" office:value-type="string" calcext:value-type="string">
            <text:p>Average Blank</text:p>
          </table:table-cell>
          <table:table-cell table:style-name="train_20_integer_20_2" table:formula="of:=AVERAGE([.DB11:.DB1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oving Line Two</text:p>
          </table:table-cell>
          <table:table-cell table:number-columns-repeated="2"/>
          <table:table-cell table:formula="of:=VLOOKUP(11;[.G256:.V268];[.A18])" office:value-type="float" office:value="1" calcext:value-type="float">
            <text:p>1</text:p>
          </table:table-cell>
          <table:table-cell table:formula="of:=VLOOKUP([.D15];[.C46:.D53];2)" office:value-type="string" office:string-value="⚊" calcext:value-type="string">
            <text:p>⚊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Nuclear Hexagram</text:p>
          </table:table-cell>
          <table:table-cell table:formula="of:=VLOOKUP([.G6];[.A24:.I31];[.G5]+1)" office:value-type="float" office:value="38" calcext:value-type="float">
            <text:p>38</text:p>
          </table:table-cell>
          <table:table-cell table:style-name="ce8" table:formula="of:=VLOOKUP([.J15];[.C57:.D121];2)" office:value-type="string" office:string-value="䷥" calcext:value-type="string">
            <text:p>䷥</text:p>
          </table:table-cell>
          <table:table-cell office:value-type="string" calcext:value-type="string">
            <text:p>N3</text:p>
          </table:table-cell>
          <table:table-cell table:formula="of:=[.M6]" office:value-type="float" office:value="2" calcext:value-type="float">
            <text:p>2</text:p>
          </table:table-cell>
          <table:table-cell table:formula="of:=VLOOKUP([.M15];[.C35:.D42];2)" office:value-type="string" office:string-value="☱" calcext:value-type="string">
            <text:p>☱</text:p>
          </table:table-cell>
          <table:table-cell table:style-name="train_20_column_20_break_20_1" table:formula="of:=[.D7]" office:value-type="float" office:value="1" calcext:value-type="float">
            <text:p>1</text:p>
          </table:table-cell>
          <table:table-cell table:style-name="train_20_column_20_break_20_2" table:formula="of:=VLOOKUP([.O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O15]" office:value-type="float" office:value="1" calcext:value-type="float">
            <text:p>1</text:p>
          </table:table-cell>
          <table:table-cell table:style-name="train_20_column_20_break_20_2" table:formula="of:=VLOOKUP([.S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S15]" office:value-type="float" office:value="1" calcext:value-type="float">
            <text:p>1</text:p>
          </table:table-cell>
          <table:table-cell table:style-name="train_20_column_20_break_20_2" table:formula="of:=VLOOKUP([.W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W15]=1;2;1)" office:value-type="float" office:value="2" calcext:value-type="float">
            <text:p>2</text:p>
          </table:table-cell>
          <table:table-cell table:style-name="train_20_column_20_break_20_2" table:formula="of:=VLOOKUP([.AA15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A15]" office:value-type="float" office:value="2" calcext:value-type="float">
            <text:p>2</text:p>
          </table:table-cell>
          <table:table-cell table:style-name="train_20_column_20_break_20_2" table:formula="of:=VLOOKUP([.AE15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E15]" office:value-type="float" office:value="2" calcext:value-type="float">
            <text:p>2</text:p>
          </table:table-cell>
          <table:table-cell table:style-name="train_20_column_20_break_20_2" table:formula="of:=VLOOKUP([.AI15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I15]" office:value-type="float" office:value="2" calcext:value-type="float">
            <text:p>2</text:p>
          </table:table-cell>
          <table:table-cell table:style-name="train_20_column_20_break_20_2" table:formula="of:=VLOOKUP([.AM15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AM15]=1;2;1)" office:value-type="float" office:value="1" calcext:value-type="float">
            <text:p>1</text:p>
          </table:table-cell>
          <table:table-cell table:style-name="train_20_column_20_break_20_2" table:formula="of:=VLOOKUP([.AQ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Q15]" office:value-type="float" office:value="1" calcext:value-type="float">
            <text:p>1</text:p>
          </table:table-cell>
          <table:table-cell table:style-name="train_20_column_20_break_20_2" table:formula="of:=VLOOKUP([.AU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U15]" office:value-type="float" office:value="1" calcext:value-type="float">
            <text:p>1</text:p>
          </table:table-cell>
          <table:table-cell table:style-name="train_20_column_20_break_20_2" table:formula="of:=VLOOKUP([.AY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Y15]" office:value-type="float" office:value="1" calcext:value-type="float">
            <text:p>1</text:p>
          </table:table-cell>
          <table:table-cell table:style-name="train_20_column_20_break_20_2" table:formula="of:=VLOOKUP([.BC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BC15]=1;2;1)" office:value-type="float" office:value="2" calcext:value-type="float">
            <text:p>2</text:p>
          </table:table-cell>
          <table:table-cell table:style-name="train_20_column_20_break_20_2" table:formula="of:=VLOOKUP([.BG15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G15]" office:value-type="float" office:value="2" calcext:value-type="float">
            <text:p>2</text:p>
          </table:table-cell>
          <table:table-cell table:style-name="train_20_column_20_break_20_2" table:formula="of:=VLOOKUP([.BK15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K15]" office:value-type="float" office:value="2" calcext:value-type="float">
            <text:p>2</text:p>
          </table:table-cell>
          <table:table-cell table:style-name="train_20_column_20_break_20_2" table:formula="of:=VLOOKUP([.BO15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O15]" office:value-type="float" office:value="2" calcext:value-type="float">
            <text:p>2</text:p>
          </table:table-cell>
          <table:table-cell table:style-name="train_20_column_20_break_20_2" table:formula="of:=VLOOKUP([.BS15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BS15]=1;2;1)" office:value-type="float" office:value="1" calcext:value-type="float">
            <text:p>1</text:p>
          </table:table-cell>
          <table:table-cell table:style-name="train_20_column_20_break_20_2" table:formula="of:=VLOOKUP([.BW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W15]" office:value-type="float" office:value="1" calcext:value-type="float">
            <text:p>1</text:p>
          </table:table-cell>
          <table:table-cell table:style-name="train_20_column_20_break_20_2" table:formula="of:=VLOOKUP([.CA15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number-columns-repeated="22"/>
          <table:table-cell table:style-name="train_20_toc" office:value-type="string" calcext:value-type="string">
            <text:p>Total Trigrams</text:p>
          </table:table-cell>
          <table:table-cell table:style-name="train_20_result_20_two" table:formula="of:=[.DB10]-[.DB14]" office:value-type="float" office:value="33" calcext:value-type="float">
            <text:p>33.00000000</text:p>
          </table:table-cell>
          <table:table-cell office:value-type="string" calcext:value-type="string">
            <text:p>Trigrams</text:p>
          </table:table-cell>
        </table:table-row>
        <table:table-row table:style-name="ro2">
          <table:table-cell office:value-type="string" calcext:value-type="string">
            <text:p>Moving Line One</text:p>
          </table:table-cell>
          <table:table-cell table:number-columns-repeated="2"/>
          <table:table-cell table:formula="of:=VLOOKUP(12;[.G256:.V268];[.A18])" office:value-type="float" office:value="2" calcext:value-type="float">
            <text:p>2</text:p>
          </table:table-cell>
          <table:table-cell table:formula="of:=VLOOKUP([.D16];[.C46:.D53];2)" office:value-type="string" office:string-value="⚋" calcext:value-type="string">
            <text:p>⚋</text:p>
          </table:table-cell>
          <table:table-cell office:value-type="string" calcext:value-type="string">
            <text:p>Moving Hexagram</text:p>
          </table:table-cell>
          <table:table-cell table:formula="of:=VLOOKUP([.G14];[.A24:.I31];[.G11]+1)" office:value-type="float" office:value="59" calcext:value-type="float">
            <text:p>59</text:p>
          </table:table-cell>
          <table:table-cell table:style-name="ce8" table:formula="of:=VLOOKUP([.G16];[.C57:.D121];2)" office:value-type="string" office:string-value="䷺" calcext:value-type="string">
            <text:p>䷺</text:p>
          </table:table-cell>
          <table:table-cell office:value-type="string" calcext:value-type="string">
            <text:p>Moving Nuclear Hexagram</text:p>
          </table:table-cell>
          <table:table-cell table:formula="of:=VLOOKUP([.G13];[.A24:.I31];[.G12]+1)" office:value-type="float" office:value="27" calcext:value-type="float">
            <text:p>27</text:p>
          </table:table-cell>
          <table:table-cell table:style-name="ce8" table:formula="of:=VLOOKUP([.J16];[.C57:.D121];2)" office:value-type="string" office:string-value="䷚" calcext:value-type="string">
            <text:p>䷚</text:p>
          </table:table-cell>
          <table:table-cell office:value-type="string" calcext:value-type="string">
            <text:p>X6</text:p>
          </table:table-cell>
          <table:table-cell table:formula="of:=[.M9]" office:value-type="float" office:value="7" calcext:value-type="float">
            <text:p>7</text:p>
          </table:table-cell>
          <table:table-cell table:formula="of:=VLOOKUP([.M16];[.C35:.D42];2)" office:value-type="string" office:string-value="☶" calcext:value-type="string">
            <text:p>☶</text:p>
          </table:table-cell>
          <table:table-cell table:style-name="train_20_column_20_break_20_1" table:formula="of:=[.D8]" office:value-type="float" office:value="1" calcext:value-type="float">
            <text:p>1</text:p>
          </table:table-cell>
          <table:table-cell table:style-name="train_20_column_20_break_20_2" table:formula="of:=VLOOKUP([.O1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O16]" office:value-type="float" office:value="1" calcext:value-type="float">
            <text:p>1</text:p>
          </table:table-cell>
          <table:table-cell table:style-name="train_20_column_20_break_20_2" table:formula="of:=VLOOKUP([.S1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S16]=1;2;1)" office:value-type="float" office:value="2" calcext:value-type="float">
            <text:p>2</text:p>
          </table:table-cell>
          <table:table-cell table:style-name="train_20_column_20_break_20_2" table:formula="of:=VLOOKUP([.W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W16]" office:value-type="float" office:value="2" calcext:value-type="float">
            <text:p>2</text:p>
          </table:table-cell>
          <table:table-cell table:style-name="train_20_column_20_break_20_2" table:formula="of:=VLOOKUP([.AA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A16]" office:value-type="float" office:value="2" calcext:value-type="float">
            <text:p>2</text:p>
          </table:table-cell>
          <table:table-cell table:style-name="train_20_column_20_break_20_2" table:formula="of:=VLOOKUP([.AE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E16]" office:value-type="float" office:value="2" calcext:value-type="float">
            <text:p>2</text:p>
          </table:table-cell>
          <table:table-cell table:style-name="train_20_column_20_break_20_2" table:formula="of:=VLOOKUP([.AI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I16]" office:value-type="float" office:value="2" calcext:value-type="float">
            <text:p>2</text:p>
          </table:table-cell>
          <table:table-cell table:style-name="train_20_column_20_break_20_2" table:formula="of:=VLOOKUP([.AM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M16]" office:value-type="float" office:value="2" calcext:value-type="float">
            <text:p>2</text:p>
          </table:table-cell>
          <table:table-cell table:style-name="train_20_column_20_break_20_2" table:formula="of:=VLOOKUP([.AQ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AQ16]=1;2;1)" office:value-type="float" office:value="1" calcext:value-type="float">
            <text:p>1</text:p>
          </table:table-cell>
          <table:table-cell table:style-name="train_20_column_20_break_20_2" table:formula="of:=VLOOKUP([.AU1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AU16]" office:value-type="float" office:value="1" calcext:value-type="float">
            <text:p>1</text:p>
          </table:table-cell>
          <table:table-cell table:style-name="train_20_column_20_break_20_2" table:formula="of:=VLOOKUP([.AY1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AY16]=1;2;1)" office:value-type="float" office:value="2" calcext:value-type="float">
            <text:p>2</text:p>
          </table:table-cell>
          <table:table-cell table:style-name="train_20_column_20_break_20_2" table:formula="of:=VLOOKUP([.BC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C16]" office:value-type="float" office:value="2" calcext:value-type="float">
            <text:p>2</text:p>
          </table:table-cell>
          <table:table-cell table:style-name="train_20_column_20_break_20_2" table:formula="of:=VLOOKUP([.BG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G16]" office:value-type="float" office:value="2" calcext:value-type="float">
            <text:p>2</text:p>
          </table:table-cell>
          <table:table-cell table:style-name="train_20_column_20_break_20_2" table:formula="of:=VLOOKUP([.BK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K16]" office:value-type="float" office:value="2" calcext:value-type="float">
            <text:p>2</text:p>
          </table:table-cell>
          <table:table-cell table:style-name="train_20_column_20_break_20_2" table:formula="of:=VLOOKUP([.BO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O16]" office:value-type="float" office:value="2" calcext:value-type="float">
            <text:p>2</text:p>
          </table:table-cell>
          <table:table-cell table:style-name="train_20_column_20_break_20_2" table:formula="of:=VLOOKUP([.BS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[.BS16]" office:value-type="float" office:value="2" calcext:value-type="float">
            <text:p>2</text:p>
          </table:table-cell>
          <table:table-cell table:style-name="train_20_column_20_break_20_2" table:formula="of:=VLOOKUP([.BW16];[.C46:.D53];2)" office:value-type="string" office:string-value="⚋" calcext:value-type="string">
            <text:p>⚋</text:p>
          </table:table-cell>
          <table:table-cell table:style-name="train_20_column_20_break_20_1"/>
          <table:table-cell table:style-name="train_20_column_20_break_20_2"/>
          <table:table-cell table:style-name="train_20_column_20_break_20_1" table:formula="of:=IF([.BW16]=1;2;1)" office:value-type="float" office:value="1" calcext:value-type="float">
            <text:p>1</text:p>
          </table:table-cell>
          <table:table-cell table:style-name="train_20_column_20_break_20_2" table:formula="of:=VLOOKUP([.CA16];[.C46:.D53];2)" office:value-type="string" office:string-value="⚊" calcext:value-type="string">
            <text:p>⚊</text:p>
          </table:table-cell>
          <table:table-cell table:style-name="train_20_column_20_break_20_1"/>
          <table:table-cell table:style-name="train_20_column_20_break_20_2"/>
          <table:table-cell table:number-columns-repeated="25"/>
        </table:table-row>
        <table:table-row table:style-name="ro2">
          <table:table-cell table:number-columns-repeated="11"/>
          <table:table-cell office:value-type="string" calcext:value-type="string">
            <text:p>X5</text:p>
          </table:table-cell>
          <table:table-cell table:style-name="ce21" table:formula="of:=[.BM4]" office:value-type="float" office:value="8" calcext:value-type="float">
            <text:p>8</text:p>
          </table:table-cell>
          <table:table-cell table:formula="of:=VLOOKUP([.M17];[.C35:.D42];2)" office:value-type="string" office:string-value="☷" calcext:value-type="string">
            <text:p>☷</text:p>
          </table:table-cell>
          <table:table-cell table:style-name="train_20_column_20_break_20_1" table:formula="of:=[.D9]" office:value-type="float" office:value="2" calcext:value-type="float">
            <text:p>2</text:p>
          </table:table-cell>
          <table:table-cell table:style-name="train_20_column_20_break_20_2" table:formula="of:=VLOOKUP([.O17];[.C46:.D53];2)" office:value-type="string" office:string-value="⚋" calcext:value-type="string">
            <text:p>⚋</text:p>
          </table:table-cell>
          <table:table-cell table:style-name="train_20_column_20_break_20_1" table:formula="of:=VLOOKUP([.Q13];[.A24:.I31];[.Q12]+1)" office:value-type="float" office:value="57" calcext:value-type="float">
            <text:p>57</text:p>
          </table:table-cell>
          <table:table-cell table:style-name="train_20_column_20_break_20_2" table:formula="of:=VLOOKUP([.Q17];[.C57:.D121];2)" office:value-type="string" office:string-value="䷸" calcext:value-type="string">
            <text:p>䷸</text:p>
          </table:table-cell>
          <table:table-cell table:style-name="train_20_column_20_break_20_1" table:formula="of:= IF([.O17]=1;2;1)" office:value-type="float" office:value="1" calcext:value-type="float">
            <text:p>1</text:p>
          </table:table-cell>
          <table:table-cell table:style-name="train_20_column_20_break_20_2" table:formula="of:=VLOOKUP([.S17];[.C46:.D53];2)" office:value-type="string" office:string-value="⚊" calcext:value-type="string">
            <text:p>⚊</text:p>
          </table:table-cell>
          <table:table-cell table:style-name="train_20_column_20_break_20_1" table:formula="of:=VLOOKUP([.U13];[.A24:.I31];[.U12]+1)" office:value-type="float" office:value="9" calcext:value-type="float">
            <text:p>9</text:p>
          </table:table-cell>
          <table:table-cell table:style-name="train_20_column_20_break_20_2" table:formula="of:=VLOOKUP([.U17];[.C57:.D121];2)" office:value-type="string" office:string-value="䷈" calcext:value-type="string">
            <text:p>䷈</text:p>
          </table:table-cell>
          <table:table-cell table:style-name="train_20_column_20_break_20_1" table:formula="of:=[.S17]" office:value-type="float" office:value="1" calcext:value-type="float">
            <text:p>1</text:p>
          </table:table-cell>
          <table:table-cell table:style-name="train_20_column_20_break_20_2" table:formula="of:=VLOOKUP([.W17];[.C46:.D53];2)" office:value-type="string" office:string-value="⚊" calcext:value-type="string">
            <text:p>⚊</text:p>
          </table:table-cell>
          <table:table-cell table:style-name="train_20_column_20_break_20_1" table:formula="of:=VLOOKUP([.Y13];[.A24:.I31];[.Y12]+1)" office:value-type="float" office:value="37" calcext:value-type="float">
            <text:p>37</text:p>
          </table:table-cell>
          <table:table-cell table:style-name="train_20_column_20_break_20_2" table:formula="of:=VLOOKUP([.Y17];[.C57:.D121];2)" office:value-type="string" office:string-value="䷤" calcext:value-type="string">
            <text:p>䷤</text:p>
          </table:table-cell>
          <table:table-cell table:style-name="train_20_column_20_break_20_1" table:formula="of:=[.W17]" office:value-type="float" office:value="1" calcext:value-type="float">
            <text:p>1</text:p>
          </table:table-cell>
          <table:table-cell table:style-name="train_20_column_20_break_20_2" table:formula="of:=VLOOKUP([.AA17];[.C46:.D53];2)" office:value-type="string" office:string-value="⚊" calcext:value-type="string">
            <text:p>⚊</text:p>
          </table:table-cell>
          <table:table-cell table:style-name="train_20_column_20_break_20_1" table:formula="of:=VLOOKUP([.AC13];[.A24:.I31];[.AC12]+1)" office:value-type="float" office:value="42" calcext:value-type="float">
            <text:p>42</text:p>
          </table:table-cell>
          <table:table-cell table:style-name="train_20_column_20_break_20_2" table:formula="of:=VLOOKUP([.AC17];[.C57:.D121];2)" office:value-type="string" office:string-value="䷩" calcext:value-type="string">
            <text:p>䷩</text:p>
          </table:table-cell>
          <table:table-cell table:style-name="train_20_column_20_break_20_1" table:formula="of:=[.AA17]" office:value-type="float" office:value="1" calcext:value-type="float">
            <text:p>1</text:p>
          </table:table-cell>
          <table:table-cell table:style-name="train_20_column_20_break_20_2" table:formula="of:=VLOOKUP([.AE17];[.C46:.D53];2)" office:value-type="string" office:string-value="⚊" calcext:value-type="string">
            <text:p>⚊</text:p>
          </table:table-cell>
          <table:table-cell table:style-name="train_20_column_20_break_20_1" table:formula="of:=VLOOKUP([.AG13];[.A24:.I31];[.AG12]+1)" office:value-type="float" office:value="25" calcext:value-type="float">
            <text:p>25</text:p>
          </table:table-cell>
          <table:table-cell table:style-name="train_20_column_20_break_20_2" table:formula="of:=VLOOKUP([.AG17];[.C57:.D121];2)" office:value-type="string" office:string-value="䷘" calcext:value-type="string">
            <text:p>䷘</text:p>
          </table:table-cell>
          <table:table-cell table:style-name="train_20_column_20_break_20_1" table:formula="of:=[.AE17]" office:value-type="float" office:value="1" calcext:value-type="float">
            <text:p>1</text:p>
          </table:table-cell>
          <table:table-cell table:style-name="train_20_column_20_break_20_2" table:formula="of:=VLOOKUP([.AI17];[.C46:.D53];2)" office:value-type="string" office:string-value="⚊" calcext:value-type="string">
            <text:p>⚊</text:p>
          </table:table-cell>
          <table:table-cell table:style-name="train_20_column_20_break_20_1" table:formula="of:=VLOOKUP([.AK13];[.A24:.I31];[.AK12]+1)" office:value-type="float" office:value="21" calcext:value-type="float">
            <text:p>21</text:p>
          </table:table-cell>
          <table:table-cell table:style-name="train_20_column_20_break_20_2" table:formula="of:=VLOOKUP([.AK17];[.C57:.D121];2)" office:value-type="string" office:string-value="䷔" calcext:value-type="string">
            <text:p>䷔</text:p>
          </table:table-cell>
          <table:table-cell table:style-name="train_20_column_20_break_20_1" table:formula="of:=[.AI17]" office:value-type="float" office:value="1" calcext:value-type="float">
            <text:p>1</text:p>
          </table:table-cell>
          <table:table-cell table:style-name="train_20_column_20_break_20_2" table:formula="of:=VLOOKUP([.AM17];[.C46:.D53];2)" office:value-type="string" office:string-value="⚊" calcext:value-type="string">
            <text:p>⚊</text:p>
          </table:table-cell>
          <table:table-cell table:style-name="train_20_column_20_break_20_1" table:formula="of:=VLOOKUP([.AO13];[.A24:.I31];[.AO12]+1)" office:value-type="float" office:value="27" calcext:value-type="float">
            <text:p>27</text:p>
          </table:table-cell>
          <table:table-cell table:style-name="train_20_column_20_break_20_2" table:formula="of:=VLOOKUP([.AO17];[.C57:.D121];2)" office:value-type="string" office:string-value="䷚" calcext:value-type="string">
            <text:p>䷚</text:p>
          </table:table-cell>
          <table:table-cell table:style-name="train_20_column_20_break_20_1" table:formula="of:=[.AM17]" office:value-type="float" office:value="1" calcext:value-type="float">
            <text:p>1</text:p>
          </table:table-cell>
          <table:table-cell table:style-name="train_20_column_20_break_20_2" table:formula="of:=VLOOKUP([.AQ17];[.C46:.D53];2)" office:value-type="string" office:string-value="⚊" calcext:value-type="string">
            <text:p>⚊</text:p>
          </table:table-cell>
          <table:table-cell table:style-name="train_20_column_20_break_20_1" table:formula="of:=VLOOKUP([.AS13];[.A24:.I31];[.AS12]+1)" office:value-type="float" office:value="22" calcext:value-type="float">
            <text:p>22</text:p>
          </table:table-cell>
          <table:table-cell table:style-name="train_20_column_20_break_20_2" table:formula="of:=VLOOKUP([.AS17];[.C57:.D121];2)" office:value-type="string" office:string-value="䷕" calcext:value-type="string">
            <text:p>䷕</text:p>
          </table:table-cell>
          <table:table-cell table:style-name="train_20_column_20_break_20_1" table:formula="of:=[.AQ17]" office:value-type="float" office:value="1" calcext:value-type="float">
            <text:p>1</text:p>
          </table:table-cell>
          <table:table-cell table:style-name="train_20_column_20_break_20_2" table:formula="of:=VLOOKUP([.AU17];[.C46:.D53];2)" office:value-type="string" office:string-value="⚊" calcext:value-type="string">
            <text:p>⚊</text:p>
          </table:table-cell>
          <table:table-cell table:style-name="train_20_column_20_break_20_1" table:formula="of:=VLOOKUP([.AW13];[.A24:.I31];[.AW12]+1)" office:value-type="float" office:value="26" calcext:value-type="float">
            <text:p>26</text:p>
          </table:table-cell>
          <table:table-cell table:style-name="train_20_column_20_break_20_2" table:formula="of:=VLOOKUP([.AW17];[.C57:.D121];2)" office:value-type="string" office:string-value="䷙" calcext:value-type="string">
            <text:p>䷙</text:p>
          </table:table-cell>
          <table:table-cell table:style-name="train_20_column_20_break_20_1" table:formula="of:=IF([.AU17]=1;2;1)" office:value-type="float" office:value="2" calcext:value-type="float">
            <text:p>2</text:p>
          </table:table-cell>
          <table:table-cell table:style-name="train_20_column_20_break_20_2" table:formula="of:=VLOOKUP([.AY17];[.C46:.D53];2)" office:value-type="string" office:string-value="⚋" calcext:value-type="string">
            <text:p>⚋</text:p>
          </table:table-cell>
          <table:table-cell table:style-name="train_20_column_20_break_20_1" table:formula="of:=VLOOKUP([.BA13];[.A24:.I31];[.BA12]+1)" office:value-type="float" office:value="18" calcext:value-type="float">
            <text:p>18</text:p>
          </table:table-cell>
          <table:table-cell table:style-name="train_20_column_20_break_20_2" table:formula="of:=VLOOKUP([.BA17];[.C57:.D121];2)" office:value-type="string" office:string-value="䷑" calcext:value-type="string">
            <text:p>䷑</text:p>
          </table:table-cell>
          <table:table-cell table:style-name="train_20_column_20_break_20_1" table:formula="of:=[.AY17]" office:value-type="float" office:value="2" calcext:value-type="float">
            <text:p>2</text:p>
          </table:table-cell>
          <table:table-cell table:style-name="train_20_column_20_break_20_2" table:formula="of:=VLOOKUP([.BC17];[.C46:.D53];2)" office:value-type="string" office:string-value="⚋" calcext:value-type="string">
            <text:p>⚋</text:p>
          </table:table-cell>
          <table:table-cell table:style-name="train_20_column_20_break_20_1" table:formula="of:=VLOOKUP([.BE13];[.A24:.I31];[.BE12]+1)" office:value-type="float" office:value="52" calcext:value-type="float">
            <text:p>52</text:p>
          </table:table-cell>
          <table:table-cell table:style-name="train_20_column_20_break_20_2" table:formula="of:=VLOOKUP([.BE17];[.C57:.D121];2)" office:value-type="string" office:string-value="䷳" calcext:value-type="string">
            <text:p>䷳</text:p>
          </table:table-cell>
          <table:table-cell table:style-name="train_20_column_20_break_20_1" table:formula="of:=[.BC17]" office:value-type="float" office:value="2" calcext:value-type="float">
            <text:p>2</text:p>
          </table:table-cell>
          <table:table-cell table:style-name="train_20_column_20_break_20_2" table:formula="of:=VLOOKUP([.BG17];[.C46:.D53];2)" office:value-type="string" office:string-value="⚋" calcext:value-type="string">
            <text:p>⚋</text:p>
          </table:table-cell>
          <table:table-cell table:style-name="train_20_column_20_break_20_1" table:formula="of:=VLOOKUP([.BI13];[.A24:.I31];[.BI12]+1)" office:value-type="float" office:value="23" calcext:value-type="float">
            <text:p>23</text:p>
          </table:table-cell>
          <table:table-cell table:style-name="train_20_column_20_break_20_2" table:formula="of:=VLOOKUP([.BI17];[.C57:.D121];2)" office:value-type="string" office:string-value="䷖" calcext:value-type="string">
            <text:p>䷖</text:p>
          </table:table-cell>
          <table:table-cell table:style-name="train_20_column_20_break_20_1" table:formula="of:=[.BG17]" office:value-type="float" office:value="2" calcext:value-type="float">
            <text:p>2</text:p>
          </table:table-cell>
          <table:table-cell table:style-name="train_20_column_20_break_20_2" table:formula="of:=VLOOKUP([.BK17];[.C46:.D53];2)" office:value-type="string" office:string-value="⚋" calcext:value-type="string">
            <text:p>⚋</text:p>
          </table:table-cell>
          <table:table-cell table:style-name="train_20_column_20_break_20_1" table:formula="of:=VLOOKUP([.BM13];[.A24:.I31];[.BM12]+1)" office:value-type="float" office:value="35" calcext:value-type="float">
            <text:p>35</text:p>
          </table:table-cell>
          <table:table-cell table:style-name="train_20_column_20_break_20_2" table:formula="of:=VLOOKUP([.BM17];[.C57:.D121];2)" office:value-type="string" office:string-value="䷢" calcext:value-type="string">
            <text:p>䷢</text:p>
          </table:table-cell>
          <table:table-cell table:style-name="train_20_column_20_break_20_1" table:formula="of:=[.BK17]" office:value-type="float" office:value="2" calcext:value-type="float">
            <text:p>2</text:p>
          </table:table-cell>
          <table:table-cell table:style-name="train_20_column_20_break_20_2" table:formula="of:=VLOOKUP([.BO17];[.C46:.D53];2)" office:value-type="string" office:string-value="⚋" calcext:value-type="string">
            <text:p>⚋</text:p>
          </table:table-cell>
          <table:table-cell table:style-name="train_20_column_20_break_20_1" table:formula="of:=VLOOKUP([.BQ13];[.A24:.I31];[.BQ12]+1)" office:value-type="float" office:value="12" calcext:value-type="float">
            <text:p>12</text:p>
          </table:table-cell>
          <table:table-cell table:style-name="train_20_column_20_break_20_2" table:formula="of:=VLOOKUP([.BQ17];[.C57:.D121];2)" office:value-type="string" office:string-value="䷋" calcext:value-type="string">
            <text:p>䷋</text:p>
          </table:table-cell>
          <table:table-cell table:style-name="train_20_column_20_break_20_1" table:formula="of:=[.BO17]" office:value-type="float" office:value="2" calcext:value-type="float">
            <text:p>2</text:p>
          </table:table-cell>
          <table:table-cell table:style-name="train_20_column_20_break_20_2" table:formula="of:=VLOOKUP([.BS17];[.C46:.D53];2)" office:value-type="string" office:string-value="⚋" calcext:value-type="string">
            <text:p>⚋</text:p>
          </table:table-cell>
          <table:table-cell table:style-name="train_20_column_20_break_20_1" table:formula="of:=VLOOKUP([.BU13];[.A24:.I31];[.BU12]+1)" office:value-type="float" office:value="20" calcext:value-type="float">
            <text:p>20</text:p>
          </table:table-cell>
          <table:table-cell table:style-name="train_20_column_20_break_20_2" table:formula="of:=VLOOKUP([.Q17];[.C57:.D121];2)" office:value-type="string" office:string-value="䷸" calcext:value-type="string">
            <text:p>䷸</text:p>
          </table:table-cell>
          <table:table-cell table:style-name="train_20_column_20_break_20_1" table:formula="of:=[.BS17]" office:value-type="float" office:value="2" calcext:value-type="float">
            <text:p>2</text:p>
          </table:table-cell>
          <table:table-cell table:style-name="train_20_column_20_break_20_2" table:formula="of:=VLOOKUP([.BW17];[.C46:.D53];2)" office:value-type="string" office:string-value="⚋" calcext:value-type="string">
            <text:p>⚋</text:p>
          </table:table-cell>
          <table:table-cell table:style-name="train_20_column_20_break_20_1" table:formula="of:=VLOOKUP([.BY13];[.A24:.I31];[.BY12]+1)" office:value-type="float" office:value="53" calcext:value-type="float">
            <text:p>53</text:p>
          </table:table-cell>
          <table:table-cell table:style-name="train_20_column_20_break_20_2" table:formula="of:=VLOOKUP([.BY17];[.C57:.D121];2)" office:value-type="string" office:string-value="䷴" calcext:value-type="string">
            <text:p>䷴</text:p>
          </table:table-cell>
          <table:table-cell table:style-name="train_20_column_20_break_20_1" table:formula="of:=[.BW17]" office:value-type="float" office:value="2" calcext:value-type="float">
            <text:p>2</text:p>
          </table:table-cell>
          <table:table-cell table:style-name="train_20_column_20_break_20_2" table:formula="of:=VLOOKUP([.CA17];[.C46:.D53];2)" office:value-type="string" office:string-value="⚋" calcext:value-type="string">
            <text:p>⚋</text:p>
          </table:table-cell>
          <table:table-cell table:style-name="train_20_column_20_break_20_1" table:formula="of:=VLOOKUP([.CC13];[.A24:.I31];[.CC12]+1)" office:value-type="float" office:value="57" calcext:value-type="float">
            <text:p>57</text:p>
          </table:table-cell>
          <table:table-cell table:style-name="train_20_column_20_break_20_2" table:formula="of:=VLOOKUP([.CC17];[.C57:.D121];2)" office:value-type="string" office:string-value="䷸" calcext:value-type="string">
            <text:p>䷸</text:p>
          </table:table-cell>
          <table:table-cell table:number-columns-repeated="25"/>
        </table:table-row>
        <table:table-row table:style-name="ro2">
          <table:table-cell table:formula="of:=VLOOKUP([.B18];[.B238:.C248];2)" office:value-type="float" office:value="4" calcext:value-type="float">
            <text:p>4</text:p>
          </table:table-cell>
          <table:table-cell table:style-name="ce9" table:formula="of:=[Data.D5]" office:value-type="float" office:value="5" calcext:value-type="float">
            <text:p>5.00</text:p>
          </table:table-cell>
          <table:table-cell office:value-type="string" calcext:value-type="string">
            <text:p>How Cast</text:p>
          </table:table-cell>
          <table:table-cell/>
          <table:table-cell office:value-type="string" calcext:value-type="string">
            <text:p>B237:C247</text:p>
          </table:table-cell>
          <table:table-cell table:number-columns-repeated="6"/>
          <table:table-cell office:value-type="string" calcext:value-type="string">
            <text:p>X4</text:p>
          </table:table-cell>
          <table:table-cell table:style-name="ce21" table:formula="of:=[.BM5]" office:value-type="float" office:value="8" calcext:value-type="float">
            <text:p>8</text:p>
          </table:table-cell>
          <table:table-cell table:formula="of:=VLOOKUP([.M18];[.C35:.D42];2)" office:value-type="string" office:string-value="☷" calcext:value-type="string">
            <text:p>☷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9"/>
        </table:table-row>
        <table:table-row table:style-name="ro2">
          <table:table-cell table:number-columns-repeated="11"/>
          <table:table-cell office:value-type="string" calcext:value-type="string">
            <text:p>X3</text:p>
          </table:table-cell>
          <table:table-cell table:formula="of:=[.M10]" office:value-type="float" office:value="4" calcext:value-type="float">
            <text:p>4</text:p>
          </table:table-cell>
          <table:table-cell table:formula="of:=VLOOKUP([.M19];[.C35:.D42];2)" office:value-type="string" office:string-value="☳" calcext:value-type="string">
            <text:p>☳</text:p>
          </table:table-cell>
          <table:table-cell table:number-columns-repeated="93"/>
        </table:table-row>
        <table:table-row table:style-name="ro2">
          <table:table-cell office:value-type="string" calcext:value-type="string">
            <text:p>Hexa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formula="of:=COUNTBLANK([Report.F7:.F545])" office:value-type="float" office:value="83" calcext:value-type="float">
            <text:p>83</text:p>
          </table:table-cell>
          <table:table-cell table:formula="of:=512-7" office:value-type="float" office:value="505" calcext:value-type="float">
            <text:p>505</text:p>
          </table:table-cell>
          <table:table-cell table:formula="of:=[.E20]-[.D20]"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table:formula="of:=[.F20]-[.G20]" office:value-type="float" office:value="404" calcext:value-type="float">
            <text:p>404</text:p>
          </table:table-cell>
          <table:table-cell office:value-type="float" office:value="34" calcext:value-type="float">
            <text:p>34</text:p>
          </table:table-cell>
          <table:table-cell table:formula="of:=[.H20]*[.I20]" office:value-type="float" office:value="13736" calcext:value-type="float">
            <text:p>13736</text:p>
          </table:table-cell>
          <table:table-cell/>
          <table:table-cell office:value-type="string" calcext:value-type="string">
            <text:p>I1</text:p>
          </table:table-cell>
          <table:table-cell table:formula="of:=[.J5]" office:value-type="float" office:value="5" calcext:value-type="float">
            <text:p>5</text:p>
          </table:table-cell>
          <table:table-cell table:formula="of:=[.K5]" office:value-type="string" office:string-value="☴" calcext:value-type="string">
            <text:p>☴</text:p>
          </table:table-cell>
          <table:table-cell table:number-columns-repeated="93"/>
        </table:table-row>
        <table:table-row table:style-name="ro2">
          <table:table-cell table:number-columns-repeated="11"/>
          <table:table-cell office:value-type="string" calcext:value-type="string">
            <text:p>I2</text:p>
          </table:table-cell>
          <table:table-cell table:formula="of:=[.J4]" office:value-type="float" office:value="3" calcext:value-type="float">
            <text:p>3</text:p>
          </table:table-cell>
          <table:table-cell table:formula="of:=[.K4]" office:value-type="string" office:string-value="☲" calcext:value-type="string">
            <text:p>☲</text:p>
          </table:table-cell>
          <table:table-cell table:number-columns-repeated="93"/>
        </table:table-row>
        <table:table-row table:style-name="ro2">
          <table:table-cell office:value-type="string" calcext:value-type="string">
            <text:p>a24-i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formula="of:=[.J11]" office:value-type="float" office:value="7" calcext:value-type="float">
            <text:p>7</text:p>
          </table:table-cell>
          <table:table-cell table:formula="of:=[.K11]" office:value-type="string" office:string-value="☶" calcext:value-type="string">
            <text:p>☶</text:p>
          </table:table-cell>
          <table:table-cell table:number-columns-repeated="93"/>
        </table:table-row>
        <table:table-row table:style-name="ro2">
          <table:table-cell/>
          <table:table-cell office:value-type="string" calcext:value-type="string">
            <text:p>☰</text:p>
          </table:table-cell>
          <table:table-cell office:value-type="string" calcext:value-type="string">
            <text:p>☱</text:p>
          </table:table-cell>
          <table:table-cell office:value-type="string" calcext:value-type="string">
            <text:p>☲ </text:p>
          </table:table-cell>
          <table:table-cell office:value-type="string" calcext:value-type="string">
            <text:p>☳</text:p>
          </table:table-cell>
          <table:table-cell office:value-type="string" calcext:value-type="string">
            <text:p>☴</text:p>
          </table:table-cell>
          <table:table-cell office:value-type="string" calcext:value-type="string">
            <text:p>☵</text:p>
          </table:table-cell>
          <table:table-cell office:value-type="string" calcext:value-type="string">
            <text:p>☶</text:p>
          </table:table-cell>
          <table:table-cell office:value-type="string" calcext:value-type="string">
            <text:p>☷</text:p>
          </table:table-cell>
          <table:table-cell table:number-columns-repeated="9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☰</text:p>
          </table:table-cell>
          <table:table-cell/>
          <table:table-cell office:value-type="string" calcext:value-type="string">
            <text:p>FuXi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Ma Wang Dui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Govinda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LianShanyi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Guicangy</text:p>
          </table:table-cell>
          <table:table-cell office:value-type="string" calcext:value-type="string">
            <text:p>King Wen</text:p>
          </table:table-cell>
          <table:table-cell/>
          <table:table-cell office:value-type="string" calcext:value-type="string">
            <text:p>Cullinane</text:p>
          </table:table-cell>
          <table:table-cell office:value-type="string" calcext:value-type="string">
            <text:p>King W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xt System</text:p>
          </table:table-cell>
          <table:table-cell office:value-type="string" calcext:value-type="string">
            <text:p>King Wen</text:p>
          </table:table-cell>
          <table:table-cell office:value-type="string" calcext:value-type="string">
            <text:p>Next System</text:p>
          </table:table-cell>
          <table:table-cell office:value-type="string" calcext:value-type="string">
            <text:p>King Wen</text:p>
          </table:table-cell>
          <table:table-cell table:number-columns-repeated="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☱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☲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train_20_tracks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☳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train_20_tracks"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☴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train_20_tracks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☵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train_20_tracks"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☶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train_20_tracks"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☷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train_20_tracks"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train_20_tracks"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Trigrams</text:p>
          </table:table-cell>
          <table:table-cell office:value-type="string" calcext:value-type="string">
            <text:p>Yi Jing</text:p>
          </table:table-cell>
          <table:table-cell office:value-type="string" calcext:value-type="string">
            <text:p>C35-D4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train_20_tracks"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Hex Code</text:p>
          </table:table-cell>
          <table:table-cell office:value-type="string" calcext:value-type="string">
            <text:p>Unicode </text:p>
          </table:table-cell>
          <table:table-cell office:value-type="string" calcext:value-type="string">
            <text:p>T#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Bi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train_20_tracks" office:value-type="float" office:value="36" calcext:value-type="float">
            <text:p>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float" office:value="2630" calcext:value-type="float">
            <text:p>2630</text:p>
          </table:table-cell>
          <table:table-cell table:formula="of:=HEX2DEC([.A35])" office:value-type="float" office:value="9776" calcext:value-type="float">
            <text:p>9776</text:p>
          </table:table-cell>
          <table:table-cell office:value-type="float" office:value="1" calcext:value-type="float">
            <text:p>1</text:p>
          </table:table-cell>
          <table:table-cell table:formula="of:=UNICHAR([.B35])" office:value-type="string" office:string-value="☰" calcext:value-type="string">
            <text:p>☰</text:p>
          </table:table-cell>
          <table:table-cell office:value-type="string" calcext:value-type="string">
            <text:p>Qian</text:p>
          </table:table-cell>
          <table:table-cell office:value-type="string" calcext:value-type="string">
            <text:p>乾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train_20_tracks"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36])" office:value-type="string" office:string-value="2631" calcext:value-type="string">
            <text:p>2631</text:p>
          </table:table-cell>
          <table:table-cell table:formula="of:=[.B35]+1" office:value-type="float" office:value="9777" calcext:value-type="float">
            <text:p>9777</text:p>
          </table:table-cell>
          <table:table-cell office:value-type="float" office:value="2" calcext:value-type="float">
            <text:p>2</text:p>
          </table:table-cell>
          <table:table-cell table:formula="of:=UNICHAR([.B36])" office:value-type="string" office:string-value="☱" calcext:value-type="string">
            <text:p>☱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兌</text:p>
          </table:table-cell>
          <table:table-cell office:value-type="string" calcext:value-type="string">
            <text:p>G38:i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train_20_tracks" office:value-type="float" office:value="63" calcext:value-type="float">
            <text:p>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37])" office:value-type="string" office:string-value="2632" calcext:value-type="string">
            <text:p>2632</text:p>
          </table:table-cell>
          <table:table-cell table:formula="of:=[.B36]+1" office:value-type="float" office:value="9778" calcext:value-type="float">
            <text:p>9778</text:p>
          </table:table-cell>
          <table:table-cell office:value-type="float" office:value="3" calcext:value-type="float">
            <text:p>3</text:p>
          </table:table-cell>
          <table:table-cell table:formula="of:=UNICHAR([.B37])" office:value-type="string" office:string-value="☲" calcext:value-type="string">
            <text:p>☲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離</text:p>
          </table:table-cell>
          <table:table-cell/>
          <table:table-cell table:formula="of:=[.D46]" office:value-type="string" office:string-value="⚊" calcext:value-type="string">
            <text:p>⚊</text:p>
          </table:table-cell>
          <table:table-cell table:formula="of:=[.D47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train_20_tracks"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38])" office:value-type="string" office:string-value="2633" calcext:value-type="string">
            <text:p>2633</text:p>
          </table:table-cell>
          <table:table-cell table:formula="of:=[.B37]+1" office:value-type="float" office:value="9779" calcext:value-type="float">
            <text:p>9779</text:p>
          </table:table-cell>
          <table:table-cell office:value-type="float" office:value="4" calcext:value-type="float">
            <text:p>4</text:p>
          </table:table-cell>
          <table:table-cell table:formula="of:=UNICHAR([.B38])" office:value-type="string" office:string-value="☳" calcext:value-type="string">
            <text:p>☳</text:p>
          </table:table-cell>
          <table:table-cell office:value-type="string" calcext:value-type="string">
            <text:p>Zhen</text:p>
          </table:table-cell>
          <table:table-cell office:value-type="string" calcext:value-type="string">
            <text:p>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53]" office:value-type="string" office:string-value="-»«-" calcext:value-type="string">
            <text:p>-»«-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train_20_tracks" office:value-type="float" office:value="55" calcext:value-type="float">
            <text:p>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39])" office:value-type="string" office:string-value="2634" calcext:value-type="string">
            <text:p>2634</text:p>
          </table:table-cell>
          <table:table-cell table:formula="of:=[.B38]+1" office:value-type="float" office:value="9780" calcext:value-type="float">
            <text:p>9780</text:p>
          </table:table-cell>
          <table:table-cell office:value-type="float" office:value="5" calcext:value-type="float">
            <text:p>5</text:p>
          </table:table-cell>
          <table:table-cell table:formula="of:=UNICHAR([.B39])" office:value-type="string" office:string-value="☴" calcext:value-type="string">
            <text:p>☴</text:p>
          </table:table-cell>
          <table:table-cell office:value-type="string" calcext:value-type="string">
            <text:p>Xun</text:p>
          </table:table-cell>
          <table:table-cell office:value-type="string" calcext:value-type="string">
            <text:p>巽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47]" office:value-type="string" office:string-value="⚋" calcext:value-type="string">
            <text:p>⚋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train_20_tracks"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40])" office:value-type="string" office:string-value="2635" calcext:value-type="string">
            <text:p>2635</text:p>
          </table:table-cell>
          <table:table-cell table:formula="of:=[.B39]+1" office:value-type="float" office:value="9781" calcext:value-type="float">
            <text:p>9781</text:p>
          </table:table-cell>
          <table:table-cell office:value-type="float" office:value="6" calcext:value-type="float">
            <text:p>6</text:p>
          </table:table-cell>
          <table:table-cell table:formula="of:=UNICHAR([.B40])" office:value-type="string" office:string-value="☵" calcext:value-type="string">
            <text:p>☵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坎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48]" office:value-type="string" office:string-value="⚌" calcext:value-type="string">
            <text:p>⚌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train_20_tracks"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41])" office:value-type="string" office:string-value="2636" calcext:value-type="string">
            <text:p>2636</text:p>
          </table:table-cell>
          <table:table-cell table:formula="of:=[.B40]+1" office:value-type="float" office:value="9782" calcext:value-type="float">
            <text:p>9782</text:p>
          </table:table-cell>
          <table:table-cell office:value-type="float" office:value="7" calcext:value-type="float">
            <text:p>7</text:p>
          </table:table-cell>
          <table:table-cell table:formula="of:=UNICHAR([.B41])" office:value-type="string" office:string-value="☶" calcext:value-type="string">
            <text:p>☶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艮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52]" office:value-type="string" office:string-value="⇔" calcext:value-type="string">
            <text:p>⇔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train_20_tracks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42])" office:value-type="string" office:string-value="2637" calcext:value-type="string">
            <text:p>2637</text:p>
          </table:table-cell>
          <table:table-cell table:formula="of:=[.B41]+1" office:value-type="float" office:value="9783" calcext:value-type="float">
            <text:p>9783</text:p>
          </table:table-cell>
          <table:table-cell office:value-type="float" office:value="8" calcext:value-type="float">
            <text:p>8</text:p>
          </table:table-cell>
          <table:table-cell table:formula="of:=UNICHAR([.B42])" office:value-type="string" office:string-value="☷" calcext:value-type="string">
            <text:p>☷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坤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style-name="train_20_tracks"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style-name="train_20_tracks" office:value-type="float" office:value="41" calcext:value-type="float">
            <text:p>4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Bigrams</text:p>
          </table:table-cell>
          <table:table-cell office:value-type="string" calcext:value-type="string">
            <text:p>Yi Jing</text:p>
          </table:table-cell>
          <table:table-cell office:value-type="string" calcext:value-type="string">
            <text:p>C45-D53</text:p>
          </table:table-cell>
          <table:table-cell table:number-columns-repeated="3"/>
          <table:table-cell office:value-type="string" calcext:value-type="string">
            <text:p>Ying Tri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train_20_tracks" office:value-type="float" office:value="60" calcext:value-type="float">
            <text:p>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Hex Code</text:p>
          </table:table-cell>
          <table:table-cell office:value-type="string" calcext:value-type="string">
            <text:p>Unicode </text:p>
          </table:table-cell>
          <table:table-cell office:value-type="string" calcext:value-type="string">
            <text:p>B#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Name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style-name="train_20_tracks" office:value-type="float" office:value="61" calcext:value-type="float">
            <text:p>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268A</text:p>
          </table:table-cell>
          <table:table-cell table:formula="of:=HEX2DEC([.A46])" office:value-type="float" office:value="9866" calcext:value-type="float">
            <text:p>9866</text:p>
          </table:table-cell>
          <table:table-cell office:value-type="float" office:value="1" calcext:value-type="float">
            <text:p>1</text:p>
          </table:table-cell>
          <table:table-cell table:formula="of:=UNICHAR([.B46])" office:value-type="string" office:string-value="⚊" calcext:value-type="string">
            <text:p>⚊</text:p>
          </table:table-cell>
          <table:table-cell office:value-type="string" calcext:value-type="string">
            <text:p>Yang</text:p>
          </table:table-cell>
          <table:table-cell/>
          <table:table-cell office:value-type="string" calcext:value-type="string">
            <text:p>G48:i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style-name="train_20_tracks" office:value-type="float" office:value="54" calcext:value-type="float">
            <text:p>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47])" office:value-type="string" office:string-value="268B" calcext:value-type="string">
            <text:p>268B</text:p>
          </table:table-cell>
          <table:table-cell table:formula="of:=[.B46]+1"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formula="of:=UNICHAR([.B47])" office:value-type="string" office:string-value="⚋" calcext:value-type="string">
            <text:p>⚋</text:p>
          </table:table-cell>
          <table:table-cell office:value-type="string" calcext:value-type="string">
            <text:p>Yin</text:p>
          </table:table-cell>
          <table:table-cell table:number-columns-repeated="2"/>
          <table:table-cell table:formula="of:=[.H37]" office:value-type="string" office:string-value="⚊" calcext:value-type="string">
            <text:p>⚊</text:p>
          </table:table-cell>
          <table:table-cell table:formula="of:=[.I37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style-name="train_20_tracks" office:value-type="float" office:value="38" calcext:value-type="float">
            <text:p>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48])" office:value-type="string" office:string-value="268C" calcext:value-type="string">
            <text:p>268C</text:p>
          </table:table-cell>
          <table:table-cell table:formula="of:=[.B47]+1" office:value-type="float" office:value="9868" calcext:value-type="float">
            <text:p>9868</text:p>
          </table:table-cell>
          <table:table-cell office:value-type="float" office:value="3" calcext:value-type="float">
            <text:p>3</text:p>
          </table:table-cell>
          <table:table-cell table:formula="of:=UNICHAR([.B48])" office:value-type="string" office:string-value="⚌" calcext:value-type="string">
            <text:p>⚌</text:p>
          </table:table-cell>
          <table:table-cell office:value-type="string" calcext:value-type="string">
            <text:p>Young Ya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style-name="train_20_tracks" office:value-type="float" office:value="58" calcext:value-type="float">
            <text:p>58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49])" office:value-type="string" office:string-value="268D" calcext:value-type="string">
            <text:p>268D</text:p>
          </table:table-cell>
          <table:table-cell table:formula="of:=[.B48]+1" office:value-type="float" office:value="9869" calcext:value-type="float">
            <text:p>9869</text:p>
          </table:table-cell>
          <table:table-cell office:value-type="float" office:value="4" calcext:value-type="float">
            <text:p>4</text:p>
          </table:table-cell>
          <table:table-cell table:formula="of:=UNICHAR([.B49])" office:value-type="string" office:string-value="⚍" calcext:value-type="string">
            <text:p>⚍</text:p>
          </table:table-cell>
          <table:table-cell office:value-type="string" calcext:value-type="string">
            <text:p>Old Yan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train_20_tracks"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50])" office:value-type="string" office:string-value="268E" calcext:value-type="string">
            <text:p>268E</text:p>
          </table:table-cell>
          <table:table-cell table:formula="of:=[.B49]+1" office:value-type="float" office:value="9870" calcext:value-type="float">
            <text:p>9870</text:p>
          </table:table-cell>
          <table:table-cell office:value-type="float" office:value="5" calcext:value-type="float">
            <text:p>5</text:p>
          </table:table-cell>
          <table:table-cell table:formula="of:=UNICHAR([.B50])" office:value-type="string" office:string-value="⚎" calcext:value-type="string">
            <text:p>⚎</text:p>
          </table:table-cell>
          <table:table-cell office:value-type="string" calcext:value-type="string">
            <text:p>Old Yi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train_20_tracks"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51])" office:value-type="string" office:string-value="268F" calcext:value-type="string">
            <text:p>268F</text:p>
          </table:table-cell>
          <table:table-cell table:formula="of:=[.B50]+1" office:value-type="float" office:value="9871" calcext:value-type="float">
            <text:p>9871</text:p>
          </table:table-cell>
          <table:table-cell office:value-type="float" office:value="6" calcext:value-type="float">
            <text:p>6</text:p>
          </table:table-cell>
          <table:table-cell table:formula="of:=UNICHAR([.B51])" office:value-type="string" office:string-value="⚏" calcext:value-type="string">
            <text:p>⚏</text:p>
          </table:table-cell>
          <table:table-cell office:value-type="string" calcext:value-type="string">
            <text:p>Young Y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train_20_tracks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27FA</text:p>
          </table:table-cell>
          <table:table-cell table:formula="of:=HEX2DEC([.A52])" office:value-type="float" office:value="10234" calcext:value-type="float">
            <text:p>10234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⇔</text:p>
          </table:table-cell>
          <table:table-cell office:value-type="string" calcext:value-type="string">
            <text:p>Old Yin</text:p>
          </table:table-cell>
          <table:table-cell table:style-name="ce2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train_20_tracks"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1D300</text:p>
          </table:table-cell>
          <table:table-cell table:formula="of:=HEX2DEC([.A53])" office:value-type="float" office:value="119552" calcext:value-type="float">
            <text:p>1195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»«-</text:p>
          </table:table-cell>
          <table:table-cell office:value-type="string" calcext:value-type="string">
            <text:p>Old Ya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style-name="train_20_tracks"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Hexagrams</text:p>
          </table:table-cell>
          <table:table-cell office:value-type="string" calcext:value-type="string">
            <text:p>Yi Jing</text:p>
          </table:table-cell>
          <table:table-cell office:value-type="string" calcext:value-type="string">
            <text:p>C57-D120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train_20_tracks"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Hex Code</text:p>
          </table:table-cell>
          <table:table-cell office:value-type="string" calcext:value-type="string">
            <text:p>Unicode </text:p>
          </table:table-cell>
          <table:table-cell office:value-type="string" calcext:value-type="string">
            <text:p>H #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ri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train_20_tracks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office:value-type="string" calcext:value-type="string">
            <text:p>262F</text:p>
          </table:table-cell>
          <table:table-cell office:value-type="float" office:value="9775" calcext:value-type="float">
            <text:p>9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∅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style-name="train_20_tracks" office:value-type="float" office:value="43" calcext:value-type="float">
            <text:p>4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57])" office:value-type="string" office:string-value="4DC0" calcext:value-type="string">
            <text:p>4DC0</text:p>
          </table:table-cell>
          <table:table-cell office:value-type="float" office:value="19904" calcext:value-type="float">
            <text:p>19904</text:p>
          </table:table-cell>
          <table:table-cell office:value-type="float" office:value="1" calcext:value-type="float">
            <text:p>1</text:p>
          </table:table-cell>
          <table:table-cell table:formula="of:=UNICHAR([.B57])" office:value-type="string" office:string-value="䷀" calcext:value-type="string">
            <text:p>䷀</text:p>
          </table:table-cell>
          <table:table-cell office:value-type="string" calcext:value-type="string">
            <text:p>Creative</text:p>
          </table:table-cell>
          <table:table-cell/>
          <table:table-cell office:value-type="string" calcext:value-type="string">
            <text:p>G59:i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style-name="train_20_tracks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58])" office:value-type="string" office:string-value="4DC1" calcext:value-type="string">
            <text:p>4DC1</text:p>
          </table:table-cell>
          <table:table-cell table:formula="of:=[.B57]+1" office:value-type="float" office:value="19905" calcext:value-type="float">
            <text:p>19905</text:p>
          </table:table-cell>
          <table:table-cell table:formula="of:=[.C57]+1" office:value-type="float" office:value="2" calcext:value-type="float">
            <text:p>2</text:p>
          </table:table-cell>
          <table:table-cell table:formula="of:=UNICHAR([.B58])" office:value-type="string" office:string-value="䷁" calcext:value-type="string">
            <text:p>䷁</text:p>
          </table:table-cell>
          <table:table-cell office:value-type="string" calcext:value-type="string">
            <text:p>Receptive</text:p>
          </table:table-cell>
          <table:table-cell table:number-columns-repeated="2"/>
          <table:table-cell table:formula="of:=[.H47]" office:value-type="string" office:string-value="⚊" calcext:value-type="string">
            <text:p>⚊</text:p>
          </table:table-cell>
          <table:table-cell table:formula="of:=[.I47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style-name="train_20_tracks" office:value-type="float" office:value="44" calcext:value-type="float">
            <text:p>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59])" office:value-type="string" office:string-value="4DC2" calcext:value-type="string">
            <text:p>4DC2</text:p>
          </table:table-cell>
          <table:table-cell table:formula="of:=[.B58]+1" office:value-type="float" office:value="19906" calcext:value-type="float">
            <text:p>19906</text:p>
          </table:table-cell>
          <table:table-cell table:formula="of:=[.C58]+1" office:value-type="float" office:value="3" calcext:value-type="float">
            <text:p>3</text:p>
          </table:table-cell>
          <table:table-cell table:formula="of:=UNICHAR([.B59])" office:value-type="string" office:string-value="䷂" calcext:value-type="string">
            <text:p>䷂</text:p>
          </table:table-cell>
          <table:table-cell office:value-type="string" calcext:value-type="string">
            <text:p>Initial Difficul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58]" office:value-type="string" office:string-value="⚊" calcext:value-type="string">
            <text:p>⚊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style-name="train_20_tracks"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0])" office:value-type="string" office:string-value="4DC3" calcext:value-type="string">
            <text:p>4DC3</text:p>
          </table:table-cell>
          <table:table-cell table:formula="of:=[.B59]+1" office:value-type="float" office:value="19907" calcext:value-type="float">
            <text:p>19907</text:p>
          </table:table-cell>
          <table:table-cell table:formula="of:=[.C59]+1" office:value-type="float" office:value="4" calcext:value-type="float">
            <text:p>4</text:p>
          </table:table-cell>
          <table:table-cell table:formula="of:=UNICHAR([.B60])" office:value-type="string" office:string-value="䷃" calcext:value-type="string">
            <text:p>䷃</text:p>
          </table:table-cell>
          <table:table-cell office:value-type="string" calcext:value-type="string">
            <text:p>Youthful Foll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I58]" office:value-type="string" office:string-value="⚋" calcext:value-type="string">
            <text:p>⚋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style-name="train_20_tracks"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1])" office:value-type="string" office:string-value="4DC4" calcext:value-type="string">
            <text:p>4DC4</text:p>
          </table:table-cell>
          <table:table-cell table:formula="of:=[.B60]+1" office:value-type="float" office:value="19908" calcext:value-type="float">
            <text:p>19908</text:p>
          </table:table-cell>
          <table:table-cell table:formula="of:=[.C60]+1" office:value-type="float" office:value="5" calcext:value-type="float">
            <text:p>5</text:p>
          </table:table-cell>
          <table:table-cell table:formula="of:=UNICHAR([.B61])" office:value-type="string" office:string-value="䷄" calcext:value-type="string">
            <text:p>䷄</text:p>
          </table:table-cell>
          <table:table-cell office:value-type="string" calcext:value-type="string">
            <text:p>Waiting</text:p>
          </table:table-cell>
          <table:table-cell/>
          <table:table-cell office:value-type="string" calcext:value-type="string">
            <text:p>Base</text:p>
          </table:table-cell>
          <table:table-cell table:formula="of:=[.H58]" office:value-type="string" office:string-value="⚊" calcext:value-type="string">
            <text:p>⚊</text:p>
          </table:table-cell>
          <table:table-cell table:formula="of:=[.H58]" office:value-type="string" office:string-value="⚊" calcext:value-type="string">
            <text:p>⚊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style-name="train_20_tracks"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2])" office:value-type="string" office:string-value="4DC5" calcext:value-type="string">
            <text:p>4DC5</text:p>
          </table:table-cell>
          <table:table-cell table:formula="of:=[.B61]+1" office:value-type="float" office:value="19909" calcext:value-type="float">
            <text:p>19909</text:p>
          </table:table-cell>
          <table:table-cell table:formula="of:=[.C61]+1" office:value-type="float" office:value="6" calcext:value-type="float">
            <text:p>6</text:p>
          </table:table-cell>
          <table:table-cell table:formula="of:=UNICHAR([.B62])" office:value-type="string" office:string-value="䷅" calcext:value-type="string">
            <text:p>䷅</text:p>
          </table:table-cell>
          <table:table-cell office:value-type="string" calcext:value-type="string">
            <text:p>Conflict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style-name="train_20_tracks" office:value-type="float" office:value="57" calcext:value-type="float">
            <text:p>5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3])" office:value-type="string" office:string-value="4DC6" calcext:value-type="string">
            <text:p>4DC6</text:p>
          </table:table-cell>
          <table:table-cell table:formula="of:=[.B62]+1" office:value-type="float" office:value="19910" calcext:value-type="float">
            <text:p>19910</text:p>
          </table:table-cell>
          <table:table-cell table:formula="of:=[.C62]+1" office:value-type="float" office:value="7" calcext:value-type="float">
            <text:p>7</text:p>
          </table:table-cell>
          <table:table-cell table:formula="of:=UNICHAR([.B63])" office:value-type="string" office:string-value="䷆" calcext:value-type="string">
            <text:p>䷆</text:p>
          </table:table-cell>
          <table:table-cell office:value-type="string" calcext:value-type="string">
            <text:p>The Army</text:p>
          </table:table-cell>
          <table:table-cell/>
          <table:table-cell office:value-type="string" calcext:value-type="string">
            <text:p>Yang Trigram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style-name="train_20_tracks" office:value-type="float" office:value="48" calcext:value-type="float">
            <text:p>4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4])" office:value-type="string" office:string-value="4DC7" calcext:value-type="string">
            <text:p>4DC7</text:p>
          </table:table-cell>
          <table:table-cell table:formula="of:=[.B63]+1" office:value-type="float" office:value="19911" calcext:value-type="float">
            <text:p>19911</text:p>
          </table:table-cell>
          <table:table-cell table:formula="of:=[.C63]+1" office:value-type="float" office:value="8" calcext:value-type="float">
            <text:p>8</text:p>
          </table:table-cell>
          <table:table-cell table:formula="of:=UNICHAR([.B64])" office:value-type="string" office:string-value="䷇" calcext:value-type="string">
            <text:p>䷇</text:p>
          </table:table-cell>
          <table:table-cell office:value-type="string" calcext:value-type="string">
            <text:p>Union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style-name="train_20_tracks" office:value-type="float" office:value="18" calcext:value-type="float">
            <text:p>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5])" office:value-type="string" office:string-value="4DC8" calcext:value-type="string">
            <text:p>4DC8</text:p>
          </table:table-cell>
          <table:table-cell table:formula="of:=[.B64]+1" office:value-type="float" office:value="19912" calcext:value-type="float">
            <text:p>19912</text:p>
          </table:table-cell>
          <table:table-cell table:formula="of:=[.C64]+1" office:value-type="float" office:value="9" calcext:value-type="float">
            <text:p>9</text:p>
          </table:table-cell>
          <table:table-cell table:formula="of:=UNICHAR([.B65])" office:value-type="string" office:string-value="䷈" calcext:value-type="string">
            <text:p>䷈</text:p>
          </table:table-cell>
          <table:table-cell office:value-type="string" calcext:value-type="string">
            <text:p>Small Restraint</text:p>
          </table:table-cell>
          <table:table-cell/>
          <table:table-cell office:value-type="string" calcext:value-type="string">
            <text:p>G67:i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style-name="train_20_tracks"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6])" office:value-type="string" office:string-value="4DC9" calcext:value-type="string">
            <text:p>4DC9</text:p>
          </table:table-cell>
          <table:table-cell table:formula="of:=[.B65]+1" office:value-type="float" office:value="19913" calcext:value-type="float">
            <text:p>19913</text:p>
          </table:table-cell>
          <table:table-cell table:formula="of:=[.C65]+1" office:value-type="float" office:value="10" calcext:value-type="float">
            <text:p>10</text:p>
          </table:table-cell>
          <table:table-cell table:formula="of:=UNICHAR([.B66])" office:value-type="string" office:string-value="䷉" calcext:value-type="string">
            <text:p>䷉</text:p>
          </table:table-cell>
          <table:table-cell office:value-type="string" calcext:value-type="string">
            <text:p>Treading Carefully</text:p>
          </table:table-cell>
          <table:table-cell table:number-columns-repeated="2"/>
          <table:table-cell table:formula="of:=[.H58]" office:value-type="string" office:string-value="⚊" calcext:value-type="string">
            <text:p>⚊</text:p>
          </table:table-cell>
          <table:table-cell table:formula="of:=[.I58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style-name="train_20_tracks"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7])" office:value-type="string" office:string-value="4DCA" calcext:value-type="string">
            <text:p>4DCA</text:p>
          </table:table-cell>
          <table:table-cell table:formula="of:=[.B66]+1" office:value-type="float" office:value="19914" calcext:value-type="float">
            <text:p>19914</text:p>
          </table:table-cell>
          <table:table-cell table:formula="of:=[.C66]+1" office:value-type="float" office:value="11" calcext:value-type="float">
            <text:p>11</text:p>
          </table:table-cell>
          <table:table-cell table:formula="of:=UNICHAR([.B67])" office:value-type="string" office:string-value="䷊" calcext:value-type="string">
            <text:p>䷊</text:p>
          </table:table-cell>
          <table:table-cell office:value-type="string" calcext:value-type="string">
            <text:p>Pe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H66]" office:value-type="string" office:string-value="⚊" calcext:value-type="string">
            <text:p>⚊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style-name="train_20_tracks"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8])" office:value-type="string" office:string-value="4DCB" calcext:value-type="string">
            <text:p>4DCB</text:p>
          </table:table-cell>
          <table:table-cell table:formula="of:=[.B67]+1" office:value-type="float" office:value="19915" calcext:value-type="float">
            <text:p>19915</text:p>
          </table:table-cell>
          <table:table-cell table:formula="of:=[.C67]+1" office:value-type="float" office:value="12" calcext:value-type="float">
            <text:p>12</text:p>
          </table:table-cell>
          <table:table-cell table:formula="of:=UNICHAR([.B68])" office:value-type="string" office:string-value="䷋" calcext:value-type="string">
            <text:p>䷋</text:p>
          </table:table-cell>
          <table:table-cell office:value-type="string" calcext:value-type="string">
            <text:p>Stagn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I66]" office:value-type="string" office:string-value="⚋" calcext:value-type="string">
            <text:p>⚋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style-name="train_20_tracks" office:value-type="float" office:value="64" calcext:value-type="float">
            <text:p>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69])" office:value-type="string" office:string-value="4DCC" calcext:value-type="string">
            <text:p>4DCC</text:p>
          </table:table-cell>
          <table:table-cell table:formula="of:=[.B68]+1" office:value-type="float" office:value="19916" calcext:value-type="float">
            <text:p>19916</text:p>
          </table:table-cell>
          <table:table-cell table:formula="of:=[.C68]+1" office:value-type="float" office:value="13" calcext:value-type="float">
            <text:p>13</text:p>
          </table:table-cell>
          <table:table-cell table:formula="of:=UNICHAR([.B69])" office:value-type="string" office:string-value="䷌" calcext:value-type="string">
            <text:p>䷌</text:p>
          </table:table-cell>
          <table:table-cell office:value-type="string" calcext:value-type="string">
            <text:p>Companionship</text:p>
          </table:table-cell>
          <table:table-cell/>
          <table:table-cell office:value-type="string" calcext:value-type="string">
            <text:p>Base</text:p>
          </table:table-cell>
          <table:table-cell table:formula="of:=[.I66]" office:value-type="string" office:string-value="⚋" calcext:value-type="string">
            <text:p>⚋</text:p>
          </table:table-cell>
          <table:table-cell table:formula="of:=[.I66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style-name="train_20_tracks"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0])" office:value-type="string" office:string-value="4DCD" calcext:value-type="string">
            <text:p>4DCD</text:p>
          </table:table-cell>
          <table:table-cell table:formula="of:=[.B69]+1" office:value-type="float" office:value="19917" calcext:value-type="float">
            <text:p>19917</text:p>
          </table:table-cell>
          <table:table-cell table:formula="of:=[.C69]+1" office:value-type="float" office:value="14" calcext:value-type="float">
            <text:p>14</text:p>
          </table:table-cell>
          <table:table-cell table:formula="of:=UNICHAR([.B70])" office:value-type="string" office:string-value="䷍" calcext:value-type="string">
            <text:p>䷍</text:p>
          </table:table-cell>
          <table:table-cell office:value-type="string" calcext:value-type="string">
            <text:p>Abundance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style-name="train_20_tracks" office:value-type="float" office:value="59" calcext:value-type="float">
            <text:p>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1])" office:value-type="string" office:string-value="4DCE" calcext:value-type="string">
            <text:p>4DCE</text:p>
          </table:table-cell>
          <table:table-cell table:formula="of:=[.B70]+1" office:value-type="float" office:value="19918" calcext:value-type="float">
            <text:p>19918</text:p>
          </table:table-cell>
          <table:table-cell table:formula="of:=[.C70]+1" office:value-type="float" office:value="15" calcext:value-type="float">
            <text:p>15</text:p>
          </table:table-cell>
          <table:table-cell table:formula="of:=UNICHAR([.B71])" office:value-type="string" office:string-value="䷎" calcext:value-type="string">
            <text:p>䷎</text:p>
          </table:table-cell>
          <table:table-cell office:value-type="string" calcext:value-type="string">
            <text:p>Modesty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style-name="train_20_tracks"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2])" office:value-type="string" office:string-value="4DCF" calcext:value-type="string">
            <text:p>4DCF</text:p>
          </table:table-cell>
          <table:table-cell table:formula="of:=[.B71]+1" office:value-type="float" office:value="19919" calcext:value-type="float">
            <text:p>19919</text:p>
          </table:table-cell>
          <table:table-cell table:formula="of:=[.C71]+1" office:value-type="float" office:value="16" calcext:value-type="float">
            <text:p>16</text:p>
          </table:table-cell>
          <table:table-cell table:formula="of:=UNICHAR([.B72])" office:value-type="string" office:string-value="䷏" calcext:value-type="string">
            <text:p>䷏</text:p>
          </table:table-cell>
          <table:table-cell office:value-type="string" calcext:value-type="string">
            <text:p>Harmony</text:p>
          </table:table-cell>
          <table:table-cell/>
          <table:table-cell office:value-type="string" calcext:value-type="string">
            <text:p>Bigra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style-name="train_20_tracks" office:value-type="float" office:value="4" calcext:value-type="float">
            <text:p>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3])" office:value-type="string" office:string-value="4DD0" calcext:value-type="string">
            <text:p>4DD0</text:p>
          </table:table-cell>
          <table:table-cell table:formula="of:=[.B72]+1" office:value-type="float" office:value="19920" calcext:value-type="float">
            <text:p>19920</text:p>
          </table:table-cell>
          <table:table-cell table:formula="of:=[.C72]+1" office:value-type="float" office:value="17" calcext:value-type="float">
            <text:p>17</text:p>
          </table:table-cell>
          <table:table-cell table:formula="of:=UNICHAR([.B73])" office:value-type="string" office:string-value="䷐" calcext:value-type="string">
            <text:p>䷐</text:p>
          </table:table-cell>
          <table:table-cell office:value-type="string" calcext:value-type="string">
            <text:p>Following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style-name="train_20_tracks"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4])" office:value-type="string" office:string-value="4DD1" calcext:value-type="string">
            <text:p>4DD1</text:p>
          </table:table-cell>
          <table:table-cell table:formula="of:=[.B73]+1" office:value-type="float" office:value="19921" calcext:value-type="float">
            <text:p>19921</text:p>
          </table:table-cell>
          <table:table-cell table:formula="of:=[.C73]+1" office:value-type="float" office:value="18" calcext:value-type="float">
            <text:p>18</text:p>
          </table:table-cell>
          <table:table-cell table:formula="of:=UNICHAR([.B74])" office:value-type="string" office:string-value="䷑" calcext:value-type="string">
            <text:p>䷑</text:p>
          </table:table-cell>
          <table:table-cell office:value-type="string" calcext:value-type="string">
            <text:p>Arresting Decay</text:p>
          </table:table-cell>
          <table:table-cell/>
          <table:table-cell office:value-type="string" calcext:value-type="string">
            <text:p>h76:i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style-name="train_20_tracks" office:value-type="float" office:value="33" calcext:value-type="float">
            <text:p>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5])" office:value-type="string" office:string-value="4DD2" calcext:value-type="string">
            <text:p>4DD2</text:p>
          </table:table-cell>
          <table:table-cell table:formula="of:=[.B74]+1" office:value-type="float" office:value="19922" calcext:value-type="float">
            <text:p>19922</text:p>
          </table:table-cell>
          <table:table-cell table:formula="of:=[.C74]+1" office:value-type="float" office:value="19" calcext:value-type="float">
            <text:p>19</text:p>
          </table:table-cell>
          <table:table-cell table:formula="of:=UNICHAR([.B75])" office:value-type="string" office:string-value="䷒" calcext:value-type="string">
            <text:p>䷒</text:p>
          </table:table-cell>
          <table:table-cell office:value-type="string" calcext:value-type="string">
            <text:p>Advance</text:p>
          </table:table-cell>
          <table:table-cell table:number-columns-repeated="2"/>
          <table:table-cell table:formula="of:=[.H66]" office:value-type="string" office:string-value="⚊" calcext:value-type="string">
            <text:p>⚊</text:p>
          </table:table-cell>
          <table:table-cell table:formula="of:=[.I66]" office:value-type="string" office:string-value="⚋" calcext:value-type="string">
            <text:p>⚋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train_20_tracks" office:value-type="float" office:value="31" calcext:value-type="float">
            <text:p>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6])" office:value-type="string" office:string-value="4DD3" calcext:value-type="string">
            <text:p>4DD3</text:p>
          </table:table-cell>
          <table:table-cell table:formula="of:=[.B75]+1" office:value-type="float" office:value="19923" calcext:value-type="float">
            <text:p>19923</text:p>
          </table:table-cell>
          <table:table-cell table:formula="of:=[.C75]+1" office:value-type="float" office:value="20" calcext:value-type="float">
            <text:p>20</text:p>
          </table:table-cell>
          <table:table-cell table:formula="of:=UNICHAR([.B76])" office:value-type="string" office:string-value="䷓" calcext:value-type="string">
            <text:p>䷓</text:p>
          </table:table-cell>
          <table:table-cell office:value-type="string" calcext:value-type="string">
            <text:p>Contemplation</text:p>
          </table:table-cell>
          <table:table-cell/>
          <table:table-cell table:formula="of:=[.H75]" office:value-type="string" office:string-value="⚊" calcext:value-type="string">
            <text:p>⚊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style-name="train_20_tracks"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7])" office:value-type="string" office:string-value="4DD4" calcext:value-type="string">
            <text:p>4DD4</text:p>
          </table:table-cell>
          <table:table-cell table:formula="of:=[.B76]+1" office:value-type="float" office:value="19924" calcext:value-type="float">
            <text:p>19924</text:p>
          </table:table-cell>
          <table:table-cell table:formula="of:=[.C76]+1" office:value-type="float" office:value="21" calcext:value-type="float">
            <text:p>21</text:p>
          </table:table-cell>
          <table:table-cell table:formula="of:=UNICHAR([.B77])" office:value-type="string" office:string-value="䷔" calcext:value-type="string">
            <text:p>䷔</text:p>
          </table:table-cell>
          <table:table-cell office:value-type="string" calcext:value-type="string">
            <text:p>Biting Through</text:p>
          </table:table-cell>
          <table:table-cell/>
          <table:table-cell table:formula="of:=[.I75]" office:value-type="string" office:string-value="⚋" calcext:value-type="string">
            <text:p>⚋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style-name="train_20_tracks"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8])" office:value-type="string" office:string-value="4DD5" calcext:value-type="string">
            <text:p>4DD5</text:p>
          </table:table-cell>
          <table:table-cell table:formula="of:=[.B77]+1" office:value-type="float" office:value="19925" calcext:value-type="float">
            <text:p>19925</text:p>
          </table:table-cell>
          <table:table-cell table:formula="of:=[.C77]+1" office:value-type="float" office:value="22" calcext:value-type="float">
            <text:p>22</text:p>
          </table:table-cell>
          <table:table-cell table:formula="of:=UNICHAR([.B78])" office:value-type="string" office:string-value="䷕" calcext:value-type="string">
            <text:p>䷕</text:p>
          </table:table-cell>
          <table:table-cell office:value-type="string" calcext:value-type="string">
            <text:p>Adornment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train_20_tracks"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79])" office:value-type="string" office:string-value="4DD6" calcext:value-type="string">
            <text:p>4DD6</text:p>
          </table:table-cell>
          <table:table-cell table:formula="of:=[.B78]+1" office:value-type="float" office:value="19926" calcext:value-type="float">
            <text:p>19926</text:p>
          </table:table-cell>
          <table:table-cell table:formula="of:=[.C78]+1" office:value-type="float" office:value="23" calcext:value-type="float">
            <text:p>23</text:p>
          </table:table-cell>
          <table:table-cell table:formula="of:=UNICHAR([.B79])" office:value-type="string" office:string-value="䷖" calcext:value-type="string">
            <text:p>䷖</text:p>
          </table:table-cell>
          <table:table-cell office:value-type="string" calcext:value-type="string">
            <text:p>Falling Apart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train_20_tracks" office:value-type="float" office:value="39" calcext:value-type="float">
            <text:p>3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0])" office:value-type="string" office:string-value="4DD7" calcext:value-type="string">
            <text:p>4DD7</text:p>
          </table:table-cell>
          <table:table-cell table:formula="of:=[.B79]+1" office:value-type="float" office:value="19927" calcext:value-type="float">
            <text:p>19927</text:p>
          </table:table-cell>
          <table:table-cell table:formula="of:=[.C79]+1" office:value-type="float" office:value="24" calcext:value-type="float">
            <text:p>24</text:p>
          </table:table-cell>
          <table:table-cell table:formula="of:=UNICHAR([.B80])" office:value-type="string" office:string-value="䷗" calcext:value-type="string">
            <text:p>䷗</text:p>
          </table:table-cell>
          <table:table-cell office:value-type="string" calcext:value-type="string">
            <text:p>Returning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style-name="train_20_tracks" office:value-type="float" office:value="52" calcext:value-type="float">
            <text:p>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1])" office:value-type="string" office:string-value="4DD8" calcext:value-type="string">
            <text:p>4DD8</text:p>
          </table:table-cell>
          <table:table-cell table:formula="of:=[.B80]+1" office:value-type="float" office:value="19928" calcext:value-type="float">
            <text:p>19928</text:p>
          </table:table-cell>
          <table:table-cell table:formula="of:=[.C80]+1" office:value-type="float" office:value="25" calcext:value-type="float">
            <text:p>25</text:p>
          </table:table-cell>
          <table:table-cell table:formula="of:=UNICHAR([.B81])" office:value-type="string" office:string-value="䷘" calcext:value-type="string">
            <text:p>䷘</text:p>
          </table:table-cell>
          <table:table-cell office:value-type="string" calcext:value-type="string">
            <text:p>Wu Wang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table:style-name="train_20_tracks" office:value-type="float" office:value="15" calcext:value-type="float">
            <text:p>1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2])" office:value-type="string" office:string-value="4DD9" calcext:value-type="string">
            <text:p>4DD9</text:p>
          </table:table-cell>
          <table:table-cell table:formula="of:=[.B81]+1" office:value-type="float" office:value="19929" calcext:value-type="float">
            <text:p>19929</text:p>
          </table:table-cell>
          <table:table-cell table:formula="of:=[.C81]+1" office:value-type="float" office:value="26" calcext:value-type="float">
            <text:p>26</text:p>
          </table:table-cell>
          <table:table-cell table:formula="of:=UNICHAR([.B82])" office:value-type="string" office:string-value="䷙" calcext:value-type="string">
            <text:p>䷙</text:p>
          </table:table-cell>
          <table:table-cell office:value-type="string" calcext:value-type="string">
            <text:p>The Great Taming Force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table:style-name="train_20_tracks" office:value-type="float" office:value="12" calcext:value-type="float">
            <text:p>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3])" office:value-type="string" office:string-value="4DDA" calcext:value-type="string">
            <text:p>4DDA</text:p>
          </table:table-cell>
          <table:table-cell table:formula="of:=[.B82]+1" office:value-type="float" office:value="19930" calcext:value-type="float">
            <text:p>19930</text:p>
          </table:table-cell>
          <table:table-cell table:formula="of:=[.C82]+1" office:value-type="float" office:value="27" calcext:value-type="float">
            <text:p>27</text:p>
          </table:table-cell>
          <table:table-cell table:formula="of:=UNICHAR([.B83])" office:value-type="string" office:string-value="䷚" calcext:value-type="string">
            <text:p>䷚</text:p>
          </table:table-cell>
          <table:table-cell office:value-type="string" calcext:value-type="string">
            <text:p>Nourishment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style-name="train_20_tracks" office:value-type="float" office:value="45" calcext:value-type="float">
            <text:p>4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4])" office:value-type="string" office:string-value="4DDB" calcext:value-type="string">
            <text:p>4DDB</text:p>
          </table:table-cell>
          <table:table-cell table:formula="of:=[.B83]+1" office:value-type="float" office:value="19931" calcext:value-type="float">
            <text:p>19931</text:p>
          </table:table-cell>
          <table:table-cell table:formula="of:=[.C83]+1" office:value-type="float" office:value="28" calcext:value-type="float">
            <text:p>28</text:p>
          </table:table-cell>
          <table:table-cell table:formula="of:=UNICHAR([.B84])" office:value-type="string" office:string-value="䷛" calcext:value-type="string">
            <text:p>䷛</text:p>
          </table:table-cell>
          <table:table-cell office:value-type="string" calcext:value-type="string">
            <text:p>Excess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style-name="train_20_tracks" office:value-type="float" office:value="35" calcext:value-type="float">
            <text:p>3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5])" office:value-type="string" office:string-value="4DDC" calcext:value-type="string">
            <text:p>4DDC</text:p>
          </table:table-cell>
          <table:table-cell table:formula="of:=[.B84]+1" office:value-type="float" office:value="19932" calcext:value-type="float">
            <text:p>19932</text:p>
          </table:table-cell>
          <table:table-cell table:formula="of:=[.C84]+1" office:value-type="float" office:value="29" calcext:value-type="float">
            <text:p>29</text:p>
          </table:table-cell>
          <table:table-cell table:formula="of:=UNICHAR([.B85])" office:value-type="string" office:string-value="䷜" calcext:value-type="string">
            <text:p>䷜</text:p>
          </table:table-cell>
          <table:table-cell office:value-type="string" calcext:value-type="string">
            <text:p>The Perilous Pit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style-name="train_20_tracks" office:value-type="float" office:value="16" calcext:value-type="float">
            <text:p>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6])" office:value-type="string" office:string-value="4DDD" calcext:value-type="string">
            <text:p>4DDD</text:p>
          </table:table-cell>
          <table:table-cell table:formula="of:=[.B85]+1" office:value-type="float" office:value="19933" calcext:value-type="float">
            <text:p>19933</text:p>
          </table:table-cell>
          <table:table-cell table:formula="of:=[.C85]+1" office:value-type="float" office:value="30" calcext:value-type="float">
            <text:p>30</text:p>
          </table:table-cell>
          <table:table-cell table:formula="of:=UNICHAR([.B86])" office:value-type="string" office:string-value="䷝" calcext:value-type="string">
            <text:p>䷝</text:p>
          </table:table-cell>
          <table:table-cell office:value-type="string" calcext:value-type="string">
            <text:p>The Clinging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style-name="train_20_tracks" office:value-type="float" office:value="20" calcext:value-type="float">
            <text:p>2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7])" office:value-type="string" office:string-value="4DDE" calcext:value-type="string">
            <text:p>4DDE</text:p>
          </table:table-cell>
          <table:table-cell table:formula="of:=[.B86]+1" office:value-type="float" office:value="19934" calcext:value-type="float">
            <text:p>19934</text:p>
          </table:table-cell>
          <table:table-cell table:formula="of:=[.C86]+1" office:value-type="float" office:value="31" calcext:value-type="float">
            <text:p>31</text:p>
          </table:table-cell>
          <table:table-cell table:formula="of:=UNICHAR([.B87])" office:value-type="string" office:string-value="䷞" calcext:value-type="string">
            <text:p>䷞</text:p>
          </table:table-cell>
          <table:table-cell office:value-type="string" calcext:value-type="string">
            <text:p>Influence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style-name="train_20_tracks" office:value-type="float" office:value="8" calcext:value-type="float">
            <text:p>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8])" office:value-type="string" office:string-value="4DDF" calcext:value-type="string">
            <text:p>4DDF</text:p>
          </table:table-cell>
          <table:table-cell table:formula="of:=[.B87]+1" office:value-type="float" office:value="19935" calcext:value-type="float">
            <text:p>19935</text:p>
          </table:table-cell>
          <table:table-cell table:formula="of:=[.C87]+1" office:value-type="float" office:value="32" calcext:value-type="float">
            <text:p>32</text:p>
          </table:table-cell>
          <table:table-cell table:formula="of:=UNICHAR([.B88])" office:value-type="string" office:string-value="䷟" calcext:value-type="string">
            <text:p>䷟</text:p>
          </table:table-cell>
          <table:table-cell office:value-type="string" calcext:value-type="string">
            <text:p>Perseverence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style-name="train_20_tracks" office:value-type="float" office:value="23" calcext:value-type="float">
            <text:p>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89])" office:value-type="string" office:string-value="4DE0" calcext:value-type="string">
            <text:p>4DE0</text:p>
          </table:table-cell>
          <table:table-cell table:formula="of:=[.B88]+1" office:value-type="float" office:value="19936" calcext:value-type="float">
            <text:p>19936</text:p>
          </table:table-cell>
          <table:table-cell table:formula="of:=[.C88]+1" office:value-type="float" office:value="33" calcext:value-type="float">
            <text:p>33</text:p>
          </table:table-cell>
          <table:table-cell table:formula="of:=UNICHAR([.B89])" office:value-type="string" office:string-value="䷠" calcext:value-type="string">
            <text:p>䷠</text:p>
          </table:table-cell>
          <table:table-cell office:value-type="string" calcext:value-type="string">
            <text:p>Retreat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table:style-name="train_20_tracks"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90])" office:value-type="string" office:string-value="4DE1" calcext:value-type="string">
            <text:p>4DE1</text:p>
          </table:table-cell>
          <table:table-cell table:formula="of:=[.B89]+1" office:value-type="float" office:value="19937" calcext:value-type="float">
            <text:p>19937</text:p>
          </table:table-cell>
          <table:table-cell table:formula="of:=[.C89]+1" office:value-type="float" office:value="34" calcext:value-type="float">
            <text:p>34</text:p>
          </table:table-cell>
          <table:table-cell table:formula="of:=UNICHAR([.B90])" office:value-type="string" office:string-value="䷡" calcext:value-type="string">
            <text:p>䷡</text:p>
          </table:table-cell>
          <table:table-cell office:value-type="string" calcext:value-type="string">
            <text:p>Ta Chuang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style-name="train_20_tracks" office:value-type="float" office:value="24" calcext:value-type="float">
            <text:p>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91])" office:value-type="string" office:string-value="4DE2" calcext:value-type="string">
            <text:p>4DE2</text:p>
          </table:table-cell>
          <table:table-cell table:formula="of:=[.B90]+1" office:value-type="float" office:value="19938" calcext:value-type="float">
            <text:p>19938</text:p>
          </table:table-cell>
          <table:table-cell table:formula="of:=[.C90]+1" office:value-type="float" office:value="35" calcext:value-type="float">
            <text:p>35</text:p>
          </table:table-cell>
          <table:table-cell table:formula="of:=UNICHAR([.B91])" office:value-type="string" office:string-value="䷢" calcext:value-type="string">
            <text:p>䷢</text:p>
          </table:table-cell>
          <table:table-cell office:value-type="string" calcext:value-type="string">
            <text:p>Progress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table:style-name="train_20_tracks" office:value-type="float" office:value="27" calcext:value-type="float">
            <text:p>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1"/>
        </table:table-row>
        <table:table-row table:style-name="ro2">
          <table:table-cell table:formula="of:=DEC2HEX([.B92])" office:value-type="string" office:string-value="4DE3" calcext:value-type="string">
            <text:p>4DE3</text:p>
          </table:table-cell>
          <table:table-cell table:formula="of:=[.B91]+1" office:value-type="float" office:value="19939" calcext:value-type="float">
            <text:p>19939</text:p>
          </table:table-cell>
          <table:table-cell table:formula="of:=[.C91]+1" office:value-type="float" office:value="36" calcext:value-type="float">
            <text:p>36</text:p>
          </table:table-cell>
          <table:table-cell table:formula="of:=UNICHAR([.B92])" office:value-type="string" office:string-value="䷣" calcext:value-type="string">
            <text:p>䷣</text:p>
          </table:table-cell>
          <table:table-cell office:value-type="string" calcext:value-type="string">
            <text:p>Darkening of the Light</text:p>
          </table:table-cell>
          <table:table-cell table:number-columns-repeated="102"/>
        </table:table-row>
        <table:table-row table:style-name="ro2">
          <table:table-cell table:formula="of:=DEC2HEX([.B93])" office:value-type="string" office:string-value="4DE4" calcext:value-type="string">
            <text:p>4DE4</text:p>
          </table:table-cell>
          <table:table-cell table:formula="of:=[.B92]+1" office:value-type="float" office:value="19940" calcext:value-type="float">
            <text:p>19940</text:p>
          </table:table-cell>
          <table:table-cell table:formula="of:=[.C92]+1" office:value-type="float" office:value="37" calcext:value-type="float">
            <text:p>37</text:p>
          </table:table-cell>
          <table:table-cell table:formula="of:=UNICHAR([.B93])" office:value-type="string" office:string-value="䷤" calcext:value-type="string">
            <text:p>䷤</text:p>
          </table:table-cell>
          <table:table-cell office:value-type="string" calcext:value-type="string">
            <text:p>The Family</text:p>
          </table:table-cell>
          <table:table-cell table:number-columns-repeated="6"/>
          <table:table-cell office:value-type="string" calcext:value-type="string">
            <text:p>Glyph</text:p>
          </table:table-cell>
          <table:table-cell office:value-type="string" calcext:value-type="string">
            <text:p>Hexagra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sic Meaning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 table:number-columns-repeated="86"/>
        </table:table-row>
        <table:table-row table:style-name="ro2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<text:s/>未實施</text:p>
          </table:table-cell>
          <table:table-cell office:value-type="float" office:value="0" calcext:value-type="float">
            <text:p>0</text:p>
          </table:table-cell>
          <table:table-cell table:number-columns-repeated="92"/>
        </table:table-row>
        <table:table-row table:style-name="ro2">
          <table:table-cell table:formula="of:=DEC2HEX([.B95])" office:value-type="string" office:string-value="4DE5" calcext:value-type="string">
            <text:p>4DE5</text:p>
          </table:table-cell>
          <table:table-cell table:formula="of:=[.B93]+1" office:value-type="float" office:value="19941" calcext:value-type="float">
            <text:p>19941</text:p>
          </table:table-cell>
          <table:table-cell table:formula="of:=[.C93]+1" office:value-type="float" office:value="38" calcext:value-type="float">
            <text:p>38</text:p>
          </table:table-cell>
          <table:table-cell table:formula="of:=UNICHAR([.B95])" office:value-type="string" office:string-value="䷥" calcext:value-type="string">
            <text:p>䷥</text:p>
          </table:table-cell>
          <table:table-cell office:value-type="string" calcext:value-type="string">
            <text:p>Disuni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䷀</text:p>
          </table:table-cell>
          <table:table-cell office:value-type="string" calcext:value-type="string">
            <text:p>Qián</text:p>
          </table:table-cell>
          <table:table-cell office:value-type="float" office:value="1" calcext:value-type="float">
            <text:p>1</text:p>
          </table:table-cell>
          <table:table-cell table:number-columns-repeated="92"/>
        </table:table-row>
        <table:table-row table:style-name="ro2">
          <table:table-cell table:formula="of:=DEC2HEX([.B96])" office:value-type="string" office:string-value="4DE6" calcext:value-type="string">
            <text:p>4DE6</text:p>
          </table:table-cell>
          <table:table-cell table:formula="of:=[.B95]+1" office:value-type="float" office:value="19942" calcext:value-type="float">
            <text:p>19942</text:p>
          </table:table-cell>
          <table:table-cell table:formula="of:=[.C95]+1" office:value-type="float" office:value="39" calcext:value-type="float">
            <text:p>39</text:p>
          </table:table-cell>
          <table:table-cell table:formula="of:=UNICHAR([.B96])" office:value-type="string" office:string-value="䷦" calcext:value-type="string">
            <text:p>䷦</text:p>
          </table:table-cell>
          <table:table-cell office:value-type="string" calcext:value-type="string">
            <text:p>Arresting Movement</text:p>
          </table:table-cell>
          <table:table-cell table:number-columns-repeated="6"/>
          <table:table-cell table:formula="of:=[.L95]+1" office:value-type="float" office:value="2" calcext:value-type="float">
            <text:p>2</text:p>
          </table:table-cell>
          <table:table-cell office:value-type="string" calcext:value-type="string">
            <text:p>䷁</text:p>
          </table:table-cell>
          <table:table-cell office:value-type="string" calcext:value-type="string">
            <text:p>Kūn</text:p>
          </table:table-cell>
          <table:table-cell table:formula="of:=[.O95]+1" office:value-type="float" office:value="2" calcext:value-type="float">
            <text:p>2</text:p>
          </table:table-cell>
          <table:table-cell table:number-columns-repeated="92"/>
        </table:table-row>
        <table:table-row table:style-name="ro2">
          <table:table-cell table:formula="of:=DEC2HEX([.B97])" office:value-type="string" office:string-value="4DE7" calcext:value-type="string">
            <text:p>4DE7</text:p>
          </table:table-cell>
          <table:table-cell table:formula="of:=[.B96]+1" office:value-type="float" office:value="19943" calcext:value-type="float">
            <text:p>19943</text:p>
          </table:table-cell>
          <table:table-cell table:formula="of:=[.C96]+1" office:value-type="float" office:value="40" calcext:value-type="float">
            <text:p>40</text:p>
          </table:table-cell>
          <table:table-cell table:formula="of:=UNICHAR([.B97])" office:value-type="string" office:string-value="䷧" calcext:value-type="string">
            <text:p>䷧</text:p>
          </table:table-cell>
          <table:table-cell office:value-type="string" calcext:value-type="string">
            <text:p>Removing Obstacl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䷂</text:p>
          </table:table-cell>
          <table:table-cell office:value-type="string" calcext:value-type="string">
            <text:p>zhūn</text:p>
          </table:table-cell>
          <table:table-cell table:formula="of:=[.O96]+1" office:value-type="float" office:value="3" calcext:value-type="float">
            <text:p>3</text:p>
          </table:table-cell>
          <table:table-cell table:number-columns-repeated="92"/>
        </table:table-row>
        <table:table-row table:style-name="ro2">
          <table:table-cell table:formula="of:=DEC2HEX([.B98])" office:value-type="string" office:string-value="4DE8" calcext:value-type="string">
            <text:p>4DE8</text:p>
          </table:table-cell>
          <table:table-cell table:formula="of:=[.B97]+1" office:value-type="float" office:value="19944" calcext:value-type="float">
            <text:p>19944</text:p>
          </table:table-cell>
          <table:table-cell table:formula="of:=[.C97]+1" office:value-type="float" office:value="41" calcext:value-type="float">
            <text:p>41</text:p>
          </table:table-cell>
          <table:table-cell table:formula="of:=UNICHAR([.B98])" office:value-type="string" office:string-value="䷨" calcext:value-type="string">
            <text:p>䷨</text:p>
          </table:table-cell>
          <table:table-cell office:value-type="string" calcext:value-type="string">
            <text:p>Decreas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䷃</text:p>
          </table:table-cell>
          <table:table-cell office:value-type="string" calcext:value-type="string">
            <text:p>méng</text:p>
          </table:table-cell>
          <table:table-cell table:formula="of:=[.O97]+1" office:value-type="float" office:value="4" calcext:value-type="float">
            <text:p>4</text:p>
          </table:table-cell>
          <table:table-cell table:number-columns-repeated="92"/>
        </table:table-row>
        <table:table-row table:style-name="ro2">
          <table:table-cell table:formula="of:=DEC2HEX([.B99])" office:value-type="string" office:string-value="4DE9" calcext:value-type="string">
            <text:p>4DE9</text:p>
          </table:table-cell>
          <table:table-cell table:formula="of:=[.B98]+1" office:value-type="float" office:value="19945" calcext:value-type="float">
            <text:p>19945</text:p>
          </table:table-cell>
          <table:table-cell table:formula="of:=[.C98]+1" office:value-type="float" office:value="42" calcext:value-type="float">
            <text:p>42</text:p>
          </table:table-cell>
          <table:table-cell table:formula="of:=UNICHAR([.B99])" office:value-type="string" office:string-value="䷩" calcext:value-type="string">
            <text:p>䷩</text:p>
          </table:table-cell>
          <table:table-cell office:value-type="string" calcext:value-type="string">
            <text:p>Increas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䷄</text:p>
          </table:table-cell>
          <table:table-cell office:value-type="string" calcext:value-type="string">
            <text:p>xū</text:p>
          </table:table-cell>
          <table:table-cell table:formula="of:=[.O98]+1" office:value-type="float" office:value="5" calcext:value-type="float">
            <text:p>5</text:p>
          </table:table-cell>
          <table:table-cell table:number-columns-repeated="92"/>
        </table:table-row>
        <table:table-row table:style-name="ro2">
          <table:table-cell table:formula="of:=DEC2HEX([.B100])" office:value-type="string" office:string-value="4DEA" calcext:value-type="string">
            <text:p>4DEA</text:p>
          </table:table-cell>
          <table:table-cell table:formula="of:=[.B99]+1" office:value-type="float" office:value="19946" calcext:value-type="float">
            <text:p>19946</text:p>
          </table:table-cell>
          <table:table-cell table:formula="of:=[.C99]+1" office:value-type="float" office:value="43" calcext:value-type="float">
            <text:p>43</text:p>
          </table:table-cell>
          <table:table-cell table:formula="of:=UNICHAR([.B100])" office:value-type="string" office:string-value="䷪" calcext:value-type="string">
            <text:p>䷪</text:p>
          </table:table-cell>
          <table:table-cell office:value-type="string" calcext:value-type="string">
            <text:p>Removing Corruption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䷅</text:p>
          </table:table-cell>
          <table:table-cell office:value-type="string" calcext:value-type="string">
            <text:p>sòng</text:p>
          </table:table-cell>
          <table:table-cell table:formula="of:=[.O99]+1" office:value-type="float" office:value="6" calcext:value-type="float">
            <text:p>6</text:p>
          </table:table-cell>
          <table:table-cell table:number-columns-repeated="92"/>
        </table:table-row>
        <table:table-row table:style-name="ro2">
          <table:table-cell table:formula="of:=DEC2HEX([.B101])" office:value-type="string" office:string-value="4DEB" calcext:value-type="string">
            <text:p>4DEB</text:p>
          </table:table-cell>
          <table:table-cell table:formula="of:=[.B100]+1" office:value-type="float" office:value="19947" calcext:value-type="float">
            <text:p>19947</text:p>
          </table:table-cell>
          <table:table-cell table:formula="of:=[.C100]+1" office:value-type="float" office:value="44" calcext:value-type="float">
            <text:p>44</text:p>
          </table:table-cell>
          <table:table-cell table:formula="of:=UNICHAR([.B101])" office:value-type="string" office:string-value="䷫" calcext:value-type="string">
            <text:p>䷫</text:p>
          </table:table-cell>
          <table:table-cell office:value-type="string" calcext:value-type="string">
            <text:p>Encountering</text:p>
          </table:table-cell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trigram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䷆</text:p>
          </table:table-cell>
          <table:table-cell office:value-type="string" calcext:value-type="string">
            <text:p>shī</text:p>
          </table:table-cell>
          <table:table-cell table:formula="of:=[.O100]+1" office:value-type="float" office:value="7" calcext:value-type="float">
            <text:p>7</text:p>
          </table:table-cell>
          <table:table-cell table:number-columns-repeated="92"/>
        </table:table-row>
        <table:table-row table:style-name="ro2">
          <table:table-cell table:formula="of:=DEC2HEX([.B102])" office:value-type="string" office:string-value="4DEC" calcext:value-type="string">
            <text:p>4DEC</text:p>
          </table:table-cell>
          <table:table-cell table:formula="of:=[.B101]+1" office:value-type="float" office:value="19948" calcext:value-type="float">
            <text:p>19948</text:p>
          </table:table-cell>
          <table:table-cell table:formula="of:=[.C101]+1" office:value-type="float" office:value="45" calcext:value-type="float">
            <text:p>45</text:p>
          </table:table-cell>
          <table:table-cell table:formula="of:=UNICHAR([.B102])" office:value-type="string" office:string-value="䷬" calcext:value-type="string">
            <text:p>䷬</text:p>
          </table:table-cell>
          <table:table-cell office:value-type="string" calcext:value-type="string">
            <text:p>Gathering Together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䷇</text:p>
          </table:table-cell>
          <table:table-cell office:value-type="string" calcext:value-type="string">
            <text:p>bǐ</text:p>
          </table:table-cell>
          <table:table-cell table:formula="of:=[.O101]+1" office:value-type="float" office:value="8" calcext:value-type="float">
            <text:p>8</text:p>
          </table:table-cell>
          <table:table-cell table:number-columns-repeated="92"/>
        </table:table-row>
        <table:table-row table:style-name="ro2">
          <table:table-cell table:formula="of:=DEC2HEX([.B103])" office:value-type="string" office:string-value="4DED" calcext:value-type="string">
            <text:p>4DED</text:p>
          </table:table-cell>
          <table:table-cell table:formula="of:=[.B102]+1" office:value-type="float" office:value="19949" calcext:value-type="float">
            <text:p>19949</text:p>
          </table:table-cell>
          <table:table-cell table:formula="of:=[.C102]+1" office:value-type="float" office:value="46" calcext:value-type="float">
            <text:p>46</text:p>
          </table:table-cell>
          <table:table-cell table:formula="of:=UNICHAR([.B103])" office:value-type="string" office:string-value="䷭" calcext:value-type="string">
            <text:p>䷭</text:p>
          </table:table-cell>
          <table:table-cell office:value-type="string" calcext:value-type="string">
            <text:p>Ascending</text:p>
          </table:table-cell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pper Trigra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䷈</text:p>
          </table:table-cell>
          <table:table-cell office:value-type="string" calcext:value-type="string">
            <text:p>xiǎo chù</text:p>
          </table:table-cell>
          <table:table-cell table:formula="of:=[.O102]+1" office:value-type="float" office:value="9" calcext:value-type="float">
            <text:p>9</text:p>
          </table:table-cell>
          <table:table-cell table:number-columns-repeated="92"/>
        </table:table-row>
        <table:table-row table:style-name="ro2">
          <table:table-cell table:formula="of:=DEC2HEX([.B104])" office:value-type="string" office:string-value="4DEE" calcext:value-type="string">
            <text:p>4DEE</text:p>
          </table:table-cell>
          <table:table-cell table:formula="of:=[.B103]+1" office:value-type="float" office:value="19950" calcext:value-type="float">
            <text:p>19950</text:p>
          </table:table-cell>
          <table:table-cell table:formula="of:=[.C103]+1" office:value-type="float" office:value="47" calcext:value-type="float">
            <text:p>47</text:p>
          </table:table-cell>
          <table:table-cell table:formula="of:=UNICHAR([.B104])" office:value-type="string" office:string-value="䷮" calcext:value-type="string">
            <text:p>䷮</text:p>
          </table:table-cell>
          <table:table-cell office:value-type="string" calcext:value-type="string">
            <text:p>Oppression</text:p>
          </table:table-cell>
          <table:table-cell/>
          <table:table-cell office:value-type="string" calcext:value-type="string">
            <text:p>UNT</text:p>
          </table:table-cell>
          <table:table-cell office:value-type="string" calcext:value-type="string">
            <text:p>Upper Nuclear Trigra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䷉</text:p>
          </table:table-cell>
          <table:table-cell office:value-type="string" calcext:value-type="string">
            <text:p>lǚ</text:p>
          </table:table-cell>
          <table:table-cell table:formula="of:=[.O103]+1" office:value-type="float" office:value="10" calcext:value-type="float">
            <text:p>10</text:p>
          </table:table-cell>
          <table:table-cell table:number-columns-repeated="92"/>
        </table:table-row>
        <table:table-row table:style-name="ro2">
          <table:table-cell table:formula="of:=DEC2HEX([.B105])" office:value-type="string" office:string-value="4DEF" calcext:value-type="string">
            <text:p>4DEF</text:p>
          </table:table-cell>
          <table:table-cell table:formula="of:=[.B104]+1" office:value-type="float" office:value="19951" calcext:value-type="float">
            <text:p>19951</text:p>
          </table:table-cell>
          <table:table-cell table:formula="of:=[.C104]+1" office:value-type="float" office:value="48" calcext:value-type="float">
            <text:p>48</text:p>
          </table:table-cell>
          <table:table-cell table:formula="of:=UNICHAR([.B105])" office:value-type="string" office:string-value="䷯" calcext:value-type="string">
            <text:p>䷯</text:p>
          </table:table-cell>
          <table:table-cell office:value-type="string" calcext:value-type="string">
            <text:p>A Well</text:p>
          </table:table-cell>
          <table:table-cell/>
          <table:table-cell office:value-type="string" calcext:value-type="string">
            <text:p>LNT</text:p>
          </table:table-cell>
          <table:table-cell office:value-type="string" calcext:value-type="string">
            <text:p>Lower Nuclear Trigram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䷊</text:p>
          </table:table-cell>
          <table:table-cell office:value-type="string" calcext:value-type="string">
            <text:p>tài</text:p>
          </table:table-cell>
          <table:table-cell table:formula="of:=[.O104]+1" office:value-type="float" office:value="11" calcext:value-type="float">
            <text:p>11</text:p>
          </table:table-cell>
          <table:table-cell table:number-columns-repeated="92"/>
        </table:table-row>
        <table:table-row table:style-name="ro2">
          <table:table-cell table:formula="of:=DEC2HEX([.B106])" office:value-type="string" office:string-value="4DF0" calcext:value-type="string">
            <text:p>4DF0</text:p>
          </table:table-cell>
          <table:table-cell table:formula="of:=[.B105]+1" office:value-type="float" office:value="19952" calcext:value-type="float">
            <text:p>19952</text:p>
          </table:table-cell>
          <table:table-cell table:formula="of:=[.C105]+1" office:value-type="float" office:value="49" calcext:value-type="float">
            <text:p>49</text:p>
          </table:table-cell>
          <table:table-cell table:formula="of:=UNICHAR([.B106])" office:value-type="string" office:string-value="䷰" calcext:value-type="string">
            <text:p>䷰</text:p>
          </table:table-cell>
          <table:table-cell office:value-type="string" calcext:value-type="string">
            <text:p>Revolution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ower Trigram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䷋</text:p>
          </table:table-cell>
          <table:table-cell office:value-type="string" calcext:value-type="string">
            <text:p>pǐ</text:p>
          </table:table-cell>
          <table:table-cell table:formula="of:=[.O105]+1" office:value-type="float" office:value="12" calcext:value-type="float">
            <text:p>12</text:p>
          </table:table-cell>
          <table:table-cell table:number-columns-repeated="92"/>
        </table:table-row>
        <table:table-row table:style-name="ro2">
          <table:table-cell table:formula="of:=DEC2HEX([.B107])" office:value-type="string" office:string-value="4DF1" calcext:value-type="string">
            <text:p>4DF1</text:p>
          </table:table-cell>
          <table:table-cell table:formula="of:=[.B106]+1" office:value-type="float" office:value="19953" calcext:value-type="float">
            <text:p>19953</text:p>
          </table:table-cell>
          <table:table-cell table:formula="of:=[.C106]+1" office:value-type="float" office:value="50" calcext:value-type="float">
            <text:p>50</text:p>
          </table:table-cell>
          <table:table-cell table:formula="of:=UNICHAR([.B107])" office:value-type="string" office:string-value="䷱" calcext:value-type="string">
            <text:p>䷱</text:p>
          </table:table-cell>
          <table:table-cell office:value-type="string" calcext:value-type="string">
            <text:p>The Caldron</text:p>
          </table:table-cell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ower Interlaced Trigram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䷌</text:p>
          </table:table-cell>
          <table:table-cell office:value-type="string" calcext:value-type="string">
            <text:p>tóng rén</text:p>
          </table:table-cell>
          <table:table-cell table:formula="of:=[.O106]+1" office:value-type="float" office:value="13" calcext:value-type="float">
            <text:p>13</text:p>
          </table:table-cell>
          <table:table-cell table:number-columns-repeated="92"/>
        </table:table-row>
        <table:table-row table:style-name="ro2">
          <table:table-cell table:formula="of:=DEC2HEX([.B108])" office:value-type="string" office:string-value="4DF2" calcext:value-type="string">
            <text:p>4DF2</text:p>
          </table:table-cell>
          <table:table-cell table:formula="of:=[.B107]+1" office:value-type="float" office:value="19954" calcext:value-type="float">
            <text:p>19954</text:p>
          </table:table-cell>
          <table:table-cell table:formula="of:=[.C107]+1" office:value-type="float" office:value="51" calcext:value-type="float">
            <text:p>51</text:p>
          </table:table-cell>
          <table:table-cell table:formula="of:=UNICHAR([.B108])" office:value-type="string" office:string-value="䷲" calcext:value-type="string">
            <text:p>䷲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UIT</text:p>
          </table:table-cell>
          <table:table-cell office:value-type="string" calcext:value-type="string">
            <text:p>Upper Interlaced Trigram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䷍</text:p>
          </table:table-cell>
          <table:table-cell office:value-type="string" calcext:value-type="string">
            <text:p>dà yǒu</text:p>
          </table:table-cell>
          <table:table-cell table:formula="of:=[.O107]+1" office:value-type="float" office:value="14" calcext:value-type="float">
            <text:p>14</text:p>
          </table:table-cell>
          <table:table-cell table:number-columns-repeated="92"/>
        </table:table-row>
        <table:table-row table:style-name="ro2">
          <table:table-cell table:formula="of:=DEC2HEX([.B109])" office:value-type="string" office:string-value="4DF3" calcext:value-type="string">
            <text:p>4DF3</text:p>
          </table:table-cell>
          <table:table-cell table:formula="of:=[.B108]+1" office:value-type="float" office:value="19955" calcext:value-type="float">
            <text:p>19955</text:p>
          </table:table-cell>
          <table:table-cell table:formula="of:=[.C108]+1" office:value-type="float" office:value="52" calcext:value-type="float">
            <text:p>52</text:p>
          </table:table-cell>
          <table:table-cell table:formula="of:=UNICHAR([.B109])" office:value-type="string" office:string-value="䷳" calcext:value-type="string">
            <text:p>䷳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LMT</text:p>
          </table:table-cell>
          <table:table-cell office:value-type="string" calcext:value-type="string">
            <text:p>Lower Married Trigra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䷎</text:p>
          </table:table-cell>
          <table:table-cell office:value-type="string" calcext:value-type="string">
            <text:p>qiān</text:p>
          </table:table-cell>
          <table:table-cell table:formula="of:=[.O108]+1" office:value-type="float" office:value="15" calcext:value-type="float">
            <text:p>15</text:p>
          </table:table-cell>
          <table:table-cell table:number-columns-repeated="92"/>
        </table:table-row>
        <table:table-row table:style-name="ro2">
          <table:table-cell table:formula="of:=DEC2HEX([.B110])" office:value-type="string" office:string-value="4DF4" calcext:value-type="string">
            <text:p>4DF4</text:p>
          </table:table-cell>
          <table:table-cell table:formula="of:=[.B109]+1" office:value-type="float" office:value="19956" calcext:value-type="float">
            <text:p>19956</text:p>
          </table:table-cell>
          <table:table-cell table:formula="of:=[.C109]+1" office:value-type="float" office:value="53" calcext:value-type="float">
            <text:p>53</text:p>
          </table:table-cell>
          <table:table-cell table:formula="of:=UNICHAR([.B110])" office:value-type="string" office:string-value="䷴" calcext:value-type="string">
            <text:p>䷴</text:p>
          </table:table-cell>
          <table:table-cell office:value-type="string" calcext:value-type="string">
            <text:p>Gradual Progress</text:p>
          </table:table-cell>
          <table:table-cell/>
          <table:table-cell office:value-type="string" calcext:value-type="string">
            <text:p>UMT</text:p>
          </table:table-cell>
          <table:table-cell office:value-type="string" calcext:value-type="string">
            <text:p>Upper Married Trigra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䷏</text:p>
          </table:table-cell>
          <table:table-cell office:value-type="string" calcext:value-type="string">
            <text:p>yù</text:p>
          </table:table-cell>
          <table:table-cell table:formula="of:=[.O109]+1" office:value-type="float" office:value="16" calcext:value-type="float">
            <text:p>16</text:p>
          </table:table-cell>
          <table:table-cell table:number-columns-repeated="92"/>
        </table:table-row>
        <table:table-row table:style-name="ro2">
          <table:table-cell table:formula="of:=DEC2HEX([.B111])" office:value-type="string" office:string-value="4DF5" calcext:value-type="string">
            <text:p>4DF5</text:p>
          </table:table-cell>
          <table:table-cell table:formula="of:=[.B110]+1" office:value-type="float" office:value="19957" calcext:value-type="float">
            <text:p>19957</text:p>
          </table:table-cell>
          <table:table-cell table:formula="of:=[.C110]+1" office:value-type="float" office:value="54" calcext:value-type="float">
            <text:p>54</text:p>
          </table:table-cell>
          <table:table-cell table:formula="of:=UNICHAR([.B111])" office:value-type="string" office:string-value="䷵" calcext:value-type="string">
            <text:p>䷵</text:p>
          </table:table-cell>
          <table:table-cell office:value-type="string" calcext:value-type="string">
            <text:p>The Marrying Maiden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Golden Trigram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䷐</text:p>
          </table:table-cell>
          <table:table-cell office:value-type="string" calcext:value-type="string">
            <text:p>suí</text:p>
          </table:table-cell>
          <table:table-cell table:formula="of:=[.O110]+1" office:value-type="float" office:value="17" calcext:value-type="float">
            <text:p>17</text:p>
          </table:table-cell>
          <table:table-cell table:number-columns-repeated="92"/>
        </table:table-row>
        <table:table-row table:style-name="ro2">
          <table:table-cell table:formula="of:=DEC2HEX([.B112])" office:value-type="string" office:string-value="4DF6" calcext:value-type="string">
            <text:p>4DF6</text:p>
          </table:table-cell>
          <table:table-cell table:formula="of:=[.B111]+1" office:value-type="float" office:value="19958" calcext:value-type="float">
            <text:p>19958</text:p>
          </table:table-cell>
          <table:table-cell table:formula="of:=[.C111]+1" office:value-type="float" office:value="55" calcext:value-type="float">
            <text:p>55</text:p>
          </table:table-cell>
          <table:table-cell table:formula="of:=UNICHAR([.B112])" office:value-type="string" office:string-value="䷶" calcext:value-type="string">
            <text:p>䷶</text:p>
          </table:table-cell>
          <table:table-cell office:value-type="string" calcext:value-type="string">
            <text:p>Prosperity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䷑</text:p>
          </table:table-cell>
          <table:table-cell office:value-type="string" calcext:value-type="string">
            <text:p>gŭ</text:p>
          </table:table-cell>
          <table:table-cell table:formula="of:=[.O111]+1" office:value-type="float" office:value="18" calcext:value-type="float">
            <text:p>18</text:p>
          </table:table-cell>
          <table:table-cell table:number-columns-repeated="92"/>
        </table:table-row>
        <table:table-row table:style-name="ro2">
          <table:table-cell table:formula="of:=DEC2HEX([.B113])" office:value-type="string" office:string-value="4DF7" calcext:value-type="string">
            <text:p>4DF7</text:p>
          </table:table-cell>
          <table:table-cell table:formula="of:=[.B112]+1" office:value-type="float" office:value="19959" calcext:value-type="float">
            <text:p>19959</text:p>
          </table:table-cell>
          <table:table-cell table:formula="of:=[.C112]+1" office:value-type="float" office:value="56" calcext:value-type="float">
            <text:p>56</text:p>
          </table:table-cell>
          <table:table-cell table:formula="of:=UNICHAR([.B113])" office:value-type="string" office:string-value="䷷" calcext:value-type="string">
            <text:p>䷷</text:p>
          </table:table-cell>
          <table:table-cell office:value-type="string" calcext:value-type="string">
            <text:p>Traveling Stranger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䷒</text:p>
          </table:table-cell>
          <table:table-cell office:value-type="string" calcext:value-type="string">
            <text:p>lín</text:p>
          </table:table-cell>
          <table:table-cell table:formula="of:=[.O112]+1" office:value-type="float" office:value="19" calcext:value-type="float">
            <text:p>19</text:p>
          </table:table-cell>
          <table:table-cell table:number-columns-repeated="92"/>
        </table:table-row>
        <table:table-row table:style-name="ro2">
          <table:table-cell table:formula="of:=DEC2HEX([.B114])" office:value-type="string" office:string-value="4DF8" calcext:value-type="string">
            <text:p>4DF8</text:p>
          </table:table-cell>
          <table:table-cell table:formula="of:=[.B113]+1" office:value-type="float" office:value="19960" calcext:value-type="float">
            <text:p>19960</text:p>
          </table:table-cell>
          <table:table-cell table:formula="of:=[.C113]+1" office:value-type="float" office:value="57" calcext:value-type="float">
            <text:p>57</text:p>
          </table:table-cell>
          <table:table-cell table:formula="of:=UNICHAR([.B114])" office:value-type="string" office:string-value="䷸" calcext:value-type="string">
            <text:p>䷸</text:p>
          </table:table-cell>
          <table:table-cell office:value-type="string" calcext:value-type="string">
            <text:p>Gentle Penetration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䷓</text:p>
          </table:table-cell>
          <table:table-cell office:value-type="string" calcext:value-type="string">
            <text:p>guān</text:p>
          </table:table-cell>
          <table:table-cell table:formula="of:=[.O113]+1" office:value-type="float" office:value="20" calcext:value-type="float">
            <text:p>20</text:p>
          </table:table-cell>
          <table:table-cell table:number-columns-repeated="92"/>
        </table:table-row>
        <table:table-row table:style-name="ro2">
          <table:table-cell table:formula="of:=DEC2HEX([.B115])" office:value-type="string" office:string-value="4DF9" calcext:value-type="string">
            <text:p>4DF9</text:p>
          </table:table-cell>
          <table:table-cell table:formula="of:=[.B114]+1" office:value-type="float" office:value="19961" calcext:value-type="float">
            <text:p>19961</text:p>
          </table:table-cell>
          <table:table-cell table:formula="of:=[.C114]+1" office:value-type="float" office:value="58" calcext:value-type="float">
            <text:p>58</text:p>
          </table:table-cell>
          <table:table-cell table:formula="of:=UNICHAR([.B115])" office:value-type="string" office:string-value="䷹" calcext:value-type="string">
            <text:p>䷹</text:p>
          </table:table-cell>
          <table:table-cell office:value-type="string" calcext:value-type="string">
            <text:p>Joy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䷔</text:p>
          </table:table-cell>
          <table:table-cell office:value-type="string" calcext:value-type="string">
            <text:p>shì kè</text:p>
          </table:table-cell>
          <table:table-cell table:formula="of:=[.O114]+1" office:value-type="float" office:value="21" calcext:value-type="float">
            <text:p>21</text:p>
          </table:table-cell>
          <table:table-cell table:number-columns-repeated="92"/>
        </table:table-row>
        <table:table-row table:style-name="ro2">
          <table:table-cell table:formula="of:=DEC2HEX([.B116])" office:value-type="string" office:string-value="4DFA" calcext:value-type="string">
            <text:p>4DFA</text:p>
          </table:table-cell>
          <table:table-cell table:formula="of:=[.B115]+1" office:value-type="float" office:value="19962" calcext:value-type="float">
            <text:p>19962</text:p>
          </table:table-cell>
          <table:table-cell table:formula="of:=[.C115]+1" office:value-type="float" office:value="59" calcext:value-type="float">
            <text:p>59</text:p>
          </table:table-cell>
          <table:table-cell table:formula="of:=UNICHAR([.B116])" office:value-type="string" office:string-value="䷺" calcext:value-type="string">
            <text:p>䷺</text:p>
          </table:table-cell>
          <table:table-cell office:value-type="string" calcext:value-type="string">
            <text:p>Dispersion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䷕</text:p>
          </table:table-cell>
          <table:table-cell office:value-type="string" calcext:value-type="string">
            <text:p>bì</text:p>
          </table:table-cell>
          <table:table-cell table:formula="of:=[.O115]+1" office:value-type="float" office:value="22" calcext:value-type="float">
            <text:p>22</text:p>
          </table:table-cell>
          <table:table-cell table:number-columns-repeated="92"/>
        </table:table-row>
        <table:table-row table:style-name="ro2">
          <table:table-cell table:formula="of:=DEC2HEX([.B117])" office:value-type="string" office:string-value="4DFB" calcext:value-type="string">
            <text:p>4DFB</text:p>
          </table:table-cell>
          <table:table-cell table:formula="of:=[.B116]+1" office:value-type="float" office:value="19963" calcext:value-type="float">
            <text:p>19963</text:p>
          </table:table-cell>
          <table:table-cell table:formula="of:=[.C116]+1" office:value-type="float" office:value="60" calcext:value-type="float">
            <text:p>60</text:p>
          </table:table-cell>
          <table:table-cell table:formula="of:=UNICHAR([.B117])" office:value-type="string" office:string-value="䷻" calcext:value-type="string">
            <text:p>䷻</text:p>
          </table:table-cell>
          <table:table-cell office:value-type="string" calcext:value-type="string">
            <text:p>Regulation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䷖</text:p>
          </table:table-cell>
          <table:table-cell office:value-type="string" calcext:value-type="string">
            <text:p>bō</text:p>
          </table:table-cell>
          <table:table-cell table:formula="of:=[.O116]+1" office:value-type="float" office:value="23" calcext:value-type="float">
            <text:p>23</text:p>
          </table:table-cell>
          <table:table-cell table:number-columns-repeated="92"/>
        </table:table-row>
        <table:table-row table:style-name="ro2">
          <table:table-cell table:formula="of:=DEC2HEX([.B118])" office:value-type="string" office:string-value="4DFC" calcext:value-type="string">
            <text:p>4DFC</text:p>
          </table:table-cell>
          <table:table-cell table:formula="of:=[.B117]+1" office:value-type="float" office:value="19964" calcext:value-type="float">
            <text:p>19964</text:p>
          </table:table-cell>
          <table:table-cell table:formula="of:=[.C117]+1" office:value-type="float" office:value="61" calcext:value-type="float">
            <text:p>61</text:p>
          </table:table-cell>
          <table:table-cell table:formula="of:=UNICHAR([.B118])" office:value-type="string" office:string-value="䷼" calcext:value-type="string">
            <text:p>䷼</text:p>
          </table:table-cell>
          <table:table-cell office:value-type="string" calcext:value-type="string">
            <text:p>Inmost Sincerity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䷗</text:p>
          </table:table-cell>
          <table:table-cell office:value-type="string" calcext:value-type="string">
            <text:p>fù</text:p>
          </table:table-cell>
          <table:table-cell table:formula="of:=[.O117]+1" office:value-type="float" office:value="24" calcext:value-type="float">
            <text:p>24</text:p>
          </table:table-cell>
          <table:table-cell table:number-columns-repeated="92"/>
        </table:table-row>
        <table:table-row table:style-name="ro2">
          <table:table-cell table:formula="of:=DEC2HEX([.B119])" office:value-type="string" office:string-value="4DFD" calcext:value-type="string">
            <text:p>4DFD</text:p>
          </table:table-cell>
          <table:table-cell table:formula="of:=[.B118]+1" office:value-type="float" office:value="19965" calcext:value-type="float">
            <text:p>19965</text:p>
          </table:table-cell>
          <table:table-cell table:formula="of:=[.C118]+1" office:value-type="float" office:value="62" calcext:value-type="float">
            <text:p>62</text:p>
          </table:table-cell>
          <table:table-cell table:formula="of:=UNICHAR([.B119])" office:value-type="string" office:string-value="䷽" calcext:value-type="string">
            <text:p>䷽</text:p>
          </table:table-cell>
          <table:table-cell office:value-type="string" calcext:value-type="string">
            <text:p>Small Excesses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䷘</text:p>
          </table:table-cell>
          <table:table-cell office:value-type="string" calcext:value-type="string">
            <text:p>wú wàng</text:p>
          </table:table-cell>
          <table:table-cell table:formula="of:=[.O118]+1" office:value-type="float" office:value="25" calcext:value-type="float">
            <text:p>25</text:p>
          </table:table-cell>
          <table:table-cell table:number-columns-repeated="92"/>
        </table:table-row>
        <table:table-row table:style-name="ro2">
          <table:table-cell table:formula="of:=DEC2HEX([.B120])" office:value-type="string" office:string-value="4DFE" calcext:value-type="string">
            <text:p>4DFE</text:p>
          </table:table-cell>
          <table:table-cell table:formula="of:=[.B119]+1" office:value-type="float" office:value="19966" calcext:value-type="float">
            <text:p>19966</text:p>
          </table:table-cell>
          <table:table-cell table:formula="of:=[.C119]+1" office:value-type="float" office:value="63" calcext:value-type="float">
            <text:p>63</text:p>
          </table:table-cell>
          <table:table-cell table:formula="of:=UNICHAR([.B120])" office:value-type="string" office:string-value="䷾" calcext:value-type="string">
            <text:p>䷾</text:p>
          </table:table-cell>
          <table:table-cell office:value-type="string" calcext:value-type="string">
            <text:p>Completion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string" calcext:value-type="string">
            <text:p>䷙</text:p>
          </table:table-cell>
          <table:table-cell office:value-type="string" calcext:value-type="string">
            <text:p>dà chù</text:p>
          </table:table-cell>
          <table:table-cell table:formula="of:=[.O119]+1" office:value-type="float" office:value="26" calcext:value-type="float">
            <text:p>26</text:p>
          </table:table-cell>
          <table:table-cell table:number-columns-repeated="92"/>
        </table:table-row>
        <table:table-row table:style-name="ro2">
          <table:table-cell table:formula="of:=DEC2HEX([.B121])" office:value-type="string" office:string-value="4DFF" calcext:value-type="string">
            <text:p>4DFF</text:p>
          </table:table-cell>
          <table:table-cell table:formula="of:=[.B120]+1" office:value-type="float" office:value="19967" calcext:value-type="float">
            <text:p>19967</text:p>
          </table:table-cell>
          <table:table-cell table:formula="of:=[.C120]+1" office:value-type="float" office:value="64" calcext:value-type="float">
            <text:p>64</text:p>
          </table:table-cell>
          <table:table-cell table:formula="of:=UNICHAR([.B121])" office:value-type="string" office:string-value="䷿" calcext:value-type="string">
            <text:p>䷿</text:p>
          </table:table-cell>
          <table:table-cell office:value-type="string" calcext:value-type="string">
            <text:p>Before Completion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䷚</text:p>
          </table:table-cell>
          <table:table-cell office:value-type="string" calcext:value-type="string">
            <text:p>yí</text:p>
          </table:table-cell>
          <table:table-cell table:formula="of:=[.O120]+1" office:value-type="float" office:value="27" calcext:value-type="float">
            <text:p>27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262F</text:p>
          </table:table-cell>
          <table:table-cell office:value-type="float" office:value="9775" calcext:value-type="float">
            <text:p>977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∅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䷛</text:p>
          </table:table-cell>
          <table:table-cell office:value-type="string" calcext:value-type="string">
            <text:p>dà guò</text:p>
          </table:table-cell>
          <table:table-cell table:formula="of:=[.O121]+1" office:value-type="float" office:value="28" calcext:value-type="float">
            <text:p>28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Digrams</text:p>
          </table:table-cell>
          <table:table-cell office:value-type="string" calcext:value-type="string">
            <text:p>Tai Xuan Jing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string" calcext:value-type="string">
            <text:p>䷜</text:p>
          </table:table-cell>
          <table:table-cell office:value-type="string" calcext:value-type="string">
            <text:p>kǎn</text:p>
          </table:table-cell>
          <table:table-cell table:formula="of:=[.O122]+1" office:value-type="float" office:value="29" calcext:value-type="float">
            <text:p>29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Hex Code</text:p>
          </table:table-cell>
          <table:table-cell office:value-type="string" calcext:value-type="string">
            <text:p>Unicode 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Glyph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䷝</text:p>
          </table:table-cell>
          <table:table-cell office:value-type="string" calcext:value-type="string">
            <text:p>lí</text:p>
          </table:table-cell>
          <table:table-cell table:formula="of:=[.O123]+1" office:value-type="float" office:value="30" calcext:value-type="float">
            <text:p>30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1D300</text:p>
          </table:table-cell>
          <table:table-cell table:formula="of:=HEX2DEC([.A125])" office:value-type="float" office:value="119552" calcext:value-type="float">
            <text:p>119552</text:p>
          </table:table-cell>
          <table:table-cell office:value-type="float" office:value="1" calcext:value-type="float">
            <text:p>1</text:p>
          </table:table-cell>
          <table:table-cell table:formula="of:=UNICHAR([.B125])" office:value-type="string" office:string-value="𝌀" calcext:value-type="string">
            <text:p>𝌀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string" calcext:value-type="string">
            <text:p>䷞</text:p>
          </table:table-cell>
          <table:table-cell office:value-type="string" calcext:value-type="string">
            <text:p>xián</text:p>
          </table:table-cell>
          <table:table-cell table:formula="of:=[.O124]+1" office:value-type="float" office:value="31" calcext:value-type="float">
            <text:p>31</text:p>
          </table:table-cell>
          <table:table-cell table:number-columns-repeated="92"/>
        </table:table-row>
        <table:table-row table:style-name="ro2">
          <table:table-cell table:formula="of:=DEC2HEX([.B126])" office:value-type="string" office:string-value="1D301" calcext:value-type="string">
            <text:p>1D301</text:p>
          </table:table-cell>
          <table:table-cell table:formula="of:=[.B125]+1" office:value-type="float" office:value="119553" calcext:value-type="float">
            <text:p>119553</text:p>
          </table:table-cell>
          <table:table-cell office:value-type="float" office:value="2" calcext:value-type="float">
            <text:p>2</text:p>
          </table:table-cell>
          <table:table-cell table:formula="of:=UNICHAR([.B126])" office:value-type="string" office:string-value="𝌁" calcext:value-type="string">
            <text:p>𝌁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䷟</text:p>
          </table:table-cell>
          <table:table-cell office:value-type="string" calcext:value-type="string">
            <text:p>héng</text:p>
          </table:table-cell>
          <table:table-cell table:formula="of:=[.O125]+1" office:value-type="float" office:value="32" calcext:value-type="float">
            <text:p>32</text:p>
          </table:table-cell>
          <table:table-cell table:number-columns-repeated="92"/>
        </table:table-row>
        <table:table-row table:style-name="ro2">
          <table:table-cell table:formula="of:=DEC2HEX([.B127])" office:value-type="string" office:string-value="1D302" calcext:value-type="string">
            <text:p>1D302</text:p>
          </table:table-cell>
          <table:table-cell table:formula="of:=[.B126]+1" office:value-type="float" office:value="119554" calcext:value-type="float">
            <text:p>119554</text:p>
          </table:table-cell>
          <table:table-cell office:value-type="float" office:value="3" calcext:value-type="float">
            <text:p>3</text:p>
          </table:table-cell>
          <table:table-cell table:formula="of:=UNICHAR([.B127])" office:value-type="string" office:string-value="𝌂" calcext:value-type="string">
            <text:p>𝌂</text:p>
          </table:table-cell>
          <table:table-cell table:number-columns-repeated="2"/>
          <table:table-cell office:value-type="string" calcext:value-type="string">
            <text:p>Abbreviation</text:p>
          </table:table-cell>
          <table:table-cell office:value-type="string" calcext:value-type="string">
            <text:p>Hexagrams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䷠</text:p>
          </table:table-cell>
          <table:table-cell office:value-type="string" calcext:value-type="string">
            <text:p>dùn</text:p>
          </table:table-cell>
          <table:table-cell table:formula="of:=[.O126]+1" office:value-type="float" office:value="33" calcext:value-type="float">
            <text:p>33</text:p>
          </table:table-cell>
          <table:table-cell table:number-columns-repeated="92"/>
        </table:table-row>
        <table:table-row table:style-name="ro2">
          <table:table-cell table:formula="of:=DEC2HEX([.B128])" office:value-type="string" office:string-value="1D303" calcext:value-type="string">
            <text:p>1D303</text:p>
          </table:table-cell>
          <table:table-cell table:formula="of:=[.B127]+1" office:value-type="float" office:value="119555" calcext:value-type="float">
            <text:p>119555</text:p>
          </table:table-cell>
          <table:table-cell office:value-type="float" office:value="4" calcext:value-type="float">
            <text:p>4</text:p>
          </table:table-cell>
          <table:table-cell table:formula="of:=UNICHAR([.B128])" office:value-type="string" office:string-value="𝌃" calcext:value-type="string">
            <text:p>𝌃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string" calcext:value-type="string">
            <text:p>䷡</text:p>
          </table:table-cell>
          <table:table-cell office:value-type="string" calcext:value-type="string">
            <text:p>dà zhuàng</text:p>
          </table:table-cell>
          <table:table-cell table:formula="of:=[.O127]+1" office:value-type="float" office:value="34" calcext:value-type="float">
            <text:p>34</text:p>
          </table:table-cell>
          <table:table-cell table:number-columns-repeated="92"/>
        </table:table-row>
        <table:table-row table:style-name="ro2">
          <table:table-cell table:formula="of:=DEC2HEX([.B129])" office:value-type="string" office:string-value="1D304" calcext:value-type="string">
            <text:p>1D304</text:p>
          </table:table-cell>
          <table:table-cell table:formula="of:=[.B128]+1" office:value-type="float" office:value="119556" calcext:value-type="float">
            <text:p>119556</text:p>
          </table:table-cell>
          <table:table-cell office:value-type="float" office:value="5" calcext:value-type="float">
            <text:p>5</text:p>
          </table:table-cell>
          <table:table-cell table:formula="of:=UNICHAR([.B129])" office:value-type="string" office:string-value="𝌄" calcext:value-type="string">
            <text:p>𝌄</text:p>
          </table:table-cell>
          <table:table-cell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Cast Hexagram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䷢</text:p>
          </table:table-cell>
          <table:table-cell office:value-type="string" calcext:value-type="string">
            <text:p>jìn</text:p>
          </table:table-cell>
          <table:table-cell table:formula="of:=[.O128]+1" office:value-type="float" office:value="35" calcext:value-type="float">
            <text:p>35</text:p>
          </table:table-cell>
          <table:table-cell table:number-columns-repeated="92"/>
        </table:table-row>
        <table:table-row table:style-name="ro2">
          <table:table-cell table:formula="of:=DEC2HEX([.B130])" office:value-type="string" office:string-value="1D305" calcext:value-type="string">
            <text:p>1D305</text:p>
          </table:table-cell>
          <table:table-cell table:formula="of:=[.B129]+1" office:value-type="float" office:value="119557" calcext:value-type="float">
            <text:p>119557</text:p>
          </table:table-cell>
          <table:table-cell office:value-type="float" office:value="6" calcext:value-type="float">
            <text:p>6</text:p>
          </table:table-cell>
          <table:table-cell table:formula="of:=UNICHAR([.B130])" office:value-type="string" office:string-value="𝌅" calcext:value-type="string">
            <text:p>𝌅</text:p>
          </table:table-cell>
          <table:table-cell table:number-columns-repeated="2"/>
          <table:table-cell office:value-type="string" calcext:value-type="string">
            <text:p>MH</text:p>
          </table:table-cell>
          <table:table-cell office:value-type="string" calcext:value-type="string">
            <text:p>Moving Hexagram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䷣</text:p>
          </table:table-cell>
          <table:table-cell office:value-type="string" calcext:value-type="string">
            <text:p>míng yí</text:p>
          </table:table-cell>
          <table:table-cell table:formula="of:=[.O129]+1" office:value-type="float" office:value="36" calcext:value-type="float">
            <text:p>36</text:p>
          </table:table-cell>
          <table:table-cell table:number-columns-repeated="92"/>
        </table:table-row>
        <table:table-row table:style-name="ro2">
          <table:table-cell table:number-columns-repeated="6"/>
          <table:table-cell office:value-type="string" calcext:value-type="string">
            <text:p>NH</text:p>
          </table:table-cell>
          <table:table-cell office:value-type="string" calcext:value-type="string">
            <text:p>Nuclear Hexagram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䷤</text:p>
          </table:table-cell>
          <table:table-cell office:value-type="string" calcext:value-type="string">
            <text:p>jiā rén</text:p>
          </table:table-cell>
          <table:table-cell table:formula="of:=[.O130]+1" office:value-type="float" office:value="37" calcext:value-type="float">
            <text:p>37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Tetragrams</text:p>
          </table:table-cell>
          <table:table-cell office:value-type="string" calcext:value-type="string">
            <text:p>Tai Xuan Jing</text:p>
          </table:table-cell>
          <table:table-cell table:number-columns-repeated="4"/>
          <table:table-cell office:value-type="string" calcext:value-type="string">
            <text:p>XH</text:p>
          </table:table-cell>
          <table:table-cell office:value-type="string" calcext:value-type="string">
            <text:p>Moving Nuclear Hexagram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䷥</text:p>
          </table:table-cell>
          <table:table-cell office:value-type="string" calcext:value-type="string">
            <text:p>kuí</text:p>
          </table:table-cell>
          <table:table-cell table:formula="of:=[.O131]+1" office:value-type="float" office:value="38" calcext:value-type="float">
            <text:p>38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Hex Code</text:p>
          </table:table-cell>
          <table:table-cell office:value-type="string" calcext:value-type="string">
            <text:p>Unicode </text:p>
          </table:table-cell>
          <table:table-cell office:value-type="string" calcext:value-type="string">
            <text:p>Tetra#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InH</text:p>
          </table:table-cell>
          <table:table-cell office:value-type="string" calcext:value-type="string">
            <text:p>Interlaced Hexagram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䷦</text:p>
          </table:table-cell>
          <table:table-cell office:value-type="string" calcext:value-type="string">
            <text:p>jiǎn</text:p>
          </table:table-cell>
          <table:table-cell table:formula="of:=[.O132]+1" office:value-type="float" office:value="39" calcext:value-type="float">
            <text:p>39</text:p>
          </table:table-cell>
          <table:table-cell table:number-columns-repeated="92"/>
        </table:table-row>
        <table:table-row table:style-name="ro2">
          <table:table-cell table:formula="of:=DEC2HEX([.B134])" office:value-type="string" office:string-value="1D306" calcext:value-type="string">
            <text:p>1D306</text:p>
          </table:table-cell>
          <table:table-cell office:value-type="float" office:value="119558" calcext:value-type="float">
            <text:p>119558</text:p>
          </table:table-cell>
          <table:table-cell office:value-type="float" office:value="1" calcext:value-type="float">
            <text:p>1</text:p>
          </table:table-cell>
          <table:table-cell table:formula="of:=UNICHAR([.B134])" office:value-type="string" office:string-value="𝌆" calcext:value-type="string">
            <text:p>𝌆</text:p>
          </table:table-cell>
          <table:table-cell table:number-columns-repeated="2"/>
          <table:table-cell office:value-type="string" calcext:value-type="string">
            <text:p>MaH</text:p>
          </table:table-cell>
          <table:table-cell office:value-type="string" calcext:value-type="string">
            <text:p>Married Hexagram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䷧</text:p>
          </table:table-cell>
          <table:table-cell office:value-type="string" calcext:value-type="string">
            <text:p>xiè</text:p>
          </table:table-cell>
          <table:table-cell table:formula="of:=[.O133]+1" office:value-type="float" office:value="40" calcext:value-type="float">
            <text:p>40</text:p>
          </table:table-cell>
          <table:table-cell table:number-columns-repeated="92"/>
        </table:table-row>
        <table:table-row table:style-name="ro2">
          <table:table-cell table:formula="of:=DEC2HEX([.B135])" office:value-type="string" office:string-value="1D307" calcext:value-type="string">
            <text:p>1D307</text:p>
          </table:table-cell>
          <table:table-cell table:formula="of:=[.B134]+1" office:value-type="float" office:value="119559" calcext:value-type="float">
            <text:p>119559</text:p>
          </table:table-cell>
          <table:table-cell table:formula="of:=[.C134]+1" office:value-type="float" office:value="2" calcext:value-type="float">
            <text:p>2</text:p>
          </table:table-cell>
          <table:table-cell table:formula="of:=UNICHAR([.B135])" office:value-type="string" office:string-value="𝌇" calcext:value-type="string">
            <text:p>𝌇</text:p>
          </table:table-cell>
          <table:table-cell table:number-columns-repeated="2"/>
          <table:table-cell office:value-type="string" calcext:value-type="string">
            <text:p>GH</text:p>
          </table:table-cell>
          <table:table-cell office:value-type="string" calcext:value-type="string">
            <text:p>Golden hexagram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䷨</text:p>
          </table:table-cell>
          <table:table-cell office:value-type="string" calcext:value-type="string">
            <text:p>sǔn</text:p>
          </table:table-cell>
          <table:table-cell table:formula="of:=[.O134]+1" office:value-type="float" office:value="41" calcext:value-type="float">
            <text:p>41</text:p>
          </table:table-cell>
          <table:table-cell table:number-columns-repeated="92"/>
        </table:table-row>
        <table:table-row table:style-name="ro2">
          <table:table-cell table:formula="of:=DEC2HEX([.B136])" office:value-type="string" office:string-value="1D308" calcext:value-type="string">
            <text:p>1D308</text:p>
          </table:table-cell>
          <table:table-cell table:formula="of:=[.B135]+1" office:value-type="float" office:value="119560" calcext:value-type="float">
            <text:p>119560</text:p>
          </table:table-cell>
          <table:table-cell table:formula="of:=[.C135]+1" office:value-type="float" office:value="3" calcext:value-type="float">
            <text:p>3</text:p>
          </table:table-cell>
          <table:table-cell table:formula="of:=UNICHAR([.B136])" office:value-type="string" office:string-value="𝌈" calcext:value-type="string">
            <text:p>𝌈</text:p>
          </table:table-cell>
          <table:table-cell table:number-columns-repeated="2"/>
          <table:table-cell office:value-type="string" calcext:value-type="string">
            <text:p>IH</text:p>
          </table:table-cell>
          <table:table-cell office:value-type="string" calcext:value-type="string">
            <text:p>Inverse Hexagram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䷩</text:p>
          </table:table-cell>
          <table:table-cell office:value-type="string" calcext:value-type="string">
            <text:p>yì</text:p>
          </table:table-cell>
          <table:table-cell table:formula="of:=[.O135]+1" office:value-type="float" office:value="42" calcext:value-type="float">
            <text:p>42</text:p>
          </table:table-cell>
          <table:table-cell table:number-columns-repeated="92"/>
        </table:table-row>
        <table:table-row table:style-name="ro2">
          <table:table-cell table:formula="of:=DEC2HEX([.B137])" office:value-type="string" office:string-value="1D309" calcext:value-type="string">
            <text:p>1D309</text:p>
          </table:table-cell>
          <table:table-cell table:formula="of:=[.B136]+1" office:value-type="float" office:value="119561" calcext:value-type="float">
            <text:p>119561</text:p>
          </table:table-cell>
          <table:table-cell table:formula="of:=[.C136]+1" office:value-type="float" office:value="4" calcext:value-type="float">
            <text:p>4</text:p>
          </table:table-cell>
          <table:table-cell table:formula="of:=UNICHAR([.B137])" office:value-type="string" office:string-value="𝌉" calcext:value-type="string">
            <text:p>𝌉</text:p>
          </table:table-cell>
          <table:table-cell table:number-columns-repeated="2"/>
          <table:table-cell office:value-type="string" calcext:value-type="string">
            <text:p>RH</text:p>
          </table:table-cell>
          <table:table-cell office:value-type="string" calcext:value-type="string">
            <text:p>Reverse Hexagram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䷪</text:p>
          </table:table-cell>
          <table:table-cell office:value-type="string" calcext:value-type="string">
            <text:p>guài</text:p>
          </table:table-cell>
          <table:table-cell table:formula="of:=[.O136]+1" office:value-type="float" office:value="43" calcext:value-type="float">
            <text:p>43</text:p>
          </table:table-cell>
          <table:table-cell table:number-columns-repeated="92"/>
        </table:table-row>
        <table:table-row table:style-name="ro2">
          <table:table-cell table:formula="of:=DEC2HEX([.B138])" office:value-type="string" office:string-value="1D30A" calcext:value-type="string">
            <text:p>1D30A</text:p>
          </table:table-cell>
          <table:table-cell table:formula="of:=[.B137]+1" office:value-type="float" office:value="119562" calcext:value-type="float">
            <text:p>119562</text:p>
          </table:table-cell>
          <table:table-cell table:formula="of:=[.C137]+1" office:value-type="float" office:value="5" calcext:value-type="float">
            <text:p>5</text:p>
          </table:table-cell>
          <table:table-cell table:formula="of:=UNICHAR([.B138])" office:value-type="string" office:string-value="𝌊" calcext:value-type="string">
            <text:p>𝌊</text:p>
          </table:table-cell>
          <table:table-cell table:number-columns-repeated="2"/>
          <table:table-cell office:value-type="string" calcext:value-type="string">
            <text:p>EH</text:p>
          </table:table-cell>
          <table:table-cell office:value-type="string" calcext:value-type="string">
            <text:p>Evolved hexagram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䷫</text:p>
          </table:table-cell>
          <table:table-cell office:value-type="string" calcext:value-type="string">
            <text:p>gòu</text:p>
          </table:table-cell>
          <table:table-cell table:formula="of:=[.O137]+1" office:value-type="float" office:value="44" calcext:value-type="float">
            <text:p>44</text:p>
          </table:table-cell>
          <table:table-cell table:number-columns-repeated="92"/>
        </table:table-row>
        <table:table-row table:style-name="ro2">
          <table:table-cell table:formula="of:=DEC2HEX([.B139])" office:value-type="string" office:string-value="1D30B" calcext:value-type="string">
            <text:p>1D30B</text:p>
          </table:table-cell>
          <table:table-cell table:formula="of:=[.B138]+1" office:value-type="float" office:value="119563" calcext:value-type="float">
            <text:p>119563</text:p>
          </table:table-cell>
          <table:table-cell table:formula="of:=[.C138]+1" office:value-type="float" office:value="6" calcext:value-type="float">
            <text:p>6</text:p>
          </table:table-cell>
          <table:table-cell table:formula="of:=UNICHAR([.B139])" office:value-type="string" office:string-value="𝌋" calcext:value-type="string">
            <text:p>𝌋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string" calcext:value-type="string">
            <text:p>䷬</text:p>
          </table:table-cell>
          <table:table-cell office:value-type="string" calcext:value-type="string">
            <text:p>cuì</text:p>
          </table:table-cell>
          <table:table-cell table:formula="of:=[.O138]+1" office:value-type="float" office:value="45" calcext:value-type="float">
            <text:p>45</text:p>
          </table:table-cell>
          <table:table-cell table:number-columns-repeated="92"/>
        </table:table-row>
        <table:table-row table:style-name="ro2">
          <table:table-cell table:formula="of:=DEC2HEX([.B140])" office:value-type="string" office:string-value="1D30C" calcext:value-type="string">
            <text:p>1D30C</text:p>
          </table:table-cell>
          <table:table-cell table:formula="of:=[.B139]+1" office:value-type="float" office:value="119564" calcext:value-type="float">
            <text:p>119564</text:p>
          </table:table-cell>
          <table:table-cell table:formula="of:=[.C139]+1" office:value-type="float" office:value="7" calcext:value-type="float">
            <text:p>7</text:p>
          </table:table-cell>
          <table:table-cell table:formula="of:=UNICHAR([.B140])" office:value-type="string" office:string-value="𝌌" calcext:value-type="string">
            <text:p>𝌌</text:p>
          </table:table-cell>
          <table:table-cell table:number-columns-repeated="2"/>
          <table:table-cell office:value-type="string" calcext:value-type="string">
            <text:p>UH</text:p>
          </table:table-cell>
          <table:table-cell office:value-type="string" calcext:value-type="string">
            <text:p>Upper Hexagram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䷭</text:p>
          </table:table-cell>
          <table:table-cell office:value-type="string" calcext:value-type="string">
            <text:p>shēng <text:s/></text:p>
          </table:table-cell>
          <table:table-cell table:formula="of:=[.O139]+1" office:value-type="float" office:value="46" calcext:value-type="float">
            <text:p>46</text:p>
          </table:table-cell>
          <table:table-cell table:number-columns-repeated="92"/>
        </table:table-row>
        <table:table-row table:style-name="ro2">
          <table:table-cell table:formula="of:=DEC2HEX([.B141])" office:value-type="string" office:string-value="1D30D" calcext:value-type="string">
            <text:p>1D30D</text:p>
          </table:table-cell>
          <table:table-cell table:formula="of:=[.B140]+1" office:value-type="float" office:value="119565" calcext:value-type="float">
            <text:p>119565</text:p>
          </table:table-cell>
          <table:table-cell table:formula="of:=[.C140]+1" office:value-type="float" office:value="8" calcext:value-type="float">
            <text:p>8</text:p>
          </table:table-cell>
          <table:table-cell table:formula="of:=UNICHAR([.B141])" office:value-type="string" office:string-value="𝌍" calcext:value-type="string">
            <text:p>𝌍</text:p>
          </table:table-cell>
          <table:table-cell table:number-columns-repeated="2"/>
          <table:table-cell office:value-type="string" calcext:value-type="string">
            <text:p>UNH</text:p>
          </table:table-cell>
          <table:table-cell office:value-type="string" calcext:value-type="string">
            <text:p>Upper Nuclear Hexagram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䷮</text:p>
          </table:table-cell>
          <table:table-cell office:value-type="string" calcext:value-type="string">
            <text:p>kùn</text:p>
          </table:table-cell>
          <table:table-cell table:formula="of:=[.O140]+1" office:value-type="float" office:value="47" calcext:value-type="float">
            <text:p>47</text:p>
          </table:table-cell>
          <table:table-cell table:number-columns-repeated="92"/>
        </table:table-row>
        <table:table-row table:style-name="ro2">
          <table:table-cell table:formula="of:=DEC2HEX([.B142])" office:value-type="string" office:string-value="1D30E" calcext:value-type="string">
            <text:p>1D30E</text:p>
          </table:table-cell>
          <table:table-cell table:formula="of:=[.B141]+1" office:value-type="float" office:value="119566" calcext:value-type="float">
            <text:p>119566</text:p>
          </table:table-cell>
          <table:table-cell table:formula="of:=[.C141]+1" office:value-type="float" office:value="9" calcext:value-type="float">
            <text:p>9</text:p>
          </table:table-cell>
          <table:table-cell table:formula="of:=UNICHAR([.B142])" office:value-type="string" office:string-value="𝌎" calcext:value-type="string">
            <text:p>𝌎</text:p>
          </table:table-cell>
          <table:table-cell table:number-columns-repeated="2"/>
          <table:table-cell office:value-type="string" calcext:value-type="string">
            <text:p>LNH</text:p>
          </table:table-cell>
          <table:table-cell office:value-type="string" calcext:value-type="string">
            <text:p>Lower Nuclear Hexagram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䷯</text:p>
          </table:table-cell>
          <table:table-cell office:value-type="string" calcext:value-type="string">
            <text:p>jǐng</text:p>
          </table:table-cell>
          <table:table-cell table:formula="of:=[.O141]+1" office:value-type="float" office:value="48" calcext:value-type="float">
            <text:p>48</text:p>
          </table:table-cell>
          <table:table-cell table:number-columns-repeated="92"/>
        </table:table-row>
        <table:table-row table:style-name="ro2">
          <table:table-cell table:formula="of:=DEC2HEX([.B143])" office:value-type="string" office:string-value="1D30F" calcext:value-type="string">
            <text:p>1D30F</text:p>
          </table:table-cell>
          <table:table-cell table:formula="of:=[.B142]+1" office:value-type="float" office:value="119567" calcext:value-type="float">
            <text:p>119567</text:p>
          </table:table-cell>
          <table:table-cell table:formula="of:=[.C142]+1" office:value-type="float" office:value="10" calcext:value-type="float">
            <text:p>10</text:p>
          </table:table-cell>
          <table:table-cell table:formula="of:=UNICHAR([.B143])" office:value-type="string" office:string-value="𝌏" calcext:value-type="string">
            <text:p>𝌏</text:p>
          </table:table-cell>
          <table:table-cell table:number-columns-repeated="2"/>
          <table:table-cell office:value-type="string" calcext:value-type="string">
            <text:p>LH</text:p>
          </table:table-cell>
          <table:table-cell office:value-type="string" calcext:value-type="string">
            <text:p>Lower Hexagram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䷰</text:p>
          </table:table-cell>
          <table:table-cell office:value-type="string" calcext:value-type="string">
            <text:p>gé</text:p>
          </table:table-cell>
          <table:table-cell table:formula="of:=[.O142]+1" office:value-type="float" office:value="49" calcext:value-type="float">
            <text:p>49</text:p>
          </table:table-cell>
          <table:table-cell table:number-columns-repeated="92"/>
        </table:table-row>
        <table:table-row table:style-name="ro2">
          <table:table-cell table:formula="of:=DEC2HEX([.B144])" office:value-type="string" office:string-value="1D310" calcext:value-type="string">
            <text:p>1D310</text:p>
          </table:table-cell>
          <table:table-cell table:formula="of:=[.B143]+1" office:value-type="float" office:value="119568" calcext:value-type="float">
            <text:p>119568</text:p>
          </table:table-cell>
          <table:table-cell table:formula="of:=[.C143]+1" office:value-type="float" office:value="11" calcext:value-type="float">
            <text:p>11</text:p>
          </table:table-cell>
          <table:table-cell table:formula="of:=UNICHAR([.B144])" office:value-type="string" office:string-value="𝌐" calcext:value-type="string">
            <text:p>𝌐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string" calcext:value-type="string">
            <text:p>䷱</text:p>
          </table:table-cell>
          <table:table-cell office:value-type="string" calcext:value-type="string">
            <text:p>dǐng</text:p>
          </table:table-cell>
          <table:table-cell table:formula="of:=[.O143]+1" office:value-type="float" office:value="50" calcext:value-type="float">
            <text:p>50</text:p>
          </table:table-cell>
          <table:table-cell table:number-columns-repeated="92"/>
        </table:table-row>
        <table:table-row table:style-name="ro2">
          <table:table-cell table:formula="of:=DEC2HEX([.B145])" office:value-type="string" office:string-value="1D311" calcext:value-type="string">
            <text:p>1D311</text:p>
          </table:table-cell>
          <table:table-cell table:formula="of:=[.B144]+1" office:value-type="float" office:value="119569" calcext:value-type="float">
            <text:p>119569</text:p>
          </table:table-cell>
          <table:table-cell table:formula="of:=[.C144]+1" office:value-type="float" office:value="12" calcext:value-type="float">
            <text:p>12</text:p>
          </table:table-cell>
          <table:table-cell table:formula="of:=UNICHAR([.B145])" office:value-type="string" office:string-value="𝌑" calcext:value-type="string">
            <text:p>𝌑</text:p>
          </table:table-cell>
          <table:table-cell table:number-columns-repeated="2"/>
          <table:table-cell office:value-type="string" calcext:value-type="string">
            <text:p>PFX</text:p>
          </table:table-cell>
          <table:table-cell office:value-type="string" calcext:value-type="string">
            <text:p>Preceding Cast FuXi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䷲</text:p>
          </table:table-cell>
          <table:table-cell office:value-type="string" calcext:value-type="string">
            <text:p>zhèn</text:p>
          </table:table-cell>
          <table:table-cell table:formula="of:=[.O144]+1" office:value-type="float" office:value="51" calcext:value-type="float">
            <text:p>51</text:p>
          </table:table-cell>
          <table:table-cell table:number-columns-repeated="92"/>
        </table:table-row>
        <table:table-row table:style-name="ro2">
          <table:table-cell table:formula="of:=DEC2HEX([.B146])" office:value-type="string" office:string-value="1D312" calcext:value-type="string">
            <text:p>1D312</text:p>
          </table:table-cell>
          <table:table-cell table:formula="of:=[.B145]+1" office:value-type="float" office:value="119570" calcext:value-type="float">
            <text:p>119570</text:p>
          </table:table-cell>
          <table:table-cell table:formula="of:=[.C145]+1" office:value-type="float" office:value="13" calcext:value-type="float">
            <text:p>13</text:p>
          </table:table-cell>
          <table:table-cell table:formula="of:=UNICHAR([.B146])" office:value-type="string" office:string-value="𝌒" calcext:value-type="string">
            <text:p>𝌒</text:p>
          </table:table-cell>
          <table:table-cell table:number-columns-repeated="2"/>
          <table:table-cell office:value-type="string" calcext:value-type="string">
            <text:p>SFX</text:p>
          </table:table-cell>
          <table:table-cell office:value-type="string" calcext:value-type="string">
            <text:p>Successor Cast FuXi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䷳</text:p>
          </table:table-cell>
          <table:table-cell office:value-type="string" calcext:value-type="string">
            <text:p>gèn</text:p>
          </table:table-cell>
          <table:table-cell table:formula="of:=[.O145]+1" office:value-type="float" office:value="52" calcext:value-type="float">
            <text:p>52</text:p>
          </table:table-cell>
          <table:table-cell table:number-columns-repeated="92"/>
        </table:table-row>
        <table:table-row table:style-name="ro2">
          <table:table-cell table:formula="of:=DEC2HEX([.B147])" office:value-type="string" office:string-value="1D313" calcext:value-type="string">
            <text:p>1D313</text:p>
          </table:table-cell>
          <table:table-cell table:formula="of:=[.B146]+1" office:value-type="float" office:value="119571" calcext:value-type="float">
            <text:p>119571</text:p>
          </table:table-cell>
          <table:table-cell table:formula="of:=[.C146]+1" office:value-type="float" office:value="14" calcext:value-type="float">
            <text:p>14</text:p>
          </table:table-cell>
          <table:table-cell table:formula="of:=UNICHAR([.B147])" office:value-type="string" office:string-value="𝌓" calcext:value-type="string">
            <text:p>𝌓</text:p>
          </table:table-cell>
          <table:table-cell table:number-columns-repeated="2"/>
          <table:table-cell office:value-type="string" calcext:value-type="string">
            <text:p>PKW</text:p>
          </table:table-cell>
          <table:table-cell office:value-type="string" calcext:value-type="string">
            <text:p>Preceding Cast King Wen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䷴</text:p>
          </table:table-cell>
          <table:table-cell office:value-type="string" calcext:value-type="string">
            <text:p>jiàn</text:p>
          </table:table-cell>
          <table:table-cell table:formula="of:=[.O146]+1" office:value-type="float" office:value="53" calcext:value-type="float">
            <text:p>53</text:p>
          </table:table-cell>
          <table:table-cell table:number-columns-repeated="92"/>
        </table:table-row>
        <table:table-row table:style-name="ro2">
          <table:table-cell table:formula="of:=DEC2HEX([.B148])" office:value-type="string" office:string-value="1D314" calcext:value-type="string">
            <text:p>1D314</text:p>
          </table:table-cell>
          <table:table-cell table:formula="of:=[.B147]+1" office:value-type="float" office:value="119572" calcext:value-type="float">
            <text:p>119572</text:p>
          </table:table-cell>
          <table:table-cell table:formula="of:=[.C147]+1" office:value-type="float" office:value="15" calcext:value-type="float">
            <text:p>15</text:p>
          </table:table-cell>
          <table:table-cell table:formula="of:=UNICHAR([.B148])" office:value-type="string" office:string-value="𝌔" calcext:value-type="string">
            <text:p>𝌔</text:p>
          </table:table-cell>
          <table:table-cell table:number-columns-repeated="2"/>
          <table:table-cell office:value-type="string" calcext:value-type="string">
            <text:p>SKW</text:p>
          </table:table-cell>
          <table:table-cell office:value-type="string" calcext:value-type="string">
            <text:p>Successor Cast King Wen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䷵</text:p>
          </table:table-cell>
          <table:table-cell office:value-type="string" calcext:value-type="string">
            <text:p>guī mèi</text:p>
          </table:table-cell>
          <table:table-cell table:formula="of:=[.O147]+1" office:value-type="float" office:value="54" calcext:value-type="float">
            <text:p>54</text:p>
          </table:table-cell>
          <table:table-cell table:number-columns-repeated="92"/>
        </table:table-row>
        <table:table-row table:style-name="ro2">
          <table:table-cell table:formula="of:=DEC2HEX([.B149])" office:value-type="string" office:string-value="1D315" calcext:value-type="string">
            <text:p>1D315</text:p>
          </table:table-cell>
          <table:table-cell table:formula="of:=[.B148]+1" office:value-type="float" office:value="119573" calcext:value-type="float">
            <text:p>119573</text:p>
          </table:table-cell>
          <table:table-cell table:formula="of:=[.C148]+1" office:value-type="float" office:value="16" calcext:value-type="float">
            <text:p>16</text:p>
          </table:table-cell>
          <table:table-cell table:formula="of:=UNICHAR([.B149])" office:value-type="string" office:string-value="𝌕" calcext:value-type="string">
            <text:p>𝌕</text:p>
          </table:table-cell>
          <table:table-cell table:number-columns-repeated="2"/>
          <table:table-cell office:value-type="string" calcext:value-type="string">
            <text:p>PMMW</text:p>
          </table:table-cell>
          <table:table-cell office:value-type="string" calcext:value-type="string">
            <text:p>Preceding Cast Ma Wang Dui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䷶</text:p>
          </table:table-cell>
          <table:table-cell office:value-type="string" calcext:value-type="string">
            <text:p>fēng</text:p>
          </table:table-cell>
          <table:table-cell table:formula="of:=[.O148]+1" office:value-type="float" office:value="55" calcext:value-type="float">
            <text:p>55</text:p>
          </table:table-cell>
          <table:table-cell table:number-columns-repeated="92"/>
        </table:table-row>
        <table:table-row table:style-name="ro2">
          <table:table-cell table:formula="of:=DEC2HEX([.B150])" office:value-type="string" office:string-value="1D316" calcext:value-type="string">
            <text:p>1D316</text:p>
          </table:table-cell>
          <table:table-cell table:formula="of:=[.B149]+1" office:value-type="float" office:value="119574" calcext:value-type="float">
            <text:p>119574</text:p>
          </table:table-cell>
          <table:table-cell table:formula="of:=[.C149]+1" office:value-type="float" office:value="17" calcext:value-type="float">
            <text:p>17</text:p>
          </table:table-cell>
          <table:table-cell table:formula="of:=UNICHAR([.B150])" office:value-type="string" office:string-value="𝌖" calcext:value-type="string">
            <text:p>𝌖</text:p>
          </table:table-cell>
          <table:table-cell table:number-columns-repeated="2"/>
          <table:table-cell office:value-type="string" calcext:value-type="string">
            <text:p>SMMW</text:p>
          </table:table-cell>
          <table:table-cell office:value-type="string" calcext:value-type="string">
            <text:p>Successor Cast Ma Wang Dui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䷷</text:p>
          </table:table-cell>
          <table:table-cell office:value-type="string" calcext:value-type="string">
            <text:p>lǚ</text:p>
          </table:table-cell>
          <table:table-cell table:formula="of:=[.O149]+1" office:value-type="float" office:value="56" calcext:value-type="float">
            <text:p>56</text:p>
          </table:table-cell>
          <table:table-cell table:number-columns-repeated="92"/>
        </table:table-row>
        <table:table-row table:style-name="ro2">
          <table:table-cell table:formula="of:=DEC2HEX([.B151])" office:value-type="string" office:string-value="1D317" calcext:value-type="string">
            <text:p>1D317</text:p>
          </table:table-cell>
          <table:table-cell table:formula="of:=[.B150]+1" office:value-type="float" office:value="119575" calcext:value-type="float">
            <text:p>119575</text:p>
          </table:table-cell>
          <table:table-cell table:formula="of:=[.C150]+1" office:value-type="float" office:value="18" calcext:value-type="float">
            <text:p>18</text:p>
          </table:table-cell>
          <table:table-cell table:formula="of:=UNICHAR([.B151])" office:value-type="string" office:string-value="𝌗" calcext:value-type="string">
            <text:p>𝌗</text:p>
          </table:table-cell>
          <table:table-cell table:number-columns-repeated="2"/>
          <table:table-cell office:value-type="string" calcext:value-type="string">
            <text:p>PB</text:p>
          </table:table-cell>
          <table:table-cell office:value-type="string" calcext:value-type="string">
            <text:p>Preceding Cast Base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䷸</text:p>
          </table:table-cell>
          <table:table-cell office:value-type="string" calcext:value-type="string">
            <text:p>xùn</text:p>
          </table:table-cell>
          <table:table-cell table:formula="of:=[.O150]+1" office:value-type="float" office:value="57" calcext:value-type="float">
            <text:p>57</text:p>
          </table:table-cell>
          <table:table-cell table:number-columns-repeated="92"/>
        </table:table-row>
        <table:table-row table:style-name="ro2">
          <table:table-cell table:formula="of:=DEC2HEX([.B152])" office:value-type="string" office:string-value="1D318" calcext:value-type="string">
            <text:p>1D318</text:p>
          </table:table-cell>
          <table:table-cell table:formula="of:=[.B151]+1" office:value-type="float" office:value="119576" calcext:value-type="float">
            <text:p>119576</text:p>
          </table:table-cell>
          <table:table-cell table:formula="of:=[.C151]+1" office:value-type="float" office:value="19" calcext:value-type="float">
            <text:p>19</text:p>
          </table:table-cell>
          <table:table-cell table:formula="of:=UNICHAR([.B152])" office:value-type="string" office:string-value="𝌘" calcext:value-type="string">
            <text:p>𝌘</text:p>
          </table:table-cell>
          <table:table-cell table:number-columns-repeated="2"/>
          <table:table-cell office:value-type="string" calcext:value-type="string">
            <text:p>SB</text:p>
          </table:table-cell>
          <table:table-cell office:value-type="string" calcext:value-type="string">
            <text:p>Successor Cast Bas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䷹</text:p>
          </table:table-cell>
          <table:table-cell office:value-type="string" calcext:value-type="string">
            <text:p>duì</text:p>
          </table:table-cell>
          <table:table-cell table:formula="of:=[.O151]+1" office:value-type="float" office:value="58" calcext:value-type="float">
            <text:p>58</text:p>
          </table:table-cell>
          <table:table-cell table:number-columns-repeated="92"/>
        </table:table-row>
        <table:table-row table:style-name="ro2">
          <table:table-cell table:formula="of:=DEC2HEX([.B153])" office:value-type="string" office:string-value="1D319" calcext:value-type="string">
            <text:p>1D319</text:p>
          </table:table-cell>
          <table:table-cell table:formula="of:=[.B152]+1" office:value-type="float" office:value="119577" calcext:value-type="float">
            <text:p>119577</text:p>
          </table:table-cell>
          <table:table-cell table:formula="of:=[.C152]+1" office:value-type="float" office:value="20" calcext:value-type="float">
            <text:p>20</text:p>
          </table:table-cell>
          <table:table-cell table:formula="of:=UNICHAR([.B153])" office:value-type="string" office:string-value="𝌙" calcext:value-type="string">
            <text:p>𝌙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string" calcext:value-type="string">
            <text:p>䷺</text:p>
          </table:table-cell>
          <table:table-cell office:value-type="string" calcext:value-type="string">
            <text:p>huàn</text:p>
          </table:table-cell>
          <table:table-cell table:formula="of:=[.O152]+1" office:value-type="float" office:value="59" calcext:value-type="float">
            <text:p>59</text:p>
          </table:table-cell>
          <table:table-cell table:number-columns-repeated="92"/>
        </table:table-row>
        <table:table-row table:style-name="ro2">
          <table:table-cell table:formula="of:=DEC2HEX([.B154])" office:value-type="string" office:string-value="1D31A" calcext:value-type="string">
            <text:p>1D31A</text:p>
          </table:table-cell>
          <table:table-cell table:formula="of:=[.B153]+1" office:value-type="float" office:value="119578" calcext:value-type="float">
            <text:p>119578</text:p>
          </table:table-cell>
          <table:table-cell table:formula="of:=[.C153]+1" office:value-type="float" office:value="21" calcext:value-type="float">
            <text:p>21</text:p>
          </table:table-cell>
          <table:table-cell table:formula="of:=UNICHAR([.B154])" office:value-type="string" office:string-value="𝌚" calcext:value-type="string">
            <text:p>𝌚</text:p>
          </table:table-cell>
          <table:table-cell table:number-columns-repeated="2"/>
          <table:table-cell office:value-type="string" calcext:value-type="string">
            <text:p>PCG</text:p>
          </table:table-cell>
          <table:table-cell office:value-type="string" calcext:value-type="string">
            <text:p>Preceding Cast Govind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䷻</text:p>
          </table:table-cell>
          <table:table-cell office:value-type="string" calcext:value-type="string">
            <text:p>jié</text:p>
          </table:table-cell>
          <table:table-cell table:formula="of:=[.O153]+1" office:value-type="float" office:value="60" calcext:value-type="float">
            <text:p>60</text:p>
          </table:table-cell>
          <table:table-cell table:number-columns-repeated="92"/>
        </table:table-row>
        <table:table-row table:style-name="ro2">
          <table:table-cell table:formula="of:=DEC2HEX([.B155])" office:value-type="string" office:string-value="1D31B" calcext:value-type="string">
            <text:p>1D31B</text:p>
          </table:table-cell>
          <table:table-cell table:formula="of:=[.B154]+1" office:value-type="float" office:value="119579" calcext:value-type="float">
            <text:p>119579</text:p>
          </table:table-cell>
          <table:table-cell table:formula="of:=[.C154]+1" office:value-type="float" office:value="22" calcext:value-type="float">
            <text:p>22</text:p>
          </table:table-cell>
          <table:table-cell table:formula="of:=UNICHAR([.B155])" office:value-type="string" office:string-value="𝌛" calcext:value-type="string">
            <text:p>𝌛</text:p>
          </table:table-cell>
          <table:table-cell table:number-columns-repeated="2"/>
          <table:table-cell office:value-type="string" calcext:value-type="string">
            <text:p>SCG</text:p>
          </table:table-cell>
          <table:table-cell office:value-type="string" calcext:value-type="string">
            <text:p>Successor Cast Govinda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䷼</text:p>
          </table:table-cell>
          <table:table-cell office:value-type="string" calcext:value-type="string">
            <text:p>zhōng fú</text:p>
          </table:table-cell>
          <table:table-cell table:formula="of:=[.O154]+1" office:value-type="float" office:value="61" calcext:value-type="float">
            <text:p>61</text:p>
          </table:table-cell>
          <table:table-cell table:number-columns-repeated="92"/>
        </table:table-row>
        <table:table-row table:style-name="ro2">
          <table:table-cell table:formula="of:=DEC2HEX([.B156])" office:value-type="string" office:string-value="1D31C" calcext:value-type="string">
            <text:p>1D31C</text:p>
          </table:table-cell>
          <table:table-cell table:formula="of:=[.B155]+1" office:value-type="float" office:value="119580" calcext:value-type="float">
            <text:p>119580</text:p>
          </table:table-cell>
          <table:table-cell table:formula="of:=[.C155]+1" office:value-type="float" office:value="23" calcext:value-type="float">
            <text:p>23</text:p>
          </table:table-cell>
          <table:table-cell table:formula="of:=UNICHAR([.B156])" office:value-type="string" office:string-value="𝌜" calcext:value-type="string">
            <text:p>𝌜</text:p>
          </table:table-cell>
          <table:table-cell table:number-columns-repeated="2"/>
          <table:table-cell office:value-type="string" calcext:value-type="string">
            <text:p>PCL</text:p>
          </table:table-cell>
          <table:table-cell office:value-type="string" calcext:value-type="string">
            <text:p>Preceding Cast LianShanyi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䷽</text:p>
          </table:table-cell>
          <table:table-cell office:value-type="string" calcext:value-type="string">
            <text:p>xiǎo guò</text:p>
          </table:table-cell>
          <table:table-cell table:formula="of:=[.O155]+1" office:value-type="float" office:value="62" calcext:value-type="float">
            <text:p>62</text:p>
          </table:table-cell>
          <table:table-cell table:number-columns-repeated="92"/>
        </table:table-row>
        <table:table-row table:style-name="ro2">
          <table:table-cell table:formula="of:=DEC2HEX([.B157])" office:value-type="string" office:string-value="1D31D" calcext:value-type="string">
            <text:p>1D31D</text:p>
          </table:table-cell>
          <table:table-cell table:formula="of:=[.B156]+1" office:value-type="float" office:value="119581" calcext:value-type="float">
            <text:p>119581</text:p>
          </table:table-cell>
          <table:table-cell table:formula="of:=[.C156]+1" office:value-type="float" office:value="24" calcext:value-type="float">
            <text:p>24</text:p>
          </table:table-cell>
          <table:table-cell table:formula="of:=UNICHAR([.B157])" office:value-type="string" office:string-value="𝌝" calcext:value-type="string">
            <text:p>𝌝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Successor Cast Lianshanyi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䷾</text:p>
          </table:table-cell>
          <table:table-cell office:value-type="string" calcext:value-type="string">
            <text:p>jì jì</text:p>
          </table:table-cell>
          <table:table-cell table:formula="of:=[.O156]+1" office:value-type="float" office:value="63" calcext:value-type="float">
            <text:p>63</text:p>
          </table:table-cell>
          <table:table-cell table:number-columns-repeated="92"/>
        </table:table-row>
        <table:table-row table:style-name="ro2">
          <table:table-cell table:formula="of:=DEC2HEX([.B158])" office:value-type="string" office:string-value="1D31E" calcext:value-type="string">
            <text:p>1D31E</text:p>
          </table:table-cell>
          <table:table-cell table:formula="of:=[.B157]+1" office:value-type="float" office:value="119582" calcext:value-type="float">
            <text:p>119582</text:p>
          </table:table-cell>
          <table:table-cell table:formula="of:=[.C157]+1" office:value-type="float" office:value="25" calcext:value-type="float">
            <text:p>25</text:p>
          </table:table-cell>
          <table:table-cell table:formula="of:=UNICHAR([.B158])" office:value-type="string" office:string-value="𝌞" calcext:value-type="string">
            <text:p>𝌞</text:p>
          </table:table-cell>
          <table:table-cell table:number-columns-repeated="2"/>
          <table:table-cell office:value-type="string" calcext:value-type="string">
            <text:p>PCGu</text:p>
          </table:table-cell>
          <table:table-cell office:value-type="string" calcext:value-type="string">
            <text:p>Preceding Cast Guicangy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䷿</text:p>
          </table:table-cell>
          <table:table-cell office:value-type="string" calcext:value-type="string">
            <text:p>wèi jì</text:p>
          </table:table-cell>
          <table:table-cell table:formula="of:=[.O157]+1" office:value-type="float" office:value="64" calcext:value-type="float">
            <text:p>64</text:p>
          </table:table-cell>
          <table:table-cell table:number-columns-repeated="92"/>
        </table:table-row>
        <table:table-row table:style-name="ro2">
          <table:table-cell table:formula="of:=DEC2HEX([.B159])" office:value-type="string" office:string-value="1D31F" calcext:value-type="string">
            <text:p>1D31F</text:p>
          </table:table-cell>
          <table:table-cell table:formula="of:=[.B158]+1" office:value-type="float" office:value="119583" calcext:value-type="float">
            <text:p>119583</text:p>
          </table:table-cell>
          <table:table-cell table:formula="of:=[.C158]+1" office:value-type="float" office:value="26" calcext:value-type="float">
            <text:p>26</text:p>
          </table:table-cell>
          <table:table-cell table:formula="of:=UNICHAR([.B159])" office:value-type="string" office:string-value="𝌟" calcext:value-type="string">
            <text:p>𝌟</text:p>
          </table:table-cell>
          <table:table-cell table:number-columns-repeated="2"/>
          <table:table-cell office:value-type="string" calcext:value-type="string">
            <text:p>SCGu</text:p>
          </table:table-cell>
          <table:table-cell office:value-type="string" calcext:value-type="string">
            <text:p>Successor Cast Guicangy</text:p>
          </table:table-cell>
          <table:table-cell table:number-columns-repeated="3"/>
          <table:table-cell office:value-type="string" calcext:value-type="string">
            <text:p>Trigram</text:p>
          </table:table-cell>
          <table:table-cell office:value-type="string" calcext:value-type="string">
            <text:p>L160:V167</text:p>
          </table:table-cell>
          <table:table-cell/>
          <table:table-cell office:value-type="string" calcext:value-type="string">
            <text:p>Basic Meaning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glish</text:p>
          </table:table-cell>
          <table:table-cell table:number-columns-repeated="85"/>
        </table:table-row>
        <table:table-row table:style-name="ro2">
          <table:table-cell table:formula="of:=DEC2HEX([.B160])" office:value-type="string" office:string-value="1D320" calcext:value-type="string">
            <text:p>1D320</text:p>
          </table:table-cell>
          <table:table-cell table:formula="of:=[.B159]+1" office:value-type="float" office:value="119584" calcext:value-type="float">
            <text:p>119584</text:p>
          </table:table-cell>
          <table:table-cell table:formula="of:=[.C159]+1" office:value-type="float" office:value="27" calcext:value-type="float">
            <text:p>27</text:p>
          </table:table-cell>
          <table:table-cell table:formula="of:=UNICHAR([.B160])" office:value-type="string" office:string-value="𝌠" calcext:value-type="string">
            <text:p>𝌠</text:p>
          </table:table-cell>
          <table:table-cell table:number-columns-repeated="2"/>
          <table:table-cell office:value-type="string" calcext:value-type="string">
            <text:p>PCC</text:p>
          </table:table-cell>
          <table:table-cell office:value-type="string" calcext:value-type="string">
            <text:p>Preceding Cast Cullina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☰</text:p>
          </table:table-cell>
          <table:table-cell office:value-type="string" calcext:value-type="string">
            <text:p>Qian</text:p>
          </table:table-cell>
          <table:table-cell office:value-type="string" calcext:value-type="string">
            <text:p>Heaven</text:p>
          </table:table-cell>
          <table:table-cell table:number-columns-repeated="6"/>
          <table:table-cell office:value-type="string" calcext:value-type="string">
            <text:p>Creative</text:p>
          </table:table-cell>
          <table:table-cell table:number-columns-repeated="85"/>
        </table:table-row>
        <table:table-row table:style-name="ro2">
          <table:table-cell table:formula="of:=DEC2HEX([.B161])" office:value-type="string" office:string-value="1D321" calcext:value-type="string">
            <text:p>1D321</text:p>
          </table:table-cell>
          <table:table-cell table:formula="of:=[.B160]+1" office:value-type="float" office:value="119585" calcext:value-type="float">
            <text:p>119585</text:p>
          </table:table-cell>
          <table:table-cell table:formula="of:=[.C160]+1" office:value-type="float" office:value="28" calcext:value-type="float">
            <text:p>28</text:p>
          </table:table-cell>
          <table:table-cell table:formula="of:=UNICHAR([.B161])" office:value-type="string" office:string-value="𝌡" calcext:value-type="string">
            <text:p>𝌡</text:p>
          </table:table-cell>
          <table:table-cell table:number-columns-repeated="2"/>
          <table:table-cell office:value-type="string" calcext:value-type="string">
            <text:p>SCC</text:p>
          </table:table-cell>
          <table:table-cell office:value-type="string" calcext:value-type="string">
            <text:p>Successor Cast Cullina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☱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Lake</text:p>
          </table:table-cell>
          <table:table-cell table:number-columns-repeated="6"/>
          <table:table-cell office:value-type="string" calcext:value-type="string">
            <text:p>Pleased Satisfaction</text:p>
          </table:table-cell>
          <table:table-cell table:number-columns-repeated="85"/>
        </table:table-row>
        <table:table-row table:style-name="ro2">
          <table:table-cell table:formula="of:=DEC2HEX([.B162])" office:value-type="string" office:string-value="1D322" calcext:value-type="string">
            <text:p>1D322</text:p>
          </table:table-cell>
          <table:table-cell table:formula="of:=[.B161]+1" office:value-type="float" office:value="119586" calcext:value-type="float">
            <text:p>119586</text:p>
          </table:table-cell>
          <table:table-cell table:formula="of:=[.C161]+1" office:value-type="float" office:value="29" calcext:value-type="float">
            <text:p>29</text:p>
          </table:table-cell>
          <table:table-cell table:formula="of:=UNICHAR([.B162])" office:value-type="string" office:string-value="𝌢" calcext:value-type="string">
            <text:p>𝌢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☲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ire</text:p>
          </table:table-cell>
          <table:table-cell table:number-columns-repeated="6"/>
          <table:table-cell office:value-type="string" calcext:value-type="string">
            <text:p>Brightness</text:p>
          </table:table-cell>
          <table:table-cell table:number-columns-repeated="85"/>
        </table:table-row>
        <table:table-row table:style-name="ro2">
          <table:table-cell table:formula="of:=DEC2HEX([.B163])" office:value-type="string" office:string-value="1D323" calcext:value-type="string">
            <text:p>1D323</text:p>
          </table:table-cell>
          <table:table-cell table:formula="of:=[.B162]+1" office:value-type="float" office:value="119587" calcext:value-type="float">
            <text:p>119587</text:p>
          </table:table-cell>
          <table:table-cell table:formula="of:=[.C162]+1" office:value-type="float" office:value="30" calcext:value-type="float">
            <text:p>30</text:p>
          </table:table-cell>
          <table:table-cell table:formula="of:=UNICHAR([.B163])" office:value-type="string" office:string-value="𝌣" calcext:value-type="string">
            <text:p>𝌣</text:p>
          </table:table-cell>
          <table:table-cell table:number-columns-repeated="2"/>
          <table:table-cell office:value-type="string" calcext:value-type="string">
            <text:p>PMFX</text:p>
          </table:table-cell>
          <table:table-cell table:style-name="Text" office:value-type="string" calcext:value-type="string">
            <text:p>Preceding Moving FuXi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☳</text:p>
          </table:table-cell>
          <table:table-cell office:value-type="string" calcext:value-type="string">
            <text:p>Zhen</text:p>
          </table:table-cell>
          <table:table-cell office:value-type="string" calcext:value-type="string">
            <text:p>Thunder</text:p>
          </table:table-cell>
          <table:table-cell table:number-columns-repeated="6"/>
          <table:table-cell office:value-type="string" calcext:value-type="string">
            <text:p>Movement</text:p>
          </table:table-cell>
          <table:table-cell table:number-columns-repeated="85"/>
        </table:table-row>
        <table:table-row table:style-name="ro2">
          <table:table-cell table:formula="of:=DEC2HEX([.B164])" office:value-type="string" office:string-value="1D324" calcext:value-type="string">
            <text:p>1D324</text:p>
          </table:table-cell>
          <table:table-cell table:formula="of:=[.B163]+1" office:value-type="float" office:value="119588" calcext:value-type="float">
            <text:p>119588</text:p>
          </table:table-cell>
          <table:table-cell table:formula="of:=[.C163]+1" office:value-type="float" office:value="31" calcext:value-type="float">
            <text:p>31</text:p>
          </table:table-cell>
          <table:table-cell table:formula="of:=UNICHAR([.B164])" office:value-type="string" office:string-value="𝌤" calcext:value-type="string">
            <text:p>𝌤</text:p>
          </table:table-cell>
          <table:table-cell table:number-columns-repeated="2"/>
          <table:table-cell office:value-type="string" calcext:value-type="string">
            <text:p>SMFX</text:p>
          </table:table-cell>
          <table:table-cell table:style-name="Text" office:value-type="string" calcext:value-type="string">
            <text:p>Successor Moving FuXi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☴</text:p>
          </table:table-cell>
          <table:table-cell office:value-type="string" calcext:value-type="string">
            <text:p>Xun</text:p>
          </table:table-cell>
          <table:table-cell office:value-type="string" calcext:value-type="string">
            <text:p>Wind</text:p>
          </table:table-cell>
          <table:table-cell table:number-columns-repeated="6"/>
          <table:table-cell office:value-type="string" calcext:value-type="string">
            <text:p>Penetration</text:p>
          </table:table-cell>
          <table:table-cell table:number-columns-repeated="85"/>
        </table:table-row>
        <table:table-row table:style-name="ro2">
          <table:table-cell table:formula="of:=DEC2HEX([.B165])" office:value-type="string" office:string-value="1D325" calcext:value-type="string">
            <text:p>1D325</text:p>
          </table:table-cell>
          <table:table-cell table:formula="of:=[.B164]+1" office:value-type="float" office:value="119589" calcext:value-type="float">
            <text:p>119589</text:p>
          </table:table-cell>
          <table:table-cell table:formula="of:=[.C164]+1" office:value-type="float" office:value="32" calcext:value-type="float">
            <text:p>32</text:p>
          </table:table-cell>
          <table:table-cell table:formula="of:=UNICHAR([.B165])" office:value-type="string" office:string-value="𝌥" calcext:value-type="string">
            <text:p>𝌥</text:p>
          </table:table-cell>
          <table:table-cell table:number-columns-repeated="2"/>
          <table:table-cell office:value-type="string" calcext:value-type="string">
            <text:p>PMKW</text:p>
          </table:table-cell>
          <table:table-cell table:style-name="Text" office:value-type="string" calcext:value-type="string">
            <text:p>Preceding Moving King We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☵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ater</text:p>
          </table:table-cell>
          <table:table-cell table:number-columns-repeated="6"/>
          <table:table-cell office:value-type="string" calcext:value-type="string">
            <text:p>Danger</text:p>
          </table:table-cell>
          <table:table-cell table:number-columns-repeated="85"/>
        </table:table-row>
        <table:table-row table:style-name="ro2">
          <table:table-cell table:formula="of:=DEC2HEX([.B166])" office:value-type="string" office:string-value="1D326" calcext:value-type="string">
            <text:p>1D326</text:p>
          </table:table-cell>
          <table:table-cell table:formula="of:=[.B165]+1" office:value-type="float" office:value="119590" calcext:value-type="float">
            <text:p>119590</text:p>
          </table:table-cell>
          <table:table-cell table:formula="of:=[.C165]+1" office:value-type="float" office:value="33" calcext:value-type="float">
            <text:p>33</text:p>
          </table:table-cell>
          <table:table-cell table:formula="of:=UNICHAR([.B166])" office:value-type="string" office:string-value="𝌦" calcext:value-type="string">
            <text:p>𝌦</text:p>
          </table:table-cell>
          <table:table-cell table:number-columns-repeated="2"/>
          <table:table-cell office:value-type="string" calcext:value-type="string">
            <text:p>SMKW</text:p>
          </table:table-cell>
          <table:table-cell table:style-name="Text" office:value-type="string" calcext:value-type="string">
            <text:p>Successor Moving King W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☶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Arresting Progress</text:p>
          </table:table-cell>
          <table:table-cell table:number-columns-repeated="85"/>
        </table:table-row>
        <table:table-row table:style-name="ro2">
          <table:table-cell table:formula="of:=DEC2HEX([.B167])" office:value-type="string" office:string-value="1D327" calcext:value-type="string">
            <text:p>1D327</text:p>
          </table:table-cell>
          <table:table-cell table:formula="of:=[.B166]+1" office:value-type="float" office:value="119591" calcext:value-type="float">
            <text:p>119591</text:p>
          </table:table-cell>
          <table:table-cell table:formula="of:=[.C166]+1" office:value-type="float" office:value="34" calcext:value-type="float">
            <text:p>34</text:p>
          </table:table-cell>
          <table:table-cell table:formula="of:=UNICHAR([.B167])" office:value-type="string" office:string-value="𝌧" calcext:value-type="string">
            <text:p>𝌧</text:p>
          </table:table-cell>
          <table:table-cell table:number-columns-repeated="2"/>
          <table:table-cell office:value-type="string" calcext:value-type="string">
            <text:p>PMMW</text:p>
          </table:table-cell>
          <table:table-cell table:style-name="Text" office:value-type="string" calcext:value-type="string">
            <text:p>Preceding Moving Ma Wang Du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☷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Earth</text:p>
          </table:table-cell>
          <table:table-cell table:number-columns-repeated="6"/>
          <table:table-cell office:value-type="string" calcext:value-type="string">
            <text:p>Receptive</text:p>
          </table:table-cell>
          <table:table-cell table:number-columns-repeated="85"/>
        </table:table-row>
        <table:table-row table:style-name="ro2">
          <table:table-cell table:formula="of:=DEC2HEX([.B168])" office:value-type="string" office:string-value="1D328" calcext:value-type="string">
            <text:p>1D328</text:p>
          </table:table-cell>
          <table:table-cell table:formula="of:=[.B167]+1" office:value-type="float" office:value="119592" calcext:value-type="float">
            <text:p>119592</text:p>
          </table:table-cell>
          <table:table-cell table:formula="of:=[.C167]+1" office:value-type="float" office:value="35" calcext:value-type="float">
            <text:p>35</text:p>
          </table:table-cell>
          <table:table-cell table:formula="of:=UNICHAR([.B168])" office:value-type="string" office:string-value="𝌨" calcext:value-type="string">
            <text:p>𝌨</text:p>
          </table:table-cell>
          <table:table-cell table:number-columns-repeated="2"/>
          <table:table-cell office:value-type="string" calcext:value-type="string">
            <text:p>SMMW</text:p>
          </table:table-cell>
          <table:table-cell table:style-name="Text" office:value-type="string" calcext:value-type="string">
            <text:p>Successor Moving Ma Wang Dui</text:p>
          </table:table-cell>
          <table:table-cell table:number-columns-repeated="3"/>
          <table:table-cell office:value-type="string" calcext:value-type="string">
            <text:p>Line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asic Meaning</text:p>
          </table:table-cell>
          <table:table-cell office:value-type="string" calcext:value-type="string">
            <text:p>Line 1</text:p>
          </table:table-cell>
          <table:table-cell table:number-columns-repeated="91"/>
        </table:table-row>
        <table:table-row table:style-name="ro2">
          <table:table-cell table:formula="of:=DEC2HEX([.B169])" office:value-type="string" office:string-value="1D329" calcext:value-type="string">
            <text:p>1D329</text:p>
          </table:table-cell>
          <table:table-cell table:formula="of:=[.B168]+1" office:value-type="float" office:value="119593" calcext:value-type="float">
            <text:p>119593</text:p>
          </table:table-cell>
          <table:table-cell table:formula="of:=[.C168]+1" office:value-type="float" office:value="36" calcext:value-type="float">
            <text:p>36</text:p>
          </table:table-cell>
          <table:table-cell table:formula="of:=UNICHAR([.B169])" office:value-type="string" office:string-value="𝌩" calcext:value-type="string">
            <text:p>𝌩</text:p>
          </table:table-cell>
          <table:table-cell table:number-columns-repeated="2"/>
          <table:table-cell office:value-type="string" calcext:value-type="string">
            <text:p>PMB</text:p>
          </table:table-cell>
          <table:table-cell table:style-name="Text" office:value-type="string" calcext:value-type="string">
            <text:p>Preceding Moving Ba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UNICHAR([.K169])" office:value-type="float" office:value="0" calcext:value-type="float">
            <text:p>0</text:p>
          </table:table-cell>
          <table:table-cell office:value-type="string" calcext:value-type="string">
            <text:p>Yang</text:p>
          </table:table-cell>
          <table:table-cell table:number-columns-repeated="93"/>
        </table:table-row>
        <table:table-row table:style-name="ro2">
          <table:table-cell table:formula="of:=DEC2HEX([.B170])" office:value-type="string" office:string-value="1D32A" calcext:value-type="string">
            <text:p>1D32A</text:p>
          </table:table-cell>
          <table:table-cell table:formula="of:=[.B169]+1" office:value-type="float" office:value="119594" calcext:value-type="float">
            <text:p>119594</text:p>
          </table:table-cell>
          <table:table-cell table:formula="of:=[.C169]+1" office:value-type="float" office:value="37" calcext:value-type="float">
            <text:p>37</text:p>
          </table:table-cell>
          <table:table-cell table:formula="of:=UNICHAR([.B170])" office:value-type="string" office:string-value="𝌪" calcext:value-type="string">
            <text:p>𝌪</text:p>
          </table:table-cell>
          <table:table-cell table:number-columns-repeated="2"/>
          <table:table-cell office:value-type="string" calcext:value-type="string">
            <text:p>SMB</text:p>
          </table:table-cell>
          <table:table-cell table:style-name="Text" office:value-type="string" calcext:value-type="string">
            <text:p>Successor Moving Ba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UNICHAR([.K170])" office:value-type="float" office:value="0" calcext:value-type="float">
            <text:p>0</text:p>
          </table:table-cell>
          <table:table-cell office:value-type="string" calcext:value-type="string">
            <text:p>Yin</text:p>
          </table:table-cell>
          <table:table-cell table:number-columns-repeated="93"/>
        </table:table-row>
        <table:table-row table:style-name="ro2">
          <table:table-cell table:formula="of:=DEC2HEX([.B171])" office:value-type="string" office:string-value="1D32B" calcext:value-type="string">
            <text:p>1D32B</text:p>
          </table:table-cell>
          <table:table-cell table:formula="of:=[.B170]+1" office:value-type="float" office:value="119595" calcext:value-type="float">
            <text:p>119595</text:p>
          </table:table-cell>
          <table:table-cell table:formula="of:=[.C170]+1" office:value-type="float" office:value="38" calcext:value-type="float">
            <text:p>38</text:p>
          </table:table-cell>
          <table:table-cell table:formula="of:=UNICHAR([.B171])" office:value-type="string" office:string-value="𝌫" calcext:value-type="string">
            <text:p>𝌫</text:p>
          </table:table-cell>
          <table:table-cell table:number-columns-repeated="2"/>
          <table:table-cell office:value-type="string" calcext:value-type="string">
            <text:p>PMG</text:p>
          </table:table-cell>
          <table:table-cell table:style-name="Text" office:value-type="string" calcext:value-type="string">
            <text:p>Preceding Moving Govinda</text:p>
          </table:table-cell>
          <table:table-cell table:number-columns-repeated="3"/>
          <table:table-cell office:value-type="string" calcext:value-type="string">
            <text:p>Bigrams</text:p>
          </table:table-cell>
          <table:table-cell table:number-columns-repeated="2"/>
          <table:table-cell office:value-type="string" calcext:value-type="string">
            <text:p>Basic Meaning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table:number-columns-repeated="90"/>
        </table:table-row>
        <table:table-row table:style-name="ro2">
          <table:table-cell table:formula="of:=DEC2HEX([.B172])" office:value-type="string" office:string-value="1D32C" calcext:value-type="string">
            <text:p>1D32C</text:p>
          </table:table-cell>
          <table:table-cell table:formula="of:=[.B171]+1" office:value-type="float" office:value="119596" calcext:value-type="float">
            <text:p>119596</text:p>
          </table:table-cell>
          <table:table-cell table:formula="of:=[.C171]+1" office:value-type="float" office:value="39" calcext:value-type="float">
            <text:p>39</text:p>
          </table:table-cell>
          <table:table-cell table:formula="of:=UNICHAR([.B172])" office:value-type="string" office:string-value="𝌬" calcext:value-type="string">
            <text:p>𝌬</text:p>
          </table:table-cell>
          <table:table-cell table:number-columns-repeated="2"/>
          <table:table-cell office:value-type="string" calcext:value-type="string">
            <text:p>SMG</text:p>
          </table:table-cell>
          <table:table-cell table:style-name="Text" office:value-type="string" calcext:value-type="string">
            <text:p>Successor Moving Govind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UNICHAR([.K172])" office:value-type="float" office:value="0" calcext:value-type="float">
            <text:p>0</text:p>
          </table:table-cell>
          <table:table-cell office:value-type="string" calcext:value-type="string">
            <text:p>Young Yang</text:p>
          </table:table-cell>
          <table:table-cell table:number-columns-repeated="93"/>
        </table:table-row>
        <table:table-row table:style-name="ro2">
          <table:table-cell table:formula="of:=DEC2HEX([.B173])" office:value-type="string" office:string-value="1D32D" calcext:value-type="string">
            <text:p>1D32D</text:p>
          </table:table-cell>
          <table:table-cell table:formula="of:=[.B172]+1" office:value-type="float" office:value="119597" calcext:value-type="float">
            <text:p>119597</text:p>
          </table:table-cell>
          <table:table-cell table:formula="of:=[.C172]+1" office:value-type="float" office:value="40" calcext:value-type="float">
            <text:p>40</text:p>
          </table:table-cell>
          <table:table-cell table:formula="of:=UNICHAR([.B173])" office:value-type="string" office:string-value="𝌭" calcext:value-type="string">
            <text:p>𝌭</text:p>
          </table:table-cell>
          <table:table-cell table:number-columns-repeated="2"/>
          <table:table-cell office:value-type="string" calcext:value-type="string">
            <text:p>PML</text:p>
          </table:table-cell>
          <table:table-cell table:style-name="Text" office:value-type="string" calcext:value-type="string">
            <text:p>Preceding Moving LianShanyi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UNICHAR([.K173])" office:value-type="float" office:value="0" calcext:value-type="float">
            <text:p>0</text:p>
          </table:table-cell>
          <table:table-cell office:value-type="string" calcext:value-type="string">
            <text:p>Old Yang</text:p>
          </table:table-cell>
          <table:table-cell table:number-columns-repeated="93"/>
        </table:table-row>
        <table:table-row table:style-name="ro2">
          <table:table-cell table:formula="of:=DEC2HEX([.B174])" office:value-type="string" office:string-value="1D32E" calcext:value-type="string">
            <text:p>1D32E</text:p>
          </table:table-cell>
          <table:table-cell table:formula="of:=[.B173]+1" office:value-type="float" office:value="119598" calcext:value-type="float">
            <text:p>119598</text:p>
          </table:table-cell>
          <table:table-cell table:formula="of:=[.C173]+1" office:value-type="float" office:value="41" calcext:value-type="float">
            <text:p>41</text:p>
          </table:table-cell>
          <table:table-cell table:formula="of:=UNICHAR([.B174])" office:value-type="string" office:string-value="𝌮" calcext:value-type="string">
            <text:p>𝌮</text:p>
          </table:table-cell>
          <table:table-cell table:number-columns-repeated="2"/>
          <table:table-cell office:value-type="string" calcext:value-type="string">
            <text:p>SML</text:p>
          </table:table-cell>
          <table:table-cell table:style-name="Text" office:value-type="string" calcext:value-type="string">
            <text:p>Successor Moving Lianshanyi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UNICHAR([.K174])" office:value-type="float" office:value="0" calcext:value-type="float">
            <text:p>0</text:p>
          </table:table-cell>
          <table:table-cell office:value-type="string" calcext:value-type="string">
            <text:p>Old Yin</text:p>
          </table:table-cell>
          <table:table-cell table:number-columns-repeated="93"/>
        </table:table-row>
        <table:table-row table:style-name="ro2">
          <table:table-cell table:formula="of:=DEC2HEX([.B175])" office:value-type="string" office:string-value="1D32F" calcext:value-type="string">
            <text:p>1D32F</text:p>
          </table:table-cell>
          <table:table-cell table:formula="of:=[.B174]+1" office:value-type="float" office:value="119599" calcext:value-type="float">
            <text:p>119599</text:p>
          </table:table-cell>
          <table:table-cell table:formula="of:=[.C174]+1" office:value-type="float" office:value="42" calcext:value-type="float">
            <text:p>42</text:p>
          </table:table-cell>
          <table:table-cell table:formula="of:=UNICHAR([.B175])" office:value-type="string" office:string-value="𝌯" calcext:value-type="string">
            <text:p>𝌯</text:p>
          </table:table-cell>
          <table:table-cell table:number-columns-repeated="2"/>
          <table:table-cell office:value-type="string" calcext:value-type="string">
            <text:p>PMGu</text:p>
          </table:table-cell>
          <table:table-cell table:style-name="Text" office:value-type="string" calcext:value-type="string">
            <text:p>Preceding Moving Guicang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UNICHAR([.K175])" office:value-type="float" office:value="0" calcext:value-type="float">
            <text:p>0</text:p>
          </table:table-cell>
          <table:table-cell office:value-type="string" calcext:value-type="string">
            <text:p>Young Yin</text:p>
          </table:table-cell>
          <table:table-cell table:number-columns-repeated="93"/>
        </table:table-row>
        <table:table-row table:style-name="ro2">
          <table:table-cell table:formula="of:=DEC2HEX([.B176])" office:value-type="string" office:string-value="1D330" calcext:value-type="string">
            <text:p>1D330</text:p>
          </table:table-cell>
          <table:table-cell table:formula="of:=[.B175]+1" office:value-type="float" office:value="119600" calcext:value-type="float">
            <text:p>119600</text:p>
          </table:table-cell>
          <table:table-cell table:formula="of:=[.C175]+1" office:value-type="float" office:value="43" calcext:value-type="float">
            <text:p>43</text:p>
          </table:table-cell>
          <table:table-cell table:formula="of:=UNICHAR([.B176])" office:value-type="string" office:string-value="𝌰" calcext:value-type="string">
            <text:p>𝌰</text:p>
          </table:table-cell>
          <table:table-cell table:number-columns-repeated="2"/>
          <table:table-cell office:value-type="string" calcext:value-type="string">
            <text:p>SMGu</text:p>
          </table:table-cell>
          <table:table-cell table:style-name="Text" office:value-type="string" calcext:value-type="string">
            <text:p>Successor Moving Guicang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⇔</text:p>
          </table:table-cell>
          <table:table-cell office:value-type="string" calcext:value-type="string">
            <text:p>Old Yin</text:p>
          </table:table-cell>
          <table:table-cell table:number-columns-repeated="93"/>
        </table:table-row>
        <table:table-row table:style-name="ro2">
          <table:table-cell table:formula="of:=DEC2HEX([.B177])" office:value-type="string" office:string-value="1D331" calcext:value-type="string">
            <text:p>1D331</text:p>
          </table:table-cell>
          <table:table-cell table:formula="of:=[.B176]+1" office:value-type="float" office:value="119601" calcext:value-type="float">
            <text:p>119601</text:p>
          </table:table-cell>
          <table:table-cell table:formula="of:=[.C176]+1" office:value-type="float" office:value="44" calcext:value-type="float">
            <text:p>44</text:p>
          </table:table-cell>
          <table:table-cell table:formula="of:=UNICHAR([.B177])" office:value-type="string" office:string-value="𝌱" calcext:value-type="string">
            <text:p>𝌱</text:p>
          </table:table-cell>
          <table:table-cell table:number-columns-repeated="2"/>
          <table:table-cell office:value-type="string" calcext:value-type="string">
            <text:p>PMC</text:p>
          </table:table-cell>
          <table:table-cell table:style-name="Text" office:value-type="string" calcext:value-type="string">
            <text:p>Preceding Moving Cullinan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-»«-</text:p>
          </table:table-cell>
          <table:table-cell office:value-type="string" calcext:value-type="string">
            <text:p>Old Yang</text:p>
          </table:table-cell>
          <table:table-cell table:number-columns-repeated="93"/>
        </table:table-row>
        <table:table-row table:style-name="ro2">
          <table:table-cell table:formula="of:=DEC2HEX([.B178])" office:value-type="string" office:string-value="1D332" calcext:value-type="string">
            <text:p>1D332</text:p>
          </table:table-cell>
          <table:table-cell table:formula="of:=[.B177]+1" office:value-type="float" office:value="119602" calcext:value-type="float">
            <text:p>119602</text:p>
          </table:table-cell>
          <table:table-cell table:formula="of:=[.C177]+1" office:value-type="float" office:value="45" calcext:value-type="float">
            <text:p>45</text:p>
          </table:table-cell>
          <table:table-cell table:formula="of:=UNICHAR([.B178])" office:value-type="string" office:string-value="𝌲" calcext:value-type="string">
            <text:p>𝌲</text:p>
          </table:table-cell>
          <table:table-cell table:number-columns-repeated="2"/>
          <table:table-cell office:value-type="string" calcext:value-type="string">
            <text:p>SMC</text:p>
          </table:table-cell>
          <table:table-cell table:style-name="Text" office:value-type="string" calcext:value-type="string">
            <text:p>Successor Moving Cullinan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-X-</text:p>
          </table:table-cell>
          <table:table-cell office:value-type="string" calcext:value-type="string">
            <text:p>Old Yang</text:p>
          </table:table-cell>
          <table:table-cell table:number-columns-repeated="93"/>
        </table:table-row>
        <table:table-row table:style-name="ro2">
          <table:table-cell table:formula="of:=DEC2HEX([.B179])" office:value-type="string" office:string-value="1D333" calcext:value-type="string">
            <text:p>1D333</text:p>
          </table:table-cell>
          <table:table-cell table:formula="of:=[.B178]+1" office:value-type="float" office:value="119603" calcext:value-type="float">
            <text:p>119603</text:p>
          </table:table-cell>
          <table:table-cell table:formula="of:=[.C178]+1" office:value-type="float" office:value="46" calcext:value-type="float">
            <text:p>46</text:p>
          </table:table-cell>
          <table:table-cell table:formula="of:=UNICHAR([.B179])" office:value-type="string" office:string-value="𝌳" calcext:value-type="string">
            <text:p>𝌳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-0-</text:p>
          </table:table-cell>
          <table:table-cell office:value-type="string" calcext:value-type="string">
            <text:p>Old Yin</text:p>
          </table:table-cell>
          <table:table-cell table:number-columns-repeated="93"/>
        </table:table-row>
        <table:table-row table:style-name="ro2">
          <table:table-cell table:formula="of:=DEC2HEX([.B180])" office:value-type="string" office:string-value="1D334" calcext:value-type="string">
            <text:p>1D334</text:p>
          </table:table-cell>
          <table:table-cell table:formula="of:=[.B179]+1" office:value-type="float" office:value="119604" calcext:value-type="float">
            <text:p>119604</text:p>
          </table:table-cell>
          <table:table-cell table:formula="of:=[.C179]+1" office:value-type="float" office:value="47" calcext:value-type="float">
            <text:p>47</text:p>
          </table:table-cell>
          <table:table-cell table:formula="of:=UNICHAR([.B180])" office:value-type="string" office:string-value="𝌴" calcext:value-type="string">
            <text:p>𝌴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Axillary 1</text:p>
          </table:table-cell>
          <table:table-cell table:number-columns-repeated="99"/>
        </table:table-row>
        <table:table-row table:style-name="ro2">
          <table:table-cell table:formula="of:=DEC2HEX([.B181])" office:value-type="string" office:string-value="1D335" calcext:value-type="string">
            <text:p>1D335</text:p>
          </table:table-cell>
          <table:table-cell table:formula="of:=[.B180]+1" office:value-type="float" office:value="119605" calcext:value-type="float">
            <text:p>119605</text:p>
          </table:table-cell>
          <table:table-cell table:formula="of:=[.C180]+1" office:value-type="float" office:value="48" calcext:value-type="float">
            <text:p>48</text:p>
          </table:table-cell>
          <table:table-cell table:formula="of:=UNICHAR([.B181])" office:value-type="string" office:string-value="𝌵" calcext:value-type="string">
            <text:p>𝌵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Axillary 2</text:p>
          </table:table-cell>
          <table:table-cell table:number-columns-repeated="99"/>
        </table:table-row>
        <table:table-row table:style-name="ro2">
          <table:table-cell table:formula="of:=DEC2HEX([.B182])" office:value-type="string" office:string-value="1D336" calcext:value-type="string">
            <text:p>1D336</text:p>
          </table:table-cell>
          <table:table-cell table:formula="of:=[.B181]+1" office:value-type="float" office:value="119606" calcext:value-type="float">
            <text:p>119606</text:p>
          </table:table-cell>
          <table:table-cell table:formula="of:=[.C181]+1" office:value-type="float" office:value="49" calcext:value-type="float">
            <text:p>49</text:p>
          </table:table-cell>
          <table:table-cell table:formula="of:=UNICHAR([.B182])" office:value-type="string" office:string-value="𝌶" calcext:value-type="string">
            <text:p>𝌶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xillary 3</text:p>
          </table:table-cell>
          <table:table-cell table:number-columns-repeated="99"/>
        </table:table-row>
        <table:table-row table:style-name="ro2">
          <table:table-cell table:formula="of:=DEC2HEX([.B183])" office:value-type="string" office:string-value="1D337" calcext:value-type="string">
            <text:p>1D337</text:p>
          </table:table-cell>
          <table:table-cell table:formula="of:=[.B182]+1" office:value-type="float" office:value="119607" calcext:value-type="float">
            <text:p>119607</text:p>
          </table:table-cell>
          <table:table-cell table:formula="of:=[.C182]+1" office:value-type="float" office:value="50" calcext:value-type="float">
            <text:p>50</text:p>
          </table:table-cell>
          <table:table-cell table:formula="of:=UNICHAR([.B183])" office:value-type="string" office:string-value="𝌷" calcext:value-type="string">
            <text:p>𝌷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xillary 4</text:p>
          </table:table-cell>
          <table:table-cell table:number-columns-repeated="99"/>
        </table:table-row>
        <table:table-row table:style-name="ro2">
          <table:table-cell table:formula="of:=DEC2HEX([.B184])" office:value-type="string" office:string-value="1D338" calcext:value-type="string">
            <text:p>1D338</text:p>
          </table:table-cell>
          <table:table-cell table:formula="of:=[.B183]+1" office:value-type="float" office:value="119608" calcext:value-type="float">
            <text:p>119608</text:p>
          </table:table-cell>
          <table:table-cell table:formula="of:=[.C183]+1" office:value-type="float" office:value="51" calcext:value-type="float">
            <text:p>51</text:p>
          </table:table-cell>
          <table:table-cell table:formula="of:=UNICHAR([.B184])" office:value-type="string" office:string-value="𝌸" calcext:value-type="string">
            <text:p>𝌸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xillary 5</text:p>
          </table:table-cell>
          <table:table-cell table:number-columns-repeated="99"/>
        </table:table-row>
        <table:table-row table:style-name="ro2">
          <table:table-cell table:formula="of:=DEC2HEX([.B185])" office:value-type="string" office:string-value="1D339" calcext:value-type="string">
            <text:p>1D339</text:p>
          </table:table-cell>
          <table:table-cell table:formula="of:=[.B184]+1" office:value-type="float" office:value="119609" calcext:value-type="float">
            <text:p>119609</text:p>
          </table:table-cell>
          <table:table-cell table:formula="of:=[.C184]+1" office:value-type="float" office:value="52" calcext:value-type="float">
            <text:p>52</text:p>
          </table:table-cell>
          <table:table-cell table:formula="of:=UNICHAR([.B185])" office:value-type="string" office:string-value="𝌹" calcext:value-type="string">
            <text:p>𝌹</text:p>
          </table:table-cell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Axillary 6</text:p>
          </table:table-cell>
          <table:table-cell table:number-columns-repeated="99"/>
        </table:table-row>
        <table:table-row table:style-name="ro2">
          <table:table-cell table:formula="of:=DEC2HEX([.B186])" office:value-type="string" office:string-value="1D33A" calcext:value-type="string">
            <text:p>1D33A</text:p>
          </table:table-cell>
          <table:table-cell table:formula="of:=[.B185]+1" office:value-type="float" office:value="119610" calcext:value-type="float">
            <text:p>119610</text:p>
          </table:table-cell>
          <table:table-cell table:formula="of:=[.C185]+1" office:value-type="float" office:value="53" calcext:value-type="float">
            <text:p>53</text:p>
          </table:table-cell>
          <table:table-cell table:formula="of:=UNICHAR([.B186])" office:value-type="string" office:string-value="𝌺" calcext:value-type="string">
            <text:p>𝌺</text:p>
          </table:table-cell>
          <table:table-cell table:number-columns-repeated="103"/>
        </table:table-row>
        <table:table-row table:style-name="ro2">
          <table:table-cell table:formula="of:=DEC2HEX([.B187])" office:value-type="string" office:string-value="1D33B" calcext:value-type="string">
            <text:p>1D33B</text:p>
          </table:table-cell>
          <table:table-cell table:formula="of:=[.B186]+1" office:value-type="float" office:value="119611" calcext:value-type="float">
            <text:p>119611</text:p>
          </table:table-cell>
          <table:table-cell table:formula="of:=[.C186]+1" office:value-type="float" office:value="54" calcext:value-type="float">
            <text:p>54</text:p>
          </table:table-cell>
          <table:table-cell table:formula="of:=UNICHAR([.B187])" office:value-type="string" office:string-value="𝌻" calcext:value-type="string">
            <text:p>𝌻</text:p>
          </table:table-cell>
          <table:table-cell table:number-columns-repeated="2"/>
          <table:table-cell office:value-type="string" calcext:value-type="string">
            <text:p>JF 1</text:p>
          </table:table-cell>
          <table:table-cell office:value-type="string" calcext:value-type="string">
            <text:p>Jin Fan 1</text:p>
          </table:table-cell>
          <table:table-cell table:number-columns-repeated="99"/>
        </table:table-row>
        <table:table-row table:style-name="ro2">
          <table:table-cell table:formula="of:=DEC2HEX([.B188])" office:value-type="string" office:string-value="1D33C" calcext:value-type="string">
            <text:p>1D33C</text:p>
          </table:table-cell>
          <table:table-cell table:formula="of:=[.B187]+1" office:value-type="float" office:value="119612" calcext:value-type="float">
            <text:p>119612</text:p>
          </table:table-cell>
          <table:table-cell table:formula="of:=[.C187]+1" office:value-type="float" office:value="55" calcext:value-type="float">
            <text:p>55</text:p>
          </table:table-cell>
          <table:table-cell table:formula="of:=UNICHAR([.B188])" office:value-type="string" office:string-value="𝌼" calcext:value-type="string">
            <text:p>𝌼</text:p>
          </table:table-cell>
          <table:table-cell table:number-columns-repeated="2"/>
          <table:table-cell office:value-type="string" calcext:value-type="string">
            <text:p>JF 2</text:p>
          </table:table-cell>
          <table:table-cell office:value-type="string" calcext:value-type="string">
            <text:p>Jin Fan 2</text:p>
          </table:table-cell>
          <table:table-cell table:number-columns-repeated="99"/>
        </table:table-row>
        <table:table-row table:style-name="ro2">
          <table:table-cell table:formula="of:=DEC2HEX([.B189])" office:value-type="string" office:string-value="1D33D" calcext:value-type="string">
            <text:p>1D33D</text:p>
          </table:table-cell>
          <table:table-cell table:formula="of:=[.B188]+1" office:value-type="float" office:value="119613" calcext:value-type="float">
            <text:p>119613</text:p>
          </table:table-cell>
          <table:table-cell table:formula="of:=[.C188]+1" office:value-type="float" office:value="56" calcext:value-type="float">
            <text:p>56</text:p>
          </table:table-cell>
          <table:table-cell table:formula="of:=UNICHAR([.B189])" office:value-type="string" office:string-value="𝌽" calcext:value-type="string">
            <text:p>𝌽</text:p>
          </table:table-cell>
          <table:table-cell table:number-columns-repeated="2"/>
          <table:table-cell office:value-type="string" calcext:value-type="string">
            <text:p>JF 3</text:p>
          </table:table-cell>
          <table:table-cell office:value-type="string" calcext:value-type="string">
            <text:p>Jin Fan 3</text:p>
          </table:table-cell>
          <table:table-cell table:number-columns-repeated="99"/>
        </table:table-row>
        <table:table-row table:style-name="ro2">
          <table:table-cell table:formula="of:=DEC2HEX([.B190])" office:value-type="string" office:string-value="1D33E" calcext:value-type="string">
            <text:p>1D33E</text:p>
          </table:table-cell>
          <table:table-cell table:formula="of:=[.B189]+1" office:value-type="float" office:value="119614" calcext:value-type="float">
            <text:p>119614</text:p>
          </table:table-cell>
          <table:table-cell table:formula="of:=[.C189]+1" office:value-type="float" office:value="57" calcext:value-type="float">
            <text:p>57</text:p>
          </table:table-cell>
          <table:table-cell table:formula="of:=UNICHAR([.B190])" office:value-type="string" office:string-value="𝌾" calcext:value-type="string">
            <text:p>𝌾</text:p>
          </table:table-cell>
          <table:table-cell table:number-columns-repeated="2"/>
          <table:table-cell office:value-type="string" calcext:value-type="string">
            <text:p>JF 4</text:p>
          </table:table-cell>
          <table:table-cell office:value-type="string" calcext:value-type="string">
            <text:p>Jin Fan 4</text:p>
          </table:table-cell>
          <table:table-cell table:number-columns-repeated="99"/>
        </table:table-row>
        <table:table-row table:style-name="ro2">
          <table:table-cell table:formula="of:=DEC2HEX([.B191])" office:value-type="string" office:string-value="1D33F" calcext:value-type="string">
            <text:p>1D33F</text:p>
          </table:table-cell>
          <table:table-cell table:formula="of:=[.B190]+1" office:value-type="float" office:value="119615" calcext:value-type="float">
            <text:p>119615</text:p>
          </table:table-cell>
          <table:table-cell table:formula="of:=[.C190]+1" office:value-type="float" office:value="58" calcext:value-type="float">
            <text:p>58</text:p>
          </table:table-cell>
          <table:table-cell table:formula="of:=UNICHAR([.B191])" office:value-type="string" office:string-value="𝌿" calcext:value-type="string">
            <text:p>𝌿</text:p>
          </table:table-cell>
          <table:table-cell table:number-columns-repeated="2"/>
          <table:table-cell office:value-type="string" calcext:value-type="string">
            <text:p>JF 5</text:p>
          </table:table-cell>
          <table:table-cell office:value-type="string" calcext:value-type="string">
            <text:p>Jin Fan 5</text:p>
          </table:table-cell>
          <table:table-cell table:number-columns-repeated="99"/>
        </table:table-row>
        <table:table-row table:style-name="ro2">
          <table:table-cell table:formula="of:=DEC2HEX([.B192])" office:value-type="string" office:string-value="1D340" calcext:value-type="string">
            <text:p>1D340</text:p>
          </table:table-cell>
          <table:table-cell table:formula="of:=[.B191]+1" office:value-type="float" office:value="119616" calcext:value-type="float">
            <text:p>119616</text:p>
          </table:table-cell>
          <table:table-cell table:formula="of:=[.C191]+1" office:value-type="float" office:value="59" calcext:value-type="float">
            <text:p>59</text:p>
          </table:table-cell>
          <table:table-cell table:formula="of:=UNICHAR([.B192])" office:value-type="string" office:string-value="𝍀" calcext:value-type="string">
            <text:p>𝍀</text:p>
          </table:table-cell>
          <table:table-cell table:number-columns-repeated="2"/>
          <table:table-cell office:value-type="string" calcext:value-type="string">
            <text:p>JF 6</text:p>
          </table:table-cell>
          <table:table-cell office:value-type="string" calcext:value-type="string">
            <text:p>Jin Fan 6</text:p>
          </table:table-cell>
          <table:table-cell table:number-columns-repeated="99"/>
        </table:table-row>
        <table:table-row table:style-name="ro2">
          <table:table-cell table:formula="of:=DEC2HEX([.B193])" office:value-type="string" office:string-value="1D341" calcext:value-type="string">
            <text:p>1D341</text:p>
          </table:table-cell>
          <table:table-cell table:formula="of:=[.B192]+1" office:value-type="float" office:value="119617" calcext:value-type="float">
            <text:p>119617</text:p>
          </table:table-cell>
          <table:table-cell table:formula="of:=[.C192]+1" office:value-type="float" office:value="60" calcext:value-type="float">
            <text:p>60</text:p>
          </table:table-cell>
          <table:table-cell table:formula="of:=UNICHAR([.B193])" office:value-type="string" office:string-value="𝍁" calcext:value-type="string">
            <text:p>𝍁</text:p>
          </table:table-cell>
          <table:table-cell table:number-columns-repeated="2"/>
          <table:table-cell office:value-type="string" calcext:value-type="string">
            <text:p>JF 7</text:p>
          </table:table-cell>
          <table:table-cell office:value-type="string" calcext:value-type="string">
            <text:p>Jin Fan 7</text:p>
          </table:table-cell>
          <table:table-cell table:number-columns-repeated="99"/>
        </table:table-row>
        <table:table-row table:style-name="ro2">
          <table:table-cell table:formula="of:=DEC2HEX([.B194])" office:value-type="string" office:string-value="1D342" calcext:value-type="string">
            <text:p>1D342</text:p>
          </table:table-cell>
          <table:table-cell table:formula="of:=[.B193]+1" office:value-type="float" office:value="119618" calcext:value-type="float">
            <text:p>119618</text:p>
          </table:table-cell>
          <table:table-cell table:formula="of:=[.C193]+1" office:value-type="float" office:value="61" calcext:value-type="float">
            <text:p>61</text:p>
          </table:table-cell>
          <table:table-cell table:formula="of:=UNICHAR([.B194])" office:value-type="string" office:string-value="𝍂" calcext:value-type="string">
            <text:p>𝍂</text:p>
          </table:table-cell>
          <table:table-cell table:number-columns-repeated="2"/>
          <table:table-cell office:value-type="string" calcext:value-type="string">
            <text:p>JF 8</text:p>
          </table:table-cell>
          <table:table-cell office:value-type="string" calcext:value-type="string">
            <text:p>Jin Fan 8</text:p>
          </table:table-cell>
          <table:table-cell table:number-columns-repeated="99"/>
        </table:table-row>
        <table:table-row table:style-name="ro2">
          <table:table-cell table:formula="of:=DEC2HEX([.B195])" office:value-type="string" office:string-value="1D343" calcext:value-type="string">
            <text:p>1D343</text:p>
          </table:table-cell>
          <table:table-cell table:formula="of:=[.B194]+1" office:value-type="float" office:value="119619" calcext:value-type="float">
            <text:p>119619</text:p>
          </table:table-cell>
          <table:table-cell table:formula="of:=[.C194]+1" office:value-type="float" office:value="62" calcext:value-type="float">
            <text:p>62</text:p>
          </table:table-cell>
          <table:table-cell table:formula="of:=UNICHAR([.B195])" office:value-type="string" office:string-value="𝍃" calcext:value-type="string">
            <text:p>𝍃</text:p>
          </table:table-cell>
          <table:table-cell table:number-columns-repeated="2"/>
          <table:table-cell office:value-type="string" calcext:value-type="string">
            <text:p>JF 9</text:p>
          </table:table-cell>
          <table:table-cell office:value-type="string" calcext:value-type="string">
            <text:p>Jin Fan 9</text:p>
          </table:table-cell>
          <table:table-cell table:number-columns-repeated="99"/>
        </table:table-row>
        <table:table-row table:style-name="ro2">
          <table:table-cell table:formula="of:=DEC2HEX([.B196])" office:value-type="string" office:string-value="1D344" calcext:value-type="string">
            <text:p>1D344</text:p>
          </table:table-cell>
          <table:table-cell table:formula="of:=[.B195]+1" office:value-type="float" office:value="119620" calcext:value-type="float">
            <text:p>119620</text:p>
          </table:table-cell>
          <table:table-cell table:formula="of:=[.C195]+1" office:value-type="float" office:value="63" calcext:value-type="float">
            <text:p>63</text:p>
          </table:table-cell>
          <table:table-cell table:formula="of:=UNICHAR([.B196])" office:value-type="string" office:string-value="𝍄" calcext:value-type="string">
            <text:p>𝍄</text:p>
          </table:table-cell>
          <table:table-cell table:number-columns-repeated="2"/>
          <table:table-cell office:value-type="string" calcext:value-type="string">
            <text:p>JF 10</text:p>
          </table:table-cell>
          <table:table-cell office:value-type="string" calcext:value-type="string">
            <text:p>Jin Fan 10</text:p>
          </table:table-cell>
          <table:table-cell table:number-columns-repeated="99"/>
        </table:table-row>
        <table:table-row table:style-name="ro2">
          <table:table-cell table:formula="of:=DEC2HEX([.B197])" office:value-type="string" office:string-value="1D345" calcext:value-type="string">
            <text:p>1D345</text:p>
          </table:table-cell>
          <table:table-cell table:formula="of:=[.B196]+1" office:value-type="float" office:value="119621" calcext:value-type="float">
            <text:p>119621</text:p>
          </table:table-cell>
          <table:table-cell table:formula="of:=[.C196]+1" office:value-type="float" office:value="64" calcext:value-type="float">
            <text:p>64</text:p>
          </table:table-cell>
          <table:table-cell table:formula="of:=UNICHAR([.B197])" office:value-type="string" office:string-value="𝍅" calcext:value-type="string">
            <text:p>𝍅</text:p>
          </table:table-cell>
          <table:table-cell table:number-columns-repeated="2"/>
          <table:table-cell office:value-type="string" calcext:value-type="string">
            <text:p>JF 11</text:p>
          </table:table-cell>
          <table:table-cell office:value-type="string" calcext:value-type="string">
            <text:p>Jin Fan 11</text:p>
          </table:table-cell>
          <table:table-cell table:number-columns-repeated="99"/>
        </table:table-row>
        <table:table-row table:style-name="ro2">
          <table:table-cell table:formula="of:=DEC2HEX([.B198])" office:value-type="string" office:string-value="1D346" calcext:value-type="string">
            <text:p>1D346</text:p>
          </table:table-cell>
          <table:table-cell table:formula="of:=[.B197]+1" office:value-type="float" office:value="119622" calcext:value-type="float">
            <text:p>119622</text:p>
          </table:table-cell>
          <table:table-cell table:formula="of:=[.C197]+1" office:value-type="float" office:value="65" calcext:value-type="float">
            <text:p>65</text:p>
          </table:table-cell>
          <table:table-cell table:formula="of:=UNICHAR([.B198])" office:value-type="string" office:string-value="𝍆" calcext:value-type="string">
            <text:p>𝍆</text:p>
          </table:table-cell>
          <table:table-cell table:number-columns-repeated="2"/>
          <table:table-cell office:value-type="string" calcext:value-type="string">
            <text:p>JF 12</text:p>
          </table:table-cell>
          <table:table-cell office:value-type="string" calcext:value-type="string">
            <text:p>Jin Fan 12</text:p>
          </table:table-cell>
          <table:table-cell table:number-columns-repeated="99"/>
        </table:table-row>
        <table:table-row table:style-name="ro2">
          <table:table-cell table:formula="of:=DEC2HEX([.B199])" office:value-type="string" office:string-value="1D347" calcext:value-type="string">
            <text:p>1D347</text:p>
          </table:table-cell>
          <table:table-cell table:formula="of:=[.B198]+1" office:value-type="float" office:value="119623" calcext:value-type="float">
            <text:p>119623</text:p>
          </table:table-cell>
          <table:table-cell table:formula="of:=[.C198]+1" office:value-type="float" office:value="66" calcext:value-type="float">
            <text:p>66</text:p>
          </table:table-cell>
          <table:table-cell table:formula="of:=UNICHAR([.B199])" office:value-type="string" office:string-value="𝍇" calcext:value-type="string">
            <text:p>𝍇</text:p>
          </table:table-cell>
          <table:table-cell table:number-columns-repeated="2"/>
          <table:table-cell office:value-type="string" calcext:value-type="string">
            <text:p>JF 13</text:p>
          </table:table-cell>
          <table:table-cell office:value-type="string" calcext:value-type="string">
            <text:p>Jin Fan 13</text:p>
          </table:table-cell>
          <table:table-cell table:number-columns-repeated="99"/>
        </table:table-row>
        <table:table-row table:style-name="ro2">
          <table:table-cell table:formula="of:=DEC2HEX([.B200])" office:value-type="string" office:string-value="1D348" calcext:value-type="string">
            <text:p>1D348</text:p>
          </table:table-cell>
          <table:table-cell table:formula="of:=[.B199]+1" office:value-type="float" office:value="119624" calcext:value-type="float">
            <text:p>119624</text:p>
          </table:table-cell>
          <table:table-cell table:formula="of:=[.C199]+1" office:value-type="float" office:value="67" calcext:value-type="float">
            <text:p>67</text:p>
          </table:table-cell>
          <table:table-cell table:formula="of:=UNICHAR([.B200])" office:value-type="string" office:string-value="𝍈" calcext:value-type="string">
            <text:p>𝍈</text:p>
          </table:table-cell>
          <table:table-cell table:number-columns-repeated="2"/>
          <table:table-cell office:value-type="string" calcext:value-type="string">
            <text:p>JF 14</text:p>
          </table:table-cell>
          <table:table-cell office:value-type="string" calcext:value-type="string">
            <text:p>Jin Fan 14</text:p>
          </table:table-cell>
          <table:table-cell table:number-columns-repeated="99"/>
        </table:table-row>
        <table:table-row table:style-name="ro2">
          <table:table-cell table:formula="of:=DEC2HEX([.B201])" office:value-type="string" office:string-value="1D349" calcext:value-type="string">
            <text:p>1D349</text:p>
          </table:table-cell>
          <table:table-cell table:formula="of:=[.B200]+1" office:value-type="float" office:value="119625" calcext:value-type="float">
            <text:p>119625</text:p>
          </table:table-cell>
          <table:table-cell table:formula="of:=[.C200]+1" office:value-type="float" office:value="68" calcext:value-type="float">
            <text:p>68</text:p>
          </table:table-cell>
          <table:table-cell table:formula="of:=UNICHAR([.B201])" office:value-type="string" office:string-value="𝍉" calcext:value-type="string">
            <text:p>𝍉</text:p>
          </table:table-cell>
          <table:table-cell table:number-columns-repeated="2"/>
          <table:table-cell office:value-type="string" calcext:value-type="string">
            <text:p>JF 15</text:p>
          </table:table-cell>
          <table:table-cell office:value-type="string" calcext:value-type="string">
            <text:p>Jin Fan 15</text:p>
          </table:table-cell>
          <table:table-cell table:number-columns-repeated="99"/>
        </table:table-row>
        <table:table-row table:style-name="ro2">
          <table:table-cell table:formula="of:=DEC2HEX([.B202])" office:value-type="string" office:string-value="1D34A" calcext:value-type="string">
            <text:p>1D34A</text:p>
          </table:table-cell>
          <table:table-cell table:formula="of:=[.B201]+1" office:value-type="float" office:value="119626" calcext:value-type="float">
            <text:p>119626</text:p>
          </table:table-cell>
          <table:table-cell table:formula="of:=[.C201]+1" office:value-type="float" office:value="69" calcext:value-type="float">
            <text:p>69</text:p>
          </table:table-cell>
          <table:table-cell table:formula="of:=UNICHAR([.B202])" office:value-type="string" office:string-value="𝍊" calcext:value-type="string">
            <text:p>𝍊</text:p>
          </table:table-cell>
          <table:table-cell table:number-columns-repeated="2"/>
          <table:table-cell office:value-type="string" calcext:value-type="string">
            <text:p>JF 16</text:p>
          </table:table-cell>
          <table:table-cell office:value-type="string" calcext:value-type="string">
            <text:p>Jin Fan 16</text:p>
          </table:table-cell>
          <table:table-cell table:number-columns-repeated="99"/>
        </table:table-row>
        <table:table-row table:style-name="ro2">
          <table:table-cell table:formula="of:=DEC2HEX([.B203])" office:value-type="string" office:string-value="1D34B" calcext:value-type="string">
            <text:p>1D34B</text:p>
          </table:table-cell>
          <table:table-cell table:formula="of:=[.B202]+1" office:value-type="float" office:value="119627" calcext:value-type="float">
            <text:p>119627</text:p>
          </table:table-cell>
          <table:table-cell table:formula="of:=[.C202]+1" office:value-type="float" office:value="70" calcext:value-type="float">
            <text:p>70</text:p>
          </table:table-cell>
          <table:table-cell table:formula="of:=UNICHAR([.B203])" office:value-type="string" office:string-value="𝍋" calcext:value-type="string">
            <text:p>𝍋</text:p>
          </table:table-cell>
          <table:table-cell table:number-columns-repeated="2"/>
          <table:table-cell office:value-type="string" calcext:value-type="string">
            <text:p>JF 17</text:p>
          </table:table-cell>
          <table:table-cell office:value-type="string" calcext:value-type="string">
            <text:p>Jin fan 17</text:p>
          </table:table-cell>
          <table:table-cell table:number-columns-repeated="99"/>
        </table:table-row>
        <table:table-row table:style-name="ro2">
          <table:table-cell table:formula="of:=DEC2HEX([.B204])" office:value-type="string" office:string-value="1D34C" calcext:value-type="string">
            <text:p>1D34C</text:p>
          </table:table-cell>
          <table:table-cell table:formula="of:=[.B203]+1" office:value-type="float" office:value="119628" calcext:value-type="float">
            <text:p>119628</text:p>
          </table:table-cell>
          <table:table-cell table:formula="of:=[.C203]+1" office:value-type="float" office:value="71" calcext:value-type="float">
            <text:p>71</text:p>
          </table:table-cell>
          <table:table-cell table:formula="of:=UNICHAR([.B204])" office:value-type="string" office:string-value="𝍌" calcext:value-type="string">
            <text:p>𝍌</text:p>
          </table:table-cell>
          <table:table-cell table:number-columns-repeated="103"/>
        </table:table-row>
        <table:table-row table:style-name="ro2">
          <table:table-cell table:formula="of:=DEC2HEX([.B205])" office:value-type="string" office:string-value="1D34D" calcext:value-type="string">
            <text:p>1D34D</text:p>
          </table:table-cell>
          <table:table-cell table:formula="of:=[.B204]+1" office:value-type="float" office:value="119629" calcext:value-type="float">
            <text:p>119629</text:p>
          </table:table-cell>
          <table:table-cell table:formula="of:=[.C204]+1" office:value-type="float" office:value="72" calcext:value-type="float">
            <text:p>72</text:p>
          </table:table-cell>
          <table:table-cell table:formula="of:=UNICHAR([.B205])" office:value-type="string" office:string-value="𝍍" calcext:value-type="string">
            <text:p>𝍍</text:p>
          </table:table-cell>
          <table:table-cell table:number-columns-repeated="103"/>
        </table:table-row>
        <table:table-row table:style-name="ro2">
          <table:table-cell table:formula="of:=DEC2HEX([.B206])" office:value-type="string" office:string-value="1D34E" calcext:value-type="string">
            <text:p>1D34E</text:p>
          </table:table-cell>
          <table:table-cell table:formula="of:=[.B205]+1" office:value-type="float" office:value="119630" calcext:value-type="float">
            <text:p>119630</text:p>
          </table:table-cell>
          <table:table-cell table:formula="of:=[.C205]+1" office:value-type="float" office:value="73" calcext:value-type="float">
            <text:p>73</text:p>
          </table:table-cell>
          <table:table-cell table:formula="of:=UNICHAR([.B206])" office:value-type="string" office:string-value="𝍎" calcext:value-type="string">
            <text:p>𝍎</text:p>
          </table:table-cell>
          <table:table-cell table:number-columns-repeated="103"/>
        </table:table-row>
        <table:table-row table:style-name="ro2">
          <table:table-cell table:formula="of:=DEC2HEX([.B207])" office:value-type="string" office:string-value="1D34F" calcext:value-type="string">
            <text:p>1D34F</text:p>
          </table:table-cell>
          <table:table-cell table:formula="of:=[.B206]+1" office:value-type="float" office:value="119631" calcext:value-type="float">
            <text:p>119631</text:p>
          </table:table-cell>
          <table:table-cell table:formula="of:=[.C206]+1" office:value-type="float" office:value="74" calcext:value-type="float">
            <text:p>74</text:p>
          </table:table-cell>
          <table:table-cell table:formula="of:=UNICHAR([.B207])" office:value-type="string" office:string-value="𝍏" calcext:value-type="string">
            <text:p>𝍏</text:p>
          </table:table-cell>
          <table:table-cell table:number-columns-repeated="103"/>
        </table:table-row>
        <table:table-row table:style-name="ro2">
          <table:table-cell table:formula="of:=DEC2HEX([.B208])" office:value-type="string" office:string-value="1D350" calcext:value-type="string">
            <text:p>1D350</text:p>
          </table:table-cell>
          <table:table-cell table:formula="of:=[.B207]+1" office:value-type="float" office:value="119632" calcext:value-type="float">
            <text:p>119632</text:p>
          </table:table-cell>
          <table:table-cell table:formula="of:=[.C207]+1" office:value-type="float" office:value="75" calcext:value-type="float">
            <text:p>75</text:p>
          </table:table-cell>
          <table:table-cell table:formula="of:=UNICHAR([.B208])" office:value-type="string" office:string-value="𝍐" calcext:value-type="string">
            <text:p>𝍐</text:p>
          </table:table-cell>
          <table:table-cell table:number-columns-repeated="103"/>
        </table:table-row>
        <table:table-row table:style-name="ro2">
          <table:table-cell table:formula="of:=DEC2HEX([.B209])" office:value-type="string" office:string-value="1D351" calcext:value-type="string">
            <text:p>1D351</text:p>
          </table:table-cell>
          <table:table-cell table:formula="of:=[.B208]+1" office:value-type="float" office:value="119633" calcext:value-type="float">
            <text:p>119633</text:p>
          </table:table-cell>
          <table:table-cell table:formula="of:=[.C208]+1" office:value-type="float" office:value="76" calcext:value-type="float">
            <text:p>76</text:p>
          </table:table-cell>
          <table:table-cell table:formula="of:=UNICHAR([.B209])" office:value-type="string" office:string-value="𝍑" calcext:value-type="string">
            <text:p>𝍑</text:p>
          </table:table-cell>
          <table:table-cell table:number-columns-repeated="103"/>
        </table:table-row>
        <table:table-row table:style-name="ro2">
          <table:table-cell table:formula="of:=DEC2HEX([.B210])" office:value-type="string" office:string-value="1D352" calcext:value-type="string">
            <text:p>1D352</text:p>
          </table:table-cell>
          <table:table-cell table:formula="of:=[.B209]+1" office:value-type="float" office:value="119634" calcext:value-type="float">
            <text:p>119634</text:p>
          </table:table-cell>
          <table:table-cell table:formula="of:=[.C209]+1" office:value-type="float" office:value="77" calcext:value-type="float">
            <text:p>77</text:p>
          </table:table-cell>
          <table:table-cell table:formula="of:=UNICHAR([.B210])" office:value-type="string" office:string-value="𝍒" calcext:value-type="string">
            <text:p>𝍒</text:p>
          </table:table-cell>
          <table:table-cell table:number-columns-repeated="103"/>
        </table:table-row>
        <table:table-row table:style-name="ro2">
          <table:table-cell table:formula="of:=DEC2HEX([.B211])" office:value-type="string" office:string-value="1D353" calcext:value-type="string">
            <text:p>1D353</text:p>
          </table:table-cell>
          <table:table-cell table:formula="of:=[.B210]+1" office:value-type="float" office:value="119635" calcext:value-type="float">
            <text:p>119635</text:p>
          </table:table-cell>
          <table:table-cell table:formula="of:=[.C210]+1" office:value-type="float" office:value="78" calcext:value-type="float">
            <text:p>78</text:p>
          </table:table-cell>
          <table:table-cell table:formula="of:=UNICHAR([.B211])" office:value-type="string" office:string-value="𝍓" calcext:value-type="string">
            <text:p>𝍓</text:p>
          </table:table-cell>
          <table:table-cell table:number-columns-repeated="103"/>
        </table:table-row>
        <table:table-row table:style-name="ro2">
          <table:table-cell table:formula="of:=DEC2HEX([.B212])" office:value-type="string" office:string-value="1D354" calcext:value-type="string">
            <text:p>1D354</text:p>
          </table:table-cell>
          <table:table-cell table:formula="of:=[.B211]+1" office:value-type="float" office:value="119636" calcext:value-type="float">
            <text:p>119636</text:p>
          </table:table-cell>
          <table:table-cell table:formula="of:=[.C211]+1" office:value-type="float" office:value="79" calcext:value-type="float">
            <text:p>79</text:p>
          </table:table-cell>
          <table:table-cell table:formula="of:=UNICHAR([.B212])" office:value-type="string" office:string-value="𝍔" calcext:value-type="string">
            <text:p>𝍔</text:p>
          </table:table-cell>
          <table:table-cell table:number-columns-repeated="103"/>
        </table:table-row>
        <table:table-row table:style-name="ro2">
          <table:table-cell table:formula="of:=DEC2HEX([.B213])" office:value-type="string" office:string-value="1D355" calcext:value-type="string">
            <text:p>1D355</text:p>
          </table:table-cell>
          <table:table-cell table:formula="of:=[.B212]+1" office:value-type="float" office:value="119637" calcext:value-type="float">
            <text:p>119637</text:p>
          </table:table-cell>
          <table:table-cell table:formula="of:=[.C212]+1" office:value-type="float" office:value="80" calcext:value-type="float">
            <text:p>80</text:p>
          </table:table-cell>
          <table:table-cell table:formula="of:=UNICHAR([.B213])" office:value-type="string" office:string-value="𝍕" calcext:value-type="string">
            <text:p>𝍕</text:p>
          </table:table-cell>
          <table:table-cell table:number-columns-repeated="103"/>
        </table:table-row>
        <table:table-row table:style-name="ro2">
          <table:table-cell table:formula="of:=DEC2HEX([.B214])" office:value-type="string" office:string-value="1D356" calcext:value-type="string">
            <text:p>1D356</text:p>
          </table:table-cell>
          <table:table-cell table:formula="of:=[.B213]+1" office:value-type="float" office:value="119638" calcext:value-type="float">
            <text:p>119638</text:p>
          </table:table-cell>
          <table:table-cell table:formula="of:=[.C213]+1" office:value-type="float" office:value="81" calcext:value-type="float">
            <text:p>81</text:p>
          </table:table-cell>
          <table:table-cell table:formula="of:=UNICHAR([.B214])" office:value-type="string" office:string-value="𝍖" calcext:value-type="string">
            <text:p>𝍖</text:p>
          </table:table-cell>
          <table:table-cell table:number-columns-repeated="103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Monograms</text:p>
          </table:table-cell>
          <table:table-cell office:value-type="string" calcext:value-type="string">
            <text:p>Tai Xuan Jing</text:p>
          </table:table-cell>
          <table:table-cell table:number-columns-repeated="105"/>
        </table:table-row>
        <table:table-row table:style-name="ro2">
          <table:table-cell office:value-type="string" calcext:value-type="string">
            <text:p>Hex Code</text:p>
          </table:table-cell>
          <table:table-cell office:value-type="string" calcext:value-type="string">
            <text:p>Unicode </text:p>
          </table:table-cell>
          <table:table-cell office:value-type="string" calcext:value-type="string">
            <text:p>M#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Name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1D300</text:p>
          </table:table-cell>
          <table:table-cell table:formula="of:=HEX2DEC([.A218])" office:value-type="float" office:value="119552" calcext:value-type="float">
            <text:p>119552</text:p>
          </table:table-cell>
          <table:table-cell office:value-type="float" office:value="0" calcext:value-type="float">
            <text:p>0</text:p>
          </table:table-cell>
          <table:table-cell table:formula="of:=UNICHAR([.B218])" office:value-type="string" office:string-value="𝌀" calcext:value-type="string">
            <text:p>𝌀</text:p>
          </table:table-cell>
          <table:table-cell office:value-type="string" calcext:value-type="string">
            <text:p>Earth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268A</text:p>
          </table:table-cell>
          <table:table-cell table:formula="of:=HEX2DEC([.A219])" office:value-type="float" office:value="9866" calcext:value-type="float">
            <text:p>9866</text:p>
          </table:table-cell>
          <table:table-cell office:value-type="float" office:value="1" calcext:value-type="float">
            <text:p>1</text:p>
          </table:table-cell>
          <table:table-cell table:formula="of:=UNICHAR([.B219])" office:value-type="string" office:string-value="⚊" calcext:value-type="string">
            <text:p>⚊</text:p>
          </table:table-cell>
          <table:table-cell office:value-type="string" calcext:value-type="string">
            <text:p>Yang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268B</text:p>
          </table:table-cell>
          <table:table-cell table:formula="of:=HEX2DEC([.A220])"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formula="of:=UNICHAR([.B220])" office:value-type="string" office:string-value="⚋" calcext:value-type="string">
            <text:p>⚋</text:p>
          </table:table-cell>
          <table:table-cell office:value-type="string" calcext:value-type="string">
            <text:p>Yin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27F7</text:p>
          </table:table-cell>
          <table:table-cell office:value-type="float" office:value="10231" calcext:value-type="float">
            <text:p>10231</text:p>
          </table:table-cell>
          <table:table-cell office:value-type="float" office:value="7" calcext:value-type="float">
            <text:p>7</text:p>
          </table:table-cell>
          <table:table-cell table:formula="of:=UNICHAR([.B221])" office:value-type="string" office:string-value="⟷" calcext:value-type="string">
            <text:p>⟷</text:p>
          </table:table-cell>
          <table:table-cell office:value-type="string" calcext:value-type="string">
            <text:p>Old Yin</text:p>
          </table:table-cell>
          <table:table-cell office:value-type="string" calcext:value-type="string">
            <text:p>--o--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9866" calcext:value-type="float">
            <text:p>9866</text:p>
          </table:table-cell>
          <table:table-cell office:value-type="float" office:value="8" calcext:value-type="float">
            <text:p>8</text:p>
          </table:table-cell>
          <table:table-cell table:formula="of:=UNICHAR([.B222])" office:value-type="string" office:string-value="⚊" calcext:value-type="string">
            <text:p>⚊</text:p>
          </table:table-cell>
          <table:table-cell office:value-type="string" calcext:value-type="string">
            <text:p>Old Yang</text:p>
          </table:table-cell>
          <table:table-cell office:value-type="string" calcext:value-type="string">
            <text:p>--x--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262F</text:p>
          </table:table-cell>
          <table:table-cell office:value-type="float" office:value="9775" calcext:value-type="float">
            <text:p>9775</text:p>
          </table:table-cell>
          <table:table-cell office:value-type="float" office:value="0" calcext:value-type="float">
            <text:p>0</text:p>
          </table:table-cell>
          <table:table-cell table:style-name="train_20_tracks" office:value-type="string" calcext:value-type="string">
            <text:p>☯</text:p>
          </table:table-cell>
          <table:table-cell office:value-type="string" calcext:value-type="string">
            <text:p>TaiJi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a225:i228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Odds of a line</text:p>
          </table:table-cell>
          <table:table-cell office:value-type="string" calcext:value-type="string">
            <text:p>yarrow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yarrow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Display # 1</text:p>
          </table:table-cell>
          <table:table-cell office:value-type="string" calcext:value-type="string">
            <text:p>Display # 2</text:p>
          </table:table-cell>
          <table:table-cell office:value-type="string" calcext:value-type="string">
            <text:p>Display # 3</text:p>
          </table:table-cell>
          <table:table-cell table:number-columns-repeated="9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/16</text:p>
          </table:table-cell>
          <table:table-cell office:value-type="string" calcext:value-type="string">
            <text:p>2/16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2/16" office:value-type="float" office:value="0.125" calcext:value-type="float">
            <text:p>0.125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table:formula="of:=UNICHAR(10234)" office:value-type="string" office:string-value="⟺" calcext:value-type="string">
            <text:p>⟺</text:p>
          </table:table-cell>
          <table:table-cell table:formula="of:=UNICHAR(9870)" office:value-type="string" office:string-value="⚎" calcext:value-type="string">
            <text:p>⚎</text:p>
          </table:table-cell>
          <table:table-cell office:value-type="string" calcext:value-type="string">
            <text:p>--x--</text:p>
          </table:table-cell>
          <table:table-cell table:number-columns-repeated="9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5/16</text:p>
          </table:table-cell>
          <table:table-cell office:value-type="string" calcext:value-type="string">
            <text:p>6/16</text:p>
          </table:table-cell>
          <table:table-cell table:formula="of:=5/16" office:value-type="float" office:value="0.3125" calcext:value-type="float">
            <text:p>0.3125</text:p>
          </table:table-cell>
          <table:table-cell table:formula="of:=6/16"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UNICHAR(9866)" office:value-type="string" office:string-value="⚊" calcext:value-type="string">
            <text:p>⚊</text:p>
          </table:table-cell>
          <table:table-cell table:formula="of:=UNICHAR(9866)" office:value-type="string" office:string-value="⚊" calcext:value-type="string">
            <text:p>⚊</text:p>
          </table:table-cell>
          <table:table-cell table:formula="of:=UNICHAR(9866)" office:value-type="string" office:string-value="⚊" calcext:value-type="string">
            <text:p>⚊</text:p>
          </table:table-cell>
          <table:table-cell table:number-columns-repeated="9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7/16</text:p>
          </table:table-cell>
          <table:table-cell office:value-type="string" calcext:value-type="string">
            <text:p>6/16</text:p>
          </table:table-cell>
          <table:table-cell table:formula="of:=7/16" office:value-type="float" office:value="0.4375" calcext:value-type="float">
            <text:p>0.4375</text:p>
          </table:table-cell>
          <table:table-cell table:formula="of:=6/16" office:value-type="float" office:value="0.375" calcext:value-type="float">
            <text:p>0.37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UNICHAR(9867)" office:value-type="string" office:string-value="⚋" calcext:value-type="string">
            <text:p>⚋</text:p>
          </table:table-cell>
          <table:table-cell table:formula="of:=UNICHAR(9867)" office:value-type="string" office:string-value="⚋" calcext:value-type="string">
            <text:p>⚋</text:p>
          </table:table-cell>
          <table:table-cell table:formula="of:=UNICHAR(9867)" office:value-type="string" office:string-value="⚋" calcext:value-type="string">
            <text:p>⚋</text:p>
          </table:table-cell>
          <table:table-cell table:number-columns-repeated="9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/16</text:p>
          </table:table-cell>
          <table:table-cell office:value-type="string" calcext:value-type="string">
            <text:p>2/16</text:p>
          </table:table-cell>
          <table:table-cell table:formula="of:=3/16" office:value-type="float" office:value="0.1875" calcext:value-type="float">
            <text:p>0.1875</text:p>
          </table:table-cell>
          <table:table-cell table:formula="of:=2/16"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UNICHAR(119552)" office:value-type="string" office:string-value="𝌀" calcext:value-type="string">
            <text:p>𝌀</text:p>
          </table:table-cell>
          <table:table-cell table:formula="of:=UNICHAR(9869)" office:value-type="string" office:string-value="⚍" calcext:value-type="string">
            <text:p>⚍</text:p>
          </table:table-cell>
          <table:table-cell office:value-type="string" calcext:value-type="string">
            <text:p>--o--</text:p>
          </table:table-cell>
          <table:table-cell table:number-columns-repeated="97"/>
        </table:table-row>
        <table:table-row table:style-name="ro2" table:number-rows-repeated="3">
          <table:table-cell table:number-columns-repeated="107"/>
        </table:table-row>
        <table:table-row table:style-name="ro2">
          <table:table-cell table:number-columns-repeated="5"/>
          <table:table-cell office:value-type="string" calcext:value-type="string">
            <text:p>Lines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hart</text:p>
          </table:table-cell>
          <table:table-cell table:number-columns-repeated="99"/>
        </table:table-row>
        <table:table-row table:style-name="ro2">
          <table:table-cell table:number-columns-repeated="107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Choose Method</text:p>
          </table:table-cell>
          <table:table-cell office:value-type="string" calcext:value-type="string">
            <text:p>B237:C2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UNICHAR([.B219])" office:value-type="string" office:string-value="⚊" calcext:value-type="string">
            <text:p>⚊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table:formula="of:=UNICHAR([.B220])" office:value-type="string" office:string-value="⚋" calcext:value-type="string">
            <text:p>⚋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Bla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UNICHAR([.B221])" office:value-type="string" office:string-value="⟷" calcext:value-type="string">
            <text:p>⟷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50 Perc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UNICHAR([.B222])" office:value-type="string" office:string-value="⚊" calcext:value-type="string">
            <text:p>⚊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16 Bead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6 Coi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3 Coin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]" office:value-type="float" office:value="1" calcext:value-type="float">
            <text:p>1</text:p>
          </table:table-cell>
          <table:table-cell table:formula="of:=UNICHAR([.B46])" office:value-type="string" office:string-value="⚊" calcext:value-type="string">
            <text:p>⚊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384 Wand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7]" office:value-type="float" office:value="2" calcext:value-type="float">
            <text:p>2</text:p>
          </table:table-cell>
          <table:table-cell table:formula="of:=UNICHAR([.B47])" office:value-type="string" office:string-value="⚋" calcext:value-type="string">
            <text:p>⚋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Other # 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48]" office:value-type="float" office:value="3" calcext:value-type="float">
            <text:p>3</text:p>
          </table:table-cell>
          <table:table-cell table:formula="of:=UNICHAR([.B48])" office:value-type="string" office:string-value="⚌" calcext:value-type="string">
            <text:p>⚌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Hexagram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49]" office:value-type="float" office:value="4" calcext:value-type="float">
            <text:p>4</text:p>
          </table:table-cell>
          <table:table-cell table:formula="of:=UNICHAR([.B49])" office:value-type="string" office:string-value="⚍" calcext:value-type="string">
            <text:p>⚍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Lines (6,7,8,9)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C50]" office:value-type="float" office:value="5" calcext:value-type="float">
            <text:p>5</text:p>
          </table:table-cell>
          <table:table-cell table:formula="of:=UNICHAR([.B50])" office:value-type="string" office:string-value="⚎" calcext:value-type="string">
            <text:p>⚎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Lines (1,2)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C51]" office:value-type="float" office:value="6" calcext:value-type="float">
            <text:p>6</text:p>
          </table:table-cell>
          <table:table-cell table:formula="of:=UNICHAR([.B51])" office:value-type="string" office:string-value="⚏" calcext:value-type="string">
            <text:p>⚏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Other # 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C52]" office:value-type="float" office:value="7" calcext:value-type="float">
            <text:p>7</text:p>
          </table:table-cell>
          <table:table-cell table:formula="of:=UNICHAR([.B52])" office:value-type="string" office:string-value="⟺" calcext:value-type="string">
            <text:p>⟺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Four Pillar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53]" office:value-type="float" office:value="8" calcext:value-type="float">
            <text:p>8</text:p>
          </table:table-cell>
          <table:table-cell table:formula="of:=UNICHAR([.B53])" office:value-type="string" office:string-value="𝌀" calcext:value-type="string">
            <text:p>𝌀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☯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Casting The Hexagram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--o--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--x--</text:p>
          </table:table-cell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2">
          <table:table-cell table:style-name="train_20_heading_20_2" office:value-type="string" calcext:value-type="string">
            <text:p>50% Method</text:p>
          </table:table-cell>
          <table:table-cell table:number-columns-repeated="106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table:number-columns-repeated="2"/>
          <table:table-cell table:style-name="train_20_heading_20_2" office:value-type="string" calcext:value-type="string">
            <text:p>G255:R267</text:p>
          </table:table-cell>
          <table:table-cell table:style-name="train_20_heading_20_2" office:value-type="string" calcext:value-type="string">
            <text:p>50 Percent</text:p>
          </table:table-cell>
          <table:table-cell table:style-name="train_20_heading_20_2" office:value-type="string" calcext:value-type="string">
            <text:p>16 Beads</text:p>
          </table:table-cell>
          <table:table-cell table:style-name="train_20_heading_20_2" office:value-type="string" calcext:value-type="string">
            <text:p>6 Coins</text:p>
          </table:table-cell>
          <table:table-cell table:style-name="train_20_heading_20_2" office:value-type="string" calcext:value-type="string">
            <text:p>3 Coins</text:p>
          </table:table-cell>
          <table:table-cell table:style-name="train_20_heading_20_2" office:value-type="string" calcext:value-type="string">
            <text:p>384 Wands</text:p>
          </table:table-cell>
          <table:table-cell table:style-name="train_20_heading_20_2" office:value-type="string" calcext:value-type="string">
            <text:p>1 in 15</text:p>
          </table:table-cell>
          <table:table-cell table:style-name="train_20_heading_20_2" office:value-type="string" calcext:value-type="string">
            <text:p>Hexagram</text:p>
          </table:table-cell>
          <table:table-cell table:style-name="train_20_heading_20_2" office:value-type="string" calcext:value-type="string">
            <text:p>Lines (6-9)</text:p>
          </table:table-cell>
          <table:table-cell table:style-name="train_20_heading_20_2" office:value-type="string" calcext:value-type="string">
            <text:p>Lines (1,2)</text:p>
          </table:table-cell>
          <table:table-cell table:style-name="train_20_heading_20_2" office:value-type="string" calcext:value-type="string">
            <text:p>Other # 2</text:p>
          </table:table-cell>
          <table:table-cell table:style-name="train_20_heading_20_2" office:value-type="string" calcext:value-type="string">
            <text:p>Four Pillars</text:p>
          </table:table-cell>
          <table:table-cell table:style-name="train_20_heading_20_2" office:value-type="string" calcext:value-type="string">
            <text:p>Add 1</text:p>
          </table:table-cell>
          <table:table-cell table:style-name="train_20_heading_20_2" office:value-type="string" calcext:value-type="string">
            <text:p>Add 2</text:p>
          </table:table-cell>
          <table:table-cell table:style-name="train_20_heading_20_2" office:value-type="string" calcext:value-type="string">
            <text:p>Add 3</text:p>
          </table:table-cell>
          <table:table-cell table:style-name="train_20_heading_20_2" office:value-type="string" calcext:value-type="string">
            <text:p>Add 4</text:p>
          </table:table-cell>
          <table:table-cell table:style-name="train_20_heading_20_2" office:value-type="string" calcext:value-type="string">
            <text:p>Add 5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ROUND(1+RAND()*[.C256])" office:value-type="float" office:value="25773471" calcext:value-type="float">
            <text:p>25773471</text:p>
          </table:table-cell>
          <table:table-cell office:value-type="float" office:value="99999999" calcext:value-type="float">
            <text:p>99999999</text:p>
          </table:table-cell>
          <table:table-cell table:formula="of:=ISEVEN([.B256])+1" office:value-type="float" office:value="1" calcext:value-type="float">
            <text:p>1</text:p>
          </table:table-cell>
          <table:table-cell/>
          <table:table-cell office:value-type="string" calcext:value-type="string">
            <text:p>Cast Line 6</text:p>
          </table:table-cell>
          <table:table-cell office:value-type="float" office:value="1" calcext:value-type="float">
            <text:p>1</text:p>
          </table:table-cell>
          <table:table-cell table:formula="of:=[.D256]" office:value-type="float" office:value="1" calcext:value-type="float">
            <text:p>1</text:p>
          </table:table-cell>
          <table:table-cell table:formula="of:=[.E273]" office:value-type="float" office:value="2" calcext:value-type="float">
            <text:p>2</text:p>
          </table:table-cell>
          <table:table-cell table:formula="of:=[.D290]" office:value-type="float" office:value="1" calcext:value-type="float">
            <text:p>1</text:p>
          </table:table-cell>
          <table:table-cell table:formula="of:=[.E309]" office:value-type="float" office:value="2" calcext:value-type="float">
            <text:p>2</text:p>
          </table:table-cell>
          <table:table-cell table:formula="of:=[.E394]" office:value-type="float" office:value="1" calcext:value-type="float">
            <text:p>1</text:p>
          </table:table-cell>
          <table:table-cell table:formula="of:=[.E415]" office:value-type="float" office:value="2" calcext:value-type="float">
            <text:p>2</text:p>
          </table:table-cell>
          <table:table-cell table:formula="of:=[.E326]" office:value-type="float" office:value="1" calcext:value-type="float">
            <text:p>1</text:p>
          </table:table-cell>
          <table:table-cell table:formula="of:=[.E343]" office:value-type="float" office:value="1" calcext:value-type="float">
            <text:p>1</text:p>
          </table:table-cell>
          <table:table-cell table:style-name="ce14" table:formula="of:=[.E360]" office:value-type="float" office:value="1" calcext:value-type="float">
            <text:p>1</text:p>
          </table:table-cell>
          <table:table-cell table:formula="of:=[.E377]" office:value-type="float" office:value="1" calcext:value-type="float">
            <text:p>1</text:p>
          </table:table-cell>
          <table:table-cell table:formula="of:=[.E432]" office:value-type="float" office:value="1" calcext:value-type="float">
            <text:p>1</text:p>
          </table:table-cell>
          <table:table-cell table:formula="of:=[.E432]" office:value-type="float" office:value="1" calcext:value-type="float">
            <text:p>1</text:p>
          </table:table-cell>
          <table:table-cell table:formula="of:=[.E432]" office:value-type="float" office:value="1" calcext:value-type="float">
            <text:p>1</text:p>
          </table:table-cell>
          <table:table-cell table:formula="of:=[.E432]" office:value-type="float" office:value="1" calcext:value-type="float">
            <text:p>1</text:p>
          </table:table-cell>
          <table:table-cell table:formula="of:=[.E432]" office:value-type="float" office:value="1" calcext:value-type="float">
            <text:p>1</text:p>
          </table:table-cell>
          <table:table-cell table:formula="of:=[.E432]" office:value-type="float" office:value="1" calcext:value-type="float">
            <text:p>1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ROUND(1+RAND()*[.C257])" office:value-type="float" office:value="72070503" calcext:value-type="float">
            <text:p>72070503</text:p>
          </table:table-cell>
          <table:table-cell table:formula="of:=[.C256]" office:value-type="float" office:value="99999999" calcext:value-type="float">
            <text:p>99999999</text:p>
          </table:table-cell>
          <table:table-cell table:formula="of:=ISEVEN([.B257])+1" office:value-type="float" office:value="1" calcext:value-type="float">
            <text:p>1</text:p>
          </table:table-cell>
          <table:table-cell/>
          <table:table-cell office:value-type="string" calcext:value-type="string">
            <text:p>Cast Line 5</text:p>
          </table:table-cell>
          <table:table-cell office:value-type="float" office:value="2" calcext:value-type="float">
            <text:p>2</text:p>
          </table:table-cell>
          <table:table-cell table:formula="of:=[.D257]" office:value-type="float" office:value="1" calcext:value-type="float">
            <text:p>1</text:p>
          </table:table-cell>
          <table:table-cell table:formula="of:=[.E274]" office:value-type="float" office:value="1" calcext:value-type="float">
            <text:p>1</text:p>
          </table:table-cell>
          <table:table-cell table:formula="of:=[.D291]" office:value-type="float" office:value="1" calcext:value-type="float">
            <text:p>1</text:p>
          </table:table-cell>
          <table:table-cell table:formula="of:=[.E310]" office:value-type="float" office:value="2" calcext:value-type="float">
            <text:p>2</text:p>
          </table:table-cell>
          <table:table-cell table:formula="of:=[.E395]" office:value-type="float" office:value="2" calcext:value-type="float">
            <text:p>2</text:p>
          </table:table-cell>
          <table:table-cell table:formula="of:=[.E416]" office:value-type="float" office:value="1" calcext:value-type="float">
            <text:p>1</text:p>
          </table:table-cell>
          <table:table-cell table:formula="of:=[.E327]" office:value-type="float" office:value="1" calcext:value-type="float">
            <text:p>1</text:p>
          </table:table-cell>
          <table:table-cell table:formula="of:=[.E344]" office:value-type="float" office:value="2" calcext:value-type="float">
            <text:p>2</text:p>
          </table:table-cell>
          <table:table-cell table:style-name="ce14" table:formula="of:=[.E361]" office:value-type="float" office:value="1" calcext:value-type="float">
            <text:p>1</text:p>
          </table:table-cell>
          <table:table-cell table:formula="of:=[.E378]" office:value-type="float" office:value="2" calcext:value-type="float">
            <text:p>2</text:p>
          </table:table-cell>
          <table:table-cell table:formula="of:=[.E433]" office:value-type="float" office:value="2" calcext:value-type="float">
            <text:p>2</text:p>
          </table:table-cell>
          <table:table-cell table:formula="of:=[.E433]" office:value-type="float" office:value="2" calcext:value-type="float">
            <text:p>2</text:p>
          </table:table-cell>
          <table:table-cell table:formula="of:=[.E433]" office:value-type="float" office:value="2" calcext:value-type="float">
            <text:p>2</text:p>
          </table:table-cell>
          <table:table-cell table:formula="of:=[.E433]" office:value-type="float" office:value="2" calcext:value-type="float">
            <text:p>2</text:p>
          </table:table-cell>
          <table:table-cell table:formula="of:=[.E433]" office:value-type="float" office:value="2" calcext:value-type="float">
            <text:p>2</text:p>
          </table:table-cell>
          <table:table-cell table:formula="of:=[.E433]" office:value-type="float" office:value="2" calcext:value-type="float">
            <text:p>2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ROUND(1+RAND()*[.C258])" office:value-type="float" office:value="68440619" calcext:value-type="float">
            <text:p>68440619</text:p>
          </table:table-cell>
          <table:table-cell table:formula="of:=[.C257]" office:value-type="float" office:value="99999999" calcext:value-type="float">
            <text:p>99999999</text:p>
          </table:table-cell>
          <table:table-cell table:formula="of:=ISEVEN([.B258])+1" office:value-type="float" office:value="1" calcext:value-type="float">
            <text:p>1</text:p>
          </table:table-cell>
          <table:table-cell/>
          <table:table-cell office:value-type="string" calcext:value-type="string">
            <text:p>Cast Line 4</text:p>
          </table:table-cell>
          <table:table-cell office:value-type="float" office:value="3" calcext:value-type="float">
            <text:p>3</text:p>
          </table:table-cell>
          <table:table-cell table:formula="of:=[.D258]" office:value-type="float" office:value="1" calcext:value-type="float">
            <text:p>1</text:p>
          </table:table-cell>
          <table:table-cell table:formula="of:=[.E275]" office:value-type="float" office:value="1" calcext:value-type="float">
            <text:p>1</text:p>
          </table:table-cell>
          <table:table-cell table:formula="of:=[.D292]" office:value-type="float" office:value="2" calcext:value-type="float">
            <text:p>2</text:p>
          </table:table-cell>
          <table:table-cell table:formula="of:=[.E311]" office:value-type="float" office:value="2" calcext:value-type="float">
            <text:p>2</text:p>
          </table:table-cell>
          <table:table-cell table:formula="of:=[.E396]" office:value-type="float" office:value="1" calcext:value-type="float">
            <text:p>1</text:p>
          </table:table-cell>
          <table:table-cell table:formula="of:=[.E417]" office:value-type="float" office:value="2" calcext:value-type="float">
            <text:p>2</text:p>
          </table:table-cell>
          <table:table-cell table:formula="of:=[.E328]" office:value-type="float" office:value="1" calcext:value-type="float">
            <text:p>1</text:p>
          </table:table-cell>
          <table:table-cell table:formula="of:=[.E345]" office:value-type="float" office:value="1" calcext:value-type="float">
            <text:p>1</text:p>
          </table:table-cell>
          <table:table-cell table:style-name="ce14" table:formula="of:=[.E362]" office:value-type="float" office:value="1" calcext:value-type="float">
            <text:p>1</text:p>
          </table:table-cell>
          <table:table-cell table:formula="of:=[.E379]" office:value-type="float" office:value="2" calcext:value-type="float">
            <text:p>2</text:p>
          </table:table-cell>
          <table:table-cell table:formula="of:=[.E434]" office:value-type="float" office:value="2" calcext:value-type="float">
            <text:p>2</text:p>
          </table:table-cell>
          <table:table-cell table:formula="of:=[.E434]" office:value-type="float" office:value="2" calcext:value-type="float">
            <text:p>2</text:p>
          </table:table-cell>
          <table:table-cell table:formula="of:=[.E434]" office:value-type="float" office:value="2" calcext:value-type="float">
            <text:p>2</text:p>
          </table:table-cell>
          <table:table-cell table:formula="of:=[.E434]" office:value-type="float" office:value="2" calcext:value-type="float">
            <text:p>2</text:p>
          </table:table-cell>
          <table:table-cell table:formula="of:=[.E434]" office:value-type="float" office:value="2" calcext:value-type="float">
            <text:p>2</text:p>
          </table:table-cell>
          <table:table-cell table:formula="of:=[.E434]" office:value-type="float" office:value="2" calcext:value-type="float">
            <text:p>2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ROUND(1+RAND()*[.C259])" office:value-type="float" office:value="85286818" calcext:value-type="float">
            <text:p>85286818</text:p>
          </table:table-cell>
          <table:table-cell table:formula="of:=[.C258]" office:value-type="float" office:value="99999999" calcext:value-type="float">
            <text:p>99999999</text:p>
          </table:table-cell>
          <table:table-cell table:formula="of:=ISEVEN([.B259])+1" office:value-type="float" office:value="2" calcext:value-type="float">
            <text:p>2</text:p>
          </table:table-cell>
          <table:table-cell/>
          <table:table-cell office:value-type="string" calcext:value-type="string">
            <text:p>Cast Line 3</text:p>
          </table:table-cell>
          <table:table-cell office:value-type="float" office:value="4" calcext:value-type="float">
            <text:p>4</text:p>
          </table:table-cell>
          <table:table-cell table:formula="of:=[.D259]" office:value-type="float" office:value="2" calcext:value-type="float">
            <text:p>2</text:p>
          </table:table-cell>
          <table:table-cell table:formula="of:=[.E276]" office:value-type="float" office:value="2" calcext:value-type="float">
            <text:p>2</text:p>
          </table:table-cell>
          <table:table-cell table:formula="of:=[.D293]" office:value-type="float" office:value="1" calcext:value-type="float">
            <text:p>1</text:p>
          </table:table-cell>
          <table:table-cell table:formula="of:=[.E312]" office:value-type="float" office:value="2" calcext:value-type="float">
            <text:p>2</text:p>
          </table:table-cell>
          <table:table-cell table:formula="of:=[.E397]" office:value-type="float" office:value="2" calcext:value-type="float">
            <text:p>2</text:p>
          </table:table-cell>
          <table:table-cell table:formula="of:=[.E418]" office:value-type="float" office:value="1" calcext:value-type="float">
            <text:p>1</text:p>
          </table:table-cell>
          <table:table-cell table:formula="of:=[.E329]" office:value-type="float" office:value="1" calcext:value-type="float">
            <text:p>1</text:p>
          </table:table-cell>
          <table:table-cell table:formula="of:=[.E346]" office:value-type="float" office:value="1" calcext:value-type="float">
            <text:p>1</text:p>
          </table:table-cell>
          <table:table-cell table:style-name="ce14" table:formula="of:=[.E363]" office:value-type="float" office:value="1" calcext:value-type="float">
            <text:p>1</text:p>
          </table:table-cell>
          <table:table-cell table:formula="of:=[.E380]" office:value-type="float" office:value="1" calcext:value-type="float">
            <text:p>1</text:p>
          </table:table-cell>
          <table:table-cell table:formula="of:=[.E435]" office:value-type="float" office:value="2" calcext:value-type="float">
            <text:p>2</text:p>
          </table:table-cell>
          <table:table-cell table:formula="of:=[.E435]" office:value-type="float" office:value="2" calcext:value-type="float">
            <text:p>2</text:p>
          </table:table-cell>
          <table:table-cell table:formula="of:=[.E435]" office:value-type="float" office:value="2" calcext:value-type="float">
            <text:p>2</text:p>
          </table:table-cell>
          <table:table-cell table:formula="of:=[.E435]" office:value-type="float" office:value="2" calcext:value-type="float">
            <text:p>2</text:p>
          </table:table-cell>
          <table:table-cell table:formula="of:=[.E435]" office:value-type="float" office:value="2" calcext:value-type="float">
            <text:p>2</text:p>
          </table:table-cell>
          <table:table-cell table:formula="of:=[.E435]" office:value-type="float" office:value="2" calcext:value-type="float">
            <text:p>2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ROUND(1+RAND()*[.C260])" office:value-type="float" office:value="32624" calcext:value-type="float">
            <text:p>32624</text:p>
          </table:table-cell>
          <table:table-cell table:formula="of:=[.C259]" office:value-type="float" office:value="99999999" calcext:value-type="float">
            <text:p>99999999</text:p>
          </table:table-cell>
          <table:table-cell table:formula="of:=ISEVEN([.B260])+1" office:value-type="float" office:value="2" calcext:value-type="float">
            <text:p>2</text:p>
          </table:table-cell>
          <table:table-cell/>
          <table:table-cell office:value-type="string" calcext:value-type="string">
            <text:p>Cast Line 2</text:p>
          </table:table-cell>
          <table:table-cell office:value-type="float" office:value="5" calcext:value-type="float">
            <text:p>5</text:p>
          </table:table-cell>
          <table:table-cell table:formula="of:=[.D260]" office:value-type="float" office:value="2" calcext:value-type="float">
            <text:p>2</text:p>
          </table:table-cell>
          <table:table-cell table:formula="of:=[.E277]" office:value-type="float" office:value="1" calcext:value-type="float">
            <text:p>1</text:p>
          </table:table-cell>
          <table:table-cell table:formula="of:=[.D294]" office:value-type="float" office:value="1" calcext:value-type="float">
            <text:p>1</text:p>
          </table:table-cell>
          <table:table-cell table:formula="of:=[.E313]" office:value-type="float" office:value="2" calcext:value-type="float">
            <text:p>2</text:p>
          </table:table-cell>
          <table:table-cell table:formula="of:=[.E398]" office:value-type="float" office:value="2" calcext:value-type="float">
            <text:p>2</text:p>
          </table:table-cell>
          <table:table-cell table:formula="of:=[.E419]" office:value-type="float" office:value="2" calcext:value-type="float">
            <text:p>2</text:p>
          </table:table-cell>
          <table:table-cell table:formula="of:=[.E330]" office:value-type="float" office:value="1" calcext:value-type="float">
            <text:p>1</text:p>
          </table:table-cell>
          <table:table-cell table:formula="of:=[.E347]" office:value-type="float" office:value="2" calcext:value-type="float">
            <text:p>2</text:p>
          </table:table-cell>
          <table:table-cell table:style-name="ce14" table:formula="of:=[.E364]" office:value-type="float" office:value="1" calcext:value-type="float">
            <text:p>1</text:p>
          </table:table-cell>
          <table:table-cell table:formula="of:=[.E381]" office:value-type="float" office:value="2" calcext:value-type="float">
            <text:p>2</text:p>
          </table:table-cell>
          <table:table-cell table:formula="of:=[.E436]" office:value-type="float" office:value="1" calcext:value-type="float">
            <text:p>1</text:p>
          </table:table-cell>
          <table:table-cell table:formula="of:=[.E436]" office:value-type="float" office:value="1" calcext:value-type="float">
            <text:p>1</text:p>
          </table:table-cell>
          <table:table-cell table:formula="of:=[.E436]" office:value-type="float" office:value="1" calcext:value-type="float">
            <text:p>1</text:p>
          </table:table-cell>
          <table:table-cell table:formula="of:=[.E436]" office:value-type="float" office:value="1" calcext:value-type="float">
            <text:p>1</text:p>
          </table:table-cell>
          <table:table-cell table:formula="of:=[.E436]" office:value-type="float" office:value="1" calcext:value-type="float">
            <text:p>1</text:p>
          </table:table-cell>
          <table:table-cell table:formula="of:=[.E436]" office:value-type="float" office:value="1" calcext:value-type="float">
            <text:p>1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ROUND(1+RAND()*[.C261])" office:value-type="float" office:value="87996055" calcext:value-type="float">
            <text:p>87996055</text:p>
          </table:table-cell>
          <table:table-cell table:formula="of:=[.C260]" office:value-type="float" office:value="99999999" calcext:value-type="float">
            <text:p>99999999</text:p>
          </table:table-cell>
          <table:table-cell table:formula="of:=ISEVEN([.B261])+1" office:value-type="float" office:value="1" calcext:value-type="float">
            <text:p>1</text:p>
          </table:table-cell>
          <table:table-cell/>
          <table:table-cell office:value-type="string" calcext:value-type="string">
            <text:p>Cast Line 1</text:p>
          </table:table-cell>
          <table:table-cell office:value-type="float" office:value="6" calcext:value-type="float">
            <text:p>6</text:p>
          </table:table-cell>
          <table:table-cell table:formula="of:=[.D261]" office:value-type="float" office:value="1" calcext:value-type="float">
            <text:p>1</text:p>
          </table:table-cell>
          <table:table-cell table:formula="of:=[.E278]" office:value-type="float" office:value="1" calcext:value-type="float">
            <text:p>1</text:p>
          </table:table-cell>
          <table:table-cell table:formula="of:=[.D295]" office:value-type="float" office:value="2" calcext:value-type="float">
            <text:p>2</text:p>
          </table:table-cell>
          <table:table-cell table:formula="of:=[.E314]" office:value-type="float" office:value="1" calcext:value-type="float">
            <text:p>1</text:p>
          </table:table-cell>
          <table:table-cell table:formula="of:=[.E399]" office:value-type="float" office:value="2" calcext:value-type="float">
            <text:p>2</text:p>
          </table:table-cell>
          <table:table-cell table:formula="of:=[.E420]" office:value-type="float" office:value="2" calcext:value-type="float">
            <text:p>2</text:p>
          </table:table-cell>
          <table:table-cell table:formula="of:=[.E331]" office:value-type="float" office:value="1" calcext:value-type="float">
            <text:p>1</text:p>
          </table:table-cell>
          <table:table-cell table:formula="of:=[.E348]" office:value-type="float" office:value="1" calcext:value-type="float">
            <text:p>1</text:p>
          </table:table-cell>
          <table:table-cell table:style-name="ce14" table:formula="of:=[.E365]" office:value-type="float" office:value="1" calcext:value-type="float">
            <text:p>1</text:p>
          </table:table-cell>
          <table:table-cell table:formula="of:=[.E382]" office:value-type="float" office:value="2" calcext:value-type="float">
            <text:p>2</text:p>
          </table:table-cell>
          <table:table-cell table:formula="of:=[.E437]" office:value-type="float" office:value="1" calcext:value-type="float">
            <text:p>1</text:p>
          </table:table-cell>
          <table:table-cell table:formula="of:=[.E437]" office:value-type="float" office:value="1" calcext:value-type="float">
            <text:p>1</text:p>
          </table:table-cell>
          <table:table-cell table:formula="of:=[.E437]" office:value-type="float" office:value="1" calcext:value-type="float">
            <text:p>1</text:p>
          </table:table-cell>
          <table:table-cell table:formula="of:=[.E437]" office:value-type="float" office:value="1" calcext:value-type="float">
            <text:p>1</text:p>
          </table:table-cell>
          <table:table-cell table:formula="of:=[.E437]" office:value-type="float" office:value="1" calcext:value-type="float">
            <text:p>1</text:p>
          </table:table-cell>
          <table:table-cell table:formula="of:=[.E437]" office:value-type="float" office:value="1" calcext:value-type="float">
            <text:p>1</text:p>
          </table:table-cell>
          <table:table-cell table:number-columns-repeated="8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ving Line 6</text:p>
          </table:table-cell>
          <table:table-cell office:value-type="float" office:value="7" calcext:value-type="float">
            <text:p>7</text:p>
          </table:table-cell>
          <table:table-cell table:formula="of:=[.D263]" office:value-type="float" office:value="1" calcext:value-type="float">
            <text:p>1</text:p>
          </table:table-cell>
          <table:table-cell table:formula="of:=[.E280]" office:value-type="float" office:value="2" calcext:value-type="float">
            <text:p>2</text:p>
          </table:table-cell>
          <table:table-cell table:formula="of:=[.D299]" office:value-type="float" office:value="1" calcext:value-type="float">
            <text:p>1</text:p>
          </table:table-cell>
          <table:table-cell table:formula="of:=[.E316]" office:value-type="float" office:value="2" calcext:value-type="float">
            <text:p>2</text:p>
          </table:table-cell>
          <table:table-cell table:formula="of:=[.E401]" office:value-type="float" office:value="1" calcext:value-type="float">
            <text:p>1</text:p>
          </table:table-cell>
          <table:table-cell table:formula="of:=[.E422]" office:value-type="float" office:value="2" calcext:value-type="float">
            <text:p>2</text:p>
          </table:table-cell>
          <table:table-cell table:formula="of:=[.E333]" office:value-type="float" office:value="1" calcext:value-type="float">
            <text:p>1</text:p>
          </table:table-cell>
          <table:table-cell table:formula="of:=[.E350]" office:value-type="float" office:value="2" calcext:value-type="float">
            <text:p>2</text:p>
          </table:table-cell>
          <table:table-cell table:style-name="ce14" table:formula="of:=[.E367]" office:value-type="float" office:value="1" calcext:value-type="float">
            <text:p>1</text:p>
          </table:table-cell>
          <table:table-cell table:formula="of:=[.E384]" office:value-type="float" office:value="1" calcext:value-type="float">
            <text:p>1</text:p>
          </table:table-cell>
          <table:table-cell table:formula="of:=[.E439]" office:value-type="float" office:value="1" calcext:value-type="float">
            <text:p>1</text:p>
          </table:table-cell>
          <table:table-cell table:formula="of:=[.E439]" office:value-type="float" office:value="1" calcext:value-type="float">
            <text:p>1</text:p>
          </table:table-cell>
          <table:table-cell table:formula="of:=[.E439]" office:value-type="float" office:value="1" calcext:value-type="float">
            <text:p>1</text:p>
          </table:table-cell>
          <table:table-cell table:formula="of:=[.E439]" office:value-type="float" office:value="1" calcext:value-type="float">
            <text:p>1</text:p>
          </table:table-cell>
          <table:table-cell table:formula="of:=[.E439]" office:value-type="float" office:value="1" calcext:value-type="float">
            <text:p>1</text:p>
          </table:table-cell>
          <table:table-cell table:formula="of:=[.E439]" office:value-type="float" office:value="1" calcext:value-type="float">
            <text:p>1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ROUND(1+RAND()*[.C263])" office:value-type="float" office:value="70381155" calcext:value-type="float">
            <text:p>70381155</text:p>
          </table:table-cell>
          <table:table-cell table:formula="of:=[.C256]" office:value-type="float" office:value="99999999" calcext:value-type="float">
            <text:p>99999999</text:p>
          </table:table-cell>
          <table:table-cell table:formula="of:=ISEVEN([.B263])+1" office:value-type="float" office:value="1" calcext:value-type="float">
            <text:p>1</text:p>
          </table:table-cell>
          <table:table-cell/>
          <table:table-cell office:value-type="string" calcext:value-type="string">
            <text:p>Moving Line 5</text:p>
          </table:table-cell>
          <table:table-cell office:value-type="float" office:value="8" calcext:value-type="float">
            <text:p>8</text:p>
          </table:table-cell>
          <table:table-cell table:formula="of:=[.D264]" office:value-type="float" office:value="2" calcext:value-type="float">
            <text:p>2</text:p>
          </table:table-cell>
          <table:table-cell table:formula="of:=[.E281]" office:value-type="float" office:value="2" calcext:value-type="float">
            <text:p>2</text:p>
          </table:table-cell>
          <table:table-cell table:formula="of:=[.D300]" office:value-type="float" office:value="1" calcext:value-type="float">
            <text:p>1</text:p>
          </table:table-cell>
          <table:table-cell table:formula="of:=[.E317]" office:value-type="float" office:value="2" calcext:value-type="float">
            <text:p>2</text:p>
          </table:table-cell>
          <table:table-cell table:formula="of:=[.E402]" office:value-type="float" office:value="2" calcext:value-type="float">
            <text:p>2</text:p>
          </table:table-cell>
          <table:table-cell table:formula="of:=[.E423]" office:value-type="float" office:value="1" calcext:value-type="float">
            <text:p>1</text:p>
          </table:table-cell>
          <table:table-cell table:formula="of:=[.E334]" office:value-type="float" office:value="1" calcext:value-type="float">
            <text:p>1</text:p>
          </table:table-cell>
          <table:table-cell table:formula="of:=[.E351]" office:value-type="float" office:value="1" calcext:value-type="float">
            <text:p>1</text:p>
          </table:table-cell>
          <table:table-cell table:style-name="ce14" table:formula="of:=[.E368]" office:value-type="float" office:value="1" calcext:value-type="float">
            <text:p>1</text:p>
          </table:table-cell>
          <table:table-cell table:formula="of:=[.E385]" office:value-type="float" office:value="2" calcext:value-type="float">
            <text:p>2</text:p>
          </table:table-cell>
          <table:table-cell table:formula="of:=[.E440]" office:value-type="float" office:value="2" calcext:value-type="float">
            <text:p>2</text:p>
          </table:table-cell>
          <table:table-cell table:formula="of:=[.E440]" office:value-type="float" office:value="2" calcext:value-type="float">
            <text:p>2</text:p>
          </table:table-cell>
          <table:table-cell table:formula="of:=[.E440]" office:value-type="float" office:value="2" calcext:value-type="float">
            <text:p>2</text:p>
          </table:table-cell>
          <table:table-cell table:formula="of:=[.E440]" office:value-type="float" office:value="2" calcext:value-type="float">
            <text:p>2</text:p>
          </table:table-cell>
          <table:table-cell table:formula="of:=[.E440]" office:value-type="float" office:value="2" calcext:value-type="float">
            <text:p>2</text:p>
          </table:table-cell>
          <table:table-cell table:formula="of:=[.E440]" office:value-type="float" office:value="2" calcext:value-type="float">
            <text:p>2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ROUND(1+RAND()*[.C264])" office:value-type="float" office:value="86326612" calcext:value-type="float">
            <text:p>86326612</text:p>
          </table:table-cell>
          <table:table-cell table:formula="of:=[.C263]" office:value-type="float" office:value="99999999" calcext:value-type="float">
            <text:p>99999999</text:p>
          </table:table-cell>
          <table:table-cell table:formula="of:=ISEVEN([.B264])+1" office:value-type="float" office:value="2" calcext:value-type="float">
            <text:p>2</text:p>
          </table:table-cell>
          <table:table-cell/>
          <table:table-cell office:value-type="string" calcext:value-type="string">
            <text:p>Moving Line 4</text:p>
          </table:table-cell>
          <table:table-cell office:value-type="float" office:value="9" calcext:value-type="float">
            <text:p>9</text:p>
          </table:table-cell>
          <table:table-cell table:formula="of:=[.D265]" office:value-type="float" office:value="1" calcext:value-type="float">
            <text:p>1</text:p>
          </table:table-cell>
          <table:table-cell table:formula="of:=[.E282]" office:value-type="float" office:value="1" calcext:value-type="float">
            <text:p>1</text:p>
          </table:table-cell>
          <table:table-cell table:formula="of:=[.D301]" office:value-type="float" office:value="2" calcext:value-type="float">
            <text:p>2</text:p>
          </table:table-cell>
          <table:table-cell table:formula="of:=[.E318]" office:value-type="float" office:value="2" calcext:value-type="float">
            <text:p>2</text:p>
          </table:table-cell>
          <table:table-cell table:formula="of:=[.E403]" office:value-type="float" office:value="1" calcext:value-type="float">
            <text:p>1</text:p>
          </table:table-cell>
          <table:table-cell table:formula="of:=[.E424]" office:value-type="float" office:value="2" calcext:value-type="float">
            <text:p>2</text:p>
          </table:table-cell>
          <table:table-cell table:formula="of:=[.E335]" office:value-type="float" office:value="1" calcext:value-type="float">
            <text:p>1</text:p>
          </table:table-cell>
          <table:table-cell table:formula="of:=[.E352]" office:value-type="float" office:value="2" calcext:value-type="float">
            <text:p>2</text:p>
          </table:table-cell>
          <table:table-cell table:style-name="ce14" table:formula="of:=[.E369]" office:value-type="float" office:value="1" calcext:value-type="float">
            <text:p>1</text:p>
          </table:table-cell>
          <table:table-cell table:formula="of:=[.E386]" office:value-type="float" office:value="2" calcext:value-type="float">
            <text:p>2</text:p>
          </table:table-cell>
          <table:table-cell table:formula="of:=[.E441]" office:value-type="float" office:value="2" calcext:value-type="float">
            <text:p>2</text:p>
          </table:table-cell>
          <table:table-cell table:formula="of:=[.E441]" office:value-type="float" office:value="2" calcext:value-type="float">
            <text:p>2</text:p>
          </table:table-cell>
          <table:table-cell table:formula="of:=[.E441]" office:value-type="float" office:value="2" calcext:value-type="float">
            <text:p>2</text:p>
          </table:table-cell>
          <table:table-cell table:formula="of:=[.E441]" office:value-type="float" office:value="2" calcext:value-type="float">
            <text:p>2</text:p>
          </table:table-cell>
          <table:table-cell table:formula="of:=[.E441]" office:value-type="float" office:value="2" calcext:value-type="float">
            <text:p>2</text:p>
          </table:table-cell>
          <table:table-cell table:formula="of:=[.E441]" office:value-type="float" office:value="2" calcext:value-type="float">
            <text:p>2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ROUND(1+RAND()*[.C265])" office:value-type="float" office:value="2794519" calcext:value-type="float">
            <text:p>2794519</text:p>
          </table:table-cell>
          <table:table-cell table:formula="of:=[.C264]" office:value-type="float" office:value="99999999" calcext:value-type="float">
            <text:p>99999999</text:p>
          </table:table-cell>
          <table:table-cell table:formula="of:=ISEVEN([.B265])+1" office:value-type="float" office:value="1" calcext:value-type="float">
            <text:p>1</text:p>
          </table:table-cell>
          <table:table-cell/>
          <table:table-cell office:value-type="string" calcext:value-type="string">
            <text:p>Moving Line 3</text:p>
          </table:table-cell>
          <table:table-cell office:value-type="float" office:value="10" calcext:value-type="float">
            <text:p>10</text:p>
          </table:table-cell>
          <table:table-cell table:formula="of:=[.D266]" office:value-type="float" office:value="2" calcext:value-type="float">
            <text:p>2</text:p>
          </table:table-cell>
          <table:table-cell table:formula="of:=[.E283]" office:value-type="float" office:value="2" calcext:value-type="float">
            <text:p>2</text:p>
          </table:table-cell>
          <table:table-cell table:formula="of:=[.D302]" office:value-type="float" office:value="2" calcext:value-type="float">
            <text:p>2</text:p>
          </table:table-cell>
          <table:table-cell table:formula="of:=[.E319]" office:value-type="float" office:value="2" calcext:value-type="float">
            <text:p>2</text:p>
          </table:table-cell>
          <table:table-cell table:formula="of:=[.E404]" office:value-type="float" office:value="1" calcext:value-type="float">
            <text:p>1</text:p>
          </table:table-cell>
          <table:table-cell table:formula="of:=[.E425]" office:value-type="float" office:value="2" calcext:value-type="float">
            <text:p>2</text:p>
          </table:table-cell>
          <table:table-cell table:formula="of:=[.E336]" office:value-type="float" office:value="1" calcext:value-type="float">
            <text:p>1</text:p>
          </table:table-cell>
          <table:table-cell table:formula="of:=[.E353]" office:value-type="float" office:value="1" calcext:value-type="float">
            <text:p>1</text:p>
          </table:table-cell>
          <table:table-cell table:style-name="ce14" table:formula="of:=[.E370]" office:value-type="float" office:value="1" calcext:value-type="float">
            <text:p>1</text:p>
          </table:table-cell>
          <table:table-cell table:formula="of:=[.E387]" office:value-type="float" office:value="1" calcext:value-type="float">
            <text:p>1</text:p>
          </table:table-cell>
          <table:table-cell table:formula="of:=[.E442]" office:value-type="float" office:value="2" calcext:value-type="float">
            <text:p>2</text:p>
          </table:table-cell>
          <table:table-cell table:formula="of:=[.E442]" office:value-type="float" office:value="2" calcext:value-type="float">
            <text:p>2</text:p>
          </table:table-cell>
          <table:table-cell table:formula="of:=[.E442]" office:value-type="float" office:value="2" calcext:value-type="float">
            <text:p>2</text:p>
          </table:table-cell>
          <table:table-cell table:formula="of:=[.E442]" office:value-type="float" office:value="2" calcext:value-type="float">
            <text:p>2</text:p>
          </table:table-cell>
          <table:table-cell table:formula="of:=[.E442]" office:value-type="float" office:value="2" calcext:value-type="float">
            <text:p>2</text:p>
          </table:table-cell>
          <table:table-cell table:formula="of:=[.E442]" office:value-type="float" office:value="2" calcext:value-type="float">
            <text:p>2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ROUND(1+RAND()*[.C266])" office:value-type="float" office:value="8966876" calcext:value-type="float">
            <text:p>8966876</text:p>
          </table:table-cell>
          <table:table-cell table:formula="of:=[.C265]" office:value-type="float" office:value="99999999" calcext:value-type="float">
            <text:p>99999999</text:p>
          </table:table-cell>
          <table:table-cell table:formula="of:=ISEVEN([.B266])+1" office:value-type="float" office:value="2" calcext:value-type="float">
            <text:p>2</text:p>
          </table:table-cell>
          <table:table-cell/>
          <table:table-cell office:value-type="string" calcext:value-type="string">
            <text:p>Moving Line 2</text:p>
          </table:table-cell>
          <table:table-cell office:value-type="float" office:value="11" calcext:value-type="float">
            <text:p>11</text:p>
          </table:table-cell>
          <table:table-cell table:formula="of:=[.D267]" office:value-type="float" office:value="1" calcext:value-type="float">
            <text:p>1</text:p>
          </table:table-cell>
          <table:table-cell table:formula="of:=[.E284]" office:value-type="float" office:value="2" calcext:value-type="float">
            <text:p>2</text:p>
          </table:table-cell>
          <table:table-cell table:formula="of:=[.D303]" office:value-type="float" office:value="1" calcext:value-type="float">
            <text:p>1</text:p>
          </table:table-cell>
          <table:table-cell table:formula="of:=[.E320]" office:value-type="float" office:value="2" calcext:value-type="float">
            <text:p>2</text:p>
          </table:table-cell>
          <table:table-cell table:formula="of:=[.E405]" office:value-type="float" office:value="2" calcext:value-type="float">
            <text:p>2</text:p>
          </table:table-cell>
          <table:table-cell table:formula="of:=[.E426]" office:value-type="float" office:value="1" calcext:value-type="float">
            <text:p>1</text:p>
          </table:table-cell>
          <table:table-cell table:formula="of:=[.E337]" office:value-type="float" office:value="1" calcext:value-type="float">
            <text:p>1</text:p>
          </table:table-cell>
          <table:table-cell table:formula="of:=[.E354]" office:value-type="float" office:value="2" calcext:value-type="float">
            <text:p>2</text:p>
          </table:table-cell>
          <table:table-cell table:style-name="ce14" table:formula="of:=[.E371]" office:value-type="float" office:value="1" calcext:value-type="float">
            <text:p>1</text:p>
          </table:table-cell>
          <table:table-cell table:formula="of:=[.E388]" office:value-type="float" office:value="2" calcext:value-type="float">
            <text:p>2</text:p>
          </table:table-cell>
          <table:table-cell table:formula="of:=[.E443]" office:value-type="float" office:value="1" calcext:value-type="float">
            <text:p>1</text:p>
          </table:table-cell>
          <table:table-cell table:formula="of:=[.E443]" office:value-type="float" office:value="1" calcext:value-type="float">
            <text:p>1</text:p>
          </table:table-cell>
          <table:table-cell table:formula="of:=[.E443]" office:value-type="float" office:value="1" calcext:value-type="float">
            <text:p>1</text:p>
          </table:table-cell>
          <table:table-cell table:formula="of:=[.E443]" office:value-type="float" office:value="1" calcext:value-type="float">
            <text:p>1</text:p>
          </table:table-cell>
          <table:table-cell table:formula="of:=[.E443]" office:value-type="float" office:value="1" calcext:value-type="float">
            <text:p>1</text:p>
          </table:table-cell>
          <table:table-cell table:formula="of:=[.E443]" office:value-type="float" office:value="1" calcext:value-type="float">
            <text:p>1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ROUND(1+RAND()*[.C267])" office:value-type="float" office:value="86762033" calcext:value-type="float">
            <text:p>86762033</text:p>
          </table:table-cell>
          <table:table-cell table:formula="of:=[.C266]" office:value-type="float" office:value="99999999" calcext:value-type="float">
            <text:p>99999999</text:p>
          </table:table-cell>
          <table:table-cell table:formula="of:=ISEVEN([.B267])+1" office:value-type="float" office:value="1" calcext:value-type="float">
            <text:p>1</text:p>
          </table:table-cell>
          <table:table-cell/>
          <table:table-cell office:value-type="string" calcext:value-type="string">
            <text:p>Moving Line 1</text:p>
          </table:table-cell>
          <table:table-cell office:value-type="float" office:value="12" calcext:value-type="float">
            <text:p>12</text:p>
          </table:table-cell>
          <table:table-cell table:formula="of:=[.D268]" office:value-type="float" office:value="2" calcext:value-type="float">
            <text:p>2</text:p>
          </table:table-cell>
          <table:table-cell table:formula="of:=[.E285]" office:value-type="float" office:value="1" calcext:value-type="float">
            <text:p>1</text:p>
          </table:table-cell>
          <table:table-cell table:formula="of:=[.D304]" office:value-type="float" office:value="2" calcext:value-type="float">
            <text:p>2</text:p>
          </table:table-cell>
          <table:table-cell table:formula="of:=[.E321]" office:value-type="float" office:value="1" calcext:value-type="float">
            <text:p>1</text:p>
          </table:table-cell>
          <table:table-cell table:formula="of:=[.E406]" office:value-type="float" office:value="2" calcext:value-type="float">
            <text:p>2</text:p>
          </table:table-cell>
          <table:table-cell table:formula="of:=[.E427]" office:value-type="float" office:value="1" calcext:value-type="float">
            <text:p>1</text:p>
          </table:table-cell>
          <table:table-cell table:formula="of:=[.E338]" office:value-type="float" office:value="1" calcext:value-type="float">
            <text:p>1</text:p>
          </table:table-cell>
          <table:table-cell table:formula="of:=[.E355]" office:value-type="float" office:value="1" calcext:value-type="float">
            <text:p>1</text:p>
          </table:table-cell>
          <table:table-cell table:style-name="ce14" table:formula="of:=[.E372]" office:value-type="float" office:value="1" calcext:value-type="float">
            <text:p>1</text:p>
          </table:table-cell>
          <table:table-cell table:formula="of:=[.E389]" office:value-type="float" office:value="2" calcext:value-type="float">
            <text:p>2</text:p>
          </table:table-cell>
          <table:table-cell table:formula="of:=[.E444]" office:value-type="float" office:value="1" calcext:value-type="float">
            <text:p>1</text:p>
          </table:table-cell>
          <table:table-cell table:formula="of:=[.E444]" office:value-type="float" office:value="1" calcext:value-type="float">
            <text:p>1</text:p>
          </table:table-cell>
          <table:table-cell table:formula="of:=[.E444]" office:value-type="float" office:value="1" calcext:value-type="float">
            <text:p>1</text:p>
          </table:table-cell>
          <table:table-cell table:formula="of:=[.E444]" office:value-type="float" office:value="1" calcext:value-type="float">
            <text:p>1</text:p>
          </table:table-cell>
          <table:table-cell table:formula="of:=[.E444]" office:value-type="float" office:value="1" calcext:value-type="float">
            <text:p>1</text:p>
          </table:table-cell>
          <table:table-cell table:formula="of:=[.E444]" office:value-type="float" office:value="1" calcext:value-type="float">
            <text:p>1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ROUND(1+RAND()*[.C268])" office:value-type="float" office:value="27966668" calcext:value-type="float">
            <text:p>27966668</text:p>
          </table:table-cell>
          <table:table-cell table:formula="of:=[.C267]" office:value-type="float" office:value="99999999" calcext:value-type="float">
            <text:p>99999999</text:p>
          </table:table-cell>
          <table:table-cell table:formula="of:=ISEVEN([.B268])+1" office:value-type="float" office:value="2" calcext:value-type="float">
            <text:p>2</text:p>
          </table:table-cell>
          <table:table-cell table:number-columns-repeated="103"/>
        </table:table-row>
        <table:table-row table:style-name="ro2">
          <table:table-cell table:number-columns-repeated="6"/>
          <table:table-cell office:value-type="string" calcext:value-type="string">
            <text:p>Four Pillars </text:p>
          </table:table-cell>
          <table:table-cell office:value-type="string" calcext:value-type="string">
            <text:p><text:s/></text:p>
          </table:table-cell>
          <table:table-cell table:number-columns-repeated="99"/>
        </table:table-row>
        <table:table-row table:style-name="ro2">
          <table:table-cell table:style-name="train_20_heading_20_2" office:value-type="string" calcext:value-type="string">
            <text:p>16 Beads</text:p>
          </table:table-cell>
          <table:table-cell table:number-columns-repeated="10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number-columns-repeated="100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BC / AD</text:p>
          </table:table-cell>
          <table:table-cell table:style-name="ce9" table:formula="of:=[Data.B54]" office:value-type="float" office:value="1" calcext:value-type="float">
            <text:p>1.00</text:p>
          </table:table-cell>
          <table:table-cell table:formula="of:=[.H272]*([.H273]+([.H274]/12)+(([.H275]/30)))" office:value-type="float" office:value="2015.116667" calcext:value-type="float">
            <text:p>2015.116667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ROUND(1+RAND()*[.C273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B273]&lt;6;7;IF([.B273]&gt;13;9;IF([.B273]=13;6;8)))" office:value-type="float" office:value="8" calcext:value-type="float">
            <text:p>8</text:p>
          </table:table-cell>
          <table:table-cell table:formula="of:=IF(ISODD([.D273]);1;2)" office:value-type="float" office:value="2" calcext:value-type="float">
            <text:p>2</text:p>
          </table:table-cell>
          <table:table-cell/>
          <table:table-cell office:value-type="string" calcext:value-type="string">
            <text:p>Yea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ROUND(1+RAND()*[.C274])" office:value-type="float" office:value="14" calcext:value-type="float">
            <text:p>14</text:p>
          </table:table-cell>
          <table:table-cell table:formula="of:=[.C273]" office:value-type="float" office:value="15" calcext:value-type="float">
            <text:p>15</text:p>
          </table:table-cell>
          <table:table-cell table:formula="of:=IF([.B274]&lt;6;7;IF([.B274]&gt;13;9;IF([.B274]=13;6;8)))" office:value-type="float" office:value="9" calcext:value-type="float">
            <text:p>9</text:p>
          </table:table-cell>
          <table:table-cell table:formula="of:=IF(ISODD([.D274]);1;2)" office:value-type="float" office:value="1" calcext:value-type="float">
            <text:p>1</text:p>
          </table:table-cell>
          <table:table-cell/>
          <table:table-cell office:value-type="string" calcext:value-type="string">
            <text:p>Month</text:p>
          </table:table-cell>
          <table:table-cell table:style-name="ce14" table:formula="of:=[Data.B56]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ROUND(1+RAND()*[.C275])" office:value-type="float" office:value="2" calcext:value-type="float">
            <text:p>2</text:p>
          </table:table-cell>
          <table:table-cell table:formula="of:=[.C274]" office:value-type="float" office:value="15" calcext:value-type="float">
            <text:p>15</text:p>
          </table:table-cell>
          <table:table-cell table:formula="of:=IF([.B275]&lt;6;7;IF([.B275]&gt;13;9;IF([.B275]=13;6;8)))" office:value-type="float" office:value="7" calcext:value-type="float">
            <text:p>7</text:p>
          </table:table-cell>
          <table:table-cell table:formula="of:=IF(ISODD([.D275]);1;2)" office:value-type="float" office:value="1" calcext:value-type="float">
            <text:p>1</text:p>
          </table:table-cell>
          <table:table-cell/>
          <table:table-cell office:value-type="string" calcext:value-type="string">
            <text:p>Day of Month</text:p>
          </table:table-cell>
          <table:table-cell table:style-name="ce14" table:formula="of:=[Data.B57]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ROUND(1+RAND()*[.C276])" office:value-type="float" office:value="10" calcext:value-type="float">
            <text:p>10</text:p>
          </table:table-cell>
          <table:table-cell table:formula="of:=[.C275]" office:value-type="float" office:value="15" calcext:value-type="float">
            <text:p>15</text:p>
          </table:table-cell>
          <table:table-cell table:formula="of:=IF([.B276]&lt;6;7;IF([.B276]&gt;13;9;IF([.B276]=13;6;8)))" office:value-type="float" office:value="8" calcext:value-type="float">
            <text:p>8</text:p>
          </table:table-cell>
          <table:table-cell table:formula="of:=IF(ISODD([.D276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ROUND(1+RAND()*[.C277])" office:value-type="float" office:value="16" calcext:value-type="float">
            <text:p>16</text:p>
          </table:table-cell>
          <table:table-cell table:formula="of:=[.C276]" office:value-type="float" office:value="15" calcext:value-type="float">
            <text:p>15</text:p>
          </table:table-cell>
          <table:table-cell table:formula="of:=IF([.B277]&lt;6;7;IF([.B277]&gt;13;9;IF([.B277]=13;6;8)))" office:value-type="float" office:value="9" calcext:value-type="float">
            <text:p>9</text:p>
          </table:table-cell>
          <table:table-cell table:formula="of:=IF(ISODD([.D277]);1;2)"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  <table:table-cell table:number-columns-repeated="100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ROUND(1+RAND()*[.C278])" office:value-type="float" office:value="2" calcext:value-type="float">
            <text:p>2</text:p>
          </table:table-cell>
          <table:table-cell table:formula="of:=[.C277]" office:value-type="float" office:value="15" calcext:value-type="float">
            <text:p>15</text:p>
          </table:table-cell>
          <table:table-cell table:formula="of:=IF([.B278]&lt;6;7;IF([.B278]&gt;13;9;IF([.B278]=13;6;8)))" office:value-type="float" office:value="7" calcext:value-type="float">
            <text:p>7</text:p>
          </table:table-cell>
          <table:table-cell table:formula="of:=IF(ISODD([.D278]);1;2)" office:value-type="float" office:value="1" calcext:value-type="float">
            <text:p>1</text:p>
          </table:table-cell>
          <table:table-cell/>
          <table:table-cell office:value-type="string" calcext:value-type="string">
            <text:p>UTC</text:p>
          </table:table-cell>
          <table:table-cell table:style-name="ce14" table:formula="of:=[Data.B60]" office:value-type="float" office:value="0" calcext:value-type="float">
            <text:p>0</text:p>
          </table:table-cell>
          <table:table-cell table:formula="of:=[.H278]+([.H279]+([.H280]/60)+(([.H281]/60)/60))" office:value-type="float" office:value="0" calcext:value-type="float">
            <text:p>0</text:p>
          </table:table-cell>
          <table:table-cell table:number-columns-repeated="98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Hours</text:p>
          </table:table-cell>
          <table:table-cell table:style-name="ce14" table:formula="of:=[Data.B61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273])+1" office:value-type="float" office:value="2" calcext:value-type="float">
            <text:p>2</text:p>
          </table:table-cell>
          <table:table-cell table:formula="of:=ISODD([.D273])+1" office:value-type="float" office:value="1" calcext:value-type="float">
            <text:p>1</text:p>
          </table:table-cell>
          <table:table-cell table:formula="of:=IF([.B273]&gt;13;[.C280];[.B280])" office:value-type="float" office:value="2" calcext:value-type="float">
            <text:p>2</text:p>
          </table:table-cell>
          <table:table-cell table:formula="of:=[.D280]" office:value-type="float" office:value="2" calcext:value-type="float">
            <text:p>2</text:p>
          </table:table-cell>
          <table:table-cell/>
          <table:table-cell office:value-type="string" calcext:value-type="string">
            <text:p>Minutes</text:p>
          </table:table-cell>
          <table:table-cell table:style-name="ce14" table:formula="of:=[Data.B6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274])+1" office:value-type="float" office:value="1" calcext:value-type="float">
            <text:p>1</text:p>
          </table:table-cell>
          <table:table-cell table:formula="of:=ISODD([.D274])+1" office:value-type="float" office:value="2" calcext:value-type="float">
            <text:p>2</text:p>
          </table:table-cell>
          <table:table-cell table:formula="of:=IF([.B274]&gt;13;[.C281];[.B281])" office:value-type="float" office:value="2" calcext:value-type="float">
            <text:p>2</text:p>
          </table:table-cell>
          <table:table-cell table:formula="of:=[.D281]" office:value-type="float" office:value="2" calcext:value-type="float">
            <text:p>2</text:p>
          </table:table-cell>
          <table:table-cell/>
          <table:table-cell office:value-type="string" calcext:value-type="string">
            <text:p>Seconds</text:p>
          </table:table-cell>
          <table:table-cell table:style-name="ce14" table:formula="of:=[Data.B63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275])+1" office:value-type="float" office:value="1" calcext:value-type="float">
            <text:p>1</text:p>
          </table:table-cell>
          <table:table-cell table:formula="of:=ISODD([.D275])+1" office:value-type="float" office:value="2" calcext:value-type="float">
            <text:p>2</text:p>
          </table:table-cell>
          <table:table-cell table:formula="of:=IF([.B275]&gt;13;[.C282];[.B282])" office:value-type="float" office:value="1" calcext:value-type="float">
            <text:p>1</text:p>
          </table:table-cell>
          <table:table-cell table:formula="of:=[.D282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276])+1" office:value-type="float" office:value="2" calcext:value-type="float">
            <text:p>2</text:p>
          </table:table-cell>
          <table:table-cell table:formula="of:=ISODD([.D276])+1" office:value-type="float" office:value="1" calcext:value-type="float">
            <text:p>1</text:p>
          </table:table-cell>
          <table:table-cell table:formula="of:=IF([.B276]&gt;13;[.C283];[.B283])" office:value-type="float" office:value="2" calcext:value-type="float">
            <text:p>2</text:p>
          </table:table-cell>
          <table:table-cell table:formula="of:=[.D283]" office:value-type="float" office:value="2" calcext:value-type="float">
            <text:p>2</text:p>
          </table:table-cell>
          <table:table-cell/>
          <table:table-cell office:value-type="string" calcext:value-type="string">
            <text:p>Longitude</text:p>
          </table:table-cell>
          <table:table-cell table:number-columns-repeated="100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277])+1" office:value-type="float" office:value="1" calcext:value-type="float">
            <text:p>1</text:p>
          </table:table-cell>
          <table:table-cell table:formula="of:=ISODD([.D277])+1" office:value-type="float" office:value="2" calcext:value-type="float">
            <text:p>2</text:p>
          </table:table-cell>
          <table:table-cell table:formula="of:=IF([.B277]&gt;13;[.C284];[.B284])" office:value-type="float" office:value="2" calcext:value-type="float">
            <text:p>2</text:p>
          </table:table-cell>
          <table:table-cell table:formula="of:=[.D284]" office:value-type="float" office:value="2" calcext:value-type="float">
            <text:p>2</text:p>
          </table:table-cell>
          <table:table-cell/>
          <table:table-cell office:value-type="string" calcext:value-type="string">
            <text:p>East / West</text:p>
          </table:table-cell>
          <table:table-cell table:style-name="ce14" table:formula="of:=[Data.B66]" office:value-type="float" office:value="0" calcext:value-type="float">
            <text:p>0</text:p>
          </table:table-cell>
          <table:table-cell table:formula="of:=[.H284]*([.H285]+([.H286]/60)+(([.H287]/60)/60))" office:value-type="float" office:value="0" calcext:value-type="float">
            <text:p>0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278])+1" office:value-type="float" office:value="1" calcext:value-type="float">
            <text:p>1</text:p>
          </table:table-cell>
          <table:table-cell table:formula="of:=ISODD([.D278])+1" office:value-type="float" office:value="2" calcext:value-type="float">
            <text:p>2</text:p>
          </table:table-cell>
          <table:table-cell table:formula="of:=IF([.B278]&gt;13;[.C285];[.B285])" office:value-type="float" office:value="1" calcext:value-type="float">
            <text:p>1</text:p>
          </table:table-cell>
          <table:table-cell table:formula="of:=[.D285]" office:value-type="float" office:value="1" calcext:value-type="float">
            <text:p>1</text:p>
          </table:table-cell>
          <table:table-cell/>
          <table:table-cell office:value-type="string" calcext:value-type="string">
            <text:p>Degrees</text:p>
          </table:table-cell>
          <table:table-cell table:style-name="ce14" table:formula="of:=[Data.B67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table:number-columns-repeated="6"/>
          <table:table-cell office:value-type="string" calcext:value-type="string">
            <text:p>Minutes</text:p>
          </table:table-cell>
          <table:table-cell table:style-name="ce14" table:formula="of:=[Data.B68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table:style-name="train_20_heading_20_2" office:value-type="string" calcext:value-type="string">
            <text:p>6 Coins</text:p>
          </table:table-cell>
          <table:table-cell table:number-columns-repeated="5"/>
          <table:table-cell office:value-type="string" calcext:value-type="string">
            <text:p>Seconds</text:p>
          </table:table-cell>
          <table:table-cell table:style-name="ce14" table:formula="of:=[Data.B6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table:number-columns-repeated="2"/>
          <table:table-cell office:value-type="string" calcext:value-type="string">
            <text:p>Lattitude</text:p>
          </table:table-cell>
          <table:table-cell table:number-columns-repeated="100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ROUND(1+RAND()*[.C290])" office:value-type="float" office:value="549" calcext:value-type="float">
            <text:p>549</text:p>
          </table:table-cell>
          <table:table-cell office:value-type="float" office:value="10000" calcext:value-type="float">
            <text:p>10000</text:p>
          </table:table-cell>
          <table:table-cell table:formula="of:=ISEVEN([.B290])+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th / Side</text:p>
          </table:table-cell>
          <table:table-cell table:style-name="ce14" table:formula="of:=[Data.B72]" office:value-type="float" office:value="0" calcext:value-type="float">
            <text:p>0</text:p>
          </table:table-cell>
          <table:table-cell table:formula="of:=[.H290]*([.H291]+([.H292]/60)+(([.H293]/60)/60))" office:value-type="float" office:value="0" calcext:value-type="float">
            <text:p>0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ROUND(1+RAND()*[.C291])" office:value-type="float" office:value="1549" calcext:value-type="float">
            <text:p>1549</text:p>
          </table:table-cell>
          <table:table-cell table:formula="of:=[.C290]" office:value-type="float" office:value="10000" calcext:value-type="float">
            <text:p>10000</text:p>
          </table:table-cell>
          <table:table-cell table:formula="of:=ISEVEN([.B291])+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ROUND(1+RAND()*[.C292])" office:value-type="float" office:value="660" calcext:value-type="float">
            <text:p>660</text:p>
          </table:table-cell>
          <table:table-cell table:formula="of:=[.C291]" office:value-type="float" office:value="10000" calcext:value-type="float">
            <text:p>10000</text:p>
          </table:table-cell>
          <table:table-cell table:formula="of:=ISEVEN([.B292])+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nu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ROUND(1+RAND()*[.C293])" office:value-type="float" office:value="5631" calcext:value-type="float">
            <text:p>5631</text:p>
          </table:table-cell>
          <table:table-cell table:formula="of:=[.C292]" office:value-type="float" office:value="10000" calcext:value-type="float">
            <text:p>10000</text:p>
          </table:table-cell>
          <table:table-cell table:formula="of:=ISEVEN([.B293])+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ROUND(1+RAND()*[.C294])" office:value-type="float" office:value="4003" calcext:value-type="float">
            <text:p>4003</text:p>
          </table:table-cell>
          <table:table-cell table:formula="of:=[.C293]" office:value-type="float" office:value="10000" calcext:value-type="float">
            <text:p>10000</text:p>
          </table:table-cell>
          <table:table-cell table:formula="of:=ISEVEN([.B294])+1" office:value-type="float" office:value="1" calcext:value-type="float">
            <text:p>1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ROUND(1+RAND()*[.C295])" office:value-type="float" office:value="146" calcext:value-type="float">
            <text:p>146</text:p>
          </table:table-cell>
          <table:table-cell table:formula="of:=[.C294]" office:value-type="float" office:value="10000" calcext:value-type="float">
            <text:p>10000</text:p>
          </table:table-cell>
          <table:table-cell table:formula="of:=ISEVEN([.B295])+1" office:value-type="float" office:value="2" calcext:value-type="float">
            <text:p>2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2">
          <table:table-cell table:style-name="train_20_tracks" office:value-type="string" calcext:value-type="string">
            <text:p>Coin 7</text:p>
          </table:table-cell>
          <table:table-cell table:formula="of:=ROUND(1+RAND()*[.C297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B297])" office:value-type="float" office:value="3" calcext:value-type="float">
            <text:p>3</text:p>
          </table:table-cell>
          <table:table-cell table:number-columns-repeated="103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[.D290]" office:value-type="float" office:value="1" calcext:value-type="float">
            <text:p>1</text:p>
          </table:table-cell>
          <table:table-cell table:formula="of:=IF([.B299]=1;2;1)" office:value-type="float" office:value="2" calcext:value-type="float">
            <text:p>2</text:p>
          </table:table-cell>
          <table:table-cell table:formula="of:=IF([.D297]=6;[.C299];[.B299])" office:value-type="float" office:value="1" calcext:value-type="float">
            <text:p>1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[.D291]" office:value-type="float" office:value="1" calcext:value-type="float">
            <text:p>1</text:p>
          </table:table-cell>
          <table:table-cell table:formula="of:=IF([.B300]=1;2;1)" office:value-type="float" office:value="2" calcext:value-type="float">
            <text:p>2</text:p>
          </table:table-cell>
          <table:table-cell table:formula="of:=IF([.D297]=5;[.C300];[.B300])" office:value-type="float" office:value="1" calcext:value-type="float">
            <text:p>1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[.D292]" office:value-type="float" office:value="2" calcext:value-type="float">
            <text:p>2</text:p>
          </table:table-cell>
          <table:table-cell table:formula="of:=IF([.B301]=1;2;1)" office:value-type="float" office:value="1" calcext:value-type="float">
            <text:p>1</text:p>
          </table:table-cell>
          <table:table-cell table:formula="of:=IF([.D297]=4;[.C301];[.B301])" office:value-type="float" office:value="2" calcext:value-type="float">
            <text:p>2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[.D293]" office:value-type="float" office:value="1" calcext:value-type="float">
            <text:p>1</text:p>
          </table:table-cell>
          <table:table-cell table:formula="of:=IF([.B302]=1;2;1)" office:value-type="float" office:value="2" calcext:value-type="float">
            <text:p>2</text:p>
          </table:table-cell>
          <table:table-cell table:formula="of:=IF([.D297]=3;[.C302];[.B302])" office:value-type="float" office:value="2" calcext:value-type="float">
            <text:p>2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[.D294]" office:value-type="float" office:value="1" calcext:value-type="float">
            <text:p>1</text:p>
          </table:table-cell>
          <table:table-cell table:formula="of:=IF([.B303]=1;2;1)" office:value-type="float" office:value="2" calcext:value-type="float">
            <text:p>2</text:p>
          </table:table-cell>
          <table:table-cell table:formula="of:=IF([.D297]=2;[.C303];[.B303])" office:value-type="float" office:value="1" calcext:value-type="float">
            <text:p>1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[.D295]" office:value-type="float" office:value="2" calcext:value-type="float">
            <text:p>2</text:p>
          </table:table-cell>
          <table:table-cell table:formula="of:=IF([.B304]=1;2;1)" office:value-type="float" office:value="1" calcext:value-type="float">
            <text:p>1</text:p>
          </table:table-cell>
          <table:table-cell table:formula="of:=IF([.D297]=1;[.C304];[.B304])" office:value-type="float" office:value="2" calcext:value-type="float">
            <text:p>2</text:p>
          </table:table-cell>
          <table:table-cell table:number-columns-repeated="103"/>
        </table:table-row>
        <table:table-row table:style-name="ro2">
          <table:table-cell table:number-columns-repeated="107"/>
        </table:table-row>
        <table:table-row table:style-name="ro2">
          <table:table-cell table:style-name="train_20_heading_20_2" office:value-type="string" calcext:value-type="string">
            <text:p>3 Coins</text:p>
          </table:table-cell>
          <table:table-cell table:number-columns-repeated="106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1+RAND()*[.C309]" office:value-type="float" office:value="3.828952" calcext:value-type="float">
            <text:p>3.828952</text:p>
          </table:table-cell>
          <table:table-cell office:value-type="float" office:value="15" calcext:value-type="float">
            <text:p>15</text:p>
          </table:table-cell>
          <table:table-cell table:formula="of:=IF([.B309]&lt;7;8;IF([.B309]&gt;14;6;IF([.B309]=13;9;IF([.B309]=14;9;7))))" office:value-type="float" office:value="8" calcext:value-type="float">
            <text:p>8</text:p>
          </table:table-cell>
          <table:table-cell table:formula="of:=IF(ISODD([.D309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1+RAND()*[.C310]" office:value-type="float" office:value="5.309356" calcext:value-type="float">
            <text:p>5.309356</text:p>
          </table:table-cell>
          <table:table-cell table:formula="of:=[.C309]" office:value-type="float" office:value="15" calcext:value-type="float">
            <text:p>15</text:p>
          </table:table-cell>
          <table:table-cell table:formula="of:=IF([.B310]&lt;7;8;IF([.B310]&gt;14;6;IF([.B310]=13;9;IF([.B310]=14;9;7))))" office:value-type="float" office:value="8" calcext:value-type="float">
            <text:p>8</text:p>
          </table:table-cell>
          <table:table-cell table:formula="of:=IF(ISODD([.D310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1+RAND()*[.C311]" office:value-type="float" office:value="4.903227" calcext:value-type="float">
            <text:p>4.903227</text:p>
          </table:table-cell>
          <table:table-cell table:formula="of:=[.C310]" office:value-type="float" office:value="15" calcext:value-type="float">
            <text:p>15</text:p>
          </table:table-cell>
          <table:table-cell table:formula="of:=IF([.B311]&lt;7;8;IF([.B311]&gt;14;6;IF([.B311]=13;9;IF([.B311]=14;9;7))))" office:value-type="float" office:value="8" calcext:value-type="float">
            <text:p>8</text:p>
          </table:table-cell>
          <table:table-cell table:formula="of:=IF(ISODD([.D311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1+RAND()*[.C312]" office:value-type="float" office:value="3.143663" calcext:value-type="float">
            <text:p>3.143663</text:p>
          </table:table-cell>
          <table:table-cell table:formula="of:=[.C311]" office:value-type="float" office:value="15" calcext:value-type="float">
            <text:p>15</text:p>
          </table:table-cell>
          <table:table-cell table:formula="of:=IF([.B312]&lt;7;8;IF([.B312]&gt;14;6;IF([.B312]=13;9;IF([.B312]=14;9;7))))" office:value-type="float" office:value="8" calcext:value-type="float">
            <text:p>8</text:p>
          </table:table-cell>
          <table:table-cell table:formula="of:=IF(ISODD([.D312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1+RAND()*[.C313]" office:value-type="float" office:value="6.221156" calcext:value-type="float">
            <text:p>6.221156</text:p>
          </table:table-cell>
          <table:table-cell table:formula="of:=[.C312]" office:value-type="float" office:value="15" calcext:value-type="float">
            <text:p>15</text:p>
          </table:table-cell>
          <table:table-cell table:formula="of:=IF([.B313]&lt;7;8;IF([.B313]&gt;14;6;IF([.B313]=13;9;IF([.B313]=14;9;7))))" office:value-type="float" office:value="8" calcext:value-type="float">
            <text:p>8</text:p>
          </table:table-cell>
          <table:table-cell table:formula="of:=IF(ISODD([.D313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1+RAND()*[.C314]" office:value-type="float" office:value="10.50512" calcext:value-type="float">
            <text:p>10.50512</text:p>
          </table:table-cell>
          <table:table-cell table:formula="of:=[.C313]" office:value-type="float" office:value="15" calcext:value-type="float">
            <text:p>15</text:p>
          </table:table-cell>
          <table:table-cell table:formula="of:=IF([.B314]&lt;7;8;IF([.B314]&gt;14;6;IF([.B314]=13;9;IF([.B314]=14;9;7))))" office:value-type="float" office:value="7" calcext:value-type="float">
            <text:p>7</text:p>
          </table:table-cell>
          <table:table-cell table:formula="of:=IF(ISODD([.D314]);1;2)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309])+1" office:value-type="float" office:value="2" calcext:value-type="float">
            <text:p>2</text:p>
          </table:table-cell>
          <table:table-cell table:formula="of:=ISODD([.D309])+1" office:value-type="float" office:value="1" calcext:value-type="float">
            <text:p>1</text:p>
          </table:table-cell>
          <table:table-cell table:formula="of:=IF([.B309]&gt;12;[.C316];[.B316])" office:value-type="float" office:value="2" calcext:value-type="float">
            <text:p>2</text:p>
          </table:table-cell>
          <table:table-cell table:formula="of:=[.D316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310])+1" office:value-type="float" office:value="2" calcext:value-type="float">
            <text:p>2</text:p>
          </table:table-cell>
          <table:table-cell table:formula="of:=ISODD([.D310])+1" office:value-type="float" office:value="1" calcext:value-type="float">
            <text:p>1</text:p>
          </table:table-cell>
          <table:table-cell table:formula="of:=IF([.B310]&gt;12;[.C317];[.B317])" office:value-type="float" office:value="2" calcext:value-type="float">
            <text:p>2</text:p>
          </table:table-cell>
          <table:table-cell table:formula="of:=[.D317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311])+1" office:value-type="float" office:value="2" calcext:value-type="float">
            <text:p>2</text:p>
          </table:table-cell>
          <table:table-cell table:formula="of:=ISODD([.D311])+1" office:value-type="float" office:value="1" calcext:value-type="float">
            <text:p>1</text:p>
          </table:table-cell>
          <table:table-cell table:formula="of:=IF([.B311]&gt;12;[.C318];[.B318])" office:value-type="float" office:value="2" calcext:value-type="float">
            <text:p>2</text:p>
          </table:table-cell>
          <table:table-cell table:formula="of:=[.D318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312])+1" office:value-type="float" office:value="2" calcext:value-type="float">
            <text:p>2</text:p>
          </table:table-cell>
          <table:table-cell table:formula="of:=ISODD([.D312])+1" office:value-type="float" office:value="1" calcext:value-type="float">
            <text:p>1</text:p>
          </table:table-cell>
          <table:table-cell table:formula="of:=IF([.B312]&gt;12;[.C319];[.B319])" office:value-type="float" office:value="2" calcext:value-type="float">
            <text:p>2</text:p>
          </table:table-cell>
          <table:table-cell table:formula="of:=[.D319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313])+1" office:value-type="float" office:value="2" calcext:value-type="float">
            <text:p>2</text:p>
          </table:table-cell>
          <table:table-cell table:formula="of:=ISODD([.D313])+1" office:value-type="float" office:value="1" calcext:value-type="float">
            <text:p>1</text:p>
          </table:table-cell>
          <table:table-cell table:formula="of:=IF([.B313]&gt;12;[.C320];[.B320])" office:value-type="float" office:value="2" calcext:value-type="float">
            <text:p>2</text:p>
          </table:table-cell>
          <table:table-cell table:formula="of:=[.D320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314])+1" office:value-type="float" office:value="1" calcext:value-type="float">
            <text:p>1</text:p>
          </table:table-cell>
          <table:table-cell table:formula="of:=ISODD([.D314])+1" office:value-type="float" office:value="2" calcext:value-type="float">
            <text:p>2</text:p>
          </table:table-cell>
          <table:table-cell table:formula="of:=IF([.B314]&gt;12;[.C321];[.B321])" office:value-type="float" office:value="1" calcext:value-type="float">
            <text:p>1</text:p>
          </table:table-cell>
          <table:table-cell table:formula="of:=[.D321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table:style-name="train_20_heading_20_2" office:value-type="string" calcext:value-type="string">
            <text:p>My Hexagram</text:p>
          </table:table-cell>
          <table:table-cell office:value-type="string" calcext:value-type="string">
            <text:p>H324:BS330</text:p>
          </table:table-cell>
          <table:table-cell office:value-type="string" calcext:value-type="string">
            <text:p>c46:d47</text:p>
          </table:table-cell>
          <table:table-cell table:number-columns-repeated="12"/>
          <table:table-cell office:value-type="string" calcext:value-type="string">
            <text:p>C57:D120</text:p>
          </table:table-cell>
          <table:table-cell table:number-columns-repeated="91"/>
        </table:table-row>
        <table:table-row table:style-name="ro2">
          <table:table-cell table:number-columns-repeated="7"/>
          <table:table-cell office:value-type="string" calcext:value-type="string">
            <text:p>1 solid</text:p>
          </table:table-cell>
          <table:table-cell office:value-type="string" calcext:value-type="string">
            <text:p>2 broken</text:p>
          </table:table-cell>
          <table:table-cell table:number-columns-repeated="98"/>
        </table:table-row>
        <table:table-row table:style-name="ro2">
          <table:table-cell office:value-type="string" calcext:value-type="string">
            <text:p>Throw</text:p>
          </table:table-cell>
          <table:table-cell table:style-name="ce14" table:formula="of:=[Data.B21]" office:value-type="float" office:value="1" calcext:value-type="float">
            <text:p>1</text:p>
          </table:table-cell>
          <table:table-cell table:formula="of:=VLOOKUP([.B325];[.C57:.D121];2)" office:value-type="string" office:string-value="䷀" calcext:value-type="string">
            <text:p>䷀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HLOOKUP([.B325];[.H325:.BS331];2)" office:value-type="float" office:value="1" calcext:value-type="float">
            <text:p>1</text:p>
          </table:table-cell>
          <table:table-cell table:formula="of:=VLOOKUP([.B326];[.C46:.D47];2)" office:value-type="string" office:string-value="⚊" calcext:value-type="string">
            <text:p>⚊</text:p>
          </table:table-cell>
          <table:table-cell/>
          <table:table-cell table:formula="of:=[.B326]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HLOOKUP([.B325];[.H325:.BS331];3)" office:value-type="float" office:value="1" calcext:value-type="float">
            <text:p>1</text:p>
          </table:table-cell>
          <table:table-cell table:formula="of:=VLOOKUP([.B327];[.C46:.D47];2)" office:value-type="string" office:string-value="⚊" calcext:value-type="string">
            <text:p>⚊</text:p>
          </table:table-cell>
          <table:table-cell/>
          <table:table-cell table:formula="of:=[.B327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HLOOKUP([.B325];[.H325:.BS331];4)" office:value-type="float" office:value="1" calcext:value-type="float">
            <text:p>1</text:p>
          </table:table-cell>
          <table:table-cell table:formula="of:=VLOOKUP([.B328];[.C46:.D47];2)" office:value-type="string" office:string-value="⚊" calcext:value-type="string">
            <text:p>⚊</text:p>
          </table:table-cell>
          <table:table-cell/>
          <table:table-cell table:formula="of:=[.B328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HLOOKUP([.B325];[.H325:.BS331];5)" office:value-type="float" office:value="1" calcext:value-type="float">
            <text:p>1</text:p>
          </table:table-cell>
          <table:table-cell table:formula="of:=VLOOKUP([.B329];[.C46:.D47];2)" office:value-type="string" office:string-value="⚊" calcext:value-type="string">
            <text:p>⚊</text:p>
          </table:table-cell>
          <table:table-cell/>
          <table:table-cell table:formula="of:=[.B329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HLOOKUP([.B325];[.H325:.BS331];6)" office:value-type="float" office:value="1" calcext:value-type="float">
            <text:p>1</text:p>
          </table:table-cell>
          <table:table-cell table:formula="of:=VLOOKUP([.B330];[.C46:.D47];2)" office:value-type="string" office:string-value="⚊" calcext:value-type="string">
            <text:p>⚊</text:p>
          </table:table-cell>
          <table:table-cell/>
          <table:table-cell table:formula="of:=[.B330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HLOOKUP([.B325];[.H325:.BS331];7)" office:value-type="float" office:value="1" calcext:value-type="float">
            <text:p>1</text:p>
          </table:table-cell>
          <table:table-cell table:formula="of:=VLOOKUP([.B331];[.C46:.D47];2)" office:value-type="string" office:string-value="⚊" calcext:value-type="string">
            <text:p>⚊</text:p>
          </table:table-cell>
          <table:table-cell/>
          <table:table-cell table:formula="of:=[.B331]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/>
          <table:table-cell table:style-name="ce14" table:formula="of:=[Data.B22]" office:value-type="float" office:value="1" calcext:value-type="float">
            <text:p>1</text:p>
          </table:table-cell>
          <table:table-cell table:formula="of:=VLOOKUP([.B332];[.C57:.D121];2)" office:value-type="string" office:string-value="䷀" calcext:value-type="string">
            <text:p>䷀</text:p>
          </table:table-cell>
          <table:table-cell table:number-columns-repeated="4"/>
          <table:table-cell table:formula="of:=VLOOKUP([.H325];[.C57:.D121];2)" office:value-type="string" office:string-value="䷀" calcext:value-type="string">
            <text:p>䷀</text:p>
          </table:table-cell>
          <table:table-cell table:formula="of:=VLOOKUP([.I325];[.C57:.D121];2)" office:value-type="string" office:string-value="䷁" calcext:value-type="string">
            <text:p>䷁</text:p>
          </table:table-cell>
          <table:table-cell table:formula="of:=VLOOKUP([.J325];[.C57:.D121];2)" office:value-type="string" office:string-value="䷂" calcext:value-type="string">
            <text:p>䷂</text:p>
          </table:table-cell>
          <table:table-cell table:formula="of:=VLOOKUP([.K325];[.C57:.D121];2)" office:value-type="string" office:string-value="䷃" calcext:value-type="string">
            <text:p>䷃</text:p>
          </table:table-cell>
          <table:table-cell table:formula="of:=VLOOKUP([.L325];[.C57:.D121];2)" office:value-type="string" office:string-value="䷄" calcext:value-type="string">
            <text:p>䷄</text:p>
          </table:table-cell>
          <table:table-cell table:formula="of:=VLOOKUP([.M325];[.C57:.D121];2)" office:value-type="string" office:string-value="䷅" calcext:value-type="string">
            <text:p>䷅</text:p>
          </table:table-cell>
          <table:table-cell table:formula="of:=VLOOKUP([.N325];[.C57:.D121];2)" office:value-type="string" office:string-value="䷆" calcext:value-type="string">
            <text:p>䷆</text:p>
          </table:table-cell>
          <table:table-cell table:formula="of:=VLOOKUP([.O325];[.C57:.D121];2)" office:value-type="string" office:string-value="䷇" calcext:value-type="string">
            <text:p>䷇</text:p>
          </table:table-cell>
          <table:table-cell table:formula="of:=VLOOKUP([.P325];[.C57:.D121];2)" office:value-type="string" office:string-value="䷈" calcext:value-type="string">
            <text:p>䷈</text:p>
          </table:table-cell>
          <table:table-cell table:formula="of:=VLOOKUP([.Q325];[.C57:.D121];2)" office:value-type="string" office:string-value="䷉" calcext:value-type="string">
            <text:p>䷉</text:p>
          </table:table-cell>
          <table:table-cell table:formula="of:=VLOOKUP([.R325];[.C57:.D121];2)" office:value-type="string" office:string-value="䷊" calcext:value-type="string">
            <text:p>䷊</text:p>
          </table:table-cell>
          <table:table-cell table:formula="of:=VLOOKUP([.S325];[.C57:.D121];2)" office:value-type="string" office:string-value="䷋" calcext:value-type="string">
            <text:p>䷋</text:p>
          </table:table-cell>
          <table:table-cell table:formula="of:=VLOOKUP([.T325];[.C57:.D121];2)" office:value-type="string" office:string-value="䷌" calcext:value-type="string">
            <text:p>䷌</text:p>
          </table:table-cell>
          <table:table-cell table:formula="of:=VLOOKUP([.U325];[.C57:.D121];2)" office:value-type="string" office:string-value="䷍" calcext:value-type="string">
            <text:p>䷍</text:p>
          </table:table-cell>
          <table:table-cell table:formula="of:=VLOOKUP([.V325];[.C57:.D121];2)" office:value-type="string" office:string-value="䷎" calcext:value-type="string">
            <text:p>䷎</text:p>
          </table:table-cell>
          <table:table-cell table:formula="of:=VLOOKUP([.W325];[.C57:.D121];2)" office:value-type="string" office:string-value="䷏" calcext:value-type="string">
            <text:p>䷏</text:p>
          </table:table-cell>
          <table:table-cell table:formula="of:=VLOOKUP([.X325];[.C57:.D121];2)" office:value-type="string" office:string-value="䷐" calcext:value-type="string">
            <text:p>䷐</text:p>
          </table:table-cell>
          <table:table-cell table:formula="of:=VLOOKUP([.Y325];[.C57:.D121];2)" office:value-type="string" office:string-value="䷑" calcext:value-type="string">
            <text:p>䷑</text:p>
          </table:table-cell>
          <table:table-cell table:formula="of:=VLOOKUP([.Z325];[.C57:.D121];2)" office:value-type="string" office:string-value="䷒" calcext:value-type="string">
            <text:p>䷒</text:p>
          </table:table-cell>
          <table:table-cell table:formula="of:=VLOOKUP([.AA325];[.C57:.D121];2)" office:value-type="string" office:string-value="䷓" calcext:value-type="string">
            <text:p>䷓</text:p>
          </table:table-cell>
          <table:table-cell table:formula="of:=VLOOKUP([.AB325];[.C57:.D121];2)" office:value-type="string" office:string-value="䷔" calcext:value-type="string">
            <text:p>䷔</text:p>
          </table:table-cell>
          <table:table-cell table:formula="of:=VLOOKUP([.AC325];[.C57:.D121];2)" office:value-type="string" office:string-value="䷕" calcext:value-type="string">
            <text:p>䷕</text:p>
          </table:table-cell>
          <table:table-cell table:formula="of:=VLOOKUP([.AD325];[.C57:.D121];2)" office:value-type="string" office:string-value="䷖" calcext:value-type="string">
            <text:p>䷖</text:p>
          </table:table-cell>
          <table:table-cell table:formula="of:=VLOOKUP([.AE325];[.C57:.D121];2)" office:value-type="string" office:string-value="䷗" calcext:value-type="string">
            <text:p>䷗</text:p>
          </table:table-cell>
          <table:table-cell table:formula="of:=VLOOKUP([.AF325];[.C57:.D121];2)" office:value-type="string" office:string-value="䷘" calcext:value-type="string">
            <text:p>䷘</text:p>
          </table:table-cell>
          <table:table-cell table:formula="of:=VLOOKUP([.AG325];[.C57:.D121];2)" office:value-type="string" office:string-value="䷙" calcext:value-type="string">
            <text:p>䷙</text:p>
          </table:table-cell>
          <table:table-cell table:formula="of:=VLOOKUP([.AH325];[.C57:.D121];2)" office:value-type="string" office:string-value="䷚" calcext:value-type="string">
            <text:p>䷚</text:p>
          </table:table-cell>
          <table:table-cell table:formula="of:=VLOOKUP([.AI325];[.C57:.D121];2)" office:value-type="string" office:string-value="䷛" calcext:value-type="string">
            <text:p>䷛</text:p>
          </table:table-cell>
          <table:table-cell table:formula="of:=VLOOKUP([.AJ325];[.C57:.D121];2)" office:value-type="string" office:string-value="䷜" calcext:value-type="string">
            <text:p>䷜</text:p>
          </table:table-cell>
          <table:table-cell table:formula="of:=VLOOKUP([.AK325];[.C57:.D121];2)" office:value-type="string" office:string-value="䷝" calcext:value-type="string">
            <text:p>䷝</text:p>
          </table:table-cell>
          <table:table-cell table:formula="of:=VLOOKUP([.AL325];[.C57:.D121];2)" office:value-type="string" office:string-value="䷞" calcext:value-type="string">
            <text:p>䷞</text:p>
          </table:table-cell>
          <table:table-cell table:formula="of:=VLOOKUP([.AM325];[.C57:.D121];2)" office:value-type="string" office:string-value="䷟" calcext:value-type="string">
            <text:p>䷟</text:p>
          </table:table-cell>
          <table:table-cell table:formula="of:=VLOOKUP([.AN325];[.C57:.D121];2)" office:value-type="string" office:string-value="䷠" calcext:value-type="string">
            <text:p>䷠</text:p>
          </table:table-cell>
          <table:table-cell table:formula="of:=VLOOKUP([.AO325];[.C57:.D121];2)" office:value-type="string" office:string-value="䷡" calcext:value-type="string">
            <text:p>䷡</text:p>
          </table:table-cell>
          <table:table-cell table:formula="of:=VLOOKUP([.AP325];[.C57:.D121];2)" office:value-type="string" office:string-value="䷢" calcext:value-type="string">
            <text:p>䷢</text:p>
          </table:table-cell>
          <table:table-cell table:formula="of:=VLOOKUP([.AQ325];[.C57:.D121];2)" office:value-type="string" office:string-value="䷣" calcext:value-type="string">
            <text:p>䷣</text:p>
          </table:table-cell>
          <table:table-cell table:formula="of:=VLOOKUP([.AR325];[.C57:.D121];2)" office:value-type="string" office:string-value="䷤" calcext:value-type="string">
            <text:p>䷤</text:p>
          </table:table-cell>
          <table:table-cell table:formula="of:=VLOOKUP([.AS325];[.C57:.D121];2)" office:value-type="string" office:string-value="䷥" calcext:value-type="string">
            <text:p>䷥</text:p>
          </table:table-cell>
          <table:table-cell table:formula="of:=VLOOKUP([.AT325];[.C57:.D121];2)" office:value-type="string" office:string-value="䷦" calcext:value-type="string">
            <text:p>䷦</text:p>
          </table:table-cell>
          <table:table-cell table:formula="of:=VLOOKUP([.AU325];[.C57:.D121];2)" office:value-type="string" office:string-value="䷧" calcext:value-type="string">
            <text:p>䷧</text:p>
          </table:table-cell>
          <table:table-cell table:formula="of:=VLOOKUP([.AV325];[.C57:.D121];2)" office:value-type="string" office:string-value="䷨" calcext:value-type="string">
            <text:p>䷨</text:p>
          </table:table-cell>
          <table:table-cell table:formula="of:=VLOOKUP([.AW325];[.C57:.D121];2)" office:value-type="string" office:string-value="䷩" calcext:value-type="string">
            <text:p>䷩</text:p>
          </table:table-cell>
          <table:table-cell table:formula="of:=VLOOKUP([.AX325];[.C57:.D121];2)" office:value-type="string" office:string-value="䷪" calcext:value-type="string">
            <text:p>䷪</text:p>
          </table:table-cell>
          <table:table-cell table:formula="of:=VLOOKUP([.AY325];[.C57:.D121];2)" office:value-type="string" office:string-value="䷫" calcext:value-type="string">
            <text:p>䷫</text:p>
          </table:table-cell>
          <table:table-cell table:formula="of:=VLOOKUP([.AZ325];[.C57:.D121];2)" office:value-type="string" office:string-value="䷬" calcext:value-type="string">
            <text:p>䷬</text:p>
          </table:table-cell>
          <table:table-cell table:formula="of:=VLOOKUP([.BA325];[.C57:.D121];2)" office:value-type="string" office:string-value="䷭" calcext:value-type="string">
            <text:p>䷭</text:p>
          </table:table-cell>
          <table:table-cell table:formula="of:=VLOOKUP([.BB325];[.C57:.D121];2)" office:value-type="string" office:string-value="䷮" calcext:value-type="string">
            <text:p>䷮</text:p>
          </table:table-cell>
          <table:table-cell table:formula="of:=VLOOKUP([.BC325];[.C57:.D121];2)" office:value-type="string" office:string-value="䷯" calcext:value-type="string">
            <text:p>䷯</text:p>
          </table:table-cell>
          <table:table-cell table:formula="of:=VLOOKUP([.BD325];[.C57:.D121];2)" office:value-type="string" office:string-value="䷰" calcext:value-type="string">
            <text:p>䷰</text:p>
          </table:table-cell>
          <table:table-cell table:formula="of:=VLOOKUP([.BE325];[.C57:.D121];2)" office:value-type="string" office:string-value="䷱" calcext:value-type="string">
            <text:p>䷱</text:p>
          </table:table-cell>
          <table:table-cell table:formula="of:=VLOOKUP([.BF325];[.C57:.D121];2)" office:value-type="string" office:string-value="䷲" calcext:value-type="string">
            <text:p>䷲</text:p>
          </table:table-cell>
          <table:table-cell table:formula="of:=VLOOKUP([.BG325];[.C57:.D121];2)" office:value-type="string" office:string-value="䷳" calcext:value-type="string">
            <text:p>䷳</text:p>
          </table:table-cell>
          <table:table-cell table:formula="of:=VLOOKUP([.BH325];[.C57:.D121];2)" office:value-type="string" office:string-value="䷴" calcext:value-type="string">
            <text:p>䷴</text:p>
          </table:table-cell>
          <table:table-cell table:formula="of:=VLOOKUP([.BI325];[.C57:.D121];2)" office:value-type="string" office:string-value="䷵" calcext:value-type="string">
            <text:p>䷵</text:p>
          </table:table-cell>
          <table:table-cell table:formula="of:=VLOOKUP([.BJ325];[.C57:.D121];2)" office:value-type="string" office:string-value="䷶" calcext:value-type="string">
            <text:p>䷶</text:p>
          </table:table-cell>
          <table:table-cell table:formula="of:=VLOOKUP([.BK325];[.C57:.D121];2)" office:value-type="string" office:string-value="䷷" calcext:value-type="string">
            <text:p>䷷</text:p>
          </table:table-cell>
          <table:table-cell table:formula="of:=VLOOKUP([.BL325];[.C57:.D121];2)" office:value-type="string" office:string-value="䷸" calcext:value-type="string">
            <text:p>䷸</text:p>
          </table:table-cell>
          <table:table-cell table:formula="of:=VLOOKUP([.BM325];[.C57:.D121];2)" office:value-type="string" office:string-value="䷹" calcext:value-type="string">
            <text:p>䷹</text:p>
          </table:table-cell>
          <table:table-cell table:formula="of:=VLOOKUP([.BN325];[.C57:.D121];2)" office:value-type="string" office:string-value="䷺" calcext:value-type="string">
            <text:p>䷺</text:p>
          </table:table-cell>
          <table:table-cell table:formula="of:=VLOOKUP([.BO325];[.C57:.D121];2)" office:value-type="string" office:string-value="䷻" calcext:value-type="string">
            <text:p>䷻</text:p>
          </table:table-cell>
          <table:table-cell table:formula="of:=VLOOKUP([.BP325];[.C57:.D121];2)" office:value-type="string" office:string-value="䷼" calcext:value-type="string">
            <text:p>䷼</text:p>
          </table:table-cell>
          <table:table-cell table:formula="of:=VLOOKUP([.BQ325];[.C57:.D121];2)" office:value-type="string" office:string-value="䷽" calcext:value-type="string">
            <text:p>䷽</text:p>
          </table:table-cell>
          <table:table-cell table:formula="of:=VLOOKUP([.BR325];[.C57:.D121];2)" office:value-type="string" office:string-value="䷾" calcext:value-type="string">
            <text:p>䷾</text:p>
          </table:table-cell>
          <table:table-cell table:formula="of:=VLOOKUP([.BS325];[.C57:.D121];2)" office:value-type="string" office:string-value="䷿" calcext:value-type="string">
            <text:p>䷿</text:p>
          </table:table-cell>
          <table:table-cell office:value-type="string" calcext:value-type="string">
            <text:p><text:s/>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HLOOKUP([.B332];[.H325:.BS331];2)" office:value-type="float" office:value="1" calcext:value-type="float">
            <text:p>1</text:p>
          </table:table-cell>
          <table:table-cell table:formula="of:=VLOOKUP([.B333];[.C46:.D47];2)" office:value-type="string" office:string-value="⚊" calcext:value-type="string">
            <text:p>⚊</text:p>
          </table:table-cell>
          <table:table-cell/>
          <table:table-cell table:formula="of:=[.B333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HLOOKUP([.B332];[.H325:.BS331];3)" office:value-type="float" office:value="1" calcext:value-type="float">
            <text:p>1</text:p>
          </table:table-cell>
          <table:table-cell table:formula="of:=VLOOKUP([.B334];[.C46:.D47];2)" office:value-type="string" office:string-value="⚊" calcext:value-type="string">
            <text:p>⚊</text:p>
          </table:table-cell>
          <table:table-cell/>
          <table:table-cell table:formula="of:=[.B33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57-D120</text:p>
          </table:table-cell>
          <table:table-cell table:number-columns-repeated="99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HLOOKUP([.B332];[.H325:.BS331];4)" office:value-type="float" office:value="1" calcext:value-type="float">
            <text:p>1</text:p>
          </table:table-cell>
          <table:table-cell table:formula="of:=VLOOKUP([.B335];[.C46:.D47];2)" office:value-type="string" office:string-value="⚊" calcext:value-type="string">
            <text:p>⚊</text:p>
          </table:table-cell>
          <table:table-cell/>
          <table:table-cell table:formula="of:=[.B335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HLOOKUP([.B332];[.H325:.BS331];5)" office:value-type="float" office:value="1" calcext:value-type="float">
            <text:p>1</text:p>
          </table:table-cell>
          <table:table-cell table:formula="of:=VLOOKUP([.B336];[.C46:.D47];2)" office:value-type="string" office:string-value="⚊" calcext:value-type="string">
            <text:p>⚊</text:p>
          </table:table-cell>
          <table:table-cell/>
          <table:table-cell table:formula="of:=[.B336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HLOOKUP([.B332];[.H325:.BS331];6)" office:value-type="float" office:value="1" calcext:value-type="float">
            <text:p>1</text:p>
          </table:table-cell>
          <table:table-cell table:formula="of:=VLOOKUP([.B337];[.C46:.D47];2)" office:value-type="string" office:string-value="⚊" calcext:value-type="string">
            <text:p>⚊</text:p>
          </table:table-cell>
          <table:table-cell/>
          <table:table-cell table:formula="of:=[.B337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HLOOKUP([.B332];[.H325:.BS331];7)" office:value-type="float" office:value="1" calcext:value-type="float">
            <text:p>1</text:p>
          </table:table-cell>
          <table:table-cell table:formula="of:=VLOOKUP([.B338];[.C46:.D47];2)" office:value-type="string" office:string-value="⚊" calcext:value-type="string">
            <text:p>⚊</text:p>
          </table:table-cell>
          <table:table-cell/>
          <table:table-cell table:formula="of:=[.B338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table:style-name="train_20_heading_20_2" office:value-type="string" calcext:value-type="string">
            <text:p>My Lines (6,7,8,9)</text:p>
          </table:table-cell>
          <table:table-cell table:number-columns-repeated="106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Six</text:p>
          </table:table-cell>
          <table:table-cell table:style-name="ce14" table:formula="of:=[Data.B25]" office:value-type="float" office:value="9" calcext:value-type="float">
            <text:p>9</text:p>
          </table:table-cell>
          <table:table-cell/>
          <table:table-cell table:formula="of:=IF([.B343]=6;2;IF([.B343]=9;1;IF([.B343]=7;1;IF([.B343]=8;2;0))))" office:value-type="float" office:value="1" calcext:value-type="float">
            <text:p>1</text:p>
          </table:table-cell>
          <table:table-cell table:formula="of:=[.D343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ive</text:p>
          </table:table-cell>
          <table:table-cell table:style-name="ce14" table:formula="of:=[Data.B26]" office:value-type="float" office:value="6" calcext:value-type="float">
            <text:p>6</text:p>
          </table:table-cell>
          <table:table-cell/>
          <table:table-cell table:formula="of:=IF([.B344]=6;2;IF([.B344]=9;1;IF([.B344]=7;1;IF([.B344]=8;2;0))))" office:value-type="float" office:value="2" calcext:value-type="float">
            <text:p>2</text:p>
          </table:table-cell>
          <table:table-cell table:formula="of:=[.D344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our</text:p>
          </table:table-cell>
          <table:table-cell table:style-name="ce14" table:formula="of:=[Data.B27]" office:value-type="float" office:value="9" calcext:value-type="float">
            <text:p>9</text:p>
          </table:table-cell>
          <table:table-cell/>
          <table:table-cell table:formula="of:=IF([.B345]=6;2;IF([.B345]=9;1;IF([.B345]=7;1;IF([.B345]=8;2;0))))" office:value-type="float" office:value="1" calcext:value-type="float">
            <text:p>1</text:p>
          </table:table-cell>
          <table:table-cell table:formula="of:=[.D345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hree</text:p>
          </table:table-cell>
          <table:table-cell table:style-name="ce14" table:formula="of:=[Data.B28]" office:value-type="float" office:value="7" calcext:value-type="float">
            <text:p>7</text:p>
          </table:table-cell>
          <table:table-cell/>
          <table:table-cell table:formula="of:=IF([.B346]=6;2;IF([.B346]=9;1;IF([.B346]=7;1;IF([.B346]=8;2;0))))" office:value-type="float" office:value="1" calcext:value-type="float">
            <text:p>1</text:p>
          </table:table-cell>
          <table:table-cell table:formula="of:=[.D346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wo</text:p>
          </table:table-cell>
          <table:table-cell table:style-name="ce14" table:formula="of:=[Data.B29]" office:value-type="float" office:value="8" calcext:value-type="float">
            <text:p>8</text:p>
          </table:table-cell>
          <table:table-cell/>
          <table:table-cell table:formula="of:=IF([.B347]=6;2;IF([.B347]=9;1;IF([.B347]=7;1;IF([.B347]=8;2;0))))" office:value-type="float" office:value="2" calcext:value-type="float">
            <text:p>2</text:p>
          </table:table-cell>
          <table:table-cell table:formula="of:=[.D347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One</text:p>
          </table:table-cell>
          <table:table-cell table:style-name="ce14" table:formula="of:=[Data.B30]" office:value-type="float" office:value="7" calcext:value-type="float">
            <text:p>7</text:p>
          </table:table-cell>
          <table:table-cell/>
          <table:table-cell table:formula="of:=IF([.B348]=6;2;IF([.B348]=9;1;IF([.B348]=7;1;IF([.B348]=8;2;0))))" office:value-type="float" office:value="1" calcext:value-type="float">
            <text:p>1</text:p>
          </table:table-cell>
          <table:table-cell table:formula="of:=[.D348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F([.B343]=6;1;IF([.B343]=9;2;IF([.B343]=7;1;IF([.B343]=8;2;0))))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formula="of:=[.B350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F([.B344]=6;1;IF([.B344]=9;2;IF([.B344]=7;1;IF([.B344]=8;2;0))))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formula="of:=[.B351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F([.B345]=6;1;IF([.B345]=9;2;IF([.B345]=7;1;IF([.B345]=8;2;0))))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formula="of:=[.B352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F([.B346]=6;1;IF([.B346]=9;2;IF([.B346]=7;1;IF([.B346]=8;2;0))))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formula="of:=[.B353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F([.B347]=6;1;IF([.B347]=9;2;IF([.B347]=7;1;IF([.B347]=8;2;0))))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formula="of:=[.B354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F([.B348]=6;1;IF([.B348]=9;2;IF([.B348]=7;1;IF([.B348]=8;2;0))))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formula="of:=[.B355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table:style-name="train_20_heading_20_2" office:value-type="string" calcext:value-type="string">
            <text:p>Lines (1, 2)</text:p>
          </table:table-cell>
          <table:table-cell table:number-columns-repeated="106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Value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Six</text:p>
          </table:table-cell>
          <table:table-cell table:style-name="ce14" table:formula="of:=[Data.B33]" office:value-type="float" office:value="1" calcext:value-type="float">
            <text:p>1</text:p>
          </table:table-cell>
          <table:table-cell table:number-columns-repeated="2"/>
          <table:table-cell table:style-name="ce14" table:formula="of:=[.B360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ive</text:p>
          </table:table-cell>
          <table:table-cell table:style-name="ce14" table:formula="of:=[Data.B34]" office:value-type="float" office:value="1" calcext:value-type="float">
            <text:p>1</text:p>
          </table:table-cell>
          <table:table-cell table:number-columns-repeated="2"/>
          <table:table-cell table:style-name="ce14" table:formula="of:=[.B361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our</text:p>
          </table:table-cell>
          <table:table-cell table:style-name="ce14" table:formula="of:=[Data.B35]" office:value-type="float" office:value="1" calcext:value-type="float">
            <text:p>1</text:p>
          </table:table-cell>
          <table:table-cell table:number-columns-repeated="2"/>
          <table:table-cell table:style-name="ce14" table:formula="of:=[.B362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hree</text:p>
          </table:table-cell>
          <table:table-cell table:style-name="ce14" table:formula="of:=[Data.B36]" office:value-type="float" office:value="1" calcext:value-type="float">
            <text:p>1</text:p>
          </table:table-cell>
          <table:table-cell table:number-columns-repeated="2"/>
          <table:table-cell table:style-name="ce14" table:formula="of:=[.B363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wo</text:p>
          </table:table-cell>
          <table:table-cell table:style-name="ce14" table:formula="of:=[Data.B37]" office:value-type="float" office:value="1" calcext:value-type="float">
            <text:p>1</text:p>
          </table:table-cell>
          <table:table-cell table:number-columns-repeated="2"/>
          <table:table-cell table:style-name="ce14" table:formula="of:=[.B364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One</text:p>
          </table:table-cell>
          <table:table-cell table:style-name="ce14" table:formula="of:=[Data.B38]" office:value-type="float" office:value="1" calcext:value-type="float">
            <text:p>1</text:p>
          </table:table-cell>
          <table:table-cell table:number-columns-repeated="2"/>
          <table:table-cell table:style-name="ce14" table:formula="of:=[.B365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Moving Line Six</text:p>
          </table:table-cell>
          <table:table-cell table:style-name="ce14" table:formula="of:=[Data.B40]" office:value-type="float" office:value="1" calcext:value-type="float">
            <text:p>1</text:p>
          </table:table-cell>
          <table:table-cell table:number-columns-repeated="2"/>
          <table:table-cell table:style-name="ce14" table:formula="of:=[.B367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ive</text:p>
          </table:table-cell>
          <table:table-cell table:style-name="ce14" table:formula="of:=[Data.B41]" office:value-type="float" office:value="1" calcext:value-type="float">
            <text:p>1</text:p>
          </table:table-cell>
          <table:table-cell table:number-columns-repeated="2"/>
          <table:table-cell table:style-name="ce14" table:formula="of:=[.B368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our</text:p>
          </table:table-cell>
          <table:table-cell table:style-name="ce14" table:formula="of:=[Data.B42]" office:value-type="float" office:value="1" calcext:value-type="float">
            <text:p>1</text:p>
          </table:table-cell>
          <table:table-cell table:number-columns-repeated="2"/>
          <table:table-cell table:style-name="ce14" table:formula="of:=[.B369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style-name="ce14" table:formula="of:=[Data.B43]" office:value-type="float" office:value="1" calcext:value-type="float">
            <text:p>1</text:p>
          </table:table-cell>
          <table:table-cell table:number-columns-repeated="2"/>
          <table:table-cell table:style-name="ce14" table:formula="of:=[.B370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wo</text:p>
          </table:table-cell>
          <table:table-cell table:style-name="ce14" table:formula="of:=[Data.B44]" office:value-type="float" office:value="1" calcext:value-type="float">
            <text:p>1</text:p>
          </table:table-cell>
          <table:table-cell table:number-columns-repeated="2"/>
          <table:table-cell table:style-name="ce14" table:formula="of:=[.B371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One</text:p>
          </table:table-cell>
          <table:table-cell table:style-name="ce14" table:formula="of:=[Data.B45]" office:value-type="float" office:value="1" calcext:value-type="float">
            <text:p>1</text:p>
          </table:table-cell>
          <table:table-cell table:number-columns-repeated="2"/>
          <table:table-cell table:style-name="ce14" table:formula="of:=[.B372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table:style-name="train_20_heading_20_2" office:value-type="string" calcext:value-type="string">
            <text:p>Other # 2</text:p>
          </table:table-cell>
          <table:table-cell table:number-columns-repeated="106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1+RAND()*[.C377]" office:value-type="float" office:value="8.466346" calcext:value-type="float">
            <text:p>8.466346</text:p>
          </table:table-cell>
          <table:table-cell office:value-type="float" office:value="15" calcext:value-type="float">
            <text:p>15</text:p>
          </table:table-cell>
          <table:table-cell table:formula="of:=IF([.B377]&lt;7;8;IF([.B377]&gt;14;6;IF([.B377]=13;9;IF([.B377]=14;9;7))))" office:value-type="float" office:value="7" calcext:value-type="float">
            <text:p>7</text:p>
          </table:table-cell>
          <table:table-cell table:formula="of:=IF(ISODD([.D377]);1;2)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1+RAND()*[.C378]" office:value-type="float" office:value="4.08747" calcext:value-type="float">
            <text:p>4.08747</text:p>
          </table:table-cell>
          <table:table-cell table:formula="of:=[.C377]" office:value-type="float" office:value="15" calcext:value-type="float">
            <text:p>15</text:p>
          </table:table-cell>
          <table:table-cell table:formula="of:=IF([.B378]&lt;7;8;IF([.B378]&gt;14;6;IF([.B378]=13;9;IF([.B378]=14;9;7))))" office:value-type="float" office:value="8" calcext:value-type="float">
            <text:p>8</text:p>
          </table:table-cell>
          <table:table-cell table:formula="of:=IF(ISODD([.D378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1+RAND()*[.C379]" office:value-type="float" office:value="6.530491" calcext:value-type="float">
            <text:p>6.530491</text:p>
          </table:table-cell>
          <table:table-cell table:formula="of:=[.C378]" office:value-type="float" office:value="15" calcext:value-type="float">
            <text:p>15</text:p>
          </table:table-cell>
          <table:table-cell table:formula="of:=IF([.B379]&lt;7;8;IF([.B379]&gt;14;6;IF([.B379]=13;9;IF([.B379]=14;9;7))))" office:value-type="float" office:value="8" calcext:value-type="float">
            <text:p>8</text:p>
          </table:table-cell>
          <table:table-cell table:formula="of:=IF(ISODD([.D379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1+RAND()*[.C380]" office:value-type="float" office:value="10.445788" calcext:value-type="float">
            <text:p>10.445788</text:p>
          </table:table-cell>
          <table:table-cell table:formula="of:=[.C379]" office:value-type="float" office:value="15" calcext:value-type="float">
            <text:p>15</text:p>
          </table:table-cell>
          <table:table-cell table:formula="of:=IF([.B380]&lt;7;8;IF([.B380]&gt;14;6;IF([.B380]=13;9;IF([.B380]=14;9;7))))" office:value-type="float" office:value="7" calcext:value-type="float">
            <text:p>7</text:p>
          </table:table-cell>
          <table:table-cell table:formula="of:=IF(ISODD([.D380]);1;2)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1+RAND()*[.C381]" office:value-type="float" office:value="2.014149" calcext:value-type="float">
            <text:p>2.014149</text:p>
          </table:table-cell>
          <table:table-cell table:formula="of:=[.C380]" office:value-type="float" office:value="15" calcext:value-type="float">
            <text:p>15</text:p>
          </table:table-cell>
          <table:table-cell table:formula="of:=IF([.B381]&lt;7;8;IF([.B381]&gt;14;6;IF([.B381]=13;9;IF([.B381]=14;9;7))))" office:value-type="float" office:value="8" calcext:value-type="float">
            <text:p>8</text:p>
          </table:table-cell>
          <table:table-cell table:formula="of:=IF(ISODD([.D381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1+RAND()*[.C382]" office:value-type="float" office:value="3.022065" calcext:value-type="float">
            <text:p>3.022065</text:p>
          </table:table-cell>
          <table:table-cell table:formula="of:=[.C381]" office:value-type="float" office:value="15" calcext:value-type="float">
            <text:p>15</text:p>
          </table:table-cell>
          <table:table-cell table:formula="of:=IF([.B382]&lt;7;8;IF([.B382]&gt;14;6;IF([.B382]=13;9;IF([.B382]=14;9;7))))" office:value-type="float" office:value="8" calcext:value-type="float">
            <text:p>8</text:p>
          </table:table-cell>
          <table:table-cell table:formula="of:=IF(ISODD([.D382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377])+1" office:value-type="float" office:value="1" calcext:value-type="float">
            <text:p>1</text:p>
          </table:table-cell>
          <table:table-cell table:formula="of:=ISODD([.D377])+1" office:value-type="float" office:value="2" calcext:value-type="float">
            <text:p>2</text:p>
          </table:table-cell>
          <table:table-cell table:formula="of:=IF([.B377]&gt;12;[.C384];[.B384])" office:value-type="float" office:value="1" calcext:value-type="float">
            <text:p>1</text:p>
          </table:table-cell>
          <table:table-cell table:formula="of:=[.D384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378])+1" office:value-type="float" office:value="2" calcext:value-type="float">
            <text:p>2</text:p>
          </table:table-cell>
          <table:table-cell table:formula="of:=ISODD([.D378])+1" office:value-type="float" office:value="1" calcext:value-type="float">
            <text:p>1</text:p>
          </table:table-cell>
          <table:table-cell table:formula="of:=IF([.B378]&gt;12;[.C385];[.B385])" office:value-type="float" office:value="2" calcext:value-type="float">
            <text:p>2</text:p>
          </table:table-cell>
          <table:table-cell table:formula="of:=[.D385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379])+1" office:value-type="float" office:value="2" calcext:value-type="float">
            <text:p>2</text:p>
          </table:table-cell>
          <table:table-cell table:formula="of:=ISODD([.D379])+1" office:value-type="float" office:value="1" calcext:value-type="float">
            <text:p>1</text:p>
          </table:table-cell>
          <table:table-cell table:formula="of:=IF([.B379]&gt;12;[.C386];[.B386])" office:value-type="float" office:value="2" calcext:value-type="float">
            <text:p>2</text:p>
          </table:table-cell>
          <table:table-cell table:formula="of:=[.D386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380])+1" office:value-type="float" office:value="1" calcext:value-type="float">
            <text:p>1</text:p>
          </table:table-cell>
          <table:table-cell table:formula="of:=ISODD([.D380])+1" office:value-type="float" office:value="2" calcext:value-type="float">
            <text:p>2</text:p>
          </table:table-cell>
          <table:table-cell table:formula="of:=IF([.B380]&gt;12;[.C387];[.B387])" office:value-type="float" office:value="1" calcext:value-type="float">
            <text:p>1</text:p>
          </table:table-cell>
          <table:table-cell table:formula="of:=[.D387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381])+1" office:value-type="float" office:value="2" calcext:value-type="float">
            <text:p>2</text:p>
          </table:table-cell>
          <table:table-cell table:formula="of:=ISODD([.D381])+1" office:value-type="float" office:value="1" calcext:value-type="float">
            <text:p>1</text:p>
          </table:table-cell>
          <table:table-cell table:formula="of:=IF([.B381]&gt;12;[.C388];[.B388])" office:value-type="float" office:value="2" calcext:value-type="float">
            <text:p>2</text:p>
          </table:table-cell>
          <table:table-cell table:formula="of:=[.D388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382])+1" office:value-type="float" office:value="2" calcext:value-type="float">
            <text:p>2</text:p>
          </table:table-cell>
          <table:table-cell table:formula="of:=ISODD([.D382])+1" office:value-type="float" office:value="1" calcext:value-type="float">
            <text:p>1</text:p>
          </table:table-cell>
          <table:table-cell table:formula="of:=IF([.B382]&gt;12;[.C389];[.B389])" office:value-type="float" office:value="2" calcext:value-type="float">
            <text:p>2</text:p>
          </table:table-cell>
          <table:table-cell table:formula="of:=[.D389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table:style-name="train_20_heading_20_2" office:value-type="string" calcext:value-type="string">
            <text:p>384 Wands</text:p>
          </table:table-cell>
          <table:table-cell table:number-columns-repeated="106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HLOOKUP([.B409];[.H325:.BS331];2)" office:value-type="float" office:value="1" calcext:value-type="float">
            <text:p>1</text:p>
          </table:table-cell>
          <table:table-cell table:number-columns-repeated="2"/>
          <table:table-cell table:formula="of:=[.B394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HLOOKUP([.B409];[.H325:.BS331];3)" office:value-type="float" office:value="2" calcext:value-type="float">
            <text:p>2</text:p>
          </table:table-cell>
          <table:table-cell table:number-columns-repeated="2"/>
          <table:table-cell table:formula="of:=[.B395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HLOOKUP([.B409];[.H325:.BS331];4)" office:value-type="float" office:value="1" calcext:value-type="float">
            <text:p>1</text:p>
          </table:table-cell>
          <table:table-cell table:number-columns-repeated="2"/>
          <table:table-cell table:formula="of:=[.B396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HLOOKUP([.B409];[.H325:.BS331];5)" office:value-type="float" office:value="2" calcext:value-type="float">
            <text:p>2</text:p>
          </table:table-cell>
          <table:table-cell table:number-columns-repeated="2"/>
          <table:table-cell table:formula="of:=[.B397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HLOOKUP([.B409];[.H325:.BS331];6)" office:value-type="float" office:value="2" calcext:value-type="float">
            <text:p>2</text:p>
          </table:table-cell>
          <table:table-cell table:number-columns-repeated="2"/>
          <table:table-cell table:formula="of:=[.B398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HLOOKUP([.B409];[.H325:.BS331];7)" office:value-type="float" office:value="2" calcext:value-type="float">
            <text:p>2</text:p>
          </table:table-cell>
          <table:table-cell table:number-columns-repeated="2"/>
          <table:table-cell table:formula="of:=[.B399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[.B394]" office:value-type="float" office:value="1" calcext:value-type="float">
            <text:p>1</text:p>
          </table:table-cell>
          <table:table-cell table:formula="of:=ISODD([.B401])+1" office:value-type="float" office:value="2" calcext:value-type="float">
            <text:p>2</text:p>
          </table:table-cell>
          <table:table-cell table:formula="of:=IF([.B410]=6;[.C401];[.B401])" office:value-type="float" office:value="1" calcext:value-type="float">
            <text:p>1</text:p>
          </table:table-cell>
          <table:table-cell table:formula="of:=[.D401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[.B395]" office:value-type="float" office:value="2" calcext:value-type="float">
            <text:p>2</text:p>
          </table:table-cell>
          <table:table-cell table:formula="of:=ISODD([.B402])+1" office:value-type="float" office:value="1" calcext:value-type="float">
            <text:p>1</text:p>
          </table:table-cell>
          <table:table-cell table:formula="of:=IF([.B410]=5;[.C402];[.B402])" office:value-type="float" office:value="2" calcext:value-type="float">
            <text:p>2</text:p>
          </table:table-cell>
          <table:table-cell table:formula="of:=[.D402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[.B396]" office:value-type="float" office:value="1" calcext:value-type="float">
            <text:p>1</text:p>
          </table:table-cell>
          <table:table-cell table:formula="of:=ISODD([.B403])+1" office:value-type="float" office:value="2" calcext:value-type="float">
            <text:p>2</text:p>
          </table:table-cell>
          <table:table-cell table:formula="of:=IF([.B410]=4;[.C403];[.B403])" office:value-type="float" office:value="1" calcext:value-type="float">
            <text:p>1</text:p>
          </table:table-cell>
          <table:table-cell table:formula="of:=[.D403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[.B397]" office:value-type="float" office:value="2" calcext:value-type="float">
            <text:p>2</text:p>
          </table:table-cell>
          <table:table-cell table:formula="of:=ISODD([.B404])+1" office:value-type="float" office:value="1" calcext:value-type="float">
            <text:p>1</text:p>
          </table:table-cell>
          <table:table-cell table:formula="of:=IF([.B410]=3;[.C404];[.B404])" office:value-type="float" office:value="1" calcext:value-type="float">
            <text:p>1</text:p>
          </table:table-cell>
          <table:table-cell table:formula="of:=[.D404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[.B398]" office:value-type="float" office:value="2" calcext:value-type="float">
            <text:p>2</text:p>
          </table:table-cell>
          <table:table-cell table:formula="of:=ISODD([.B405])+1" office:value-type="float" office:value="1" calcext:value-type="float">
            <text:p>1</text:p>
          </table:table-cell>
          <table:table-cell table:formula="of:=IF([.B410]=2;[.C405];[.B405])" office:value-type="float" office:value="2" calcext:value-type="float">
            <text:p>2</text:p>
          </table:table-cell>
          <table:table-cell table:formula="of:=[.D405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[.B399]" office:value-type="float" office:value="2" calcext:value-type="float">
            <text:p>2</text:p>
          </table:table-cell>
          <table:table-cell table:formula="of:=ISODD([.B406])+1" office:value-type="float" office:value="1" calcext:value-type="float">
            <text:p>1</text:p>
          </table:table-cell>
          <table:table-cell table:formula="of:=IF([.B410]=1;[.C406];[.B406])" office:value-type="float" office:value="2" calcext:value-type="float">
            <text:p>2</text:p>
          </table:table-cell>
          <table:table-cell table:formula="of:=[.D406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Selected Wand</text:p>
          </table:table-cell>
          <table:table-cell table:formula="of:=ROUND(1+(RAND()*[.C408]))" office:value-type="float" office:value="207" calcext:value-type="float">
            <text:p>207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Hexagram</text:p>
          </table:table-cell>
          <table:table-cell table:formula="of:=ROUNDUP([.B408]/6)" office:value-type="float" office:value="35" calcext:value-type="float">
            <text:p>35</text:p>
          </table:table-cell>
          <table:table-cell table:formula="of:=[.B409]*6" office:value-type="float" office:value="210" calcext:value-type="float">
            <text:p>210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Cast Line</text:p>
          </table:table-cell>
          <table:table-cell table:formula="of:=MOD([.B408];6)" office:value-type="float" office:value="3" calcext:value-type="float">
            <text:p>3</text:p>
          </table:table-cell>
          <table:table-cell table:formula="of:=[.C409]+[.B410]" office:value-type="float" office:value="213" calcext:value-type="float">
            <text:p>213</text:p>
          </table:table-cell>
          <table:table-cell table:number-columns-repeated="104"/>
        </table:table-row>
        <table:table-row table:style-name="ro2">
          <table:table-cell table:number-columns-repeated="107"/>
        </table:table-row>
        <table:table-row table:style-name="ro2">
          <table:table-cell table:style-name="train_20_heading_20_2" office:value-type="string" calcext:value-type="string">
            <text:p>1 in 15</text:p>
          </table:table-cell>
          <table:table-cell table:number-columns-repeated="106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1+RAND()*[.C415]" office:value-type="float" office:value="1.697678" calcext:value-type="float">
            <text:p>1.697678</text:p>
          </table:table-cell>
          <table:table-cell office:value-type="float" office:value="15" calcext:value-type="float">
            <text:p>15</text:p>
          </table:table-cell>
          <table:table-cell table:formula="of:=IF([.B415]&lt;7;8;IF([.B415]&gt;14;6;IF([.B415]=13;9;IF([.B415]=14;9;7))))" office:value-type="float" office:value="8" calcext:value-type="float">
            <text:p>8</text:p>
          </table:table-cell>
          <table:table-cell table:formula="of:=IF(ISODD([.D415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1+RAND()*[.C416]" office:value-type="float" office:value="8.555708" calcext:value-type="float">
            <text:p>8.555708</text:p>
          </table:table-cell>
          <table:table-cell table:formula="of:=[.C415]" office:value-type="float" office:value="15" calcext:value-type="float">
            <text:p>15</text:p>
          </table:table-cell>
          <table:table-cell table:formula="of:=IF([.B416]&lt;7;8;IF([.B416]&gt;14;6;IF([.B416]=13;9;IF([.B416]=14;9;7))))" office:value-type="float" office:value="7" calcext:value-type="float">
            <text:p>7</text:p>
          </table:table-cell>
          <table:table-cell table:formula="of:=IF(ISODD([.D416]);1;2)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1+RAND()*[.C417]" office:value-type="float" office:value="6.080153" calcext:value-type="float">
            <text:p>6.080153</text:p>
          </table:table-cell>
          <table:table-cell table:formula="of:=[.C416]" office:value-type="float" office:value="15" calcext:value-type="float">
            <text:p>15</text:p>
          </table:table-cell>
          <table:table-cell table:formula="of:=IF([.B417]&lt;7;8;IF([.B417]&gt;14;6;IF([.B417]=13;9;IF([.B417]=14;9;7))))" office:value-type="float" office:value="8" calcext:value-type="float">
            <text:p>8</text:p>
          </table:table-cell>
          <table:table-cell table:formula="of:=IF(ISODD([.D417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1+RAND()*[.C418]" office:value-type="float" office:value="12.318849" calcext:value-type="float">
            <text:p>12.318849</text:p>
          </table:table-cell>
          <table:table-cell table:formula="of:=[.C417]" office:value-type="float" office:value="15" calcext:value-type="float">
            <text:p>15</text:p>
          </table:table-cell>
          <table:table-cell table:formula="of:=IF([.B418]&lt;7;8;IF([.B418]&gt;14;6;IF([.B418]=13;9;IF([.B418]=14;9;7))))" office:value-type="float" office:value="7" calcext:value-type="float">
            <text:p>7</text:p>
          </table:table-cell>
          <table:table-cell table:formula="of:=IF(ISODD([.D418]);1;2)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1+RAND()*[.C419]" office:value-type="float" office:value="14.285668" calcext:value-type="float">
            <text:p>14.285668</text:p>
          </table:table-cell>
          <table:table-cell table:formula="of:=[.C418]" office:value-type="float" office:value="15" calcext:value-type="float">
            <text:p>15</text:p>
          </table:table-cell>
          <table:table-cell table:formula="of:=IF([.B419]&lt;7;8;IF([.B419]&gt;14;6;IF([.B419]=13;9;IF([.B419]=14;9;7))))" office:value-type="float" office:value="6" calcext:value-type="float">
            <text:p>6</text:p>
          </table:table-cell>
          <table:table-cell table:formula="of:=IF(ISODD([.D419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1+RAND()*[.C420]" office:value-type="float" office:value="15.422469" calcext:value-type="float">
            <text:p>15.422469</text:p>
          </table:table-cell>
          <table:table-cell table:formula="of:=[.C419]" office:value-type="float" office:value="15" calcext:value-type="float">
            <text:p>15</text:p>
          </table:table-cell>
          <table:table-cell table:formula="of:=IF([.B420]&lt;7;8;IF([.B420]&gt;14;6;IF([.B420]=13;9;IF([.B420]=14;9;7))))" office:value-type="float" office:value="6" calcext:value-type="float">
            <text:p>6</text:p>
          </table:table-cell>
          <table:table-cell table:formula="of:=IF(ISODD([.D420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415])+1" office:value-type="float" office:value="2" calcext:value-type="float">
            <text:p>2</text:p>
          </table:table-cell>
          <table:table-cell table:formula="of:=ISODD([.D415])+1" office:value-type="float" office:value="1" calcext:value-type="float">
            <text:p>1</text:p>
          </table:table-cell>
          <table:table-cell table:formula="of:=IF([.B415]&gt;12;[.C422];[.B422])" office:value-type="float" office:value="2" calcext:value-type="float">
            <text:p>2</text:p>
          </table:table-cell>
          <table:table-cell table:formula="of:=[.D422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416])+1" office:value-type="float" office:value="1" calcext:value-type="float">
            <text:p>1</text:p>
          </table:table-cell>
          <table:table-cell table:formula="of:=ISODD([.D416])+1" office:value-type="float" office:value="2" calcext:value-type="float">
            <text:p>2</text:p>
          </table:table-cell>
          <table:table-cell table:formula="of:=IF([.B416]&gt;12;[.C423];[.B423])" office:value-type="float" office:value="1" calcext:value-type="float">
            <text:p>1</text:p>
          </table:table-cell>
          <table:table-cell table:formula="of:=[.D423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417])+1" office:value-type="float" office:value="2" calcext:value-type="float">
            <text:p>2</text:p>
          </table:table-cell>
          <table:table-cell table:formula="of:=ISODD([.D417])+1" office:value-type="float" office:value="1" calcext:value-type="float">
            <text:p>1</text:p>
          </table:table-cell>
          <table:table-cell table:formula="of:=IF([.B417]&gt;12;[.C424];[.B424])" office:value-type="float" office:value="2" calcext:value-type="float">
            <text:p>2</text:p>
          </table:table-cell>
          <table:table-cell table:formula="of:=[.D424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418])+1" office:value-type="float" office:value="1" calcext:value-type="float">
            <text:p>1</text:p>
          </table:table-cell>
          <table:table-cell table:formula="of:=ISODD([.D418])+1" office:value-type="float" office:value="2" calcext:value-type="float">
            <text:p>2</text:p>
          </table:table-cell>
          <table:table-cell table:formula="of:=IF([.B418]&gt;12;[.C425];[.B425])" office:value-type="float" office:value="2" calcext:value-type="float">
            <text:p>2</text:p>
          </table:table-cell>
          <table:table-cell table:formula="of:=[.D425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419])+1" office:value-type="float" office:value="2" calcext:value-type="float">
            <text:p>2</text:p>
          </table:table-cell>
          <table:table-cell table:formula="of:=ISODD([.D419])+1" office:value-type="float" office:value="1" calcext:value-type="float">
            <text:p>1</text:p>
          </table:table-cell>
          <table:table-cell table:formula="of:=IF([.B419]&gt;12;[.C426];[.B426])" office:value-type="float" office:value="1" calcext:value-type="float">
            <text:p>1</text:p>
          </table:table-cell>
          <table:table-cell table:formula="of:=[.D426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420])+1" office:value-type="float" office:value="2" calcext:value-type="float">
            <text:p>2</text:p>
          </table:table-cell>
          <table:table-cell table:formula="of:=ISODD([.D420])+1" office:value-type="float" office:value="1" calcext:value-type="float">
            <text:p>1</text:p>
          </table:table-cell>
          <table:table-cell table:formula="of:=IF([.B420]&gt;12;[.C427];[.B427])" office:value-type="float" office:value="1" calcext:value-type="float">
            <text:p>1</text:p>
          </table:table-cell>
          <table:table-cell table:formula="of:=[.D427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table:style-name="train_20_heading_20_2" office:value-type="string" calcext:value-type="string">
            <text:p>Four Pillars</text:p>
          </table:table-cell>
          <table:table-cell office:value-type="string" calcext:value-type="string">
            <text:p>Not Implemented</text:p>
          </table:table-cell>
          <table:table-cell table:number-columns-repeated="2"/>
          <table:table-cell office:value-type="string" calcext:value-type="string">
            <text:p>Not Implemented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Value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Six</text:p>
          </table:table-cell>
          <table:table-cell table:formula="of:=1+RAND()*[.C432]" office:value-type="float" office:value="8.144561" calcext:value-type="float">
            <text:p>8.144561</text:p>
          </table:table-cell>
          <table:table-cell office:value-type="float" office:value="15" calcext:value-type="float">
            <text:p>15</text:p>
          </table:table-cell>
          <table:table-cell table:formula="of:=IF([.B432]&lt;7;8;IF([.B432]&gt;14;6;IF([.B432]=13;9;IF([.B432]=14;9;7))))" office:value-type="float" office:value="7" calcext:value-type="float">
            <text:p>7</text:p>
          </table:table-cell>
          <table:table-cell table:formula="of:=IF(ISODD([.D432]);1;2)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ive</text:p>
          </table:table-cell>
          <table:table-cell table:formula="of:=1+RAND()*[.C433]" office:value-type="float" office:value="5.65358" calcext:value-type="float">
            <text:p>5.65358</text:p>
          </table:table-cell>
          <table:table-cell table:formula="of:=[.C432]" office:value-type="float" office:value="15" calcext:value-type="float">
            <text:p>15</text:p>
          </table:table-cell>
          <table:table-cell table:formula="of:=IF([.B433]&lt;7;8;IF([.B433]&gt;14;6;IF([.B433]=13;9;IF([.B433]=14;9;7))))" office:value-type="float" office:value="8" calcext:value-type="float">
            <text:p>8</text:p>
          </table:table-cell>
          <table:table-cell table:formula="of:=IF(ISODD([.D433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Four</text:p>
          </table:table-cell>
          <table:table-cell table:formula="of:=1+RAND()*[.C434]" office:value-type="float" office:value="4.057455" calcext:value-type="float">
            <text:p>4.057455</text:p>
          </table:table-cell>
          <table:table-cell table:formula="of:=[.C433]" office:value-type="float" office:value="15" calcext:value-type="float">
            <text:p>15</text:p>
          </table:table-cell>
          <table:table-cell table:formula="of:=IF([.B434]&lt;7;8;IF([.B434]&gt;14;6;IF([.B434]=13;9;IF([.B434]=14;9;7))))" office:value-type="float" office:value="8" calcext:value-type="float">
            <text:p>8</text:p>
          </table:table-cell>
          <table:table-cell table:formula="of:=IF(ISODD([.D434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hree</text:p>
          </table:table-cell>
          <table:table-cell table:formula="of:=1+RAND()*[.C435]" office:value-type="float" office:value="6.753503" calcext:value-type="float">
            <text:p>6.753503</text:p>
          </table:table-cell>
          <table:table-cell table:formula="of:=[.C434]" office:value-type="float" office:value="15" calcext:value-type="float">
            <text:p>15</text:p>
          </table:table-cell>
          <table:table-cell table:formula="of:=IF([.B435]&lt;7;8;IF([.B435]&gt;14;6;IF([.B435]=13;9;IF([.B435]=14;9;7))))" office:value-type="float" office:value="8" calcext:value-type="float">
            <text:p>8</text:p>
          </table:table-cell>
          <table:table-cell table:formula="of:=IF(ISODD([.D435]);1;2)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Two</text:p>
          </table:table-cell>
          <table:table-cell table:formula="of:=1+RAND()*[.C436]" office:value-type="float" office:value="8.1453" calcext:value-type="float">
            <text:p>8.1453</text:p>
          </table:table-cell>
          <table:table-cell table:formula="of:=[.C435]" office:value-type="float" office:value="15" calcext:value-type="float">
            <text:p>15</text:p>
          </table:table-cell>
          <table:table-cell table:formula="of:=IF([.B436]&lt;7;8;IF([.B436]&gt;14;6;IF([.B436]=13;9;IF([.B436]=14;9;7))))" office:value-type="float" office:value="7" calcext:value-type="float">
            <text:p>7</text:p>
          </table:table-cell>
          <table:table-cell table:formula="of:=IF(ISODD([.D436]);1;2)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Cast Line One</text:p>
          </table:table-cell>
          <table:table-cell table:formula="of:=1+RAND()*[.C437]" office:value-type="float" office:value="11.048874" calcext:value-type="float">
            <text:p>11.048874</text:p>
          </table:table-cell>
          <table:table-cell table:formula="of:=[.C436]" office:value-type="float" office:value="15" calcext:value-type="float">
            <text:p>15</text:p>
          </table:table-cell>
          <table:table-cell table:formula="of:=IF([.B437]&lt;7;8;IF([.B437]&gt;14;6;IF([.B437]=13;9;IF([.B437]=14;9;7))))" office:value-type="float" office:value="7" calcext:value-type="float">
            <text:p>7</text:p>
          </table:table-cell>
          <table:table-cell table:formula="of:=IF(ISODD([.D437]);1;2)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2">
          <table:table-cell office:value-type="string" calcext:value-type="string">
            <text:p>Moving Line Six</text:p>
          </table:table-cell>
          <table:table-cell table:formula="of:=ISEVEN([.D432])+1" office:value-type="float" office:value="1" calcext:value-type="float">
            <text:p>1</text:p>
          </table:table-cell>
          <table:table-cell table:formula="of:=ISODD([.D432])+1" office:value-type="float" office:value="2" calcext:value-type="float">
            <text:p>2</text:p>
          </table:table-cell>
          <table:table-cell table:formula="of:=IF([.B432]&gt;12;[.C439];[.B439])" office:value-type="float" office:value="1" calcext:value-type="float">
            <text:p>1</text:p>
          </table:table-cell>
          <table:table-cell table:formula="of:=[.D439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ive</text:p>
          </table:table-cell>
          <table:table-cell table:formula="of:=ISEVEN([.D433])+1" office:value-type="float" office:value="2" calcext:value-type="float">
            <text:p>2</text:p>
          </table:table-cell>
          <table:table-cell table:formula="of:=ISODD([.D433])+1" office:value-type="float" office:value="1" calcext:value-type="float">
            <text:p>1</text:p>
          </table:table-cell>
          <table:table-cell table:formula="of:=IF([.B433]&gt;12;[.C440];[.B440])" office:value-type="float" office:value="2" calcext:value-type="float">
            <text:p>2</text:p>
          </table:table-cell>
          <table:table-cell table:formula="of:=[.D440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Four</text:p>
          </table:table-cell>
          <table:table-cell table:formula="of:=ISEVEN([.D434])+1" office:value-type="float" office:value="2" calcext:value-type="float">
            <text:p>2</text:p>
          </table:table-cell>
          <table:table-cell table:formula="of:=ISODD([.D434])+1" office:value-type="float" office:value="1" calcext:value-type="float">
            <text:p>1</text:p>
          </table:table-cell>
          <table:table-cell table:formula="of:=IF([.B434]&gt;12;[.C441];[.B441])" office:value-type="float" office:value="2" calcext:value-type="float">
            <text:p>2</text:p>
          </table:table-cell>
          <table:table-cell table:formula="of:=[.D441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hree</text:p>
          </table:table-cell>
          <table:table-cell table:formula="of:=ISEVEN([.D435])+1" office:value-type="float" office:value="2" calcext:value-type="float">
            <text:p>2</text:p>
          </table:table-cell>
          <table:table-cell table:formula="of:=ISODD([.D435])+1" office:value-type="float" office:value="1" calcext:value-type="float">
            <text:p>1</text:p>
          </table:table-cell>
          <table:table-cell table:formula="of:=IF([.B435]&gt;12;[.C442];[.B442])" office:value-type="float" office:value="2" calcext:value-type="float">
            <text:p>2</text:p>
          </table:table-cell>
          <table:table-cell table:formula="of:=[.D442]"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Two</text:p>
          </table:table-cell>
          <table:table-cell table:formula="of:=ISEVEN([.D436])+1" office:value-type="float" office:value="1" calcext:value-type="float">
            <text:p>1</text:p>
          </table:table-cell>
          <table:table-cell table:formula="of:=ISODD([.D436])+1" office:value-type="float" office:value="2" calcext:value-type="float">
            <text:p>2</text:p>
          </table:table-cell>
          <table:table-cell table:formula="of:=IF([.B436]&gt;12;[.C443];[.B443])" office:value-type="float" office:value="1" calcext:value-type="float">
            <text:p>1</text:p>
          </table:table-cell>
          <table:table-cell table:formula="of:=[.D443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office:value-type="string" calcext:value-type="string">
            <text:p>Moving Line One</text:p>
          </table:table-cell>
          <table:table-cell table:formula="of:=ISEVEN([.D437])+1" office:value-type="float" office:value="1" calcext:value-type="float">
            <text:p>1</text:p>
          </table:table-cell>
          <table:table-cell table:formula="of:=ISODD([.D437])+1" office:value-type="float" office:value="2" calcext:value-type="float">
            <text:p>2</text:p>
          </table:table-cell>
          <table:table-cell table:formula="of:=IF([.B437]&gt;12;[.C444];[.B444])" office:value-type="float" office:value="1" calcext:value-type="float">
            <text:p>1</text:p>
          </table:table-cell>
          <table:table-cell table:formula="of:=[.D444]"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107"/>
        </table:table-row>
        <table:table-row table:style-name="ro2">
          <table:table-cell office:value-type="string" calcext:value-type="string">
            <text:p>Next</text:p>
          </table:table-cell>
          <table:table-cell table:number-columns-repeated="106"/>
        </table:table-row>
        <table:table-row table:style-name="ro2" table:number-rows-repeated="559">
          <table:table-cell table:number-columns-repeated="10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st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ve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ve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cl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ld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ol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r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n</text:p>
          </table:table-cell>
          <table:table-cell office:value-type="string" calcext:value-type="string">
            <text:p>Prior</text:p>
          </table:table-cell>
          <table:table-cell table:number-columns-repeated="10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n</text:p>
          </table:table-cell>
          <table:table-cell office:value-type="string" calcext:value-type="string">
            <text:p>Next</text:p>
          </table:table-cell>
          <table:table-cell table:number-columns-repeated="102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uXi</text:p>
          </table:table-cell>
          <table:table-cell office:value-type="string" calcext:value-type="string">
            <text:p>Prio</text:p>
          </table:table-cell>
          <table:table-cell table:number-columns-repeated="102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uXi</text:p>
          </table:table-cell>
          <table:table-cell office:value-type="string" calcext:value-type="string">
            <text:p>Next</text:p>
          </table:table-cell>
          <table:table-cell table:number-columns-repeated="102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Prior</text:p>
          </table:table-cell>
          <table:table-cell table:number-columns-repeated="1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Next</text:p>
          </table:table-cell>
          <table:table-cell table:number-columns-repeated="1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Prior</text:p>
          </table:table-cell>
          <table:table-cell table:number-columns-repeated="102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Next</text:p>
          </table:table-cell>
          <table:table-cell table:number-columns-repeated="10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c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c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c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c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c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c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c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c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c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c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c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c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c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c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c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c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i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i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i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i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i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i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i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i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c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c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c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c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5c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5c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5c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5c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c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c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c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c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g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5g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g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g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6g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5g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4g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3g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2" calcext:value-type="float">
            <text:p>2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3" calcext:value-type="float">
            <text:p>3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4" calcext:value-type="float">
            <text:p>4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5" calcext:value-type="float">
            <text:p>5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6" calcext:value-type="float">
            <text:p>6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7" calcext:value-type="float">
            <text:p>7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8" calcext:value-type="float">
            <text:p>8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9" calcext:value-type="float">
            <text:p>9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0" calcext:value-type="float">
            <text:p>10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1" calcext:value-type="float">
            <text:p>11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2" calcext:value-type="float">
            <text:p>12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3" calcext:value-type="float">
            <text:p>13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4" calcext:value-type="float">
            <text:p>14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5" calcext:value-type="float">
            <text:p>15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in</text:p>
          </table:table-cell>
          <table:table-cell office:value-type="string" calcext:value-type="string">
            <text:p>fan</text:p>
          </table:table-cell>
          <table:table-cell office:value-type="float" office:value="17" calcext:value-type="float">
            <text:p>17</text:p>
          </table:table-cell>
          <table:table-cell table:number-columns-repeated="10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1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1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1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1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1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2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2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2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2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2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3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3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3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3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3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3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4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4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4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4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4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4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4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4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5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5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5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5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5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5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5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6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6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6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6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6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6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6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6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7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7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7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7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7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7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7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7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8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8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8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84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85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86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87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88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91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92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93</text:p>
          </table:table-cell>
          <table:table-cell table:number-columns-repeated="1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94</text:p>
          </table:table-cell>
          <table:table-cell table:number-columns-repeated="103"/>
        </table:table-row>
        <table:table-row table:style-name="ro2">
          <table:table-cell table:number-columns-repeated="2"/>
          <table:table-cell table:formula="of:=404-242" office:value-type="float" office:value="162" calcext:value-type="float">
            <text:p>162</text:p>
          </table:table-cell>
          <table:table-cell office:value-type="string" calcext:value-type="string">
            <text:p>F95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F96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F97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F98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Cast</text:p>
          </table:table-cell>
          <table:table-cell office:value-type="string" calcext:value-type="string">
            <text:p>Hex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UT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LT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NUT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NLT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IUP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ILW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MUT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MLT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Golden</text:p>
          </table:table-cell>
          <table:table-cell table:number-columns-repeated="103"/>
        </table:table-row>
        <table:table-row table:style-name="ro2">
          <table:table-cell table:number-columns-repeated="3"/>
          <table:table-cell office:value-type="string" calcext:value-type="string">
            <text:p>Hex</text:p>
          </table:table-cell>
          <table:table-cell office:value-type="string" calcext:value-type="string">
            <text:p>Fam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NH</text:p>
          </table:table-cell>
          <table:table-cell office:value-type="string" calcext:value-type="string">
            <text:p>Fam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IH</text:p>
          </table:table-cell>
          <table:table-cell office:value-type="string" calcext:value-type="string">
            <text:p>Fam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MH</text:p>
          </table:table-cell>
          <table:table-cell office:value-type="string" calcext:value-type="string">
            <text:p>Fam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0" calcext:value-type="float">
            <text:p>10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1" calcext:value-type="float">
            <text:p>11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2" calcext:value-type="float">
            <text:p>12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3" calcext:value-type="float">
            <text:p>13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4" calcext:value-type="float">
            <text:p>14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5" calcext:value-type="float">
            <text:p>15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6" calcext:value-type="float">
            <text:p>16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7" calcext:value-type="float">
            <text:p>17</text:p>
          </table:table-cell>
          <table:table-cell table:number-columns-repeated="102"/>
        </table:table-row>
        <table:table-row table:style-name="ro2">
          <table:table-cell table:number-columns-repeated="3"/>
          <table:table-cell office:value-type="string" calcext:value-type="string">
            <text:p>FT</text:p>
          </table:table-cell>
          <table:table-cell office:value-type="float" office:value="18" calcext:value-type="float">
            <text:p>18</text:p>
          </table:table-cell>
          <table:table-cell table:number-columns-repeated="102"/>
        </table:table-row>
        <table:table-row table:style-name="ro2" table:number-rows-repeated="296">
          <table:table-cell table:number-columns-repeated="107"/>
        </table:table-row>
        <table:table-row table:style-name="ro2">
          <table:table-cell table:style-name="train_20_tracks" office:value-type="string" calcext:value-type="string">
            <text:p>Feng Shui <text:s/>0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ce31" table:formula="of:=[.CC9]" office:value-type="float" office:value="57" calcext:value-type="float">
            <text:p>57</text:p>
          </table:table-cell>
          <table:table-cell table:style-name="train_20_tracks"/>
          <table:table-cell table:style-name="ce34" office:value-type="string" calcext:value-type="string">
            <text:p>My Experimental Derivatives <text:s/>0</text:p>
          </table:table-cell>
          <table:table-cell table:style-name="train_20_tracks" table:formula="of:=[.G9]" office:value-type="float" office:value="57" calcext:value-type="float">
            <text:p>57</text:p>
          </table:table-cell>
          <table:table-cell table:style-name="ce31"/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train_20_tracks" office:value-type="string" calcext:value-type="string">
            <text:p>My Experimental Derivatives <text:s/>1</text:p>
          </table:table-cell>
          <table:table-cell table:style-name="train_20_tracks" table:formula="of:=VLOOKUP([.J11];[.A24:.I31];2)" office:value-type="float" office:value="33" calcext:value-type="float">
            <text:p>33</text:p>
          </table:table-cell>
          <table:table-cell table:style-name="train_20_tracks" office:value-type="string" calcext:value-type="string">
            <text:p>☰</text:p>
          </table:table-cell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train_20_tracks" office:value-type="string" calcext:value-type="string">
            <text:p>My Experimental Derivatives <text:s/>2</text:p>
          </table:table-cell>
          <table:table-cell table:style-name="train_20_tracks" table:formula="of:=VLOOKUP([.J11];[.A24:.I31];3)" office:value-type="float" office:value="31" calcext:value-type="float">
            <text:p>31</text:p>
          </table:table-cell>
          <table:table-cell table:style-name="train_20_tracks" office:value-type="string" calcext:value-type="string">
            <text:p>☱</text:p>
          </table:table-cell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3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train_20_tracks" office:value-type="string" calcext:value-type="string">
            <text:p>My Experimental Derivatives <text:s/>3</text:p>
          </table:table-cell>
          <table:table-cell table:style-name="train_20_tracks" table:formula="of:=VLOOKUP([.J11];[.A24:.I31];4)" office:value-type="float" office:value="56" calcext:value-type="float">
            <text:p>56</text:p>
          </table:table-cell>
          <table:table-cell table:style-name="train_20_tracks" office:value-type="string" calcext:value-type="string">
            <text:p>☲ </text:p>
          </table:table-cell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4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train_20_tracks" office:value-type="string" calcext:value-type="string">
            <text:p>My Experimental Derivatives <text:s/>4</text:p>
          </table:table-cell>
          <table:table-cell table:style-name="train_20_tracks" table:formula="of:=VLOOKUP([.J11];[.A24:.I31];5)" office:value-type="float" office:value="62" calcext:value-type="float">
            <text:p>62</text:p>
          </table:table-cell>
          <table:table-cell table:style-name="train_20_tracks" office:value-type="string" calcext:value-type="string">
            <text:p>☳</text:p>
          </table:table-cell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5</text:p>
          </table:table-cell>
          <table:table-cell table:style-name="train_20_tracks" office:value-type="float" office:value="5" calcext:value-type="float">
            <text:p>5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train_20_tracks" office:value-type="string" calcext:value-type="string">
            <text:p>My Experimental Derivatives <text:s/>5</text:p>
          </table:table-cell>
          <table:table-cell table:style-name="train_20_tracks" table:formula="of:=VLOOKUP([.J11];[.A24:.I31];6)" office:value-type="float" office:value="53" calcext:value-type="float">
            <text:p>53</text:p>
          </table:table-cell>
          <table:table-cell table:style-name="train_20_tracks" office:value-type="string" calcext:value-type="string">
            <text:p>☴</text:p>
          </table:table-cell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6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train_20_tracks" office:value-type="string" calcext:value-type="string">
            <text:p>My Experimental Derivatives <text:s/>6</text:p>
          </table:table-cell>
          <table:table-cell table:style-name="train_20_tracks" table:formula="of:=VLOOKUP([.J11];[.A24:.I31];7)" office:value-type="float" office:value="39" calcext:value-type="float">
            <text:p>39</text:p>
          </table:table-cell>
          <table:table-cell table:style-name="train_20_tracks" office:value-type="string" calcext:value-type="string">
            <text:p>☵</text:p>
          </table:table-cell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7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train_20_tracks" office:value-type="string" calcext:value-type="string">
            <text:p>My Experimental Derivatives <text:s/>7</text:p>
          </table:table-cell>
          <table:table-cell table:style-name="train_20_tracks" table:formula="of:=VLOOKUP([.J11];[.A24:.I31];8)" office:value-type="float" office:value="52" calcext:value-type="float">
            <text:p>52</text:p>
          </table:table-cell>
          <table:table-cell table:style-name="train_20_tracks" office:value-type="string" calcext:value-type="string">
            <text:p>☶</text:p>
          </table:table-cell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8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train_20_tracks" office:value-type="string" calcext:value-type="string">
            <text:p>My Experimental Derivatives <text:s/>8</text:p>
          </table:table-cell>
          <table:table-cell table:style-name="train_20_tracks" table:formula="of:=VLOOKUP([.J11];[.A24:.I31];9)" office:value-type="float" office:value="15" calcext:value-type="float">
            <text:p>15</text:p>
          </table:table-cell>
          <table:table-cell table:style-name="train_20_tracks" office:value-type="string" calcext:value-type="string">
            <text:p>☷</text:p>
          </table:table-cell>
          <table:table-cell table:style-name="train_20_tracks" table:number-columns-repeated="5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9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9</text:p>
          </table:table-cell>
          <table:table-cell table:style-name="train_20_tracks" table:formula="of:=VLOOKUP(1;[.A24:.I31];[.J11]+1)" office:value-type="float" office:value="26" calcext:value-type="float">
            <text:p>26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0</text:p>
          </table:table-cell>
          <table:table-cell table:style-name="train_20_tracks" office:value-type="float" office:value="10" calcext:value-type="float">
            <text:p>10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0</text:p>
          </table:table-cell>
          <table:table-cell table:style-name="train_20_tracks" table:formula="of:=VLOOKUP(2;[.A24:.I31];[.J11]+1)" office:value-type="float" office:value="41" calcext:value-type="float">
            <text:p>41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1</text:p>
          </table:table-cell>
          <table:table-cell table:style-name="train_20_tracks" office:value-type="float" office:value="11" calcext:value-type="float">
            <text:p>11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1</text:p>
          </table:table-cell>
          <table:table-cell table:style-name="train_20_tracks" table:formula="of:=VLOOKUP(3;[.A24:.I31];[.J11]+1)" office:value-type="float" office:value="22" calcext:value-type="float">
            <text:p>22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2</text:p>
          </table:table-cell>
          <table:table-cell table:style-name="train_20_tracks" office:value-type="float" office:value="12" calcext:value-type="float">
            <text:p>12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2</text:p>
          </table:table-cell>
          <table:table-cell table:style-name="train_20_tracks" table:formula="of:=VLOOKUP(4;[.A24:.I31];[.J11]+1)" office:value-type="float" office:value="27" calcext:value-type="float">
            <text:p>27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3</text:p>
          </table:table-cell>
          <table:table-cell table:style-name="train_20_tracks" office:value-type="float" office:value="13" calcext:value-type="float">
            <text:p>13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3</text:p>
          </table:table-cell>
          <table:table-cell table:style-name="train_20_tracks" table:formula="of:=VLOOKUP(5;[.A24:.I31];[.J11]+1)" office:value-type="float" office:value="18" calcext:value-type="float">
            <text:p>18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4</text:p>
          </table:table-cell>
          <table:table-cell table:style-name="train_20_tracks" office:value-type="float" office:value="14" calcext:value-type="float">
            <text:p>14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4</text:p>
          </table:table-cell>
          <table:table-cell table:style-name="train_20_tracks" table:formula="of:=VLOOKUP(6;[.A24:.I31];[.J11]+1)" office:value-type="float" office:value="4" calcext:value-type="float">
            <text:p>4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5</text:p>
          </table:table-cell>
          <table:table-cell table:style-name="train_20_tracks" office:value-type="float" office:value="15" calcext:value-type="float">
            <text:p>15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5</text:p>
          </table:table-cell>
          <table:table-cell table:style-name="train_20_tracks" table:formula="of:=VLOOKUP(7;[.A24:.I31];[.J11]+1)" office:value-type="float" office:value="52" calcext:value-type="float">
            <text:p>52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6</text:p>
          </table:table-cell>
          <table:table-cell table:style-name="train_20_tracks" office:value-type="float" office:value="16" calcext:value-type="float">
            <text:p>16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6</text:p>
          </table:table-cell>
          <table:table-cell table:style-name="train_20_tracks" table:formula="of:=VLOOKUP(8;[.A24:.I31];[.J11]+1)" office:value-type="float" office:value="23" calcext:value-type="float">
            <text:p>23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7</text:p>
          </table:table-cell>
          <table:table-cell table:style-name="train_20_tracks" office:value-type="float" office:value="17" calcext:value-type="float">
            <text:p>17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7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8</text:p>
          </table:table-cell>
          <table:table-cell table:style-name="train_20_tracks" office:value-type="float" office:value="18" calcext:value-type="float">
            <text:p>18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8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19</text:p>
          </table:table-cell>
          <table:table-cell table:style-name="train_20_tracks" office:value-type="float" office:value="19" calcext:value-type="float">
            <text:p>19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19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0</text:p>
          </table:table-cell>
          <table:table-cell table:style-name="train_20_tracks" office:value-type="float" office:value="20" calcext:value-type="float">
            <text:p>20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20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1</text:p>
          </table:table-cell>
          <table:table-cell table:style-name="train_20_tracks" office:value-type="float" office:value="21" calcext:value-type="float">
            <text:p>21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21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2</text:p>
          </table:table-cell>
          <table:table-cell table:style-name="train_20_tracks" office:value-type="float" office:value="22" calcext:value-type="float">
            <text:p>22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22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3</text:p>
          </table:table-cell>
          <table:table-cell table:style-name="train_20_tracks" office:value-type="float" office:value="23" calcext:value-type="float">
            <text:p>23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23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4</text:p>
          </table:table-cell>
          <table:table-cell table:style-name="train_20_tracks" office:value-type="float" office:value="24" calcext:value-type="float">
            <text:p>24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24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5</text:p>
          </table:table-cell>
          <table:table-cell table:style-name="train_20_tracks" office:value-type="float" office:value="25" calcext:value-type="float">
            <text:p>25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25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6</text:p>
          </table:table-cell>
          <table:table-cell table:style-name="train_20_tracks" office:value-type="float" office:value="26" calcext:value-type="float">
            <text:p>26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26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table:style-name="train_20_tracks" office:value-type="string" calcext:value-type="string">
            <text:p>Feng Shui <text:s/>27</text:p>
          </table:table-cell>
          <table:table-cell table:style-name="train_20_tracks" office:value-type="float" office:value="27" calcext:value-type="float">
            <text:p>27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/>
          <table:table-cell table:style-name="ce34" office:value-type="string" calcext:value-type="string">
            <text:p>My Experimental Derivatives <text:s/>27</text:p>
          </table:table-cell>
          <table:table-cell table:style-name="train_20_tracks" office:value-type="float" office:value="0" calcext:value-type="float">
            <text:p>0</text:p>
          </table:table-cell>
          <table:table-cell table:style-name="train_20_tracks" table:number-columns-repeated="6"/>
          <table:table-cell table:number-columns-repeated="95"/>
        </table:table-row>
        <table:table-row table:style-name="ro2">
          <table:table-cell office:value-type="string" calcext:value-type="string">
            <text:p>Feng Shui <text:s/>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28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29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0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1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2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3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4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5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6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7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8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39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0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1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2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3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4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5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6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7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8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49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0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1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2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3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4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5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6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7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8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5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59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0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1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2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3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4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5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6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7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8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6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69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0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1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2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3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4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5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6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7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8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7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79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0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1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2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3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4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5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6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7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8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8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89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0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1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2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3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4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5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6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7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8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99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100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10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101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10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102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10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103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10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104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>
          <table:table-cell office:value-type="string" calcext:value-type="string">
            <text:p>Feng Shui <text:s/>10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My Experimental Derivatives <text:s/>105</text:p>
          </table:table-cell>
          <table:table-cell office:value-type="float" office:value="0" calcext:value-type="float">
            <text:p>0</text:p>
          </table:table-cell>
          <table:table-cell table:number-columns-repeated="101"/>
        </table:table-row>
        <table:table-row table:style-name="ro2" table:number-rows-repeated="91">
          <table:table-cell table:number-columns-repeated="107"/>
        </table:table-row>
        <table:table-row table:style-name="ro2" table:number-rows-repeated="3">
          <table:table-cell table:style-name="train_20_tracks" table:number-columns-repeated="2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GN</text:p>
          </table:table-cell>
          <table:table-cell table:style-name="train_20_tracks" office:value-type="string" calcext:value-type="string">
            <text:p>Gua</text:p>
          </table:table-cell>
          <table:table-cell table:style-name="train_20_tracks" office:value-type="string" calcext:value-type="string">
            <text:p>English</text:p>
          </table:table-cell>
          <table:table-cell table:style-name="train_20_tracks" office:value-type="string" calcext:value-type="string">
            <text:p>CN</text:p>
          </table:table-cell>
          <table:table-cell table:style-name="train_20_tracks" office:value-type="string" calcext:value-type="string">
            <text:p>Pinyin</text:p>
          </table:table-cell>
          <table:table-cell table:style-name="train_20_tracks" office:value-type="string" calcext:value-type="string">
            <text:p>SC</text:p>
          </table:table-cell>
          <table:table-cell table:style-name="train_20_tracks" office:value-type="string" calcext:value-type="string">
            <text:p>Sector (deg)°</text:p>
          </table:table-cell>
          <table:table-cell table:style-name="train_20_tracks" office:value-type="string" calcext:value-type="string">
            <text:p>TC</text:p>
          </table:table-cell>
          <table:table-cell table:style-name="train_20_tracks" office:value-type="string" calcext:value-type="string">
            <text:p>Binar Rep.</text:p>
          </table:table-cell>
          <table:table-cell table:style-name="train_20_tracks" office:value-type="string" calcext:value-type="string">
            <text:p>N</text:p>
          </table:table-cell>
          <table:table-cell table:style-name="train_20_tracks" office:value-type="string" calcext:value-type="string">
            <text:p>M</text:p>
          </table:table-cell>
          <table:table-cell table:style-name="train_20_tracks" office:value-type="string" calcext:value-type="string">
            <text:p>HS</text:p>
          </table:table-cell>
          <table:table-cell table:style-name="train_20_tracks" office:value-type="string" calcext:value-type="string">
            <text:p>EB</text:p>
          </table:table-cell>
          <table:table-cell table:style-name="train_20_tracks" office:value-type="string" calcext:value-type="string">
            <text:p>GR </text:p>
          </table:table-cell>
          <table:table-cell table:style-name="train_20_tracks" office:value-type="string" calcext:value-type="string">
            <text:p>GN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4" calcext:value-type="float">
            <text:p>24</text:p>
          </table:table-cell>
          <table:table-cell table:style-name="train_20_tracks" office:value-type="string" calcext:value-type="string">
            <text:p>䷗</text:p>
          </table:table-cell>
          <table:table-cell table:style-name="train_20_tracks" office:value-type="string" calcext:value-type="string">
            <text:p>Turning Back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fù</text:p>
          </table:table-cell>
          <table:table-cell table:style-name="train_20_tracks" office:value-type="string" calcext:value-type="string">
            <text:p>复</text:p>
          </table:table-cell>
          <table:table-cell table:style-name="train_20_tracks" office:value-type="string" calcext:value-type="string">
            <text:p>0 to 5.625</text:p>
          </table:table-cell>
          <table:table-cell table:style-name="train_20_tracks" office:value-type="string" calcext:value-type="string">
            <text:p>復</text:p>
          </table:table-cell>
          <table:table-cell table:number-columns-repeated="2" table:style-name="train_20_tracks" office:value-type="float" office:value="1" calcext:value-type="float">
            <text:p>1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H1</text:p>
          </table:table-cell>
          <table:table-cell table:style-name="train_20_tracks" office:value-type="string" calcext:value-type="string">
            <text:p>E1</text:p>
          </table:table-cell>
          <table:table-cell table:style-name="train_20_tracks" office:value-type="string" calcext:value-type="string">
            <text:p>Zhen </text:p>
          </table:table-cell>
          <table:table-cell table:style-name="train_20_tracks" office:value-type="float" office:value="24" calcext:value-type="float">
            <text:p>24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7" calcext:value-type="float">
            <text:p>27</text:p>
          </table:table-cell>
          <table:table-cell table:style-name="train_20_tracks" office:value-type="string" calcext:value-type="string">
            <text:p>䷚</text:p>
          </table:table-cell>
          <table:table-cell table:style-name="train_20_tracks" office:value-type="string" calcext:value-type="string">
            <text:p>Nourishing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yí</text:p>
          </table:table-cell>
          <table:table-cell table:style-name="train_20_tracks" office:value-type="string" calcext:value-type="string">
            <text:p>颐</text:p>
          </table:table-cell>
          <table:table-cell table:style-name="train_20_tracks" office:value-type="string" calcext:value-type="string">
            <text:p>5.625 to 11.25</text:p>
          </table:table-cell>
          <table:table-cell table:style-name="train_20_tracks" office:value-type="string" calcext:value-type="string">
            <text:p>頤</text:p>
          </table:table-cell>
          <table:table-cell table:style-name="train_20_tracks" office:value-type="float" office:value="100001" calcext:value-type="float">
            <text:p>100001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H3</text:p>
          </table:table-cell>
          <table:table-cell table:style-name="train_20_tracks" office:value-type="string" calcext:value-type="string">
            <text:p>E1</text:p>
          </table:table-cell>
          <table:table-cell table:style-name="train_20_tracks" office:value-type="string" calcext:value-type="string">
            <text:p>Zhen </text:p>
          </table:table-cell>
          <table:table-cell table:style-name="train_20_tracks" office:value-type="float" office:value="27" calcext:value-type="float">
            <text:p>27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䷂</text:p>
          </table:table-cell>
          <table:table-cell table:style-name="train_20_tracks" office:value-type="string" calcext:value-type="string">
            <text:p>Beginning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zhūn</text:p>
          </table:table-cell>
          <table:table-cell table:style-name="train_20_tracks" office:value-type="string" calcext:value-type="string">
            <text:p>屯</text:p>
          </table:table-cell>
          <table:table-cell table:style-name="train_20_tracks" office:value-type="string" calcext:value-type="string">
            <text:p>11.25 to 16.875</text:p>
          </table:table-cell>
          <table:table-cell table:style-name="train_20_tracks" office:value-type="string" calcext:value-type="string">
            <text:p>屯</text:p>
          </table:table-cell>
          <table:table-cell table:style-name="train_20_tracks" office:value-type="float" office:value="10001" calcext:value-type="float">
            <text:p>10001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H5</text:p>
          </table:table-cell>
          <table:table-cell table:style-name="train_20_tracks" office:value-type="string" calcext:value-type="string">
            <text:p>E1</text:p>
          </table:table-cell>
          <table:table-cell table:style-name="train_20_tracks" office:value-type="string" calcext:value-type="string">
            <text:p>Zhen 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2" calcext:value-type="float">
            <text:p>42</text:p>
          </table:table-cell>
          <table:table-cell table:style-name="train_20_tracks" office:value-type="string" calcext:value-type="string">
            <text:p>䷩</text:p>
          </table:table-cell>
          <table:table-cell table:style-name="train_20_tracks" office:value-type="string" calcext:value-type="string">
            <text:p>Increasing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yì</text:p>
          </table:table-cell>
          <table:table-cell table:style-name="train_20_tracks" office:value-type="string" calcext:value-type="string">
            <text:p>益</text:p>
          </table:table-cell>
          <table:table-cell table:style-name="train_20_tracks" office:value-type="string" calcext:value-type="string">
            <text:p>16.875 to 22.5</text:p>
          </table:table-cell>
          <table:table-cell table:style-name="train_20_tracks" office:value-type="string" calcext:value-type="string">
            <text:p>益</text:p>
          </table:table-cell>
          <table:table-cell table:style-name="train_20_tracks" office:value-type="float" office:value="110001" calcext:value-type="float">
            <text:p>110001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H7</text:p>
          </table:table-cell>
          <table:table-cell table:style-name="train_20_tracks" office:value-type="string" calcext:value-type="string">
            <text:p>E1</text:p>
          </table:table-cell>
          <table:table-cell table:style-name="train_20_tracks" office:value-type="string" calcext:value-type="string">
            <text:p>Zhen </text:p>
          </table:table-cell>
          <table:table-cell table:style-name="train_20_tracks" office:value-type="float" office:value="42" calcext:value-type="float">
            <text:p>42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1" calcext:value-type="float">
            <text:p>51</text:p>
          </table:table-cell>
          <table:table-cell table:style-name="train_20_tracks" office:value-type="string" calcext:value-type="string">
            <text:p>䷲</text:p>
          </table:table-cell>
          <table:table-cell table:style-name="train_20_tracks" office:value-type="string" calcext:value-type="string">
            <text:p>Taking Action</text:p>
          </table:table-cell>
          <table:table-cell table:style-name="train_20_tracks" office:value-type="float" office:value="5" calcext:value-type="float">
            <text:p>5</text:p>
          </table:table-cell>
          <table:table-cell table:style-name="train_20_tracks" office:value-type="string" calcext:value-type="string">
            <text:p>zhèn</text:p>
          </table:table-cell>
          <table:table-cell table:style-name="train_20_tracks" office:value-type="string" calcext:value-type="string">
            <text:p>震</text:p>
          </table:table-cell>
          <table:table-cell table:style-name="train_20_tracks" office:value-type="string" calcext:value-type="string">
            <text:p>22.5 to 28.125</text:p>
          </table:table-cell>
          <table:table-cell table:style-name="train_20_tracks" office:value-type="string" calcext:value-type="string">
            <text:p>震</text:p>
          </table:table-cell>
          <table:table-cell table:style-name="train_20_tracks" office:value-type="float" office:value="1001" calcext:value-type="float">
            <text:p>1001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H9</text:p>
          </table:table-cell>
          <table:table-cell table:style-name="train_20_tracks" office:value-type="string" calcext:value-type="string">
            <text:p>E1</text:p>
          </table:table-cell>
          <table:table-cell table:style-name="train_20_tracks" office:value-type="string" calcext:value-type="string">
            <text:p>Zhen </text:p>
          </table:table-cell>
          <table:table-cell table:style-name="train_20_tracks" office:value-type="float" office:value="51" calcext:value-type="float">
            <text:p>51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1" calcext:value-type="float">
            <text:p>21</text:p>
          </table:table-cell>
          <table:table-cell table:style-name="train_20_tracks" office:value-type="string" calcext:value-type="string">
            <text:p>䷔</text:p>
          </table:table-cell>
          <table:table-cell table:style-name="train_20_tracks" office:value-type="string" calcext:value-type="string">
            <text:p>Eradicating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shì kè</text:p>
          </table:table-cell>
          <table:table-cell table:style-name="train_20_tracks" office:value-type="string" calcext:value-type="string">
            <text:p>噬嗑</text:p>
          </table:table-cell>
          <table:table-cell table:style-name="train_20_tracks" office:value-type="string" calcext:value-type="string">
            <text:p>28.125 to 33.75</text:p>
          </table:table-cell>
          <table:table-cell table:style-name="train_20_tracks" office:value-type="string" calcext:value-type="string">
            <text:p>噬嗑</text:p>
          </table:table-cell>
          <table:table-cell table:style-name="train_20_tracks" office:value-type="float" office:value="101001" calcext:value-type="float">
            <text:p>101001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H2</text:p>
          </table:table-cell>
          <table:table-cell table:style-name="train_20_tracks" office:value-type="string" calcext:value-type="string">
            <text:p>E4</text:p>
          </table:table-cell>
          <table:table-cell table:style-name="train_20_tracks" office:value-type="string" calcext:value-type="string">
            <text:p>Zhen </text:p>
          </table:table-cell>
          <table:table-cell table:style-name="train_20_tracks" office:value-type="float" office:value="21" calcext:value-type="float">
            <text:p>21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7" calcext:value-type="float">
            <text:p>17</text:p>
          </table:table-cell>
          <table:table-cell table:style-name="train_20_tracks" office:value-type="string" calcext:value-type="string">
            <text:p>䷐</text:p>
          </table:table-cell>
          <table:table-cell table:style-name="train_20_tracks" office:value-type="string" calcext:value-type="string">
            <text:p>Following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suí</text:p>
          </table:table-cell>
          <table:table-cell table:style-name="train_20_tracks" office:value-type="string" calcext:value-type="string">
            <text:p>随</text:p>
          </table:table-cell>
          <table:table-cell table:style-name="train_20_tracks" office:value-type="string" calcext:value-type="string">
            <text:p>33.75 to 39.375</text:p>
          </table:table-cell>
          <table:table-cell table:style-name="train_20_tracks" office:value-type="string" calcext:value-type="string">
            <text:p>隨</text:p>
          </table:table-cell>
          <table:table-cell table:style-name="train_20_tracks" office:value-type="float" office:value="11001" calcext:value-type="float">
            <text:p>11001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H4</text:p>
          </table:table-cell>
          <table:table-cell table:style-name="train_20_tracks" office:value-type="string" calcext:value-type="string">
            <text:p>E2</text:p>
          </table:table-cell>
          <table:table-cell table:style-name="train_20_tracks" office:value-type="string" calcext:value-type="string">
            <text:p>Zhen </text:p>
          </table:table-cell>
          <table:table-cell table:style-name="train_20_tracks" office:value-type="float" office:value="17" calcext:value-type="float">
            <text:p>17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5" calcext:value-type="float">
            <text:p>25</text:p>
          </table:table-cell>
          <table:table-cell table:style-name="train_20_tracks" office:value-type="string" calcext:value-type="string">
            <text:p>䷘</text:p>
          </table:table-cell>
          <table:table-cell table:style-name="train_20_tracks" office:value-type="string" calcext:value-type="string">
            <text:p>Without Falsehood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wú wàng</text:p>
          </table:table-cell>
          <table:table-cell table:style-name="train_20_tracks" office:value-type="string" calcext:value-type="string">
            <text:p>无妄</text:p>
          </table:table-cell>
          <table:table-cell table:style-name="train_20_tracks" office:value-type="string" calcext:value-type="string">
            <text:p>39.375 to 45</text:p>
          </table:table-cell>
          <table:table-cell table:style-name="train_20_tracks" office:value-type="string" calcext:value-type="string">
            <text:p>無妄</text:p>
          </table:table-cell>
          <table:table-cell table:style-name="train_20_tracks" office:value-type="float" office:value="111001" calcext:value-type="float">
            <text:p>111001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H6</text:p>
          </table:table-cell>
          <table:table-cell table:style-name="train_20_tracks" office:value-type="string" calcext:value-type="string">
            <text:p>E9</text:p>
          </table:table-cell>
          <table:table-cell table:style-name="train_20_tracks" office:value-type="string" calcext:value-type="string">
            <text:p>Zhen </text:p>
          </table:table-cell>
          <table:table-cell table:style-name="train_20_tracks" office:value-type="float" office:value="25" calcext:value-type="float">
            <text:p>25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6" calcext:value-type="float">
            <text:p>36</text:p>
          </table:table-cell>
          <table:table-cell table:style-name="train_20_tracks" office:value-type="string" calcext:value-type="string">
            <text:p>䷣</text:p>
          </table:table-cell>
          <table:table-cell table:style-name="train_20_tracks" office:value-type="string" calcext:value-type="string">
            <text:p>Brilliance Injured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míng yí</text:p>
          </table:table-cell>
          <table:table-cell table:style-name="train_20_tracks" office:value-type="string" calcext:value-type="string">
            <text:p>明夷</text:p>
          </table:table-cell>
          <table:table-cell table:style-name="train_20_tracks" office:value-type="string" calcext:value-type="string">
            <text:p>45 to 50.625</text:p>
          </table:table-cell>
          <table:table-cell table:style-name="train_20_tracks" office:value-type="string" calcext:value-type="string">
            <text:p>明夷</text:p>
          </table:table-cell>
          <table:table-cell table:style-name="train_20_tracks" office:value-type="float" office:value="101" calcext:value-type="float">
            <text:p>101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H8</text:p>
          </table:table-cell>
          <table:table-cell table:style-name="train_20_tracks" office:value-type="string" calcext:value-type="string">
            <text:p>E2</text:p>
          </table:table-cell>
          <table:table-cell table:style-name="train_20_tracks" office:value-type="string" calcext:value-type="string">
            <text:p>Li </text:p>
          </table:table-cell>
          <table:table-cell table:style-name="train_20_tracks" office:value-type="float" office:value="36" calcext:value-type="float">
            <text:p>36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2" calcext:value-type="float">
            <text:p>22</text:p>
          </table:table-cell>
          <table:table-cell table:style-name="train_20_tracks" office:value-type="string" calcext:value-type="string">
            <text:p>䷕</text:p>
          </table:table-cell>
          <table:table-cell table:style-name="train_20_tracks" office:value-type="string" calcext:value-type="string">
            <text:p>Adorning</text:p>
          </table:table-cell>
          <table:table-cell table:style-name="train_20_tracks" office:value-type="float" office:value="10" calcext:value-type="float">
            <text:p>10</text:p>
          </table:table-cell>
          <table:table-cell table:style-name="train_20_tracks" office:value-type="string" calcext:value-type="string">
            <text:p>bì</text:p>
          </table:table-cell>
          <table:table-cell table:style-name="train_20_tracks" office:value-type="string" calcext:value-type="string">
            <text:p>贲</text:p>
          </table:table-cell>
          <table:table-cell table:style-name="train_20_tracks" office:value-type="string" calcext:value-type="string">
            <text:p>50.625 to 56.25</text:p>
          </table:table-cell>
          <table:table-cell table:style-name="train_20_tracks" office:value-type="string" calcext:value-type="string">
            <text:p>賁</text:p>
          </table:table-cell>
          <table:table-cell table:style-name="train_20_tracks" office:value-type="float" office:value="100101" calcext:value-type="float">
            <text:p>100101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H10</text:p>
          </table:table-cell>
          <table:table-cell table:style-name="train_20_tracks" office:value-type="string" calcext:value-type="string">
            <text:p>E2</text:p>
          </table:table-cell>
          <table:table-cell table:style-name="train_20_tracks" office:value-type="string" calcext:value-type="string">
            <text:p>Li </text:p>
          </table:table-cell>
          <table:table-cell table:style-name="train_20_tracks" office:value-type="float" office:value="22" calcext:value-type="float">
            <text:p>22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63" calcext:value-type="float">
            <text:p>63</text:p>
          </table:table-cell>
          <table:table-cell table:style-name="train_20_tracks" office:value-type="string" calcext:value-type="string">
            <text:p>䷾</text:p>
          </table:table-cell>
          <table:table-cell table:style-name="train_20_tracks" office:value-type="string" calcext:value-type="string">
            <text:p>Already Fulfilled</text:p>
          </table:table-cell>
          <table:table-cell table:style-name="train_20_tracks" office:value-type="float" office:value="11" calcext:value-type="float">
            <text:p>11</text:p>
          </table:table-cell>
          <table:table-cell table:style-name="train_20_tracks" office:value-type="string" calcext:value-type="string">
            <text:p>jì jì</text:p>
          </table:table-cell>
          <table:table-cell table:style-name="train_20_tracks" office:value-type="string" calcext:value-type="string">
            <text:p>既济</text:p>
          </table:table-cell>
          <table:table-cell table:style-name="train_20_tracks" office:value-type="string" calcext:value-type="string">
            <text:p>56.25 to 61.875</text:p>
          </table:table-cell>
          <table:table-cell table:style-name="train_20_tracks" office:value-type="string" calcext:value-type="string">
            <text:p>既濟</text:p>
          </table:table-cell>
          <table:table-cell table:style-name="train_20_tracks" office:value-type="float" office:value="10101" calcext:value-type="float">
            <text:p>10101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H1</text:p>
          </table:table-cell>
          <table:table-cell table:style-name="train_20_tracks" office:value-type="string" calcext:value-type="string">
            <text:p>E3</text:p>
          </table:table-cell>
          <table:table-cell table:style-name="train_20_tracks" office:value-type="string" calcext:value-type="string">
            <text:p>Li </text:p>
          </table:table-cell>
          <table:table-cell table:style-name="train_20_tracks" office:value-type="float" office:value="63" calcext:value-type="float">
            <text:p>63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7" calcext:value-type="float">
            <text:p>37</text:p>
          </table:table-cell>
          <table:table-cell table:style-name="train_20_tracks" office:value-type="string" calcext:value-type="string">
            <text:p>䷤</text:p>
          </table:table-cell>
          <table:table-cell table:style-name="train_20_tracks" office:value-type="string" calcext:value-type="string">
            <text:p>Household</text:p>
          </table:table-cell>
          <table:table-cell table:style-name="train_20_tracks" office:value-type="float" office:value="12" calcext:value-type="float">
            <text:p>12</text:p>
          </table:table-cell>
          <table:table-cell table:style-name="train_20_tracks" office:value-type="string" calcext:value-type="string">
            <text:p>jiā rén</text:p>
          </table:table-cell>
          <table:table-cell table:style-name="train_20_tracks" office:value-type="string" calcext:value-type="string">
            <text:p>家人</text:p>
          </table:table-cell>
          <table:table-cell table:style-name="train_20_tracks" office:value-type="string" calcext:value-type="string">
            <text:p>61.875 to 67.5</text:p>
          </table:table-cell>
          <table:table-cell table:style-name="train_20_tracks" office:value-type="string" calcext:value-type="string">
            <text:p>家人</text:p>
          </table:table-cell>
          <table:table-cell table:style-name="train_20_tracks" office:value-type="float" office:value="110101" calcext:value-type="float">
            <text:p>110101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H3</text:p>
          </table:table-cell>
          <table:table-cell table:style-name="train_20_tracks" office:value-type="string" calcext:value-type="string">
            <text:p>E3</text:p>
          </table:table-cell>
          <table:table-cell table:style-name="train_20_tracks" office:value-type="string" calcext:value-type="string">
            <text:p>Li </text:p>
          </table:table-cell>
          <table:table-cell table:style-name="train_20_tracks" office:value-type="float" office:value="37" calcext:value-type="float">
            <text:p>37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5" calcext:value-type="float">
            <text:p>55</text:p>
          </table:table-cell>
          <table:table-cell table:style-name="train_20_tracks" office:value-type="string" calcext:value-type="string">
            <text:p>䷶</text:p>
          </table:table-cell>
          <table:table-cell table:style-name="train_20_tracks" office:value-type="string" calcext:value-type="string">
            <text:p>Abundance</text:p>
          </table:table-cell>
          <table:table-cell table:style-name="train_20_tracks" office:value-type="float" office:value="13" calcext:value-type="float">
            <text:p>13</text:p>
          </table:table-cell>
          <table:table-cell table:style-name="train_20_tracks" office:value-type="string" calcext:value-type="string">
            <text:p>fēng</text:p>
          </table:table-cell>
          <table:table-cell table:style-name="train_20_tracks" office:value-type="string" calcext:value-type="string">
            <text:p>丰</text:p>
          </table:table-cell>
          <table:table-cell table:style-name="train_20_tracks" office:value-type="string" calcext:value-type="string">
            <text:p>67.5 to 73.125</text:p>
          </table:table-cell>
          <table:table-cell table:style-name="train_20_tracks" office:value-type="string" calcext:value-type="string">
            <text:p>豐</text:p>
          </table:table-cell>
          <table:table-cell table:style-name="train_20_tracks" office:value-type="float" office:value="1101" calcext:value-type="float">
            <text:p>1101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H5</text:p>
          </table:table-cell>
          <table:table-cell table:style-name="train_20_tracks" office:value-type="string" calcext:value-type="string">
            <text:p>E3</text:p>
          </table:table-cell>
          <table:table-cell table:style-name="train_20_tracks" office:value-type="string" calcext:value-type="string">
            <text:p>Li </text:p>
          </table:table-cell>
          <table:table-cell table:style-name="train_20_tracks" office:value-type="float" office:value="55" calcext:value-type="float">
            <text:p>55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0" calcext:value-type="float">
            <text:p>30</text:p>
          </table:table-cell>
          <table:table-cell table:style-name="train_20_tracks" office:value-type="string" calcext:value-type="string">
            <text:p>䷝</text:p>
          </table:table-cell>
          <table:table-cell table:style-name="train_20_tracks" office:value-type="string" calcext:value-type="string">
            <text:p>Brightness</text:p>
          </table:table-cell>
          <table:table-cell table:style-name="train_20_tracks" office:value-type="float" office:value="14" calcext:value-type="float">
            <text:p>14</text:p>
          </table:table-cell>
          <table:table-cell table:style-name="train_20_tracks" office:value-type="string" calcext:value-type="string">
            <text:p>lí</text:p>
          </table:table-cell>
          <table:table-cell table:style-name="train_20_tracks" office:value-type="string" calcext:value-type="string">
            <text:p>离</text:p>
          </table:table-cell>
          <table:table-cell table:style-name="train_20_tracks" office:value-type="string" calcext:value-type="string">
            <text:p>73.125 to 78.75</text:p>
          </table:table-cell>
          <table:table-cell table:style-name="train_20_tracks" office:value-type="string" calcext:value-type="string">
            <text:p>離</text:p>
          </table:table-cell>
          <table:table-cell table:style-name="train_20_tracks" office:value-type="float" office:value="101101" calcext:value-type="float">
            <text:p>101101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H7</text:p>
          </table:table-cell>
          <table:table-cell table:style-name="train_20_tracks" office:value-type="string" calcext:value-type="string">
            <text:p>E3</text:p>
          </table:table-cell>
          <table:table-cell table:style-name="train_20_tracks" office:value-type="string" calcext:value-type="string">
            <text:p>Li </text:p>
          </table:table-cell>
          <table:table-cell table:style-name="train_20_tracks" office:value-type="float" office:value="30" calcext:value-type="float">
            <text:p>30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9" calcext:value-type="float">
            <text:p>49</text:p>
          </table:table-cell>
          <table:table-cell table:style-name="train_20_tracks" office:value-type="string" calcext:value-type="string">
            <text:p>䷰</text:p>
          </table:table-cell>
          <table:table-cell table:style-name="train_20_tracks" office:value-type="string" calcext:value-type="string">
            <text:p>Abolishing The Old</text:p>
          </table:table-cell>
          <table:table-cell table:style-name="train_20_tracks" office:value-type="float" office:value="15" calcext:value-type="float">
            <text:p>15</text:p>
          </table:table-cell>
          <table:table-cell table:style-name="train_20_tracks" office:value-type="string" calcext:value-type="string">
            <text:p>gé</text:p>
          </table:table-cell>
          <table:table-cell table:style-name="train_20_tracks" office:value-type="string" calcext:value-type="string">
            <text:p>革</text:p>
          </table:table-cell>
          <table:table-cell table:style-name="train_20_tracks" office:value-type="string" calcext:value-type="string">
            <text:p>78.75 to 84.375</text:p>
          </table:table-cell>
          <table:table-cell table:style-name="train_20_tracks" office:value-type="string" calcext:value-type="string">
            <text:p>革</text:p>
          </table:table-cell>
          <table:table-cell table:style-name="train_20_tracks" office:value-type="float" office:value="11101" calcext:value-type="float">
            <text:p>11101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H7</text:p>
          </table:table-cell>
          <table:table-cell table:style-name="train_20_tracks" office:value-type="string" calcext:value-type="string">
            <text:p>E3</text:p>
          </table:table-cell>
          <table:table-cell table:style-name="train_20_tracks" office:value-type="string" calcext:value-type="string">
            <text:p>Li </text:p>
          </table:table-cell>
          <table:table-cell table:style-name="train_20_tracks" office:value-type="float" office:value="49" calcext:value-type="float">
            <text:p>49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3" calcext:value-type="float">
            <text:p>13</text:p>
          </table:table-cell>
          <table:table-cell table:style-name="train_20_tracks" office:value-type="string" calcext:value-type="string">
            <text:p>䷌</text:p>
          </table:table-cell>
          <table:table-cell table:style-name="train_20_tracks" office:value-type="string" calcext:value-type="string">
            <text:p>Seeking Harmony</text:p>
          </table:table-cell>
          <table:table-cell table:style-name="train_20_tracks" office:value-type="float" office:value="16" calcext:value-type="float">
            <text:p>16</text:p>
          </table:table-cell>
          <table:table-cell table:style-name="train_20_tracks" office:value-type="string" calcext:value-type="string">
            <text:p>tóng rén</text:p>
          </table:table-cell>
          <table:table-cell table:style-name="train_20_tracks" office:value-type="string" calcext:value-type="string">
            <text:p>同人</text:p>
          </table:table-cell>
          <table:table-cell table:style-name="train_20_tracks" office:value-type="string" calcext:value-type="string">
            <text:p>84.375 to 90</text:p>
          </table:table-cell>
          <table:table-cell table:style-name="train_20_tracks" office:value-type="string" calcext:value-type="string">
            <text:p>同人</text:p>
          </table:table-cell>
          <table:table-cell table:style-name="train_20_tracks" office:value-type="float" office:value="111101" calcext:value-type="float">
            <text:p>111101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H9</text:p>
          </table:table-cell>
          <table:table-cell table:style-name="train_20_tracks" office:value-type="string" calcext:value-type="string">
            <text:p>E3</text:p>
          </table:table-cell>
          <table:table-cell table:style-name="train_20_tracks" office:value-type="string" calcext:value-type="string">
            <text:p>Li </text:p>
          </table:table-cell>
          <table:table-cell table:style-name="train_20_tracks" office:value-type="float" office:value="13" calcext:value-type="float">
            <text:p>13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9" calcext:value-type="float">
            <text:p>19</text:p>
          </table:table-cell>
          <table:table-cell table:style-name="train_20_tracks" office:value-type="string" calcext:value-type="string">
            <text:p>䷒</text:p>
          </table:table-cell>
          <table:table-cell table:style-name="train_20_tracks" office:value-type="string" calcext:value-type="string">
            <text:p>Approaching</text:p>
          </table:table-cell>
          <table:table-cell table:style-name="train_20_tracks" office:value-type="float" office:value="17" calcext:value-type="float">
            <text:p>17</text:p>
          </table:table-cell>
          <table:table-cell table:style-name="train_20_tracks" office:value-type="string" calcext:value-type="string">
            <text:p>lín</text:p>
          </table:table-cell>
          <table:table-cell table:style-name="train_20_tracks" office:value-type="string" calcext:value-type="string">
            <text:p>临</text:p>
          </table:table-cell>
          <table:table-cell table:style-name="train_20_tracks" office:value-type="string" calcext:value-type="string">
            <text:p>90 to 95.625</text:p>
          </table:table-cell>
          <table:table-cell table:style-name="train_20_tracks" office:value-type="string" calcext:value-type="string">
            <text:p>臨</text:p>
          </table:table-cell>
          <table:table-cell table:style-name="train_20_tracks" office:value-type="float" office:value="11" calcext:value-type="float">
            <text:p>11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H2</text:p>
          </table:table-cell>
          <table:table-cell table:style-name="train_20_tracks" office:value-type="string" calcext:value-type="string">
            <text:p>E4</text:p>
          </table:table-cell>
          <table:table-cell table:style-name="train_20_tracks" office:value-type="string" calcext:value-type="string">
            <text:p>Dui </text:p>
          </table:table-cell>
          <table:table-cell table:style-name="train_20_tracks" office:value-type="float" office:value="19" calcext:value-type="float">
            <text:p>19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1" calcext:value-type="float">
            <text:p>41</text:p>
          </table:table-cell>
          <table:table-cell table:style-name="train_20_tracks" office:value-type="string" calcext:value-type="string">
            <text:p>䷨</text:p>
          </table:table-cell>
          <table:table-cell table:style-name="train_20_tracks" office:value-type="string" calcext:value-type="string">
            <text:p>Decreasing</text:p>
          </table:table-cell>
          <table:table-cell table:style-name="train_20_tracks" office:value-type="float" office:value="18" calcext:value-type="float">
            <text:p>18</text:p>
          </table:table-cell>
          <table:table-cell table:style-name="train_20_tracks" office:value-type="string" calcext:value-type="string">
            <text:p>sǔn</text:p>
          </table:table-cell>
          <table:table-cell table:style-name="train_20_tracks" office:value-type="string" calcext:value-type="string">
            <text:p>损</text:p>
          </table:table-cell>
          <table:table-cell table:style-name="train_20_tracks" office:value-type="string" calcext:value-type="string">
            <text:p>95.625 to 101.25</text:p>
          </table:table-cell>
          <table:table-cell table:style-name="train_20_tracks" office:value-type="string" calcext:value-type="string">
            <text:p>損</text:p>
          </table:table-cell>
          <table:table-cell table:style-name="train_20_tracks" office:value-type="float" office:value="100011" calcext:value-type="float">
            <text:p>100011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H4</text:p>
          </table:table-cell>
          <table:table-cell table:style-name="train_20_tracks" office:value-type="string" calcext:value-type="string">
            <text:p>E4</text:p>
          </table:table-cell>
          <table:table-cell table:style-name="train_20_tracks" office:value-type="string" calcext:value-type="string">
            <text:p>Dui </text:p>
          </table:table-cell>
          <table:table-cell table:style-name="train_20_tracks" office:value-type="float" office:value="41" calcext:value-type="float">
            <text:p>41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60" calcext:value-type="float">
            <text:p>60</text:p>
          </table:table-cell>
          <table:table-cell table:style-name="train_20_tracks" office:value-type="string" calcext:value-type="string">
            <text:p>䷻</text:p>
          </table:table-cell>
          <table:table-cell table:style-name="train_20_tracks" office:value-type="string" calcext:value-type="string">
            <text:p>Restricting</text:p>
          </table:table-cell>
          <table:table-cell table:style-name="train_20_tracks" office:value-type="float" office:value="19" calcext:value-type="float">
            <text:p>19</text:p>
          </table:table-cell>
          <table:table-cell table:style-name="train_20_tracks" office:value-type="string" calcext:value-type="string">
            <text:p>jié</text:p>
          </table:table-cell>
          <table:table-cell table:style-name="train_20_tracks" office:value-type="string" calcext:value-type="string">
            <text:p>节</text:p>
          </table:table-cell>
          <table:table-cell table:style-name="train_20_tracks" office:value-type="string" calcext:value-type="string">
            <text:p>101.25 to 106.875</text:p>
          </table:table-cell>
          <table:table-cell table:style-name="train_20_tracks" office:value-type="string" calcext:value-type="string">
            <text:p>節</text:p>
          </table:table-cell>
          <table:table-cell table:style-name="train_20_tracks" office:value-type="float" office:value="10011" calcext:value-type="float">
            <text:p>10011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H6</text:p>
          </table:table-cell>
          <table:table-cell table:style-name="train_20_tracks" office:value-type="string" calcext:value-type="string">
            <text:p>E4</text:p>
          </table:table-cell>
          <table:table-cell table:style-name="train_20_tracks" office:value-type="string" calcext:value-type="string">
            <text:p>Dui </text:p>
          </table:table-cell>
          <table:table-cell table:style-name="train_20_tracks" office:value-type="float" office:value="60" calcext:value-type="float">
            <text:p>60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61" calcext:value-type="float">
            <text:p>61</text:p>
          </table:table-cell>
          <table:table-cell table:style-name="train_20_tracks" office:value-type="string" calcext:value-type="string">
            <text:p>䷼</text:p>
          </table:table-cell>
          <table:table-cell table:style-name="train_20_tracks" office:value-type="string" calcext:value-type="string">
            <text:p>Innermost Sincerity</text:p>
          </table:table-cell>
          <table:table-cell table:style-name="train_20_tracks" office:value-type="float" office:value="20" calcext:value-type="float">
            <text:p>20</text:p>
          </table:table-cell>
          <table:table-cell table:style-name="train_20_tracks" office:value-type="string" calcext:value-type="string">
            <text:p>zhōng fú</text:p>
          </table:table-cell>
          <table:table-cell table:style-name="train_20_tracks" office:value-type="string" calcext:value-type="string">
            <text:p>中孚</text:p>
          </table:table-cell>
          <table:table-cell table:style-name="train_20_tracks" office:value-type="string" calcext:value-type="string">
            <text:p>106.875 to 112.5</text:p>
          </table:table-cell>
          <table:table-cell table:style-name="train_20_tracks" office:value-type="string" calcext:value-type="string">
            <text:p>中孚</text:p>
          </table:table-cell>
          <table:table-cell table:style-name="train_20_tracks" office:value-type="float" office:value="110011" calcext:value-type="float">
            <text:p>110011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H8</text:p>
          </table:table-cell>
          <table:table-cell table:style-name="train_20_tracks" office:value-type="string" calcext:value-type="string">
            <text:p>E4</text:p>
          </table:table-cell>
          <table:table-cell table:style-name="train_20_tracks" office:value-type="string" calcext:value-type="string">
            <text:p>Dui </text:p>
          </table:table-cell>
          <table:table-cell table:style-name="train_20_tracks" office:value-type="float" office:value="61" calcext:value-type="float">
            <text:p>61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4" calcext:value-type="float">
            <text:p>54</text:p>
          </table:table-cell>
          <table:table-cell table:style-name="train_20_tracks" office:value-type="string" calcext:value-type="string">
            <text:p>䷵</text:p>
          </table:table-cell>
          <table:table-cell table:style-name="train_20_tracks" office:value-type="string" calcext:value-type="string">
            <text:p>Marrying Maiden</text:p>
          </table:table-cell>
          <table:table-cell table:style-name="train_20_tracks" office:value-type="float" office:value="21" calcext:value-type="float">
            <text:p>21</text:p>
          </table:table-cell>
          <table:table-cell table:style-name="train_20_tracks" office:value-type="string" calcext:value-type="string">
            <text:p>guī mèi</text:p>
          </table:table-cell>
          <table:table-cell table:style-name="train_20_tracks" office:value-type="string" calcext:value-type="string">
            <text:p>归妹</text:p>
          </table:table-cell>
          <table:table-cell table:style-name="train_20_tracks" office:value-type="string" calcext:value-type="string">
            <text:p>112.5 to 118.125</text:p>
          </table:table-cell>
          <table:table-cell table:style-name="train_20_tracks" office:value-type="string" calcext:value-type="string">
            <text:p>歸妹</text:p>
          </table:table-cell>
          <table:table-cell table:style-name="train_20_tracks" office:value-type="float" office:value="1011" calcext:value-type="float">
            <text:p>1011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H10</text:p>
          </table:table-cell>
          <table:table-cell table:style-name="train_20_tracks" office:value-type="string" calcext:value-type="string">
            <text:p>E4</text:p>
          </table:table-cell>
          <table:table-cell table:style-name="train_20_tracks" office:value-type="string" calcext:value-type="string">
            <text:p>Dui </text:p>
          </table:table-cell>
          <table:table-cell table:style-name="train_20_tracks" office:value-type="float" office:value="54" calcext:value-type="float">
            <text:p>54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8" calcext:value-type="float">
            <text:p>38</text:p>
          </table:table-cell>
          <table:table-cell table:style-name="train_20_tracks" office:value-type="string" calcext:value-type="string">
            <text:p>䷥</text:p>
          </table:table-cell>
          <table:table-cell table:style-name="train_20_tracks" office:value-type="string" calcext:value-type="string">
            <text:p>Diversity</text:p>
          </table:table-cell>
          <table:table-cell table:style-name="train_20_tracks" office:value-type="float" office:value="22" calcext:value-type="float">
            <text:p>22</text:p>
          </table:table-cell>
          <table:table-cell table:style-name="train_20_tracks" office:value-type="string" calcext:value-type="string">
            <text:p>kuí</text:p>
          </table:table-cell>
          <table:table-cell table:style-name="train_20_tracks" office:value-type="string" calcext:value-type="string">
            <text:p>睽</text:p>
          </table:table-cell>
          <table:table-cell table:style-name="train_20_tracks" office:value-type="string" calcext:value-type="string">
            <text:p>118.125 to 123.75</text:p>
          </table:table-cell>
          <table:table-cell table:style-name="train_20_tracks" office:value-type="string" calcext:value-type="string">
            <text:p>睽</text:p>
          </table:table-cell>
          <table:table-cell table:style-name="train_20_tracks" office:value-type="float" office:value="101011" calcext:value-type="float">
            <text:p>101011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H1</text:p>
          </table:table-cell>
          <table:table-cell table:style-name="train_20_tracks" office:value-type="string" calcext:value-type="string">
            <text:p>E5</text:p>
          </table:table-cell>
          <table:table-cell table:style-name="train_20_tracks" office:value-type="string" calcext:value-type="string">
            <text:p>Dui </text:p>
          </table:table-cell>
          <table:table-cell table:style-name="train_20_tracks" office:value-type="float" office:value="38" calcext:value-type="float">
            <text:p>38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8" calcext:value-type="float">
            <text:p>58</text:p>
          </table:table-cell>
          <table:table-cell table:style-name="train_20_tracks" office:value-type="string" calcext:value-type="string">
            <text:p>䷹</text:p>
          </table:table-cell>
          <table:table-cell table:style-name="train_20_tracks" office:value-type="string" calcext:value-type="string">
            <text:p>Joyful</text:p>
          </table:table-cell>
          <table:table-cell table:style-name="train_20_tracks" office:value-type="float" office:value="23" calcext:value-type="float">
            <text:p>23</text:p>
          </table:table-cell>
          <table:table-cell table:style-name="train_20_tracks" office:value-type="string" calcext:value-type="string">
            <text:p>duì</text:p>
          </table:table-cell>
          <table:table-cell table:style-name="train_20_tracks" office:value-type="string" calcext:value-type="string">
            <text:p>兑</text:p>
          </table:table-cell>
          <table:table-cell table:style-name="train_20_tracks" office:value-type="string" calcext:value-type="string">
            <text:p>123.75 to 129.375</text:p>
          </table:table-cell>
          <table:table-cell table:style-name="train_20_tracks" office:value-type="string" calcext:value-type="string">
            <text:p>兌</text:p>
          </table:table-cell>
          <table:table-cell table:style-name="train_20_tracks" office:value-type="float" office:value="11011" calcext:value-type="float">
            <text:p>11011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H3</text:p>
          </table:table-cell>
          <table:table-cell table:style-name="train_20_tracks" office:value-type="string" calcext:value-type="string">
            <text:p>E5</text:p>
          </table:table-cell>
          <table:table-cell table:style-name="train_20_tracks" office:value-type="string" calcext:value-type="string">
            <text:p>Dui </text:p>
          </table:table-cell>
          <table:table-cell table:style-name="train_20_tracks" office:value-type="float" office:value="58" calcext:value-type="float">
            <text:p>58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0" calcext:value-type="float">
            <text:p>10</text:p>
          </table:table-cell>
          <table:table-cell table:style-name="train_20_tracks" office:value-type="string" calcext:value-type="string">
            <text:p>䷉</text:p>
          </table:table-cell>
          <table:table-cell table:style-name="train_20_tracks" office:value-type="string" calcext:value-type="string">
            <text:p>Fulfillment</text:p>
          </table:table-cell>
          <table:table-cell table:style-name="train_20_tracks" office:value-type="float" office:value="24" calcext:value-type="float">
            <text:p>24</text:p>
          </table:table-cell>
          <table:table-cell table:style-name="train_20_tracks" office:value-type="string" calcext:value-type="string">
            <text:p>lǚ</text:p>
          </table:table-cell>
          <table:table-cell table:style-name="train_20_tracks" office:value-type="string" calcext:value-type="string">
            <text:p>履</text:p>
          </table:table-cell>
          <table:table-cell table:style-name="train_20_tracks" office:value-type="string" calcext:value-type="string">
            <text:p>129.375 to 135</text:p>
          </table:table-cell>
          <table:table-cell table:style-name="train_20_tracks" office:value-type="string" calcext:value-type="string">
            <text:p>履</text:p>
          </table:table-cell>
          <table:table-cell table:style-name="train_20_tracks" office:value-type="float" office:value="111011" calcext:value-type="float">
            <text:p>111011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H5</text:p>
          </table:table-cell>
          <table:table-cell table:style-name="train_20_tracks" office:value-type="string" calcext:value-type="string">
            <text:p>E5</text:p>
          </table:table-cell>
          <table:table-cell table:style-name="train_20_tracks" office:value-type="string" calcext:value-type="string">
            <text:p>Dui </text:p>
          </table:table-cell>
          <table:table-cell table:style-name="train_20_tracks" office:value-type="float" office:value="10" calcext:value-type="float">
            <text:p>10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1" calcext:value-type="float">
            <text:p>11</text:p>
          </table:table-cell>
          <table:table-cell table:style-name="train_20_tracks" office:value-type="string" calcext:value-type="string">
            <text:p>䷊</text:p>
          </table:table-cell>
          <table:table-cell table:style-name="train_20_tracks" office:value-type="string" calcext:value-type="string">
            <text:p>Advance</text:p>
          </table:table-cell>
          <table:table-cell table:style-name="train_20_tracks" office:value-type="float" office:value="25" calcext:value-type="float">
            <text:p>25</text:p>
          </table:table-cell>
          <table:table-cell table:style-name="train_20_tracks" office:value-type="string" calcext:value-type="string">
            <text:p>tài</text:p>
          </table:table-cell>
          <table:table-cell table:style-name="train_20_tracks" office:value-type="string" calcext:value-type="string">
            <text:p>泰</text:p>
          </table:table-cell>
          <table:table-cell table:style-name="train_20_tracks" office:value-type="string" calcext:value-type="string">
            <text:p>135 to 140.625</text:p>
          </table:table-cell>
          <table:table-cell table:style-name="train_20_tracks" office:value-type="string" calcext:value-type="string">
            <text:p>泰</text:p>
          </table:table-cell>
          <table:table-cell table:style-name="train_20_tracks" office:value-type="float" office:value="111" calcext:value-type="float">
            <text:p>111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H7</text:p>
          </table:table-cell>
          <table:table-cell table:style-name="train_20_tracks" office:value-type="string" calcext:value-type="string">
            <text:p>E5</text:p>
          </table:table-cell>
          <table:table-cell table:style-name="train_20_tracks" office:value-type="string" calcext:value-type="string">
            <text:p>Qian </text:p>
          </table:table-cell>
          <table:table-cell table:style-name="train_20_tracks" office:value-type="float" office:value="11" calcext:value-type="float">
            <text:p>11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6" calcext:value-type="float">
            <text:p>26</text:p>
          </table:table-cell>
          <table:table-cell table:style-name="train_20_tracks" office:value-type="string" calcext:value-type="string">
            <text:p>䷙</text:p>
          </table:table-cell>
          <table:table-cell table:style-name="train_20_tracks" office:value-type="string" calcext:value-type="string">
            <text:p>Great Accumulation</text:p>
          </table:table-cell>
          <table:table-cell table:style-name="train_20_tracks" office:value-type="float" office:value="26" calcext:value-type="float">
            <text:p>26</text:p>
          </table:table-cell>
          <table:table-cell table:style-name="train_20_tracks" office:value-type="string" calcext:value-type="string">
            <text:p>dà chù</text:p>
          </table:table-cell>
          <table:table-cell table:style-name="train_20_tracks" office:value-type="string" calcext:value-type="string">
            <text:p>大畜</text:p>
          </table:table-cell>
          <table:table-cell table:style-name="train_20_tracks" office:value-type="string" calcext:value-type="string">
            <text:p>140.625 to 146.25</text:p>
          </table:table-cell>
          <table:table-cell table:style-name="train_20_tracks" office:value-type="string" calcext:value-type="string">
            <text:p>大畜</text:p>
          </table:table-cell>
          <table:table-cell table:style-name="train_20_tracks" office:value-type="float" office:value="100111" calcext:value-type="float">
            <text:p>100111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H9</text:p>
          </table:table-cell>
          <table:table-cell table:style-name="train_20_tracks" office:value-type="string" calcext:value-type="string">
            <text:p>E5</text:p>
          </table:table-cell>
          <table:table-cell table:style-name="train_20_tracks" office:value-type="string" calcext:value-type="string">
            <text:p>Qian </text:p>
          </table:table-cell>
          <table:table-cell table:style-name="train_20_tracks" office:value-type="float" office:value="26" calcext:value-type="float">
            <text:p>26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" calcext:value-type="float">
            <text:p>5</text:p>
          </table:table-cell>
          <table:table-cell table:style-name="train_20_tracks" office:value-type="string" calcext:value-type="string">
            <text:p>䷄</text:p>
          </table:table-cell>
          <table:table-cell table:style-name="train_20_tracks" office:value-type="string" calcext:value-type="string">
            <text:p>Needing</text:p>
          </table:table-cell>
          <table:table-cell table:style-name="train_20_tracks" office:value-type="float" office:value="27" calcext:value-type="float">
            <text:p>27</text:p>
          </table:table-cell>
          <table:table-cell table:style-name="train_20_tracks" office:value-type="string" calcext:value-type="string">
            <text:p>xū</text:p>
          </table:table-cell>
          <table:table-cell table:style-name="train_20_tracks" office:value-type="string" calcext:value-type="string">
            <text:p>需</text:p>
          </table:table-cell>
          <table:table-cell table:style-name="train_20_tracks" office:value-type="string" calcext:value-type="string">
            <text:p>146.25 to 151.875</text:p>
          </table:table-cell>
          <table:table-cell table:style-name="train_20_tracks" office:value-type="string" calcext:value-type="string">
            <text:p>需</text:p>
          </table:table-cell>
          <table:table-cell table:style-name="train_20_tracks" office:value-type="float" office:value="10111" calcext:value-type="float">
            <text:p>10111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H2</text:p>
          </table:table-cell>
          <table:table-cell table:style-name="train_20_tracks" office:value-type="string" calcext:value-type="string">
            <text:p>E6</text:p>
          </table:table-cell>
          <table:table-cell table:style-name="train_20_tracks" office:value-type="string" calcext:value-type="string">
            <text:p>Qian </text:p>
          </table:table-cell>
          <table:table-cell table:style-name="train_20_tracks" office:value-type="float" office:value="5" calcext:value-type="float">
            <text:p>5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䷈</text:p>
          </table:table-cell>
          <table:table-cell table:style-name="train_20_tracks" office:value-type="string" calcext:value-type="string">
            <text:p>Little Accumulation</text:p>
          </table:table-cell>
          <table:table-cell table:style-name="train_20_tracks" office:value-type="float" office:value="28" calcext:value-type="float">
            <text:p>28</text:p>
          </table:table-cell>
          <table:table-cell table:style-name="train_20_tracks" office:value-type="string" calcext:value-type="string">
            <text:p>xiǎo chù</text:p>
          </table:table-cell>
          <table:table-cell table:style-name="train_20_tracks" office:value-type="string" calcext:value-type="string">
            <text:p>小畜</text:p>
          </table:table-cell>
          <table:table-cell table:style-name="train_20_tracks" office:value-type="string" calcext:value-type="string">
            <text:p>151.875 to 157.5</text:p>
          </table:table-cell>
          <table:table-cell table:style-name="train_20_tracks" office:value-type="string" calcext:value-type="string">
            <text:p>小畜</text:p>
          </table:table-cell>
          <table:table-cell table:style-name="train_20_tracks" office:value-type="float" office:value="110111" calcext:value-type="float">
            <text:p>110111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H4</text:p>
          </table:table-cell>
          <table:table-cell table:style-name="train_20_tracks" office:value-type="string" calcext:value-type="string">
            <text:p>E6</text:p>
          </table:table-cell>
          <table:table-cell table:style-name="train_20_tracks" office:value-type="string" calcext:value-type="string">
            <text:p>Qian 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4" calcext:value-type="float">
            <text:p>34</text:p>
          </table:table-cell>
          <table:table-cell table:style-name="train_20_tracks" office:value-type="string" calcext:value-type="string">
            <text:p>䷡</text:p>
          </table:table-cell>
          <table:table-cell table:style-name="train_20_tracks" office:value-type="string" calcext:value-type="string">
            <text:p>Great Strength</text:p>
          </table:table-cell>
          <table:table-cell table:style-name="train_20_tracks" office:value-type="float" office:value="29" calcext:value-type="float">
            <text:p>29</text:p>
          </table:table-cell>
          <table:table-cell table:style-name="train_20_tracks" office:value-type="string" calcext:value-type="string">
            <text:p>dà zhuàng</text:p>
          </table:table-cell>
          <table:table-cell table:style-name="train_20_tracks" office:value-type="string" calcext:value-type="string">
            <text:p>大壮</text:p>
          </table:table-cell>
          <table:table-cell table:style-name="train_20_tracks" office:value-type="string" calcext:value-type="string">
            <text:p>157.5 to 163.125</text:p>
          </table:table-cell>
          <table:table-cell table:style-name="train_20_tracks" office:value-type="string" calcext:value-type="string">
            <text:p>大壯</text:p>
          </table:table-cell>
          <table:table-cell table:style-name="train_20_tracks" office:value-type="float" office:value="1111" calcext:value-type="float">
            <text:p>1111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H6</text:p>
          </table:table-cell>
          <table:table-cell table:style-name="train_20_tracks" office:value-type="string" calcext:value-type="string">
            <text:p>E6</text:p>
          </table:table-cell>
          <table:table-cell table:style-name="train_20_tracks" office:value-type="string" calcext:value-type="string">
            <text:p>Qian </text:p>
          </table:table-cell>
          <table:table-cell table:style-name="train_20_tracks" office:value-type="float" office:value="34" calcext:value-type="float">
            <text:p>34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4" calcext:value-type="float">
            <text:p>14</text:p>
          </table:table-cell>
          <table:table-cell table:style-name="train_20_tracks" office:value-type="string" calcext:value-type="string">
            <text:p>䷍</text:p>
          </table:table-cell>
          <table:table-cell table:style-name="train_20_tracks" office:value-type="string" calcext:value-type="string">
            <text:p>Great Harvest</text:p>
          </table:table-cell>
          <table:table-cell table:style-name="train_20_tracks" office:value-type="float" office:value="30" calcext:value-type="float">
            <text:p>30</text:p>
          </table:table-cell>
          <table:table-cell table:style-name="train_20_tracks" office:value-type="string" calcext:value-type="string">
            <text:p>dà yǒu</text:p>
          </table:table-cell>
          <table:table-cell table:style-name="train_20_tracks" office:value-type="string" calcext:value-type="string">
            <text:p>大有</text:p>
          </table:table-cell>
          <table:table-cell table:style-name="train_20_tracks" office:value-type="string" calcext:value-type="string">
            <text:p>163.125 to 168.75</text:p>
          </table:table-cell>
          <table:table-cell table:style-name="train_20_tracks" office:value-type="string" calcext:value-type="string">
            <text:p>大有</text:p>
          </table:table-cell>
          <table:table-cell table:style-name="train_20_tracks" office:value-type="float" office:value="101111" calcext:value-type="float">
            <text:p>101111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H8</text:p>
          </table:table-cell>
          <table:table-cell table:style-name="train_20_tracks" office:value-type="string" calcext:value-type="string">
            <text:p>E6</text:p>
          </table:table-cell>
          <table:table-cell table:style-name="train_20_tracks" office:value-type="string" calcext:value-type="string">
            <text:p>Qian </text:p>
          </table:table-cell>
          <table:table-cell table:style-name="train_20_tracks" office:value-type="float" office:value="14" calcext:value-type="float">
            <text:p>14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3" calcext:value-type="float">
            <text:p>43</text:p>
          </table:table-cell>
          <table:table-cell table:style-name="train_20_tracks" office:value-type="string" calcext:value-type="string">
            <text:p>䷪</text:p>
          </table:table-cell>
          <table:table-cell table:style-name="train_20_tracks" office:value-type="string" calcext:value-type="string">
            <text:p>Eliminating</text:p>
          </table:table-cell>
          <table:table-cell table:style-name="train_20_tracks" office:value-type="float" office:value="31" calcext:value-type="float">
            <text:p>31</text:p>
          </table:table-cell>
          <table:table-cell table:style-name="train_20_tracks" office:value-type="string" calcext:value-type="string">
            <text:p>guài</text:p>
          </table:table-cell>
          <table:table-cell table:style-name="train_20_tracks" office:value-type="string" calcext:value-type="string">
            <text:p>夬</text:p>
          </table:table-cell>
          <table:table-cell table:style-name="train_20_tracks" office:value-type="string" calcext:value-type="string">
            <text:p>168.75 to 174.375</text:p>
          </table:table-cell>
          <table:table-cell table:style-name="train_20_tracks" office:value-type="string" calcext:value-type="string">
            <text:p>夬</text:p>
          </table:table-cell>
          <table:table-cell table:style-name="train_20_tracks" office:value-type="float" office:value="11111" calcext:value-type="float">
            <text:p>11111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H10</text:p>
          </table:table-cell>
          <table:table-cell table:style-name="train_20_tracks" office:value-type="string" calcext:value-type="string">
            <text:p>E6</text:p>
          </table:table-cell>
          <table:table-cell table:style-name="train_20_tracks" office:value-type="string" calcext:value-type="string">
            <text:p>Qian </text:p>
          </table:table-cell>
          <table:table-cell table:style-name="train_20_tracks" office:value-type="float" office:value="43" calcext:value-type="float">
            <text:p>43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䷀</text:p>
          </table:table-cell>
          <table:table-cell table:style-name="train_20_tracks" office:value-type="string" calcext:value-type="string">
            <text:p>Initiating</text:p>
          </table:table-cell>
          <table:table-cell table:style-name="train_20_tracks" office:value-type="float" office:value="32" calcext:value-type="float">
            <text:p>32</text:p>
          </table:table-cell>
          <table:table-cell table:style-name="train_20_tracks" office:value-type="string" calcext:value-type="string">
            <text:p>qián</text:p>
          </table:table-cell>
          <table:table-cell table:style-name="train_20_tracks" office:value-type="string" calcext:value-type="string">
            <text:p>乾</text:p>
          </table:table-cell>
          <table:table-cell table:style-name="train_20_tracks" office:value-type="string" calcext:value-type="string">
            <text:p>174.375 to 180</text:p>
          </table:table-cell>
          <table:table-cell table:style-name="train_20_tracks" office:value-type="string" calcext:value-type="string">
            <text:p>乾</text:p>
          </table:table-cell>
          <table:table-cell table:style-name="train_20_tracks" office:value-type="float" office:value="111111" calcext:value-type="float">
            <text:p>111111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H1</text:p>
          </table:table-cell>
          <table:table-cell table:style-name="train_20_tracks" office:value-type="string" calcext:value-type="string">
            <text:p>E7</text:p>
          </table:table-cell>
          <table:table-cell table:style-name="train_20_tracks" office:value-type="string" calcext:value-type="string">
            <text:p>Qian 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4" calcext:value-type="float">
            <text:p>44</text:p>
          </table:table-cell>
          <table:table-cell table:style-name="train_20_tracks" office:value-type="string" calcext:value-type="string">
            <text:p>䷫</text:p>
          </table:table-cell>
          <table:table-cell table:style-name="train_20_tracks" office:value-type="string" calcext:value-type="string">
            <text:p>Encountering</text:p>
          </table:table-cell>
          <table:table-cell table:style-name="train_20_tracks" office:value-type="float" office:value="33" calcext:value-type="float">
            <text:p>33</text:p>
          </table:table-cell>
          <table:table-cell table:style-name="train_20_tracks" office:value-type="string" calcext:value-type="string">
            <text:p>gòu</text:p>
          </table:table-cell>
          <table:table-cell table:style-name="train_20_tracks" office:value-type="string" calcext:value-type="string">
            <text:p>姤</text:p>
          </table:table-cell>
          <table:table-cell table:style-name="train_20_tracks" office:value-type="string" calcext:value-type="string">
            <text:p>180 to 185.625</text:p>
          </table:table-cell>
          <table:table-cell table:style-name="train_20_tracks" office:value-type="string" calcext:value-type="string">
            <text:p>姤</text:p>
          </table:table-cell>
          <table:table-cell table:style-name="train_20_tracks" office:value-type="float" office:value="111110" calcext:value-type="float">
            <text:p>111110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H1</text:p>
          </table:table-cell>
          <table:table-cell table:style-name="train_20_tracks" office:value-type="string" calcext:value-type="string">
            <text:p>E7</text:p>
          </table:table-cell>
          <table:table-cell table:style-name="train_20_tracks" office:value-type="string" calcext:value-type="string">
            <text:p>Xun </text:p>
          </table:table-cell>
          <table:table-cell table:style-name="train_20_tracks" office:value-type="float" office:value="44" calcext:value-type="float">
            <text:p>44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8" calcext:value-type="float">
            <text:p>28</text:p>
          </table:table-cell>
          <table:table-cell table:style-name="train_20_tracks" office:value-type="string" calcext:value-type="string">
            <text:p>䷛</text:p>
          </table:table-cell>
          <table:table-cell table:style-name="train_20_tracks" office:value-type="string" calcext:value-type="string">
            <text:p>Great Exceeding</text:p>
          </table:table-cell>
          <table:table-cell table:style-name="train_20_tracks" office:value-type="float" office:value="34" calcext:value-type="float">
            <text:p>34</text:p>
          </table:table-cell>
          <table:table-cell table:style-name="train_20_tracks" office:value-type="string" calcext:value-type="string">
            <text:p>dà guò</text:p>
          </table:table-cell>
          <table:table-cell table:style-name="train_20_tracks" office:value-type="string" calcext:value-type="string">
            <text:p>大过</text:p>
          </table:table-cell>
          <table:table-cell table:style-name="train_20_tracks" office:value-type="string" calcext:value-type="string">
            <text:p>185.625 to 191.25</text:p>
          </table:table-cell>
          <table:table-cell table:style-name="train_20_tracks" office:value-type="string" calcext:value-type="string">
            <text:p>大過</text:p>
          </table:table-cell>
          <table:table-cell table:style-name="train_20_tracks" office:value-type="float" office:value="11110" calcext:value-type="float">
            <text:p>11110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H3</text:p>
          </table:table-cell>
          <table:table-cell table:style-name="train_20_tracks" office:value-type="string" calcext:value-type="string">
            <text:p>E7</text:p>
          </table:table-cell>
          <table:table-cell table:style-name="train_20_tracks" office:value-type="string" calcext:value-type="string">
            <text:p>Xun </text:p>
          </table:table-cell>
          <table:table-cell table:style-name="train_20_tracks" office:value-type="float" office:value="28" calcext:value-type="float">
            <text:p>28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0" calcext:value-type="float">
            <text:p>50</text:p>
          </table:table-cell>
          <table:table-cell table:style-name="train_20_tracks" office:value-type="string" calcext:value-type="string">
            <text:p>䷱</text:p>
          </table:table-cell>
          <table:table-cell table:style-name="train_20_tracks" office:value-type="string" calcext:value-type="string">
            <text:p>Establishing The New</text:p>
          </table:table-cell>
          <table:table-cell table:style-name="train_20_tracks" office:value-type="float" office:value="35" calcext:value-type="float">
            <text:p>35</text:p>
          </table:table-cell>
          <table:table-cell table:style-name="train_20_tracks" office:value-type="string" calcext:value-type="string">
            <text:p>dǐng</text:p>
          </table:table-cell>
          <table:table-cell table:style-name="train_20_tracks" office:value-type="string" calcext:value-type="string">
            <text:p>鼎</text:p>
          </table:table-cell>
          <table:table-cell table:style-name="train_20_tracks" office:value-type="string" calcext:value-type="string">
            <text:p>191.25 to 196.875</text:p>
          </table:table-cell>
          <table:table-cell table:style-name="train_20_tracks" office:value-type="string" calcext:value-type="string">
            <text:p>鼎</text:p>
          </table:table-cell>
          <table:table-cell table:style-name="train_20_tracks" office:value-type="float" office:value="101110" calcext:value-type="float">
            <text:p>101110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H5</text:p>
          </table:table-cell>
          <table:table-cell table:style-name="train_20_tracks" office:value-type="string" calcext:value-type="string">
            <text:p>E7</text:p>
          </table:table-cell>
          <table:table-cell table:style-name="train_20_tracks" office:value-type="string" calcext:value-type="string">
            <text:p>Xun </text:p>
          </table:table-cell>
          <table:table-cell table:style-name="train_20_tracks" office:value-type="float" office:value="50" calcext:value-type="float">
            <text:p>50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2" calcext:value-type="float">
            <text:p>32</text:p>
          </table:table-cell>
          <table:table-cell table:style-name="train_20_tracks" office:value-type="string" calcext:value-type="string">
            <text:p>䷟</text:p>
          </table:table-cell>
          <table:table-cell table:style-name="train_20_tracks" office:value-type="string" calcext:value-type="string">
            <text:p>Long Lasting</text:p>
          </table:table-cell>
          <table:table-cell table:style-name="train_20_tracks" office:value-type="float" office:value="36" calcext:value-type="float">
            <text:p>36</text:p>
          </table:table-cell>
          <table:table-cell table:style-name="train_20_tracks" office:value-type="string" calcext:value-type="string">
            <text:p>héng</text:p>
          </table:table-cell>
          <table:table-cell table:style-name="train_20_tracks" office:value-type="string" calcext:value-type="string">
            <text:p>恒</text:p>
          </table:table-cell>
          <table:table-cell table:style-name="train_20_tracks" office:value-type="string" calcext:value-type="string">
            <text:p>196.875 to 202.5</text:p>
          </table:table-cell>
          <table:table-cell table:style-name="train_20_tracks" office:value-type="string" calcext:value-type="string">
            <text:p>恆</text:p>
          </table:table-cell>
          <table:table-cell table:style-name="train_20_tracks" office:value-type="float" office:value="1110" calcext:value-type="float">
            <text:p>1110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H7</text:p>
          </table:table-cell>
          <table:table-cell table:style-name="train_20_tracks" office:value-type="string" calcext:value-type="string">
            <text:p>E7</text:p>
          </table:table-cell>
          <table:table-cell table:style-name="train_20_tracks" office:value-type="string" calcext:value-type="string">
            <text:p>Xun </text:p>
          </table:table-cell>
          <table:table-cell table:style-name="train_20_tracks" office:value-type="float" office:value="32" calcext:value-type="float">
            <text:p>32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7" calcext:value-type="float">
            <text:p>57</text:p>
          </table:table-cell>
          <table:table-cell table:style-name="train_20_tracks" office:value-type="string" calcext:value-type="string">
            <text:p>䷸</text:p>
          </table:table-cell>
          <table:table-cell table:style-name="train_20_tracks" office:value-type="string" calcext:value-type="string">
            <text:p>Proceeding Humbly</text:p>
          </table:table-cell>
          <table:table-cell table:style-name="train_20_tracks" office:value-type="float" office:value="37" calcext:value-type="float">
            <text:p>37</text:p>
          </table:table-cell>
          <table:table-cell table:style-name="train_20_tracks" office:value-type="string" calcext:value-type="string">
            <text:p>xùn</text:p>
          </table:table-cell>
          <table:table-cell table:style-name="train_20_tracks" office:value-type="string" calcext:value-type="string">
            <text:p>巽</text:p>
          </table:table-cell>
          <table:table-cell table:style-name="train_20_tracks" office:value-type="string" calcext:value-type="string">
            <text:p>202.5 to 208.125</text:p>
          </table:table-cell>
          <table:table-cell table:style-name="train_20_tracks" office:value-type="string" calcext:value-type="string">
            <text:p>巽</text:p>
          </table:table-cell>
          <table:table-cell table:style-name="train_20_tracks" office:value-type="float" office:value="110110" calcext:value-type="float">
            <text:p>110110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H9</text:p>
          </table:table-cell>
          <table:table-cell table:style-name="train_20_tracks" office:value-type="string" calcext:value-type="string">
            <text:p>E7</text:p>
          </table:table-cell>
          <table:table-cell table:style-name="train_20_tracks" office:value-type="string" calcext:value-type="string">
            <text:p>Xun </text:p>
          </table:table-cell>
          <table:table-cell table:style-name="train_20_tracks" office:value-type="float" office:value="57" calcext:value-type="float">
            <text:p>57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8" calcext:value-type="float">
            <text:p>48</text:p>
          </table:table-cell>
          <table:table-cell table:style-name="train_20_tracks" office:value-type="string" calcext:value-type="string">
            <text:p>䷯</text:p>
          </table:table-cell>
          <table:table-cell table:style-name="train_20_tracks" office:value-type="string" calcext:value-type="string">
            <text:p>Replenishing</text:p>
          </table:table-cell>
          <table:table-cell table:style-name="train_20_tracks" office:value-type="float" office:value="38" calcext:value-type="float">
            <text:p>38</text:p>
          </table:table-cell>
          <table:table-cell table:style-name="train_20_tracks" office:value-type="string" calcext:value-type="string">
            <text:p>jǐng</text:p>
          </table:table-cell>
          <table:table-cell table:style-name="train_20_tracks" office:value-type="string" calcext:value-type="string">
            <text:p>井</text:p>
          </table:table-cell>
          <table:table-cell table:style-name="train_20_tracks" office:value-type="string" calcext:value-type="string">
            <text:p>208.125 to 213.75</text:p>
          </table:table-cell>
          <table:table-cell table:style-name="train_20_tracks" office:value-type="string" calcext:value-type="string">
            <text:p>井</text:p>
          </table:table-cell>
          <table:table-cell table:style-name="train_20_tracks" office:value-type="float" office:value="10110" calcext:value-type="float">
            <text:p>10110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H2</text:p>
          </table:table-cell>
          <table:table-cell table:style-name="train_20_tracks" office:value-type="string" calcext:value-type="string">
            <text:p>E8</text:p>
          </table:table-cell>
          <table:table-cell table:style-name="train_20_tracks" office:value-type="string" calcext:value-type="string">
            <text:p>Xun </text:p>
          </table:table-cell>
          <table:table-cell table:style-name="train_20_tracks" office:value-type="float" office:value="48" calcext:value-type="float">
            <text:p>48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8" calcext:value-type="float">
            <text:p>18</text:p>
          </table:table-cell>
          <table:table-cell table:style-name="train_20_tracks" office:value-type="string" calcext:value-type="string">
            <text:p>䷑</text:p>
          </table:table-cell>
          <table:table-cell table:style-name="train_20_tracks" office:value-type="string" calcext:value-type="string">
            <text:p>Remedying</text:p>
          </table:table-cell>
          <table:table-cell table:style-name="train_20_tracks" office:value-type="float" office:value="39" calcext:value-type="float">
            <text:p>39</text:p>
          </table:table-cell>
          <table:table-cell table:style-name="train_20_tracks" office:value-type="string" calcext:value-type="string">
            <text:p>gǔ</text:p>
          </table:table-cell>
          <table:table-cell table:style-name="train_20_tracks" office:value-type="string" calcext:value-type="string">
            <text:p>蛊</text:p>
          </table:table-cell>
          <table:table-cell table:style-name="train_20_tracks" office:value-type="string" calcext:value-type="string">
            <text:p>213.75 to 219.375</text:p>
          </table:table-cell>
          <table:table-cell table:style-name="train_20_tracks" office:value-type="string" calcext:value-type="string">
            <text:p>蠱</text:p>
          </table:table-cell>
          <table:table-cell table:style-name="train_20_tracks" office:value-type="float" office:value="100110" calcext:value-type="float">
            <text:p>100110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H4</text:p>
          </table:table-cell>
          <table:table-cell table:style-name="train_20_tracks" office:value-type="string" calcext:value-type="string">
            <text:p>E8</text:p>
          </table:table-cell>
          <table:table-cell table:style-name="train_20_tracks" office:value-type="string" calcext:value-type="string">
            <text:p>Xun </text:p>
          </table:table-cell>
          <table:table-cell table:style-name="train_20_tracks" office:value-type="float" office:value="18" calcext:value-type="float">
            <text:p>18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6" calcext:value-type="float">
            <text:p>46</text:p>
          </table:table-cell>
          <table:table-cell table:style-name="train_20_tracks" office:value-type="string" calcext:value-type="string">
            <text:p>䷭</text:p>
          </table:table-cell>
          <table:table-cell table:style-name="train_20_tracks" office:value-type="string" calcext:value-type="string">
            <text:p>Growing Upward</text:p>
          </table:table-cell>
          <table:table-cell table:style-name="train_20_tracks" office:value-type="float" office:value="40" calcext:value-type="float">
            <text:p>40</text:p>
          </table:table-cell>
          <table:table-cell table:style-name="train_20_tracks" office:value-type="string" calcext:value-type="string">
            <text:p>shēng</text:p>
          </table:table-cell>
          <table:table-cell table:style-name="train_20_tracks" office:value-type="string" calcext:value-type="string">
            <text:p>升</text:p>
          </table:table-cell>
          <table:table-cell table:style-name="train_20_tracks" office:value-type="string" calcext:value-type="string">
            <text:p>219.375 to 225</text:p>
          </table:table-cell>
          <table:table-cell table:style-name="train_20_tracks" office:value-type="string" calcext:value-type="string">
            <text:p>升</text:p>
          </table:table-cell>
          <table:table-cell table:style-name="train_20_tracks" office:value-type="float" office:value="110" calcext:value-type="float">
            <text:p>110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H6</text:p>
          </table:table-cell>
          <table:table-cell table:style-name="train_20_tracks" office:value-type="string" calcext:value-type="string">
            <text:p>E8</text:p>
          </table:table-cell>
          <table:table-cell table:style-name="train_20_tracks" office:value-type="string" calcext:value-type="string">
            <text:p>Xun </text:p>
          </table:table-cell>
          <table:table-cell table:style-name="train_20_tracks" office:value-type="float" office:value="46" calcext:value-type="float">
            <text:p>46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䷅</text:p>
          </table:table-cell>
          <table:table-cell table:style-name="train_20_tracks" office:value-type="string" calcext:value-type="string">
            <text:p>Contention</text:p>
          </table:table-cell>
          <table:table-cell table:style-name="train_20_tracks" office:value-type="float" office:value="41" calcext:value-type="float">
            <text:p>41</text:p>
          </table:table-cell>
          <table:table-cell table:style-name="train_20_tracks" office:value-type="string" calcext:value-type="string">
            <text:p>sòng</text:p>
          </table:table-cell>
          <table:table-cell table:style-name="train_20_tracks" office:value-type="string" calcext:value-type="string">
            <text:p>讼</text:p>
          </table:table-cell>
          <table:table-cell table:style-name="train_20_tracks" office:value-type="string" calcext:value-type="string">
            <text:p>225 to 230.625</text:p>
          </table:table-cell>
          <table:table-cell table:style-name="train_20_tracks" office:value-type="string" calcext:value-type="string">
            <text:p>訟</text:p>
          </table:table-cell>
          <table:table-cell table:style-name="train_20_tracks" office:value-type="float" office:value="111010" calcext:value-type="float">
            <text:p>111010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H8</text:p>
          </table:table-cell>
          <table:table-cell table:style-name="train_20_tracks" office:value-type="string" calcext:value-type="string">
            <text:p>E8</text:p>
          </table:table-cell>
          <table:table-cell table:style-name="train_20_tracks" office:value-type="string" calcext:value-type="string">
            <text:p>Kan 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7" calcext:value-type="float">
            <text:p>47</text:p>
          </table:table-cell>
          <table:table-cell table:style-name="train_20_tracks" office:value-type="string" calcext:value-type="string">
            <text:p>䷮</text:p>
          </table:table-cell>
          <table:table-cell table:style-name="train_20_tracks" office:value-type="string" calcext:value-type="string">
            <text:p>Exhausting</text:p>
          </table:table-cell>
          <table:table-cell table:style-name="train_20_tracks" office:value-type="float" office:value="42" calcext:value-type="float">
            <text:p>42</text:p>
          </table:table-cell>
          <table:table-cell table:style-name="train_20_tracks" office:value-type="string" calcext:value-type="string">
            <text:p>kùn</text:p>
          </table:table-cell>
          <table:table-cell table:style-name="train_20_tracks" office:value-type="string" calcext:value-type="string">
            <text:p>困</text:p>
          </table:table-cell>
          <table:table-cell table:style-name="train_20_tracks" office:value-type="string" calcext:value-type="string">
            <text:p>230.625 to 236.25</text:p>
          </table:table-cell>
          <table:table-cell table:style-name="train_20_tracks" office:value-type="string" calcext:value-type="string">
            <text:p>困</text:p>
          </table:table-cell>
          <table:table-cell table:style-name="train_20_tracks" office:value-type="float" office:value="11010" calcext:value-type="float">
            <text:p>11010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H10</text:p>
          </table:table-cell>
          <table:table-cell table:style-name="train_20_tracks" office:value-type="string" calcext:value-type="string">
            <text:p>E8</text:p>
          </table:table-cell>
          <table:table-cell table:style-name="train_20_tracks" office:value-type="string" calcext:value-type="string">
            <text:p>Kan </text:p>
          </table:table-cell>
          <table:table-cell table:style-name="train_20_tracks" office:value-type="float" office:value="47" calcext:value-type="float">
            <text:p>47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64" calcext:value-type="float">
            <text:p>64</text:p>
          </table:table-cell>
          <table:table-cell table:style-name="train_20_tracks" office:value-type="string" calcext:value-type="string">
            <text:p>䷿</text:p>
          </table:table-cell>
          <table:table-cell table:style-name="train_20_tracks" office:value-type="string" calcext:value-type="string">
            <text:p>Not Yet Fulfilled</text:p>
          </table:table-cell>
          <table:table-cell table:style-name="train_20_tracks" office:value-type="float" office:value="43" calcext:value-type="float">
            <text:p>43</text:p>
          </table:table-cell>
          <table:table-cell table:style-name="train_20_tracks" office:value-type="string" calcext:value-type="string">
            <text:p>wèi jì</text:p>
          </table:table-cell>
          <table:table-cell table:style-name="train_20_tracks" office:value-type="string" calcext:value-type="string">
            <text:p>未济</text:p>
          </table:table-cell>
          <table:table-cell table:style-name="train_20_tracks" office:value-type="string" calcext:value-type="string">
            <text:p>236.25 to 241.875</text:p>
          </table:table-cell>
          <table:table-cell table:style-name="train_20_tracks" office:value-type="string" calcext:value-type="string">
            <text:p>未濟</text:p>
          </table:table-cell>
          <table:table-cell table:style-name="train_20_tracks" office:value-type="float" office:value="101010" calcext:value-type="float">
            <text:p>101010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H1</text:p>
          </table:table-cell>
          <table:table-cell table:style-name="train_20_tracks" office:value-type="string" calcext:value-type="string">
            <text:p>E9</text:p>
          </table:table-cell>
          <table:table-cell table:style-name="train_20_tracks" office:value-type="string" calcext:value-type="string">
            <text:p>Kan </text:p>
          </table:table-cell>
          <table:table-cell table:style-name="train_20_tracks" office:value-type="float" office:value="64" calcext:value-type="float">
            <text:p>64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0" calcext:value-type="float">
            <text:p>40</text:p>
          </table:table-cell>
          <table:table-cell table:style-name="train_20_tracks" office:value-type="string" calcext:value-type="string">
            <text:p>䷧</text:p>
          </table:table-cell>
          <table:table-cell table:style-name="train_20_tracks" office:value-type="string" calcext:value-type="string">
            <text:p>Relief</text:p>
          </table:table-cell>
          <table:table-cell table:style-name="train_20_tracks" office:value-type="float" office:value="44" calcext:value-type="float">
            <text:p>44</text:p>
          </table:table-cell>
          <table:table-cell table:style-name="train_20_tracks" office:value-type="string" calcext:value-type="string">
            <text:p>xiè</text:p>
          </table:table-cell>
          <table:table-cell table:style-name="train_20_tracks" office:value-type="string" calcext:value-type="string">
            <text:p>解</text:p>
          </table:table-cell>
          <table:table-cell table:style-name="train_20_tracks" office:value-type="string" calcext:value-type="string">
            <text:p>241.875 to 247.5</text:p>
          </table:table-cell>
          <table:table-cell table:style-name="train_20_tracks" office:value-type="string" calcext:value-type="string">
            <text:p>解</text:p>
          </table:table-cell>
          <table:table-cell table:style-name="train_20_tracks" office:value-type="float" office:value="1010" calcext:value-type="float">
            <text:p>1010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H3</text:p>
          </table:table-cell>
          <table:table-cell table:style-name="train_20_tracks" office:value-type="string" calcext:value-type="string">
            <text:p>E9</text:p>
          </table:table-cell>
          <table:table-cell table:style-name="train_20_tracks" office:value-type="string" calcext:value-type="string">
            <text:p>Kan </text:p>
          </table:table-cell>
          <table:table-cell table:style-name="train_20_tracks" office:value-type="float" office:value="40" calcext:value-type="float">
            <text:p>40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9" calcext:value-type="float">
            <text:p>59</text:p>
          </table:table-cell>
          <table:table-cell table:style-name="train_20_tracks" office:value-type="string" calcext:value-type="string">
            <text:p>䷺</text:p>
          </table:table-cell>
          <table:table-cell table:style-name="train_20_tracks" office:value-type="string" calcext:value-type="string">
            <text:p>Dispersing</text:p>
          </table:table-cell>
          <table:table-cell table:style-name="train_20_tracks" office:value-type="float" office:value="45" calcext:value-type="float">
            <text:p>45</text:p>
          </table:table-cell>
          <table:table-cell table:style-name="train_20_tracks" office:value-type="string" calcext:value-type="string">
            <text:p>huàn</text:p>
          </table:table-cell>
          <table:table-cell table:style-name="train_20_tracks" office:value-type="string" calcext:value-type="string">
            <text:p>涣</text:p>
          </table:table-cell>
          <table:table-cell table:style-name="train_20_tracks" office:value-type="string" calcext:value-type="string">
            <text:p>247.5 to 253.125</text:p>
          </table:table-cell>
          <table:table-cell table:style-name="train_20_tracks" office:value-type="string" calcext:value-type="string">
            <text:p>渙</text:p>
          </table:table-cell>
          <table:table-cell table:style-name="train_20_tracks" office:value-type="float" office:value="110010" calcext:value-type="float">
            <text:p>110010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H5</text:p>
          </table:table-cell>
          <table:table-cell table:style-name="train_20_tracks" office:value-type="string" calcext:value-type="string">
            <text:p>E9</text:p>
          </table:table-cell>
          <table:table-cell table:style-name="train_20_tracks" office:value-type="string" calcext:value-type="string">
            <text:p>Kan </text:p>
          </table:table-cell>
          <table:table-cell table:style-name="train_20_tracks" office:value-type="float" office:value="59" calcext:value-type="float">
            <text:p>59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9" calcext:value-type="float">
            <text:p>29</text:p>
          </table:table-cell>
          <table:table-cell table:style-name="train_20_tracks" office:value-type="string" calcext:value-type="string">
            <text:p>䷜</text:p>
          </table:table-cell>
          <table:table-cell table:style-name="train_20_tracks" office:value-type="string" calcext:value-type="string">
            <text:p>Darkness</text:p>
          </table:table-cell>
          <table:table-cell table:style-name="train_20_tracks" office:value-type="float" office:value="46" calcext:value-type="float">
            <text:p>46</text:p>
          </table:table-cell>
          <table:table-cell table:style-name="train_20_tracks" office:value-type="string" calcext:value-type="string">
            <text:p>kǎn</text:p>
          </table:table-cell>
          <table:table-cell table:style-name="train_20_tracks" office:value-type="string" calcext:value-type="string">
            <text:p>坎</text:p>
          </table:table-cell>
          <table:table-cell table:style-name="train_20_tracks" office:value-type="string" calcext:value-type="string">
            <text:p>253.125 to 258.75</text:p>
          </table:table-cell>
          <table:table-cell table:style-name="train_20_tracks" office:value-type="string" calcext:value-type="string">
            <text:p>坎</text:p>
          </table:table-cell>
          <table:table-cell table:style-name="train_20_tracks" office:value-type="float" office:value="10010" calcext:value-type="float">
            <text:p>10010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H7</text:p>
          </table:table-cell>
          <table:table-cell table:style-name="train_20_tracks" office:value-type="string" calcext:value-type="string">
            <text:p>E9</text:p>
          </table:table-cell>
          <table:table-cell table:style-name="train_20_tracks" office:value-type="string" calcext:value-type="string">
            <text:p>Kan </text:p>
          </table:table-cell>
          <table:table-cell table:style-name="train_20_tracks" office:value-type="float" office:value="29" calcext:value-type="float">
            <text:p>29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䷃</text:p>
          </table:table-cell>
          <table:table-cell table:style-name="train_20_tracks" office:value-type="string" calcext:value-type="string">
            <text:p>Childhood</text:p>
          </table:table-cell>
          <table:table-cell table:style-name="train_20_tracks" office:value-type="float" office:value="47" calcext:value-type="float">
            <text:p>47</text:p>
          </table:table-cell>
          <table:table-cell table:style-name="train_20_tracks" office:value-type="string" calcext:value-type="string">
            <text:p>méng</text:p>
          </table:table-cell>
          <table:table-cell table:style-name="train_20_tracks" office:value-type="string" calcext:value-type="string">
            <text:p>蒙</text:p>
          </table:table-cell>
          <table:table-cell table:style-name="train_20_tracks" office:value-type="string" calcext:value-type="string">
            <text:p>258.75 to 264.375</text:p>
          </table:table-cell>
          <table:table-cell table:style-name="train_20_tracks" office:value-type="string" calcext:value-type="string">
            <text:p>蒙</text:p>
          </table:table-cell>
          <table:table-cell table:style-name="train_20_tracks" office:value-type="float" office:value="100010" calcext:value-type="float">
            <text:p>100010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H7</text:p>
          </table:table-cell>
          <table:table-cell table:style-name="train_20_tracks" office:value-type="string" calcext:value-type="string">
            <text:p>E9</text:p>
          </table:table-cell>
          <table:table-cell table:style-name="train_20_tracks" office:value-type="string" calcext:value-type="string">
            <text:p>Kan 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䷆</text:p>
          </table:table-cell>
          <table:table-cell table:style-name="train_20_tracks" office:value-type="string" calcext:value-type="string">
            <text:p>Multitude</text:p>
          </table:table-cell>
          <table:table-cell table:style-name="train_20_tracks" office:value-type="float" office:value="48" calcext:value-type="float">
            <text:p>48</text:p>
          </table:table-cell>
          <table:table-cell table:style-name="train_20_tracks" office:value-type="string" calcext:value-type="string">
            <text:p>shī</text:p>
          </table:table-cell>
          <table:table-cell table:style-name="train_20_tracks" office:value-type="string" calcext:value-type="string">
            <text:p>师</text:p>
          </table:table-cell>
          <table:table-cell table:style-name="train_20_tracks" office:value-type="string" calcext:value-type="string">
            <text:p>264.375 to 270</text:p>
          </table:table-cell>
          <table:table-cell table:style-name="train_20_tracks" office:value-type="string" calcext:value-type="string">
            <text:p>師</text:p>
          </table:table-cell>
          <table:table-cell table:style-name="train_20_tracks" office:value-type="float" office:value="10" calcext:value-type="float">
            <text:p>10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H9</text:p>
          </table:table-cell>
          <table:table-cell table:style-name="train_20_tracks" office:value-type="string" calcext:value-type="string">
            <text:p>E9</text:p>
          </table:table-cell>
          <table:table-cell table:style-name="train_20_tracks" office:value-type="string" calcext:value-type="string">
            <text:p>Kan 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3" calcext:value-type="float">
            <text:p>33</text:p>
          </table:table-cell>
          <table:table-cell table:style-name="train_20_tracks" office:value-type="string" calcext:value-type="string">
            <text:p>䷠</text:p>
          </table:table-cell>
          <table:table-cell table:style-name="train_20_tracks" office:value-type="string" calcext:value-type="string">
            <text:p>Retreat</text:p>
          </table:table-cell>
          <table:table-cell table:style-name="train_20_tracks" office:value-type="float" office:value="49" calcext:value-type="float">
            <text:p>49</text:p>
          </table:table-cell>
          <table:table-cell table:style-name="train_20_tracks" office:value-type="string" calcext:value-type="string">
            <text:p>dùn</text:p>
          </table:table-cell>
          <table:table-cell table:style-name="train_20_tracks" office:value-type="string" calcext:value-type="string">
            <text:p>遯</text:p>
          </table:table-cell>
          <table:table-cell table:style-name="train_20_tracks" office:value-type="string" calcext:value-type="string">
            <text:p>270 to 275.625</text:p>
          </table:table-cell>
          <table:table-cell table:style-name="train_20_tracks" office:value-type="string" calcext:value-type="string">
            <text:p>遯</text:p>
          </table:table-cell>
          <table:table-cell table:style-name="train_20_tracks" office:value-type="float" office:value="111100" calcext:value-type="float">
            <text:p>111100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H2</text:p>
          </table:table-cell>
          <table:table-cell table:style-name="train_20_tracks" office:value-type="string" calcext:value-type="string">
            <text:p>E10</text:p>
          </table:table-cell>
          <table:table-cell table:style-name="train_20_tracks" office:value-type="string" calcext:value-type="string">
            <text:p>Gen </text:p>
          </table:table-cell>
          <table:table-cell table:style-name="train_20_tracks" office:value-type="float" office:value="33" calcext:value-type="float">
            <text:p>33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1" calcext:value-type="float">
            <text:p>31</text:p>
          </table:table-cell>
          <table:table-cell table:style-name="train_20_tracks" office:value-type="string" calcext:value-type="string">
            <text:p>䷞</text:p>
          </table:table-cell>
          <table:table-cell table:style-name="train_20_tracks" office:value-type="string" calcext:value-type="string">
            <text:p>Mutual Influence</text:p>
          </table:table-cell>
          <table:table-cell table:style-name="train_20_tracks" office:value-type="float" office:value="50" calcext:value-type="float">
            <text:p>50</text:p>
          </table:table-cell>
          <table:table-cell table:style-name="train_20_tracks" office:value-type="string" calcext:value-type="string">
            <text:p>xián</text:p>
          </table:table-cell>
          <table:table-cell table:style-name="train_20_tracks" office:value-type="string" calcext:value-type="string">
            <text:p>咸</text:p>
          </table:table-cell>
          <table:table-cell table:style-name="train_20_tracks" office:value-type="string" calcext:value-type="string">
            <text:p>275.625 to 281.25</text:p>
          </table:table-cell>
          <table:table-cell table:style-name="train_20_tracks" office:value-type="string" calcext:value-type="string">
            <text:p>咸</text:p>
          </table:table-cell>
          <table:table-cell table:style-name="train_20_tracks" office:value-type="float" office:value="11100" calcext:value-type="float">
            <text:p>11100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H4</text:p>
          </table:table-cell>
          <table:table-cell table:style-name="train_20_tracks" office:value-type="string" calcext:value-type="string">
            <text:p>E10</text:p>
          </table:table-cell>
          <table:table-cell table:style-name="train_20_tracks" office:value-type="string" calcext:value-type="string">
            <text:p>Gen </text:p>
          </table:table-cell>
          <table:table-cell table:style-name="train_20_tracks" office:value-type="float" office:value="31" calcext:value-type="float">
            <text:p>31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6" calcext:value-type="float">
            <text:p>56</text:p>
          </table:table-cell>
          <table:table-cell table:style-name="train_20_tracks" office:value-type="string" calcext:value-type="string">
            <text:p>䷷</text:p>
          </table:table-cell>
          <table:table-cell table:style-name="train_20_tracks" office:value-type="string" calcext:value-type="string">
            <text:p>Travelling</text:p>
          </table:table-cell>
          <table:table-cell table:style-name="train_20_tracks" office:value-type="float" office:value="51" calcext:value-type="float">
            <text:p>51</text:p>
          </table:table-cell>
          <table:table-cell table:style-name="train_20_tracks" office:value-type="string" calcext:value-type="string">
            <text:p>lǚ</text:p>
          </table:table-cell>
          <table:table-cell table:style-name="train_20_tracks" office:value-type="string" calcext:value-type="string">
            <text:p>旅</text:p>
          </table:table-cell>
          <table:table-cell table:style-name="train_20_tracks" office:value-type="string" calcext:value-type="string">
            <text:p>281.25 to 286.875</text:p>
          </table:table-cell>
          <table:table-cell table:style-name="train_20_tracks" office:value-type="string" calcext:value-type="string">
            <text:p>旅</text:p>
          </table:table-cell>
          <table:table-cell table:style-name="train_20_tracks" office:value-type="float" office:value="101100" calcext:value-type="float">
            <text:p>101100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H6</text:p>
          </table:table-cell>
          <table:table-cell table:style-name="train_20_tracks" office:value-type="string" calcext:value-type="string">
            <text:p>E10</text:p>
          </table:table-cell>
          <table:table-cell table:style-name="train_20_tracks" office:value-type="string" calcext:value-type="string">
            <text:p>Gen </text:p>
          </table:table-cell>
          <table:table-cell table:style-name="train_20_tracks" office:value-type="float" office:value="56" calcext:value-type="float">
            <text:p>56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62" calcext:value-type="float">
            <text:p>62</text:p>
          </table:table-cell>
          <table:table-cell table:style-name="train_20_tracks" office:value-type="string" calcext:value-type="string">
            <text:p>䷽</text:p>
          </table:table-cell>
          <table:table-cell table:style-name="train_20_tracks" office:value-type="string" calcext:value-type="string">
            <text:p>Little Exceeding</text:p>
          </table:table-cell>
          <table:table-cell table:style-name="train_20_tracks" office:value-type="float" office:value="52" calcext:value-type="float">
            <text:p>52</text:p>
          </table:table-cell>
          <table:table-cell table:style-name="train_20_tracks" office:value-type="string" calcext:value-type="string">
            <text:p>xiǎo guò</text:p>
          </table:table-cell>
          <table:table-cell table:style-name="train_20_tracks" office:value-type="string" calcext:value-type="string">
            <text:p>小过</text:p>
          </table:table-cell>
          <table:table-cell table:style-name="train_20_tracks" office:value-type="string" calcext:value-type="string">
            <text:p>286.875 to 292.5</text:p>
          </table:table-cell>
          <table:table-cell table:style-name="train_20_tracks" office:value-type="string" calcext:value-type="string">
            <text:p>小過</text:p>
          </table:table-cell>
          <table:table-cell table:style-name="train_20_tracks" office:value-type="float" office:value="1100" calcext:value-type="float">
            <text:p>1100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H8</text:p>
          </table:table-cell>
          <table:table-cell table:style-name="train_20_tracks" office:value-type="string" calcext:value-type="string">
            <text:p>E10</text:p>
          </table:table-cell>
          <table:table-cell table:style-name="train_20_tracks" office:value-type="string" calcext:value-type="string">
            <text:p>Gen </text:p>
          </table:table-cell>
          <table:table-cell table:style-name="train_20_tracks" office:value-type="float" office:value="62" calcext:value-type="float">
            <text:p>62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3" calcext:value-type="float">
            <text:p>53</text:p>
          </table:table-cell>
          <table:table-cell table:style-name="train_20_tracks" office:value-type="string" calcext:value-type="string">
            <text:p>䷴</text:p>
          </table:table-cell>
          <table:table-cell table:style-name="train_20_tracks" office:value-type="string" calcext:value-type="string">
            <text:p>Developing Gradually</text:p>
          </table:table-cell>
          <table:table-cell table:style-name="train_20_tracks" office:value-type="float" office:value="53" calcext:value-type="float">
            <text:p>53</text:p>
          </table:table-cell>
          <table:table-cell table:style-name="train_20_tracks" office:value-type="string" calcext:value-type="string">
            <text:p>jiàn</text:p>
          </table:table-cell>
          <table:table-cell table:style-name="train_20_tracks" office:value-type="string" calcext:value-type="string">
            <text:p>渐</text:p>
          </table:table-cell>
          <table:table-cell table:style-name="train_20_tracks" office:value-type="string" calcext:value-type="string">
            <text:p>292.5 to 298.125</text:p>
          </table:table-cell>
          <table:table-cell table:style-name="train_20_tracks" office:value-type="string" calcext:value-type="string">
            <text:p>漸</text:p>
          </table:table-cell>
          <table:table-cell table:style-name="train_20_tracks" office:value-type="float" office:value="110100" calcext:value-type="float">
            <text:p>110100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H10</text:p>
          </table:table-cell>
          <table:table-cell table:style-name="train_20_tracks" office:value-type="string" calcext:value-type="string">
            <text:p>E10</text:p>
          </table:table-cell>
          <table:table-cell table:style-name="train_20_tracks" office:value-type="string" calcext:value-type="string">
            <text:p>Gen </text:p>
          </table:table-cell>
          <table:table-cell table:style-name="train_20_tracks" office:value-type="float" office:value="53" calcext:value-type="float">
            <text:p>53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9" calcext:value-type="float">
            <text:p>39</text:p>
          </table:table-cell>
          <table:table-cell table:style-name="train_20_tracks" office:value-type="string" calcext:value-type="string">
            <text:p>䷦</text:p>
          </table:table-cell>
          <table:table-cell table:style-name="train_20_tracks" office:value-type="string" calcext:value-type="string">
            <text:p>Hardship</text:p>
          </table:table-cell>
          <table:table-cell table:style-name="train_20_tracks" office:value-type="float" office:value="54" calcext:value-type="float">
            <text:p>54</text:p>
          </table:table-cell>
          <table:table-cell table:style-name="train_20_tracks" office:value-type="string" calcext:value-type="string">
            <text:p>jiǎn</text:p>
          </table:table-cell>
          <table:table-cell table:style-name="train_20_tracks" office:value-type="string" calcext:value-type="string">
            <text:p>蹇</text:p>
          </table:table-cell>
          <table:table-cell table:style-name="train_20_tracks" office:value-type="string" calcext:value-type="string">
            <text:p>298.125 to 303.75</text:p>
          </table:table-cell>
          <table:table-cell table:style-name="train_20_tracks" office:value-type="string" calcext:value-type="string">
            <text:p>蹇</text:p>
          </table:table-cell>
          <table:table-cell table:style-name="train_20_tracks" office:value-type="float" office:value="10100" calcext:value-type="float">
            <text:p>10100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H1</text:p>
          </table:table-cell>
          <table:table-cell table:style-name="train_20_tracks" office:value-type="string" calcext:value-type="string">
            <text:p>E11</text:p>
          </table:table-cell>
          <table:table-cell table:style-name="train_20_tracks" office:value-type="string" calcext:value-type="string">
            <text:p>Gen </text:p>
          </table:table-cell>
          <table:table-cell table:style-name="train_20_tracks" office:value-type="float" office:value="39" calcext:value-type="float">
            <text:p>39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52" calcext:value-type="float">
            <text:p>52</text:p>
          </table:table-cell>
          <table:table-cell table:style-name="train_20_tracks" office:value-type="string" calcext:value-type="string">
            <text:p>䷳</text:p>
          </table:table-cell>
          <table:table-cell table:style-name="train_20_tracks" office:value-type="string" calcext:value-type="string">
            <text:p>Keeping Still</text:p>
          </table:table-cell>
          <table:table-cell table:style-name="train_20_tracks" office:value-type="float" office:value="55" calcext:value-type="float">
            <text:p>55</text:p>
          </table:table-cell>
          <table:table-cell table:style-name="train_20_tracks" office:value-type="string" calcext:value-type="string">
            <text:p>gèn</text:p>
          </table:table-cell>
          <table:table-cell table:style-name="train_20_tracks" office:value-type="string" calcext:value-type="string">
            <text:p>艮</text:p>
          </table:table-cell>
          <table:table-cell table:style-name="train_20_tracks" office:value-type="string" calcext:value-type="string">
            <text:p>303.75 to 309.375</text:p>
          </table:table-cell>
          <table:table-cell table:style-name="train_20_tracks" office:value-type="string" calcext:value-type="string">
            <text:p>艮</text:p>
          </table:table-cell>
          <table:table-cell table:style-name="train_20_tracks" office:value-type="float" office:value="100100" calcext:value-type="float">
            <text:p>100100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H3</text:p>
          </table:table-cell>
          <table:table-cell table:style-name="train_20_tracks" office:value-type="string" calcext:value-type="string">
            <text:p>E11</text:p>
          </table:table-cell>
          <table:table-cell table:style-name="train_20_tracks" office:value-type="string" calcext:value-type="string">
            <text:p>Gen </text:p>
          </table:table-cell>
          <table:table-cell table:style-name="train_20_tracks" office:value-type="float" office:value="52" calcext:value-type="float">
            <text:p>52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5" calcext:value-type="float">
            <text:p>15</text:p>
          </table:table-cell>
          <table:table-cell table:style-name="train_20_tracks" office:value-type="string" calcext:value-type="string">
            <text:p>䷎</text:p>
          </table:table-cell>
          <table:table-cell table:style-name="train_20_tracks" office:value-type="string" calcext:value-type="string">
            <text:p>Humbleness</text:p>
          </table:table-cell>
          <table:table-cell table:style-name="train_20_tracks" office:value-type="float" office:value="56" calcext:value-type="float">
            <text:p>56</text:p>
          </table:table-cell>
          <table:table-cell table:style-name="train_20_tracks" office:value-type="string" calcext:value-type="string">
            <text:p>qiān</text:p>
          </table:table-cell>
          <table:table-cell table:style-name="train_20_tracks" office:value-type="string" calcext:value-type="string">
            <text:p>谦</text:p>
          </table:table-cell>
          <table:table-cell table:style-name="train_20_tracks" office:value-type="string" calcext:value-type="string">
            <text:p>309.375 to 315</text:p>
          </table:table-cell>
          <table:table-cell table:style-name="train_20_tracks" office:value-type="string" calcext:value-type="string">
            <text:p>謙</text:p>
          </table:table-cell>
          <table:table-cell table:style-name="train_20_tracks" office:value-type="float" office:value="100" calcext:value-type="float">
            <text:p>100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H5</text:p>
          </table:table-cell>
          <table:table-cell table:style-name="train_20_tracks" office:value-type="string" calcext:value-type="string">
            <text:p>E11</text:p>
          </table:table-cell>
          <table:table-cell table:style-name="train_20_tracks" office:value-type="string" calcext:value-type="string">
            <text:p>Gen </text:p>
          </table:table-cell>
          <table:table-cell table:style-name="train_20_tracks" office:value-type="float" office:value="15" calcext:value-type="float">
            <text:p>15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2" calcext:value-type="float">
            <text:p>12</text:p>
          </table:table-cell>
          <table:table-cell table:style-name="train_20_tracks" office:value-type="string" calcext:value-type="string">
            <text:p>䷋</text:p>
          </table:table-cell>
          <table:table-cell table:style-name="train_20_tracks" office:value-type="string" calcext:value-type="string">
            <text:p>Hindrance</text:p>
          </table:table-cell>
          <table:table-cell table:style-name="train_20_tracks" office:value-type="float" office:value="57" calcext:value-type="float">
            <text:p>57</text:p>
          </table:table-cell>
          <table:table-cell table:style-name="train_20_tracks" office:value-type="string" calcext:value-type="string">
            <text:p>pǐ</text:p>
          </table:table-cell>
          <table:table-cell table:style-name="train_20_tracks" office:value-type="string" calcext:value-type="string">
            <text:p>否</text:p>
          </table:table-cell>
          <table:table-cell table:style-name="train_20_tracks" office:value-type="string" calcext:value-type="string">
            <text:p>315 to 320.625</text:p>
          </table:table-cell>
          <table:table-cell table:style-name="train_20_tracks" office:value-type="string" calcext:value-type="string">
            <text:p>否</text:p>
          </table:table-cell>
          <table:table-cell table:style-name="train_20_tracks" office:value-type="float" office:value="111000" calcext:value-type="float">
            <text:p>111000</text:p>
          </table:table-cell>
          <table:table-cell table:number-columns-repeated="2" table:style-name="train_20_tracks" office:value-type="float" office:value="9" calcext:value-type="float">
            <text:p>9</text:p>
          </table:table-cell>
          <table:table-cell table:style-name="train_20_tracks" office:value-type="string" calcext:value-type="string">
            <text:p>H7</text:p>
          </table:table-cell>
          <table:table-cell table:style-name="train_20_tracks" office:value-type="string" calcext:value-type="string">
            <text:p>E11</text:p>
          </table:table-cell>
          <table:table-cell table:style-name="train_20_tracks" office:value-type="string" calcext:value-type="string">
            <text:p>Kun </text:p>
          </table:table-cell>
          <table:table-cell table:style-name="train_20_tracks" office:value-type="float" office:value="12" calcext:value-type="float">
            <text:p>12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45" calcext:value-type="float">
            <text:p>45</text:p>
          </table:table-cell>
          <table:table-cell table:style-name="train_20_tracks" office:value-type="string" calcext:value-type="string">
            <text:p>䷬</text:p>
          </table:table-cell>
          <table:table-cell table:style-name="train_20_tracks" office:value-type="string" calcext:value-type="string">
            <text:p>Bringing Together</text:p>
          </table:table-cell>
          <table:table-cell table:style-name="train_20_tracks" office:value-type="float" office:value="58" calcext:value-type="float">
            <text:p>58</text:p>
          </table:table-cell>
          <table:table-cell table:style-name="train_20_tracks" office:value-type="string" calcext:value-type="string">
            <text:p>cuì</text:p>
          </table:table-cell>
          <table:table-cell table:style-name="train_20_tracks" office:value-type="string" calcext:value-type="string">
            <text:p>萃</text:p>
          </table:table-cell>
          <table:table-cell table:style-name="train_20_tracks" office:value-type="string" calcext:value-type="string">
            <text:p>320.625 to 326.25</text:p>
          </table:table-cell>
          <table:table-cell table:style-name="train_20_tracks" office:value-type="string" calcext:value-type="string">
            <text:p>萃</text:p>
          </table:table-cell>
          <table:table-cell table:style-name="train_20_tracks" office:value-type="float" office:value="11000" calcext:value-type="float">
            <text:p>11000</text:p>
          </table:table-cell>
          <table:table-cell table:number-columns-repeated="2" table:style-name="train_20_tracks" office:value-type="float" office:value="4" calcext:value-type="float">
            <text:p>4</text:p>
          </table:table-cell>
          <table:table-cell table:style-name="train_20_tracks" office:value-type="string" calcext:value-type="string">
            <text:p>H9</text:p>
          </table:table-cell>
          <table:table-cell table:style-name="train_20_tracks" office:value-type="string" calcext:value-type="string">
            <text:p>E11</text:p>
          </table:table-cell>
          <table:table-cell table:style-name="train_20_tracks" office:value-type="string" calcext:value-type="string">
            <text:p>Kun </text:p>
          </table:table-cell>
          <table:table-cell table:style-name="train_20_tracks" office:value-type="float" office:value="45" calcext:value-type="float">
            <text:p>45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35" calcext:value-type="float">
            <text:p>35</text:p>
          </table:table-cell>
          <table:table-cell table:style-name="train_20_tracks" office:value-type="string" calcext:value-type="string">
            <text:p>䷢</text:p>
          </table:table-cell>
          <table:table-cell table:style-name="train_20_tracks" office:value-type="string" calcext:value-type="string">
            <text:p>Proceeding Forward</text:p>
          </table:table-cell>
          <table:table-cell table:style-name="train_20_tracks" office:value-type="float" office:value="59" calcext:value-type="float">
            <text:p>59</text:p>
          </table:table-cell>
          <table:table-cell table:style-name="train_20_tracks" office:value-type="string" calcext:value-type="string">
            <text:p>jìn</text:p>
          </table:table-cell>
          <table:table-cell table:style-name="train_20_tracks" office:value-type="string" calcext:value-type="string">
            <text:p>晋</text:p>
          </table:table-cell>
          <table:table-cell table:style-name="train_20_tracks" office:value-type="string" calcext:value-type="string">
            <text:p>326.25 to 331.875</text:p>
          </table:table-cell>
          <table:table-cell table:style-name="train_20_tracks" office:value-type="string" calcext:value-type="string">
            <text:p>晉</text:p>
          </table:table-cell>
          <table:table-cell table:style-name="train_20_tracks" office:value-type="float" office:value="101000" calcext:value-type="float">
            <text:p>101000</text:p>
          </table:table-cell>
          <table:table-cell table:number-columns-repeated="2" table:style-name="train_20_tracks" office:value-type="float" office:value="3" calcext:value-type="float">
            <text:p>3</text:p>
          </table:table-cell>
          <table:table-cell table:style-name="train_20_tracks" office:value-type="string" calcext:value-type="string">
            <text:p>H2</text:p>
          </table:table-cell>
          <table:table-cell table:style-name="train_20_tracks" office:value-type="string" calcext:value-type="string">
            <text:p>E12</text:p>
          </table:table-cell>
          <table:table-cell table:style-name="train_20_tracks" office:value-type="string" calcext:value-type="string">
            <text:p>Kun </text:p>
          </table:table-cell>
          <table:table-cell table:style-name="train_20_tracks" office:value-type="float" office:value="35" calcext:value-type="float">
            <text:p>35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16" calcext:value-type="float">
            <text:p>16</text:p>
          </table:table-cell>
          <table:table-cell table:style-name="train_20_tracks" office:value-type="string" calcext:value-type="string">
            <text:p>䷏</text:p>
          </table:table-cell>
          <table:table-cell table:style-name="train_20_tracks" office:value-type="string" calcext:value-type="string">
            <text:p>Delight</text:p>
          </table:table-cell>
          <table:table-cell table:style-name="train_20_tracks" office:value-type="float" office:value="60" calcext:value-type="float">
            <text:p>60</text:p>
          </table:table-cell>
          <table:table-cell table:style-name="train_20_tracks" office:value-type="string" calcext:value-type="string">
            <text:p>yù</text:p>
          </table:table-cell>
          <table:table-cell table:style-name="train_20_tracks" office:value-type="string" calcext:value-type="string">
            <text:p>豫</text:p>
          </table:table-cell>
          <table:table-cell table:style-name="train_20_tracks" office:value-type="string" calcext:value-type="string">
            <text:p>331.875 to 337.5</text:p>
          </table:table-cell>
          <table:table-cell table:style-name="train_20_tracks" office:value-type="string" calcext:value-type="string">
            <text:p>豫</text:p>
          </table:table-cell>
          <table:table-cell table:style-name="train_20_tracks" office:value-type="float" office:value="1000" calcext:value-type="float">
            <text:p>1000</text:p>
          </table:table-cell>
          <table:table-cell table:number-columns-repeated="2"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H4</text:p>
          </table:table-cell>
          <table:table-cell table:style-name="train_20_tracks" office:value-type="string" calcext:value-type="string">
            <text:p>E12</text:p>
          </table:table-cell>
          <table:table-cell table:style-name="train_20_tracks" office:value-type="string" calcext:value-type="string">
            <text:p>Kun </text:p>
          </table:table-cell>
          <table:table-cell table:style-name="train_20_tracks" office:value-type="float" office:value="16" calcext:value-type="float">
            <text:p>16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0" calcext:value-type="float">
            <text:p>20</text:p>
          </table:table-cell>
          <table:table-cell table:style-name="train_20_tracks" office:value-type="string" calcext:value-type="string">
            <text:p>䷓</text:p>
          </table:table-cell>
          <table:table-cell table:style-name="train_20_tracks" office:value-type="string" calcext:value-type="string">
            <text:p>Watching</text:p>
          </table:table-cell>
          <table:table-cell table:style-name="train_20_tracks" office:value-type="float" office:value="61" calcext:value-type="float">
            <text:p>61</text:p>
          </table:table-cell>
          <table:table-cell table:style-name="train_20_tracks" office:value-type="string" calcext:value-type="string">
            <text:p>guān</text:p>
          </table:table-cell>
          <table:table-cell table:style-name="train_20_tracks" office:value-type="string" calcext:value-type="string">
            <text:p>观</text:p>
          </table:table-cell>
          <table:table-cell table:style-name="train_20_tracks" office:value-type="string" calcext:value-type="string">
            <text:p>337.5 to 343.125</text:p>
          </table:table-cell>
          <table:table-cell table:style-name="train_20_tracks" office:value-type="string" calcext:value-type="string">
            <text:p>觀</text:p>
          </table:table-cell>
          <table:table-cell table:style-name="train_20_tracks" office:value-type="float" office:value="110000" calcext:value-type="float">
            <text:p>110000</text:p>
          </table:table-cell>
          <table:table-cell table:number-columns-repeated="2"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H6</text:p>
          </table:table-cell>
          <table:table-cell table:style-name="train_20_tracks" office:value-type="string" calcext:value-type="string">
            <text:p>E12</text:p>
          </table:table-cell>
          <table:table-cell table:style-name="train_20_tracks" office:value-type="string" calcext:value-type="string">
            <text:p>Kun </text:p>
          </table:table-cell>
          <table:table-cell table:style-name="train_20_tracks" office:value-type="float" office:value="20" calcext:value-type="float">
            <text:p>20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8" calcext:value-type="float">
            <text:p>8</text:p>
          </table:table-cell>
          <table:table-cell table:style-name="train_20_tracks" office:value-type="string" calcext:value-type="string">
            <text:p>䷇</text:p>
          </table:table-cell>
          <table:table-cell table:style-name="train_20_tracks" office:value-type="string" calcext:value-type="string">
            <text:p>Union</text:p>
          </table:table-cell>
          <table:table-cell table:style-name="train_20_tracks" office:value-type="float" office:value="62" calcext:value-type="float">
            <text:p>62</text:p>
          </table:table-cell>
          <table:table-cell table:style-name="train_20_tracks" office:value-type="string" calcext:value-type="string">
            <text:p>bǐ</text:p>
          </table:table-cell>
          <table:table-cell table:style-name="train_20_tracks" office:value-type="string" calcext:value-type="string">
            <text:p>比</text:p>
          </table:table-cell>
          <table:table-cell table:style-name="train_20_tracks" office:value-type="string" calcext:value-type="string">
            <text:p>343.125 to 348.75</text:p>
          </table:table-cell>
          <table:table-cell table:style-name="train_20_tracks" office:value-type="string" calcext:value-type="string">
            <text:p>比</text:p>
          </table:table-cell>
          <table:table-cell table:style-name="train_20_tracks" office:value-type="float" office:value="10000" calcext:value-type="float">
            <text:p>10000</text:p>
          </table:table-cell>
          <table:table-cell table:number-columns-repeated="2" table:style-name="train_20_tracks" office:value-type="float" office:value="7" calcext:value-type="float">
            <text:p>7</text:p>
          </table:table-cell>
          <table:table-cell table:style-name="train_20_tracks" office:value-type="string" calcext:value-type="string">
            <text:p>H8</text:p>
          </table:table-cell>
          <table:table-cell table:style-name="train_20_tracks" office:value-type="string" calcext:value-type="string">
            <text:p>E12</text:p>
          </table:table-cell>
          <table:table-cell table:style-name="train_20_tracks" office:value-type="string" calcext:value-type="string">
            <text:p>Kun 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3" calcext:value-type="float">
            <text:p>23</text:p>
          </table:table-cell>
          <table:table-cell table:style-name="train_20_tracks" office:value-type="string" calcext:value-type="string">
            <text:p>䷖</text:p>
          </table:table-cell>
          <table:table-cell table:style-name="train_20_tracks" office:value-type="string" calcext:value-type="string">
            <text:p>Falling Away</text:p>
          </table:table-cell>
          <table:table-cell table:style-name="train_20_tracks" office:value-type="float" office:value="63" calcext:value-type="float">
            <text:p>63</text:p>
          </table:table-cell>
          <table:table-cell table:style-name="train_20_tracks" office:value-type="string" calcext:value-type="string">
            <text:p>bō</text:p>
          </table:table-cell>
          <table:table-cell table:style-name="train_20_tracks" office:value-type="string" calcext:value-type="string">
            <text:p>剥</text:p>
          </table:table-cell>
          <table:table-cell table:style-name="train_20_tracks" office:value-type="string" calcext:value-type="string">
            <text:p>348.75 to 354.375</text:p>
          </table:table-cell>
          <table:table-cell table:style-name="train_20_tracks" office:value-type="string" calcext:value-type="string">
            <text:p>剝</text:p>
          </table:table-cell>
          <table:table-cell table:style-name="train_20_tracks" office:value-type="float" office:value="100000" calcext:value-type="float">
            <text:p>100000</text:p>
          </table:table-cell>
          <table:table-cell table:number-columns-repeated="2" table:style-name="train_20_tracks" office:value-type="float" office:value="6" calcext:value-type="float">
            <text:p>6</text:p>
          </table:table-cell>
          <table:table-cell table:style-name="train_20_tracks" office:value-type="string" calcext:value-type="string">
            <text:p>H10</text:p>
          </table:table-cell>
          <table:table-cell table:style-name="train_20_tracks" office:value-type="string" calcext:value-type="string">
            <text:p>E12</text:p>
          </table:table-cell>
          <table:table-cell table:style-name="train_20_tracks" office:value-type="string" calcext:value-type="string">
            <text:p>Kun </text:p>
          </table:table-cell>
          <table:table-cell table:style-name="train_20_tracks" office:value-type="float" office:value="23" calcext:value-type="float">
            <text:p>23</text:p>
          </table:table-cell>
          <table:table-cell table:style-name="train_20_tracks" table:number-columns-repeated="5"/>
          <table:table-cell table:number-columns-repeated="87"/>
        </table:table-row>
        <table:table-row table:style-name="ro2">
          <table:table-cell table:style-name="train_20_tracks" office:value-type="float" office:value="2" calcext:value-type="float">
            <text:p>2</text:p>
          </table:table-cell>
          <table:table-cell table:style-name="train_20_tracks" office:value-type="string" calcext:value-type="string">
            <text:p>䷁</text:p>
          </table:table-cell>
          <table:table-cell table:style-name="train_20_tracks" office:value-type="string" calcext:value-type="string">
            <text:p>Responding</text:p>
          </table:table-cell>
          <table:table-cell table:style-name="train_20_tracks" office:value-type="float" office:value="64" calcext:value-type="float">
            <text:p>64</text:p>
          </table:table-cell>
          <table:table-cell table:style-name="train_20_tracks" office:value-type="string" calcext:value-type="string">
            <text:p>kūn</text:p>
          </table:table-cell>
          <table:table-cell table:style-name="train_20_tracks" office:value-type="string" calcext:value-type="string">
            <text:p>坤</text:p>
          </table:table-cell>
          <table:table-cell table:style-name="train_20_tracks" office:value-type="string" calcext:value-type="string">
            <text:p>354.375 to 360</text:p>
          </table:table-cell>
          <table:table-cell table:style-name="train_20_tracks" office:value-type="string" calcext:value-type="string">
            <text:p>坤</text:p>
          </table:table-cell>
          <table:table-cell table:style-name="train_20_tracks" office:value-type="float" office:value="0" calcext:value-type="float">
            <text:p>0</text:p>
          </table:table-cell>
          <table:table-cell table:number-columns-repeated="2" table:style-name="train_20_tracks" office:value-type="float" office:value="1" calcext:value-type="float">
            <text:p>1</text:p>
          </table:table-cell>
          <table:table-cell table:style-name="train_20_tracks" office:value-type="string" calcext:value-type="string">
            <text:p>H1</text:p>
          </table:table-cell>
          <table:table-cell table:style-name="train_20_tracks" office:value-type="string" calcext:value-type="string">
            <text:p>E1</text:p>
          </table:table-cell>
          <table:table-cell table:style-name="train_20_tracks" office:value-type="string" calcext:value-type="string">
            <text:p>Kun 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table:number-columns-repeated="5"/>
          <table:table-cell table:number-columns-repeated="87"/>
        </table:table-row>
        <table:table-row table:style-name="ro2" table:number-rows-repeated="2">
          <table:table-cell table:style-name="train_20_tracks" table:number-columns-repeated="2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Stems and Branches</text:p>
          </table:table-cell>
          <table:table-cell table:style-name="train_20_tracks" table:number-columns-repeated="19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<text:s/>Stems</text:p>
          </table:table-cell>
          <table:table-cell table:style-name="train_20_tracks" office:value-type="string" calcext:value-type="string">
            <text:p>Jia</text:p>
          </table:table-cell>
          <table:table-cell table:style-name="train_20_tracks" office:value-type="string" calcext:value-type="string">
            <text:p>Yi</text:p>
          </table:table-cell>
          <table:table-cell table:style-name="train_20_tracks" office:value-type="string" calcext:value-type="string">
            <text:p>Bing</text:p>
          </table:table-cell>
          <table:table-cell table:style-name="train_20_tracks" office:value-type="string" calcext:value-type="string">
            <text:p>Ding</text:p>
          </table:table-cell>
          <table:table-cell table:style-name="train_20_tracks" office:value-type="string" calcext:value-type="string">
            <text:p>Wu</text:p>
          </table:table-cell>
          <table:table-cell table:style-name="train_20_tracks" office:value-type="string" calcext:value-type="string">
            <text:p>Ji</text:p>
          </table:table-cell>
          <table:table-cell table:style-name="train_20_tracks" office:value-type="string" calcext:value-type="string">
            <text:p>Geng</text:p>
          </table:table-cell>
          <table:table-cell table:style-name="train_20_tracks" office:value-type="string" calcext:value-type="string">
            <text:p>Xin</text:p>
          </table:table-cell>
          <table:table-cell table:style-name="train_20_tracks" office:value-type="string" calcext:value-type="string">
            <text:p>Ren</text:p>
          </table:table-cell>
          <table:table-cell table:style-name="train_20_tracks" office:value-type="string" calcext:value-type="string">
            <text:p>Gui</text:p>
          </table:table-cell>
          <table:table-cell table:style-name="train_20_tracks" table:number-columns-repeated="9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Branches</text:p>
          </table:table-cell>
          <table:table-cell table:style-name="train_20_tracks" table:number-columns-repeated="19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Zi</text:p>
          </table:table-cell>
          <table:table-cell table:style-name="train_20_tracks" office:value-type="string" calcext:value-type="string">
            <text:p>Jia Zi</text:p>
          </table:table-cell>
          <table:table-cell table:style-name="train_20_tracks"/>
          <table:table-cell table:style-name="train_20_tracks" office:value-type="string" calcext:value-type="string">
            <text:p>Bing Zi</text:p>
          </table:table-cell>
          <table:table-cell table:style-name="train_20_tracks"/>
          <table:table-cell table:style-name="train_20_tracks" office:value-type="string" calcext:value-type="string">
            <text:p>Wu Zi</text:p>
          </table:table-cell>
          <table:table-cell table:style-name="train_20_tracks"/>
          <table:table-cell table:style-name="train_20_tracks" office:value-type="string" calcext:value-type="string">
            <text:p>Geng Zi</text:p>
          </table:table-cell>
          <table:table-cell table:style-name="train_20_tracks"/>
          <table:table-cell table:style-name="train_20_tracks" office:value-type="string" calcext:value-type="string">
            <text:p>Ren Zi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Chou</text:p>
          </table:table-cell>
          <table:table-cell table:style-name="train_20_tracks"/>
          <table:table-cell table:style-name="train_20_tracks" office:value-type="string" calcext:value-type="string">
            <text:p>Yi Chou</text:p>
          </table:table-cell>
          <table:table-cell table:style-name="train_20_tracks"/>
          <table:table-cell table:style-name="train_20_tracks" office:value-type="string" calcext:value-type="string">
            <text:p>Ding Chou</text:p>
          </table:table-cell>
          <table:table-cell table:style-name="train_20_tracks"/>
          <table:table-cell table:style-name="train_20_tracks" office:value-type="string" calcext:value-type="string">
            <text:p>Ji Chou</text:p>
          </table:table-cell>
          <table:table-cell table:style-name="train_20_tracks"/>
          <table:table-cell table:style-name="train_20_tracks" office:value-type="string" calcext:value-type="string">
            <text:p>Xin Chou</text:p>
          </table:table-cell>
          <table:table-cell table:style-name="train_20_tracks"/>
          <table:table-cell table:style-name="train_20_tracks" office:value-type="string" calcext:value-type="string">
            <text:p>Gui Chou</text:p>
          </table:table-cell>
          <table:table-cell table:style-name="train_20_tracks" table:number-columns-repeated="9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Yin</text:p>
          </table:table-cell>
          <table:table-cell table:style-name="train_20_tracks" office:value-type="string" calcext:value-type="string">
            <text:p>Jia Yin</text:p>
          </table:table-cell>
          <table:table-cell table:style-name="train_20_tracks"/>
          <table:table-cell table:style-name="train_20_tracks" office:value-type="string" calcext:value-type="string">
            <text:p>Bing Yin</text:p>
          </table:table-cell>
          <table:table-cell table:style-name="train_20_tracks"/>
          <table:table-cell table:style-name="train_20_tracks" office:value-type="string" calcext:value-type="string">
            <text:p>Wu Yin</text:p>
          </table:table-cell>
          <table:table-cell table:style-name="train_20_tracks"/>
          <table:table-cell table:style-name="train_20_tracks" office:value-type="string" calcext:value-type="string">
            <text:p>Geng Yin</text:p>
          </table:table-cell>
          <table:table-cell table:style-name="train_20_tracks"/>
          <table:table-cell table:style-name="train_20_tracks" office:value-type="string" calcext:value-type="string">
            <text:p>Ren Yin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Mao</text:p>
          </table:table-cell>
          <table:table-cell table:style-name="train_20_tracks"/>
          <table:table-cell table:style-name="train_20_tracks" office:value-type="string" calcext:value-type="string">
            <text:p>Ji Mao</text:p>
          </table:table-cell>
          <table:table-cell table:style-name="train_20_tracks"/>
          <table:table-cell table:style-name="train_20_tracks" office:value-type="string" calcext:value-type="string">
            <text:p>Ding Mao</text:p>
          </table:table-cell>
          <table:table-cell table:style-name="train_20_tracks"/>
          <table:table-cell table:style-name="train_20_tracks" office:value-type="string" calcext:value-type="string">
            <text:p>Ji Mao</text:p>
          </table:table-cell>
          <table:table-cell table:style-name="train_20_tracks"/>
          <table:table-cell table:style-name="train_20_tracks" office:value-type="string" calcext:value-type="string">
            <text:p>Xin Mao</text:p>
          </table:table-cell>
          <table:table-cell table:style-name="train_20_tracks"/>
          <table:table-cell table:style-name="train_20_tracks" office:value-type="string" calcext:value-type="string">
            <text:p>Gui Mao</text:p>
          </table:table-cell>
          <table:table-cell table:style-name="train_20_tracks" table:number-columns-repeated="9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Chen</text:p>
          </table:table-cell>
          <table:table-cell table:style-name="train_20_tracks" office:value-type="string" calcext:value-type="string">
            <text:p>Jia Chen</text:p>
          </table:table-cell>
          <table:table-cell table:style-name="train_20_tracks"/>
          <table:table-cell table:style-name="train_20_tracks" office:value-type="string" calcext:value-type="string">
            <text:p>Bing Chen</text:p>
          </table:table-cell>
          <table:table-cell table:style-name="train_20_tracks"/>
          <table:table-cell table:style-name="train_20_tracks" office:value-type="string" calcext:value-type="string">
            <text:p>Wu Chen</text:p>
          </table:table-cell>
          <table:table-cell table:style-name="train_20_tracks"/>
          <table:table-cell table:style-name="train_20_tracks" office:value-type="string" calcext:value-type="string">
            <text:p>Geng Chen</text:p>
          </table:table-cell>
          <table:table-cell table:style-name="train_20_tracks"/>
          <table:table-cell table:style-name="train_20_tracks" office:value-type="string" calcext:value-type="string">
            <text:p>Ren Chen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Si</text:p>
          </table:table-cell>
          <table:table-cell table:style-name="train_20_tracks"/>
          <table:table-cell table:style-name="train_20_tracks" office:value-type="string" calcext:value-type="string">
            <text:p>Ji Si</text:p>
          </table:table-cell>
          <table:table-cell table:style-name="train_20_tracks"/>
          <table:table-cell table:style-name="train_20_tracks" office:value-type="string" calcext:value-type="string">
            <text:p>Ding Si</text:p>
          </table:table-cell>
          <table:table-cell table:style-name="train_20_tracks"/>
          <table:table-cell table:style-name="train_20_tracks" office:value-type="string" calcext:value-type="string">
            <text:p>Ji Si</text:p>
          </table:table-cell>
          <table:table-cell table:style-name="train_20_tracks"/>
          <table:table-cell table:style-name="train_20_tracks" office:value-type="string" calcext:value-type="string">
            <text:p>Xin Si</text:p>
          </table:table-cell>
          <table:table-cell table:style-name="train_20_tracks"/>
          <table:table-cell table:style-name="train_20_tracks" office:value-type="string" calcext:value-type="string">
            <text:p>Gui Si</text:p>
          </table:table-cell>
          <table:table-cell table:style-name="train_20_tracks" table:number-columns-repeated="9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Wu</text:p>
          </table:table-cell>
          <table:table-cell table:style-name="train_20_tracks" office:value-type="string" calcext:value-type="string">
            <text:p>Jia Wu</text:p>
          </table:table-cell>
          <table:table-cell table:style-name="train_20_tracks"/>
          <table:table-cell table:style-name="train_20_tracks" office:value-type="string" calcext:value-type="string">
            <text:p>Bing Wu</text:p>
          </table:table-cell>
          <table:table-cell table:style-name="train_20_tracks"/>
          <table:table-cell table:style-name="train_20_tracks" office:value-type="string" calcext:value-type="string">
            <text:p>Wu Wu</text:p>
          </table:table-cell>
          <table:table-cell table:style-name="train_20_tracks"/>
          <table:table-cell table:style-name="train_20_tracks" office:value-type="string" calcext:value-type="string">
            <text:p>Geng Wu</text:p>
          </table:table-cell>
          <table:table-cell table:style-name="train_20_tracks"/>
          <table:table-cell table:style-name="train_20_tracks" office:value-type="string" calcext:value-type="string">
            <text:p>Ren Wu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Wei</text:p>
          </table:table-cell>
          <table:table-cell table:style-name="train_20_tracks"/>
          <table:table-cell table:style-name="train_20_tracks" office:value-type="string" calcext:value-type="string">
            <text:p>Ji Wei</text:p>
          </table:table-cell>
          <table:table-cell table:style-name="train_20_tracks"/>
          <table:table-cell table:style-name="train_20_tracks" office:value-type="string" calcext:value-type="string">
            <text:p>Ding Wei</text:p>
          </table:table-cell>
          <table:table-cell table:style-name="train_20_tracks"/>
          <table:table-cell table:style-name="train_20_tracks" office:value-type="string" calcext:value-type="string">
            <text:p>Ji Wei</text:p>
          </table:table-cell>
          <table:table-cell table:style-name="train_20_tracks"/>
          <table:table-cell table:style-name="train_20_tracks" office:value-type="string" calcext:value-type="string">
            <text:p>Xin Wei</text:p>
          </table:table-cell>
          <table:table-cell table:style-name="train_20_tracks"/>
          <table:table-cell table:style-name="train_20_tracks" office:value-type="string" calcext:value-type="string">
            <text:p>Gui Wei</text:p>
          </table:table-cell>
          <table:table-cell table:style-name="train_20_tracks" table:number-columns-repeated="9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Shen</text:p>
          </table:table-cell>
          <table:table-cell table:style-name="train_20_tracks" office:value-type="string" calcext:value-type="string">
            <text:p>Jia Shen</text:p>
          </table:table-cell>
          <table:table-cell table:style-name="train_20_tracks"/>
          <table:table-cell table:style-name="train_20_tracks" office:value-type="string" calcext:value-type="string">
            <text:p>Bing Shen</text:p>
          </table:table-cell>
          <table:table-cell table:style-name="train_20_tracks"/>
          <table:table-cell table:style-name="train_20_tracks" office:value-type="string" calcext:value-type="string">
            <text:p>Wu Shen</text:p>
          </table:table-cell>
          <table:table-cell table:style-name="train_20_tracks"/>
          <table:table-cell table:style-name="train_20_tracks" office:value-type="string" calcext:value-type="string">
            <text:p>Geng Shen</text:p>
          </table:table-cell>
          <table:table-cell table:style-name="train_20_tracks"/>
          <table:table-cell table:style-name="train_20_tracks" office:value-type="string" calcext:value-type="string">
            <text:p>Ren Shen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You</text:p>
          </table:table-cell>
          <table:table-cell table:style-name="train_20_tracks"/>
          <table:table-cell table:style-name="train_20_tracks" office:value-type="string" calcext:value-type="string">
            <text:p>Ji You</text:p>
          </table:table-cell>
          <table:table-cell table:style-name="train_20_tracks"/>
          <table:table-cell table:style-name="train_20_tracks" office:value-type="string" calcext:value-type="string">
            <text:p>Ding You</text:p>
          </table:table-cell>
          <table:table-cell table:style-name="train_20_tracks"/>
          <table:table-cell table:style-name="train_20_tracks" office:value-type="string" calcext:value-type="string">
            <text:p>Ji You</text:p>
          </table:table-cell>
          <table:table-cell table:style-name="train_20_tracks"/>
          <table:table-cell table:style-name="train_20_tracks" office:value-type="string" calcext:value-type="string">
            <text:p>Xin You</text:p>
          </table:table-cell>
          <table:table-cell table:style-name="train_20_tracks"/>
          <table:table-cell table:style-name="train_20_tracks" office:value-type="string" calcext:value-type="string">
            <text:p>Gui You</text:p>
          </table:table-cell>
          <table:table-cell table:style-name="train_20_tracks" table:number-columns-repeated="9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Xu</text:p>
          </table:table-cell>
          <table:table-cell table:style-name="train_20_tracks" office:value-type="string" calcext:value-type="string">
            <text:p>Jia Xu</text:p>
          </table:table-cell>
          <table:table-cell table:style-name="train_20_tracks"/>
          <table:table-cell table:style-name="train_20_tracks" office:value-type="string" calcext:value-type="string">
            <text:p>Bing Xu</text:p>
          </table:table-cell>
          <table:table-cell table:style-name="train_20_tracks"/>
          <table:table-cell table:style-name="train_20_tracks" office:value-type="string" calcext:value-type="string">
            <text:p>Wu Xu</text:p>
          </table:table-cell>
          <table:table-cell table:style-name="train_20_tracks"/>
          <table:table-cell table:style-name="train_20_tracks" office:value-type="string" calcext:value-type="string">
            <text:p>Geng Xu</text:p>
          </table:table-cell>
          <table:table-cell table:style-name="train_20_tracks"/>
          <table:table-cell table:style-name="train_20_tracks" office:value-type="string" calcext:value-type="string">
            <text:p>Ren Xu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Hai</text:p>
          </table:table-cell>
          <table:table-cell table:style-name="train_20_tracks"/>
          <table:table-cell table:style-name="train_20_tracks" office:value-type="string" calcext:value-type="string">
            <text:p>Ji Hai</text:p>
          </table:table-cell>
          <table:table-cell table:style-name="train_20_tracks"/>
          <table:table-cell table:style-name="train_20_tracks" office:value-type="string" calcext:value-type="string">
            <text:p>Ding Hai</text:p>
          </table:table-cell>
          <table:table-cell table:style-name="train_20_tracks"/>
          <table:table-cell table:style-name="train_20_tracks" office:value-type="string" calcext:value-type="string">
            <text:p>Ji Hai</text:p>
          </table:table-cell>
          <table:table-cell table:style-name="train_20_tracks"/>
          <table:table-cell table:style-name="train_20_tracks" office:value-type="string" calcext:value-type="string">
            <text:p>Xin Hai</text:p>
          </table:table-cell>
          <table:table-cell table:style-name="train_20_tracks"/>
          <table:table-cell table:style-name="train_20_tracks" office:value-type="string" calcext:value-type="string">
            <text:p>Gui Hai</text:p>
          </table:table-cell>
          <table:table-cell table:style-name="train_20_tracks" table:number-columns-repeated="9"/>
          <table:table-cell table:number-columns-repeated="87"/>
        </table:table-row>
        <table:table-row table:style-name="ro2">
          <table:table-cell table:style-name="train_20_tracks" table:number-columns-repeated="2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Yearly Cycle</text:p>
          </table:table-cell>
          <table:table-cell table:style-name="train_20_tracks" office:value-type="string" calcext:value-type="string">
            <text:p>Year of the </text:p>
          </table:table-cell>
          <table:table-cell table:style-name="train_20_tracks" table:number-columns-repeated="18"/>
          <table:table-cell table:number-columns-repeated="87"/>
        </table:table-row>
        <table:table-row table:style-name="ro2"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2" calcext:value-type="float">
            <text:p>2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5" calcext:value-type="float">
            <text:p>5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7" calcext:value-type="float">
            <text:p>7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10" calcext:value-type="float">
            <text:p>10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Jia-Zi</text:p>
          </table:table-cell>
          <table:table-cell table:style-name="train_20_tracks" office:value-type="string" calcext:value-type="string">
            <text:p>Yi-Chou</text:p>
          </table:table-cell>
          <table:table-cell table:style-name="train_20_tracks" office:value-type="string" calcext:value-type="string">
            <text:p>Bing-Yin</text:p>
          </table:table-cell>
          <table:table-cell table:style-name="train_20_tracks" office:value-type="string" calcext:value-type="string">
            <text:p>Ding-Mao</text:p>
          </table:table-cell>
          <table:table-cell table:style-name="train_20_tracks" office:value-type="string" calcext:value-type="string">
            <text:p>Wu-Chen</text:p>
          </table:table-cell>
          <table:table-cell table:style-name="train_20_tracks" office:value-type="string" calcext:value-type="string">
            <text:p>Ji-Si</text:p>
          </table:table-cell>
          <table:table-cell table:style-name="train_20_tracks" office:value-type="string" calcext:value-type="string">
            <text:p>Geng-Wu</text:p>
          </table:table-cell>
          <table:table-cell table:style-name="train_20_tracks" office:value-type="string" calcext:value-type="string">
            <text:p>Xin-Wei</text:p>
          </table:table-cell>
          <table:table-cell table:style-name="train_20_tracks" office:value-type="string" calcext:value-type="string">
            <text:p>Ren-Shen</text:p>
          </table:table-cell>
          <table:table-cell table:style-name="train_20_tracks" office:value-type="string" calcext:value-type="string">
            <text:p>Gui-You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Metal Rat</text:p>
          </table:table-cell>
          <table:table-cell table:style-name="train_20_tracks" office:value-type="string" calcext:value-type="string">
            <text:p>Metal Ox</text:p>
          </table:table-cell>
          <table:table-cell table:style-name="train_20_tracks" office:value-type="string" calcext:value-type="string">
            <text:p>Fire Tiger</text:p>
          </table:table-cell>
          <table:table-cell table:style-name="train_20_tracks" office:value-type="string" calcext:value-type="string">
            <text:p>Fire Rabbit</text:p>
          </table:table-cell>
          <table:table-cell table:style-name="train_20_tracks" office:value-type="string" calcext:value-type="string">
            <text:p>Wood Dragon</text:p>
          </table:table-cell>
          <table:table-cell table:style-name="train_20_tracks" office:value-type="string" calcext:value-type="string">
            <text:p>Wood Snake</text:p>
          </table:table-cell>
          <table:table-cell table:style-name="train_20_tracks" office:value-type="string" calcext:value-type="string">
            <text:p>Earth Horse</text:p>
          </table:table-cell>
          <table:table-cell table:style-name="train_20_tracks" office:value-type="string" calcext:value-type="string">
            <text:p>Earth Goat</text:p>
          </table:table-cell>
          <table:table-cell table:style-name="train_20_tracks" office:value-type="string" calcext:value-type="string">
            <text:p>Metal Monkey</text:p>
          </table:table-cell>
          <table:table-cell table:style-name="train_20_tracks" office:value-type="string" calcext:value-type="string">
            <text:p>Metal Rooster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float" office:value="11" calcext:value-type="float">
            <text:p>11</text:p>
          </table:table-cell>
          <table:table-cell table:style-name="train_20_tracks" office:value-type="float" office:value="12" calcext:value-type="float">
            <text:p>12</text:p>
          </table:table-cell>
          <table:table-cell table:style-name="train_20_tracks" office:value-type="float" office:value="13" calcext:value-type="float">
            <text:p>13</text:p>
          </table:table-cell>
          <table:table-cell table:style-name="train_20_tracks" office:value-type="float" office:value="14" calcext:value-type="float">
            <text:p>14</text:p>
          </table:table-cell>
          <table:table-cell table:style-name="train_20_tracks" office:value-type="float" office:value="15" calcext:value-type="float">
            <text:p>15</text:p>
          </table:table-cell>
          <table:table-cell table:style-name="train_20_tracks" office:value-type="float" office:value="16" calcext:value-type="float">
            <text:p>16</text:p>
          </table:table-cell>
          <table:table-cell table:style-name="train_20_tracks" office:value-type="float" office:value="17" calcext:value-type="float">
            <text:p>17</text:p>
          </table:table-cell>
          <table:table-cell table:style-name="train_20_tracks" office:value-type="float" office:value="18" calcext:value-type="float">
            <text:p>18</text:p>
          </table:table-cell>
          <table:table-cell table:style-name="train_20_tracks" office:value-type="float" office:value="19" calcext:value-type="float">
            <text:p>19</text:p>
          </table:table-cell>
          <table:table-cell table:style-name="train_20_tracks" office:value-type="float" office:value="20" calcext:value-type="float">
            <text:p>20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Jia-Xu</text:p>
          </table:table-cell>
          <table:table-cell table:style-name="train_20_tracks" office:value-type="string" calcext:value-type="string">
            <text:p>Yi-hai</text:p>
          </table:table-cell>
          <table:table-cell table:style-name="train_20_tracks" office:value-type="string" calcext:value-type="string">
            <text:p>Bing-Zi</text:p>
          </table:table-cell>
          <table:table-cell table:style-name="train_20_tracks" office:value-type="string" calcext:value-type="string">
            <text:p>Ding-Chou</text:p>
          </table:table-cell>
          <table:table-cell table:style-name="train_20_tracks" office:value-type="string" calcext:value-type="string">
            <text:p>Wu-Yin</text:p>
          </table:table-cell>
          <table:table-cell table:style-name="train_20_tracks" office:value-type="string" calcext:value-type="string">
            <text:p>Ji-Mao</text:p>
          </table:table-cell>
          <table:table-cell table:style-name="train_20_tracks" office:value-type="string" calcext:value-type="string">
            <text:p>Geng-Chen</text:p>
          </table:table-cell>
          <table:table-cell table:style-name="train_20_tracks" office:value-type="string" calcext:value-type="string">
            <text:p>Xin-Si</text:p>
          </table:table-cell>
          <table:table-cell table:style-name="train_20_tracks" office:value-type="string" calcext:value-type="string">
            <text:p>Ren-Wu</text:p>
          </table:table-cell>
          <table:table-cell table:style-name="train_20_tracks" office:value-type="string" calcext:value-type="string">
            <text:p>Gui-Wei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Fire Dog</text:p>
          </table:table-cell>
          <table:table-cell table:style-name="train_20_tracks" office:value-type="string" calcext:value-type="string">
            <text:p>Fire Pig</text:p>
          </table:table-cell>
          <table:table-cell table:style-name="train_20_tracks" office:value-type="string" calcext:value-type="string">
            <text:p>Water Rat</text:p>
          </table:table-cell>
          <table:table-cell table:style-name="train_20_tracks" office:value-type="string" calcext:value-type="string">
            <text:p>Water Ox</text:p>
          </table:table-cell>
          <table:table-cell table:style-name="train_20_tracks" office:value-type="string" calcext:value-type="string">
            <text:p>Earth Tiger</text:p>
          </table:table-cell>
          <table:table-cell table:style-name="train_20_tracks" office:value-type="string" calcext:value-type="string">
            <text:p>Earth Rabbit</text:p>
          </table:table-cell>
          <table:table-cell table:style-name="train_20_tracks" office:value-type="string" calcext:value-type="string">
            <text:p>Metal Dragon</text:p>
          </table:table-cell>
          <table:table-cell table:style-name="train_20_tracks" office:value-type="string" calcext:value-type="string">
            <text:p>Metal Snake</text:p>
          </table:table-cell>
          <table:table-cell table:style-name="train_20_tracks" office:value-type="string" calcext:value-type="string">
            <text:p>Wood Horse</text:p>
          </table:table-cell>
          <table:table-cell table:style-name="train_20_tracks" office:value-type="string" calcext:value-type="string">
            <text:p>Wood Goat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float" office:value="21" calcext:value-type="float">
            <text:p>21</text:p>
          </table:table-cell>
          <table:table-cell table:style-name="train_20_tracks" office:value-type="float" office:value="22" calcext:value-type="float">
            <text:p>22</text:p>
          </table:table-cell>
          <table:table-cell table:style-name="train_20_tracks" office:value-type="float" office:value="23" calcext:value-type="float">
            <text:p>23</text:p>
          </table:table-cell>
          <table:table-cell table:style-name="train_20_tracks" office:value-type="float" office:value="24" calcext:value-type="float">
            <text:p>24</text:p>
          </table:table-cell>
          <table:table-cell table:style-name="train_20_tracks" office:value-type="float" office:value="25" calcext:value-type="float">
            <text:p>25</text:p>
          </table:table-cell>
          <table:table-cell table:style-name="train_20_tracks" office:value-type="float" office:value="26" calcext:value-type="float">
            <text:p>26</text:p>
          </table:table-cell>
          <table:table-cell table:style-name="train_20_tracks" office:value-type="float" office:value="27" calcext:value-type="float">
            <text:p>27</text:p>
          </table:table-cell>
          <table:table-cell table:style-name="train_20_tracks" office:value-type="float" office:value="28" calcext:value-type="float">
            <text:p>28</text:p>
          </table:table-cell>
          <table:table-cell table:style-name="train_20_tracks" office:value-type="float" office:value="29" calcext:value-type="float">
            <text:p>29</text:p>
          </table:table-cell>
          <table:table-cell table:style-name="train_20_tracks" office:value-type="float" office:value="30" calcext:value-type="float">
            <text:p>30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Jia-Shen</text:p>
          </table:table-cell>
          <table:table-cell table:style-name="train_20_tracks" office:value-type="string" calcext:value-type="string">
            <text:p>Yi-You</text:p>
          </table:table-cell>
          <table:table-cell table:style-name="train_20_tracks" office:value-type="string" calcext:value-type="string">
            <text:p>Bing-Xu</text:p>
          </table:table-cell>
          <table:table-cell table:style-name="train_20_tracks" office:value-type="string" calcext:value-type="string">
            <text:p>Ding-Hai</text:p>
          </table:table-cell>
          <table:table-cell table:style-name="train_20_tracks" office:value-type="string" calcext:value-type="string">
            <text:p>Wu-Zi</text:p>
          </table:table-cell>
          <table:table-cell table:style-name="train_20_tracks" office:value-type="string" calcext:value-type="string">
            <text:p>Ji-Chou</text:p>
          </table:table-cell>
          <table:table-cell table:style-name="train_20_tracks" office:value-type="string" calcext:value-type="string">
            <text:p>Geng-Yin</text:p>
          </table:table-cell>
          <table:table-cell table:style-name="train_20_tracks" office:value-type="string" calcext:value-type="string">
            <text:p>Xin-Mao</text:p>
          </table:table-cell>
          <table:table-cell table:style-name="train_20_tracks" office:value-type="string" calcext:value-type="string">
            <text:p>Ren-Chen</text:p>
          </table:table-cell>
          <table:table-cell table:style-name="train_20_tracks" office:value-type="string" calcext:value-type="string">
            <text:p>Gui-Si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Water Monkey</text:p>
          </table:table-cell>
          <table:table-cell table:style-name="train_20_tracks" office:value-type="string" calcext:value-type="string">
            <text:p>Water Rooster</text:p>
          </table:table-cell>
          <table:table-cell table:style-name="train_20_tracks" office:value-type="string" calcext:value-type="string">
            <text:p>Earth Dog</text:p>
          </table:table-cell>
          <table:table-cell table:style-name="train_20_tracks" office:value-type="string" calcext:value-type="string">
            <text:p>Earth Pig</text:p>
          </table:table-cell>
          <table:table-cell table:style-name="train_20_tracks" office:value-type="string" calcext:value-type="string">
            <text:p>Fire Tiger</text:p>
          </table:table-cell>
          <table:table-cell table:style-name="train_20_tracks" office:value-type="string" calcext:value-type="string">
            <text:p>Fire Ox</text:p>
          </table:table-cell>
          <table:table-cell table:style-name="train_20_tracks" office:value-type="string" calcext:value-type="string">
            <text:p>Wood Tiger</text:p>
          </table:table-cell>
          <table:table-cell table:style-name="train_20_tracks" office:value-type="string" calcext:value-type="string">
            <text:p>Wood Rabbit</text:p>
          </table:table-cell>
          <table:table-cell table:style-name="train_20_tracks" office:value-type="string" calcext:value-type="string">
            <text:p>Water Dragon</text:p>
          </table:table-cell>
          <table:table-cell table:style-name="train_20_tracks" office:value-type="string" calcext:value-type="string">
            <text:p>Water Snake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float" office:value="31" calcext:value-type="float">
            <text:p>31</text:p>
          </table:table-cell>
          <table:table-cell table:style-name="train_20_tracks" office:value-type="float" office:value="32" calcext:value-type="float">
            <text:p>32</text:p>
          </table:table-cell>
          <table:table-cell table:style-name="train_20_tracks" office:value-type="float" office:value="33" calcext:value-type="float">
            <text:p>33</text:p>
          </table:table-cell>
          <table:table-cell table:style-name="train_20_tracks" office:value-type="float" office:value="34" calcext:value-type="float">
            <text:p>34</text:p>
          </table:table-cell>
          <table:table-cell table:style-name="train_20_tracks" office:value-type="float" office:value="35" calcext:value-type="float">
            <text:p>35</text:p>
          </table:table-cell>
          <table:table-cell table:style-name="train_20_tracks" office:value-type="float" office:value="36" calcext:value-type="float">
            <text:p>36</text:p>
          </table:table-cell>
          <table:table-cell table:style-name="train_20_tracks" office:value-type="float" office:value="37" calcext:value-type="float">
            <text:p>37</text:p>
          </table:table-cell>
          <table:table-cell table:style-name="train_20_tracks" office:value-type="float" office:value="38" calcext:value-type="float">
            <text:p>38</text:p>
          </table:table-cell>
          <table:table-cell table:style-name="train_20_tracks" office:value-type="float" office:value="39" calcext:value-type="float">
            <text:p>39</text:p>
          </table:table-cell>
          <table:table-cell table:style-name="train_20_tracks" office:value-type="float" office:value="40" calcext:value-type="float">
            <text:p>40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Jia-Wu</text:p>
          </table:table-cell>
          <table:table-cell table:style-name="train_20_tracks" office:value-type="string" calcext:value-type="string">
            <text:p>Yi-Wei</text:p>
          </table:table-cell>
          <table:table-cell table:style-name="train_20_tracks" office:value-type="string" calcext:value-type="string">
            <text:p>Bing-Shen</text:p>
          </table:table-cell>
          <table:table-cell table:style-name="train_20_tracks" office:value-type="string" calcext:value-type="string">
            <text:p>Ding-You</text:p>
          </table:table-cell>
          <table:table-cell table:style-name="train_20_tracks" office:value-type="string" calcext:value-type="string">
            <text:p>Wu-Xu</text:p>
          </table:table-cell>
          <table:table-cell table:style-name="train_20_tracks" office:value-type="string" calcext:value-type="string">
            <text:p>Ji-Hai</text:p>
          </table:table-cell>
          <table:table-cell table:style-name="train_20_tracks" office:value-type="string" calcext:value-type="string">
            <text:p>Geng-Zi</text:p>
          </table:table-cell>
          <table:table-cell table:style-name="train_20_tracks" office:value-type="string" calcext:value-type="string">
            <text:p>Xin-Chou</text:p>
          </table:table-cell>
          <table:table-cell table:style-name="train_20_tracks" office:value-type="string" calcext:value-type="string">
            <text:p>Ren-Yin</text:p>
          </table:table-cell>
          <table:table-cell table:style-name="train_20_tracks" office:value-type="string" calcext:value-type="string">
            <text:p>Gui-Mao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Metal Horse</text:p>
          </table:table-cell>
          <table:table-cell table:style-name="train_20_tracks" office:value-type="string" calcext:value-type="string">
            <text:p>Metal Goat</text:p>
          </table:table-cell>
          <table:table-cell table:style-name="train_20_tracks" office:value-type="string" calcext:value-type="string">
            <text:p>Fire Monkey</text:p>
          </table:table-cell>
          <table:table-cell table:style-name="train_20_tracks" office:value-type="string" calcext:value-type="string">
            <text:p>Fire Rooster</text:p>
          </table:table-cell>
          <table:table-cell table:style-name="train_20_tracks" office:value-type="string" calcext:value-type="string">
            <text:p>Wood Dog</text:p>
          </table:table-cell>
          <table:table-cell table:style-name="train_20_tracks" office:value-type="string" calcext:value-type="string">
            <text:p>Wood Pig</text:p>
          </table:table-cell>
          <table:table-cell table:style-name="train_20_tracks" office:value-type="string" calcext:value-type="string">
            <text:p>Earth Rat</text:p>
          </table:table-cell>
          <table:table-cell table:style-name="train_20_tracks" office:value-type="string" calcext:value-type="string">
            <text:p>Earth Ox</text:p>
          </table:table-cell>
          <table:table-cell table:style-name="train_20_tracks" office:value-type="string" calcext:value-type="string">
            <text:p>Metal Tiger</text:p>
          </table:table-cell>
          <table:table-cell table:style-name="train_20_tracks" office:value-type="string" calcext:value-type="string">
            <text:p>Metal Rabbit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float" office:value="41" calcext:value-type="float">
            <text:p>41</text:p>
          </table:table-cell>
          <table:table-cell table:style-name="train_20_tracks" office:value-type="float" office:value="42" calcext:value-type="float">
            <text:p>42</text:p>
          </table:table-cell>
          <table:table-cell table:style-name="train_20_tracks" office:value-type="float" office:value="43" calcext:value-type="float">
            <text:p>43</text:p>
          </table:table-cell>
          <table:table-cell table:style-name="train_20_tracks" office:value-type="float" office:value="44" calcext:value-type="float">
            <text:p>44</text:p>
          </table:table-cell>
          <table:table-cell table:style-name="train_20_tracks" office:value-type="float" office:value="45" calcext:value-type="float">
            <text:p>45</text:p>
          </table:table-cell>
          <table:table-cell table:style-name="train_20_tracks" office:value-type="float" office:value="46" calcext:value-type="float">
            <text:p>46</text:p>
          </table:table-cell>
          <table:table-cell table:style-name="train_20_tracks" office:value-type="float" office:value="47" calcext:value-type="float">
            <text:p>47</text:p>
          </table:table-cell>
          <table:table-cell table:style-name="train_20_tracks" office:value-type="float" office:value="48" calcext:value-type="float">
            <text:p>48</text:p>
          </table:table-cell>
          <table:table-cell table:style-name="train_20_tracks" office:value-type="float" office:value="49" calcext:value-type="float">
            <text:p>49</text:p>
          </table:table-cell>
          <table:table-cell table:style-name="train_20_tracks" office:value-type="float" office:value="50" calcext:value-type="float">
            <text:p>50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Jia-Chen</text:p>
          </table:table-cell>
          <table:table-cell table:style-name="train_20_tracks" office:value-type="string" calcext:value-type="string">
            <text:p>Yi-Si</text:p>
          </table:table-cell>
          <table:table-cell table:style-name="train_20_tracks" office:value-type="string" calcext:value-type="string">
            <text:p>Bing-Wu</text:p>
          </table:table-cell>
          <table:table-cell table:style-name="train_20_tracks" office:value-type="string" calcext:value-type="string">
            <text:p>Ding-Wei</text:p>
          </table:table-cell>
          <table:table-cell table:style-name="train_20_tracks" office:value-type="string" calcext:value-type="string">
            <text:p>Wu-Shen</text:p>
          </table:table-cell>
          <table:table-cell table:style-name="train_20_tracks" office:value-type="string" calcext:value-type="string">
            <text:p>Ji-You</text:p>
          </table:table-cell>
          <table:table-cell table:style-name="train_20_tracks" office:value-type="string" calcext:value-type="string">
            <text:p>Geng-Xu</text:p>
          </table:table-cell>
          <table:table-cell table:style-name="train_20_tracks" office:value-type="string" calcext:value-type="string">
            <text:p>Xin-Hai</text:p>
          </table:table-cell>
          <table:table-cell table:style-name="train_20_tracks" office:value-type="string" calcext:value-type="string">
            <text:p>Ren-Zi</text:p>
          </table:table-cell>
          <table:table-cell table:style-name="train_20_tracks" office:value-type="string" calcext:value-type="string">
            <text:p>Gui-Chou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Fire Dragon</text:p>
          </table:table-cell>
          <table:table-cell table:style-name="train_20_tracks" office:value-type="string" calcext:value-type="string">
            <text:p>Fire Snake</text:p>
          </table:table-cell>
          <table:table-cell table:style-name="train_20_tracks" office:value-type="string" calcext:value-type="string">
            <text:p>Water Horse</text:p>
          </table:table-cell>
          <table:table-cell table:style-name="train_20_tracks" office:value-type="string" calcext:value-type="string">
            <text:p>Water Goat</text:p>
          </table:table-cell>
          <table:table-cell table:style-name="train_20_tracks" office:value-type="string" calcext:value-type="string">
            <text:p>Earth Monkey</text:p>
          </table:table-cell>
          <table:table-cell table:style-name="train_20_tracks" office:value-type="string" calcext:value-type="string">
            <text:p>Earth Rooster</text:p>
          </table:table-cell>
          <table:table-cell table:style-name="train_20_tracks" office:value-type="string" calcext:value-type="string">
            <text:p>Metal Dog</text:p>
          </table:table-cell>
          <table:table-cell table:style-name="train_20_tracks" office:value-type="string" calcext:value-type="string">
            <text:p>Metal Pig</text:p>
          </table:table-cell>
          <table:table-cell table:style-name="train_20_tracks" office:value-type="string" calcext:value-type="string">
            <text:p>Wood Rat</text:p>
          </table:table-cell>
          <table:table-cell table:style-name="train_20_tracks" office:value-type="string" calcext:value-type="string">
            <text:p>Wood Ox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float" office:value="51" calcext:value-type="float">
            <text:p>51</text:p>
          </table:table-cell>
          <table:table-cell table:style-name="train_20_tracks" office:value-type="float" office:value="52" calcext:value-type="float">
            <text:p>52</text:p>
          </table:table-cell>
          <table:table-cell table:style-name="train_20_tracks" office:value-type="float" office:value="53" calcext:value-type="float">
            <text:p>53</text:p>
          </table:table-cell>
          <table:table-cell table:style-name="train_20_tracks" office:value-type="float" office:value="54" calcext:value-type="float">
            <text:p>54</text:p>
          </table:table-cell>
          <table:table-cell table:style-name="train_20_tracks" office:value-type="float" office:value="55" calcext:value-type="float">
            <text:p>55</text:p>
          </table:table-cell>
          <table:table-cell table:style-name="train_20_tracks" office:value-type="float" office:value="56" calcext:value-type="float">
            <text:p>56</text:p>
          </table:table-cell>
          <table:table-cell table:style-name="train_20_tracks" office:value-type="float" office:value="57" calcext:value-type="float">
            <text:p>57</text:p>
          </table:table-cell>
          <table:table-cell table:style-name="train_20_tracks" office:value-type="float" office:value="58" calcext:value-type="float">
            <text:p>58</text:p>
          </table:table-cell>
          <table:table-cell table:style-name="train_20_tracks" office:value-type="float" office:value="59" calcext:value-type="float">
            <text:p>59</text:p>
          </table:table-cell>
          <table:table-cell table:style-name="train_20_tracks" office:value-type="float" office:value="60" calcext:value-type="float">
            <text:p>60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Jia-Yin</text:p>
          </table:table-cell>
          <table:table-cell table:style-name="train_20_tracks" office:value-type="string" calcext:value-type="string">
            <text:p>Yi-Mao</text:p>
          </table:table-cell>
          <table:table-cell table:style-name="train_20_tracks" office:value-type="string" calcext:value-type="string">
            <text:p>Bing-Chen</text:p>
          </table:table-cell>
          <table:table-cell table:style-name="train_20_tracks" office:value-type="string" calcext:value-type="string">
            <text:p>Ding-Si</text:p>
          </table:table-cell>
          <table:table-cell table:style-name="train_20_tracks" office:value-type="string" calcext:value-type="string">
            <text:p>Wu-Wu</text:p>
          </table:table-cell>
          <table:table-cell table:style-name="train_20_tracks" office:value-type="string" calcext:value-type="string">
            <text:p>Ji-Wei</text:p>
          </table:table-cell>
          <table:table-cell table:style-name="train_20_tracks" office:value-type="string" calcext:value-type="string">
            <text:p>Geng-Shen</text:p>
          </table:table-cell>
          <table:table-cell table:style-name="train_20_tracks" office:value-type="string" calcext:value-type="string">
            <text:p>Xin-You</text:p>
          </table:table-cell>
          <table:table-cell table:style-name="train_20_tracks" office:value-type="string" calcext:value-type="string">
            <text:p>Ren-Xu</text:p>
          </table:table-cell>
          <table:table-cell table:style-name="train_20_tracks" office:value-type="string" calcext:value-type="string">
            <text:p>Gui-Hai</text:p>
          </table:table-cell>
          <table:table-cell table:style-name="train_20_tracks" table:number-columns-repeated="1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Water Tiger</text:p>
          </table:table-cell>
          <table:table-cell table:style-name="train_20_tracks" office:value-type="string" calcext:value-type="string">
            <text:p>Eater Rabbit</text:p>
          </table:table-cell>
          <table:table-cell table:style-name="train_20_tracks" office:value-type="string" calcext:value-type="string">
            <text:p>Earth Dragon</text:p>
          </table:table-cell>
          <table:table-cell table:style-name="train_20_tracks" office:value-type="string" calcext:value-type="string">
            <text:p>Earth Snake</text:p>
          </table:table-cell>
          <table:table-cell table:style-name="train_20_tracks" office:value-type="string" calcext:value-type="string">
            <text:p>Fire Horse</text:p>
          </table:table-cell>
          <table:table-cell table:style-name="train_20_tracks" office:value-type="string" calcext:value-type="string">
            <text:p>Fire Goat</text:p>
          </table:table-cell>
          <table:table-cell table:style-name="train_20_tracks" office:value-type="string" calcext:value-type="string">
            <text:p>Wood Monkey</text:p>
          </table:table-cell>
          <table:table-cell table:style-name="train_20_tracks" office:value-type="string" calcext:value-type="string">
            <text:p>Wood Rooster</text:p>
          </table:table-cell>
          <table:table-cell table:style-name="train_20_tracks" office:value-type="string" calcext:value-type="string">
            <text:p>Water Dog</text:p>
          </table:table-cell>
          <table:table-cell table:style-name="train_20_tracks" office:value-type="string" calcext:value-type="string">
            <text:p>Water Pig</text:p>
          </table:table-cell>
          <table:table-cell table:style-name="train_20_tracks" table:number-columns-repeated="10"/>
          <table:table-cell table:number-columns-repeated="87"/>
        </table:table-row>
        <table:table-row table:style-name="ro2" table:number-rows-repeated="2">
          <table:table-cell table:style-name="train_20_tracks" table:number-columns-repeated="2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Daily Cycle</text:p>
          </table:table-cell>
          <table:table-cell table:style-name="train_20_tracks" table:number-columns-repeated="19"/>
          <table:table-cell table:number-columns-repeated="87"/>
        </table:table-row>
        <table:table-row table:style-name="ro2">
          <table:table-cell table:style-name="train_20_tracks" table:number-columns-repeated="20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Shi Chen</text:p>
          </table:table-cell>
          <table:table-cell table:style-name="train_20_tracks" office:value-type="string" calcext:value-type="string">
            <text:p>Hour</text:p>
          </table:table-cell>
          <table:table-cell table:style-name="train_20_tracks" office:value-type="string" calcext:value-type="string">
            <text:p>Jia</text:p>
          </table:table-cell>
          <table:table-cell table:style-name="train_20_tracks" office:value-type="string" calcext:value-type="string">
            <text:p>Yi</text:p>
          </table:table-cell>
          <table:table-cell table:style-name="train_20_tracks" office:value-type="string" calcext:value-type="string">
            <text:p>Bing</text:p>
          </table:table-cell>
          <table:table-cell table:style-name="train_20_tracks" office:value-type="string" calcext:value-type="string">
            <text:p>Ding</text:p>
          </table:table-cell>
          <table:table-cell table:style-name="train_20_tracks" office:value-type="string" calcext:value-type="string">
            <text:p>Wu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Earth Branches</text:p>
          </table:table-cell>
          <table:table-cell table:style-name="train_20_tracks"/>
          <table:table-cell table:style-name="train_20_tracks" office:value-type="string" calcext:value-type="string">
            <text:p>Ji Day</text:p>
          </table:table-cell>
          <table:table-cell table:style-name="train_20_tracks" office:value-type="string" calcext:value-type="string">
            <text:p>Geng</text:p>
          </table:table-cell>
          <table:table-cell table:style-name="train_20_tracks" office:value-type="string" calcext:value-type="string">
            <text:p><text:s/>Xin Day</text:p>
          </table:table-cell>
          <table:table-cell table:style-name="train_20_tracks" office:value-type="string" calcext:value-type="string">
            <text:p>Ren Day</text:p>
          </table:table-cell>
          <table:table-cell table:style-name="train_20_tracks" office:value-type="string" calcext:value-type="string">
            <text:p>Gui Day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Zi Hour</text:p>
          </table:table-cell>
          <table:table-cell table:style-name="train_20_tracks" office:value-type="string" calcext:value-type="string">
            <text:p>23:00-01:00</text:p>
          </table:table-cell>
          <table:table-cell table:style-name="train_20_tracks" office:value-type="string" calcext:value-type="string">
            <text:p>Jia Zi</text:p>
          </table:table-cell>
          <table:table-cell table:style-name="train_20_tracks" office:value-type="string" calcext:value-type="string">
            <text:p>Bing Zi</text:p>
          </table:table-cell>
          <table:table-cell table:style-name="train_20_tracks" office:value-type="string" calcext:value-type="string">
            <text:p>Wu Zi</text:p>
          </table:table-cell>
          <table:table-cell table:style-name="train_20_tracks" office:value-type="string" calcext:value-type="string">
            <text:p>Geng Zi</text:p>
          </table:table-cell>
          <table:table-cell table:style-name="train_20_tracks" office:value-type="string" calcext:value-type="string">
            <text:p>Ren Zi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Chou Hour</text:p>
          </table:table-cell>
          <table:table-cell table:style-name="train_20_tracks" office:value-type="string" calcext:value-type="string">
            <text:p>01:00-03:00</text:p>
          </table:table-cell>
          <table:table-cell table:style-name="train_20_tracks" office:value-type="string" calcext:value-type="string">
            <text:p>Yi Chou</text:p>
          </table:table-cell>
          <table:table-cell table:style-name="train_20_tracks" office:value-type="string" calcext:value-type="string">
            <text:p>Ding Chou</text:p>
          </table:table-cell>
          <table:table-cell table:style-name="train_20_tracks" office:value-type="string" calcext:value-type="string">
            <text:p>Ji Chou</text:p>
          </table:table-cell>
          <table:table-cell table:style-name="train_20_tracks" office:value-type="string" calcext:value-type="string">
            <text:p>Xin Chou</text:p>
          </table:table-cell>
          <table:table-cell table:style-name="train_20_tracks" office:value-type="string" calcext:value-type="string">
            <text:p>Gui Chou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Yin Hour</text:p>
          </table:table-cell>
          <table:table-cell table:style-name="train_20_tracks" office:value-type="string" calcext:value-type="string">
            <text:p>03:00-05:00</text:p>
          </table:table-cell>
          <table:table-cell table:style-name="train_20_tracks" office:value-type="string" calcext:value-type="string">
            <text:p>Bing Yin</text:p>
          </table:table-cell>
          <table:table-cell table:style-name="train_20_tracks" office:value-type="string" calcext:value-type="string">
            <text:p>Wu Yin</text:p>
          </table:table-cell>
          <table:table-cell table:style-name="train_20_tracks" office:value-type="string" calcext:value-type="string">
            <text:p>Geng Yin</text:p>
          </table:table-cell>
          <table:table-cell table:style-name="train_20_tracks" office:value-type="string" calcext:value-type="string">
            <text:p>Ren Yin</text:p>
          </table:table-cell>
          <table:table-cell table:style-name="train_20_tracks" office:value-type="string" calcext:value-type="string">
            <text:p>Jia Yin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Mao Hour</text:p>
          </table:table-cell>
          <table:table-cell table:style-name="train_20_tracks" office:value-type="string" calcext:value-type="string">
            <text:p>05:00-07:00</text:p>
          </table:table-cell>
          <table:table-cell table:style-name="train_20_tracks" office:value-type="string" calcext:value-type="string">
            <text:p>Ding Mao</text:p>
          </table:table-cell>
          <table:table-cell table:style-name="train_20_tracks" office:value-type="string" calcext:value-type="string">
            <text:p>Ji Mao</text:p>
          </table:table-cell>
          <table:table-cell table:style-name="train_20_tracks" office:value-type="string" calcext:value-type="string">
            <text:p>Xin Mao</text:p>
          </table:table-cell>
          <table:table-cell table:style-name="train_20_tracks" office:value-type="string" calcext:value-type="string">
            <text:p>Gui Mao</text:p>
          </table:table-cell>
          <table:table-cell table:style-name="train_20_tracks" office:value-type="string" calcext:value-type="string">
            <text:p>Yi Mao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Chen Hour</text:p>
          </table:table-cell>
          <table:table-cell table:style-name="train_20_tracks" office:value-type="string" calcext:value-type="string">
            <text:p>07:00-09:00</text:p>
          </table:table-cell>
          <table:table-cell table:style-name="train_20_tracks" office:value-type="string" calcext:value-type="string">
            <text:p>Wu Chen</text:p>
          </table:table-cell>
          <table:table-cell table:style-name="train_20_tracks" office:value-type="string" calcext:value-type="string">
            <text:p>Geng Chen</text:p>
          </table:table-cell>
          <table:table-cell table:style-name="train_20_tracks" office:value-type="string" calcext:value-type="string">
            <text:p>Ren Chen</text:p>
          </table:table-cell>
          <table:table-cell table:style-name="train_20_tracks" office:value-type="string" calcext:value-type="string">
            <text:p>Jia Chen</text:p>
          </table:table-cell>
          <table:table-cell table:style-name="train_20_tracks" office:value-type="string" calcext:value-type="string">
            <text:p>Bing Chen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Si Hour</text:p>
          </table:table-cell>
          <table:table-cell table:style-name="train_20_tracks" office:value-type="string" calcext:value-type="string">
            <text:p>09:00-11:00</text:p>
          </table:table-cell>
          <table:table-cell table:style-name="train_20_tracks" office:value-type="string" calcext:value-type="string">
            <text:p>Ji Si</text:p>
          </table:table-cell>
          <table:table-cell table:style-name="train_20_tracks" office:value-type="string" calcext:value-type="string">
            <text:p>Xin Si</text:p>
          </table:table-cell>
          <table:table-cell table:style-name="train_20_tracks" office:value-type="string" calcext:value-type="string">
            <text:p>Gui Si</text:p>
          </table:table-cell>
          <table:table-cell table:style-name="train_20_tracks" office:value-type="string" calcext:value-type="string">
            <text:p>Yi Si</text:p>
          </table:table-cell>
          <table:table-cell table:style-name="train_20_tracks" office:value-type="string" calcext:value-type="string">
            <text:p>Ding Si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Wu Hour</text:p>
          </table:table-cell>
          <table:table-cell table:style-name="train_20_tracks" office:value-type="string" calcext:value-type="string">
            <text:p>11:00-13:00</text:p>
          </table:table-cell>
          <table:table-cell table:style-name="train_20_tracks" office:value-type="string" calcext:value-type="string">
            <text:p>Geng Wu</text:p>
          </table:table-cell>
          <table:table-cell table:style-name="train_20_tracks" office:value-type="string" calcext:value-type="string">
            <text:p>Ren Wu</text:p>
          </table:table-cell>
          <table:table-cell table:style-name="train_20_tracks" office:value-type="string" calcext:value-type="string">
            <text:p>Jia Wu</text:p>
          </table:table-cell>
          <table:table-cell table:style-name="train_20_tracks" office:value-type="string" calcext:value-type="string">
            <text:p>Bing Wu</text:p>
          </table:table-cell>
          <table:table-cell table:style-name="train_20_tracks" office:value-type="string" calcext:value-type="string">
            <text:p>Wu Wu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Wei Hour</text:p>
          </table:table-cell>
          <table:table-cell table:style-name="train_20_tracks" office:value-type="string" calcext:value-type="string">
            <text:p>13:00-15:00</text:p>
          </table:table-cell>
          <table:table-cell table:style-name="train_20_tracks" office:value-type="string" calcext:value-type="string">
            <text:p>Xin Wei</text:p>
          </table:table-cell>
          <table:table-cell table:style-name="train_20_tracks" office:value-type="string" calcext:value-type="string">
            <text:p>Gui Wei</text:p>
          </table:table-cell>
          <table:table-cell table:style-name="train_20_tracks" office:value-type="string" calcext:value-type="string">
            <text:p>Yi Wei</text:p>
          </table:table-cell>
          <table:table-cell table:style-name="train_20_tracks" office:value-type="string" calcext:value-type="string">
            <text:p>Ding Wei</text:p>
          </table:table-cell>
          <table:table-cell table:style-name="train_20_tracks" office:value-type="string" calcext:value-type="string">
            <text:p>Ji Wei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Shen Hour</text:p>
          </table:table-cell>
          <table:table-cell table:style-name="train_20_tracks" office:value-type="string" calcext:value-type="string">
            <text:p>15:00-17:00</text:p>
          </table:table-cell>
          <table:table-cell table:style-name="train_20_tracks" office:value-type="string" calcext:value-type="string">
            <text:p>Ren Shen</text:p>
          </table:table-cell>
          <table:table-cell table:style-name="train_20_tracks" office:value-type="string" calcext:value-type="string">
            <text:p>Jia Shen</text:p>
          </table:table-cell>
          <table:table-cell table:style-name="train_20_tracks" office:value-type="string" calcext:value-type="string">
            <text:p>Bing Shen</text:p>
          </table:table-cell>
          <table:table-cell table:style-name="train_20_tracks" office:value-type="string" calcext:value-type="string">
            <text:p>Wu Shen</text:p>
          </table:table-cell>
          <table:table-cell table:style-name="train_20_tracks" office:value-type="string" calcext:value-type="string">
            <text:p>Geng Shen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You Hour</text:p>
          </table:table-cell>
          <table:table-cell table:style-name="train_20_tracks" office:value-type="string" calcext:value-type="string">
            <text:p>17:00-19:00</text:p>
          </table:table-cell>
          <table:table-cell table:style-name="train_20_tracks" office:value-type="string" calcext:value-type="string">
            <text:p>Gui You</text:p>
          </table:table-cell>
          <table:table-cell table:style-name="train_20_tracks" office:value-type="string" calcext:value-type="string">
            <text:p>Yi You</text:p>
          </table:table-cell>
          <table:table-cell table:style-name="train_20_tracks" office:value-type="string" calcext:value-type="string">
            <text:p>Ding You</text:p>
          </table:table-cell>
          <table:table-cell table:style-name="train_20_tracks" office:value-type="string" calcext:value-type="string">
            <text:p>Ji You</text:p>
          </table:table-cell>
          <table:table-cell table:style-name="train_20_tracks" office:value-type="string" calcext:value-type="string">
            <text:p>Xin You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Xu Hour</text:p>
          </table:table-cell>
          <table:table-cell table:style-name="train_20_tracks" office:value-type="string" calcext:value-type="string">
            <text:p>19:00-21:00</text:p>
          </table:table-cell>
          <table:table-cell table:style-name="train_20_tracks" office:value-type="string" calcext:value-type="string">
            <text:p>Jia Xu</text:p>
          </table:table-cell>
          <table:table-cell table:style-name="train_20_tracks" office:value-type="string" calcext:value-type="string">
            <text:p>Bing Xu</text:p>
          </table:table-cell>
          <table:table-cell table:style-name="train_20_tracks" office:value-type="string" calcext:value-type="string">
            <text:p>Wu Xu</text:p>
          </table:table-cell>
          <table:table-cell table:style-name="train_20_tracks" office:value-type="string" calcext:value-type="string">
            <text:p>Geng Xu</text:p>
          </table:table-cell>
          <table:table-cell table:style-name="train_20_tracks" office:value-type="string" calcext:value-type="string">
            <text:p>Ren Xu</text:p>
          </table:table-cell>
          <table:table-cell table:style-name="train_20_tracks" table:number-columns-repeated="13"/>
          <table:table-cell table:number-columns-repeated="87"/>
        </table:table-row>
        <table:table-row table:style-name="ro2">
          <table:table-cell table:style-name="train_20_tracks" office:value-type="string" calcext:value-type="string">
            <text:p>Hai Hour</text:p>
          </table:table-cell>
          <table:table-cell table:style-name="train_20_tracks" office:value-type="string" calcext:value-type="string">
            <text:p>21:00-23:00</text:p>
          </table:table-cell>
          <table:table-cell table:style-name="train_20_tracks" office:value-type="string" calcext:value-type="string">
            <text:p>Yi Hai</text:p>
          </table:table-cell>
          <table:table-cell table:style-name="train_20_tracks" office:value-type="string" calcext:value-type="string">
            <text:p>Ding Hai</text:p>
          </table:table-cell>
          <table:table-cell table:style-name="train_20_tracks" office:value-type="string" calcext:value-type="string">
            <text:p>Ji Hai</text:p>
          </table:table-cell>
          <table:table-cell table:style-name="train_20_tracks" office:value-type="string" calcext:value-type="string">
            <text:p>Xin Hai</text:p>
          </table:table-cell>
          <table:table-cell table:style-name="train_20_tracks" office:value-type="string" calcext:value-type="string">
            <text:p>Gui Hai</text:p>
          </table:table-cell>
          <table:table-cell table:style-name="train_20_tracks" table:number-columns-repeated="13"/>
          <table:table-cell table:number-columns-repeated="87"/>
        </table:table-row>
        <table:table-row table:style-name="ro2" table:number-rows-repeated="2">
          <table:table-cell table:style-name="train_20_tracks" table:number-columns-repeated="20"/>
          <table:table-cell table:number-columns-repeated="87"/>
        </table:table-row>
        <table:table-row table:style-name="ro2" table:number-rows-repeated="8">
          <table:table-cell table:number-columns-repeated="107"/>
        </table:table-row>
        <table:table-row table:style-name="ro2">
          <table:table-cell office:value-type="string" calcext:value-type="string">
            <text:p><text:s text:c="4"/>Eight Trigrams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Original Hexagram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Future Hexagram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Contrasting (Reverse) Hexagram (is found by turning a hexagram upside down)[4]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Complementary Hexagram (is found by changing all the lines into their opposite)[4]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Hexagram of Sequence[4]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Nuclear (Mutual) Hexagram (hu gua) (is found by taking the inner lines of a hexagram; given that the original hexagram's lines are labeled 1 through 6 from bottom up, the nuclear hexagram contains the lines 2, 3, 4, 3, 4, 5)[4]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Hexagram of Change (bian gua)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Internal Hexagram (nei gua)</text:p>
          </table:table-cell>
          <table:table-cell table:number-columns-repeated="106"/>
        </table:table-row>
        <table:table-row table:style-name="ro2">
          <table:table-cell office:value-type="string" calcext:value-type="string">
            <text:p><text:s text:c="4"/>External Hexagram (wai gua)</text:p>
          </table:table-cell>
          <table:table-cell table:number-columns-repeated="106"/>
        </table:table-row>
        <table:table-row table:style-name="ro2" table:number-rows-repeated="10">
          <table:table-cell table:number-columns-repeated="107"/>
        </table:table-row>
        <table:table-row table:style-name="ro2">
          <table:table-cell table:style-name="train_20_tracks" office:value-type="string" calcext:value-type="string">
            <text:p><text:s/>Upper </text:p>
          </table:table-cell>
          <table:table-cell table:style-name="train_20_tracks" office:value-type="string" calcext:value-type="string">
            <text:p>☰ </text:p>
          </table:table-cell>
          <table:table-cell table:style-name="train_20_tracks" office:value-type="string" calcext:value-type="string">
            <text:p>☱ </text:p>
          </table:table-cell>
          <table:table-cell table:style-name="train_20_tracks" office:value-type="string" calcext:value-type="string">
            <text:p>☲ </text:p>
          </table:table-cell>
          <table:table-cell table:style-name="train_20_tracks" office:value-type="string" calcext:value-type="string">
            <text:p>☳ </text:p>
          </table:table-cell>
          <table:table-cell table:style-name="train_20_tracks" office:value-type="string" calcext:value-type="string">
            <text:p>☴ </text:p>
          </table:table-cell>
          <table:table-cell table:style-name="train_20_tracks" office:value-type="string" calcext:value-type="string">
            <text:p>☵ </text:p>
          </table:table-cell>
          <table:table-cell table:style-name="train_20_tracks" office:value-type="string" calcext:value-type="string">
            <text:p>☶ </text:p>
          </table:table-cell>
          <table:table-cell table:style-name="train_20_tracks" office:value-type="string" calcext:value-type="string">
            <text:p>☷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Lower </text:p>
          </table:table-cell>
          <table:table-cell table:style-name="train_20_tracks" table:number-columns-repeated="8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乾 </text:p>
          </table:table-cell>
          <table:table-cell table:style-name="train_20_tracks" office:value-type="string" calcext:value-type="string">
            <text:p>兌 </text:p>
          </table:table-cell>
          <table:table-cell table:style-name="train_20_tracks" office:value-type="string" calcext:value-type="string">
            <text:p>離 </text:p>
          </table:table-cell>
          <table:table-cell table:style-name="train_20_tracks" office:value-type="string" calcext:value-type="string">
            <text:p>震 </text:p>
          </table:table-cell>
          <table:table-cell table:style-name="train_20_tracks" office:value-type="string" calcext:value-type="string">
            <text:p>巽 </text:p>
          </table:table-cell>
          <table:table-cell table:style-name="train_20_tracks" office:value-type="string" calcext:value-type="string">
            <text:p>坎 </text:p>
          </table:table-cell>
          <table:table-cell table:style-name="train_20_tracks" office:value-type="string" calcext:value-type="string">
            <text:p>艮 </text:p>
          </table:table-cell>
          <table:table-cell table:style-name="train_20_tracks" office:value-type="string" calcext:value-type="string">
            <text:p>坤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Heaven </text:p>
          </table:table-cell>
          <table:table-cell table:style-name="train_20_tracks" office:value-type="string" calcext:value-type="string">
            <text:p>Lake </text:p>
          </table:table-cell>
          <table:table-cell table:style-name="train_20_tracks" office:value-type="string" calcext:value-type="string">
            <text:p>Flame </text:p>
          </table:table-cell>
          <table:table-cell table:style-name="train_20_tracks" office:value-type="string" calcext:value-type="string">
            <text:p>Thunder </text:p>
          </table:table-cell>
          <table:table-cell table:style-name="train_20_tracks" office:value-type="string" calcext:value-type="string">
            <text:p>Wind </text:p>
          </table:table-cell>
          <table:table-cell table:style-name="train_20_tracks" office:value-type="string" calcext:value-type="string">
            <text:p>Water </text:p>
          </table:table-cell>
          <table:table-cell table:style-name="train_20_tracks" office:value-type="string" calcext:value-type="string">
            <text:p>Mountain </text:p>
          </table:table-cell>
          <table:table-cell table:style-name="train_20_tracks" office:value-type="string" calcext:value-type="string">
            <text:p>Earth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☰ </text:p>
          </table:table-cell>
          <table:table-cell table:style-name="train_20_tracks" office:value-type="float" office:value="1" calcext:value-type="float">
            <text:p>1</text:p>
          </table:table-cell>
          <table:table-cell table:style-name="train_20_tracks" office:value-type="float" office:value="43" calcext:value-type="float">
            <text:p>43</text:p>
          </table:table-cell>
          <table:table-cell table:style-name="train_20_tracks" office:value-type="float" office:value="14" calcext:value-type="float">
            <text:p>14</text:p>
          </table:table-cell>
          <table:table-cell table:style-name="train_20_tracks" office:value-type="float" office:value="34" calcext:value-type="float">
            <text:p>34</text:p>
          </table:table-cell>
          <table:table-cell table:style-name="train_20_tracks" office:value-type="float" office:value="9" calcext:value-type="float">
            <text:p>9</text:p>
          </table:table-cell>
          <table:table-cell table:style-name="train_20_tracks" office:value-type="float" office:value="5" calcext:value-type="float">
            <text:p>5</text:p>
          </table:table-cell>
          <table:table-cell table:style-name="train_20_tracks" office:value-type="float" office:value="26" calcext:value-type="float">
            <text:p>26</text:p>
          </table:table-cell>
          <table:table-cell table:style-name="train_20_tracks" office:value-type="float" office:value="11" calcext:value-type="float">
            <text:p>11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䷀ </text:p>
          </table:table-cell>
          <table:table-cell table:style-name="train_20_tracks" office:value-type="string" calcext:value-type="string">
            <text:p>䷪ </text:p>
          </table:table-cell>
          <table:table-cell table:style-name="train_20_tracks" office:value-type="string" calcext:value-type="string">
            <text:p>䷍ </text:p>
          </table:table-cell>
          <table:table-cell table:style-name="train_20_tracks" office:value-type="string" calcext:value-type="string">
            <text:p>䷡ </text:p>
          </table:table-cell>
          <table:table-cell table:style-name="train_20_tracks" office:value-type="string" calcext:value-type="string">
            <text:p>䷈ </text:p>
          </table:table-cell>
          <table:table-cell table:style-name="train_20_tracks" office:value-type="string" calcext:value-type="string">
            <text:p>䷄ </text:p>
          </table:table-cell>
          <table:table-cell table:style-name="train_20_tracks" office:value-type="string" calcext:value-type="string">
            <text:p>䷙ </text:p>
          </table:table-cell>
          <table:table-cell table:style-name="train_20_tracks" office:value-type="string" calcext:value-type="string">
            <text:p>䷊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number-columns-repeated="2" table:style-name="train_20_tracks" office:value-type="string" calcext:value-type="string">
            <text:p>乾 </text:p>
          </table:table-cell>
          <table:table-cell table:style-name="train_20_tracks" office:value-type="string" calcext:value-type="string">
            <text:p>夬 </text:p>
          </table:table-cell>
          <table:table-cell table:style-name="train_20_tracks" office:value-type="string" calcext:value-type="string">
            <text:p>大有 </text:p>
          </table:table-cell>
          <table:table-cell table:style-name="train_20_tracks" office:value-type="string" calcext:value-type="string">
            <text:p>大壯 </text:p>
          </table:table-cell>
          <table:table-cell table:style-name="train_20_tracks" office:value-type="string" calcext:value-type="string">
            <text:p>小畜 </text:p>
          </table:table-cell>
          <table:table-cell table:style-name="train_20_tracks" office:value-type="string" calcext:value-type="string">
            <text:p>需 </text:p>
          </table:table-cell>
          <table:table-cell table:style-name="train_20_tracks" office:value-type="string" calcext:value-type="string">
            <text:p>大畜 </text:p>
          </table:table-cell>
          <table:table-cell table:style-name="train_20_tracks" office:value-type="string" calcext:value-type="string">
            <text:p>泰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Heaven </text:p>
          </table:table-cell>
          <table:table-cell table:style-name="train_20_tracks" office:value-type="string" calcext:value-type="string">
            <text:p>Force </text:p>
          </table:table-cell>
          <table:table-cell table:style-name="train_20_tracks" office:value-type="string" calcext:value-type="string">
            <text:p>Displacement </text:p>
          </table:table-cell>
          <table:table-cell table:style-name="train_20_tracks" office:value-type="string" calcext:value-type="string">
            <text:p>Great Possessing </text:p>
          </table:table-cell>
          <table:table-cell table:style-name="train_20_tracks" office:value-type="string" calcext:value-type="string">
            <text:p>Great Invigorating </text:p>
          </table:table-cell>
          <table:table-cell table:style-name="train_20_tracks" office:value-type="string" calcext:value-type="string">
            <text:p>Small Harvest </text:p>
          </table:table-cell>
          <table:table-cell table:style-name="train_20_tracks" office:value-type="string" calcext:value-type="string">
            <text:p>Attending </text:p>
          </table:table-cell>
          <table:table-cell table:style-name="train_20_tracks" office:value-type="string" calcext:value-type="string">
            <text:p>Great Accumulating </text:p>
          </table:table-cell>
          <table:table-cell table:style-name="train_20_tracks" office:value-type="string" calcext:value-type="string">
            <text:p>Pervading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☱ </text:p>
          </table:table-cell>
          <table:table-cell table:style-name="train_20_tracks" office:value-type="float" office:value="10" calcext:value-type="float">
            <text:p>10</text:p>
          </table:table-cell>
          <table:table-cell table:style-name="train_20_tracks" office:value-type="float" office:value="58" calcext:value-type="float">
            <text:p>58</text:p>
          </table:table-cell>
          <table:table-cell table:style-name="train_20_tracks" office:value-type="float" office:value="38" calcext:value-type="float">
            <text:p>38</text:p>
          </table:table-cell>
          <table:table-cell table:style-name="train_20_tracks" office:value-type="float" office:value="54" calcext:value-type="float">
            <text:p>54</text:p>
          </table:table-cell>
          <table:table-cell table:style-name="train_20_tracks" office:value-type="float" office:value="61" calcext:value-type="float">
            <text:p>61</text:p>
          </table:table-cell>
          <table:table-cell table:style-name="train_20_tracks" office:value-type="float" office:value="60" calcext:value-type="float">
            <text:p>60</text:p>
          </table:table-cell>
          <table:table-cell table:style-name="train_20_tracks" office:value-type="float" office:value="41" calcext:value-type="float">
            <text:p>41</text:p>
          </table:table-cell>
          <table:table-cell table:style-name="train_20_tracks" office:value-type="float" office:value="19" calcext:value-type="float">
            <text:p>19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䷉ </text:p>
          </table:table-cell>
          <table:table-cell table:style-name="train_20_tracks" office:value-type="string" calcext:value-type="string">
            <text:p>䷹ </text:p>
          </table:table-cell>
          <table:table-cell table:style-name="train_20_tracks" office:value-type="string" calcext:value-type="string">
            <text:p>䷥ </text:p>
          </table:table-cell>
          <table:table-cell table:style-name="train_20_tracks" office:value-type="string" calcext:value-type="string">
            <text:p>䷵ </text:p>
          </table:table-cell>
          <table:table-cell table:style-name="train_20_tracks" office:value-type="string" calcext:value-type="string">
            <text:p>䷼ </text:p>
          </table:table-cell>
          <table:table-cell table:style-name="train_20_tracks" office:value-type="string" calcext:value-type="string">
            <text:p>䷻ </text:p>
          </table:table-cell>
          <table:table-cell table:style-name="train_20_tracks" office:value-type="string" calcext:value-type="string">
            <text:p>䷨ </text:p>
          </table:table-cell>
          <table:table-cell table:style-name="train_20_tracks" office:value-type="string" calcext:value-type="string">
            <text:p>䷒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兌 </text:p>
          </table:table-cell>
          <table:table-cell table:style-name="train_20_tracks" office:value-type="string" calcext:value-type="string">
            <text:p>履 </text:p>
          </table:table-cell>
          <table:table-cell table:style-name="train_20_tracks" office:value-type="string" calcext:value-type="string">
            <text:p>兌 </text:p>
          </table:table-cell>
          <table:table-cell table:style-name="train_20_tracks" office:value-type="string" calcext:value-type="string">
            <text:p>睽 </text:p>
          </table:table-cell>
          <table:table-cell table:style-name="train_20_tracks" office:value-type="string" calcext:value-type="string">
            <text:p>歸妹 </text:p>
          </table:table-cell>
          <table:table-cell table:style-name="train_20_tracks" office:value-type="string" calcext:value-type="string">
            <text:p>中孚 </text:p>
          </table:table-cell>
          <table:table-cell table:style-name="train_20_tracks" office:value-type="string" calcext:value-type="string">
            <text:p>節 </text:p>
          </table:table-cell>
          <table:table-cell table:style-name="train_20_tracks" office:value-type="string" calcext:value-type="string">
            <text:p>損 </text:p>
          </table:table-cell>
          <table:table-cell table:style-name="train_20_tracks" office:value-type="string" calcext:value-type="string">
            <text:p>臨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Lake </text:p>
          </table:table-cell>
          <table:table-cell table:style-name="train_20_tracks" office:value-type="string" calcext:value-type="string">
            <text:p>Treading </text:p>
          </table:table-cell>
          <table:table-cell table:style-name="train_20_tracks" office:value-type="string" calcext:value-type="string">
            <text:p>Open </text:p>
          </table:table-cell>
          <table:table-cell table:style-name="train_20_tracks" office:value-type="string" calcext:value-type="string">
            <text:p>Polarising </text:p>
          </table:table-cell>
          <table:table-cell table:style-name="train_20_tracks" office:value-type="string" calcext:value-type="string">
            <text:p>Converting the Maiden </text:p>
          </table:table-cell>
          <table:table-cell table:style-name="train_20_tracks" office:value-type="string" calcext:value-type="string">
            <text:p>Inner Truth </text:p>
          </table:table-cell>
          <table:table-cell table:style-name="train_20_tracks" office:value-type="string" calcext:value-type="string">
            <text:p>Articulating </text:p>
          </table:table-cell>
          <table:table-cell table:style-name="train_20_tracks" office:value-type="string" calcext:value-type="string">
            <text:p>Diminishing </text:p>
          </table:table-cell>
          <table:table-cell table:style-name="train_20_tracks" office:value-type="string" calcext:value-type="string">
            <text:p>Nearing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☲ </text:p>
          </table:table-cell>
          <table:table-cell table:style-name="train_20_tracks" office:value-type="float" office:value="13" calcext:value-type="float">
            <text:p>13</text:p>
          </table:table-cell>
          <table:table-cell table:style-name="train_20_tracks" office:value-type="float" office:value="49" calcext:value-type="float">
            <text:p>49</text:p>
          </table:table-cell>
          <table:table-cell table:style-name="train_20_tracks" office:value-type="float" office:value="30" calcext:value-type="float">
            <text:p>30</text:p>
          </table:table-cell>
          <table:table-cell table:style-name="train_20_tracks" office:value-type="float" office:value="55" calcext:value-type="float">
            <text:p>55</text:p>
          </table:table-cell>
          <table:table-cell table:style-name="train_20_tracks" office:value-type="float" office:value="37" calcext:value-type="float">
            <text:p>37</text:p>
          </table:table-cell>
          <table:table-cell table:style-name="train_20_tracks" office:value-type="float" office:value="63" calcext:value-type="float">
            <text:p>63</text:p>
          </table:table-cell>
          <table:table-cell table:style-name="train_20_tracks" office:value-type="float" office:value="22" calcext:value-type="float">
            <text:p>22</text:p>
          </table:table-cell>
          <table:table-cell table:style-name="train_20_tracks" office:value-type="float" office:value="36" calcext:value-type="float">
            <text:p>36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䷌ </text:p>
          </table:table-cell>
          <table:table-cell table:style-name="train_20_tracks" office:value-type="string" calcext:value-type="string">
            <text:p>䷰ </text:p>
          </table:table-cell>
          <table:table-cell table:style-name="train_20_tracks" office:value-type="string" calcext:value-type="string">
            <text:p>䷝ </text:p>
          </table:table-cell>
          <table:table-cell table:style-name="train_20_tracks" office:value-type="string" calcext:value-type="string">
            <text:p>䷶ </text:p>
          </table:table-cell>
          <table:table-cell table:style-name="train_20_tracks" office:value-type="string" calcext:value-type="string">
            <text:p>䷤ </text:p>
          </table:table-cell>
          <table:table-cell table:style-name="train_20_tracks" office:value-type="string" calcext:value-type="string">
            <text:p>䷾ </text:p>
          </table:table-cell>
          <table:table-cell table:style-name="train_20_tracks" office:value-type="string" calcext:value-type="string">
            <text:p>䷕ </text:p>
          </table:table-cell>
          <table:table-cell table:style-name="train_20_tracks" office:value-type="string" calcext:value-type="string">
            <text:p>䷣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離 </text:p>
          </table:table-cell>
          <table:table-cell table:style-name="train_20_tracks" office:value-type="string" calcext:value-type="string">
            <text:p>同人 </text:p>
          </table:table-cell>
          <table:table-cell table:style-name="train_20_tracks" office:value-type="string" calcext:value-type="string">
            <text:p>革 </text:p>
          </table:table-cell>
          <table:table-cell table:style-name="train_20_tracks" office:value-type="string" calcext:value-type="string">
            <text:p>離 </text:p>
          </table:table-cell>
          <table:table-cell table:style-name="train_20_tracks" office:value-type="string" calcext:value-type="string">
            <text:p>豐 </text:p>
          </table:table-cell>
          <table:table-cell table:style-name="train_20_tracks" office:value-type="string" calcext:value-type="string">
            <text:p>家人 </text:p>
          </table:table-cell>
          <table:table-cell table:style-name="train_20_tracks" office:value-type="string" calcext:value-type="string">
            <text:p>既濟 </text:p>
          </table:table-cell>
          <table:table-cell table:style-name="train_20_tracks" office:value-type="string" calcext:value-type="string">
            <text:p>賁 </text:p>
          </table:table-cell>
          <table:table-cell table:style-name="train_20_tracks" office:value-type="string" calcext:value-type="string">
            <text:p>明夷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Flame </text:p>
          </table:table-cell>
          <table:table-cell table:style-name="train_20_tracks" office:value-type="string" calcext:value-type="string">
            <text:p>Concording People </text:p>
          </table:table-cell>
          <table:table-cell table:style-name="train_20_tracks" office:value-type="string" calcext:value-type="string">
            <text:p>Skinning </text:p>
          </table:table-cell>
          <table:table-cell table:style-name="train_20_tracks" office:value-type="string" calcext:value-type="string">
            <text:p>Radiance </text:p>
          </table:table-cell>
          <table:table-cell table:style-name="train_20_tracks" office:value-type="string" calcext:value-type="string">
            <text:p>Abounding </text:p>
          </table:table-cell>
          <table:table-cell table:style-name="train_20_tracks" office:value-type="string" calcext:value-type="string">
            <text:p>Dwelling People </text:p>
          </table:table-cell>
          <table:table-cell table:style-name="train_20_tracks" office:value-type="string" calcext:value-type="string">
            <text:p>Already Fording </text:p>
          </table:table-cell>
          <table:table-cell table:style-name="train_20_tracks" office:value-type="string" calcext:value-type="string">
            <text:p>Adorning </text:p>
          </table:table-cell>
          <table:table-cell table:style-name="train_20_tracks" office:value-type="string" calcext:value-type="string">
            <text:p>Intelligence Hidden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☳ </text:p>
          </table:table-cell>
          <table:table-cell table:style-name="train_20_tracks" office:value-type="float" office:value="25" calcext:value-type="float">
            <text:p>25</text:p>
          </table:table-cell>
          <table:table-cell table:style-name="train_20_tracks" office:value-type="float" office:value="17" calcext:value-type="float">
            <text:p>17</text:p>
          </table:table-cell>
          <table:table-cell table:style-name="train_20_tracks" office:value-type="float" office:value="21" calcext:value-type="float">
            <text:p>21</text:p>
          </table:table-cell>
          <table:table-cell table:style-name="train_20_tracks" office:value-type="float" office:value="51" calcext:value-type="float">
            <text:p>51</text:p>
          </table:table-cell>
          <table:table-cell table:style-name="train_20_tracks" office:value-type="float" office:value="42" calcext:value-type="float">
            <text:p>42</text:p>
          </table:table-cell>
          <table:table-cell table:style-name="train_20_tracks" office:value-type="float" office:value="3" calcext:value-type="float">
            <text:p>3</text:p>
          </table:table-cell>
          <table:table-cell table:style-name="train_20_tracks" office:value-type="float" office:value="27" calcext:value-type="float">
            <text:p>27</text:p>
          </table:table-cell>
          <table:table-cell table:style-name="train_20_tracks" office:value-type="float" office:value="24" calcext:value-type="float">
            <text:p>24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䷘ </text:p>
          </table:table-cell>
          <table:table-cell table:style-name="train_20_tracks" office:value-type="string" calcext:value-type="string">
            <text:p>䷐ </text:p>
          </table:table-cell>
          <table:table-cell table:style-name="train_20_tracks" office:value-type="string" calcext:value-type="string">
            <text:p>䷔ </text:p>
          </table:table-cell>
          <table:table-cell table:style-name="train_20_tracks" office:value-type="string" calcext:value-type="string">
            <text:p>䷲ </text:p>
          </table:table-cell>
          <table:table-cell table:style-name="train_20_tracks" office:value-type="string" calcext:value-type="string">
            <text:p>䷩ </text:p>
          </table:table-cell>
          <table:table-cell table:style-name="train_20_tracks" office:value-type="string" calcext:value-type="string">
            <text:p>䷂ </text:p>
          </table:table-cell>
          <table:table-cell table:style-name="train_20_tracks" office:value-type="string" calcext:value-type="string">
            <text:p>䷚ </text:p>
          </table:table-cell>
          <table:table-cell table:style-name="train_20_tracks" office:value-type="string" calcext:value-type="string">
            <text:p>䷗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震 </text:p>
          </table:table-cell>
          <table:table-cell table:style-name="train_20_tracks" office:value-type="string" calcext:value-type="string">
            <text:p>無妄 </text:p>
          </table:table-cell>
          <table:table-cell table:style-name="train_20_tracks" office:value-type="string" calcext:value-type="string">
            <text:p>隨 </text:p>
          </table:table-cell>
          <table:table-cell table:style-name="train_20_tracks" office:value-type="string" calcext:value-type="string">
            <text:p>噬嗑 </text:p>
          </table:table-cell>
          <table:table-cell table:style-name="train_20_tracks" office:value-type="string" calcext:value-type="string">
            <text:p>震 </text:p>
          </table:table-cell>
          <table:table-cell table:style-name="train_20_tracks" office:value-type="string" calcext:value-type="string">
            <text:p>益 </text:p>
          </table:table-cell>
          <table:table-cell table:style-name="train_20_tracks" office:value-type="string" calcext:value-type="string">
            <text:p>屯 </text:p>
          </table:table-cell>
          <table:table-cell table:style-name="train_20_tracks" office:value-type="string" calcext:value-type="string">
            <text:p>頤 </text:p>
          </table:table-cell>
          <table:table-cell table:style-name="train_20_tracks" office:value-type="string" calcext:value-type="string">
            <text:p>復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Thunder </text:p>
          </table:table-cell>
          <table:table-cell table:style-name="train_20_tracks" office:value-type="string" calcext:value-type="string">
            <text:p>Innocence </text:p>
          </table:table-cell>
          <table:table-cell table:style-name="train_20_tracks" office:value-type="string" calcext:value-type="string">
            <text:p>Following </text:p>
          </table:table-cell>
          <table:table-cell table:style-name="train_20_tracks" office:value-type="string" calcext:value-type="string">
            <text:p>Gnawing Bite </text:p>
          </table:table-cell>
          <table:table-cell table:style-name="train_20_tracks" office:value-type="string" calcext:value-type="string">
            <text:p>Shake </text:p>
          </table:table-cell>
          <table:table-cell table:style-name="train_20_tracks" office:value-type="string" calcext:value-type="string">
            <text:p>Augmenting </text:p>
          </table:table-cell>
          <table:table-cell table:style-name="train_20_tracks" office:value-type="string" calcext:value-type="string">
            <text:p>Sprouting </text:p>
          </table:table-cell>
          <table:table-cell table:style-name="train_20_tracks" office:value-type="string" calcext:value-type="string">
            <text:p>Swallowing </text:p>
          </table:table-cell>
          <table:table-cell table:style-name="train_20_tracks" office:value-type="string" calcext:value-type="string">
            <text:p>Returning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☴ </text:p>
          </table:table-cell>
          <table:table-cell table:style-name="train_20_tracks" office:value-type="float" office:value="44" calcext:value-type="float">
            <text:p>44</text:p>
          </table:table-cell>
          <table:table-cell table:style-name="train_20_tracks" office:value-type="float" office:value="28" calcext:value-type="float">
            <text:p>28</text:p>
          </table:table-cell>
          <table:table-cell table:style-name="train_20_tracks" office:value-type="float" office:value="50" calcext:value-type="float">
            <text:p>50</text:p>
          </table:table-cell>
          <table:table-cell table:style-name="train_20_tracks" office:value-type="float" office:value="32" calcext:value-type="float">
            <text:p>32</text:p>
          </table:table-cell>
          <table:table-cell table:style-name="train_20_tracks" office:value-type="float" office:value="57" calcext:value-type="float">
            <text:p>57</text:p>
          </table:table-cell>
          <table:table-cell table:style-name="train_20_tracks" office:value-type="float" office:value="48" calcext:value-type="float">
            <text:p>48</text:p>
          </table:table-cell>
          <table:table-cell table:style-name="train_20_tracks" office:value-type="float" office:value="18" calcext:value-type="float">
            <text:p>18</text:p>
          </table:table-cell>
          <table:table-cell table:style-name="train_20_tracks" office:value-type="float" office:value="46" calcext:value-type="float">
            <text:p>46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䷫ </text:p>
          </table:table-cell>
          <table:table-cell table:style-name="train_20_tracks" office:value-type="string" calcext:value-type="string">
            <text:p>䷛ </text:p>
          </table:table-cell>
          <table:table-cell table:style-name="train_20_tracks" office:value-type="string" calcext:value-type="string">
            <text:p>䷱ </text:p>
          </table:table-cell>
          <table:table-cell table:style-name="train_20_tracks" office:value-type="string" calcext:value-type="string">
            <text:p>䷟ </text:p>
          </table:table-cell>
          <table:table-cell table:style-name="train_20_tracks" office:value-type="string" calcext:value-type="string">
            <text:p>䷸ </text:p>
          </table:table-cell>
          <table:table-cell table:style-name="train_20_tracks" office:value-type="string" calcext:value-type="string">
            <text:p>䷯ </text:p>
          </table:table-cell>
          <table:table-cell table:style-name="train_20_tracks" office:value-type="string" calcext:value-type="string">
            <text:p>䷑ </text:p>
          </table:table-cell>
          <table:table-cell table:style-name="train_20_tracks" office:value-type="string" calcext:value-type="string">
            <text:p>䷭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巽 </text:p>
          </table:table-cell>
          <table:table-cell table:style-name="train_20_tracks" office:value-type="string" calcext:value-type="string">
            <text:p>姤 </text:p>
          </table:table-cell>
          <table:table-cell table:style-name="train_20_tracks" office:value-type="string" calcext:value-type="string">
            <text:p>大過 </text:p>
          </table:table-cell>
          <table:table-cell table:style-name="train_20_tracks" office:value-type="string" calcext:value-type="string">
            <text:p>鼎 </text:p>
          </table:table-cell>
          <table:table-cell table:style-name="train_20_tracks" office:value-type="string" calcext:value-type="string">
            <text:p>恆 </text:p>
          </table:table-cell>
          <table:table-cell table:style-name="train_20_tracks" office:value-type="string" calcext:value-type="string">
            <text:p>巽 </text:p>
          </table:table-cell>
          <table:table-cell table:style-name="train_20_tracks" office:value-type="string" calcext:value-type="string">
            <text:p>井 </text:p>
          </table:table-cell>
          <table:table-cell table:style-name="train_20_tracks" office:value-type="string" calcext:value-type="string">
            <text:p>蠱 </text:p>
          </table:table-cell>
          <table:table-cell table:style-name="train_20_tracks" office:value-type="string" calcext:value-type="string">
            <text:p>升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Wind </text:p>
          </table:table-cell>
          <table:table-cell table:style-name="train_20_tracks" office:value-type="string" calcext:value-type="string">
            <text:p>Coupling </text:p>
          </table:table-cell>
          <table:table-cell table:style-name="train_20_tracks" office:value-type="string" calcext:value-type="string">
            <text:p>Great Exceeding </text:p>
          </table:table-cell>
          <table:table-cell table:style-name="train_20_tracks" office:value-type="string" calcext:value-type="string">
            <text:p>Holding </text:p>
          </table:table-cell>
          <table:table-cell table:style-name="train_20_tracks" office:value-type="string" calcext:value-type="string">
            <text:p>Persevering </text:p>
          </table:table-cell>
          <table:table-cell table:style-name="train_20_tracks" office:value-type="string" calcext:value-type="string">
            <text:p>Ground </text:p>
          </table:table-cell>
          <table:table-cell table:style-name="train_20_tracks" office:value-type="string" calcext:value-type="string">
            <text:p>Welling </text:p>
          </table:table-cell>
          <table:table-cell table:style-name="train_20_tracks" office:value-type="string" calcext:value-type="string">
            <text:p>Correcting </text:p>
          </table:table-cell>
          <table:table-cell table:style-name="train_20_tracks" office:value-type="string" calcext:value-type="string">
            <text:p>Ascending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☵ </text:p>
          </table:table-cell>
          <table:table-cell table:style-name="train_20_tracks" office:value-type="float" office:value="6" calcext:value-type="float">
            <text:p>6</text:p>
          </table:table-cell>
          <table:table-cell table:style-name="train_20_tracks" office:value-type="float" office:value="47" calcext:value-type="float">
            <text:p>47</text:p>
          </table:table-cell>
          <table:table-cell table:style-name="train_20_tracks" office:value-type="float" office:value="64" calcext:value-type="float">
            <text:p>64</text:p>
          </table:table-cell>
          <table:table-cell table:style-name="train_20_tracks" office:value-type="float" office:value="40" calcext:value-type="float">
            <text:p>40</text:p>
          </table:table-cell>
          <table:table-cell table:style-name="train_20_tracks" office:value-type="float" office:value="59" calcext:value-type="float">
            <text:p>59</text:p>
          </table:table-cell>
          <table:table-cell table:style-name="train_20_tracks" office:value-type="float" office:value="29" calcext:value-type="float">
            <text:p>29</text:p>
          </table:table-cell>
          <table:table-cell table:style-name="train_20_tracks" office:value-type="float" office:value="4" calcext:value-type="float">
            <text:p>4</text:p>
          </table:table-cell>
          <table:table-cell table:style-name="train_20_tracks" office:value-type="float" office:value="7" calcext:value-type="float">
            <text:p>7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䷅ </text:p>
          </table:table-cell>
          <table:table-cell table:style-name="train_20_tracks" office:value-type="string" calcext:value-type="string">
            <text:p>䷮ </text:p>
          </table:table-cell>
          <table:table-cell table:style-name="train_20_tracks" office:value-type="string" calcext:value-type="string">
            <text:p>䷿ </text:p>
          </table:table-cell>
          <table:table-cell table:style-name="train_20_tracks" office:value-type="string" calcext:value-type="string">
            <text:p>䷧ </text:p>
          </table:table-cell>
          <table:table-cell table:style-name="train_20_tracks" office:value-type="string" calcext:value-type="string">
            <text:p>䷺ </text:p>
          </table:table-cell>
          <table:table-cell table:style-name="train_20_tracks" office:value-type="string" calcext:value-type="string">
            <text:p>䷜ </text:p>
          </table:table-cell>
          <table:table-cell table:style-name="train_20_tracks" office:value-type="string" calcext:value-type="string">
            <text:p>䷃ </text:p>
          </table:table-cell>
          <table:table-cell table:style-name="train_20_tracks" office:value-type="string" calcext:value-type="string">
            <text:p>䷆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坎 </text:p>
          </table:table-cell>
          <table:table-cell table:style-name="train_20_tracks" office:value-type="string" calcext:value-type="string">
            <text:p>訟 </text:p>
          </table:table-cell>
          <table:table-cell table:style-name="train_20_tracks" office:value-type="string" calcext:value-type="string">
            <text:p>困 </text:p>
          </table:table-cell>
          <table:table-cell table:style-name="train_20_tracks" office:value-type="string" calcext:value-type="string">
            <text:p>未濟 </text:p>
          </table:table-cell>
          <table:table-cell table:style-name="train_20_tracks" office:value-type="string" calcext:value-type="string">
            <text:p>解 </text:p>
          </table:table-cell>
          <table:table-cell table:style-name="train_20_tracks" office:value-type="string" calcext:value-type="string">
            <text:p>渙 </text:p>
          </table:table-cell>
          <table:table-cell table:style-name="train_20_tracks" office:value-type="string" calcext:value-type="string">
            <text:p>坎 </text:p>
          </table:table-cell>
          <table:table-cell table:style-name="train_20_tracks" office:value-type="string" calcext:value-type="string">
            <text:p>蒙 </text:p>
          </table:table-cell>
          <table:table-cell table:style-name="train_20_tracks" office:value-type="string" calcext:value-type="string">
            <text:p>師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Water </text:p>
          </table:table-cell>
          <table:table-cell table:style-name="train_20_tracks" office:value-type="string" calcext:value-type="string">
            <text:p>Arguing </text:p>
          </table:table-cell>
          <table:table-cell table:style-name="train_20_tracks" office:value-type="string" calcext:value-type="string">
            <text:p>Confining </text:p>
          </table:table-cell>
          <table:table-cell table:style-name="train_20_tracks" office:value-type="string" calcext:value-type="string">
            <text:p>Before Completion </text:p>
          </table:table-cell>
          <table:table-cell table:style-name="train_20_tracks" office:value-type="string" calcext:value-type="string">
            <text:p>Deliverance </text:p>
          </table:table-cell>
          <table:table-cell table:style-name="train_20_tracks" office:value-type="string" calcext:value-type="string">
            <text:p>Dispersing </text:p>
          </table:table-cell>
          <table:table-cell table:style-name="train_20_tracks" office:value-type="string" calcext:value-type="string">
            <text:p>Gorge </text:p>
          </table:table-cell>
          <table:table-cell table:style-name="train_20_tracks" office:value-type="string" calcext:value-type="string">
            <text:p>Enveloping </text:p>
          </table:table-cell>
          <table:table-cell table:style-name="train_20_tracks" office:value-type="string" calcext:value-type="string">
            <text:p>Leading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☶ </text:p>
          </table:table-cell>
          <table:table-cell table:style-name="train_20_tracks" office:value-type="float" office:value="33" calcext:value-type="float">
            <text:p>33</text:p>
          </table:table-cell>
          <table:table-cell table:style-name="train_20_tracks" office:value-type="float" office:value="31" calcext:value-type="float">
            <text:p>31</text:p>
          </table:table-cell>
          <table:table-cell table:style-name="train_20_tracks" office:value-type="float" office:value="56" calcext:value-type="float">
            <text:p>56</text:p>
          </table:table-cell>
          <table:table-cell table:style-name="train_20_tracks" office:value-type="float" office:value="62" calcext:value-type="float">
            <text:p>62</text:p>
          </table:table-cell>
          <table:table-cell table:style-name="train_20_tracks" office:value-type="float" office:value="53" calcext:value-type="float">
            <text:p>53</text:p>
          </table:table-cell>
          <table:table-cell table:style-name="train_20_tracks" office:value-type="float" office:value="39" calcext:value-type="float">
            <text:p>39</text:p>
          </table:table-cell>
          <table:table-cell table:style-name="train_20_tracks" office:value-type="float" office:value="52" calcext:value-type="float">
            <text:p>52</text:p>
          </table:table-cell>
          <table:table-cell table:style-name="train_20_tracks" office:value-type="float" office:value="15" calcext:value-type="float">
            <text:p>15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䷠ </text:p>
          </table:table-cell>
          <table:table-cell table:style-name="train_20_tracks" office:value-type="string" calcext:value-type="string">
            <text:p>䷞ </text:p>
          </table:table-cell>
          <table:table-cell table:style-name="train_20_tracks" office:value-type="string" calcext:value-type="string">
            <text:p>䷷ </text:p>
          </table:table-cell>
          <table:table-cell table:style-name="train_20_tracks" office:value-type="string" calcext:value-type="string">
            <text:p>䷽ </text:p>
          </table:table-cell>
          <table:table-cell table:style-name="train_20_tracks" office:value-type="string" calcext:value-type="string">
            <text:p>䷴ </text:p>
          </table:table-cell>
          <table:table-cell table:style-name="train_20_tracks" office:value-type="string" calcext:value-type="string">
            <text:p>䷦ </text:p>
          </table:table-cell>
          <table:table-cell table:style-name="train_20_tracks" office:value-type="string" calcext:value-type="string">
            <text:p>䷳ </text:p>
          </table:table-cell>
          <table:table-cell table:style-name="train_20_tracks" office:value-type="string" calcext:value-type="string">
            <text:p>䷎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艮 </text:p>
          </table:table-cell>
          <table:table-cell table:style-name="train_20_tracks" office:value-type="string" calcext:value-type="string">
            <text:p>遯 </text:p>
          </table:table-cell>
          <table:table-cell table:style-name="train_20_tracks" office:value-type="string" calcext:value-type="string">
            <text:p>咸 </text:p>
          </table:table-cell>
          <table:table-cell table:style-name="train_20_tracks" office:value-type="string" calcext:value-type="string">
            <text:p>旅 </text:p>
          </table:table-cell>
          <table:table-cell table:style-name="train_20_tracks" office:value-type="string" calcext:value-type="string">
            <text:p>小過 </text:p>
          </table:table-cell>
          <table:table-cell table:style-name="train_20_tracks" office:value-type="string" calcext:value-type="string">
            <text:p>漸 </text:p>
          </table:table-cell>
          <table:table-cell table:style-name="train_20_tracks" office:value-type="string" calcext:value-type="string">
            <text:p>蹇 </text:p>
          </table:table-cell>
          <table:table-cell table:style-name="train_20_tracks" office:value-type="string" calcext:value-type="string">
            <text:p>艮 </text:p>
          </table:table-cell>
          <table:table-cell table:style-name="train_20_tracks" office:value-type="string" calcext:value-type="string">
            <text:p>謙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Mountain </text:p>
          </table:table-cell>
          <table:table-cell table:style-name="train_20_tracks" office:value-type="string" calcext:value-type="string">
            <text:p>Retiring </text:p>
          </table:table-cell>
          <table:table-cell table:style-name="train_20_tracks" office:value-type="string" calcext:value-type="string">
            <text:p>Conjoining </text:p>
          </table:table-cell>
          <table:table-cell table:style-name="train_20_tracks" office:value-type="string" calcext:value-type="string">
            <text:p>Sojourning </text:p>
          </table:table-cell>
          <table:table-cell table:style-name="train_20_tracks" office:value-type="string" calcext:value-type="string">
            <text:p>Small Exceeding </text:p>
          </table:table-cell>
          <table:table-cell table:style-name="train_20_tracks" office:value-type="string" calcext:value-type="string">
            <text:p>Infiltrating </text:p>
          </table:table-cell>
          <table:table-cell table:style-name="train_20_tracks" office:value-type="string" calcext:value-type="string">
            <text:p>Limping </text:p>
          </table:table-cell>
          <table:table-cell table:style-name="train_20_tracks" office:value-type="string" calcext:value-type="string">
            <text:p>Bound </text:p>
          </table:table-cell>
          <table:table-cell table:style-name="train_20_tracks" office:value-type="string" calcext:value-type="string">
            <text:p>Humbling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☷ </text:p>
          </table:table-cell>
          <table:table-cell table:style-name="train_20_tracks" office:value-type="float" office:value="12" calcext:value-type="float">
            <text:p>12</text:p>
          </table:table-cell>
          <table:table-cell table:style-name="train_20_tracks" office:value-type="float" office:value="45" calcext:value-type="float">
            <text:p>45</text:p>
          </table:table-cell>
          <table:table-cell table:style-name="train_20_tracks" office:value-type="float" office:value="35" calcext:value-type="float">
            <text:p>35</text:p>
          </table:table-cell>
          <table:table-cell table:style-name="train_20_tracks" office:value-type="float" office:value="16" calcext:value-type="float">
            <text:p>16</text:p>
          </table:table-cell>
          <table:table-cell table:style-name="train_20_tracks" office:value-type="float" office:value="20" calcext:value-type="float">
            <text:p>20</text:p>
          </table:table-cell>
          <table:table-cell table:style-name="train_20_tracks" office:value-type="float" office:value="8" calcext:value-type="float">
            <text:p>8</text:p>
          </table:table-cell>
          <table:table-cell table:style-name="train_20_tracks" office:value-type="float" office:value="23" calcext:value-type="float">
            <text:p>23</text:p>
          </table:table-cell>
          <table:table-cell table:style-name="train_20_tracks" office:value-type="float" office:value="2" calcext:value-type="float">
            <text:p>2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䷋ </text:p>
          </table:table-cell>
          <table:table-cell table:style-name="train_20_tracks" office:value-type="string" calcext:value-type="string">
            <text:p>䷬ </text:p>
          </table:table-cell>
          <table:table-cell table:style-name="train_20_tracks" office:value-type="string" calcext:value-type="string">
            <text:p>䷢ </text:p>
          </table:table-cell>
          <table:table-cell table:style-name="train_20_tracks" office:value-type="string" calcext:value-type="string">
            <text:p>䷏ </text:p>
          </table:table-cell>
          <table:table-cell table:style-name="train_20_tracks" office:value-type="string" calcext:value-type="string">
            <text:p>䷓ </text:p>
          </table:table-cell>
          <table:table-cell table:style-name="train_20_tracks" office:value-type="string" calcext:value-type="string">
            <text:p>䷇ </text:p>
          </table:table-cell>
          <table:table-cell table:style-name="train_20_tracks" office:value-type="string" calcext:value-type="string">
            <text:p>䷖ </text:p>
          </table:table-cell>
          <table:table-cell table:style-name="train_20_tracks" office:value-type="string" calcext:value-type="string">
            <text:p>䷁</text:p>
          </table:table-cell>
          <table:table-cell table:style-name="train_20_tracks"/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坤 </text:p>
          </table:table-cell>
          <table:table-cell table:style-name="train_20_tracks" office:value-type="string" calcext:value-type="string">
            <text:p>否 </text:p>
          </table:table-cell>
          <table:table-cell table:style-name="train_20_tracks" office:value-type="string" calcext:value-type="string">
            <text:p>萃 </text:p>
          </table:table-cell>
          <table:table-cell table:style-name="train_20_tracks" office:value-type="string" calcext:value-type="string">
            <text:p>晉 </text:p>
          </table:table-cell>
          <table:table-cell table:style-name="train_20_tracks" office:value-type="string" calcext:value-type="string">
            <text:p>豫 </text:p>
          </table:table-cell>
          <table:table-cell table:style-name="train_20_tracks" office:value-type="string" calcext:value-type="string">
            <text:p>觀 </text:p>
          </table:table-cell>
          <table:table-cell table:style-name="train_20_tracks" office:value-type="string" calcext:value-type="string">
            <text:p>比 </text:p>
          </table:table-cell>
          <table:table-cell table:style-name="train_20_tracks" office:value-type="string" calcext:value-type="string">
            <text:p>剝 </text:p>
          </table:table-cell>
          <table:table-cell table:style-name="train_20_tracks" office:value-type="string" calcext:value-type="string">
            <text:p>坤</text:p>
          </table:table-cell>
          <table:table-cell table:number-columns-repeated="98"/>
        </table:table-row>
        <table:table-row table:style-name="ro2">
          <table:table-cell table:style-name="train_20_tracks" office:value-type="string" calcext:value-type="string">
            <text:p>Earth </text:p>
          </table:table-cell>
          <table:table-cell table:style-name="train_20_tracks" office:value-type="string" calcext:value-type="string">
            <text:p>Obstruction </text:p>
          </table:table-cell>
          <table:table-cell table:style-name="train_20_tracks" office:value-type="string" calcext:value-type="string">
            <text:p>Clustering </text:p>
          </table:table-cell>
          <table:table-cell table:style-name="train_20_tracks" office:value-type="string" calcext:value-type="string">
            <text:p>Prospering </text:p>
          </table:table-cell>
          <table:table-cell table:style-name="train_20_tracks" office:value-type="string" calcext:value-type="string">
            <text:p>Providing-For </text:p>
          </table:table-cell>
          <table:table-cell table:style-name="train_20_tracks" office:value-type="string" calcext:value-type="string">
            <text:p>Viewing </text:p>
          </table:table-cell>
          <table:table-cell table:style-name="train_20_tracks" office:value-type="string" calcext:value-type="string">
            <text:p>Grouping </text:p>
          </table:table-cell>
          <table:table-cell table:style-name="train_20_tracks" office:value-type="string" calcext:value-type="string">
            <text:p>Stripping </text:p>
          </table:table-cell>
          <table:table-cell table:style-name="train_20_tracks" office:value-type="string" calcext:value-type="string">
            <text:p>Field</text:p>
          </table:table-cell>
          <table:table-cell table:number-columns-repeated="98"/>
        </table:table-row>
      </table:table>
      <table:named-expressions/>
      <table:database-ranges>
        <table:database-range table:name="__Anonymous_Sheet_DB__0" table:target-range-address="ReadMe.A27:ReadMe.A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Q.DE1701:IQ.DE17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entium Book Basic" svg:font-family="'Gentium Book Basic'" style:font-adornments="Bold" style:font-pitch="variable"/>
    <style:font-face style:name="Gentium Book Basic1" svg:font-family="'Gentium Book Basic'" style:font-adornments="Regular" style:font-pitch="variable"/>
    <style:font-face style:name="Gentium Book Plus" svg:font-family="'Gentium Book Plus'" style:font-adornments="Regular" style:font-pitch="variable"/>
    <style:font-face style:name="IBM Plex Sans Hebrew" svg:font-family="'IBM Plex Sans Hebrew'" style:font-adornments="Regular" style:font-family-generic="swiss" style:font-pitch="variable"/>
    <style:font-face style:name="IBM Plex Sans Hebrew Medium" svg:font-family="'IBM Plex Sans Hebrew Medium'" style:font-adornments="Regular" style:font-family-generic="swiss" style:font-pitch="variable"/>
    <style:font-face style:name="IBM Plex Sans Hebrew SemiBold" svg:font-family="'IBM Plex Sans Hebrew SemiBold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KR Regular" svg:font-family="'Noto Sans CJK KR Regular'" style:font-adornments="Regular" style:font-family-generic="swiss" style:font-pitch="variable"/>
    <style:font-face style:name="Noto Sans CJK SC Bold" svg:font-family="'Noto Sans CJK SC Bold'" style:font-adornments="Bold" style:font-family-generic="swiss" style:font-pitch="variable"/>
    <style:font-face style:name="Noto Sans Hebrew" svg:font-family="'Noto Sans Hebrew'" style:font-adornments="Regular" style:font-family-generic="swiss" style:font-pitch="variable"/>
    <style:font-face style:name="Noto Sans KR" svg:font-family="'Noto Sans KR'" style:font-family-generic="system" style:font-pitch="variable"/>
    <style:font-face style:name="Noto Sans Symbols" svg:font-family="'Noto Sans Symbols'" style:font-adornments="Regular" style:font-family-generic="swiss" style:font-pitch="variable"/>
    <style:font-face style:name="Noto Sans Symbols1" svg:font-family="'Noto Sans Symbols'"/>
    <style:font-face style:name="Noto Sans Symbols2" svg:font-family="'Noto Sans Symbols2'" style:font-adornments="Regular" style:font-family-generic="swiss" style:font-pitch="variable"/>
    <style:font-face style:name="SBL BibLit" svg:font-family="'SBL BibLit'" style:font-adornments="Regular" style:font-pitch="variable"/>
    <style:font-face style:name="WenQuanYi Micro Hei" svg:font-family="'WenQuanYi Micro Hei'" style:font-adornments="Regular" style:font-pitch="variable"/>
  </office:font-face-decls>
  <office:styles>
    <style:default-style style:family="table-cell">
      <style:table-cell-properties style:decimal-places="6"/>
      <style:paragraph-properties style:tab-stop-distance="1cm"/>
      <style:text-properties style:font-name="Liberation Sans" fo:font-size="10pt" fo:language="en" fo:country="ZA" style:font-name-asian="DejaVu Sans" style:font-size-asian="10pt" style:language-asian="ko" style:country-asian="KR" style:font-name-complex="DejaVu Sans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ko" style:country-asian="KR" style:font-family-complex="'Noto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VL Gothi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currency-style style:name="N123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/>
    </number:number-style>
    <number:number-style style:name="N124">
      <style:text-properties fo:color="#ff0000"/>
      <number:text>-</number:text>
      <number:number number:decimal-places="0" number:min-decimal-places="0" number:min-integer-digits="1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">
      <number:number number:decimal-places="8" number:min-decimal-places="8" number:min-integer-digits="1"/>
    </number:number-style>
    <number:currency-style style:name="N128P0" style:volatile="true">
      <number:currency-symbol number:language="es" number:country="EC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currency-symbol number:language="es" number:country="EC">$</number:currency-symbol>
      <number:text>-</number:text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30P0"/>
    </number:currency-style>
    <number:percentage-style style:name="N132P0" style:volatile="true">
      <number:number number:decimal-places="4" number:min-decimal-places="4" number:min-integer-digits="1"/>
      <number:text>%</number:text>
    </number:percentage-style>
    <number:percentage-style style:name="N132">
      <style:text-properties fo:color="#ff0000"/>
      <number:text>-</number:text>
      <number:number number:decimal-places="4" number:min-decimal-places="4" number:min-integer-digits="1"/>
      <number:text>%</number:text>
      <style:map style:condition="value()&gt;=0" style:apply-style-name="N132P0"/>
    </number:percentage-style>
    <number:number-style style:name="N133">
      <number:number number:decimal-places="0" number:min-decimal-places="0" number:min-integer-digits="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0129P0" style:volatile="true" number:language="en" number:country="US">
      <number:number number:decimal-places="0" number:min-decimal-places="0" number:min-integer-digits="1" number:grouping="true"/>
    </number:number-style>
    <number:number-style style:name="N10129" number:language="en" number:country="U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9P0"/>
    </number:number-style>
    <number:date-style style:name="N20036" number:language="en" number:country="ZA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20121P0" style:volatile="true" number:language="en" number:country="ZA">
      <number:number number:decimal-places="2" number:min-decimal-places="2" number:min-integer-digits="1" number:grouping="true"/>
    </number:number-style>
    <number:number-style style:name="N20121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currency-style style:name="N121P0" style:volatile="true">
      <number:currency-symbol number:language="en" number:country="NA">$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en" number:country="NA">$</number:currency-symbol>
      <number:text>-</number:text>
      <number:number number:decimal-places="2" number:min-decimal-places="2" number:min-integer-digits="1" number:grouping="true"/>
      <style:map style:condition="value()&gt;=0" style:apply-style-name="N121P0"/>
    </number:currency-style>
    <number:percentage-style style:name="N131">
      <number:number number:decimal-places="4" number:min-decimal-places="4" number:min-integer-digits="1"/>
      <number:text>%</number:text>
    </number:percentage-style>
    <number:currency-style style:name="N137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39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41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41P0"/>
    </number:currency-style>
    <number:currency-style style:name="N14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3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af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45">
      <number:currency-symbol number:language="af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47">
      <number:currency-symbol number:language="af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af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48">
      <style:text-properties fo:color="#ff0000"/>
      <number:currency-symbol number:language="af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currency-symbol number:language="af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49P0"/>
    </number:currency-style>
    <number:percentage-style style:name="N150P0" style:volatile="true">
      <number:number number:decimal-places="2" number:min-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50P0"/>
    </number:percentage-style>
    <number:number-style style:name="N152P0" style:volatile="true">
      <number:number number:decimal-places="4" number:min-decimal-places="4" number:min-integer-digits="1" number:grouping="true"/>
    </number:number-style>
    <number:number-style style:name="N15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/>
    </number:number-style>
    <number:number-style style:name="N153">
      <style:text-properties fo:color="#ff0000"/>
      <number:text>-</number:text>
      <number:number number:decimal-places="2" number:min-decimal-places="2" number:min-integer-digits="1"/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>  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63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66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7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> €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number:min-decimal-places="0" number:min-integer-digits="1" number:grouping="true"/>
    </number:number-style>
    <number:number-style style:name="N185">
      <number:text>-$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$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7">
      <number:text>$</number:text>
      <number:number number:decimal-places="2" number:min-decimal-places="2" number:min-integer-digits="1" number:grouping="true"/>
    </number:number-style>
    <number:number-style style:name="N188P0" style:volatile="true">
      <number:text>$</number:text>
      <number:number number:decimal-places="2" number:min-decimal-places="2" number:min-integer-digits="1" number:grouping="true"/>
    </number:number-style>
    <number:number-style style:name="N188">
      <number:text>-$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$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1" number:min-decimal-places="1" number:min-integer-digits="1"/>
    </number:number-style>
    <number:number-style style:name="N204P0" style:volatile="true">
      <number:text>Yes</number:text>
    </number:number-style>
    <number:number-style style:name="N204P1" style:volatile="true">
      <number:text>Yes</number:text>
    </number:number-style>
    <number:number-style style:name="N204">
      <number:text>N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True</number:text>
    </number:number-style>
    <number:number-style style:name="N206P1" style:volatile="true">
      <number:text>True</number:text>
    </number:number-style>
    <number:number-style style:name="N206">
      <number:text>False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On</number:text>
    </number:number-style>
    <number:number-style style:name="N208P1" style:volatile="true">
      <number:text>On</number:text>
    </number:number-style>
    <number:number-style style:name="N208">
      <number:text>Off</number:text>
      <style:map style:condition="value()&gt;0" style:apply-style-name="N208P0"/>
      <style:map style:condition="value()&lt;0" style:apply-style-name="N208P1"/>
    </number:number-style>
    <number:percentage-style style:name="N209">
      <number:number number:decimal-places="1" number:min-decimal-places="1" number:min-integer-digits="1"/>
      <number:text>%</number:text>
    </number:percentage-style>
    <number:number-style style:name="N210">
      <number:number number:decimal-places="4" number:min-decimal-places="4" number:min-integer-digits="1"/>
    </number:number-style>
    <number:number-style style:name="N211">
      <number:number number:decimal-places="3" number:min-decimal-places="3" number:min-integer-digits="1"/>
    </number:number-style>
    <number:number-style style:name="N2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4P0"/>
    </number:number-style>
    <number:number-style style:name="N2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19P2" style:volatile="true">
      <number:text> $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/>
    </number:number-style>
    <number:number-style style:name="N222">
      <number:number number:decimal-places="0" number:min-decimal-places="0" number:min-integer-digits="1"/>
      <style:map style:condition="value()&gt;=0" style:apply-style-name="N222P0"/>
    </number:number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P1" style:volatile="true">
      <style:text-properties fo:color="#ff0000"/>
      <number:text>(</number:text>
      <number:number number:decimal-places="0" number:min-decimal-places="0" number:min-integer-digits="2">
        <number:embedded-text number:position="1">)</number:embedded-text>
      </number:number>
    </number:number-style>
    <number:number-style style:name="N224">
      <number:number number:decimal-places="0" number:min-decimal-places="0" number:min-integer-digits="1"/>
      <style:map style:condition="value()&gt;0" style:apply-style-name="N224P0"/>
      <style:map style:condition="value()&lt;0" style:apply-style-name="N224P1"/>
    </number:number-style>
    <number:number-style style:name="N225P0" style:volatile="true">
      <number:number number:decimal-places="2" number:min-decimal-places="2" number:min-integer-digits="1" number:grouping="true"/>
      <number:text>   </number:text>
    </number:number-style>
    <number:number-style style:name="N225">
      <style:text-properties fo:color="#00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25P0"/>
    </number:number-style>
    <number:number-style style:name="N226P0" style:volatile="true">
      <number:number number:decimal-places="0" number:min-decimal-places="0" number:min-integer-digits="1" number:grouping="true"/>
      <number:text>   </number:text>
    </number:number-style>
    <number:number-style style:name="N226">
      <style:text-properties fo:color="#00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6P0"/>
    </number:number-style>
    <number:number-style style:name="N2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7">
      <style:text-properties fo:color="#00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8">
      <style:text-properties fo:color="#00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8P0"/>
    </number:number-style>
    <number:number-style style:name="N229">
      <number:number number:decimal-places="0" number:min-decimal-places="0" number:min-integer-digits="4"/>
    </number:number-style>
    <number:number-style style:name="N230">
      <number:text>(</number:text>
      <number:number number:decimal-places="0" number:min-decimal-places="0" number:min-integer-digits="1"/>
      <number:text>)</number:text>
    </number:number-style>
    <number:number-style style:name="N231">
      <number:number number:decimal-places="5" number:min-decimal-places="5" number:min-integer-digits="1"/>
    </number:number-style>
    <number:number-style style:name="N232P0" style:volatile="true">
      <number:number number:decimal-places="0" number:min-decimal-places="0" number:min-integer-digits="1" number:grouping="true"/>
    </number:number-style>
    <number:number-style style:name="N232">
      <number:text>-</number:text>
      <number:number number:decimal-places="0" number:min-decimal-places="0" number:min-integer-digits="1" number:grouping="true"/>
      <style:map style:condition="value()&gt;=0" style:apply-style-name="N232P0"/>
    </number:number-style>
    <number:number-style style:name="N233P0" style:volatile="true">
      <number:number number:decimal-places="2" number:min-decimal-places="2" number:min-integer-digits="1" number:grouping="true"/>
    </number:number-style>
    <number:number-style style:name="N233">
      <number:text>-</number:text>
      <number:number number:decimal-places="2" number:min-decimal-places="2" number:min-integer-digits="1" number:grouping="true"/>
      <style:map style:condition="value()&gt;=0" style:apply-style-name="N233P0"/>
    </number:number-style>
    <number:time-style style:name="N2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36P0" style:volatile="true">
      <number:number number:decimal-places="0" number:min-decimal-places="0" number:min-integer-digits="1" number:grouping="true"/>
      <number:text> €</number:text>
    </number:number-style>
    <number:number-style style:name="N2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6P0"/>
    </number:number-style>
    <number:number-style style:name="N237P0" style:volatile="true">
      <number:number number:decimal-places="0" number:min-decimal-places="0" number:min-integer-digits="1" number:grouping="true"/>
      <number:text> €</number:text>
    </number:number-style>
    <number:number-style style:name="N2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7P0"/>
    </number:number-style>
    <number:number-style style:name="N239P0" style:volatile="true">
      <number:number number:decimal-places="2" number:min-decimal-places="2" number:min-integer-digits="1" number:grouping="true"/>
      <number:text> €</number:text>
    </number:number-style>
    <number:number-style style:name="N2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9P0"/>
    </number:number-style>
    <number:number-style style:name="N240P0" style:volatile="true">
      <number:number number:decimal-places="2" number:min-decimal-places="2" number:min-integer-digits="1" number:grouping="true"/>
      <number:text> €</number:text>
    </number:number-style>
    <number:number-style style:name="N2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0P0"/>
    </number:number-style>
    <number:number-style style:name="N244P0" style:volatile="true">
      <number:number number:decimal-places="0" number:min-decimal-places="0" number:min-integer-digits="1" number:grouping="true"/>
      <number:text>    </number:text>
    </number:number-style>
    <number:number-style style:name="N24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44P2" style:volatile="true">
      <number:text> -   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0" number:min-decimal-places="0" number:min-integer-digits="1" number:grouping="true"/>
      <number:text> € </number:text>
    </number:number-style>
    <number:number-style style:name="N24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48P2" style:volatile="true">
      <number:text> - €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number number:decimal-places="2" number:min-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52P2" style:volatile="true">
      <number:text>-</number:text>
      <number:number number:decimal-places="0" number:min-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number number:decimal-places="2" number:min-decimal-places="2" number:min-integer-digits="1" number:grouping="true"/>
      <number:text> € </number:text>
    </number:number-style>
    <number:number-style style:name="N25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6P2" style:volatile="true">
      <number:text>-</number:text>
      <number:number number:decimal-places="0" number:min-decimal-places="0" number:min-integer-digits="0"/>
      <number:text> €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259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259">
      <style:text-properties fo:color="#ff0000"/>
      <number:currency-symbol number:language="es" number:country="UY">$</number:currency-symbol>
      <number:text>-</number:text>
      <number:number number:decimal-places="2" number:min-decimal-places="2" number:min-integer-digits="1" number:grouping="true"/>
      <style:map style:condition="value()&gt;=0" style:apply-style-name="N259P0"/>
    </number:currency-style>
    <number:currency-style style:name="N261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261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61P0"/>
    </number:currency-style>
    <number:number-style style:name="N263P0" style:volatile="true">
      <number:number number:decimal-places="1" number:min-decimal-places="1" number:min-integer-digits="1" number:grouping="true"/>
    </number:number-style>
    <number:number-style style:name="N26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63P0"/>
    </number:number-style>
    <number:number-style style:name="N264P0" style:volatile="true">
      <number:number number:decimal-places="1" number:min-decimal-places="1" number:min-integer-digits="1"/>
    </number:number-style>
    <number:number-style style:name="N264">
      <style:text-properties fo:color="#ff0000"/>
      <number:text>-</number:text>
      <number:number number:decimal-places="1" number:min-decimal-places="1" number:min-integer-digits="1"/>
      <style:map style:condition="value()&gt;=0" style:apply-style-name="N264P0"/>
    </number:number-style>
    <number:number-style style:name="N266P0" style:volatile="true">
      <number:number number:decimal-places="0" number:min-decimal-places="0" number:min-integer-digits="1" number:grouping="true"/>
      <number:text>    </number:text>
    </number:number-style>
    <number:number-style style:name="N26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66P2" style:volatile="true">
      <number:text>-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number number:decimal-places="0" number:min-decimal-places="0" number:min-integer-digits="1" number:grouping="true"/>
      <number:text> €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68P2" style:volatile="true">
      <number:text>- €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time-style style:name="N269">
      <number:minutes number:style="long"/>
      <number:text>:</number:text>
      <number:seconds number:style="long"/>
      <number:text>.</number:text>
    </number:time-style>
    <number:currency-style style:name="N271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271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271P0"/>
    </number:currency-style>
    <number:currency-style style:name="N273P0" style:volatile="true">
      <number:currency-symbol number:language="af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273">
      <style:text-properties fo:color="#ff0000"/>
      <number:currency-symbol number:language="af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273P0"/>
    </number:currency-style>
    <number:number-style style:name="N274P0" style:volatile="true">
      <number:number number:decimal-places="0" number:min-decimal-places="0" number:min-integer-digits="1" number:grouping="true"/>
      <number:text> </number:text>
    </number:number-style>
    <number:number-style style:name="N27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74P0"/>
    </number:number-style>
    <number:number-style style:name="N275P0" style:volatile="true">
      <number:number number:decimal-places="2" number:min-decimal-places="2" number:min-integer-digits="1" number:grouping="true"/>
      <number:text> </number:text>
    </number:number-style>
    <number:number-style style:name="N27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75P0"/>
    </number:number-style>
    <number:currency-style style:name="N277P0" style:volatile="true">
      <number:number number:decimal-places="2" number:min-decimal-places="2" number:min-integer-digits="1" number:grouping="true"/>
      <number:text> </number:text>
      <number:currency-symbol number:language="tt" number:country="RU">руб.</number:currency-symbol>
    </number:currency-style>
    <number:currency-style style:name="N27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tt" number:country="RU">руб.</number:currency-symbol>
      <style:map style:condition="value()&gt;=0" style:apply-style-name="N277P0"/>
    </number:currency-style>
    <number:number-style style:name="N10130P0" style:volatile="true" number:language="en" number:country="US">
      <number:number number:decimal-places="2" number:min-decimal-places="2" number:min-integer-digits="1" number:grouping="true"/>
    </number:number-style>
    <number:number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decimal-places="0" number:min-integer-digits="1"/>
    </number:number-style>
    <number:number-style style:name="N10131" number:language="en" number:country="US">
      <style:text-properties fo:color="#ff0000"/>
      <number:text>-</number:text>
      <number:number number:decimal-places="0" number:min-decimal-places="0" number:min-integer-digits="1"/>
      <style:map style:condition="value()&gt;=0" style:apply-style-name="N10131P0"/>
    </number:number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day-of-week number:calendar="jewish" number:style="long"/>
      <number:text>, </number:text>
      <number:day number:calendar="jewish" number:style="long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134" number:language="en" number:country="US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0136P0" style:volatile="true" number:language="en" number:country="US">
      <number:number number:decimal-places="4" number:min-decimal-places="4" number:min-integer-digits="1" number:grouping="true"/>
    </number:number-style>
    <number:number-style style:name="N10136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36P0"/>
    </number:number-style>
    <number:percentage-style style:name="N10138P0" style:volatile="true" number:language="en" number:country="US">
      <number:number number:decimal-places="4" number:min-decimal-places="4" number:min-integer-digits="1" number:grouping="true"/>
      <number:text>%</number:text>
    </number:percentage-style>
    <number:percentage-style style:name="N10138" number:language="en" number:country="US">
      <style:text-properties fo:color="#ff0000"/>
      <number:text>-</number:text>
      <number:number number:decimal-places="4" number:min-decimal-places="4" number:min-integer-digits="1" number:grouping="true"/>
      <number:text>%</number:text>
      <style:map style:condition="value()&gt;=0" style:apply-style-name="N10138P0"/>
    </number:percentage-style>
    <number:date-style style:name="N10139" number:language="en" number:country="US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0140P0" style:volatile="true" number:language="en" number:country="US">
      <number:number number:decimal-places="2" number:min-decimal-places="2" number:min-integer-digits="1"/>
    </number:number-style>
    <number:number-style style:name="N10140" number:language="en" number:country="US">
      <style:text-properties fo:color="#ff0000"/>
      <number:text>-</number:text>
      <number:number number:decimal-places="2" number:min-decimal-places="2" number:min-integer-digits="1"/>
      <style:map style:condition="value()&gt;=0" style:apply-style-name="N10140P0"/>
    </number:number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date-style style:name="N10142" number:language="en" number:country="US">
      <number:day number:style="long"/>
      <number:text>-</number:text>
      <number:month number:textual="true"/>
    </number:date-style>
    <number:date-style style:name="N10143" number:language="en" number:country="US">
      <number:month number:textual="true"/>
      <number:text>-</number:text>
      <number:year/>
    </number:date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/>
      <number:text>.</number:text>
    </number:time-style>
    <number:percentage-style style:name="N10151P0" style:volatile="true" number:language="en" number:country="US">
      <number:number number:decimal-places="6" number:min-decimal-places="6" number:min-integer-digits="1" number:grouping="true"/>
      <number:text>%</number:text>
    </number:percentage-style>
    <number:percentage-style style:name="N10151" number:language="en" number:country="US">
      <style:text-properties fo:color="#ff0000"/>
      <number:text>-</number:text>
      <number:number number:decimal-places="6" number:min-decimal-places="6" number:min-integer-digits="1" number:grouping="true"/>
      <number:text>%</number:text>
      <style:map style:condition="value()&gt;=0" style:apply-style-name="N10151P0"/>
    </number:percentage-style>
    <number:date-style style:name="N10152" number:language="en" number:country="US">
      <number:year number:calendar="jewish" number:style="long"/>
      <number:text>-</number:text>
      <number:month number:calendar="jewish" number:style="long"/>
      <number:text>-</number:text>
      <number:day number:calendar="jewish" number:style="long"/>
    </number:date-style>
    <number:date-style style:name="N2012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20123" number:language="en" number:country="ZA">
      <number:day number:style="long"/>
      <number:text>-</number:text>
      <number:month number:textual="true"/>
    </number:date-style>
    <number:date-style style:name="N20124" number:language="en" number:country="ZA">
      <number:month number:textual="true"/>
      <number:text>-</number:text>
      <number:year/>
    </number:date-style>
    <number:date-style style:name="N2012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20127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20127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20127P0"/>
    </number:number-style>
    <number:number-style style:name="N20128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20128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20128P0"/>
    </number:number-style>
    <number:number-style style:name="N20130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20130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20130P0"/>
    </number:number-style>
    <number:number-style style:name="N20131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20131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20131P0"/>
    </number:number-style>
    <number:date-style style:name="N30121" number:language="af" number:country="ZA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30122P0" style:volatile="true" number:language="af" number:country="ZA">
      <number:number number:decimal-places="2" number:min-decimal-places="2" number:min-integer-digits="1"/>
    </number:number-style>
    <number:number-style style:name="N30122" number:language="af" number:country="ZA">
      <style:text-properties fo:color="#ff0000"/>
      <number:text>-</number:text>
      <number:number number:decimal-places="2" number:min-decimal-places="2" number:min-integer-digits="1"/>
      <style:map style:condition="value()&gt;=0" style:apply-style-name="N30122P0"/>
    </number:number-style>
    <number:number-style style:name="N30123P0" style:volatile="true" number:language="af" number:country="ZA">
      <number:number number:decimal-places="2" number:min-decimal-places="2" number:min-integer-digits="1" number:grouping="true"/>
    </number:number-style>
    <number:number-style style:name="N30123" number:language="af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0123P0"/>
    </number:number-style>
    <number:currency-style style:name="N30125P0" style:volatile="true" number:language="af" number:country="ZA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0125" number:language="af" number:country="ZA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0125P0"/>
    </number:currency-style>
    <number:number-style style:name="N30126P0" style:volatile="true" number:language="af" number:country="ZA">
      <number:number number:decimal-places="0" number:min-decimal-places="0" number:min-integer-digits="1" number:grouping="true"/>
    </number:number-style>
    <number:number-style style:name="N30126" number:language="af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0126P0"/>
    </number:number-style>
    <number:date-style style:name="N30127" number:language="af" number:country="ZA">
      <number:year number:style="long"/>
    </number:date-style>
    <number:date-style style:name="N30128" number:language="af" number:country="ZA">
      <number:year number:style="long"/>
      <number:month number:style="long"/>
      <number:day number:style="long"/>
    </number:date-style>
    <number:date-style style:name="N40123" number:language="he" number:country="IL">
      <number:day-of-week number:calendar="jewish" number:style="long"/>
      <number:text>, </number:text>
      <number:day number:calendar="jewish" number:style="long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40124" number:language="he" number:country="IL">
      <number:day number:calendar="jewish" number:style="long"/>
      <number:text>-</number:text>
      <number:month number:calendar="jewish" number:style="long"/>
      <number:text>-</number:text>
      <number:year number:calendar="jewish" number:style="long"/>
    </number:date-style>
    <number:date-style style:name="N40125" number:language="he" number:country="IL">
      <number:day number:calendar="jewish" number:style="long"/>
      <number:text>  </number:text>
      <number:month number:calendar="jewish" number:textual="true"/>
      <number:text>  </number:text>
      <number:year number:calendar="jewish" number:style="long"/>
      <number:text> </number:text>
    </number:date-style>
    <number:date-style style:name="N50112" number:language="ja" number:country="JP">
      <number:day/>
      <number:text>/</number:text>
      <number:month/>
      <number:text>/</number:text>
      <number:year/>
    </number:date-style>
    <number:time-style style:name="N5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6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0118" number:language="en" number:country="CA">
      <number:day number:style="long"/>
      <number:text>-</number:text>
      <number:month number:textual="true"/>
    </number:date-style>
    <number:date-style style:name="N60119" number:language="en" number:country="CA">
      <number:month number:textual="true"/>
      <number:text>-</number:text>
      <number:year/>
    </number:date-style>
    <number:time-style style:name="N60120" number:language="en" number:country="CA">
      <number:hours/>
      <number:text>:</number:text>
      <number:minutes number:style="long"/>
      <number:text> </number:text>
      <number:am-pm/>
    </number:time-style>
    <number:time-style style:name="N6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0122" number:language="en" number:country="CA">
      <number:hours/>
      <number:text>:</number:text>
      <number:minutes number:style="long"/>
    </number:time-style>
    <number:time-style style:name="N6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012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fo:color="#151e15" style:font-name="Gentium Book Basic1" fo:font-family="'Gentium Book Basic'" style:font-style-name="Regular" style:font-pitch="variable" style:font-name-asian="WenQuanYi Micro Hei" style:font-family-asian="'WenQuanYi Micro Hei'" style:font-style-name-asian="Regular" style:font-pitch-asian="variable" style:language-asian="ko" style:country-asian="KR" style:font-name-complex="IBM Plex Sans Hebrew" style:font-family-complex="'IBM Plex Sans Hebrew'" style:font-style-name-complex="Regular" style:font-family-generic-complex="swiss" style:font-pitch-complex="variable"/>
    </style:style>
    <style:style style:name="Heading" style:family="table-cell" style:parent-style-name="Default">
      <style:text-properties fo:color="#000000" fo:font-size="14pt" fo:font-style="normal" fo:font-weight="bold" style:font-size-asian="14pt" style:font-name-complex="IBM Plex Sans Hebrew SemiBold" style:font-family-complex="'IBM Plex Sans Hebrew SemiBold'" style:font-style-name-complex="Regular" style:font-family-generic-complex="swiss" style:font-pitch-complex="variable" style:font-size-complex="14pt" style:font-weight-complex="600"/>
    </style:style>
    <style:style style:name="Heading_20_1" style:display-name="Heading 1" style:family="table-cell" style:parent-style-name="Heading">
      <style:text-properties fo:color="#000000" fo:font-size="14pt" fo:font-style="italic" fo:font-weight="normal" style:font-size-asian="14pt" style:font-name-complex="IBM Plex Sans Hebrew Medium" style:font-family-complex="'IBM Plex Sans Hebrew Medium'" style:font-style-name-complex="Regular" style:font-family-generic-complex="swiss" style:font-pitch-complex="variable" style:font-size-complex="14pt" style:font-weight-complex="normal"/>
    </style:style>
    <style:style style:name="Heading_20_2" style:display-name="Heading 2" style:family="table-cell" style:parent-style-name="Heading">
      <style:text-properties fo:color="#000000" fo:font-size="14pt" fo:font-style="normal" fo:font-weight="normal" style:font-name-complex="IBM Plex Sans Hebrew" style:font-family-complex="'IBM Plex Sans Hebrew'" style:font-style-name-complex="Regular" style:font-family-generic-complex="swiss" style:font-pitch-complex="variable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dd" style:diagonal-bl-tr="none" style:diagonal-tl-br="none" fo:border="0.74pt solid #808080"/>
      <style:text-properties fo:color="#151e15" fo:font-size="10pt" fo:font-style="normal" fo:font-weight="normal"/>
    </style:style>
    <style:style style:name="Footnote" style:family="table-cell" style:parent-style-name="Text">
      <style:text-properties fo:color="#151e15" fo:font-size="10pt" fo:font-style="normal" fo:font-weight="normal"/>
    </style:style>
    <style:style style:name="Hyperlink" style:family="table-cell" style:parent-style-name="Text">
      <style:table-cell-properties fo:wrap-option="no-wrap" style:shrink-to-fit="false"/>
      <style:text-properties fo:color="#23297a" style:text-underline-style="solid" style:text-underline-width="auto" style:text-underline-color="#23297a"/>
    </style:style>
    <style:style style:name="Status" style:family="table-cell" style:parent-style-name="Default">
      <style:table-cell-properties fo:background-color="transparent"/>
      <style:text-properties fo:color="#151e15" style:font-name="Gentium Book Plus" fo:font-family="'Gentium Book Plus'" style:font-style-name="Regular" style:font-pitch="variable" style:text-underline-style="solid" style:text-underline-width="bold" style:text-underline-color="#151e15" fo:font-weight="normal" style:font-name-asian="WenQuanYi Micro Hei" style:font-family-asian="'WenQuanYi Micro Hei'" style:font-style-name-asian="Regular" style:font-pitch-asian="variable" style:language-asian="ko" style:country-asian="KR" style:font-name-complex="IBM Plex Sans Hebrew" style:font-family-complex="'IBM Plex Sans Hebrew'" style:font-style-name-complex="Regular" style:font-family-generic-complex="swiss" style:font-pitch-complex="variable"/>
    </style:style>
    <style:style style:name="Good" style:family="table-cell" style:parent-style-name="Status">
      <style:table-cell-properties fo:background-color="#ddffdd"/>
      <style:text-properties fo:color="#008000" fo:font-size="10pt" fo:font-style="normal" style:text-underline-style="solid" style:text-underline-width="auto" style:text-underline-color="#151e15" fo:font-weight="normal"/>
    </style:style>
    <style:style style:name="Neutral" style:family="table-cell" style:parent-style-name="Status">
      <style:table-cell-properties fo:background-color="#ffffdd"/>
      <style:text-properties fo:color="#827126" fo:font-size="10pt" fo:font-style="normal" style:text-underline-style="solid" style:text-underline-width="auto" style:text-underline-color="#827126" fo:font-weight="normal"/>
    </style:style>
    <style:style style:name="Bad" style:family="table-cell" style:parent-style-name="Status">
      <style:table-cell-properties fo:background-color="#ffdddd"/>
      <style:text-properties fo:color="#b7410e" fo:font-size="10pt" fo:font-style="normal" style:text-underline-style="solid" style:text-underline-width="auto" style:text-underline-color="#151e15" fo:font-weight="normal"/>
    </style:style>
    <style:style style:name="Warning" style:family="table-cell" style:parent-style-name="Status">
      <style:text-properties fo:color="#b7410e" fo:font-size="10pt" fo:font-style="normal" style:text-underline-style="solid" style:text-underline-width="auto" style:text-underline-color="#151e15" fo:font-weight="normal"/>
    </style:style>
    <style:style style:name="Error" style:family="table-cell" style:parent-style-name="Status">
      <style:table-cell-properties fo:background-color="#b7410e"/>
      <style:text-properties fo:color="#ffdddd" fo:font-size="10pt" fo:font-style="normal" style:text-underline-style="wave" style:text-underline-width="bold" style:text-underline-color="#ffb7f7" fo:font-weight="bold" style:text-underline-mode="skip-white-space" style:text-overline-mode="skip-white-space" style:text-line-through-mode="skip-white-space"/>
    </style:style>
    <style:style style:name="Accent" style:family="table-cell" style:parent-style-name="Default">
      <style:table-cell-properties fo:background-color="#dddfff"/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eeffdd"/>
      <style:text-properties fo:color="#000000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eedd"/>
      <style:text-properties fo:color="#000000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ddee"/>
    </style:style>
    <style:style style:name="Result" style:family="table-cell" style:parent-style-name="Text">
      <style:table-cell-properties fo:background-color="#cceecc" fo:wrap-option="no-wrap" style:shrink-to-fit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opyright_20_info" style:display-name="copyright info" style:family="table-cell" style:parent-style-name="train_20_tracks" style:data-style-name="N36">
      <style:table-cell-properties fo:background-color="#ffffcc" style:diagonal-bl-tr="none" style:diagonal-tl-br="none"/>
      <style:text-properties fo:color="#ff0000" style:font-name="Gentium Book Basic1" fo:font-family="'Gentium Book Basic'" style:font-style-name="Regular" style:font-pitch="variable" style:font-name-asian="WenQuanYi Micro Hei" style:font-family-asian="'WenQuanYi Micro Hei'" style:font-style-name-asian="Regular" style:font-pitch-asian="variable" style:font-name-complex="IBM Plex Sans Hebrew" style:font-family-complex="'IBM Plex Sans Hebrew'" style:font-style-name-complex="Regular" style:font-family-generic-complex="swiss" style:font-pitch-complex="variable"/>
    </style:style>
    <style:style style:name="train_20_heading_20_1" style:display-name="train heading 1" style:family="table-cell" style:parent-style-name="train_20_tracks">
      <style:table-cell-properties fo:background-color="transparent"/>
      <style:text-properties fo:color="#800000"/>
    </style:style>
    <style:style style:name="train_20_tracks" style:display-name="train tracks" style:family="table-cell" style:parent-style-name="Default">
      <style:text-properties fo:color="#000000" style:font-name="Gentium Book Basic1" fo:font-family="'Gentium Book Basic'" style:font-style-name="Regular" style:font-pitch="variable" style:font-name-asian="WenQuanYi Micro Hei" style:font-family-asian="'WenQuanYi Micro Hei'" style:font-style-name-asian="Regular" style:font-pitch-asian="variable" style:language-asian="ko" style:country-asian="KR" style:font-weight-asian="normal" style:font-name-complex="IBM Plex Sans Hebrew" style:font-family-complex="'IBM Plex Sans Hebrew'" style:font-style-name-complex="Regular" style:font-family-generic-complex="swiss" style:font-pitch-complex="variable"/>
    </style:style>
    <style:style style:name="train_20_result_20_two" style:display-name="train result two" style:family="table-cell" style:parent-style-name="train_20_result_20_one" style:data-style-name="N126">
      <style:table-cell-properties fo:background-color="#ddeeff"/>
      <style:text-properties fo:color="#9c51b6" style:font-name="Gentium Book Basic1" fo:font-family="'Gentium Book Basic'" style:font-style-name="Regular" style:font-pitch="variable" style:font-name-asian="WenQuanYi Micro Hei" style:font-family-asian="'WenQuanYi Micro Hei'" style:font-style-name-asian="Regular" style:font-pitch-asian="variable" style:font-name-complex="IBM Plex Sans Hebrew" style:font-family-complex="'IBM Plex Sans Hebrew'" style:font-style-name-complex="Regular" style:font-family-generic-complex="swiss" style:font-pitch-complex="variable"/>
    </style:style>
    <style:style style:name="train_20_result_20_one" style:display-name="train result one" style:family="table-cell" style:parent-style-name="train_20_tracks">
      <style:table-cell-properties fo:background-color="#ddeeff"/>
      <style:text-properties fo:color="#785bd0" style:font-name-asian="WenQuanYi Micro Hei" style:font-family-asian="'WenQuanYi Micro Hei'" style:font-style-name-asian="Regular" style:font-pitch-asian="variable" style:font-name-complex="IBM Plex Sans Hebrew" style:font-family-complex="'IBM Plex Sans Hebrew'" style:font-style-name-complex="Regular" style:font-family-generic-complex="swiss" style:font-pitch-complex="variable"/>
    </style:style>
    <style:style style:name="train_20_heading_20_2" style:display-name="train heading 2" style:family="table-cell" style:parent-style-name="train_20_heading_20_1">
      <style:table-cell-properties fo:background-color="#ffffdd"/>
    </style:style>
    <style:style style:name="train_20_info_20_2" style:display-name="train info 2" style:family="table-cell" style:parent-style-name="train_20_info_20_1">
      <style:table-cell-properties fo:background-color="transparent"/>
      <style:text-properties fo:color="#6495ed"/>
    </style:style>
    <style:style style:name="train_20_info_20_1" style:display-name="train info 1" style:family="table-cell" style:parent-style-name="train_20_note_20_2">
      <style:table-cell-properties fo:background-color="#ddffdd"/>
      <style:text-properties fo:color="#008000"/>
    </style:style>
    <style:style style:name="train_20_note_20_2" style:display-name="train note 2" style:family="table-cell" style:parent-style-name="train_20_note_20_1">
      <style:table-cell-properties fo:background-color="#dddfff"/>
    </style:style>
    <style:style style:name="train_20_note_20_1" style:display-name="train note 1" style:family="table-cell" style:parent-style-name="train_20_heading_20_1">
      <style:table-cell-properties fo:background-color="#ffddff"/>
      <style:text-properties fo:color="#151e15" style:font-name-asian="WenQuanYi Micro Hei" style:font-family-asian="'WenQuanYi Micro Hei'" style:font-style-name-asian="Regular" style:font-pitch-asian="variable" style:font-name-complex="IBM Plex Sans Hebrew" style:font-family-complex="'IBM Plex Sans Hebrew'" style:font-style-name-complex="Regular" style:font-family-generic-complex="swiss" style:font-pitch-complex="variable"/>
    </style:style>
    <style:style style:name="trait_20_result_20_dates" style:display-name="trait result dates" style:family="table-cell" style:parent-style-name="trait" style:data-style-name="N20036">
      <style:table-cell-properties fo:background-color="transparent"/>
      <style:text-properties fo:color="#000080"/>
    </style:style>
    <style:style style:name="train_20_real_20_number" style:display-name="train real number" style:family="table-cell" style:parent-style-name="train_20_integer">
      <style:table-cell-properties style:diagonal-bl-tr="none" style:diagonal-tl-br="none"/>
    </style:style>
    <style:style style:name="train_20_integer" style:display-name="train integer" style:family="table-cell" style:parent-style-name="train_20_tracks" style:data-style-name="N134">
      <style:table-cell-properties style:diagonal-bl-tr="none" style:diagonal-tl-br="none" fo:background-color="transparent" fo:padding="0cm"/>
      <style:text-properties fo:color="#008000" style:font-name-complex="IBM Plex Sans Hebrew" style:font-family-complex="'IBM Plex Sans Hebrew'" style:font-style-name-complex="Regular" style:font-family-generic-complex="swiss" style:font-pitch-complex="variable"/>
    </style:style>
    <style:style style:name="trait-can-change" style:family="table-cell" style:parent-style-name="trait">
      <style:table-cell-properties fo:background-color="#ffffdd"/>
      <style:text-properties fo:color="#cc5500" style:text-underline-style="solid" style:text-underline-width="bold" style:text-underline-color="#cc5500" fo:font-weight="normal"/>
    </style:style>
    <style:style style:name="trait-must-change" style:family="table-cell" style:parent-style-name="trait-can-change">
      <style:table-cell-properties fo:background-color="#ffffdd" style:diagonal-bl-tr="none" style:diagonal-tl-br="none" fo:border="2.24pt double-thin #ff8000" style:border-line-width="0.018cm 0.044cm 0.018cm"/>
      <style:text-properties fo:color="#66023c" style:text-underline-style="solid" style:text-underline-width="bold" style:text-underline-color="#66023c" style:font-weight-asian="normal" style:font-weight-complex="normal"/>
    </style:style>
    <style:style style:name="train_20_green_20_light" style:display-name="train green light" style:family="table-cell" style:parent-style-name="train_20_tracks">
      <style:table-cell-properties fo:background-color="#cceecc"/>
    </style:style>
    <style:style style:name="train_20_amber_20_light" style:display-name="train amber light" style:family="table-cell" style:parent-style-name="train_20_green_20_light">
      <style:table-cell-properties fo:background-color="#ffeedd"/>
    </style:style>
    <style:style style:name="train_20_red_20_light" style:display-name="train red light" style:family="table-cell" style:parent-style-name="train_20_amber_20_light">
      <style:table-cell-properties fo:background-color="#eecccc"/>
    </style:style>
    <style:style style:name="train_20_toc" style:display-name="train toc" style:family="table-cell" style:parent-style-name="train_20_tracks" style:data-style-name="N125">
      <style:table-cell-properties fo:background-color="#ddeeff"/>
      <style:text-properties fo:color="#000080" style:font-weight-asian="normal"/>
    </style:style>
    <style:style style:name="train_20_integer_20_2" style:display-name="train integer 2" style:family="table-cell" style:parent-style-name="train_20_integer" style:data-style-name="N134">
      <style:table-cell-properties fo:background-color="transparent"/>
      <style:text-properties fo:color="#23297a" style:font-weight-asian="normal" style:font-name-complex="IBM Plex Sans Hebrew" style:font-family-complex="'IBM Plex Sans Hebrew'" style:font-style-name-complex="Regular" style:font-family-generic-complex="swiss" style:font-pitch-complex="variable"/>
    </style:style>
    <style:style style:name="trait_20_statistics" style:display-name="trait statistics" style:family="table-cell" style:parent-style-name="trait" style:data-style-name="N20121">
      <style:table-cell-properties fo:background-color="transparent"/>
      <style:text-properties fo:color="#151e15" fo:font-weight="normal"/>
    </style:style>
    <style:style style:name="trait_20_blue" style:display-name="trait blue" style:family="table-cell" style:parent-style-name="trait">
      <style:table-cell-properties fo:background-color="#99ccff"/>
    </style:style>
    <style:style style:name="trait_20_description" style:display-name="trait description" style:family="table-cell" style:parent-style-name="trait">
      <style:table-cell-properties fo:background-color="transparent"/>
    </style:style>
    <style:style style:name="trait_20_orange" style:display-name="trait orange" style:family="table-cell" style:parent-style-name="trait">
      <style:table-cell-properties fo:background-color="#ffcc99"/>
    </style:style>
    <style:style style:name="trait_20_purple" style:display-name="trait purple" style:family="table-cell" style:parent-style-name="trait">
      <style:table-cell-properties fo:background-color="#ccccff"/>
      <style:text-properties fo:color="#5f879c"/>
    </style:style>
    <style:style style:name="trait_20_yellow" style:display-name="trait yellow" style:family="table-cell" style:parent-style-name="trait" style:data-style-name="N10129">
      <style:table-cell-properties fo:background-color="#ffffcc"/>
      <style:text-properties fo:color="#ff6600" style:font-weight-asian="normal"/>
    </style:style>
    <style:style style:name="trait" style:family="table-cell" style:parent-style-name="train_20_tracks" style:data-style-name="N2">
      <style:table-cell-properties style:cell-protect="none" style:print-content="true" style:diagonal-bl-tr="none" style:diagonal-tl-br="none" fo:background-color="transparent"/>
    </style:style>
    <style:style style:name="train_20_blank_20_cell" style:display-name="train blank cell" style:family="table-cell" style:parent-style-name="train_20_red_20_light">
      <style:table-cell-properties fo:background-color="#fffaf0"/>
    </style:style>
    <style:style style:name="train_20_blue_20_light" style:display-name="train blue light" style:family="table-cell" style:parent-style-name="train_20_red_20_light">
      <style:table-cell-properties fo:background-color="#ddeeff"/>
    </style:style>
    <style:style style:name="trait-do-not-change" style:family="table-cell" style:parent-style-name="trait-can-change">
      <style:table-cell-properties fo:background-color="#cc5500" style:diagonal-bl-tr="none" style:diagonal-tl-br="none"/>
      <style:text-properties fo:color="#66023c" style:text-underline-style="none"/>
    </style:style>
    <style:style style:name="train_20_info_20_3" style:display-name="train info 3" style:family="table-cell" style:parent-style-name="train_20_info_20_2">
      <style:table-cell-properties style:text-align-source="fix" style:repeat-content="false"/>
      <style:paragraph-properties fo:text-align="start"/>
      <style:text-properties fo:color="#151e15"/>
    </style:style>
    <style:style style:name="car_20_break_20_do_20_not_20_touch" style:display-name="car break do not touch" style:family="table-cell" style:parent-style-name="train_20_do_20_not_20_touch">
      <style:table-cell-properties fo:background-color="#800080"/>
      <style:text-properties fo:color="#ad4379"/>
    </style:style>
    <style:style style:name="train_20_do_20_not_20_touch" style:display-name="train do not touch" style:family="table-cell" style:parent-style-name="train_20_tracks">
      <style:table-cell-properties fo:background-color="#800080" loext:vertical-justify="auto"/>
      <style:paragraph-properties css3t:text-justify="auto"/>
      <style:text-properties fo:color="#ffb7f7" style:font-name="Gentium Book Basic1" fo:font-family="'Gentium Book Basic'" style:font-style-name="Regular" style:font-pitch="variable" style:font-name-asian="WenQuanYi Micro Hei" style:font-family-asian="'WenQuanYi Micro Hei'" style:font-style-name-asian="Regular" style:font-pitch-asian="variable" style:font-weight-asian="normal" style:font-name-complex="IBM Plex Sans Hebrew" style:font-family-complex="'IBM Plex Sans Hebrew'" style:font-style-name-complex="Regular" style:font-family-generic-complex="swiss" style:font-pitch-complex="variable"/>
    </style:style>
    <style:style style:name="train_20_hidden" style:display-name="train hidden" style:family="table-cell" style:parent-style-name="train_20_do_20_not_20_touch">
      <style:table-cell-properties fo:background-color="#800080"/>
      <style:text-properties fo:color="#800080" style:font-weight-asian="normal"/>
    </style:style>
    <style:style style:name="train_20_info_20_column" style:display-name="train info column" style:family="table-cell" style:parent-style-name="train_20_note_20_2">
      <style:table-cell-properties fo:background-color="#ffdddd"/>
      <style:text-properties fo:color="#151e15"/>
    </style:style>
    <style:style style:name="train_20_info_20_data" style:display-name="train info data" style:family="table-cell" style:parent-style-name="train_20_info_20_column">
      <style:table-cell-properties fo:background-color="#dddfff"/>
    </style:style>
    <style:style style:name="train_20_percent" style:display-name="train percent" style:family="table-cell" style:parent-style-name="train_20_real_20_number" style:data-style-name="N132"/>
    <style:style style:name="train_20_heading_20_title" style:display-name="train heading title" style:family="table-cell" style:parent-style-name="train_20_heading_20_2">
      <style:table-cell-properties style:text-align-source="fix" style:repeat-content="false" style:vertical-align="middle" loext:vertical-justify="auto"/>
      <style:paragraph-properties fo:text-align="center" css3t:text-justify="auto"/>
      <style:text-properties fo:color="#000080" fo:font-size="12pt" fo:font-weight="bold" style:font-name-asian="Noto Sans CJK SC Bold" style:font-family-asian="'Noto Sans CJK SC Bold'" style:font-style-name-asian="Bold" style:font-family-generic-asian="swiss" style:font-pitch-asian="variable" style:font-size-asian="12pt" style:font-weight-asian="bold" style:font-size-complex="12pt"/>
    </style:style>
    <style:style style:name="Good_20_But" style:display-name="Good But" style:family="table-cell" style:parent-style-name="Good">
      <style:table-cell-properties fo:background-color="#ddffdd"/>
      <style:text-properties fo:color="#008000" style:text-underline-style="solid" style:text-underline-width="auto" style:text-underline-color="#b7410e"/>
    </style:style>
    <style:style style:name="Good_20_Acceptable" style:display-name="Good Acceptable" style:family="table-cell" style:parent-style-name="Good">
      <style:table-cell-properties fo:background-color="#ddffdd"/>
      <style:text-properties fo:color="#008000" style:text-underline-style="solid" style:text-underline-width="auto" style:text-underline-color="#008000"/>
    </style:style>
    <style:style style:name="Neutral_20_Check" style:display-name="Neutral Check" style:family="table-cell" style:parent-style-name="Neutral">
      <style:text-properties fo:color="#800000"/>
    </style:style>
    <style:style style:name="Bad_20_Too_20_High" style:display-name="Bad Too High" style:family="table-cell" style:parent-style-name="Status">
      <style:table-cell-properties fo:background-color="#ffdddd"/>
      <style:text-properties fo:color="#b7410e" style:text-underline-style="solid" style:text-underline-width="auto" style:text-underline-color="#b7410e" fo:font-weight="bold" style:text-overline-style="solid" style:text-overline-width="auto" style:text-overline-color="#b7410e"/>
    </style:style>
    <style:style style:name="Bad_20_Too_20_Low" style:display-name="Bad Too Low" style:family="table-cell" style:parent-style-name="Status">
      <style:table-cell-properties fo:background-color="#ffdddd"/>
      <style:text-properties fo:color="#b7410e" style:text-underline-style="solid" style:text-underline-width="auto" style:text-underline-color="#b7410e"/>
    </style:style>
    <style:style style:name="train_20_car_20_break_20_do_20_not_20_touch" style:display-name="train car break do not touch" style:family="table-cell" style:parent-style-name="train_20_do_20_not_20_touch">
      <style:table-cell-properties fo:background-color="#800080"/>
      <style:text-properties fo:color="#b03060"/>
    </style:style>
    <style:style style:name="trait_20_data" style:display-name="trait data" style:family="table-cell" style:parent-style-name="HWA">
      <style:table-cell-properties style:text-align-source="fix" style:repeat-content="false" fo:background-color="transparent" fo:border="0.06pt solid #ddddff" fo:padding="0cm"/>
      <style:paragraph-properties fo:text-align="start"/>
      <style:text-properties fo:color="#28713e" style:font-name="Gentium Book Basic1" fo:font-family="'Gentium Book Basic'" style:font-style-name="Regular" style:font-pitch="variable" fo:font-weight="normal" style:font-weight-asian="normal" style:language-complex="he" style:country-complex="IL" style:font-weight-complex="normal"/>
    </style:style>
    <style:style style:name="trait_20_names" style:display-name="trait names" style:family="table-cell" style:parent-style-name="trait_20_data" style:data-style-name="N126">
      <style:text-properties fo:color="#827126" style:font-weight-asian="normal" style:font-weight-complex="normal"/>
    </style:style>
    <style:style style:name="trait_20_value" style:display-name="trait value" style:family="table-cell" style:parent-style-name="trait_20_data">
      <style:table-cell-properties fo:background-color="transparent"/>
      <style:text-properties fo:color="#151e15"/>
    </style:style>
    <style:style style:name="user_20_can_20_change" style:display-name="user can change" style:family="table-cell" style:parent-style-name="Default" style:data-style-name="N128">
      <style:table-cell-properties fo:background-color="#ffae00"/>
      <style:text-properties fo:color="#28713e" style:font-name="Gentium Book Basic" fo:font-family="'Gentium Book Basic'" style:font-style-name="Bold" style:font-pitch="variable" fo:font-weight="bold" style:font-name-asian="WenQuanYi Micro Hei" style:font-family-asian="'WenQuanYi Micro Hei'" style:font-style-name-asian="Regular" style:font-pitch-asian="variable" style:language-asian="ko" style:country-asian="KR" style:font-name-complex="IBM Plex Sans Hebrew" style:font-family-complex="'IBM Plex Sans Hebrew'" style:font-style-name-complex="Regular" style:font-family-generic-complex="swiss" style:font-pitch-complex="variable"/>
    </style:style>
    <style:style style:name="user_20_must_20_change" style:display-name="user must change" style:family="table-cell" style:parent-style-name="user_20_can_20_change" style:data-style-name="N1">
      <style:table-cell-properties fo:background-color="#ffae00"/>
      <style:text-properties fo:color="#ff0000" style:font-weight-asian="normal" style:font-weight-complex="normal"/>
    </style:style>
    <style:style style:name="user_20_must_20_change_3a__20_date" style:display-name="user must change: date" style:family="table-cell" style:parent-style-name="user_20_must_20_change" style:data-style-name="N36">
      <style:table-cell-properties fo:background-color="#ffae00"/>
      <style:text-properties fo:color="#ff0c59"/>
    </style:style>
    <style:style style:name="train_20_copyright_20_info" style:display-name="train copyright info" style:family="table-cell" style:parent-style-name="train_20_tracks" style:data-style-name="N41">
      <style:table-cell-properties fo:background-color="#cc5500"/>
      <style:text-properties fo:color="#ffd700" style:font-name="Gentium Book Basic1" fo:font-family="'Gentium Book Basic'" style:font-style-name="Regular" style:font-pitch="variable" style:font-name-asian="Noto Sans CJK KR Regular" style:font-family-asian="'Noto Sans CJK KR Regular'" style:font-style-name-asian="Regular" style:font-family-generic-asian="swiss" style:font-pitch-asian="variable" style:font-name-complex="SBL BibLit" style:font-family-complex="'SBL BibLit'" style:font-style-name-complex="Regular" style:font-pitch-complex="variable"/>
    </style:style>
    <style:style style:name="train_20_real_20_number_20_6" style:display-name="train real number 6" style:family="table-cell" style:parent-style-name="train_20_real_20_number" style:data-style-name="N124"/>
    <style:style style:name="train_20_dollar" style:display-name="train dollar" style:family="table-cell" style:parent-style-name="train_20_real_20_number" style:data-style-name="N123"/>
    <style:style style:name="train_20_euro" style:display-name="train euro" style:family="table-cell" style:parent-style-name="train_20_dollar" style:data-style-name="N130"/>
    <style:style style:name="train_20_date_20_long" style:display-name="train date long" style:family="table-cell" style:parent-style-name="train_20_integer" style:data-style-name="N41">
      <style:table-cell-properties style:diagonal-bl-tr="none" style:diagonal-tl-br="none"/>
    </style:style>
    <style:style style:name="train_20_date_20_short" style:display-name="train date short" style:family="table-cell" style:parent-style-name="train_20_date_20_long" style:data-style-name="N36"/>
    <style:style style:name="trait_20_result" style:display-name="trait result" style:family="table-cell" style:parent-style-name="trait_20_data">
      <style:table-cell-properties fo:background-color="#e5fdff"/>
      <style:text-properties fo:color="#151e15" style:font-name="Gentium Book Basic1" fo:font-family="'Gentium Book Basic'" style:font-style-name="Regular" style:font-pitch="variable" fo:font-style="normal" style:text-underline-style="solid" style:text-underline-width="auto" style:text-underline-color="#c9eeff" fo:font-weight="normal" style:font-name-asian="Noto Sans CJK KR Regular" style:font-family-asian="'Noto Sans CJK KR Regular'" style:font-style-name-asian="Regular" style:font-family-generic-asian="swiss" style:font-pitch-asian="variable" style:language-asian="ko" style:country-asian="KR" style:font-name-complex="Noto Sans Hebrew" style:font-family-complex="'Noto Sans Hebrew'" style:font-style-name-complex="Regular" style:font-family-generic-complex="swiss" style:font-pitch-complex="variable"/>
    </style:style>
    <style:style style:name="trait_20_cluster_20_result" style:display-name="trait cluster result" style:family="table-cell" style:parent-style-name="trait_20_data">
      <style:table-cell-properties fo:background-color="#e5fdff" loext:vertical-justify="auto"/>
      <style:text-properties fo:color="#151e15" style:font-name="Gentium Book Basic1" fo:font-family="'Gentium Book Basic'" style:font-style-name="Regular" style:font-pitch="variable" fo:font-style="normal" style:text-underline-style="none" fo:font-weight="normal" style:font-weight-asian="normal" style:font-weight-complex="normal"/>
    </style:style>
    <style:style style:name="train_20_column_20_break_20_1" style:display-name="train column break 1" style:family="table-cell" style:parent-style-name="train_20_toc" style:data-style-name="N133">
      <style:table-cell-properties fo:background-color="#eedde1" style:diagonal-bl-tr="none" style:diagonal-tl-br="none"/>
      <style:text-properties fo:color="#151e15" fo:font-weight="normal" style:font-name-asian="WenQuanYi Micro Hei" style:font-family-asian="'WenQuanYi Micro Hei'" style:font-style-name-asian="Regular" style:font-pitch-asian="variable" style:font-weight-asian="normal" style:font-name-complex="IBM Plex Sans Hebrew" style:font-family-complex="'IBM Plex Sans Hebrew'" style:font-style-name-complex="Regular" style:font-family-generic-complex="swiss" style:font-pitch-complex="variable" style:font-weight-complex="normal"/>
    </style:style>
    <style:style style:name="train_20_column_20_break_20_2" style:display-name="train column break 2" style:family="table-cell" style:parent-style-name="train_20_column_20_break_20_1">
      <style:table-cell-properties fo:background-color="#c9eeff"/>
      <style:text-properties fo:color="#4d2904"/>
    </style:style>
    <style:style style:name="train_20_column_20_break_20_3" style:display-name="train column break 3" style:family="table-cell" style:parent-style-name="train_20_column_20_break_20_2">
      <style:table-cell-properties fo:background-color="#ffffdd"/>
      <style:text-properties fo:color="#042630"/>
    </style:style>
    <style:style style:name="train_20_column_20_break_20_4" style:display-name="train column break 4" style:family="table-cell" style:parent-style-name="train_20_column_20_break_20_3">
      <style:table-cell-properties fo:background-color="#ddffdd"/>
      <style:text-properties fo:color="#033913"/>
    </style:style>
    <style:style style:name="train_20_column_20_break_20_5" style:display-name="train column break 5" style:family="table-cell" style:parent-style-name="train_20_column_20_break_20_4">
      <style:table-cell-properties fo:background-color="#ccccee"/>
      <style:text-properties fo:color="#151e15"/>
    </style:style>
    <style:style style:name="train_20_green_20_text" style:display-name="train green text" style:family="table-cell" style:parent-style-name="train_20_green_20_light">
      <style:table-cell-properties fo:background-color="transparent"/>
      <style:text-properties fo:color="#008000"/>
    </style:style>
    <style:style style:name="train_20_amber_20_text" style:display-name="train amber text" style:family="table-cell" style:parent-style-name="train_20_amber_20_light">
      <style:table-cell-properties fo:background-color="transparent"/>
      <style:text-properties fo:color="#ff8000"/>
    </style:style>
    <style:style style:name="trait_20_entry" style:display-name="trait entry" style:family="table-cell" style:parent-style-name="trait_20_data">
      <style:table-cell-properties fo:background-color="#ffae00" style:diagonal-bl-tr="none" style:diagonal-tl-br="none" style:text-align-source="fix" style:repeat-content="false" fo:border="0.06pt solid #ddddff" style:vertical-align="middle"/>
      <style:paragraph-properties fo:text-align="start"/>
      <style:text-properties style:font-weight-asian="normal"/>
    </style:style>
    <style:style style:name="HWA" style:family="table-cell" style:parent-style-name="Default">
      <style:text-properties fo:color="#151e15" style:font-name="Gentium Book Basic1" fo:font-family="'Gentium Book Basic'" style:font-style-name="Regular" style:font-pitch="variable" style:font-name-asian="WenQuanYi Micro Hei" style:font-family-asian="'WenQuanYi Micro Hei'" style:font-style-name-asian="Regular" style:font-pitch-asian="variable" style:language-asian="ko" style:country-asian="KR" style:font-name-complex="IBM Plex Sans Hebrew" style:font-family-complex="'IBM Plex Sans Hebrew'" style:font-style-name-complex="Regular" style:font-family-generic-complex="swiss" style:font-pitch-complex="variable"/>
    </style:style>
    <style:style style:name="train_20_tracks_20_symbols" style:display-name="train tracks symbols" style:family="table-cell" style:parent-style-name="train_20_tracks">
      <style:text-properties fo:color="#151e15" style:font-name="Noto Sans Symbols" fo:font-family="'Noto Sans Symbols'" style:font-style-name="Regular" style:font-family-generic="swiss" style:font-pitch="variable" fo:language="zxx" fo:country="none" style:font-name-asian="Noto Sans Symbols2" style:font-family-asian="'Noto Sans Symbols2'" style:font-style-name-asian="Regular" style:font-family-generic-asian="swiss" style:font-pitch-asian="variable" style:language-asian="zxx" style:country-asian="none" style:font-name-complex="Noto Sans Symbols" style:font-family-complex="'Noto Sans Symbols'" style:font-style-name-complex="Regular" style:font-family-generic-complex="swiss" style:font-pitch-complex="variable" style:language-complex="zxx" style:country-complex="none"/>
    </style:style>
    <style:style style:name="train_20_15_20_point" style:display-name="train 15 point" style:family="table-cell" style:parent-style-name="train_20_toc">
      <style:text-properties fo:font-size="20pt" style:font-size-asian="20pt" style:font-size-complex="20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00/00/00</text:date>, <text:time style:data-style-name="N2" text:time-value="08:53:35.114740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4</meta:editing-cycles>
    <meta:editing-duration>P5DT6H7M6S</meta:editing-duration>
    <dc:title>Casting the YiJing</dc:title>
    <meta:generator>LibreOffice/24.8.5.2$Linux_X86_64 LibreOffice_project/fddf2685c70b461e7832239a0162a77216259f22</meta:generator>
    <dc:description>Template to cast hexagrams for consulting the YiJing</dc:description>
    <meta:creation-date>2019-02-26T17:12:20</meta:creation-date>
    <dc:date>2025-03-03T09:04:11.331172622</dc:date>
    <meta:document-statistic meta:table-count="4" meta:cell-count="12180" meta:object-count="0"/>
    <meta:user-defined meta:name="Copyright">Copyright 2016 © Jonathon Blake, Copyright 2019 © Jonathon Blake, Copyright 2024 © Jonathon Blake, Copyright 2025 © Jonathon Blake,</meta:user-defined>
    <meta:user-defined meta:name="License">Creative Commons Attribution  ShareAlike 4.0 (International)</meta:user-defined>
    <meta:user-defined meta:name="Support">ODF_Templates@Groups.IO</meta:user-defined>
    <meta:user-defined meta:name="Version">0.0.5</meta:user-defined>
    <meta:user-defined meta:name="v2" meta:value-type="string">57851124</meta:user-defined>
    <meta:template xlink:type="simple" xlink:actuate="onRequest" xlink:title="default.calc.ott" xlink:href="../../../user/template/2025/spreadsheets/default.calc.ots" meta:date="2025-02-03T23:47:17.584421189"/>
  </office:meta>
</office:document-meta>
</file>